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bfbfbf" fo:border-left="0.06pt solid #bfbfbf" fo:border-right="0.99pt solid #bfbfbf" fo:border-top="0.06pt solid #bfbfbf"/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358">
            <text:p>0.4358</text:p>
          </table:table-cell>
          <table:table-cell table:formula="of:=IF([.B1]&gt;[.$E$1];1;0)" office:value-type="float" office:value="0">
            <text:p>0</text:p>
          </table:table-cell>
          <table:table-cell table:formula="of:=ABS([.A1]-[.C1])" office:value-type="float" office:value="1">
            <text:p>1</text:p>
          </table:table-cell>
          <table:table-cell office:value-type="float" office:value="0.49">
            <text:p>0.49</text:p>
          </table:table-cell>
          <table:table-cell table:formula="of:=SUM([.D1:.D1250])" office:value-type="float" office:value="374">
            <text:p>374</text:p>
          </table:table-cell>
          <table:table-cell table:style-name="ce2" office:value-type="float" office:value="0.545905">
            <text:p>0.545905</text:p>
          </table:table-cell>
          <table:table-cell office:value-type="string">
            <text:p>File 4</text:p>
          </table:table-cell>
          <table:table-cell table:style-name="ce2" office:value-type="string">
            <text:p>1, 0.435875 0</text:p>
          </table:table-cell>
          <table:table-cell table:formula="of:=MID([.I1];1;1)" office:value-type="string" office:string-value="1">
            <text:p>1</text:p>
          </table:table-cell>
          <table:table-cell table:formula="of:=MID([.I1];4;6)" office:value-type="string" office:string-value="0.4358">
            <text:p>0.4358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58">
            <text:p>0.5958</text:p>
          </table:table-cell>
          <table:table-cell table:formula="of:=IF([.B2]&gt;[.$E$1];1;0)" office:value-type="float" office:value="1">
            <text:p>1</text:p>
          </table:table-cell>
          <table:table-cell table:formula="of:=ABS([.A2]-[.C2])" office:value-type="float" office:value="0">
            <text:p>0</text:p>
          </table:table-cell>
          <table:table-cell table:formula="of:=1-SUM([.D1:.D1250])/1250" office:value-type="float" office:value="0.7008">
            <text:p>0.7008</text:p>
          </table:table-cell>
          <table:table-cell table:formula="of:=1250-[.F1]" office:value-type="float" office:value="876">
            <text:p>876</text:p>
          </table:table-cell>
          <table:table-cell table:style-name="ce2" office:value-type="float" office:value="0.4693281">
            <text:p>0.4693281</text:p>
          </table:table-cell>
          <table:table-cell/>
          <table:table-cell table:style-name="ce2" office:value-type="string">
            <text:p>1, 0.595877 1</text:p>
          </table:table-cell>
          <table:table-cell table:formula="of:=MID([.I2];1;1)" office:value-type="string" office:string-value="1">
            <text:p>1</text:p>
          </table:table-cell>
          <table:table-cell table:formula="of:=MID([.I2];4;6)" office:value-type="string" office:string-value="0.5958">
            <text:p>0.5958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3">
            <text:p>0.653</text:p>
          </table:table-cell>
          <table:table-cell table:formula="of:=IF([.B3]&gt;[.$E$1];1;0)" office:value-type="float" office:value="1">
            <text:p>1</text:p>
          </table:table-cell>
          <table:table-cell table:formula="of:=ABS([.A3]-[.C3])" office:value-type="float" office:value="0">
            <text:p>0</text:p>
          </table:table-cell>
          <table:table-cell table:number-columns-repeated="2"/>
          <table:table-cell table:style-name="ce2" office:value-type="float" office:value="0.5569822">
            <text:p>0.5569822</text:p>
          </table:table-cell>
          <table:table-cell/>
          <table:table-cell table:style-name="ce2" office:value-type="string">
            <text:p>1, 0.653071 2</text:p>
          </table:table-cell>
          <table:table-cell table:formula="of:=MID([.I3];1;1)" office:value-type="string" office:string-value="1">
            <text:p>1</text:p>
          </table:table-cell>
          <table:table-cell table:formula="of:=MID([.I3];4;6)" office:value-type="string" office:string-value="0.6530">
            <text:p>0.6530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504">
            <text:p>0.7504</text:p>
          </table:table-cell>
          <table:table-cell table:formula="of:=IF([.B4]&gt;[.$E$1];1;0)" office:value-type="float" office:value="1">
            <text:p>1</text:p>
          </table:table-cell>
          <table:table-cell table:formula="of:=ABS([.A4]-[.C4])" office:value-type="float" office:value="1">
            <text:p>1</text:p>
          </table:table-cell>
          <table:table-cell/>
          <table:table-cell table:formula="of:=COUNTIFS([.A1:.A1250];1)" office:value-type="float" office:value="824">
            <text:p>824</text:p>
          </table:table-cell>
          <table:table-cell table:style-name="ce2" office:value-type="float" office:value="0.7415393">
            <text:p>0.7415393</text:p>
          </table:table-cell>
          <table:table-cell/>
          <table:table-cell table:style-name="ce2" office:value-type="string">
            <text:p>0, 0.750452 3</text:p>
          </table:table-cell>
          <table:table-cell table:formula="of:=MID([.I4];1;1)" office:value-type="string" office:string-value="0">
            <text:p>0</text:p>
          </table:table-cell>
          <table:table-cell table:formula="of:=MID([.I4];4;6)" office:value-type="string" office:string-value="0.7504">
            <text:p>0.7504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685">
            <text:p>0.8685</text:p>
          </table:table-cell>
          <table:table-cell table:formula="of:=IF([.B5]&gt;[.$E$1];1;0)" office:value-type="float" office:value="1">
            <text:p>1</text:p>
          </table:table-cell>
          <table:table-cell table:formula="of:=ABS([.A5]-[.C5])" office:value-type="float" office:value="0">
            <text:p>0</text:p>
          </table:table-cell>
          <table:table-cell office:value-type="string">
            <text:p>TP</text:p>
          </table:table-cell>
          <table:table-cell table:formula="of:=COUNTIFS([.A1:.A1250];1;[.C1:.C1250];1)" office:value-type="float" office:value="720">
            <text:p>720</text:p>
          </table:table-cell>
          <table:table-cell table:style-name="ce2" office:value-type="float" office:value="0.3056754">
            <text:p>0.3056754</text:p>
          </table:table-cell>
          <table:table-cell/>
          <table:table-cell table:style-name="ce2" office:value-type="string">
            <text:p>1, 0.868505 5</text:p>
          </table:table-cell>
          <table:table-cell table:formula="of:=MID([.I5];1;1)" office:value-type="string" office:string-value="1">
            <text:p>1</text:p>
          </table:table-cell>
          <table:table-cell table:formula="of:=MID([.I5];4;6)" office:value-type="string" office:string-value="0.8685">
            <text:p>0.8685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134">
            <text:p>0.5134</text:p>
          </table:table-cell>
          <table:table-cell table:formula="of:=IF([.B6]&gt;[.$E$1];1;0)" office:value-type="float" office:value="1">
            <text:p>1</text:p>
          </table:table-cell>
          <table:table-cell table:formula="of:=ABS([.A6]-[.C6])" office:value-type="float" office:value="1">
            <text:p>1</text:p>
          </table:table-cell>
          <table:table-cell office:value-type="string">
            <text:p>TN</text:p>
          </table:table-cell>
          <table:table-cell table:formula="of:=COUNTIFS([.A1:.A1250];0;[.C1:.C1250];0)" office:value-type="float" office:value="156">
            <text:p>156</text:p>
          </table:table-cell>
          <table:table-cell table:style-name="ce2" office:value-type="float" office:value="0.7527395">
            <text:p>0.7527395</text:p>
          </table:table-cell>
          <table:table-cell/>
          <table:table-cell table:style-name="ce2" office:value-type="string">
            <text:p>0, 0.51344 6</text:p>
          </table:table-cell>
          <table:table-cell table:formula="of:=MID([.I6];1;1)" office:value-type="string" office:string-value="0">
            <text:p>0</text:p>
          </table:table-cell>
          <table:table-cell table:formula="of:=MID([.I6];4;6)" office:value-type="string" office:string-value="0.5134">
            <text:p>0.5134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142">
            <text:p>0.5142</text:p>
          </table:table-cell>
          <table:table-cell table:formula="of:=IF([.B7]&gt;[.$E$1];1;0)" office:value-type="float" office:value="1">
            <text:p>1</text:p>
          </table:table-cell>
          <table:table-cell table:formula="of:=ABS([.A7]-[.C7])" office:value-type="float" office:value="0">
            <text:p>0</text:p>
          </table:table-cell>
          <table:table-cell office:value-type="string">
            <text:p>FP</text:p>
          </table:table-cell>
          <table:table-cell table:formula="of:=COUNTIFS([.A1:.A1250];0;[.C1:.C1250];1)" office:value-type="float" office:value="270">
            <text:p>270</text:p>
          </table:table-cell>
          <table:table-cell table:style-name="ce2" office:value-type="float" office:value="0.5415796">
            <text:p>0.5415796</text:p>
          </table:table-cell>
          <table:table-cell/>
          <table:table-cell table:style-name="ce2" office:value-type="string">
            <text:p>1, 0.514245 7</text:p>
          </table:table-cell>
          <table:table-cell table:formula="of:=MID([.I7];1;1)" office:value-type="string" office:string-value="1">
            <text:p>1</text:p>
          </table:table-cell>
          <table:table-cell table:formula="of:=MID([.I7];4;6)" office:value-type="string" office:string-value="0.5142">
            <text:p>0.5142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18">
            <text:p>0.6218</text:p>
          </table:table-cell>
          <table:table-cell table:formula="of:=IF([.B8]&gt;[.$E$1];1;0)" office:value-type="float" office:value="1">
            <text:p>1</text:p>
          </table:table-cell>
          <table:table-cell table:formula="of:=ABS([.A8]-[.C8])" office:value-type="float" office:value="0">
            <text:p>0</text:p>
          </table:table-cell>
          <table:table-cell office:value-type="string">
            <text:p>FN</text:p>
          </table:table-cell>
          <table:table-cell table:formula="of:=COUNTIFS([.A2:.A1251];1;[.C2:.C1251];0)" office:value-type="float" office:value="103">
            <text:p>103</text:p>
          </table:table-cell>
          <table:table-cell table:style-name="ce2" office:value-type="float" office:value="0.4947527">
            <text:p>0.4947527</text:p>
          </table:table-cell>
          <table:table-cell/>
          <table:table-cell table:style-name="ce2" office:value-type="string">
            <text:p>1, 0.621869 10</text:p>
          </table:table-cell>
          <table:table-cell table:formula="of:=MID([.I8];1;1)" office:value-type="string" office:string-value="1">
            <text:p>1</text:p>
          </table:table-cell>
          <table:table-cell table:formula="of:=MID([.I8];4;6)" office:value-type="string" office:string-value="0.6218">
            <text:p>0.6218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2">
            <text:p>0.582</text:p>
          </table:table-cell>
          <table:table-cell table:formula="of:=IF([.B9]&gt;[.$E$1];1;0)" office:value-type="float" office:value="1">
            <text:p>1</text:p>
          </table:table-cell>
          <table:table-cell table:formula="of:=ABS([.A9]-[.C9])" office:value-type="float" office:value="0">
            <text:p>0</text:p>
          </table:table-cell>
          <table:table-cell office:value-type="string">
            <text:p>pre</text:p>
          </table:table-cell>
          <table:table-cell table:formula="of:=[.F5]/([.F5]+[.F7])" office:value-type="float" office:value="0.727272727272727">
            <text:p>0.7272727273</text:p>
          </table:table-cell>
          <table:table-cell table:style-name="ce2" office:value-type="float" office:value="0.6069358">
            <text:p>0.6069358</text:p>
          </table:table-cell>
          <table:table-cell/>
          <table:table-cell table:style-name="ce2" office:value-type="string">
            <text:p>1, 0.582047 11</text:p>
          </table:table-cell>
          <table:table-cell table:formula="of:=MID([.I9];1;1)" office:value-type="string" office:string-value="1">
            <text:p>1</text:p>
          </table:table-cell>
          <table:table-cell table:formula="of:=MID([.I9];4;6)" office:value-type="string" office:string-value="0.5820">
            <text:p>0.5820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65">
            <text:p>0.6165</text:p>
          </table:table-cell>
          <table:table-cell table:formula="of:=IF([.B10]&gt;[.$E$1];1;0)" office:value-type="float" office:value="1">
            <text:p>1</text:p>
          </table:table-cell>
          <table:table-cell table:formula="of:=ABS([.A10]-[.C10])" office:value-type="float" office:value="0">
            <text:p>0</text:p>
          </table:table-cell>
          <table:table-cell office:value-type="string">
            <text:p>recall</text:p>
          </table:table-cell>
          <table:table-cell table:formula="of:=[.F5]/([.F5]+[.F8])" office:value-type="float" office:value="0.874848116646416">
            <text:p>0.8748481166</text:p>
          </table:table-cell>
          <table:table-cell table:style-name="ce2" office:value-type="float" office:value="0.4853539">
            <text:p>0.4853539</text:p>
          </table:table-cell>
          <table:table-cell/>
          <table:table-cell table:style-name="ce2" office:value-type="string">
            <text:p>1, 0.616525 12</text:p>
          </table:table-cell>
          <table:table-cell table:formula="of:=MID([.I10];1;1)" office:value-type="string" office:string-value="1">
            <text:p>1</text:p>
          </table:table-cell>
          <table:table-cell table:formula="of:=MID([.I10];4;6)" office:value-type="string" office:string-value="0.6165">
            <text:p>0.6165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065">
            <text:p>0.4065</text:p>
          </table:table-cell>
          <table:table-cell table:formula="of:=IF([.B11]&gt;[.$E$1];1;0)" office:value-type="float" office:value="0">
            <text:p>0</text:p>
          </table:table-cell>
          <table:table-cell table:formula="of:=ABS([.A11]-[.C11])" office:value-type="float" office:value="0">
            <text:p>0</text:p>
          </table:table-cell>
          <table:table-cell office:value-type="string">
            <text:p>Acc</text:p>
          </table:table-cell>
          <table:table-cell table:formula="of:=([.F5]+[.F6])/([.F5]+[.F6]+[.F7]+[.F8])" office:value-type="float" office:value="0.701361088871097">
            <text:p>0.7013610889</text:p>
          </table:table-cell>
          <table:table-cell table:style-name="ce2" office:value-type="float" office:value="0.5718961">
            <text:p>0.5718961</text:p>
          </table:table-cell>
          <table:table-cell/>
          <table:table-cell table:style-name="ce2" office:value-type="string">
            <text:p>0, 0.406514 13</text:p>
          </table:table-cell>
          <table:table-cell table:formula="of:=MID([.I11];1;1)" office:value-type="string" office:string-value="0">
            <text:p>0</text:p>
          </table:table-cell>
          <table:table-cell table:formula="of:=MID([.I11];4;6)" office:value-type="string" office:string-value="0.4065">
            <text:p>0.4065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54">
            <text:p>0.6554</text:p>
          </table:table-cell>
          <table:table-cell table:formula="of:=IF([.B12]&gt;[.$E$1];1;0)" office:value-type="float" office:value="1">
            <text:p>1</text:p>
          </table:table-cell>
          <table:table-cell table:formula="of:=ABS([.A12]-[.C12])" office:value-type="float" office:value="0">
            <text:p>0</text:p>
          </table:table-cell>
          <table:table-cell office:value-type="string">
            <text:p>F1</text:p>
          </table:table-cell>
          <table:table-cell table:formula="of:=2*[.F10]*[.F9]/([.F10]+[.F9])" office:value-type="float" office:value="0.794263651406509">
            <text:p>0.7942636514</text:p>
          </table:table-cell>
          <table:table-cell table:style-name="ce2" office:value-type="float" office:value="0.51077211">
            <text:p>0.51077211</text:p>
          </table:table-cell>
          <table:table-cell/>
          <table:table-cell table:style-name="ce2" office:value-type="string">
            <text:p>1, 0.655434 14</text:p>
          </table:table-cell>
          <table:table-cell table:formula="of:=MID([.I12];1;1)" office:value-type="string" office:string-value="1">
            <text:p>1</text:p>
          </table:table-cell>
          <table:table-cell table:formula="of:=MID([.I12];4;6)" office:value-type="string" office:string-value="0.6554">
            <text:p>0.6554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828">
            <text:p>0.3828</text:p>
          </table:table-cell>
          <table:table-cell table:formula="of:=IF([.B13]&gt;[.$E$1];1;0)" office:value-type="float" office:value="0">
            <text:p>0</text:p>
          </table:table-cell>
          <table:table-cell table:formula="of:=ABS([.A13]-[.C13])" office:value-type="float" office:value="0">
            <text:p>0</text:p>
          </table:table-cell>
          <table:table-cell table:number-columns-repeated="2"/>
          <table:table-cell table:style-name="ce2" office:value-type="float" office:value="0.5828512">
            <text:p>0.5828512</text:p>
          </table:table-cell>
          <table:table-cell/>
          <table:table-cell table:style-name="ce2" office:value-type="string">
            <text:p>0, 0.382807 15</text:p>
          </table:table-cell>
          <table:table-cell table:formula="of:=MID([.I13];1;1)" office:value-type="string" office:string-value="0">
            <text:p>0</text:p>
          </table:table-cell>
          <table:table-cell table:formula="of:=MID([.I13];4;6)" office:value-type="string" office:string-value="0.3828">
            <text:p>0.3828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23">
            <text:p>0.6823</text:p>
          </table:table-cell>
          <table:table-cell table:formula="of:=IF([.B14]&gt;[.$E$1];1;0)" office:value-type="float" office:value="1">
            <text:p>1</text:p>
          </table:table-cell>
          <table:table-cell table:formula="of:=ABS([.A14]-[.C14])" office:value-type="float" office:value="0">
            <text:p>0</text:p>
          </table:table-cell>
          <table:table-cell table:number-columns-repeated="2"/>
          <table:table-cell table:style-name="ce2" office:value-type="float" office:value="0.3751413">
            <text:p>0.3751413</text:p>
          </table:table-cell>
          <table:table-cell/>
          <table:table-cell table:style-name="ce2" office:value-type="string">
            <text:p>1, 0.682387 16</text:p>
          </table:table-cell>
          <table:table-cell table:formula="of:=MID([.I14];1;1)" office:value-type="string" office:string-value="1">
            <text:p>1</text:p>
          </table:table-cell>
          <table:table-cell table:formula="of:=MID([.I14];4;6)" office:value-type="string" office:string-value="0.6823">
            <text:p>0.6823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18">
            <text:p>0.7118</text:p>
          </table:table-cell>
          <table:table-cell table:formula="of:=IF([.B15]&gt;[.$E$1];1;0)" office:value-type="float" office:value="1">
            <text:p>1</text:p>
          </table:table-cell>
          <table:table-cell table:formula="of:=ABS([.A15]-[.C15])" office:value-type="float" office:value="0">
            <text:p>0</text:p>
          </table:table-cell>
          <table:table-cell table:number-columns-repeated="2"/>
          <table:table-cell table:style-name="ce2" office:value-type="float" office:value="0.63026514">
            <text:p>0.63026514</text:p>
          </table:table-cell>
          <table:table-cell/>
          <table:table-cell table:style-name="ce2" office:value-type="string">
            <text:p>1, 0.711869 18</text:p>
          </table:table-cell>
          <table:table-cell table:formula="of:=MID([.I15];1;1)" office:value-type="string" office:string-value="1">
            <text:p>1</text:p>
          </table:table-cell>
          <table:table-cell table:formula="of:=MID([.I15];4;6)" office:value-type="string" office:string-value="0.7118">
            <text:p>0.7118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799">
            <text:p>0.8799</text:p>
          </table:table-cell>
          <table:table-cell table:formula="of:=IF([.B16]&gt;[.$E$1];1;0)" office:value-type="float" office:value="1">
            <text:p>1</text:p>
          </table:table-cell>
          <table:table-cell table:formula="of:=ABS([.A16]-[.C16])" office:value-type="float" office:value="0">
            <text:p>0</text:p>
          </table:table-cell>
          <table:table-cell table:number-columns-repeated="2"/>
          <table:table-cell table:style-name="ce2" office:value-type="float" office:value="0.3706915">
            <text:p>0.3706915</text:p>
          </table:table-cell>
          <table:table-cell/>
          <table:table-cell table:style-name="ce2" office:value-type="string">
            <text:p>1, 0.879912 19</text:p>
          </table:table-cell>
          <table:table-cell table:formula="of:=MID([.I16];1;1)" office:value-type="string" office:string-value="1">
            <text:p>1</text:p>
          </table:table-cell>
          <table:table-cell table:formula="of:=MID([.I16];4;6)" office:value-type="string" office:string-value="0.8799">
            <text:p>0.8799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5">
            <text:p>0.585</text:p>
          </table:table-cell>
          <table:table-cell table:formula="of:=IF([.B17]&gt;[.$E$1];1;0)" office:value-type="float" office:value="1">
            <text:p>1</text:p>
          </table:table-cell>
          <table:table-cell table:formula="of:=ABS([.A17]-[.C17])" office:value-type="float" office:value="0">
            <text:p>0</text:p>
          </table:table-cell>
          <table:table-cell table:number-columns-repeated="2"/>
          <table:table-cell table:style-name="ce2" office:value-type="float" office:value="0.51248916">
            <text:p>0.51248916</text:p>
          </table:table-cell>
          <table:table-cell/>
          <table:table-cell table:style-name="ce2" office:value-type="string">
            <text:p>1, 0.585096 20</text:p>
          </table:table-cell>
          <table:table-cell table:formula="of:=MID([.I17];1;1)" office:value-type="string" office:string-value="1">
            <text:p>1</text:p>
          </table:table-cell>
          <table:table-cell table:formula="of:=MID([.I17];4;6)" office:value-type="string" office:string-value="0.5850">
            <text:p>0.5850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98">
            <text:p>0.7398</text:p>
          </table:table-cell>
          <table:table-cell table:formula="of:=IF([.B18]&gt;[.$E$1];1;0)" office:value-type="float" office:value="1">
            <text:p>1</text:p>
          </table:table-cell>
          <table:table-cell table:formula="of:=ABS([.A18]-[.C18])" office:value-type="float" office:value="0">
            <text:p>0</text:p>
          </table:table-cell>
          <table:table-cell table:number-columns-repeated="2"/>
          <table:table-cell table:style-name="ce2" office:value-type="float" office:value="0.55042117">
            <text:p>0.55042117</text:p>
          </table:table-cell>
          <table:table-cell/>
          <table:table-cell table:style-name="ce2" office:value-type="string">
            <text:p>1, 0.739898 21</text:p>
          </table:table-cell>
          <table:table-cell table:formula="of:=MID([.I18];1;1)" office:value-type="string" office:string-value="1">
            <text:p>1</text:p>
          </table:table-cell>
          <table:table-cell table:formula="of:=MID([.I18];4;6)" office:value-type="string" office:string-value="0.7398">
            <text:p>0.7398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3">
            <text:p>0.573</text:p>
          </table:table-cell>
          <table:table-cell table:formula="of:=IF([.B19]&gt;[.$E$1];1;0)" office:value-type="float" office:value="1">
            <text:p>1</text:p>
          </table:table-cell>
          <table:table-cell table:formula="of:=ABS([.A19]-[.C19])" office:value-type="float" office:value="0">
            <text:p>0</text:p>
          </table:table-cell>
          <table:table-cell table:number-columns-repeated="2"/>
          <table:table-cell table:style-name="ce2" office:value-type="float" office:value="0.64907218">
            <text:p>0.64907218</text:p>
          </table:table-cell>
          <table:table-cell/>
          <table:table-cell table:style-name="ce2" office:value-type="string">
            <text:p>1, 0.573028 23</text:p>
          </table:table-cell>
          <table:table-cell table:formula="of:=MID([.I19];1;1)" office:value-type="string" office:string-value="1">
            <text:p>1</text:p>
          </table:table-cell>
          <table:table-cell table:formula="of:=MID([.I19];4;6)" office:value-type="string" office:string-value="0.5730">
            <text:p>0.5730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857">
            <text:p>0.5857</text:p>
          </table:table-cell>
          <table:table-cell table:formula="of:=IF([.B20]&gt;[.$E$1];1;0)" office:value-type="float" office:value="1">
            <text:p>1</text:p>
          </table:table-cell>
          <table:table-cell table:formula="of:=ABS([.A20]-[.C20])" office:value-type="float" office:value="1">
            <text:p>1</text:p>
          </table:table-cell>
          <table:table-cell table:number-columns-repeated="2"/>
          <table:table-cell table:style-name="ce2" office:value-type="float" office:value="0.83582919">
            <text:p>0.83582919</text:p>
          </table:table-cell>
          <table:table-cell/>
          <table:table-cell table:style-name="ce2" office:value-type="string">
            <text:p>0, 0.585748 24</text:p>
          </table:table-cell>
          <table:table-cell table:formula="of:=MID([.I20];1;1)" office:value-type="string" office:string-value="0">
            <text:p>0</text:p>
          </table:table-cell>
          <table:table-cell table:formula="of:=MID([.I20];4;6)" office:value-type="string" office:string-value="0.5857">
            <text:p>0.5857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03">
            <text:p>0.5903</text:p>
          </table:table-cell>
          <table:table-cell table:formula="of:=IF([.B21]&gt;[.$E$1];1;0)" office:value-type="float" office:value="1">
            <text:p>1</text:p>
          </table:table-cell>
          <table:table-cell table:formula="of:=ABS([.A21]-[.C21])" office:value-type="float" office:value="0">
            <text:p>0</text:p>
          </table:table-cell>
          <table:table-cell table:number-columns-repeated="2"/>
          <table:table-cell table:style-name="ce2" office:value-type="float" office:value="0.3756542">
            <text:p>0.3756542</text:p>
          </table:table-cell>
          <table:table-cell/>
          <table:table-cell table:style-name="ce2" office:value-type="string">
            <text:p>1, 0.590389 25</text:p>
          </table:table-cell>
          <table:table-cell table:formula="of:=MID([.I21];1;1)" office:value-type="string" office:string-value="1">
            <text:p>1</text:p>
          </table:table-cell>
          <table:table-cell table:formula="of:=MID([.I21];4;6)" office:value-type="string" office:string-value="0.5903">
            <text:p>0.5903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18">
            <text:p>0.5618</text:p>
          </table:table-cell>
          <table:table-cell table:formula="of:=IF([.B22]&gt;[.$E$1];1;0)" office:value-type="float" office:value="1">
            <text:p>1</text:p>
          </table:table-cell>
          <table:table-cell table:formula="of:=ABS([.A22]-[.C22])" office:value-type="float" office:value="0">
            <text:p>0</text:p>
          </table:table-cell>
          <table:table-cell table:number-columns-repeated="2"/>
          <table:table-cell table:style-name="ce2" office:value-type="float" office:value="0.68496821">
            <text:p>0.68496821</text:p>
          </table:table-cell>
          <table:table-cell/>
          <table:table-cell table:style-name="ce2" office:value-type="string">
            <text:p>1, 0.561801 26</text:p>
          </table:table-cell>
          <table:table-cell table:formula="of:=MID([.I22];1;1)" office:value-type="string" office:string-value="1">
            <text:p>1</text:p>
          </table:table-cell>
          <table:table-cell table:formula="of:=MID([.I22];4;6)" office:value-type="string" office:string-value="0.5618">
            <text:p>0.5618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47">
            <text:p>0.7847</text:p>
          </table:table-cell>
          <table:table-cell table:formula="of:=IF([.B23]&gt;[.$E$1];1;0)" office:value-type="float" office:value="1">
            <text:p>1</text:p>
          </table:table-cell>
          <table:table-cell table:formula="of:=ABS([.A23]-[.C23])" office:value-type="float" office:value="0">
            <text:p>0</text:p>
          </table:table-cell>
          <table:table-cell table:number-columns-repeated="2"/>
          <table:table-cell table:style-name="ce2" office:value-type="float" office:value="0.65138422">
            <text:p>0.65138422</text:p>
          </table:table-cell>
          <table:table-cell/>
          <table:table-cell table:style-name="ce2" office:value-type="string">
            <text:p>1, 0.784766 27</text:p>
          </table:table-cell>
          <table:table-cell table:formula="of:=MID([.I23];1;1)" office:value-type="string" office:string-value="1">
            <text:p>1</text:p>
          </table:table-cell>
          <table:table-cell table:formula="of:=MID([.I23];4;6)" office:value-type="string" office:string-value="0.7847">
            <text:p>0.7847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435">
            <text:p>0.5435</text:p>
          </table:table-cell>
          <table:table-cell table:formula="of:=IF([.B24]&gt;[.$E$1];1;0)" office:value-type="float" office:value="1">
            <text:p>1</text:p>
          </table:table-cell>
          <table:table-cell table:formula="of:=ABS([.A24]-[.C24])" office:value-type="float" office:value="0">
            <text:p>0</text:p>
          </table:table-cell>
          <table:table-cell table:number-columns-repeated="2"/>
          <table:table-cell table:style-name="ce2" office:value-type="float" office:value="0.57187323">
            <text:p>0.57187323</text:p>
          </table:table-cell>
          <table:table-cell/>
          <table:table-cell table:style-name="ce2" office:value-type="string">
            <text:p>1, 0.543589 29</text:p>
          </table:table-cell>
          <table:table-cell table:formula="of:=MID([.I24];1;1)" office:value-type="string" office:string-value="1">
            <text:p>1</text:p>
          </table:table-cell>
          <table:table-cell table:formula="of:=MID([.I24];4;6)" office:value-type="string" office:string-value="0.5435">
            <text:p>0.5435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22">
            <text:p>0.5622</text:p>
          </table:table-cell>
          <table:table-cell table:formula="of:=IF([.B25]&gt;[.$E$1];1;0)" office:value-type="float" office:value="1">
            <text:p>1</text:p>
          </table:table-cell>
          <table:table-cell table:formula="of:=ABS([.A25]-[.C25])" office:value-type="float" office:value="0">
            <text:p>0</text:p>
          </table:table-cell>
          <table:table-cell table:number-columns-repeated="2"/>
          <table:table-cell table:style-name="ce2" office:value-type="float" office:value="0.46967824">
            <text:p>0.46967824</text:p>
          </table:table-cell>
          <table:table-cell/>
          <table:table-cell table:style-name="ce2" office:value-type="string">
            <text:p>1, 0.56228 30</text:p>
          </table:table-cell>
          <table:table-cell table:formula="of:=MID([.I25];1;1)" office:value-type="string" office:string-value="1">
            <text:p>1</text:p>
          </table:table-cell>
          <table:table-cell table:formula="of:=MID([.I25];4;6)" office:value-type="string" office:string-value="0.5622">
            <text:p>0.5622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8998">
            <text:p>0.8998</text:p>
          </table:table-cell>
          <table:table-cell table:formula="of:=IF([.B26]&gt;[.$E$1];1;0)" office:value-type="float" office:value="1">
            <text:p>1</text:p>
          </table:table-cell>
          <table:table-cell table:formula="of:=ABS([.A26]-[.C26])" office:value-type="float" office:value="1">
            <text:p>1</text:p>
          </table:table-cell>
          <table:table-cell table:number-columns-repeated="2"/>
          <table:table-cell table:style-name="ce2" office:value-type="float" office:value="0.43269525">
            <text:p>0.43269525</text:p>
          </table:table-cell>
          <table:table-cell/>
          <table:table-cell table:style-name="ce2" office:value-type="string">
            <text:p>0, 0.8998 31</text:p>
          </table:table-cell>
          <table:table-cell table:formula="of:=MID([.I26];1;1)" office:value-type="string" office:string-value="0">
            <text:p>0</text:p>
          </table:table-cell>
          <table:table-cell table:formula="of:=MID([.I26];4;6)" office:value-type="string" office:string-value="0.8998">
            <text:p>0.8998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918">
            <text:p>0.7918</text:p>
          </table:table-cell>
          <table:table-cell table:formula="of:=IF([.B27]&gt;[.$E$1];1;0)" office:value-type="float" office:value="1">
            <text:p>1</text:p>
          </table:table-cell>
          <table:table-cell table:formula="of:=ABS([.A27]-[.C27])" office:value-type="float" office:value="1">
            <text:p>1</text:p>
          </table:table-cell>
          <table:table-cell table:number-columns-repeated="2"/>
          <table:table-cell table:style-name="ce2" office:value-type="float" office:value="0.56386326">
            <text:p>0.56386326</text:p>
          </table:table-cell>
          <table:table-cell/>
          <table:table-cell table:style-name="ce2" office:value-type="string">
            <text:p>0, 0.791881 32</text:p>
          </table:table-cell>
          <table:table-cell table:formula="of:=MID([.I27];1;1)" office:value-type="string" office:string-value="0">
            <text:p>0</text:p>
          </table:table-cell>
          <table:table-cell table:formula="of:=MID([.I27];4;6)" office:value-type="string" office:string-value="0.7918">
            <text:p>0.7918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179">
            <text:p>0.6179</text:p>
          </table:table-cell>
          <table:table-cell table:formula="of:=IF([.B28]&gt;[.$E$1];1;0)" office:value-type="float" office:value="1">
            <text:p>1</text:p>
          </table:table-cell>
          <table:table-cell table:formula="of:=ABS([.A28]-[.C28])" office:value-type="float" office:value="1">
            <text:p>1</text:p>
          </table:table-cell>
          <table:table-cell table:number-columns-repeated="2"/>
          <table:table-cell table:style-name="ce2" office:value-type="float" office:value="0.65798427">
            <text:p>0.65798427</text:p>
          </table:table-cell>
          <table:table-cell/>
          <table:table-cell table:style-name="ce2" office:value-type="string">
            <text:p>0, 0.617947 33</text:p>
          </table:table-cell>
          <table:table-cell table:formula="of:=MID([.I28];1;1)" office:value-type="string" office:string-value="0">
            <text:p>0</text:p>
          </table:table-cell>
          <table:table-cell table:formula="of:=MID([.I28];4;6)" office:value-type="string" office:string-value="0.6179">
            <text:p>0.6179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81">
            <text:p>0.6881</text:p>
          </table:table-cell>
          <table:table-cell table:formula="of:=IF([.B29]&gt;[.$E$1];1;0)" office:value-type="float" office:value="1">
            <text:p>1</text:p>
          </table:table-cell>
          <table:table-cell table:formula="of:=ABS([.A29]-[.C29])" office:value-type="float" office:value="0">
            <text:p>0</text:p>
          </table:table-cell>
          <table:table-cell table:number-columns-repeated="2"/>
          <table:table-cell table:style-name="ce2" office:value-type="float" office:value="0.78621528">
            <text:p>0.78621528</text:p>
          </table:table-cell>
          <table:table-cell/>
          <table:table-cell table:style-name="ce2" office:value-type="string">
            <text:p>1, 0.688101 34</text:p>
          </table:table-cell>
          <table:table-cell table:formula="of:=MID([.I29];1;1)" office:value-type="string" office:string-value="1">
            <text:p>1</text:p>
          </table:table-cell>
          <table:table-cell table:formula="of:=MID([.I29];4;6)" office:value-type="string" office:string-value="0.6881">
            <text:p>0.6881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8288">
            <text:p>0.8288</text:p>
          </table:table-cell>
          <table:table-cell table:formula="of:=IF([.B30]&gt;[.$E$1];1;0)" office:value-type="float" office:value="1">
            <text:p>1</text:p>
          </table:table-cell>
          <table:table-cell table:formula="of:=ABS([.A30]-[.C30])" office:value-type="float" office:value="1">
            <text:p>1</text:p>
          </table:table-cell>
          <table:table-cell table:number-columns-repeated="2"/>
          <table:table-cell table:style-name="ce2" office:value-type="float" office:value="0.53257629">
            <text:p>0.53257629</text:p>
          </table:table-cell>
          <table:table-cell/>
          <table:table-cell table:style-name="ce2" office:value-type="string">
            <text:p>0, 0.828864 35</text:p>
          </table:table-cell>
          <table:table-cell table:formula="of:=MID([.I30];1;1)" office:value-type="string" office:string-value="0">
            <text:p>0</text:p>
          </table:table-cell>
          <table:table-cell table:formula="of:=MID([.I30];4;6)" office:value-type="string" office:string-value="0.8288">
            <text:p>0.8288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888">
            <text:p>0.8888</text:p>
          </table:table-cell>
          <table:table-cell table:formula="of:=IF([.B31]&gt;[.$E$1];1;0)" office:value-type="float" office:value="1">
            <text:p>1</text:p>
          </table:table-cell>
          <table:table-cell table:formula="of:=ABS([.A31]-[.C31])" office:value-type="float" office:value="0">
            <text:p>0</text:p>
          </table:table-cell>
          <table:table-cell table:number-columns-repeated="2"/>
          <table:table-cell table:style-name="ce2" office:value-type="float" office:value="0.4703783">
            <text:p>0.4703783</text:p>
          </table:table-cell>
          <table:table-cell/>
          <table:table-cell table:style-name="ce2" office:value-type="string">
            <text:p>1, 0.888838 36</text:p>
          </table:table-cell>
          <table:table-cell table:formula="of:=MID([.I31];1;1)" office:value-type="string" office:string-value="1">
            <text:p>1</text:p>
          </table:table-cell>
          <table:table-cell table:formula="of:=MID([.I31];4;6)" office:value-type="string" office:string-value="0.8888">
            <text:p>0.8888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5">
            <text:p>0.85</text:p>
          </table:table-cell>
          <table:table-cell table:formula="of:=IF([.B32]&gt;[.$E$1];1;0)" office:value-type="float" office:value="1">
            <text:p>1</text:p>
          </table:table-cell>
          <table:table-cell table:formula="of:=ABS([.A32]-[.C32])" office:value-type="float" office:value="0">
            <text:p>0</text:p>
          </table:table-cell>
          <table:table-cell table:number-columns-repeated="2"/>
          <table:table-cell table:style-name="ce2" office:value-type="float" office:value="0.8541631">
            <text:p>0.8541631</text:p>
          </table:table-cell>
          <table:table-cell/>
          <table:table-cell table:style-name="ce2" office:value-type="string">
            <text:p>1, 0.850001 37</text:p>
          </table:table-cell>
          <table:table-cell table:formula="of:=MID([.I32];1;1)" office:value-type="string" office:string-value="1">
            <text:p>1</text:p>
          </table:table-cell>
          <table:table-cell table:formula="of:=MID([.I32];4;6)" office:value-type="string" office:string-value="0.8500">
            <text:p>0.8500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549">
            <text:p>0.5549</text:p>
          </table:table-cell>
          <table:table-cell table:formula="of:=IF([.B33]&gt;[.$E$1];1;0)" office:value-type="float" office:value="1">
            <text:p>1</text:p>
          </table:table-cell>
          <table:table-cell table:formula="of:=ABS([.A33]-[.C33])" office:value-type="float" office:value="1">
            <text:p>1</text:p>
          </table:table-cell>
          <table:table-cell table:number-columns-repeated="2"/>
          <table:table-cell table:style-name="ce2" office:value-type="float" office:value="0.77011332">
            <text:p>0.77011332</text:p>
          </table:table-cell>
          <table:table-cell/>
          <table:table-cell table:style-name="ce2" office:value-type="string">
            <text:p>0, 0.554903 38</text:p>
          </table:table-cell>
          <table:table-cell table:formula="of:=MID([.I33];1;1)" office:value-type="string" office:string-value="0">
            <text:p>0</text:p>
          </table:table-cell>
          <table:table-cell table:formula="of:=MID([.I33];4;6)" office:value-type="string" office:string-value="0.5549">
            <text:p>0.5549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18">
            <text:p>0.6318</text:p>
          </table:table-cell>
          <table:table-cell table:formula="of:=IF([.B34]&gt;[.$E$1];1;0)" office:value-type="float" office:value="1">
            <text:p>1</text:p>
          </table:table-cell>
          <table:table-cell table:formula="of:=ABS([.A34]-[.C34])" office:value-type="float" office:value="0">
            <text:p>0</text:p>
          </table:table-cell>
          <table:table-cell table:number-columns-repeated="2"/>
          <table:table-cell table:style-name="ce2" office:value-type="float" office:value="0.69386133">
            <text:p>0.69386133</text:p>
          </table:table-cell>
          <table:table-cell/>
          <table:table-cell table:style-name="ce2" office:value-type="string">
            <text:p>1, 0.631864 39</text:p>
          </table:table-cell>
          <table:table-cell table:formula="of:=MID([.I34];1;1)" office:value-type="string" office:string-value="1">
            <text:p>1</text:p>
          </table:table-cell>
          <table:table-cell table:formula="of:=MID([.I34];4;6)" office:value-type="string" office:string-value="0.6318">
            <text:p>0.6318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232">
            <text:p>0.8232</text:p>
          </table:table-cell>
          <table:table-cell table:formula="of:=IF([.B35]&gt;[.$E$1];1;0)" office:value-type="float" office:value="1">
            <text:p>1</text:p>
          </table:table-cell>
          <table:table-cell table:formula="of:=ABS([.A35]-[.C35])" office:value-type="float" office:value="0">
            <text:p>0</text:p>
          </table:table-cell>
          <table:table-cell table:number-columns-repeated="2"/>
          <table:table-cell table:style-name="ce2" office:value-type="float" office:value="0.54489334">
            <text:p>0.54489334</text:p>
          </table:table-cell>
          <table:table-cell/>
          <table:table-cell table:style-name="ce2" office:value-type="string">
            <text:p>1, 0.823207 40</text:p>
          </table:table-cell>
          <table:table-cell table:formula="of:=MID([.I35];1;1)" office:value-type="string" office:string-value="1">
            <text:p>1</text:p>
          </table:table-cell>
          <table:table-cell table:formula="of:=MID([.I35];4;6)" office:value-type="string" office:string-value="0.8232">
            <text:p>0.8232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2597">
            <text:p>0.2597</text:p>
          </table:table-cell>
          <table:table-cell table:formula="of:=IF([.B36]&gt;[.$E$1];1;0)" office:value-type="float" office:value="0">
            <text:p>0</text:p>
          </table:table-cell>
          <table:table-cell table:formula="of:=ABS([.A36]-[.C36])" office:value-type="float" office:value="0">
            <text:p>0</text:p>
          </table:table-cell>
          <table:table-cell table:number-columns-repeated="2"/>
          <table:table-cell table:style-name="ce2" office:value-type="float" office:value="0.6059235">
            <text:p>0.6059235</text:p>
          </table:table-cell>
          <table:table-cell/>
          <table:table-cell table:style-name="ce2" office:value-type="string">
            <text:p>0, 0.259744 42</text:p>
          </table:table-cell>
          <table:table-cell table:formula="of:=MID([.I36];1;1)" office:value-type="string" office:string-value="0">
            <text:p>0</text:p>
          </table:table-cell>
          <table:table-cell table:formula="of:=MID([.I36];4;6)" office:value-type="string" office:string-value="0.2597">
            <text:p>0.2597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913">
            <text:p>0.7913</text:p>
          </table:table-cell>
          <table:table-cell table:formula="of:=IF([.B37]&gt;[.$E$1];1;0)" office:value-type="float" office:value="1">
            <text:p>1</text:p>
          </table:table-cell>
          <table:table-cell table:formula="of:=ABS([.A37]-[.C37])" office:value-type="float" office:value="0">
            <text:p>0</text:p>
          </table:table-cell>
          <table:table-cell table:number-columns-repeated="2"/>
          <table:table-cell table:style-name="ce2" office:value-type="float" office:value="0.69518236">
            <text:p>0.69518236</text:p>
          </table:table-cell>
          <table:table-cell/>
          <table:table-cell table:style-name="ce2" office:value-type="string">
            <text:p>1, 0.791327 43</text:p>
          </table:table-cell>
          <table:table-cell table:formula="of:=MID([.I37];1;1)" office:value-type="string" office:string-value="1">
            <text:p>1</text:p>
          </table:table-cell>
          <table:table-cell table:formula="of:=MID([.I37];4;6)" office:value-type="string" office:string-value="0.7913">
            <text:p>0.7913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32">
            <text:p>0.7132</text:p>
          </table:table-cell>
          <table:table-cell table:formula="of:=IF([.B38]&gt;[.$E$1];1;0)" office:value-type="float" office:value="1">
            <text:p>1</text:p>
          </table:table-cell>
          <table:table-cell table:formula="of:=ABS([.A38]-[.C38])" office:value-type="float" office:value="0">
            <text:p>0</text:p>
          </table:table-cell>
          <table:table-cell table:number-columns-repeated="2"/>
          <table:table-cell table:style-name="ce2" office:value-type="float" office:value="0.67819837">
            <text:p>0.67819837</text:p>
          </table:table-cell>
          <table:table-cell/>
          <table:table-cell table:style-name="ce2" office:value-type="string">
            <text:p>1, 0.713284 44</text:p>
          </table:table-cell>
          <table:table-cell table:formula="of:=MID([.I38];1;1)" office:value-type="string" office:string-value="1">
            <text:p>1</text:p>
          </table:table-cell>
          <table:table-cell table:formula="of:=MID([.I38];4;6)" office:value-type="string" office:string-value="0.7132">
            <text:p>0.7132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3">
            <text:p>0.43</text:p>
          </table:table-cell>
          <table:table-cell table:formula="of:=IF([.B39]&gt;[.$E$1];1;0)" office:value-type="float" office:value="0">
            <text:p>0</text:p>
          </table:table-cell>
          <table:table-cell table:formula="of:=ABS([.A39]-[.C39])" office:value-type="float" office:value="0">
            <text:p>0</text:p>
          </table:table-cell>
          <table:table-cell table:number-columns-repeated="2"/>
          <table:table-cell table:style-name="ce2" office:value-type="float" office:value="0.61749138">
            <text:p>0.61749138</text:p>
          </table:table-cell>
          <table:table-cell/>
          <table:table-cell table:style-name="ce2" office:value-type="string">
            <text:p>0, 0.430011 45</text:p>
          </table:table-cell>
          <table:table-cell table:formula="of:=MID([.I39];1;1)" office:value-type="string" office:string-value="0">
            <text:p>0</text:p>
          </table:table-cell>
          <table:table-cell table:formula="of:=MID([.I39];4;6)" office:value-type="string" office:string-value="0.4300">
            <text:p>0.4300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934">
            <text:p>0.6934</text:p>
          </table:table-cell>
          <table:table-cell table:formula="of:=IF([.B40]&gt;[.$E$1];1;0)" office:value-type="float" office:value="1">
            <text:p>1</text:p>
          </table:table-cell>
          <table:table-cell table:formula="of:=ABS([.A40]-[.C40])" office:value-type="float" office:value="1">
            <text:p>1</text:p>
          </table:table-cell>
          <table:table-cell table:number-columns-repeated="2"/>
          <table:table-cell table:style-name="ce2" office:value-type="float" office:value="0.41991139">
            <text:p>0.41991139</text:p>
          </table:table-cell>
          <table:table-cell/>
          <table:table-cell table:style-name="ce2" office:value-type="string">
            <text:p>0, 0.693484 46</text:p>
          </table:table-cell>
          <table:table-cell table:formula="of:=MID([.I40];1;1)" office:value-type="string" office:string-value="0">
            <text:p>0</text:p>
          </table:table-cell>
          <table:table-cell table:formula="of:=MID([.I40];4;6)" office:value-type="string" office:string-value="0.6934">
            <text:p>0.6934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449">
            <text:p>0.3449</text:p>
          </table:table-cell>
          <table:table-cell table:formula="of:=IF([.B41]&gt;[.$E$1];1;0)" office:value-type="float" office:value="0">
            <text:p>0</text:p>
          </table:table-cell>
          <table:table-cell table:formula="of:=ABS([.A41]-[.C41])" office:value-type="float" office:value="0">
            <text:p>0</text:p>
          </table:table-cell>
          <table:table-cell table:number-columns-repeated="2"/>
          <table:table-cell table:style-name="ce2" office:value-type="float" office:value="0.7332154">
            <text:p>0.7332154</text:p>
          </table:table-cell>
          <table:table-cell/>
          <table:table-cell table:style-name="ce2" office:value-type="string">
            <text:p>0, 0.34494 47</text:p>
          </table:table-cell>
          <table:table-cell table:formula="of:=MID([.I41];1;1)" office:value-type="string" office:string-value="0">
            <text:p>0</text:p>
          </table:table-cell>
          <table:table-cell table:formula="of:=MID([.I41];4;6)" office:value-type="string" office:string-value="0.3449">
            <text:p>0.3449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37">
            <text:p>0.7537</text:p>
          </table:table-cell>
          <table:table-cell table:formula="of:=IF([.B42]&gt;[.$E$1];1;0)" office:value-type="float" office:value="1">
            <text:p>1</text:p>
          </table:table-cell>
          <table:table-cell table:formula="of:=ABS([.A42]-[.C42])" office:value-type="float" office:value="0">
            <text:p>0</text:p>
          </table:table-cell>
          <table:table-cell table:number-columns-repeated="2"/>
          <table:table-cell table:style-name="ce2" office:value-type="float" office:value="0.42697741">
            <text:p>0.42697741</text:p>
          </table:table-cell>
          <table:table-cell/>
          <table:table-cell table:style-name="ce2" office:value-type="string">
            <text:p>1, 0.753727 48</text:p>
          </table:table-cell>
          <table:table-cell table:formula="of:=MID([.I42];1;1)" office:value-type="string" office:string-value="1">
            <text:p>1</text:p>
          </table:table-cell>
          <table:table-cell table:formula="of:=MID([.I42];4;6)" office:value-type="string" office:string-value="0.7537">
            <text:p>0.7537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33">
            <text:p>0.6733</text:p>
          </table:table-cell>
          <table:table-cell table:formula="of:=IF([.B43]&gt;[.$E$1];1;0)" office:value-type="float" office:value="1">
            <text:p>1</text:p>
          </table:table-cell>
          <table:table-cell table:formula="of:=ABS([.A43]-[.C43])" office:value-type="float" office:value="0">
            <text:p>0</text:p>
          </table:table-cell>
          <table:table-cell table:number-columns-repeated="2"/>
          <table:table-cell table:style-name="ce2" office:value-type="float" office:value="0.30886342">
            <text:p>0.30886342</text:p>
          </table:table-cell>
          <table:table-cell/>
          <table:table-cell table:style-name="ce2" office:value-type="string">
            <text:p>1, 0.673305 50</text:p>
          </table:table-cell>
          <table:table-cell table:formula="of:=MID([.I43];1;1)" office:value-type="string" office:string-value="1">
            <text:p>1</text:p>
          </table:table-cell>
          <table:table-cell table:formula="of:=MID([.I43];4;6)" office:value-type="string" office:string-value="0.6733">
            <text:p>0.6733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64">
            <text:p>0.6964</text:p>
          </table:table-cell>
          <table:table-cell table:formula="of:=IF([.B44]&gt;[.$E$1];1;0)" office:value-type="float" office:value="1">
            <text:p>1</text:p>
          </table:table-cell>
          <table:table-cell table:formula="of:=ABS([.A44]-[.C44])" office:value-type="float" office:value="0">
            <text:p>0</text:p>
          </table:table-cell>
          <table:table-cell table:number-columns-repeated="2"/>
          <table:table-cell table:style-name="ce2" office:value-type="float" office:value="0.56938843">
            <text:p>0.56938843</text:p>
          </table:table-cell>
          <table:table-cell/>
          <table:table-cell table:style-name="ce2" office:value-type="string">
            <text:p>1, 0.696408 51</text:p>
          </table:table-cell>
          <table:table-cell table:formula="of:=MID([.I44];1;1)" office:value-type="string" office:string-value="1">
            <text:p>1</text:p>
          </table:table-cell>
          <table:table-cell table:formula="of:=MID([.I44];4;6)" office:value-type="string" office:string-value="0.6964">
            <text:p>0.6964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585">
            <text:p>0.4585</text:p>
          </table:table-cell>
          <table:table-cell table:formula="of:=IF([.B45]&gt;[.$E$1];1;0)" office:value-type="float" office:value="0">
            <text:p>0</text:p>
          </table:table-cell>
          <table:table-cell table:formula="of:=ABS([.A45]-[.C45])" office:value-type="float" office:value="1">
            <text:p>1</text:p>
          </table:table-cell>
          <table:table-cell table:number-columns-repeated="2"/>
          <table:table-cell table:style-name="ce2" office:value-type="float" office:value="0.58661844">
            <text:p>0.58661844</text:p>
          </table:table-cell>
          <table:table-cell/>
          <table:table-cell table:style-name="ce2" office:value-type="string">
            <text:p>1, 0.45854 52</text:p>
          </table:table-cell>
          <table:table-cell table:formula="of:=MID([.I45];1;1)" office:value-type="string" office:string-value="1">
            <text:p>1</text:p>
          </table:table-cell>
          <table:table-cell table:formula="of:=MID([.I45];4;6)" office:value-type="string" office:string-value="0.4585">
            <text:p>0.4585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565">
            <text:p>0.4565</text:p>
          </table:table-cell>
          <table:table-cell table:formula="of:=IF([.B46]&gt;[.$E$1];1;0)" office:value-type="float" office:value="0">
            <text:p>0</text:p>
          </table:table-cell>
          <table:table-cell table:formula="of:=ABS([.A46]-[.C46])" office:value-type="float" office:value="1">
            <text:p>1</text:p>
          </table:table-cell>
          <table:table-cell table:number-columns-repeated="2"/>
          <table:table-cell table:style-name="ce2" office:value-type="float" office:value="0.38483445">
            <text:p>0.38483445</text:p>
          </table:table-cell>
          <table:table-cell/>
          <table:table-cell table:style-name="ce2" office:value-type="string">
            <text:p>1, 0.456521 53</text:p>
          </table:table-cell>
          <table:table-cell table:formula="of:=MID([.I46];1;1)" office:value-type="string" office:string-value="1">
            <text:p>1</text:p>
          </table:table-cell>
          <table:table-cell table:formula="of:=MID([.I46];4;6)" office:value-type="string" office:string-value="0.4565">
            <text:p>0.4565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659">
            <text:p>0.4659</text:p>
          </table:table-cell>
          <table:table-cell table:formula="of:=IF([.B47]&gt;[.$E$1];1;0)" office:value-type="float" office:value="0">
            <text:p>0</text:p>
          </table:table-cell>
          <table:table-cell table:formula="of:=ABS([.A47]-[.C47])" office:value-type="float" office:value="0">
            <text:p>0</text:p>
          </table:table-cell>
          <table:table-cell table:number-columns-repeated="2"/>
          <table:table-cell table:style-name="ce2" office:value-type="float" office:value="0.63388146">
            <text:p>0.63388146</text:p>
          </table:table-cell>
          <table:table-cell/>
          <table:table-cell table:style-name="ce2" office:value-type="string">
            <text:p>0, 0.465991 54</text:p>
          </table:table-cell>
          <table:table-cell table:formula="of:=MID([.I47];1;1)" office:value-type="string" office:string-value="0">
            <text:p>0</text:p>
          </table:table-cell>
          <table:table-cell table:formula="of:=MID([.I47];4;6)" office:value-type="string" office:string-value="0.4659">
            <text:p>0.4659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622">
            <text:p>0.6622</text:p>
          </table:table-cell>
          <table:table-cell table:formula="of:=IF([.B48]&gt;[.$E$1];1;0)" office:value-type="float" office:value="1">
            <text:p>1</text:p>
          </table:table-cell>
          <table:table-cell table:formula="of:=ABS([.A48]-[.C48])" office:value-type="float" office:value="1">
            <text:p>1</text:p>
          </table:table-cell>
          <table:table-cell table:number-columns-repeated="2"/>
          <table:table-cell table:style-name="ce2" office:value-type="float" office:value="0.39718847">
            <text:p>0.39718847</text:p>
          </table:table-cell>
          <table:table-cell/>
          <table:table-cell table:style-name="ce2" office:value-type="string">
            <text:p>0, 0.662254 58</text:p>
          </table:table-cell>
          <table:table-cell table:formula="of:=MID([.I48];1;1)" office:value-type="string" office:string-value="0">
            <text:p>0</text:p>
          </table:table-cell>
          <table:table-cell table:formula="of:=MID([.I48];4;6)" office:value-type="string" office:string-value="0.6622">
            <text:p>0.6622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96">
            <text:p>0.5896</text:p>
          </table:table-cell>
          <table:table-cell table:formula="of:=IF([.B49]&gt;[.$E$1];1;0)" office:value-type="float" office:value="1">
            <text:p>1</text:p>
          </table:table-cell>
          <table:table-cell table:formula="of:=ABS([.A49]-[.C49])" office:value-type="float" office:value="0">
            <text:p>0</text:p>
          </table:table-cell>
          <table:table-cell table:number-columns-repeated="2"/>
          <table:table-cell table:style-name="ce2" office:value-type="float" office:value="0.76643848">
            <text:p>0.76643848</text:p>
          </table:table-cell>
          <table:table-cell/>
          <table:table-cell table:style-name="ce2" office:value-type="string">
            <text:p>1, 0.589631 59</text:p>
          </table:table-cell>
          <table:table-cell table:formula="of:=MID([.I49];1;1)" office:value-type="string" office:string-value="1">
            <text:p>1</text:p>
          </table:table-cell>
          <table:table-cell table:formula="of:=MID([.I49];4;6)" office:value-type="string" office:string-value="0.5896">
            <text:p>0.5896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193">
            <text:p>0.9193</text:p>
          </table:table-cell>
          <table:table-cell table:formula="of:=IF([.B50]&gt;[.$E$1];1;0)" office:value-type="float" office:value="1">
            <text:p>1</text:p>
          </table:table-cell>
          <table:table-cell table:formula="of:=ABS([.A50]-[.C50])" office:value-type="float" office:value="0">
            <text:p>0</text:p>
          </table:table-cell>
          <table:table-cell table:number-columns-repeated="2"/>
          <table:table-cell table:style-name="ce2" office:value-type="float" office:value="0.42035149">
            <text:p>0.42035149</text:p>
          </table:table-cell>
          <table:table-cell/>
          <table:table-cell table:style-name="ce2" office:value-type="string">
            <text:p>1, 0.919336 60</text:p>
          </table:table-cell>
          <table:table-cell table:formula="of:=MID([.I50];1;1)" office:value-type="string" office:string-value="1">
            <text:p>1</text:p>
          </table:table-cell>
          <table:table-cell table:formula="of:=MID([.I50];4;6)" office:value-type="string" office:string-value="0.9193">
            <text:p>0.9193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031">
            <text:p>0.9031</text:p>
          </table:table-cell>
          <table:table-cell table:formula="of:=IF([.B51]&gt;[.$E$1];1;0)" office:value-type="float" office:value="1">
            <text:p>1</text:p>
          </table:table-cell>
          <table:table-cell table:formula="of:=ABS([.A51]-[.C51])" office:value-type="float" office:value="0">
            <text:p>0</text:p>
          </table:table-cell>
          <table:table-cell table:number-columns-repeated="2"/>
          <table:table-cell table:style-name="ce2" office:value-type="float" office:value="0.6375245">
            <text:p>0.6375245</text:p>
          </table:table-cell>
          <table:table-cell/>
          <table:table-cell table:style-name="ce2" office:value-type="string">
            <text:p>1, 0.903125 61</text:p>
          </table:table-cell>
          <table:table-cell table:formula="of:=MID([.I51];1;1)" office:value-type="string" office:string-value="1">
            <text:p>1</text:p>
          </table:table-cell>
          <table:table-cell table:formula="of:=MID([.I51];4;6)" office:value-type="string" office:string-value="0.9031">
            <text:p>0.9031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38">
            <text:p>0.6738</text:p>
          </table:table-cell>
          <table:table-cell table:formula="of:=IF([.B52]&gt;[.$E$1];1;0)" office:value-type="float" office:value="1">
            <text:p>1</text:p>
          </table:table-cell>
          <table:table-cell table:formula="of:=ABS([.A52]-[.C52])" office:value-type="float" office:value="0">
            <text:p>0</text:p>
          </table:table-cell>
          <table:table-cell table:number-columns-repeated="2"/>
          <table:table-cell table:style-name="ce2" office:value-type="float" office:value="0.66005251">
            <text:p>0.66005251</text:p>
          </table:table-cell>
          <table:table-cell/>
          <table:table-cell table:style-name="ce2" office:value-type="string">
            <text:p>1, 0.673837 62</text:p>
          </table:table-cell>
          <table:table-cell table:formula="of:=MID([.I52];1;1)" office:value-type="string" office:string-value="1">
            <text:p>1</text:p>
          </table:table-cell>
          <table:table-cell table:formula="of:=MID([.I52];4;6)" office:value-type="string" office:string-value="0.6738">
            <text:p>0.6738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7">
            <text:p>0.767</text:p>
          </table:table-cell>
          <table:table-cell table:formula="of:=IF([.B53]&gt;[.$E$1];1;0)" office:value-type="float" office:value="1">
            <text:p>1</text:p>
          </table:table-cell>
          <table:table-cell table:formula="of:=ABS([.A53]-[.C53])" office:value-type="float" office:value="0">
            <text:p>0</text:p>
          </table:table-cell>
          <table:table-cell table:number-columns-repeated="2"/>
          <table:table-cell table:style-name="ce2" office:value-type="float" office:value="0.33531952">
            <text:p>0.33531952</text:p>
          </table:table-cell>
          <table:table-cell/>
          <table:table-cell table:style-name="ce2" office:value-type="string">
            <text:p>1, 0.767047 63</text:p>
          </table:table-cell>
          <table:table-cell table:formula="of:=MID([.I53];1;1)" office:value-type="string" office:string-value="1">
            <text:p>1</text:p>
          </table:table-cell>
          <table:table-cell table:formula="of:=MID([.I53];4;6)" office:value-type="string" office:string-value="0.7670">
            <text:p>0.7670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3">
            <text:p>0.753</text:p>
          </table:table-cell>
          <table:table-cell table:formula="of:=IF([.B54]&gt;[.$E$1];1;0)" office:value-type="float" office:value="1">
            <text:p>1</text:p>
          </table:table-cell>
          <table:table-cell table:formula="of:=ABS([.A54]-[.C54])" office:value-type="float" office:value="0">
            <text:p>0</text:p>
          </table:table-cell>
          <table:table-cell table:number-columns-repeated="2"/>
          <table:table-cell table:style-name="ce2" office:value-type="float" office:value="0.38468653">
            <text:p>0.38468653</text:p>
          </table:table-cell>
          <table:table-cell/>
          <table:table-cell table:style-name="ce2" office:value-type="string">
            <text:p>1, 0.753007 64</text:p>
          </table:table-cell>
          <table:table-cell table:formula="of:=MID([.I54];1;1)" office:value-type="string" office:string-value="1">
            <text:p>1</text:p>
          </table:table-cell>
          <table:table-cell table:formula="of:=MID([.I54];4;6)" office:value-type="string" office:string-value="0.7530">
            <text:p>0.7530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93">
            <text:p>0.6393</text:p>
          </table:table-cell>
          <table:table-cell table:formula="of:=IF([.B55]&gt;[.$E$1];1;0)" office:value-type="float" office:value="1">
            <text:p>1</text:p>
          </table:table-cell>
          <table:table-cell table:formula="of:=ABS([.A55]-[.C55])" office:value-type="float" office:value="0">
            <text:p>0</text:p>
          </table:table-cell>
          <table:table-cell table:number-columns-repeated="2"/>
          <table:table-cell table:style-name="ce2" office:value-type="float" office:value="0.5267654">
            <text:p>0.5267654</text:p>
          </table:table-cell>
          <table:table-cell/>
          <table:table-cell table:style-name="ce2" office:value-type="string">
            <text:p>1, 0.639334 65</text:p>
          </table:table-cell>
          <table:table-cell table:formula="of:=MID([.I55];1;1)" office:value-type="string" office:string-value="1">
            <text:p>1</text:p>
          </table:table-cell>
          <table:table-cell table:formula="of:=MID([.I55];4;6)" office:value-type="string" office:string-value="0.6393">
            <text:p>0.6393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52">
            <text:p>0.6152</text:p>
          </table:table-cell>
          <table:table-cell table:formula="of:=IF([.B56]&gt;[.$E$1];1;0)" office:value-type="float" office:value="1">
            <text:p>1</text:p>
          </table:table-cell>
          <table:table-cell table:formula="of:=ABS([.A56]-[.C56])" office:value-type="float" office:value="0">
            <text:p>0</text:p>
          </table:table-cell>
          <table:table-cell table:number-columns-repeated="2"/>
          <table:table-cell table:style-name="ce2" office:value-type="float" office:value="0.32729355">
            <text:p>0.32729355</text:p>
          </table:table-cell>
          <table:table-cell/>
          <table:table-cell table:style-name="ce2" office:value-type="string">
            <text:p>1, 0.615279 66</text:p>
          </table:table-cell>
          <table:table-cell table:formula="of:=MID([.I56];1;1)" office:value-type="string" office:string-value="1">
            <text:p>1</text:p>
          </table:table-cell>
          <table:table-cell table:formula="of:=MID([.I56];4;6)" office:value-type="string" office:string-value="0.6152">
            <text:p>0.6152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44">
            <text:p>0.7044</text:p>
          </table:table-cell>
          <table:table-cell table:formula="of:=IF([.B57]&gt;[.$E$1];1;0)" office:value-type="float" office:value="1">
            <text:p>1</text:p>
          </table:table-cell>
          <table:table-cell table:formula="of:=ABS([.A57]-[.C57])" office:value-type="float" office:value="0">
            <text:p>0</text:p>
          </table:table-cell>
          <table:table-cell table:number-columns-repeated="2"/>
          <table:table-cell table:style-name="ce2" office:value-type="float" office:value="0.54213756">
            <text:p>0.54213756</text:p>
          </table:table-cell>
          <table:table-cell/>
          <table:table-cell table:style-name="ce2" office:value-type="string">
            <text:p>1, 0.704441 68</text:p>
          </table:table-cell>
          <table:table-cell table:formula="of:=MID([.I57];1;1)" office:value-type="string" office:string-value="1">
            <text:p>1</text:p>
          </table:table-cell>
          <table:table-cell table:formula="of:=MID([.I57];4;6)" office:value-type="string" office:string-value="0.7044">
            <text:p>0.7044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89">
            <text:p>0.7689</text:p>
          </table:table-cell>
          <table:table-cell table:formula="of:=IF([.B58]&gt;[.$E$1];1;0)" office:value-type="float" office:value="1">
            <text:p>1</text:p>
          </table:table-cell>
          <table:table-cell table:formula="of:=ABS([.A58]-[.C58])" office:value-type="float" office:value="0">
            <text:p>0</text:p>
          </table:table-cell>
          <table:table-cell table:number-columns-repeated="2"/>
          <table:table-cell table:style-name="ce2" office:value-type="float" office:value="0.37237257">
            <text:p>0.37237257</text:p>
          </table:table-cell>
          <table:table-cell/>
          <table:table-cell table:style-name="ce2" office:value-type="string">
            <text:p>1, 0.768923 71</text:p>
          </table:table-cell>
          <table:table-cell table:formula="of:=MID([.I58];1;1)" office:value-type="string" office:string-value="1">
            <text:p>1</text:p>
          </table:table-cell>
          <table:table-cell table:formula="of:=MID([.I58];4;6)" office:value-type="string" office:string-value="0.7689">
            <text:p>0.7689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968">
            <text:p>0.7968</text:p>
          </table:table-cell>
          <table:table-cell table:formula="of:=IF([.B59]&gt;[.$E$1];1;0)" office:value-type="float" office:value="1">
            <text:p>1</text:p>
          </table:table-cell>
          <table:table-cell table:formula="of:=ABS([.A59]-[.C59])" office:value-type="float" office:value="0">
            <text:p>0</text:p>
          </table:table-cell>
          <table:table-cell table:number-columns-repeated="2"/>
          <table:table-cell table:style-name="ce2" office:value-type="float" office:value="0.41282958">
            <text:p>0.41282958</text:p>
          </table:table-cell>
          <table:table-cell/>
          <table:table-cell table:style-name="ce2" office:value-type="string">
            <text:p>1, 0.7968 72</text:p>
          </table:table-cell>
          <table:table-cell table:formula="of:=MID([.I59];1;1)" office:value-type="string" office:string-value="1">
            <text:p>1</text:p>
          </table:table-cell>
          <table:table-cell table:formula="of:=MID([.I59];4;6)" office:value-type="string" office:string-value="0.7968">
            <text:p>0.7968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922">
            <text:p>0.5922</text:p>
          </table:table-cell>
          <table:table-cell table:formula="of:=IF([.B60]&gt;[.$E$1];1;0)" office:value-type="float" office:value="1">
            <text:p>1</text:p>
          </table:table-cell>
          <table:table-cell table:formula="of:=ABS([.A60]-[.C60])" office:value-type="float" office:value="1">
            <text:p>1</text:p>
          </table:table-cell>
          <table:table-cell table:number-columns-repeated="2"/>
          <table:table-cell table:style-name="ce2" office:value-type="float" office:value="0.67773759">
            <text:p>0.67773759</text:p>
          </table:table-cell>
          <table:table-cell/>
          <table:table-cell table:style-name="ce2" office:value-type="string">
            <text:p>0, 0.592203 73</text:p>
          </table:table-cell>
          <table:table-cell table:formula="of:=MID([.I60];1;1)" office:value-type="string" office:string-value="0">
            <text:p>0</text:p>
          </table:table-cell>
          <table:table-cell table:formula="of:=MID([.I60];4;6)" office:value-type="string" office:string-value="0.5922">
            <text:p>0.5922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6">
            <text:p>0.496</text:p>
          </table:table-cell>
          <table:table-cell table:formula="of:=IF([.B61]&gt;[.$E$1];1;0)" office:value-type="float" office:value="1">
            <text:p>1</text:p>
          </table:table-cell>
          <table:table-cell table:formula="of:=ABS([.A61]-[.C61])" office:value-type="float" office:value="0">
            <text:p>0</text:p>
          </table:table-cell>
          <table:table-cell table:number-columns-repeated="2"/>
          <table:table-cell table:style-name="ce2" office:value-type="float" office:value="0.8227656">
            <text:p>0.8227656</text:p>
          </table:table-cell>
          <table:table-cell/>
          <table:table-cell table:style-name="ce2" office:value-type="string">
            <text:p>1, 0.496023 75</text:p>
          </table:table-cell>
          <table:table-cell table:formula="of:=MID([.I61];1;1)" office:value-type="string" office:string-value="1">
            <text:p>1</text:p>
          </table:table-cell>
          <table:table-cell table:formula="of:=MID([.I61];4;6)" office:value-type="string" office:string-value="0.4960">
            <text:p>0.4960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57">
            <text:p>0.7057</text:p>
          </table:table-cell>
          <table:table-cell table:formula="of:=IF([.B62]&gt;[.$E$1];1;0)" office:value-type="float" office:value="1">
            <text:p>1</text:p>
          </table:table-cell>
          <table:table-cell table:formula="of:=ABS([.A62]-[.C62])" office:value-type="float" office:value="0">
            <text:p>0</text:p>
          </table:table-cell>
          <table:table-cell table:number-columns-repeated="2"/>
          <table:table-cell table:style-name="ce2" office:value-type="float" office:value="0.80746661">
            <text:p>0.80746661</text:p>
          </table:table-cell>
          <table:table-cell/>
          <table:table-cell table:style-name="ce2" office:value-type="string">
            <text:p>1, 0.705722 76</text:p>
          </table:table-cell>
          <table:table-cell table:formula="of:=MID([.I62];1;1)" office:value-type="string" office:string-value="1">
            <text:p>1</text:p>
          </table:table-cell>
          <table:table-cell table:formula="of:=MID([.I62];4;6)" office:value-type="string" office:string-value="0.7057">
            <text:p>0.7057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28">
            <text:p>0.5728</text:p>
          </table:table-cell>
          <table:table-cell table:formula="of:=IF([.B63]&gt;[.$E$1];1;0)" office:value-type="float" office:value="1">
            <text:p>1</text:p>
          </table:table-cell>
          <table:table-cell table:formula="of:=ABS([.A63]-[.C63])" office:value-type="float" office:value="0">
            <text:p>0</text:p>
          </table:table-cell>
          <table:table-cell table:number-columns-repeated="2"/>
          <table:table-cell table:style-name="ce2" office:value-type="float" office:value="0.73910562">
            <text:p>0.73910562</text:p>
          </table:table-cell>
          <table:table-cell/>
          <table:table-cell table:style-name="ce2" office:value-type="string">
            <text:p>1, 0.572828 77</text:p>
          </table:table-cell>
          <table:table-cell table:formula="of:=MID([.I63];1;1)" office:value-type="string" office:string-value="1">
            <text:p>1</text:p>
          </table:table-cell>
          <table:table-cell table:formula="of:=MID([.I63];4;6)" office:value-type="string" office:string-value="0.5728">
            <text:p>0.5728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093">
            <text:p>0.7093</text:p>
          </table:table-cell>
          <table:table-cell table:formula="of:=IF([.B64]&gt;[.$E$1];1;0)" office:value-type="float" office:value="1">
            <text:p>1</text:p>
          </table:table-cell>
          <table:table-cell table:formula="of:=ABS([.A64]-[.C64])" office:value-type="float" office:value="1">
            <text:p>1</text:p>
          </table:table-cell>
          <table:table-cell table:number-columns-repeated="2"/>
          <table:table-cell table:style-name="ce2" office:value-type="float" office:value="0.58513863">
            <text:p>0.58513863</text:p>
          </table:table-cell>
          <table:table-cell/>
          <table:table-cell table:style-name="ce2" office:value-type="string">
            <text:p>0, 0.709323 78</text:p>
          </table:table-cell>
          <table:table-cell table:formula="of:=MID([.I64];1;1)" office:value-type="string" office:string-value="0">
            <text:p>0</text:p>
          </table:table-cell>
          <table:table-cell table:formula="of:=MID([.I64];4;6)" office:value-type="string" office:string-value="0.7093">
            <text:p>0.7093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883">
            <text:p>0.7883</text:p>
          </table:table-cell>
          <table:table-cell table:formula="of:=IF([.B65]&gt;[.$E$1];1;0)" office:value-type="float" office:value="1">
            <text:p>1</text:p>
          </table:table-cell>
          <table:table-cell table:formula="of:=ABS([.A65]-[.C65])" office:value-type="float" office:value="1">
            <text:p>1</text:p>
          </table:table-cell>
          <table:table-cell table:number-columns-repeated="2"/>
          <table:table-cell table:style-name="ce2" office:value-type="float" office:value="0.5297664">
            <text:p>0.5297664</text:p>
          </table:table-cell>
          <table:table-cell/>
          <table:table-cell table:style-name="ce2" office:value-type="string">
            <text:p>0, 0.788345 79</text:p>
          </table:table-cell>
          <table:table-cell table:formula="of:=MID([.I65];1;1)" office:value-type="string" office:string-value="0">
            <text:p>0</text:p>
          </table:table-cell>
          <table:table-cell table:formula="of:=MID([.I65];4;6)" office:value-type="string" office:string-value="0.7883">
            <text:p>0.7883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28">
            <text:p>0.6628</text:p>
          </table:table-cell>
          <table:table-cell table:formula="of:=IF([.B66]&gt;[.$E$1];1;0)" office:value-type="float" office:value="1">
            <text:p>1</text:p>
          </table:table-cell>
          <table:table-cell table:formula="of:=ABS([.A66]-[.C66])" office:value-type="float" office:value="0">
            <text:p>0</text:p>
          </table:table-cell>
          <table:table-cell table:number-columns-repeated="2"/>
          <table:table-cell table:style-name="ce2" office:value-type="float" office:value="0.50105965">
            <text:p>0.50105965</text:p>
          </table:table-cell>
          <table:table-cell/>
          <table:table-cell table:style-name="ce2" office:value-type="string">
            <text:p>1, 0.662812 80</text:p>
          </table:table-cell>
          <table:table-cell table:formula="of:=MID([.I66];1;1)" office:value-type="string" office:string-value="1">
            <text:p>1</text:p>
          </table:table-cell>
          <table:table-cell table:formula="of:=MID([.I66];4;6)" office:value-type="string" office:string-value="0.6628">
            <text:p>0.6628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347">
            <text:p>0.5347</text:p>
          </table:table-cell>
          <table:table-cell table:formula="of:=IF([.B67]&gt;[.$E$1];1;0)" office:value-type="float" office:value="1">
            <text:p>1</text:p>
          </table:table-cell>
          <table:table-cell table:formula="of:=ABS([.A67]-[.C67])" office:value-type="float" office:value="1">
            <text:p>1</text:p>
          </table:table-cell>
          <table:table-cell table:number-columns-repeated="2"/>
          <table:table-cell table:style-name="ce2" office:value-type="float" office:value="0.55665566">
            <text:p>0.55665566</text:p>
          </table:table-cell>
          <table:table-cell/>
          <table:table-cell table:style-name="ce2" office:value-type="string">
            <text:p>0, 0.534738 81</text:p>
          </table:table-cell>
          <table:table-cell table:formula="of:=MID([.I67];1;1)" office:value-type="string" office:string-value="0">
            <text:p>0</text:p>
          </table:table-cell>
          <table:table-cell table:formula="of:=MID([.I67];4;6)" office:value-type="string" office:string-value="0.5347">
            <text:p>0.5347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031">
            <text:p>0.6031</text:p>
          </table:table-cell>
          <table:table-cell table:formula="of:=IF([.B68]&gt;[.$E$1];1;0)" office:value-type="float" office:value="1">
            <text:p>1</text:p>
          </table:table-cell>
          <table:table-cell table:formula="of:=ABS([.A68]-[.C68])" office:value-type="float" office:value="1">
            <text:p>1</text:p>
          </table:table-cell>
          <table:table-cell table:number-columns-repeated="2"/>
          <table:table-cell table:style-name="ce2" office:value-type="float" office:value="0.15755467">
            <text:p>0.15755467</text:p>
          </table:table-cell>
          <table:table-cell/>
          <table:table-cell table:style-name="ce2" office:value-type="string">
            <text:p>0, 0.6031 83</text:p>
          </table:table-cell>
          <table:table-cell table:formula="of:=MID([.I68];1;1)" office:value-type="string" office:string-value="0">
            <text:p>0</text:p>
          </table:table-cell>
          <table:table-cell table:formula="of:=MID([.I68];4;6)" office:value-type="string" office:string-value="0.6031">
            <text:p>0.6031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908">
            <text:p>0.5908</text:p>
          </table:table-cell>
          <table:table-cell table:formula="of:=IF([.B69]&gt;[.$E$1];1;0)" office:value-type="float" office:value="1">
            <text:p>1</text:p>
          </table:table-cell>
          <table:table-cell table:formula="of:=ABS([.A69]-[.C69])" office:value-type="float" office:value="1">
            <text:p>1</text:p>
          </table:table-cell>
          <table:table-cell table:number-columns-repeated="2"/>
          <table:table-cell table:style-name="ce2" office:value-type="float" office:value="0.69001268">
            <text:p>0.69001268</text:p>
          </table:table-cell>
          <table:table-cell/>
          <table:table-cell table:style-name="ce2" office:value-type="string">
            <text:p>0, 0.590897 84</text:p>
          </table:table-cell>
          <table:table-cell table:formula="of:=MID([.I69];1;1)" office:value-type="string" office:string-value="0">
            <text:p>0</text:p>
          </table:table-cell>
          <table:table-cell table:formula="of:=MID([.I69];4;6)" office:value-type="string" office:string-value="0.5908">
            <text:p>0.5908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68">
            <text:p>0.7368</text:p>
          </table:table-cell>
          <table:table-cell table:formula="of:=IF([.B70]&gt;[.$E$1];1;0)" office:value-type="float" office:value="1">
            <text:p>1</text:p>
          </table:table-cell>
          <table:table-cell table:formula="of:=ABS([.A70]-[.C70])" office:value-type="float" office:value="0">
            <text:p>0</text:p>
          </table:table-cell>
          <table:table-cell table:number-columns-repeated="2"/>
          <table:table-cell table:style-name="ce2" office:value-type="float" office:value="0.50438569">
            <text:p>0.50438569</text:p>
          </table:table-cell>
          <table:table-cell/>
          <table:table-cell table:style-name="ce2" office:value-type="string">
            <text:p>1, 0.736807 86</text:p>
          </table:table-cell>
          <table:table-cell table:formula="of:=MID([.I70];1;1)" office:value-type="string" office:string-value="1">
            <text:p>1</text:p>
          </table:table-cell>
          <table:table-cell table:formula="of:=MID([.I70];4;6)" office:value-type="string" office:string-value="0.7368">
            <text:p>0.7368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5">
            <text:p>0.615</text:p>
          </table:table-cell>
          <table:table-cell table:formula="of:=IF([.B71]&gt;[.$E$1];1;0)" office:value-type="float" office:value="1">
            <text:p>1</text:p>
          </table:table-cell>
          <table:table-cell table:formula="of:=ABS([.A71]-[.C71])" office:value-type="float" office:value="0">
            <text:p>0</text:p>
          </table:table-cell>
          <table:table-cell table:number-columns-repeated="2"/>
          <table:table-cell table:style-name="ce2" office:value-type="float" office:value="0.3028547">
            <text:p>0.3028547</text:p>
          </table:table-cell>
          <table:table-cell/>
          <table:table-cell table:style-name="ce2" office:value-type="string">
            <text:p>1, 0.615048 87</text:p>
          </table:table-cell>
          <table:table-cell table:formula="of:=MID([.I71];1;1)" office:value-type="string" office:string-value="1">
            <text:p>1</text:p>
          </table:table-cell>
          <table:table-cell table:formula="of:=MID([.I71];4;6)" office:value-type="string" office:string-value="0.6150">
            <text:p>0.6150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716">
            <text:p>0.5716</text:p>
          </table:table-cell>
          <table:table-cell table:formula="of:=IF([.B72]&gt;[.$E$1];1;0)" office:value-type="float" office:value="1">
            <text:p>1</text:p>
          </table:table-cell>
          <table:table-cell table:formula="of:=ABS([.A72]-[.C72])" office:value-type="float" office:value="1">
            <text:p>1</text:p>
          </table:table-cell>
          <table:table-cell table:number-columns-repeated="2"/>
          <table:table-cell table:style-name="ce2" office:value-type="float" office:value="0.78409771">
            <text:p>0.78409771</text:p>
          </table:table-cell>
          <table:table-cell/>
          <table:table-cell table:style-name="ce2" office:value-type="string">
            <text:p>0, 0.571605 88</text:p>
          </table:table-cell>
          <table:table-cell table:formula="of:=MID([.I72];1;1)" office:value-type="string" office:string-value="0">
            <text:p>0</text:p>
          </table:table-cell>
          <table:table-cell table:formula="of:=MID([.I72];4;6)" office:value-type="string" office:string-value="0.5716">
            <text:p>0.5716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3">
            <text:p>0.533</text:p>
          </table:table-cell>
          <table:table-cell table:formula="of:=IF([.B73]&gt;[.$E$1];1;0)" office:value-type="float" office:value="1">
            <text:p>1</text:p>
          </table:table-cell>
          <table:table-cell table:formula="of:=ABS([.A73]-[.C73])" office:value-type="float" office:value="0">
            <text:p>0</text:p>
          </table:table-cell>
          <table:table-cell table:number-columns-repeated="2"/>
          <table:table-cell table:style-name="ce2" office:value-type="float" office:value="0.78796372">
            <text:p>0.78796372</text:p>
          </table:table-cell>
          <table:table-cell/>
          <table:table-cell table:style-name="ce2" office:value-type="string">
            <text:p>1, 0.533065 89</text:p>
          </table:table-cell>
          <table:table-cell table:formula="of:=MID([.I73];1;1)" office:value-type="string" office:string-value="1">
            <text:p>1</text:p>
          </table:table-cell>
          <table:table-cell table:formula="of:=MID([.I73];4;6)" office:value-type="string" office:string-value="0.5330">
            <text:p>0.5330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781">
            <text:p>0.5781</text:p>
          </table:table-cell>
          <table:table-cell table:formula="of:=IF([.B74]&gt;[.$E$1];1;0)" office:value-type="float" office:value="1">
            <text:p>1</text:p>
          </table:table-cell>
          <table:table-cell table:formula="of:=ABS([.A74]-[.C74])" office:value-type="float" office:value="1">
            <text:p>1</text:p>
          </table:table-cell>
          <table:table-cell table:number-columns-repeated="2"/>
          <table:table-cell table:style-name="ce2" office:value-type="float" office:value="0.41991273">
            <text:p>0.41991273</text:p>
          </table:table-cell>
          <table:table-cell/>
          <table:table-cell table:style-name="ce2" office:value-type="string">
            <text:p>0, 0.578175 90</text:p>
          </table:table-cell>
          <table:table-cell table:formula="of:=MID([.I74];1;1)" office:value-type="string" office:string-value="0">
            <text:p>0</text:p>
          </table:table-cell>
          <table:table-cell table:formula="of:=MID([.I74];4;6)" office:value-type="string" office:string-value="0.5781">
            <text:p>0.5781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131">
            <text:p>0.3131</text:p>
          </table:table-cell>
          <table:table-cell table:formula="of:=IF([.B75]&gt;[.$E$1];1;0)" office:value-type="float" office:value="0">
            <text:p>0</text:p>
          </table:table-cell>
          <table:table-cell table:formula="of:=ABS([.A75]-[.C75])" office:value-type="float" office:value="1">
            <text:p>1</text:p>
          </table:table-cell>
          <table:table-cell table:number-columns-repeated="2"/>
          <table:table-cell table:style-name="ce2" office:value-type="float" office:value="0.42867474">
            <text:p>0.42867474</text:p>
          </table:table-cell>
          <table:table-cell/>
          <table:table-cell table:style-name="ce2" office:value-type="string">
            <text:p>1, 0.313191 91</text:p>
          </table:table-cell>
          <table:table-cell table:formula="of:=MID([.I75];1;1)" office:value-type="string" office:string-value="1">
            <text:p>1</text:p>
          </table:table-cell>
          <table:table-cell table:formula="of:=MID([.I75];4;6)" office:value-type="string" office:string-value="0.3131">
            <text:p>0.3131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74">
            <text:p>0.6774</text:p>
          </table:table-cell>
          <table:table-cell table:formula="of:=IF([.B76]&gt;[.$E$1];1;0)" office:value-type="float" office:value="1">
            <text:p>1</text:p>
          </table:table-cell>
          <table:table-cell table:formula="of:=ABS([.A76]-[.C76])" office:value-type="float" office:value="0">
            <text:p>0</text:p>
          </table:table-cell>
          <table:table-cell table:number-columns-repeated="2"/>
          <table:table-cell table:style-name="ce2" office:value-type="float" office:value="0.47182475">
            <text:p>0.47182475</text:p>
          </table:table-cell>
          <table:table-cell/>
          <table:table-cell table:style-name="ce2" office:value-type="string">
            <text:p>1, 0.677422 92</text:p>
          </table:table-cell>
          <table:table-cell table:formula="of:=MID([.I76];1;1)" office:value-type="string" office:string-value="1">
            <text:p>1</text:p>
          </table:table-cell>
          <table:table-cell table:formula="of:=MID([.I76];4;6)" office:value-type="string" office:string-value="0.6774">
            <text:p>0.6774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094">
            <text:p>0.3094</text:p>
          </table:table-cell>
          <table:table-cell table:formula="of:=IF([.B77]&gt;[.$E$1];1;0)" office:value-type="float" office:value="0">
            <text:p>0</text:p>
          </table:table-cell>
          <table:table-cell table:formula="of:=ABS([.A77]-[.C77])" office:value-type="float" office:value="0">
            <text:p>0</text:p>
          </table:table-cell>
          <table:table-cell table:number-columns-repeated="2"/>
          <table:table-cell table:style-name="ce2" office:value-type="float" office:value="0.67035576">
            <text:p>0.67035576</text:p>
          </table:table-cell>
          <table:table-cell/>
          <table:table-cell table:style-name="ce2" office:value-type="string">
            <text:p>0, 0.30945 93</text:p>
          </table:table-cell>
          <table:table-cell table:formula="of:=MID([.I77];1;1)" office:value-type="string" office:string-value="0">
            <text:p>0</text:p>
          </table:table-cell>
          <table:table-cell table:formula="of:=MID([.I77];4;6)" office:value-type="string" office:string-value="0.3094">
            <text:p>0.3094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15">
            <text:p>0.7515</text:p>
          </table:table-cell>
          <table:table-cell table:formula="of:=IF([.B78]&gt;[.$E$1];1;0)" office:value-type="float" office:value="1">
            <text:p>1</text:p>
          </table:table-cell>
          <table:table-cell table:formula="of:=ABS([.A78]-[.C78])" office:value-type="float" office:value="0">
            <text:p>0</text:p>
          </table:table-cell>
          <table:table-cell table:number-columns-repeated="2"/>
          <table:table-cell table:style-name="ce2" office:value-type="float" office:value="0.52695677">
            <text:p>0.52695677</text:p>
          </table:table-cell>
          <table:table-cell/>
          <table:table-cell table:style-name="ce2" office:value-type="string">
            <text:p>1, 0.751511 94</text:p>
          </table:table-cell>
          <table:table-cell table:formula="of:=MID([.I78];1;1)" office:value-type="string" office:string-value="1">
            <text:p>1</text:p>
          </table:table-cell>
          <table:table-cell table:formula="of:=MID([.I78];4;6)" office:value-type="string" office:string-value="0.7515">
            <text:p>0.7515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782">
            <text:p>0.3782</text:p>
          </table:table-cell>
          <table:table-cell table:formula="of:=IF([.B79]&gt;[.$E$1];1;0)" office:value-type="float" office:value="0">
            <text:p>0</text:p>
          </table:table-cell>
          <table:table-cell table:formula="of:=ABS([.A79]-[.C79])" office:value-type="float" office:value="0">
            <text:p>0</text:p>
          </table:table-cell>
          <table:table-cell table:number-columns-repeated="2"/>
          <table:table-cell table:style-name="ce2" office:value-type="float" office:value="0.65730778">
            <text:p>0.65730778</text:p>
          </table:table-cell>
          <table:table-cell/>
          <table:table-cell table:style-name="ce2" office:value-type="string">
            <text:p>0, 0.378247 95</text:p>
          </table:table-cell>
          <table:table-cell table:formula="of:=MID([.I79];1;1)" office:value-type="string" office:string-value="0">
            <text:p>0</text:p>
          </table:table-cell>
          <table:table-cell table:formula="of:=MID([.I79];4;6)" office:value-type="string" office:string-value="0.3782">
            <text:p>0.3782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914">
            <text:p>0.4914</text:p>
          </table:table-cell>
          <table:table-cell table:formula="of:=IF([.B80]&gt;[.$E$1];1;0)" office:value-type="float" office:value="1">
            <text:p>1</text:p>
          </table:table-cell>
          <table:table-cell table:formula="of:=ABS([.A80]-[.C80])" office:value-type="float" office:value="1">
            <text:p>1</text:p>
          </table:table-cell>
          <table:table-cell table:number-columns-repeated="2"/>
          <table:table-cell table:style-name="ce2" office:value-type="float" office:value="0.57624179">
            <text:p>0.57624179</text:p>
          </table:table-cell>
          <table:table-cell/>
          <table:table-cell table:style-name="ce2" office:value-type="string">
            <text:p>0, 0.491451 96</text:p>
          </table:table-cell>
          <table:table-cell table:formula="of:=MID([.I80];1;1)" office:value-type="string" office:string-value="0">
            <text:p>0</text:p>
          </table:table-cell>
          <table:table-cell table:formula="of:=MID([.I80];4;6)" office:value-type="string" office:string-value="0.4914">
            <text:p>0.4914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52">
            <text:p>0.7052</text:p>
          </table:table-cell>
          <table:table-cell table:formula="of:=IF([.B81]&gt;[.$E$1];1;0)" office:value-type="float" office:value="1">
            <text:p>1</text:p>
          </table:table-cell>
          <table:table-cell table:formula="of:=ABS([.A81]-[.C81])" office:value-type="float" office:value="0">
            <text:p>0</text:p>
          </table:table-cell>
          <table:table-cell table:number-columns-repeated="2"/>
          <table:table-cell table:style-name="ce2" office:value-type="float" office:value="0.6992188">
            <text:p>0.6992188</text:p>
          </table:table-cell>
          <table:table-cell/>
          <table:table-cell table:style-name="ce2" office:value-type="string">
            <text:p>1, 0.705242 97</text:p>
          </table:table-cell>
          <table:table-cell table:formula="of:=MID([.I81];1;1)" office:value-type="string" office:string-value="1">
            <text:p>1</text:p>
          </table:table-cell>
          <table:table-cell table:formula="of:=MID([.I81];4;6)" office:value-type="string" office:string-value="0.7052">
            <text:p>0.7052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208">
            <text:p>0.5208</text:p>
          </table:table-cell>
          <table:table-cell table:formula="of:=IF([.B82]&gt;[.$E$1];1;0)" office:value-type="float" office:value="1">
            <text:p>1</text:p>
          </table:table-cell>
          <table:table-cell table:formula="of:=ABS([.A82]-[.C82])" office:value-type="float" office:value="1">
            <text:p>1</text:p>
          </table:table-cell>
          <table:table-cell table:number-columns-repeated="2"/>
          <table:table-cell table:style-name="ce2" office:value-type="float" office:value="0.41828381">
            <text:p>0.41828381</text:p>
          </table:table-cell>
          <table:table-cell/>
          <table:table-cell table:style-name="ce2" office:value-type="string">
            <text:p>0, 0.520835 98</text:p>
          </table:table-cell>
          <table:table-cell table:formula="of:=MID([.I82];1;1)" office:value-type="string" office:string-value="0">
            <text:p>0</text:p>
          </table:table-cell>
          <table:table-cell table:formula="of:=MID([.I82];4;6)" office:value-type="string" office:string-value="0.5208">
            <text:p>0.5208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715">
            <text:p>0.7715</text:p>
          </table:table-cell>
          <table:table-cell table:formula="of:=IF([.B83]&gt;[.$E$1];1;0)" office:value-type="float" office:value="1">
            <text:p>1</text:p>
          </table:table-cell>
          <table:table-cell table:formula="of:=ABS([.A83]-[.C83])" office:value-type="float" office:value="0">
            <text:p>0</text:p>
          </table:table-cell>
          <table:table-cell table:number-columns-repeated="2"/>
          <table:table-cell table:style-name="ce2" office:value-type="float" office:value="0.5125682">
            <text:p>0.5125682</text:p>
          </table:table-cell>
          <table:table-cell/>
          <table:table-cell table:style-name="ce2" office:value-type="string">
            <text:p>1, 0.771515 99</text:p>
          </table:table-cell>
          <table:table-cell table:formula="of:=MID([.I83];1;1)" office:value-type="string" office:string-value="1">
            <text:p>1</text:p>
          </table:table-cell>
          <table:table-cell table:formula="of:=MID([.I83];4;6)" office:value-type="string" office:string-value="0.7715">
            <text:p>0.7715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25">
            <text:p>0.425</text:p>
          </table:table-cell>
          <table:table-cell table:formula="of:=IF([.B84]&gt;[.$E$1];1;0)" office:value-type="float" office:value="0">
            <text:p>0</text:p>
          </table:table-cell>
          <table:table-cell table:formula="of:=ABS([.A84]-[.C84])" office:value-type="float" office:value="1">
            <text:p>1</text:p>
          </table:table-cell>
          <table:table-cell table:number-columns-repeated="2"/>
          <table:table-cell table:style-name="ce2" office:value-type="float" office:value="0.39802283">
            <text:p>0.39802283</text:p>
          </table:table-cell>
          <table:table-cell/>
          <table:table-cell table:style-name="ce2" office:value-type="string">
            <text:p>1, 0.425042 100</text:p>
          </table:table-cell>
          <table:table-cell table:formula="of:=MID([.I84];1;1)" office:value-type="string" office:string-value="1">
            <text:p>1</text:p>
          </table:table-cell>
          <table:table-cell table:formula="of:=MID([.I84];4;6)" office:value-type="string" office:string-value="0.4250">
            <text:p>0.4250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53">
            <text:p>0.6053</text:p>
          </table:table-cell>
          <table:table-cell table:formula="of:=IF([.B85]&gt;[.$E$1];1;0)" office:value-type="float" office:value="1">
            <text:p>1</text:p>
          </table:table-cell>
          <table:table-cell table:formula="of:=ABS([.A85]-[.C85])" office:value-type="float" office:value="0">
            <text:p>0</text:p>
          </table:table-cell>
          <table:table-cell table:number-columns-repeated="2"/>
          <table:table-cell table:style-name="ce2" office:value-type="float" office:value="0.45205384">
            <text:p>0.45205384</text:p>
          </table:table-cell>
          <table:table-cell/>
          <table:table-cell table:style-name="ce2" office:value-type="string">
            <text:p>1, 0.605302 102</text:p>
          </table:table-cell>
          <table:table-cell table:formula="of:=MID([.I85];1;1)" office:value-type="string" office:string-value="1">
            <text:p>1</text:p>
          </table:table-cell>
          <table:table-cell table:formula="of:=MID([.I85];4;6)" office:value-type="string" office:string-value="0.6053">
            <text:p>0.6053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742">
            <text:p>0.8742</text:p>
          </table:table-cell>
          <table:table-cell table:formula="of:=IF([.B86]&gt;[.$E$1];1;0)" office:value-type="float" office:value="1">
            <text:p>1</text:p>
          </table:table-cell>
          <table:table-cell table:formula="of:=ABS([.A86]-[.C86])" office:value-type="float" office:value="0">
            <text:p>0</text:p>
          </table:table-cell>
          <table:table-cell table:number-columns-repeated="2"/>
          <table:table-cell table:style-name="ce2" office:value-type="float" office:value="0.24893985">
            <text:p>0.24893985</text:p>
          </table:table-cell>
          <table:table-cell/>
          <table:table-cell table:style-name="ce2" office:value-type="string">
            <text:p>1, 0.874257 104</text:p>
          </table:table-cell>
          <table:table-cell table:formula="of:=MID([.I86];1;1)" office:value-type="string" office:string-value="1">
            <text:p>1</text:p>
          </table:table-cell>
          <table:table-cell table:formula="of:=MID([.I86];4;6)" office:value-type="string" office:string-value="0.8742">
            <text:p>0.8742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12">
            <text:p>0.412</text:p>
          </table:table-cell>
          <table:table-cell table:formula="of:=IF([.B87]&gt;[.$E$1];1;0)" office:value-type="float" office:value="0">
            <text:p>0</text:p>
          </table:table-cell>
          <table:table-cell table:formula="of:=ABS([.A87]-[.C87])" office:value-type="float" office:value="0">
            <text:p>0</text:p>
          </table:table-cell>
          <table:table-cell table:number-columns-repeated="2"/>
          <table:table-cell table:style-name="ce2" office:value-type="float" office:value="0.62672286">
            <text:p>0.62672286</text:p>
          </table:table-cell>
          <table:table-cell/>
          <table:table-cell table:style-name="ce2" office:value-type="string">
            <text:p>0, 0.412026 105</text:p>
          </table:table-cell>
          <table:table-cell table:formula="of:=MID([.I87];1;1)" office:value-type="string" office:string-value="0">
            <text:p>0</text:p>
          </table:table-cell>
          <table:table-cell table:formula="of:=MID([.I87];4;6)" office:value-type="string" office:string-value="0.4120">
            <text:p>0.4120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226">
            <text:p>0.5226</text:p>
          </table:table-cell>
          <table:table-cell table:formula="of:=IF([.B88]&gt;[.$E$1];1;0)" office:value-type="float" office:value="1">
            <text:p>1</text:p>
          </table:table-cell>
          <table:table-cell table:formula="of:=ABS([.A88]-[.C88])" office:value-type="float" office:value="0">
            <text:p>0</text:p>
          </table:table-cell>
          <table:table-cell table:number-columns-repeated="2"/>
          <table:table-cell table:style-name="ce2" office:value-type="float" office:value="0.62097487">
            <text:p>0.62097487</text:p>
          </table:table-cell>
          <table:table-cell/>
          <table:table-cell table:style-name="ce2" office:value-type="string">
            <text:p>1, 0.522685 106</text:p>
          </table:table-cell>
          <table:table-cell table:formula="of:=MID([.I88];1;1)" office:value-type="string" office:string-value="1">
            <text:p>1</text:p>
          </table:table-cell>
          <table:table-cell table:formula="of:=MID([.I88];4;6)" office:value-type="string" office:string-value="0.5226">
            <text:p>0.5226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03">
            <text:p>0.7803</text:p>
          </table:table-cell>
          <table:table-cell table:formula="of:=IF([.B89]&gt;[.$E$1];1;0)" office:value-type="float" office:value="1">
            <text:p>1</text:p>
          </table:table-cell>
          <table:table-cell table:formula="of:=ABS([.A89]-[.C89])" office:value-type="float" office:value="0">
            <text:p>0</text:p>
          </table:table-cell>
          <table:table-cell table:number-columns-repeated="2"/>
          <table:table-cell table:style-name="ce2" office:value-type="float" office:value="0.56381988">
            <text:p>0.56381988</text:p>
          </table:table-cell>
          <table:table-cell/>
          <table:table-cell table:style-name="ce2" office:value-type="string">
            <text:p>1, 0.780307 107</text:p>
          </table:table-cell>
          <table:table-cell table:formula="of:=MID([.I89];1;1)" office:value-type="string" office:string-value="1">
            <text:p>1</text:p>
          </table:table-cell>
          <table:table-cell table:formula="of:=MID([.I89];4;6)" office:value-type="string" office:string-value="0.7803">
            <text:p>0.7803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758">
            <text:p>0.3758</text:p>
          </table:table-cell>
          <table:table-cell table:formula="of:=IF([.B90]&gt;[.$E$1];1;0)" office:value-type="float" office:value="0">
            <text:p>0</text:p>
          </table:table-cell>
          <table:table-cell table:formula="of:=ABS([.A90]-[.C90])" office:value-type="float" office:value="1">
            <text:p>1</text:p>
          </table:table-cell>
          <table:table-cell table:number-columns-repeated="2"/>
          <table:table-cell table:style-name="ce2" office:value-type="float" office:value="0.64051789">
            <text:p>0.64051789</text:p>
          </table:table-cell>
          <table:table-cell/>
          <table:table-cell table:style-name="ce2" office:value-type="string">
            <text:p>1, 0.375839 108</text:p>
          </table:table-cell>
          <table:table-cell table:formula="of:=MID([.I90];1;1)" office:value-type="string" office:string-value="1">
            <text:p>1</text:p>
          </table:table-cell>
          <table:table-cell table:formula="of:=MID([.I90];4;6)" office:value-type="string" office:string-value="0.3758">
            <text:p>0.3758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81">
            <text:p>0.7381</text:p>
          </table:table-cell>
          <table:table-cell table:formula="of:=IF([.B91]&gt;[.$E$1];1;0)" office:value-type="float" office:value="1">
            <text:p>1</text:p>
          </table:table-cell>
          <table:table-cell table:formula="of:=ABS([.A91]-[.C91])" office:value-type="float" office:value="0">
            <text:p>0</text:p>
          </table:table-cell>
          <table:table-cell table:number-columns-repeated="2"/>
          <table:table-cell table:style-name="ce2" office:value-type="float" office:value="0.5653339">
            <text:p>0.5653339</text:p>
          </table:table-cell>
          <table:table-cell/>
          <table:table-cell table:style-name="ce2" office:value-type="string">
            <text:p>1, 0.738139 109</text:p>
          </table:table-cell>
          <table:table-cell table:formula="of:=MID([.I91];1;1)" office:value-type="string" office:string-value="1">
            <text:p>1</text:p>
          </table:table-cell>
          <table:table-cell table:formula="of:=MID([.I91];4;6)" office:value-type="string" office:string-value="0.7381">
            <text:p>0.7381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988">
            <text:p>0.8988</text:p>
          </table:table-cell>
          <table:table-cell table:formula="of:=IF([.B92]&gt;[.$E$1];1;0)" office:value-type="float" office:value="1">
            <text:p>1</text:p>
          </table:table-cell>
          <table:table-cell table:formula="of:=ABS([.A92]-[.C92])" office:value-type="float" office:value="0">
            <text:p>0</text:p>
          </table:table-cell>
          <table:table-cell table:number-columns-repeated="2"/>
          <table:table-cell table:style-name="ce2" office:value-type="float" office:value="0.35011391">
            <text:p>0.35011391</text:p>
          </table:table-cell>
          <table:table-cell/>
          <table:table-cell table:style-name="ce2" office:value-type="string">
            <text:p>1, 0.898802 110</text:p>
          </table:table-cell>
          <table:table-cell table:formula="of:=MID([.I92];1;1)" office:value-type="string" office:string-value="1">
            <text:p>1</text:p>
          </table:table-cell>
          <table:table-cell table:formula="of:=MID([.I92];4;6)" office:value-type="string" office:string-value="0.8988">
            <text:p>0.8988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397">
            <text:p>0.5397</text:p>
          </table:table-cell>
          <table:table-cell table:formula="of:=IF([.B93]&gt;[.$E$1];1;0)" office:value-type="float" office:value="1">
            <text:p>1</text:p>
          </table:table-cell>
          <table:table-cell table:formula="of:=ABS([.A93]-[.C93])" office:value-type="float" office:value="1">
            <text:p>1</text:p>
          </table:table-cell>
          <table:table-cell table:number-columns-repeated="2"/>
          <table:table-cell table:style-name="ce2" office:value-type="float" office:value="0.74192992">
            <text:p>0.74192992</text:p>
          </table:table-cell>
          <table:table-cell/>
          <table:table-cell table:style-name="ce2" office:value-type="string">
            <text:p>0, 0.539789 112</text:p>
          </table:table-cell>
          <table:table-cell table:formula="of:=MID([.I93];1;1)" office:value-type="string" office:string-value="0">
            <text:p>0</text:p>
          </table:table-cell>
          <table:table-cell table:formula="of:=MID([.I93];4;6)" office:value-type="string" office:string-value="0.5397">
            <text:p>0.5397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07">
            <text:p>0.7807</text:p>
          </table:table-cell>
          <table:table-cell table:formula="of:=IF([.B94]&gt;[.$E$1];1;0)" office:value-type="float" office:value="1">
            <text:p>1</text:p>
          </table:table-cell>
          <table:table-cell table:formula="of:=ABS([.A94]-[.C94])" office:value-type="float" office:value="0">
            <text:p>0</text:p>
          </table:table-cell>
          <table:table-cell table:number-columns-repeated="2"/>
          <table:table-cell table:style-name="ce2" office:value-type="float" office:value="0.32200493">
            <text:p>0.32200493</text:p>
          </table:table-cell>
          <table:table-cell/>
          <table:table-cell table:style-name="ce2" office:value-type="string">
            <text:p>1, 0.780747 113</text:p>
          </table:table-cell>
          <table:table-cell table:formula="of:=MID([.I94];1;1)" office:value-type="string" office:string-value="1">
            <text:p>1</text:p>
          </table:table-cell>
          <table:table-cell table:formula="of:=MID([.I94];4;6)" office:value-type="string" office:string-value="0.7807">
            <text:p>0.7807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71">
            <text:p>0.771</text:p>
          </table:table-cell>
          <table:table-cell table:formula="of:=IF([.B95]&gt;[.$E$1];1;0)" office:value-type="float" office:value="1">
            <text:p>1</text:p>
          </table:table-cell>
          <table:table-cell table:formula="of:=ABS([.A95]-[.C95])" office:value-type="float" office:value="0">
            <text:p>0</text:p>
          </table:table-cell>
          <table:table-cell table:number-columns-repeated="2"/>
          <table:table-cell table:style-name="ce2" office:value-type="float" office:value="0.73586694">
            <text:p>0.73586694</text:p>
          </table:table-cell>
          <table:table-cell/>
          <table:table-cell table:style-name="ce2" office:value-type="string">
            <text:p>1, 0.771085 114</text:p>
          </table:table-cell>
          <table:table-cell table:formula="of:=MID([.I95];1;1)" office:value-type="string" office:string-value="1">
            <text:p>1</text:p>
          </table:table-cell>
          <table:table-cell table:formula="of:=MID([.I95];4;6)" office:value-type="string" office:string-value="0.7710">
            <text:p>0.7710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007">
            <text:p>0.5007</text:p>
          </table:table-cell>
          <table:table-cell table:formula="of:=IF([.B96]&gt;[.$E$1];1;0)" office:value-type="float" office:value="1">
            <text:p>1</text:p>
          </table:table-cell>
          <table:table-cell table:formula="of:=ABS([.A96]-[.C96])" office:value-type="float" office:value="1">
            <text:p>1</text:p>
          </table:table-cell>
          <table:table-cell table:number-columns-repeated="2"/>
          <table:table-cell table:style-name="ce2" office:value-type="float" office:value="0.31018595">
            <text:p>0.31018595</text:p>
          </table:table-cell>
          <table:table-cell/>
          <table:table-cell table:style-name="ce2" office:value-type="string">
            <text:p>0, 0.500734 115</text:p>
          </table:table-cell>
          <table:table-cell table:formula="of:=MID([.I96];1;1)" office:value-type="string" office:string-value="0">
            <text:p>0</text:p>
          </table:table-cell>
          <table:table-cell table:formula="of:=MID([.I96];4;6)" office:value-type="string" office:string-value="0.5007">
            <text:p>0.5007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283">
            <text:p>0.7283</text:p>
          </table:table-cell>
          <table:table-cell table:formula="of:=IF([.B97]&gt;[.$E$1];1;0)" office:value-type="float" office:value="1">
            <text:p>1</text:p>
          </table:table-cell>
          <table:table-cell table:formula="of:=ABS([.A97]-[.C97])" office:value-type="float" office:value="1">
            <text:p>1</text:p>
          </table:table-cell>
          <table:table-cell table:number-columns-repeated="2"/>
          <table:table-cell table:style-name="ce2" office:value-type="float" office:value="0.54606296">
            <text:p>0.54606296</text:p>
          </table:table-cell>
          <table:table-cell/>
          <table:table-cell table:style-name="ce2" office:value-type="string">
            <text:p>0, 0.728381 118</text:p>
          </table:table-cell>
          <table:table-cell table:formula="of:=MID([.I97];1;1)" office:value-type="string" office:string-value="0">
            <text:p>0</text:p>
          </table:table-cell>
          <table:table-cell table:formula="of:=MID([.I97];4;6)" office:value-type="string" office:string-value="0.7283">
            <text:p>0.7283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826">
            <text:p>0.3826</text:p>
          </table:table-cell>
          <table:table-cell table:formula="of:=IF([.B98]&gt;[.$E$1];1;0)" office:value-type="float" office:value="0">
            <text:p>0</text:p>
          </table:table-cell>
          <table:table-cell table:formula="of:=ABS([.A98]-[.C98])" office:value-type="float" office:value="1">
            <text:p>1</text:p>
          </table:table-cell>
          <table:table-cell table:number-columns-repeated="2"/>
          <table:table-cell table:style-name="ce2" office:value-type="float" office:value="0.45240297">
            <text:p>0.45240297</text:p>
          </table:table-cell>
          <table:table-cell/>
          <table:table-cell table:style-name="ce2" office:value-type="string">
            <text:p>1, 0.382645 119</text:p>
          </table:table-cell>
          <table:table-cell table:formula="of:=MID([.I98];1;1)" office:value-type="string" office:string-value="1">
            <text:p>1</text:p>
          </table:table-cell>
          <table:table-cell table:formula="of:=MID([.I98];4;6)" office:value-type="string" office:string-value="0.3826">
            <text:p>0.3826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566">
            <text:p>0.3566</text:p>
          </table:table-cell>
          <table:table-cell table:formula="of:=IF([.B99]&gt;[.$E$1];1;0)" office:value-type="float" office:value="0">
            <text:p>0</text:p>
          </table:table-cell>
          <table:table-cell table:formula="of:=ABS([.A99]-[.C99])" office:value-type="float" office:value="1">
            <text:p>1</text:p>
          </table:table-cell>
          <table:table-cell table:number-columns-repeated="2"/>
          <table:table-cell table:style-name="ce2" office:value-type="float" office:value="0.47090698">
            <text:p>0.47090698</text:p>
          </table:table-cell>
          <table:table-cell/>
          <table:table-cell table:style-name="ce2" office:value-type="string">
            <text:p>1, 0.356645 120</text:p>
          </table:table-cell>
          <table:table-cell table:formula="of:=MID([.I99];1;1)" office:value-type="string" office:string-value="1">
            <text:p>1</text:p>
          </table:table-cell>
          <table:table-cell table:formula="of:=MID([.I99];4;6)" office:value-type="string" office:string-value="0.3566">
            <text:p>0.3566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804">
            <text:p>0.6804</text:p>
          </table:table-cell>
          <table:table-cell table:formula="of:=IF([.B100]&gt;[.$E$1];1;0)" office:value-type="float" office:value="1">
            <text:p>1</text:p>
          </table:table-cell>
          <table:table-cell table:formula="of:=ABS([.A100]-[.C100])" office:value-type="float" office:value="1">
            <text:p>1</text:p>
          </table:table-cell>
          <table:table-cell table:number-columns-repeated="2"/>
          <table:table-cell table:style-name="ce2" office:value-type="float" office:value="0.74985599">
            <text:p>0.74985599</text:p>
          </table:table-cell>
          <table:table-cell/>
          <table:table-cell table:style-name="ce2" office:value-type="string">
            <text:p>0, 0.680404 121</text:p>
          </table:table-cell>
          <table:table-cell table:formula="of:=MID([.I100];1;1)" office:value-type="string" office:string-value="0">
            <text:p>0</text:p>
          </table:table-cell>
          <table:table-cell table:formula="of:=MID([.I100];4;6)" office:value-type="string" office:string-value="0.6804">
            <text:p>0.6804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88">
            <text:p>0.6388</text:p>
          </table:table-cell>
          <table:table-cell table:formula="of:=IF([.B101]&gt;[.$E$1];1;0)" office:value-type="float" office:value="1">
            <text:p>1</text:p>
          </table:table-cell>
          <table:table-cell table:formula="of:=ABS([.A101]-[.C101])" office:value-type="float" office:value="0">
            <text:p>0</text:p>
          </table:table-cell>
          <table:table-cell table:number-columns-repeated="2"/>
          <table:table-cell table:style-name="ce2" office:value-type="float" office:value="0.4508561">
            <text:p>0.4508561</text:p>
          </table:table-cell>
          <table:table-cell/>
          <table:table-cell table:style-name="ce2" office:value-type="string">
            <text:p>1, 0.638892 122</text:p>
          </table:table-cell>
          <table:table-cell table:formula="of:=MID([.I101];1;1)" office:value-type="string" office:string-value="1">
            <text:p>1</text:p>
          </table:table-cell>
          <table:table-cell table:formula="of:=MID([.I101];4;6)" office:value-type="string" office:string-value="0.6388">
            <text:p>0.6388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">
            <text:p>0.66</text:p>
          </table:table-cell>
          <table:table-cell table:formula="of:=IF([.B102]&gt;[.$E$1];1;0)" office:value-type="float" office:value="1">
            <text:p>1</text:p>
          </table:table-cell>
          <table:table-cell table:formula="of:=ABS([.A102]-[.C102])" office:value-type="float" office:value="0">
            <text:p>0</text:p>
          </table:table-cell>
          <table:table-cell table:number-columns-repeated="2"/>
          <table:table-cell table:style-name="ce2" office:value-type="float" office:value="0.489298101">
            <text:p>0.489298101</text:p>
          </table:table-cell>
          <table:table-cell/>
          <table:table-cell table:style-name="ce2" office:value-type="string">
            <text:p>1, 0.66004 124</text:p>
          </table:table-cell>
          <table:table-cell table:formula="of:=MID([.I102];1;1)" office:value-type="string" office:string-value="1">
            <text:p>1</text:p>
          </table:table-cell>
          <table:table-cell table:formula="of:=MID([.I102];4;6)" office:value-type="string" office:string-value="0.6600">
            <text:p>0.6600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66">
            <text:p>0.5866</text:p>
          </table:table-cell>
          <table:table-cell table:formula="of:=IF([.B103]&gt;[.$E$1];1;0)" office:value-type="float" office:value="1">
            <text:p>1</text:p>
          </table:table-cell>
          <table:table-cell table:formula="of:=ABS([.A103]-[.C103])" office:value-type="float" office:value="0">
            <text:p>0</text:p>
          </table:table-cell>
          <table:table-cell table:number-columns-repeated="2"/>
          <table:table-cell table:style-name="ce2" office:value-type="float" office:value="0.47554102">
            <text:p>0.47554102</text:p>
          </table:table-cell>
          <table:table-cell/>
          <table:table-cell table:style-name="ce2" office:value-type="string">
            <text:p>1, 0.586654 125</text:p>
          </table:table-cell>
          <table:table-cell table:formula="of:=MID([.I103];1;1)" office:value-type="string" office:string-value="1">
            <text:p>1</text:p>
          </table:table-cell>
          <table:table-cell table:formula="of:=MID([.I103];4;6)" office:value-type="string" office:string-value="0.5866">
            <text:p>0.5866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83">
            <text:p>0.6983</text:p>
          </table:table-cell>
          <table:table-cell table:formula="of:=IF([.B104]&gt;[.$E$1];1;0)" office:value-type="float" office:value="1">
            <text:p>1</text:p>
          </table:table-cell>
          <table:table-cell table:formula="of:=ABS([.A104]-[.C104])" office:value-type="float" office:value="0">
            <text:p>0</text:p>
          </table:table-cell>
          <table:table-cell table:number-columns-repeated="2"/>
          <table:table-cell table:style-name="ce2" office:value-type="float" office:value="0.596124103">
            <text:p>0.596124103</text:p>
          </table:table-cell>
          <table:table-cell/>
          <table:table-cell table:style-name="ce2" office:value-type="string">
            <text:p>1, 0.698332 126</text:p>
          </table:table-cell>
          <table:table-cell table:formula="of:=MID([.I104];1;1)" office:value-type="string" office:string-value="1">
            <text:p>1</text:p>
          </table:table-cell>
          <table:table-cell table:formula="of:=MID([.I104];4;6)" office:value-type="string" office:string-value="0.6983">
            <text:p>0.6983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6">
            <text:p>0.726</text:p>
          </table:table-cell>
          <table:table-cell table:formula="of:=IF([.B105]&gt;[.$E$1];1;0)" office:value-type="float" office:value="1">
            <text:p>1</text:p>
          </table:table-cell>
          <table:table-cell table:formula="of:=ABS([.A105]-[.C105])" office:value-type="float" office:value="0">
            <text:p>0</text:p>
          </table:table-cell>
          <table:table-cell table:number-columns-repeated="2"/>
          <table:table-cell table:style-name="ce2" office:value-type="float" office:value="0.75202104">
            <text:p>0.75202104</text:p>
          </table:table-cell>
          <table:table-cell/>
          <table:table-cell table:style-name="ce2" office:value-type="string">
            <text:p>1, 0.726038 127</text:p>
          </table:table-cell>
          <table:table-cell table:formula="of:=MID([.I105];1;1)" office:value-type="string" office:string-value="1">
            <text:p>1</text:p>
          </table:table-cell>
          <table:table-cell table:formula="of:=MID([.I105];4;6)" office:value-type="string" office:string-value="0.7260">
            <text:p>0.7260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8026">
            <text:p>0.8026</text:p>
          </table:table-cell>
          <table:table-cell table:formula="of:=IF([.B106]&gt;[.$E$1];1;0)" office:value-type="float" office:value="1">
            <text:p>1</text:p>
          </table:table-cell>
          <table:table-cell table:formula="of:=ABS([.A106]-[.C106])" office:value-type="float" office:value="1">
            <text:p>1</text:p>
          </table:table-cell>
          <table:table-cell table:number-columns-repeated="2"/>
          <table:table-cell table:style-name="ce2" office:value-type="float" office:value="0.459821105">
            <text:p>0.459821105</text:p>
          </table:table-cell>
          <table:table-cell/>
          <table:table-cell table:style-name="ce2" office:value-type="string">
            <text:p>0, 0.802677 128</text:p>
          </table:table-cell>
          <table:table-cell table:formula="of:=MID([.I106];1;1)" office:value-type="string" office:string-value="0">
            <text:p>0</text:p>
          </table:table-cell>
          <table:table-cell table:formula="of:=MID([.I106];4;6)" office:value-type="string" office:string-value="0.8026">
            <text:p>0.8026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36">
            <text:p>0.6436</text:p>
          </table:table-cell>
          <table:table-cell table:formula="of:=IF([.B107]&gt;[.$E$1];1;0)" office:value-type="float" office:value="1">
            <text:p>1</text:p>
          </table:table-cell>
          <table:table-cell table:formula="of:=ABS([.A107]-[.C107])" office:value-type="float" office:value="0">
            <text:p>0</text:p>
          </table:table-cell>
          <table:table-cell table:number-columns-repeated="2"/>
          <table:table-cell table:style-name="ce2" office:value-type="float" office:value="0.559594106">
            <text:p>0.559594106</text:p>
          </table:table-cell>
          <table:table-cell/>
          <table:table-cell table:style-name="ce2" office:value-type="string">
            <text:p>1, 0.643699 129</text:p>
          </table:table-cell>
          <table:table-cell table:formula="of:=MID([.I107];1;1)" office:value-type="string" office:string-value="1">
            <text:p>1</text:p>
          </table:table-cell>
          <table:table-cell table:formula="of:=MID([.I107];4;6)" office:value-type="string" office:string-value="0.6436">
            <text:p>0.6436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354">
            <text:p>0.6354</text:p>
          </table:table-cell>
          <table:table-cell table:formula="of:=IF([.B108]&gt;[.$E$1];1;0)" office:value-type="float" office:value="1">
            <text:p>1</text:p>
          </table:table-cell>
          <table:table-cell table:formula="of:=ABS([.A108]-[.C108])" office:value-type="float" office:value="1">
            <text:p>1</text:p>
          </table:table-cell>
          <table:table-cell table:formula="of:=1-SUM([.D1:.D299])/299" office:value-type="float" office:value="0.705685618729097">
            <text:p>0.7056856187</text:p>
          </table:table-cell>
          <table:table-cell office:value-type="float" office:value="1">
            <text:p>1</text:p>
          </table:table-cell>
          <table:table-cell table:style-name="ce2" office:value-type="float" office:value="0.678779107">
            <text:p>0.678779107</text:p>
          </table:table-cell>
          <table:table-cell/>
          <table:table-cell table:style-name="ce2" office:value-type="string">
            <text:p>0, 0.635407 132</text:p>
          </table:table-cell>
          <table:table-cell table:formula="of:=MID([.I108];1;1)" office:value-type="string" office:string-value="0">
            <text:p>0</text:p>
          </table:table-cell>
          <table:table-cell table:formula="of:=MID([.I108];4;6)" office:value-type="string" office:string-value="0.6354">
            <text:p>0.6354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937">
            <text:p>0.4937</text:p>
          </table:table-cell>
          <table:table-cell table:formula="of:=IF([.B109]&gt;[.$E$1];1;0)" office:value-type="float" office:value="1">
            <text:p>1</text:p>
          </table:table-cell>
          <table:table-cell table:formula="of:=ABS([.A109]-[.C109])" office:value-type="float" office:value="1">
            <text:p>1</text:p>
          </table:table-cell>
          <table:table-cell table:number-columns-repeated="2"/>
          <table:table-cell table:style-name="ce2" office:value-type="float" office:value="0.387913108">
            <text:p>0.387913108</text:p>
          </table:table-cell>
          <table:table-cell/>
          <table:table-cell table:style-name="ce2" office:value-type="string">
            <text:p>0, 0.493757 133</text:p>
          </table:table-cell>
          <table:table-cell table:formula="of:=MID([.I109];1;1)" office:value-type="string" office:string-value="0">
            <text:p>0</text:p>
          </table:table-cell>
          <table:table-cell table:formula="of:=MID([.I109];4;6)" office:value-type="string" office:string-value="0.4937">
            <text:p>0.4937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2">
            <text:p>0.572</text:p>
          </table:table-cell>
          <table:table-cell table:formula="of:=IF([.B110]&gt;[.$E$1];1;0)" office:value-type="float" office:value="1">
            <text:p>1</text:p>
          </table:table-cell>
          <table:table-cell table:formula="of:=ABS([.A110]-[.C110])" office:value-type="float" office:value="0">
            <text:p>0</text:p>
          </table:table-cell>
          <table:table-cell table:number-columns-repeated="2"/>
          <table:table-cell table:style-name="ce2" office:value-type="float" office:value="0.671644109">
            <text:p>0.671644109</text:p>
          </table:table-cell>
          <table:table-cell/>
          <table:table-cell table:style-name="ce2" office:value-type="string">
            <text:p>1, 0.572029 134</text:p>
          </table:table-cell>
          <table:table-cell table:formula="of:=MID([.I110];1;1)" office:value-type="string" office:string-value="1">
            <text:p>1</text:p>
          </table:table-cell>
          <table:table-cell table:formula="of:=MID([.I110];4;6)" office:value-type="string" office:string-value="0.5720">
            <text:p>0.5720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104">
            <text:p>0.5104</text:p>
          </table:table-cell>
          <table:table-cell table:formula="of:=IF([.B111]&gt;[.$E$1];1;0)" office:value-type="float" office:value="1">
            <text:p>1</text:p>
          </table:table-cell>
          <table:table-cell table:formula="of:=ABS([.A111]-[.C111])" office:value-type="float" office:value="0">
            <text:p>0</text:p>
          </table:table-cell>
          <table:table-cell table:number-columns-repeated="2"/>
          <table:table-cell table:style-name="ce2" office:value-type="float" office:value="0.65515611">
            <text:p>0.65515611</text:p>
          </table:table-cell>
          <table:table-cell/>
          <table:table-cell table:style-name="ce2" office:value-type="string">
            <text:p>1, 0.510441 137</text:p>
          </table:table-cell>
          <table:table-cell table:formula="of:=MID([.I111];1;1)" office:value-type="string" office:string-value="1">
            <text:p>1</text:p>
          </table:table-cell>
          <table:table-cell table:formula="of:=MID([.I111];4;6)" office:value-type="string" office:string-value="0.5104">
            <text:p>0.5104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021">
            <text:p>0.9021</text:p>
          </table:table-cell>
          <table:table-cell table:formula="of:=IF([.B112]&gt;[.$E$1];1;0)" office:value-type="float" office:value="1">
            <text:p>1</text:p>
          </table:table-cell>
          <table:table-cell table:formula="of:=ABS([.A112]-[.C112])" office:value-type="float" office:value="0">
            <text:p>0</text:p>
          </table:table-cell>
          <table:table-cell table:number-columns-repeated="2"/>
          <table:table-cell table:style-name="ce2" office:value-type="float" office:value="0.536793111">
            <text:p>0.536793111</text:p>
          </table:table-cell>
          <table:table-cell/>
          <table:table-cell table:style-name="ce2" office:value-type="string">
            <text:p>1, 0.902131 139</text:p>
          </table:table-cell>
          <table:table-cell table:formula="of:=MID([.I112];1;1)" office:value-type="string" office:string-value="1">
            <text:p>1</text:p>
          </table:table-cell>
          <table:table-cell table:formula="of:=MID([.I112];4;6)" office:value-type="string" office:string-value="0.9021">
            <text:p>0.9021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052">
            <text:p>0.8052</text:p>
          </table:table-cell>
          <table:table-cell table:formula="of:=IF([.B113]&gt;[.$E$1];1;0)" office:value-type="float" office:value="1">
            <text:p>1</text:p>
          </table:table-cell>
          <table:table-cell table:formula="of:=ABS([.A113]-[.C113])" office:value-type="float" office:value="0">
            <text:p>0</text:p>
          </table:table-cell>
          <table:table-cell table:number-columns-repeated="2"/>
          <table:table-cell table:style-name="ce2" office:value-type="float" office:value="0.560738112">
            <text:p>0.560738112</text:p>
          </table:table-cell>
          <table:table-cell/>
          <table:table-cell table:style-name="ce2" office:value-type="string">
            <text:p>1, 0.805244 140</text:p>
          </table:table-cell>
          <table:table-cell table:formula="of:=MID([.I113];1;1)" office:value-type="string" office:string-value="1">
            <text:p>1</text:p>
          </table:table-cell>
          <table:table-cell table:formula="of:=MID([.I113];4;6)" office:value-type="string" office:string-value="0.8052">
            <text:p>0.8052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11">
            <text:p>0.7311</text:p>
          </table:table-cell>
          <table:table-cell table:formula="of:=IF([.B114]&gt;[.$E$1];1;0)" office:value-type="float" office:value="1">
            <text:p>1</text:p>
          </table:table-cell>
          <table:table-cell table:formula="of:=ABS([.A114]-[.C114])" office:value-type="float" office:value="0">
            <text:p>0</text:p>
          </table:table-cell>
          <table:table-cell table:number-columns-repeated="2"/>
          <table:table-cell table:style-name="ce2" office:value-type="float" office:value="0.75242113">
            <text:p>0.75242113</text:p>
          </table:table-cell>
          <table:table-cell/>
          <table:table-cell table:style-name="ce2" office:value-type="string">
            <text:p>1, 0.731126 141</text:p>
          </table:table-cell>
          <table:table-cell table:formula="of:=MID([.I114];1;1)" office:value-type="string" office:string-value="1">
            <text:p>1</text:p>
          </table:table-cell>
          <table:table-cell table:formula="of:=MID([.I114];4;6)" office:value-type="string" office:string-value="0.7311">
            <text:p>0.7311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254">
            <text:p>0.5254</text:p>
          </table:table-cell>
          <table:table-cell table:formula="of:=IF([.B115]&gt;[.$E$1];1;0)" office:value-type="float" office:value="1">
            <text:p>1</text:p>
          </table:table-cell>
          <table:table-cell table:formula="of:=ABS([.A115]-[.C115])" office:value-type="float" office:value="0">
            <text:p>0</text:p>
          </table:table-cell>
          <table:table-cell table:number-columns-repeated="2"/>
          <table:table-cell table:style-name="ce2" office:value-type="float" office:value="0.663713114">
            <text:p>0.663713114</text:p>
          </table:table-cell>
          <table:table-cell/>
          <table:table-cell table:style-name="ce2" office:value-type="string">
            <text:p>1, 0.525477 142</text:p>
          </table:table-cell>
          <table:table-cell table:formula="of:=MID([.I115];1;1)" office:value-type="string" office:string-value="1">
            <text:p>1</text:p>
          </table:table-cell>
          <table:table-cell table:formula="of:=MID([.I115];4;6)" office:value-type="string" office:string-value="0.5254">
            <text:p>0.5254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9">
            <text:p>0.629</text:p>
          </table:table-cell>
          <table:table-cell table:formula="of:=IF([.B116]&gt;[.$E$1];1;0)" office:value-type="float" office:value="1">
            <text:p>1</text:p>
          </table:table-cell>
          <table:table-cell table:formula="of:=ABS([.A116]-[.C116])" office:value-type="float" office:value="0">
            <text:p>0</text:p>
          </table:table-cell>
          <table:table-cell table:number-columns-repeated="2"/>
          <table:table-cell table:style-name="ce2" office:value-type="float" office:value="0.406862115">
            <text:p>0.406862115</text:p>
          </table:table-cell>
          <table:table-cell/>
          <table:table-cell table:style-name="ce2" office:value-type="string">
            <text:p>1, 0.629014 143</text:p>
          </table:table-cell>
          <table:table-cell table:formula="of:=MID([.I116];1;1)" office:value-type="string" office:string-value="1">
            <text:p>1</text:p>
          </table:table-cell>
          <table:table-cell table:formula="of:=MID([.I116];4;6)" office:value-type="string" office:string-value="0.6290">
            <text:p>0.6290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99">
            <text:p>0.6299</text:p>
          </table:table-cell>
          <table:table-cell table:formula="of:=IF([.B117]&gt;[.$E$1];1;0)" office:value-type="float" office:value="1">
            <text:p>1</text:p>
          </table:table-cell>
          <table:table-cell table:formula="of:=ABS([.A117]-[.C117])" office:value-type="float" office:value="0">
            <text:p>0</text:p>
          </table:table-cell>
          <table:table-cell table:number-columns-repeated="2"/>
          <table:table-cell table:style-name="ce2" office:value-type="float" office:value="0.454174116">
            <text:p>0.454174116</text:p>
          </table:table-cell>
          <table:table-cell/>
          <table:table-cell table:style-name="ce2" office:value-type="string">
            <text:p>1, 0.629969 144</text:p>
          </table:table-cell>
          <table:table-cell table:formula="of:=MID([.I117];1;1)" office:value-type="string" office:string-value="1">
            <text:p>1</text:p>
          </table:table-cell>
          <table:table-cell table:formula="of:=MID([.I117];4;6)" office:value-type="string" office:string-value="0.6299">
            <text:p>0.6299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003">
            <text:p>0.4003</text:p>
          </table:table-cell>
          <table:table-cell table:formula="of:=IF([.B118]&gt;[.$E$1];1;0)" office:value-type="float" office:value="0">
            <text:p>0</text:p>
          </table:table-cell>
          <table:table-cell table:formula="of:=ABS([.A118]-[.C118])" office:value-type="float" office:value="0">
            <text:p>0</text:p>
          </table:table-cell>
          <table:table-cell table:number-columns-repeated="2"/>
          <table:table-cell table:style-name="ce2" office:value-type="float" office:value="0.418568117">
            <text:p>0.418568117</text:p>
          </table:table-cell>
          <table:table-cell/>
          <table:table-cell table:style-name="ce2" office:value-type="string">
            <text:p>0, 0.400354 146</text:p>
          </table:table-cell>
          <table:table-cell table:formula="of:=MID([.I118];1;1)" office:value-type="string" office:string-value="0">
            <text:p>0</text:p>
          </table:table-cell>
          <table:table-cell table:formula="of:=MID([.I118];4;6)" office:value-type="string" office:string-value="0.4003">
            <text:p>0.4003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83">
            <text:p>0.6883</text:p>
          </table:table-cell>
          <table:table-cell table:formula="of:=IF([.B119]&gt;[.$E$1];1;0)" office:value-type="float" office:value="1">
            <text:p>1</text:p>
          </table:table-cell>
          <table:table-cell table:formula="of:=ABS([.A119]-[.C119])" office:value-type="float" office:value="0">
            <text:p>0</text:p>
          </table:table-cell>
          <table:table-cell table:number-columns-repeated="2"/>
          <table:table-cell table:style-name="ce2" office:value-type="float" office:value="0.651618118">
            <text:p>0.651618118</text:p>
          </table:table-cell>
          <table:table-cell/>
          <table:table-cell table:style-name="ce2" office:value-type="string">
            <text:p>1, 0.688399 147</text:p>
          </table:table-cell>
          <table:table-cell table:formula="of:=MID([.I119];1;1)" office:value-type="string" office:string-value="1">
            <text:p>1</text:p>
          </table:table-cell>
          <table:table-cell table:formula="of:=MID([.I119];4;6)" office:value-type="string" office:string-value="0.6883">
            <text:p>0.6883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044">
            <text:p>0.8044</text:p>
          </table:table-cell>
          <table:table-cell table:formula="of:=IF([.B120]&gt;[.$E$1];1;0)" office:value-type="float" office:value="1">
            <text:p>1</text:p>
          </table:table-cell>
          <table:table-cell table:formula="of:=ABS([.A120]-[.C120])" office:value-type="float" office:value="0">
            <text:p>0</text:p>
          </table:table-cell>
          <table:table-cell table:number-columns-repeated="2"/>
          <table:table-cell table:style-name="ce2" office:value-type="float" office:value="0.428329119">
            <text:p>0.428329119</text:p>
          </table:table-cell>
          <table:table-cell/>
          <table:table-cell table:style-name="ce2" office:value-type="string">
            <text:p>1, 0.804446 148</text:p>
          </table:table-cell>
          <table:table-cell table:formula="of:=MID([.I120];1;1)" office:value-type="string" office:string-value="1">
            <text:p>1</text:p>
          </table:table-cell>
          <table:table-cell table:formula="of:=MID([.I120];4;6)" office:value-type="string" office:string-value="0.8044">
            <text:p>0.8044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041">
            <text:p>0.8041</text:p>
          </table:table-cell>
          <table:table-cell table:formula="of:=IF([.B121]&gt;[.$E$1];1;0)" office:value-type="float" office:value="1">
            <text:p>1</text:p>
          </table:table-cell>
          <table:table-cell table:formula="of:=ABS([.A121]-[.C121])" office:value-type="float" office:value="0">
            <text:p>0</text:p>
          </table:table-cell>
          <table:table-cell table:number-columns-repeated="2"/>
          <table:table-cell table:style-name="ce2" office:value-type="float" office:value="0.39121312">
            <text:p>0.39121312</text:p>
          </table:table-cell>
          <table:table-cell/>
          <table:table-cell table:style-name="ce2" office:value-type="string">
            <text:p>1, 0.804187 149</text:p>
          </table:table-cell>
          <table:table-cell table:formula="of:=MID([.I121];1;1)" office:value-type="string" office:string-value="1">
            <text:p>1</text:p>
          </table:table-cell>
          <table:table-cell table:formula="of:=MID([.I121];4;6)" office:value-type="string" office:string-value="0.8041">
            <text:p>0.8041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19">
            <text:p>0.5919</text:p>
          </table:table-cell>
          <table:table-cell table:formula="of:=IF([.B122]&gt;[.$E$1];1;0)" office:value-type="float" office:value="1">
            <text:p>1</text:p>
          </table:table-cell>
          <table:table-cell table:formula="of:=ABS([.A122]-[.C122])" office:value-type="float" office:value="0">
            <text:p>0</text:p>
          </table:table-cell>
          <table:table-cell table:number-columns-repeated="2"/>
          <table:table-cell table:style-name="ce2" office:value-type="float" office:value="0.569619121">
            <text:p>0.569619121</text:p>
          </table:table-cell>
          <table:table-cell/>
          <table:table-cell table:style-name="ce2" office:value-type="string">
            <text:p>1, 0.591983 150</text:p>
          </table:table-cell>
          <table:table-cell table:formula="of:=MID([.I122];1;1)" office:value-type="string" office:string-value="1">
            <text:p>1</text:p>
          </table:table-cell>
          <table:table-cell table:formula="of:=MID([.I122];4;6)" office:value-type="string" office:string-value="0.5919">
            <text:p>0.5919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677">
            <text:p>0.4677</text:p>
          </table:table-cell>
          <table:table-cell table:formula="of:=IF([.B123]&gt;[.$E$1];1;0)" office:value-type="float" office:value="0">
            <text:p>0</text:p>
          </table:table-cell>
          <table:table-cell table:formula="of:=ABS([.A123]-[.C123])" office:value-type="float" office:value="1">
            <text:p>1</text:p>
          </table:table-cell>
          <table:table-cell table:number-columns-repeated="2"/>
          <table:table-cell table:style-name="ce2" office:value-type="float" office:value="0.349975122">
            <text:p>0.349975122</text:p>
          </table:table-cell>
          <table:table-cell/>
          <table:table-cell table:style-name="ce2" office:value-type="string">
            <text:p>1, 0.467727 151</text:p>
          </table:table-cell>
          <table:table-cell table:formula="of:=MID([.I123];1;1)" office:value-type="string" office:string-value="1">
            <text:p>1</text:p>
          </table:table-cell>
          <table:table-cell table:formula="of:=MID([.I123];4;6)" office:value-type="string" office:string-value="0.4677">
            <text:p>0.4677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641">
            <text:p>0.4641</text:p>
          </table:table-cell>
          <table:table-cell table:formula="of:=IF([.B124]&gt;[.$E$1];1;0)" office:value-type="float" office:value="0">
            <text:p>0</text:p>
          </table:table-cell>
          <table:table-cell table:formula="of:=ABS([.A124]-[.C124])" office:value-type="float" office:value="0">
            <text:p>0</text:p>
          </table:table-cell>
          <table:table-cell table:number-columns-repeated="2"/>
          <table:table-cell table:style-name="ce2" office:value-type="float" office:value="0.230944123">
            <text:p>0.230944123</text:p>
          </table:table-cell>
          <table:table-cell/>
          <table:table-cell table:style-name="ce2" office:value-type="string">
            <text:p>0, 0.464168 152</text:p>
          </table:table-cell>
          <table:table-cell table:formula="of:=MID([.I124];1;1)" office:value-type="string" office:string-value="0">
            <text:p>0</text:p>
          </table:table-cell>
          <table:table-cell table:formula="of:=MID([.I124];4;6)" office:value-type="string" office:string-value="0.4641">
            <text:p>0.4641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787">
            <text:p>0.4787</text:p>
          </table:table-cell>
          <table:table-cell table:formula="of:=IF([.B125]&gt;[.$E$1];1;0)" office:value-type="float" office:value="0">
            <text:p>0</text:p>
          </table:table-cell>
          <table:table-cell table:formula="of:=ABS([.A125]-[.C125])" office:value-type="float" office:value="0">
            <text:p>0</text:p>
          </table:table-cell>
          <table:table-cell table:number-columns-repeated="2"/>
          <table:table-cell table:style-name="ce2" office:value-type="float" office:value="0.668584124">
            <text:p>0.668584124</text:p>
          </table:table-cell>
          <table:table-cell/>
          <table:table-cell table:style-name="ce2" office:value-type="string">
            <text:p>0, 0.478781 153</text:p>
          </table:table-cell>
          <table:table-cell table:formula="of:=MID([.I125];1;1)" office:value-type="string" office:string-value="0">
            <text:p>0</text:p>
          </table:table-cell>
          <table:table-cell table:formula="of:=MID([.I125];4;6)" office:value-type="string" office:string-value="0.4787">
            <text:p>0.4787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41">
            <text:p>0.7541</text:p>
          </table:table-cell>
          <table:table-cell table:formula="of:=IF([.B126]&gt;[.$E$1];1;0)" office:value-type="float" office:value="1">
            <text:p>1</text:p>
          </table:table-cell>
          <table:table-cell table:formula="of:=ABS([.A126]-[.C126])" office:value-type="float" office:value="0">
            <text:p>0</text:p>
          </table:table-cell>
          <table:table-cell table:number-columns-repeated="2"/>
          <table:table-cell table:style-name="ce2" office:value-type="float" office:value="0.556378125">
            <text:p>0.556378125</text:p>
          </table:table-cell>
          <table:table-cell/>
          <table:table-cell table:style-name="ce2" office:value-type="string">
            <text:p>1, 0.754134 154</text:p>
          </table:table-cell>
          <table:table-cell table:formula="of:=MID([.I126];1;1)" office:value-type="string" office:string-value="1">
            <text:p>1</text:p>
          </table:table-cell>
          <table:table-cell table:formula="of:=MID([.I126];4;6)" office:value-type="string" office:string-value="0.7541">
            <text:p>0.7541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68">
            <text:p>0.7468</text:p>
          </table:table-cell>
          <table:table-cell table:formula="of:=IF([.B127]&gt;[.$E$1];1;0)" office:value-type="float" office:value="1">
            <text:p>1</text:p>
          </table:table-cell>
          <table:table-cell table:formula="of:=ABS([.A127]-[.C127])" office:value-type="float" office:value="0">
            <text:p>0</text:p>
          </table:table-cell>
          <table:table-cell table:number-columns-repeated="2"/>
          <table:table-cell table:style-name="ce2" office:value-type="float" office:value="0.630608126">
            <text:p>0.630608126</text:p>
          </table:table-cell>
          <table:table-cell/>
          <table:table-cell table:style-name="ce2" office:value-type="string">
            <text:p>1, 0.746875 156</text:p>
          </table:table-cell>
          <table:table-cell table:formula="of:=MID([.I127];1;1)" office:value-type="string" office:string-value="1">
            <text:p>1</text:p>
          </table:table-cell>
          <table:table-cell table:formula="of:=MID([.I127];4;6)" office:value-type="string" office:string-value="0.7468">
            <text:p>0.7468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95">
            <text:p>0.6195</text:p>
          </table:table-cell>
          <table:table-cell table:formula="of:=IF([.B128]&gt;[.$E$1];1;0)" office:value-type="float" office:value="1">
            <text:p>1</text:p>
          </table:table-cell>
          <table:table-cell table:formula="of:=ABS([.A128]-[.C128])" office:value-type="float" office:value="0">
            <text:p>0</text:p>
          </table:table-cell>
          <table:table-cell table:number-columns-repeated="2"/>
          <table:table-cell table:style-name="ce2" office:value-type="float" office:value="0.653561127">
            <text:p>0.653561127</text:p>
          </table:table-cell>
          <table:table-cell/>
          <table:table-cell table:style-name="ce2" office:value-type="string">
            <text:p>1, 0.619598 157</text:p>
          </table:table-cell>
          <table:table-cell table:formula="of:=MID([.I128];1;1)" office:value-type="string" office:string-value="1">
            <text:p>1</text:p>
          </table:table-cell>
          <table:table-cell table:formula="of:=MID([.I128];4;6)" office:value-type="string" office:string-value="0.6195">
            <text:p>0.6195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547">
            <text:p>0.4547</text:p>
          </table:table-cell>
          <table:table-cell table:formula="of:=IF([.B129]&gt;[.$E$1];1;0)" office:value-type="float" office:value="0">
            <text:p>0</text:p>
          </table:table-cell>
          <table:table-cell table:formula="of:=ABS([.A129]-[.C129])" office:value-type="float" office:value="0">
            <text:p>0</text:p>
          </table:table-cell>
          <table:table-cell table:number-columns-repeated="2"/>
          <table:table-cell table:style-name="ce2" office:value-type="float" office:value="0.720133128">
            <text:p>0.720133128</text:p>
          </table:table-cell>
          <table:table-cell/>
          <table:table-cell table:style-name="ce2" office:value-type="string">
            <text:p>0, 0.454763 158</text:p>
          </table:table-cell>
          <table:table-cell table:formula="of:=MID([.I129];1;1)" office:value-type="string" office:string-value="0">
            <text:p>0</text:p>
          </table:table-cell>
          <table:table-cell table:formula="of:=MID([.I129];4;6)" office:value-type="string" office:string-value="0.4547">
            <text:p>0.4547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403">
            <text:p>0.4403</text:p>
          </table:table-cell>
          <table:table-cell table:formula="of:=IF([.B130]&gt;[.$E$1];1;0)" office:value-type="float" office:value="0">
            <text:p>0</text:p>
          </table:table-cell>
          <table:table-cell table:formula="of:=ABS([.A130]-[.C130])" office:value-type="float" office:value="1">
            <text:p>1</text:p>
          </table:table-cell>
          <table:table-cell table:number-columns-repeated="2"/>
          <table:table-cell table:style-name="ce2" office:value-type="float" office:value="0.531056129">
            <text:p>0.531056129</text:p>
          </table:table-cell>
          <table:table-cell/>
          <table:table-cell table:style-name="ce2" office:value-type="string">
            <text:p>1, 0.440356 160</text:p>
          </table:table-cell>
          <table:table-cell table:formula="of:=MID([.I130];1;1)" office:value-type="string" office:string-value="1">
            <text:p>1</text:p>
          </table:table-cell>
          <table:table-cell table:formula="of:=MID([.I130];4;6)" office:value-type="string" office:string-value="0.4403">
            <text:p>0.4403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329">
            <text:p>0.9329</text:p>
          </table:table-cell>
          <table:table-cell table:formula="of:=IF([.B131]&gt;[.$E$1];1;0)" office:value-type="float" office:value="1">
            <text:p>1</text:p>
          </table:table-cell>
          <table:table-cell table:formula="of:=ABS([.A131]-[.C131])" office:value-type="float" office:value="0">
            <text:p>0</text:p>
          </table:table-cell>
          <table:table-cell table:number-columns-repeated="2"/>
          <table:table-cell table:style-name="ce2" office:value-type="float" office:value="0.54878213">
            <text:p>0.54878213</text:p>
          </table:table-cell>
          <table:table-cell/>
          <table:table-cell table:style-name="ce2" office:value-type="string">
            <text:p>1, 0.932903 161</text:p>
          </table:table-cell>
          <table:table-cell table:formula="of:=MID([.I131];1;1)" office:value-type="string" office:string-value="1">
            <text:p>1</text:p>
          </table:table-cell>
          <table:table-cell table:formula="of:=MID([.I131];4;6)" office:value-type="string" office:string-value="0.9329">
            <text:p>0.9329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64">
            <text:p>0.964</text:p>
          </table:table-cell>
          <table:table-cell table:formula="of:=IF([.B132]&gt;[.$E$1];1;0)" office:value-type="float" office:value="1">
            <text:p>1</text:p>
          </table:table-cell>
          <table:table-cell table:formula="of:=ABS([.A132]-[.C132])" office:value-type="float" office:value="0">
            <text:p>0</text:p>
          </table:table-cell>
          <table:table-cell table:number-columns-repeated="2"/>
          <table:table-cell table:style-name="ce2" office:value-type="float" office:value="0.536303131">
            <text:p>0.536303131</text:p>
          </table:table-cell>
          <table:table-cell/>
          <table:table-cell table:style-name="ce2" office:value-type="string">
            <text:p>1, 0.964008 162</text:p>
          </table:table-cell>
          <table:table-cell table:formula="of:=MID([.I132];1;1)" office:value-type="string" office:string-value="1">
            <text:p>1</text:p>
          </table:table-cell>
          <table:table-cell table:formula="of:=MID([.I132];4;6)" office:value-type="string" office:string-value="0.9640">
            <text:p>0.9640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493">
            <text:p>0.8493</text:p>
          </table:table-cell>
          <table:table-cell table:formula="of:=IF([.B133]&gt;[.$E$1];1;0)" office:value-type="float" office:value="1">
            <text:p>1</text:p>
          </table:table-cell>
          <table:table-cell table:formula="of:=ABS([.A133]-[.C133])" office:value-type="float" office:value="0">
            <text:p>0</text:p>
          </table:table-cell>
          <table:table-cell table:number-columns-repeated="2"/>
          <table:table-cell table:style-name="ce2" office:value-type="float" office:value="0.597183132">
            <text:p>0.597183132</text:p>
          </table:table-cell>
          <table:table-cell/>
          <table:table-cell table:style-name="ce2" office:value-type="string">
            <text:p>1, 0.849386 163</text:p>
          </table:table-cell>
          <table:table-cell table:formula="of:=MID([.I133];1;1)" office:value-type="string" office:string-value="1">
            <text:p>1</text:p>
          </table:table-cell>
          <table:table-cell table:formula="of:=MID([.I133];4;6)" office:value-type="string" office:string-value="0.8493">
            <text:p>0.8493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779">
            <text:p>0.7779</text:p>
          </table:table-cell>
          <table:table-cell table:formula="of:=IF([.B134]&gt;[.$E$1];1;0)" office:value-type="float" office:value="1">
            <text:p>1</text:p>
          </table:table-cell>
          <table:table-cell table:formula="of:=ABS([.A134]-[.C134])" office:value-type="float" office:value="1">
            <text:p>1</text:p>
          </table:table-cell>
          <table:table-cell table:number-columns-repeated="2"/>
          <table:table-cell table:style-name="ce2" office:value-type="float" office:value="0.476147133">
            <text:p>0.476147133</text:p>
          </table:table-cell>
          <table:table-cell/>
          <table:table-cell table:style-name="ce2" office:value-type="string">
            <text:p>0, 0.777923 164</text:p>
          </table:table-cell>
          <table:table-cell table:formula="of:=MID([.I134];1;1)" office:value-type="string" office:string-value="0">
            <text:p>0</text:p>
          </table:table-cell>
          <table:table-cell table:formula="of:=MID([.I134];4;6)" office:value-type="string" office:string-value="0.7779">
            <text:p>0.7779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72">
            <text:p>0.6372</text:p>
          </table:table-cell>
          <table:table-cell table:formula="of:=IF([.B135]&gt;[.$E$1];1;0)" office:value-type="float" office:value="1">
            <text:p>1</text:p>
          </table:table-cell>
          <table:table-cell table:formula="of:=ABS([.A135]-[.C135])" office:value-type="float" office:value="0">
            <text:p>0</text:p>
          </table:table-cell>
          <table:table-cell table:number-columns-repeated="2"/>
          <table:table-cell table:style-name="ce2" office:value-type="float" office:value="0.527123134">
            <text:p>0.527123134</text:p>
          </table:table-cell>
          <table:table-cell/>
          <table:table-cell table:style-name="ce2" office:value-type="string">
            <text:p>1, 0.637267 165</text:p>
          </table:table-cell>
          <table:table-cell table:formula="of:=MID([.I135];1;1)" office:value-type="string" office:string-value="1">
            <text:p>1</text:p>
          </table:table-cell>
          <table:table-cell table:formula="of:=MID([.I135];4;6)" office:value-type="string" office:string-value="0.6372">
            <text:p>0.6372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51">
            <text:p>0.6951</text:p>
          </table:table-cell>
          <table:table-cell table:formula="of:=IF([.B136]&gt;[.$E$1];1;0)" office:value-type="float" office:value="1">
            <text:p>1</text:p>
          </table:table-cell>
          <table:table-cell table:formula="of:=ABS([.A136]-[.C136])" office:value-type="float" office:value="0">
            <text:p>0</text:p>
          </table:table-cell>
          <table:table-cell table:number-columns-repeated="2"/>
          <table:table-cell table:style-name="ce2" office:value-type="float" office:value="0.458128135">
            <text:p>0.458128135</text:p>
          </table:table-cell>
          <table:table-cell/>
          <table:table-cell table:style-name="ce2" office:value-type="string">
            <text:p>1, 0.695128 166</text:p>
          </table:table-cell>
          <table:table-cell table:formula="of:=MID([.I136];1;1)" office:value-type="string" office:string-value="1">
            <text:p>1</text:p>
          </table:table-cell>
          <table:table-cell table:formula="of:=MID([.I136];4;6)" office:value-type="string" office:string-value="0.6951">
            <text:p>0.6951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97">
            <text:p>0.6697</text:p>
          </table:table-cell>
          <table:table-cell table:formula="of:=IF([.B137]&gt;[.$E$1];1;0)" office:value-type="float" office:value="1">
            <text:p>1</text:p>
          </table:table-cell>
          <table:table-cell table:formula="of:=ABS([.A137]-[.C137])" office:value-type="float" office:value="0">
            <text:p>0</text:p>
          </table:table-cell>
          <table:table-cell table:number-columns-repeated="2"/>
          <table:table-cell table:style-name="ce2" office:value-type="float" office:value="0.699353136">
            <text:p>0.699353136</text:p>
          </table:table-cell>
          <table:table-cell/>
          <table:table-cell table:style-name="ce2" office:value-type="string">
            <text:p>1, 0.669734 168</text:p>
          </table:table-cell>
          <table:table-cell table:formula="of:=MID([.I137];1;1)" office:value-type="string" office:string-value="1">
            <text:p>1</text:p>
          </table:table-cell>
          <table:table-cell table:formula="of:=MID([.I137];4;6)" office:value-type="string" office:string-value="0.6697">
            <text:p>0.6697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93">
            <text:p>0.6493</text:p>
          </table:table-cell>
          <table:table-cell table:formula="of:=IF([.B138]&gt;[.$E$1];1;0)" office:value-type="float" office:value="1">
            <text:p>1</text:p>
          </table:table-cell>
          <table:table-cell table:formula="of:=ABS([.A138]-[.C138])" office:value-type="float" office:value="0">
            <text:p>0</text:p>
          </table:table-cell>
          <table:table-cell table:number-columns-repeated="2"/>
          <table:table-cell table:style-name="ce2" office:value-type="float" office:value="0.51865137">
            <text:p>0.51865137</text:p>
          </table:table-cell>
          <table:table-cell/>
          <table:table-cell table:style-name="ce2" office:value-type="string">
            <text:p>1, 0.64939 170</text:p>
          </table:table-cell>
          <table:table-cell table:formula="of:=MID([.I138];1;1)" office:value-type="string" office:string-value="1">
            <text:p>1</text:p>
          </table:table-cell>
          <table:table-cell table:formula="of:=MID([.I138];4;6)" office:value-type="string" office:string-value="0.6493">
            <text:p>0.6493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069">
            <text:p>0.5069</text:p>
          </table:table-cell>
          <table:table-cell table:formula="of:=IF([.B139]&gt;[.$E$1];1;0)" office:value-type="float" office:value="1">
            <text:p>1</text:p>
          </table:table-cell>
          <table:table-cell table:formula="of:=ABS([.A139]-[.C139])" office:value-type="float" office:value="0">
            <text:p>0</text:p>
          </table:table-cell>
          <table:table-cell table:number-columns-repeated="2"/>
          <table:table-cell table:style-name="ce2" office:value-type="float" office:value="0.659945138">
            <text:p>0.659945138</text:p>
          </table:table-cell>
          <table:table-cell/>
          <table:table-cell table:style-name="ce2" office:value-type="string">
            <text:p>1, 0.50696 171</text:p>
          </table:table-cell>
          <table:table-cell table:formula="of:=MID([.I139];1;1)" office:value-type="string" office:string-value="1">
            <text:p>1</text:p>
          </table:table-cell>
          <table:table-cell table:formula="of:=MID([.I139];4;6)" office:value-type="string" office:string-value="0.5069">
            <text:p>0.5069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48">
            <text:p>0.7648</text:p>
          </table:table-cell>
          <table:table-cell table:formula="of:=IF([.B140]&gt;[.$E$1];1;0)" office:value-type="float" office:value="1">
            <text:p>1</text:p>
          </table:table-cell>
          <table:table-cell table:formula="of:=ABS([.A140]-[.C140])" office:value-type="float" office:value="0">
            <text:p>0</text:p>
          </table:table-cell>
          <table:table-cell table:number-columns-repeated="2"/>
          <table:table-cell table:style-name="ce2" office:value-type="float" office:value="0.909659139">
            <text:p>0.909659139</text:p>
          </table:table-cell>
          <table:table-cell/>
          <table:table-cell table:style-name="ce2" office:value-type="string">
            <text:p>1, 0.764815 172</text:p>
          </table:table-cell>
          <table:table-cell table:formula="of:=MID([.I140];1;1)" office:value-type="string" office:string-value="1">
            <text:p>1</text:p>
          </table:table-cell>
          <table:table-cell table:formula="of:=MID([.I140];4;6)" office:value-type="string" office:string-value="0.7648">
            <text:p>0.7648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511">
            <text:p>0.4511</text:p>
          </table:table-cell>
          <table:table-cell table:formula="of:=IF([.B141]&gt;[.$E$1];1;0)" office:value-type="float" office:value="0">
            <text:p>0</text:p>
          </table:table-cell>
          <table:table-cell table:formula="of:=ABS([.A141]-[.C141])" office:value-type="float" office:value="0">
            <text:p>0</text:p>
          </table:table-cell>
          <table:table-cell table:number-columns-repeated="2"/>
          <table:table-cell table:style-name="ce2" office:value-type="float" office:value="0.63457414">
            <text:p>0.63457414</text:p>
          </table:table-cell>
          <table:table-cell/>
          <table:table-cell table:style-name="ce2" office:value-type="string">
            <text:p>0, 0.451167 173</text:p>
          </table:table-cell>
          <table:table-cell table:formula="of:=MID([.I141];1;1)" office:value-type="string" office:string-value="0">
            <text:p>0</text:p>
          </table:table-cell>
          <table:table-cell table:formula="of:=MID([.I141];4;6)" office:value-type="string" office:string-value="0.4511">
            <text:p>0.4511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47">
            <text:p>0.747</text:p>
          </table:table-cell>
          <table:table-cell table:formula="of:=IF([.B142]&gt;[.$E$1];1;0)" office:value-type="float" office:value="1">
            <text:p>1</text:p>
          </table:table-cell>
          <table:table-cell table:formula="of:=ABS([.A142]-[.C142])" office:value-type="float" office:value="1">
            <text:p>1</text:p>
          </table:table-cell>
          <table:table-cell table:number-columns-repeated="2"/>
          <table:table-cell table:style-name="ce2" office:value-type="float" office:value="0.706672141">
            <text:p>0.706672141</text:p>
          </table:table-cell>
          <table:table-cell/>
          <table:table-cell table:style-name="ce2" office:value-type="string">
            <text:p>0, 0.747038 174</text:p>
          </table:table-cell>
          <table:table-cell table:formula="of:=MID([.I142];1;1)" office:value-type="string" office:string-value="0">
            <text:p>0</text:p>
          </table:table-cell>
          <table:table-cell table:formula="of:=MID([.I142];4;6)" office:value-type="string" office:string-value="0.7470">
            <text:p>0.7470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763">
            <text:p>0.6763</text:p>
          </table:table-cell>
          <table:table-cell table:formula="of:=IF([.B143]&gt;[.$E$1];1;0)" office:value-type="float" office:value="1">
            <text:p>1</text:p>
          </table:table-cell>
          <table:table-cell table:formula="of:=ABS([.A143]-[.C143])" office:value-type="float" office:value="1">
            <text:p>1</text:p>
          </table:table-cell>
          <table:table-cell table:number-columns-repeated="2"/>
          <table:table-cell table:style-name="ce2" office:value-type="float" office:value="0.587635142">
            <text:p>0.587635142</text:p>
          </table:table-cell>
          <table:table-cell/>
          <table:table-cell table:style-name="ce2" office:value-type="string">
            <text:p>0, 0.676334 175</text:p>
          </table:table-cell>
          <table:table-cell table:formula="of:=MID([.I143];1;1)" office:value-type="string" office:string-value="0">
            <text:p>0</text:p>
          </table:table-cell>
          <table:table-cell table:formula="of:=MID([.I143];4;6)" office:value-type="string" office:string-value="0.6763">
            <text:p>0.6763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81">
            <text:p>0.5781</text:p>
          </table:table-cell>
          <table:table-cell table:formula="of:=IF([.B144]&gt;[.$E$1];1;0)" office:value-type="float" office:value="1">
            <text:p>1</text:p>
          </table:table-cell>
          <table:table-cell table:formula="of:=ABS([.A144]-[.C144])" office:value-type="float" office:value="0">
            <text:p>0</text:p>
          </table:table-cell>
          <table:table-cell table:number-columns-repeated="2"/>
          <table:table-cell table:style-name="ce2" office:value-type="float" office:value="0.596913143">
            <text:p>0.596913143</text:p>
          </table:table-cell>
          <table:table-cell/>
          <table:table-cell table:style-name="ce2" office:value-type="string">
            <text:p>1, 0.57816 176</text:p>
          </table:table-cell>
          <table:table-cell table:formula="of:=MID([.I144];1;1)" office:value-type="string" office:string-value="1">
            <text:p>1</text:p>
          </table:table-cell>
          <table:table-cell table:formula="of:=MID([.I144];4;6)" office:value-type="string" office:string-value="0.5781">
            <text:p>0.5781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14">
            <text:p>0.414</text:p>
          </table:table-cell>
          <table:table-cell table:formula="of:=IF([.B145]&gt;[.$E$1];1;0)" office:value-type="float" office:value="0">
            <text:p>0</text:p>
          </table:table-cell>
          <table:table-cell table:formula="of:=ABS([.A145]-[.C145])" office:value-type="float" office:value="0">
            <text:p>0</text:p>
          </table:table-cell>
          <table:table-cell table:number-columns-repeated="2"/>
          <table:table-cell table:style-name="ce2" office:value-type="float" office:value="0.441962144">
            <text:p>0.441962144</text:p>
          </table:table-cell>
          <table:table-cell/>
          <table:table-cell table:style-name="ce2" office:value-type="string">
            <text:p>0, 0.414085 177</text:p>
          </table:table-cell>
          <table:table-cell table:formula="of:=MID([.I145];1;1)" office:value-type="string" office:string-value="0">
            <text:p>0</text:p>
          </table:table-cell>
          <table:table-cell table:formula="of:=MID([.I145];4;6)" office:value-type="string" office:string-value="0.4140">
            <text:p>0.4140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11">
            <text:p>0.4911</text:p>
          </table:table-cell>
          <table:table-cell table:formula="of:=IF([.B146]&gt;[.$E$1];1;0)" office:value-type="float" office:value="1">
            <text:p>1</text:p>
          </table:table-cell>
          <table:table-cell table:formula="of:=ABS([.A146]-[.C146])" office:value-type="float" office:value="0">
            <text:p>0</text:p>
          </table:table-cell>
          <table:table-cell table:number-columns-repeated="2"/>
          <table:table-cell table:style-name="ce2" office:value-type="float" office:value="0.684166145">
            <text:p>0.684166145</text:p>
          </table:table-cell>
          <table:table-cell/>
          <table:table-cell table:style-name="ce2" office:value-type="string">
            <text:p>1, 0.49119 178</text:p>
          </table:table-cell>
          <table:table-cell table:formula="of:=MID([.I146];1;1)" office:value-type="string" office:string-value="1">
            <text:p>1</text:p>
          </table:table-cell>
          <table:table-cell table:formula="of:=MID([.I146];4;6)" office:value-type="string" office:string-value="0.4911">
            <text:p>0.4911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66">
            <text:p>0.5966</text:p>
          </table:table-cell>
          <table:table-cell table:formula="of:=IF([.B147]&gt;[.$E$1];1;0)" office:value-type="float" office:value="1">
            <text:p>1</text:p>
          </table:table-cell>
          <table:table-cell table:formula="of:=ABS([.A147]-[.C147])" office:value-type="float" office:value="0">
            <text:p>0</text:p>
          </table:table-cell>
          <table:table-cell table:number-columns-repeated="2"/>
          <table:table-cell table:style-name="ce2" office:value-type="float" office:value="0.217357146">
            <text:p>0.217357146</text:p>
          </table:table-cell>
          <table:table-cell/>
          <table:table-cell table:style-name="ce2" office:value-type="string">
            <text:p>1, 0.596653 179</text:p>
          </table:table-cell>
          <table:table-cell table:formula="of:=MID([.I147];1;1)" office:value-type="string" office:string-value="1">
            <text:p>1</text:p>
          </table:table-cell>
          <table:table-cell table:formula="of:=MID([.I147];4;6)" office:value-type="string" office:string-value="0.5966">
            <text:p>0.5966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456">
            <text:p>0.4456</text:p>
          </table:table-cell>
          <table:table-cell table:formula="of:=IF([.B148]&gt;[.$E$1];1;0)" office:value-type="float" office:value="0">
            <text:p>0</text:p>
          </table:table-cell>
          <table:table-cell table:formula="of:=ABS([.A148]-[.C148])" office:value-type="float" office:value="0">
            <text:p>0</text:p>
          </table:table-cell>
          <table:table-cell table:number-columns-repeated="2"/>
          <table:table-cell table:style-name="ce2" office:value-type="float" office:value="0.590105147">
            <text:p>0.590105147</text:p>
          </table:table-cell>
          <table:table-cell/>
          <table:table-cell table:style-name="ce2" office:value-type="string">
            <text:p>0, 0.445624 180</text:p>
          </table:table-cell>
          <table:table-cell table:formula="of:=MID([.I148];1;1)" office:value-type="string" office:string-value="0">
            <text:p>0</text:p>
          </table:table-cell>
          <table:table-cell table:formula="of:=MID([.I148];4;6)" office:value-type="string" office:string-value="0.4456">
            <text:p>0.4456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533">
            <text:p>0.4533</text:p>
          </table:table-cell>
          <table:table-cell table:formula="of:=IF([.B149]&gt;[.$E$1];1;0)" office:value-type="float" office:value="0">
            <text:p>0</text:p>
          </table:table-cell>
          <table:table-cell table:formula="of:=ABS([.A149]-[.C149])" office:value-type="float" office:value="0">
            <text:p>0</text:p>
          </table:table-cell>
          <table:table-cell table:number-columns-repeated="2"/>
          <table:table-cell table:style-name="ce2" office:value-type="float" office:value="0.596952148">
            <text:p>0.596952148</text:p>
          </table:table-cell>
          <table:table-cell/>
          <table:table-cell table:style-name="ce2" office:value-type="string">
            <text:p>0, 0.453396 181</text:p>
          </table:table-cell>
          <table:table-cell table:formula="of:=MID([.I149];1;1)" office:value-type="string" office:string-value="0">
            <text:p>0</text:p>
          </table:table-cell>
          <table:table-cell table:formula="of:=MID([.I149];4;6)" office:value-type="string" office:string-value="0.4533">
            <text:p>0.4533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508">
            <text:p>0.5508</text:p>
          </table:table-cell>
          <table:table-cell table:formula="of:=IF([.B150]&gt;[.$E$1];1;0)" office:value-type="float" office:value="1">
            <text:p>1</text:p>
          </table:table-cell>
          <table:table-cell table:formula="of:=ABS([.A150]-[.C150])" office:value-type="float" office:value="1">
            <text:p>1</text:p>
          </table:table-cell>
          <table:table-cell table:number-columns-repeated="2"/>
          <table:table-cell table:style-name="ce2" office:value-type="float" office:value="0.696874149">
            <text:p>0.696874149</text:p>
          </table:table-cell>
          <table:table-cell/>
          <table:table-cell table:style-name="ce2" office:value-type="string">
            <text:p>0, 0.550891 182</text:p>
          </table:table-cell>
          <table:table-cell table:formula="of:=MID([.I150];1;1)" office:value-type="string" office:string-value="0">
            <text:p>0</text:p>
          </table:table-cell>
          <table:table-cell table:formula="of:=MID([.I150];4;6)" office:value-type="string" office:string-value="0.5508">
            <text:p>0.5508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616">
            <text:p>0.3616</text:p>
          </table:table-cell>
          <table:table-cell table:formula="of:=IF([.B151]&gt;[.$E$1];1;0)" office:value-type="float" office:value="0">
            <text:p>0</text:p>
          </table:table-cell>
          <table:table-cell table:formula="of:=ABS([.A151]-[.C151])" office:value-type="float" office:value="1">
            <text:p>1</text:p>
          </table:table-cell>
          <table:table-cell table:number-columns-repeated="2"/>
          <table:table-cell table:style-name="ce2" office:value-type="float" office:value="0.35764715">
            <text:p>0.35764715</text:p>
          </table:table-cell>
          <table:table-cell/>
          <table:table-cell table:style-name="ce2" office:value-type="string">
            <text:p>1, 0.361672 183</text:p>
          </table:table-cell>
          <table:table-cell table:formula="of:=MID([.I151];1;1)" office:value-type="string" office:string-value="1">
            <text:p>1</text:p>
          </table:table-cell>
          <table:table-cell table:formula="of:=MID([.I151];4;6)" office:value-type="string" office:string-value="0.3616">
            <text:p>0.3616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93">
            <text:p>0.5393</text:p>
          </table:table-cell>
          <table:table-cell table:formula="of:=IF([.B152]&gt;[.$E$1];1;0)" office:value-type="float" office:value="1">
            <text:p>1</text:p>
          </table:table-cell>
          <table:table-cell table:formula="of:=ABS([.A152]-[.C152])" office:value-type="float" office:value="0">
            <text:p>0</text:p>
          </table:table-cell>
          <table:table-cell table:number-columns-repeated="2"/>
          <table:table-cell table:style-name="ce2" office:value-type="float" office:value="0.336413151">
            <text:p>0.336413151</text:p>
          </table:table-cell>
          <table:table-cell/>
          <table:table-cell table:style-name="ce2" office:value-type="string">
            <text:p>1, 0.539383 185</text:p>
          </table:table-cell>
          <table:table-cell table:formula="of:=MID([.I152];1;1)" office:value-type="string" office:string-value="1">
            <text:p>1</text:p>
          </table:table-cell>
          <table:table-cell table:formula="of:=MID([.I152];4;6)" office:value-type="string" office:string-value="0.5393">
            <text:p>0.5393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249">
            <text:p>0.6249</text:p>
          </table:table-cell>
          <table:table-cell table:formula="of:=IF([.B153]&gt;[.$E$1];1;0)" office:value-type="float" office:value="1">
            <text:p>1</text:p>
          </table:table-cell>
          <table:table-cell table:formula="of:=ABS([.A153]-[.C153])" office:value-type="float" office:value="1">
            <text:p>1</text:p>
          </table:table-cell>
          <table:table-cell table:number-columns-repeated="2"/>
          <table:table-cell table:style-name="ce2" office:value-type="float" office:value="0.650481152">
            <text:p>0.650481152</text:p>
          </table:table-cell>
          <table:table-cell/>
          <table:table-cell table:style-name="ce2" office:value-type="string">
            <text:p>0, 0.624986 186</text:p>
          </table:table-cell>
          <table:table-cell table:formula="of:=MID([.I153];1;1)" office:value-type="string" office:string-value="0">
            <text:p>0</text:p>
          </table:table-cell>
          <table:table-cell table:formula="of:=MID([.I153];4;6)" office:value-type="string" office:string-value="0.6249">
            <text:p>0.6249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533">
            <text:p>0.6533</text:p>
          </table:table-cell>
          <table:table-cell table:formula="of:=IF([.B154]&gt;[.$E$1];1;0)" office:value-type="float" office:value="1">
            <text:p>1</text:p>
          </table:table-cell>
          <table:table-cell table:formula="of:=ABS([.A154]-[.C154])" office:value-type="float" office:value="1">
            <text:p>1</text:p>
          </table:table-cell>
          <table:table-cell table:number-columns-repeated="2"/>
          <table:table-cell table:style-name="ce2" office:value-type="float" office:value="0.389182153">
            <text:p>0.389182153</text:p>
          </table:table-cell>
          <table:table-cell/>
          <table:table-cell table:style-name="ce2" office:value-type="string">
            <text:p>0, 0.65331 187</text:p>
          </table:table-cell>
          <table:table-cell table:formula="of:=MID([.I154];1;1)" office:value-type="string" office:string-value="0">
            <text:p>0</text:p>
          </table:table-cell>
          <table:table-cell table:formula="of:=MID([.I154];4;6)" office:value-type="string" office:string-value="0.6533">
            <text:p>0.6533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322">
            <text:p>0.6322</text:p>
          </table:table-cell>
          <table:table-cell table:formula="of:=IF([.B155]&gt;[.$E$1];1;0)" office:value-type="float" office:value="1">
            <text:p>1</text:p>
          </table:table-cell>
          <table:table-cell table:formula="of:=ABS([.A155]-[.C155])" office:value-type="float" office:value="1">
            <text:p>1</text:p>
          </table:table-cell>
          <table:table-cell table:number-columns-repeated="2"/>
          <table:table-cell table:style-name="ce2" office:value-type="float" office:value="0.674979154">
            <text:p>0.674979154</text:p>
          </table:table-cell>
          <table:table-cell/>
          <table:table-cell table:style-name="ce2" office:value-type="string">
            <text:p>0, 0.63229 190</text:p>
          </table:table-cell>
          <table:table-cell table:formula="of:=MID([.I155];1;1)" office:value-type="string" office:string-value="0">
            <text:p>0</text:p>
          </table:table-cell>
          <table:table-cell table:formula="of:=MID([.I155];4;6)" office:value-type="string" office:string-value="0.6322">
            <text:p>0.6322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392">
            <text:p>0.4392</text:p>
          </table:table-cell>
          <table:table-cell table:formula="of:=IF([.B156]&gt;[.$E$1];1;0)" office:value-type="float" office:value="0">
            <text:p>0</text:p>
          </table:table-cell>
          <table:table-cell table:formula="of:=ABS([.A156]-[.C156])" office:value-type="float" office:value="0">
            <text:p>0</text:p>
          </table:table-cell>
          <table:table-cell table:number-columns-repeated="2"/>
          <table:table-cell table:style-name="ce2" office:value-type="float" office:value="0.48375155">
            <text:p>0.48375155</text:p>
          </table:table-cell>
          <table:table-cell/>
          <table:table-cell table:style-name="ce2" office:value-type="string">
            <text:p>0, 0.439299 191</text:p>
          </table:table-cell>
          <table:table-cell table:formula="of:=MID([.I156];1;1)" office:value-type="string" office:string-value="0">
            <text:p>0</text:p>
          </table:table-cell>
          <table:table-cell table:formula="of:=MID([.I156];4;6)" office:value-type="string" office:string-value="0.4392">
            <text:p>0.4392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59">
            <text:p>0.7359</text:p>
          </table:table-cell>
          <table:table-cell table:formula="of:=IF([.B157]&gt;[.$E$1];1;0)" office:value-type="float" office:value="1">
            <text:p>1</text:p>
          </table:table-cell>
          <table:table-cell table:formula="of:=ABS([.A157]-[.C157])" office:value-type="float" office:value="0">
            <text:p>0</text:p>
          </table:table-cell>
          <table:table-cell table:number-columns-repeated="2"/>
          <table:table-cell table:style-name="ce2" office:value-type="float" office:value="0.813499156">
            <text:p>0.813499156</text:p>
          </table:table-cell>
          <table:table-cell/>
          <table:table-cell table:style-name="ce2" office:value-type="string">
            <text:p>1, 0.735987 193</text:p>
          </table:table-cell>
          <table:table-cell table:formula="of:=MID([.I157];1;1)" office:value-type="string" office:string-value="1">
            <text:p>1</text:p>
          </table:table-cell>
          <table:table-cell table:formula="of:=MID([.I157];4;6)" office:value-type="string" office:string-value="0.7359">
            <text:p>0.7359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542">
            <text:p>0.3542</text:p>
          </table:table-cell>
          <table:table-cell table:formula="of:=IF([.B158]&gt;[.$E$1];1;0)" office:value-type="float" office:value="0">
            <text:p>0</text:p>
          </table:table-cell>
          <table:table-cell table:formula="of:=ABS([.A158]-[.C158])" office:value-type="float" office:value="0">
            <text:p>0</text:p>
          </table:table-cell>
          <table:table-cell table:number-columns-repeated="2"/>
          <table:table-cell table:style-name="ce2" office:value-type="float" office:value="0.61841157">
            <text:p>0.61841157</text:p>
          </table:table-cell>
          <table:table-cell/>
          <table:table-cell table:style-name="ce2" office:value-type="string">
            <text:p>0, 0.354251 194</text:p>
          </table:table-cell>
          <table:table-cell table:formula="of:=MID([.I158];1;1)" office:value-type="string" office:string-value="0">
            <text:p>0</text:p>
          </table:table-cell>
          <table:table-cell table:formula="of:=MID([.I158];4;6)" office:value-type="string" office:string-value="0.3542">
            <text:p>0.3542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3">
            <text:p>0.633</text:p>
          </table:table-cell>
          <table:table-cell table:formula="of:=IF([.B159]&gt;[.$E$1];1;0)" office:value-type="float" office:value="1">
            <text:p>1</text:p>
          </table:table-cell>
          <table:table-cell table:formula="of:=ABS([.A159]-[.C159])" office:value-type="float" office:value="0">
            <text:p>0</text:p>
          </table:table-cell>
          <table:table-cell table:number-columns-repeated="2"/>
          <table:table-cell table:style-name="ce2" office:value-type="float" office:value="0.484201158">
            <text:p>0.484201158</text:p>
          </table:table-cell>
          <table:table-cell/>
          <table:table-cell table:style-name="ce2" office:value-type="string">
            <text:p>1, 0.633021 195</text:p>
          </table:table-cell>
          <table:table-cell table:formula="of:=MID([.I159];1;1)" office:value-type="string" office:string-value="1">
            <text:p>1</text:p>
          </table:table-cell>
          <table:table-cell table:formula="of:=MID([.I159];4;6)" office:value-type="string" office:string-value="0.6330">
            <text:p>0.6330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4">
            <text:p>0.554</text:p>
          </table:table-cell>
          <table:table-cell table:formula="of:=IF([.B160]&gt;[.$E$1];1;0)" office:value-type="float" office:value="1">
            <text:p>1</text:p>
          </table:table-cell>
          <table:table-cell table:formula="of:=ABS([.A160]-[.C160])" office:value-type="float" office:value="0">
            <text:p>0</text:p>
          </table:table-cell>
          <table:table-cell table:number-columns-repeated="2"/>
          <table:table-cell table:style-name="ce2" office:value-type="float" office:value="0.467755159">
            <text:p>0.467755159</text:p>
          </table:table-cell>
          <table:table-cell/>
          <table:table-cell table:style-name="ce2" office:value-type="string">
            <text:p>1, 0.554079 198</text:p>
          </table:table-cell>
          <table:table-cell table:formula="of:=MID([.I160];1;1)" office:value-type="string" office:string-value="1">
            <text:p>1</text:p>
          </table:table-cell>
          <table:table-cell table:formula="of:=MID([.I160];4;6)" office:value-type="string" office:string-value="0.5540">
            <text:p>0.5540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89">
            <text:p>0.589</text:p>
          </table:table-cell>
          <table:table-cell table:formula="of:=IF([.B161]&gt;[.$E$1];1;0)" office:value-type="float" office:value="1">
            <text:p>1</text:p>
          </table:table-cell>
          <table:table-cell table:formula="of:=ABS([.A161]-[.C161])" office:value-type="float" office:value="1">
            <text:p>1</text:p>
          </table:table-cell>
          <table:table-cell table:number-columns-repeated="2"/>
          <table:table-cell table:style-name="ce2" office:value-type="float" office:value="0.47378316">
            <text:p>0.47378316</text:p>
          </table:table-cell>
          <table:table-cell/>
          <table:table-cell table:style-name="ce2" office:value-type="string">
            <text:p>0, 0.589056 199</text:p>
          </table:table-cell>
          <table:table-cell table:formula="of:=MID([.I161];1;1)" office:value-type="string" office:string-value="0">
            <text:p>0</text:p>
          </table:table-cell>
          <table:table-cell table:formula="of:=MID([.I161];4;6)" office:value-type="string" office:string-value="0.5890">
            <text:p>0.5890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55">
            <text:p>0.6655</text:p>
          </table:table-cell>
          <table:table-cell table:formula="of:=IF([.B162]&gt;[.$E$1];1;0)" office:value-type="float" office:value="1">
            <text:p>1</text:p>
          </table:table-cell>
          <table:table-cell table:formula="of:=ABS([.A162]-[.C162])" office:value-type="float" office:value="0">
            <text:p>0</text:p>
          </table:table-cell>
          <table:table-cell table:number-columns-repeated="2"/>
          <table:table-cell table:style-name="ce2" office:value-type="float" office:value="0.863124161">
            <text:p>0.863124161</text:p>
          </table:table-cell>
          <table:table-cell/>
          <table:table-cell table:style-name="ce2" office:value-type="string">
            <text:p>1, 0.665578 202</text:p>
          </table:table-cell>
          <table:table-cell table:formula="of:=MID([.I162];1;1)" office:value-type="string" office:string-value="1">
            <text:p>1</text:p>
          </table:table-cell>
          <table:table-cell table:formula="of:=MID([.I162];4;6)" office:value-type="string" office:string-value="0.6655">
            <text:p>0.6655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8212">
            <text:p>0.8212</text:p>
          </table:table-cell>
          <table:table-cell table:formula="of:=IF([.B163]&gt;[.$E$1];1;0)" office:value-type="float" office:value="1">
            <text:p>1</text:p>
          </table:table-cell>
          <table:table-cell table:formula="of:=ABS([.A163]-[.C163])" office:value-type="float" office:value="1">
            <text:p>1</text:p>
          </table:table-cell>
          <table:table-cell table:number-columns-repeated="2"/>
          <table:table-cell table:style-name="ce2" office:value-type="float" office:value="0.767004162">
            <text:p>0.767004162</text:p>
          </table:table-cell>
          <table:table-cell/>
          <table:table-cell table:style-name="ce2" office:value-type="string">
            <text:p>0, 0.821233 204</text:p>
          </table:table-cell>
          <table:table-cell table:formula="of:=MID([.I163];1;1)" office:value-type="string" office:string-value="0">
            <text:p>0</text:p>
          </table:table-cell>
          <table:table-cell table:formula="of:=MID([.I163];4;6)" office:value-type="string" office:string-value="0.8212">
            <text:p>0.8212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">
            <text:p>0.5</text:p>
          </table:table-cell>
          <table:table-cell table:formula="of:=IF([.B164]&gt;[.$E$1];1;0)" office:value-type="float" office:value="1">
            <text:p>1</text:p>
          </table:table-cell>
          <table:table-cell table:formula="of:=ABS([.A164]-[.C164])" office:value-type="float" office:value="1">
            <text:p>1</text:p>
          </table:table-cell>
          <table:table-cell table:number-columns-repeated="2"/>
          <table:table-cell table:style-name="ce2" office:value-type="float" office:value="0.862983163">
            <text:p>0.862983163</text:p>
          </table:table-cell>
          <table:table-cell/>
          <table:table-cell table:style-name="ce2" office:value-type="string">
            <text:p>0, 0.500057 205</text:p>
          </table:table-cell>
          <table:table-cell table:formula="of:=MID([.I164];1;1)" office:value-type="string" office:string-value="0">
            <text:p>0</text:p>
          </table:table-cell>
          <table:table-cell table:formula="of:=MID([.I164];4;6)" office:value-type="string" office:string-value="0.5000">
            <text:p>0.5000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45">
            <text:p>0.6545</text:p>
          </table:table-cell>
          <table:table-cell table:formula="of:=IF([.B165]&gt;[.$E$1];1;0)" office:value-type="float" office:value="1">
            <text:p>1</text:p>
          </table:table-cell>
          <table:table-cell table:formula="of:=ABS([.A165]-[.C165])" office:value-type="float" office:value="0">
            <text:p>0</text:p>
          </table:table-cell>
          <table:table-cell table:number-columns-repeated="2"/>
          <table:table-cell table:style-name="ce2" office:value-type="float" office:value="0.744794164">
            <text:p>0.744794164</text:p>
          </table:table-cell>
          <table:table-cell/>
          <table:table-cell table:style-name="ce2" office:value-type="string">
            <text:p>1, 0.654587 206</text:p>
          </table:table-cell>
          <table:table-cell table:formula="of:=MID([.I165];1;1)" office:value-type="string" office:string-value="1">
            <text:p>1</text:p>
          </table:table-cell>
          <table:table-cell table:formula="of:=MID([.I165];4;6)" office:value-type="string" office:string-value="0.6545">
            <text:p>0.6545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416">
            <text:p>0.3416</text:p>
          </table:table-cell>
          <table:table-cell table:formula="of:=IF([.B166]&gt;[.$E$1];1;0)" office:value-type="float" office:value="0">
            <text:p>0</text:p>
          </table:table-cell>
          <table:table-cell table:formula="of:=ABS([.A166]-[.C166])" office:value-type="float" office:value="1">
            <text:p>1</text:p>
          </table:table-cell>
          <table:table-cell table:number-columns-repeated="2"/>
          <table:table-cell table:style-name="ce2" office:value-type="float" office:value="0.625401165">
            <text:p>0.625401165</text:p>
          </table:table-cell>
          <table:table-cell/>
          <table:table-cell table:style-name="ce2" office:value-type="string">
            <text:p>1, 0.34165 207</text:p>
          </table:table-cell>
          <table:table-cell table:formula="of:=MID([.I166];1;1)" office:value-type="string" office:string-value="1">
            <text:p>1</text:p>
          </table:table-cell>
          <table:table-cell table:formula="of:=MID([.I166];4;6)" office:value-type="string" office:string-value="0.3416">
            <text:p>0.3416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759">
            <text:p>0.4759</text:p>
          </table:table-cell>
          <table:table-cell table:formula="of:=IF([.B167]&gt;[.$E$1];1;0)" office:value-type="float" office:value="0">
            <text:p>0</text:p>
          </table:table-cell>
          <table:table-cell table:formula="of:=ABS([.A167]-[.C167])" office:value-type="float" office:value="0">
            <text:p>0</text:p>
          </table:table-cell>
          <table:table-cell table:number-columns-repeated="2"/>
          <table:table-cell table:style-name="ce2" office:value-type="float" office:value="0.584042166">
            <text:p>0.584042166</text:p>
          </table:table-cell>
          <table:table-cell/>
          <table:table-cell table:style-name="ce2" office:value-type="string">
            <text:p>0, 0.475955 208</text:p>
          </table:table-cell>
          <table:table-cell table:formula="of:=MID([.I167];1;1)" office:value-type="string" office:string-value="0">
            <text:p>0</text:p>
          </table:table-cell>
          <table:table-cell table:formula="of:=MID([.I167];4;6)" office:value-type="string" office:string-value="0.4759">
            <text:p>0.4759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2854">
            <text:p>0.2854</text:p>
          </table:table-cell>
          <table:table-cell table:formula="of:=IF([.B168]&gt;[.$E$1];1;0)" office:value-type="float" office:value="0">
            <text:p>0</text:p>
          </table:table-cell>
          <table:table-cell table:formula="of:=ABS([.A168]-[.C168])" office:value-type="float" office:value="0">
            <text:p>0</text:p>
          </table:table-cell>
          <table:table-cell table:number-columns-repeated="2"/>
          <table:table-cell table:style-name="ce2" office:value-type="float" office:value="0.77291167">
            <text:p>0.77291167</text:p>
          </table:table-cell>
          <table:table-cell/>
          <table:table-cell table:style-name="ce2" office:value-type="string">
            <text:p>0, 0.285444 210</text:p>
          </table:table-cell>
          <table:table-cell table:formula="of:=MID([.I168];1;1)" office:value-type="string" office:string-value="0">
            <text:p>0</text:p>
          </table:table-cell>
          <table:table-cell table:formula="of:=MID([.I168];4;6)" office:value-type="string" office:string-value="0.2854">
            <text:p>0.2854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133">
            <text:p>0.5133</text:p>
          </table:table-cell>
          <table:table-cell table:formula="of:=IF([.B169]&gt;[.$E$1];1;0)" office:value-type="float" office:value="1">
            <text:p>1</text:p>
          </table:table-cell>
          <table:table-cell table:formula="of:=ABS([.A169]-[.C169])" office:value-type="float" office:value="0">
            <text:p>0</text:p>
          </table:table-cell>
          <table:table-cell table:number-columns-repeated="2"/>
          <table:table-cell table:style-name="ce2" office:value-type="float" office:value="0.506316168">
            <text:p>0.506316168</text:p>
          </table:table-cell>
          <table:table-cell/>
          <table:table-cell table:style-name="ce2" office:value-type="string">
            <text:p>1, 0.513374 212</text:p>
          </table:table-cell>
          <table:table-cell table:formula="of:=MID([.I169];1;1)" office:value-type="string" office:string-value="1">
            <text:p>1</text:p>
          </table:table-cell>
          <table:table-cell table:formula="of:=MID([.I169];4;6)" office:value-type="string" office:string-value="0.5133">
            <text:p>0.5133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412">
            <text:p>0.4412</text:p>
          </table:table-cell>
          <table:table-cell table:formula="of:=IF([.B170]&gt;[.$E$1];1;0)" office:value-type="float" office:value="0">
            <text:p>0</text:p>
          </table:table-cell>
          <table:table-cell table:formula="of:=ABS([.A170]-[.C170])" office:value-type="float" office:value="0">
            <text:p>0</text:p>
          </table:table-cell>
          <table:table-cell table:number-columns-repeated="2"/>
          <table:table-cell table:style-name="ce2" office:value-type="float" office:value="0.455435169">
            <text:p>0.455435169</text:p>
          </table:table-cell>
          <table:table-cell/>
          <table:table-cell table:style-name="ce2" office:value-type="string">
            <text:p>0, 0.441239 213</text:p>
          </table:table-cell>
          <table:table-cell table:formula="of:=MID([.I170];1;1)" office:value-type="string" office:string-value="0">
            <text:p>0</text:p>
          </table:table-cell>
          <table:table-cell table:formula="of:=MID([.I170];4;6)" office:value-type="string" office:string-value="0.4412">
            <text:p>0.4412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56">
            <text:p>0.5656</text:p>
          </table:table-cell>
          <table:table-cell table:formula="of:=IF([.B171]&gt;[.$E$1];1;0)" office:value-type="float" office:value="1">
            <text:p>1</text:p>
          </table:table-cell>
          <table:table-cell table:formula="of:=ABS([.A171]-[.C171])" office:value-type="float" office:value="0">
            <text:p>0</text:p>
          </table:table-cell>
          <table:table-cell table:number-columns-repeated="2"/>
          <table:table-cell table:style-name="ce2" office:value-type="float" office:value="0.51999817">
            <text:p>0.51999817</text:p>
          </table:table-cell>
          <table:table-cell/>
          <table:table-cell table:style-name="ce2" office:value-type="string">
            <text:p>1, 0.565689 214</text:p>
          </table:table-cell>
          <table:table-cell table:formula="of:=MID([.I171];1;1)" office:value-type="string" office:string-value="1">
            <text:p>1</text:p>
          </table:table-cell>
          <table:table-cell table:formula="of:=MID([.I171];4;6)" office:value-type="string" office:string-value="0.5656">
            <text:p>0.5656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971">
            <text:p>0.5971</text:p>
          </table:table-cell>
          <table:table-cell table:formula="of:=IF([.B172]&gt;[.$E$1];1;0)" office:value-type="float" office:value="1">
            <text:p>1</text:p>
          </table:table-cell>
          <table:table-cell table:formula="of:=ABS([.A172]-[.C172])" office:value-type="float" office:value="1">
            <text:p>1</text:p>
          </table:table-cell>
          <table:table-cell table:number-columns-repeated="2"/>
          <table:table-cell table:style-name="ce2" office:value-type="float" office:value="0.543008171">
            <text:p>0.543008171</text:p>
          </table:table-cell>
          <table:table-cell/>
          <table:table-cell table:style-name="ce2" office:value-type="string">
            <text:p>0, 0.597165 215</text:p>
          </table:table-cell>
          <table:table-cell table:formula="of:=MID([.I172];1;1)" office:value-type="string" office:string-value="0">
            <text:p>0</text:p>
          </table:table-cell>
          <table:table-cell table:formula="of:=MID([.I172];4;6)" office:value-type="string" office:string-value="0.5971">
            <text:p>0.5971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726">
            <text:p>0.7726</text:p>
          </table:table-cell>
          <table:table-cell table:formula="of:=IF([.B173]&gt;[.$E$1];1;0)" office:value-type="float" office:value="1">
            <text:p>1</text:p>
          </table:table-cell>
          <table:table-cell table:formula="of:=ABS([.A173]-[.C173])" office:value-type="float" office:value="0">
            <text:p>0</text:p>
          </table:table-cell>
          <table:table-cell table:number-columns-repeated="2"/>
          <table:table-cell table:style-name="ce2" office:value-type="float" office:value="0.705487172">
            <text:p>0.705487172</text:p>
          </table:table-cell>
          <table:table-cell/>
          <table:table-cell table:style-name="ce2" office:value-type="string">
            <text:p>1, 0.772602 217</text:p>
          </table:table-cell>
          <table:table-cell table:formula="of:=MID([.I173];1;1)" office:value-type="string" office:string-value="1">
            <text:p>1</text:p>
          </table:table-cell>
          <table:table-cell table:formula="of:=MID([.I173];4;6)" office:value-type="string" office:string-value="0.7726">
            <text:p>0.7726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83">
            <text:p>0.6283</text:p>
          </table:table-cell>
          <table:table-cell table:formula="of:=IF([.B174]&gt;[.$E$1];1;0)" office:value-type="float" office:value="1">
            <text:p>1</text:p>
          </table:table-cell>
          <table:table-cell table:formula="of:=ABS([.A174]-[.C174])" office:value-type="float" office:value="0">
            <text:p>0</text:p>
          </table:table-cell>
          <table:table-cell table:number-columns-repeated="2"/>
          <table:table-cell table:style-name="ce2" office:value-type="float" office:value="0.42892173">
            <text:p>0.42892173</text:p>
          </table:table-cell>
          <table:table-cell/>
          <table:table-cell table:style-name="ce2" office:value-type="string">
            <text:p>1, 0.628333 218</text:p>
          </table:table-cell>
          <table:table-cell table:formula="of:=MID([.I174];1;1)" office:value-type="string" office:string-value="1">
            <text:p>1</text:p>
          </table:table-cell>
          <table:table-cell table:formula="of:=MID([.I174];4;6)" office:value-type="string" office:string-value="0.6283">
            <text:p>0.6283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37">
            <text:p>0.7337</text:p>
          </table:table-cell>
          <table:table-cell table:formula="of:=IF([.B175]&gt;[.$E$1];1;0)" office:value-type="float" office:value="1">
            <text:p>1</text:p>
          </table:table-cell>
          <table:table-cell table:formula="of:=ABS([.A175]-[.C175])" office:value-type="float" office:value="0">
            <text:p>0</text:p>
          </table:table-cell>
          <table:table-cell table:number-columns-repeated="2"/>
          <table:table-cell table:style-name="ce2" office:value-type="float" office:value="0.630715174">
            <text:p>0.630715174</text:p>
          </table:table-cell>
          <table:table-cell/>
          <table:table-cell table:style-name="ce2" office:value-type="string">
            <text:p>1, 0.73375 220</text:p>
          </table:table-cell>
          <table:table-cell table:formula="of:=MID([.I175];1;1)" office:value-type="string" office:string-value="1">
            <text:p>1</text:p>
          </table:table-cell>
          <table:table-cell table:formula="of:=MID([.I175];4;6)" office:value-type="string" office:string-value="0.7337">
            <text:p>0.7337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765">
            <text:p>0.7765</text:p>
          </table:table-cell>
          <table:table-cell table:formula="of:=IF([.B176]&gt;[.$E$1];1;0)" office:value-type="float" office:value="1">
            <text:p>1</text:p>
          </table:table-cell>
          <table:table-cell table:formula="of:=ABS([.A176]-[.C176])" office:value-type="float" office:value="1">
            <text:p>1</text:p>
          </table:table-cell>
          <table:table-cell table:number-columns-repeated="2"/>
          <table:table-cell table:style-name="ce2" office:value-type="float" office:value="0.56099175">
            <text:p>0.56099175</text:p>
          </table:table-cell>
          <table:table-cell/>
          <table:table-cell table:style-name="ce2" office:value-type="string">
            <text:p>0, 0.776544 223</text:p>
          </table:table-cell>
          <table:table-cell table:formula="of:=MID([.I176];1;1)" office:value-type="string" office:string-value="0">
            <text:p>0</text:p>
          </table:table-cell>
          <table:table-cell table:formula="of:=MID([.I176];4;6)" office:value-type="string" office:string-value="0.7765">
            <text:p>0.7765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71">
            <text:p>0.6071</text:p>
          </table:table-cell>
          <table:table-cell table:formula="of:=IF([.B177]&gt;[.$E$1];1;0)" office:value-type="float" office:value="1">
            <text:p>1</text:p>
          </table:table-cell>
          <table:table-cell table:formula="of:=ABS([.A177]-[.C177])" office:value-type="float" office:value="0">
            <text:p>0</text:p>
          </table:table-cell>
          <table:table-cell table:number-columns-repeated="2"/>
          <table:table-cell table:style-name="ce2" office:value-type="float" office:value="0.537826176">
            <text:p>0.537826176</text:p>
          </table:table-cell>
          <table:table-cell/>
          <table:table-cell table:style-name="ce2" office:value-type="string">
            <text:p>1, 0.607128 224</text:p>
          </table:table-cell>
          <table:table-cell table:formula="of:=MID([.I177];1;1)" office:value-type="string" office:string-value="1">
            <text:p>1</text:p>
          </table:table-cell>
          <table:table-cell table:formula="of:=MID([.I177];4;6)" office:value-type="string" office:string-value="0.6071">
            <text:p>0.6071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2856">
            <text:p>0.2856</text:p>
          </table:table-cell>
          <table:table-cell table:formula="of:=IF([.B178]&gt;[.$E$1];1;0)" office:value-type="float" office:value="0">
            <text:p>0</text:p>
          </table:table-cell>
          <table:table-cell table:formula="of:=ABS([.A178]-[.C178])" office:value-type="float" office:value="1">
            <text:p>1</text:p>
          </table:table-cell>
          <table:table-cell table:number-columns-repeated="2"/>
          <table:table-cell table:style-name="ce2" office:value-type="float" office:value="0.421513177">
            <text:p>0.421513177</text:p>
          </table:table-cell>
          <table:table-cell/>
          <table:table-cell table:style-name="ce2" office:value-type="string">
            <text:p>1, 0.285669 226</text:p>
          </table:table-cell>
          <table:table-cell table:formula="of:=MID([.I178];1;1)" office:value-type="string" office:string-value="1">
            <text:p>1</text:p>
          </table:table-cell>
          <table:table-cell table:formula="of:=MID([.I178];4;6)" office:value-type="string" office:string-value="0.2856">
            <text:p>0.2856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321">
            <text:p>0.5321</text:p>
          </table:table-cell>
          <table:table-cell table:formula="of:=IF([.B179]&gt;[.$E$1];1;0)" office:value-type="float" office:value="1">
            <text:p>1</text:p>
          </table:table-cell>
          <table:table-cell table:formula="of:=ABS([.A179]-[.C179])" office:value-type="float" office:value="1">
            <text:p>1</text:p>
          </table:table-cell>
          <table:table-cell table:number-columns-repeated="2"/>
          <table:table-cell table:style-name="ce2" office:value-type="float" office:value="0.469069178">
            <text:p>0.469069178</text:p>
          </table:table-cell>
          <table:table-cell/>
          <table:table-cell table:style-name="ce2" office:value-type="string">
            <text:p>0, 0.532145 227</text:p>
          </table:table-cell>
          <table:table-cell table:formula="of:=MID([.I179];1;1)" office:value-type="string" office:string-value="0">
            <text:p>0</text:p>
          </table:table-cell>
          <table:table-cell table:formula="of:=MID([.I179];4;6)" office:value-type="string" office:string-value="0.5321">
            <text:p>0.5321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8396">
            <text:p>0.8396</text:p>
          </table:table-cell>
          <table:table-cell table:formula="of:=IF([.B180]&gt;[.$E$1];1;0)" office:value-type="float" office:value="1">
            <text:p>1</text:p>
          </table:table-cell>
          <table:table-cell table:formula="of:=ABS([.A180]-[.C180])" office:value-type="float" office:value="1">
            <text:p>1</text:p>
          </table:table-cell>
          <table:table-cell table:number-columns-repeated="2"/>
          <table:table-cell table:style-name="ce2" office:value-type="float" office:value="0.523279179">
            <text:p>0.523279179</text:p>
          </table:table-cell>
          <table:table-cell/>
          <table:table-cell table:style-name="ce2" office:value-type="string">
            <text:p>0, 0.839682 228</text:p>
          </table:table-cell>
          <table:table-cell table:formula="of:=MID([.I180];1;1)" office:value-type="string" office:string-value="0">
            <text:p>0</text:p>
          </table:table-cell>
          <table:table-cell table:formula="of:=MID([.I180];4;6)" office:value-type="string" office:string-value="0.8396">
            <text:p>0.8396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987">
            <text:p>0.5987</text:p>
          </table:table-cell>
          <table:table-cell table:formula="of:=IF([.B181]&gt;[.$E$1];1;0)" office:value-type="float" office:value="1">
            <text:p>1</text:p>
          </table:table-cell>
          <table:table-cell table:formula="of:=ABS([.A181]-[.C181])" office:value-type="float" office:value="1">
            <text:p>1</text:p>
          </table:table-cell>
          <table:table-cell table:number-columns-repeated="2"/>
          <table:table-cell table:style-name="ce2" office:value-type="float" office:value="0.40774518">
            <text:p>0.40774518</text:p>
          </table:table-cell>
          <table:table-cell/>
          <table:table-cell table:style-name="ce2" office:value-type="string">
            <text:p>0, 0.598795 229</text:p>
          </table:table-cell>
          <table:table-cell table:formula="of:=MID([.I181];1;1)" office:value-type="string" office:string-value="0">
            <text:p>0</text:p>
          </table:table-cell>
          <table:table-cell table:formula="of:=MID([.I181];4;6)" office:value-type="string" office:string-value="0.5987">
            <text:p>0.5987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475">
            <text:p>0.8475</text:p>
          </table:table-cell>
          <table:table-cell table:formula="of:=IF([.B182]&gt;[.$E$1];1;0)" office:value-type="float" office:value="1">
            <text:p>1</text:p>
          </table:table-cell>
          <table:table-cell table:formula="of:=ABS([.A182]-[.C182])" office:value-type="float" office:value="0">
            <text:p>0</text:p>
          </table:table-cell>
          <table:table-cell table:number-columns-repeated="2"/>
          <table:table-cell table:style-name="ce2" office:value-type="float" office:value="0.439992181">
            <text:p>0.439992181</text:p>
          </table:table-cell>
          <table:table-cell/>
          <table:table-cell table:style-name="ce2" office:value-type="string">
            <text:p>1, 0.847589 230</text:p>
          </table:table-cell>
          <table:table-cell table:formula="of:=MID([.I182];1;1)" office:value-type="string" office:string-value="1">
            <text:p>1</text:p>
          </table:table-cell>
          <table:table-cell table:formula="of:=MID([.I182];4;6)" office:value-type="string" office:string-value="0.8475">
            <text:p>0.8475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732">
            <text:p>0.3732</text:p>
          </table:table-cell>
          <table:table-cell table:formula="of:=IF([.B183]&gt;[.$E$1];1;0)" office:value-type="float" office:value="0">
            <text:p>0</text:p>
          </table:table-cell>
          <table:table-cell table:formula="of:=ABS([.A183]-[.C183])" office:value-type="float" office:value="1">
            <text:p>1</text:p>
          </table:table-cell>
          <table:table-cell table:number-columns-repeated="2"/>
          <table:table-cell table:style-name="ce2" office:value-type="float" office:value="0.476086182">
            <text:p>0.476086182</text:p>
          </table:table-cell>
          <table:table-cell/>
          <table:table-cell table:style-name="ce2" office:value-type="string">
            <text:p>1, 0.373292 231</text:p>
          </table:table-cell>
          <table:table-cell table:formula="of:=MID([.I183];1;1)" office:value-type="string" office:string-value="1">
            <text:p>1</text:p>
          </table:table-cell>
          <table:table-cell table:formula="of:=MID([.I183];4;6)" office:value-type="string" office:string-value="0.3732">
            <text:p>0.3732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684">
            <text:p>0.9684</text:p>
          </table:table-cell>
          <table:table-cell table:formula="of:=IF([.B184]&gt;[.$E$1];1;0)" office:value-type="float" office:value="1">
            <text:p>1</text:p>
          </table:table-cell>
          <table:table-cell table:formula="of:=ABS([.A184]-[.C184])" office:value-type="float" office:value="0">
            <text:p>0</text:p>
          </table:table-cell>
          <table:table-cell table:number-columns-repeated="2"/>
          <table:table-cell table:style-name="ce2" office:value-type="float" office:value="0.437582183">
            <text:p>0.437582183</text:p>
          </table:table-cell>
          <table:table-cell/>
          <table:table-cell table:style-name="ce2" office:value-type="string">
            <text:p>1, 0.968429 233</text:p>
          </table:table-cell>
          <table:table-cell table:formula="of:=MID([.I184];1;1)" office:value-type="string" office:string-value="1">
            <text:p>1</text:p>
          </table:table-cell>
          <table:table-cell table:formula="of:=MID([.I184];4;6)" office:value-type="string" office:string-value="0.9684">
            <text:p>0.9684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141">
            <text:p>0.7141</text:p>
          </table:table-cell>
          <table:table-cell table:formula="of:=IF([.B185]&gt;[.$E$1];1;0)" office:value-type="float" office:value="1">
            <text:p>1</text:p>
          </table:table-cell>
          <table:table-cell table:formula="of:=ABS([.A185]-[.C185])" office:value-type="float" office:value="1">
            <text:p>1</text:p>
          </table:table-cell>
          <table:table-cell table:number-columns-repeated="2"/>
          <table:table-cell table:style-name="ce2" office:value-type="float" office:value="0.645346184">
            <text:p>0.645346184</text:p>
          </table:table-cell>
          <table:table-cell/>
          <table:table-cell table:style-name="ce2" office:value-type="string">
            <text:p>0, 0.71419 234</text:p>
          </table:table-cell>
          <table:table-cell table:formula="of:=MID([.I185];1;1)" office:value-type="string" office:string-value="0">
            <text:p>0</text:p>
          </table:table-cell>
          <table:table-cell table:formula="of:=MID([.I185];4;6)" office:value-type="string" office:string-value="0.7141">
            <text:p>0.7141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976">
            <text:p>0.7976</text:p>
          </table:table-cell>
          <table:table-cell table:formula="of:=IF([.B186]&gt;[.$E$1];1;0)" office:value-type="float" office:value="1">
            <text:p>1</text:p>
          </table:table-cell>
          <table:table-cell table:formula="of:=ABS([.A186]-[.C186])" office:value-type="float" office:value="0">
            <text:p>0</text:p>
          </table:table-cell>
          <table:table-cell table:number-columns-repeated="2"/>
          <table:table-cell table:style-name="ce2" office:value-type="float" office:value="0.544236185">
            <text:p>0.544236185</text:p>
          </table:table-cell>
          <table:table-cell/>
          <table:table-cell table:style-name="ce2" office:value-type="string">
            <text:p>1, 0.797694 235</text:p>
          </table:table-cell>
          <table:table-cell table:formula="of:=MID([.I186];1;1)" office:value-type="string" office:string-value="1">
            <text:p>1</text:p>
          </table:table-cell>
          <table:table-cell table:formula="of:=MID([.I186];4;6)" office:value-type="string" office:string-value="0.7976">
            <text:p>0.7976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97">
            <text:p>0.7597</text:p>
          </table:table-cell>
          <table:table-cell table:formula="of:=IF([.B187]&gt;[.$E$1];1;0)" office:value-type="float" office:value="1">
            <text:p>1</text:p>
          </table:table-cell>
          <table:table-cell table:formula="of:=ABS([.A187]-[.C187])" office:value-type="float" office:value="0">
            <text:p>0</text:p>
          </table:table-cell>
          <table:table-cell table:number-columns-repeated="2"/>
          <table:table-cell table:style-name="ce2" office:value-type="float" office:value="0.501872186">
            <text:p>0.501872186</text:p>
          </table:table-cell>
          <table:table-cell/>
          <table:table-cell table:style-name="ce2" office:value-type="string">
            <text:p>1, 0.759765 237</text:p>
          </table:table-cell>
          <table:table-cell table:formula="of:=MID([.I187];1;1)" office:value-type="string" office:string-value="1">
            <text:p>1</text:p>
          </table:table-cell>
          <table:table-cell table:formula="of:=MID([.I187];4;6)" office:value-type="string" office:string-value="0.7597">
            <text:p>0.7597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527">
            <text:p>0.5527</text:p>
          </table:table-cell>
          <table:table-cell table:formula="of:=IF([.B188]&gt;[.$E$1];1;0)" office:value-type="float" office:value="1">
            <text:p>1</text:p>
          </table:table-cell>
          <table:table-cell table:formula="of:=ABS([.A188]-[.C188])" office:value-type="float" office:value="1">
            <text:p>1</text:p>
          </table:table-cell>
          <table:table-cell table:number-columns-repeated="2"/>
          <table:table-cell table:style-name="ce2" office:value-type="float" office:value="0.439185187">
            <text:p>0.439185187</text:p>
          </table:table-cell>
          <table:table-cell/>
          <table:table-cell table:style-name="ce2" office:value-type="string">
            <text:p>0, 0.552726 238</text:p>
          </table:table-cell>
          <table:table-cell table:formula="of:=MID([.I188];1;1)" office:value-type="string" office:string-value="0">
            <text:p>0</text:p>
          </table:table-cell>
          <table:table-cell table:formula="of:=MID([.I188];4;6)" office:value-type="string" office:string-value="0.5527">
            <text:p>0.5527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907">
            <text:p>0.5907</text:p>
          </table:table-cell>
          <table:table-cell table:formula="of:=IF([.B189]&gt;[.$E$1];1;0)" office:value-type="float" office:value="1">
            <text:p>1</text:p>
          </table:table-cell>
          <table:table-cell table:formula="of:=ABS([.A189]-[.C189])" office:value-type="float" office:value="1">
            <text:p>1</text:p>
          </table:table-cell>
          <table:table-cell table:number-columns-repeated="2"/>
          <table:table-cell table:style-name="ce2" office:value-type="float" office:value="0.316976188">
            <text:p>0.316976188</text:p>
          </table:table-cell>
          <table:table-cell/>
          <table:table-cell table:style-name="ce2" office:value-type="string">
            <text:p>0, 0.590706 241</text:p>
          </table:table-cell>
          <table:table-cell table:formula="of:=MID([.I189];1;1)" office:value-type="string" office:string-value="0">
            <text:p>0</text:p>
          </table:table-cell>
          <table:table-cell table:formula="of:=MID([.I189];4;6)" office:value-type="string" office:string-value="0.5907">
            <text:p>0.5907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34">
            <text:p>0.6134</text:p>
          </table:table-cell>
          <table:table-cell table:formula="of:=IF([.B190]&gt;[.$E$1];1;0)" office:value-type="float" office:value="1">
            <text:p>1</text:p>
          </table:table-cell>
          <table:table-cell table:formula="of:=ABS([.A190]-[.C190])" office:value-type="float" office:value="0">
            <text:p>0</text:p>
          </table:table-cell>
          <table:table-cell table:number-columns-repeated="2"/>
          <table:table-cell table:style-name="ce2" office:value-type="float" office:value="0.631008189">
            <text:p>0.631008189</text:p>
          </table:table-cell>
          <table:table-cell/>
          <table:table-cell table:style-name="ce2" office:value-type="string">
            <text:p>1, 0.613446 242</text:p>
          </table:table-cell>
          <table:table-cell table:formula="of:=MID([.I190];1;1)" office:value-type="string" office:string-value="1">
            <text:p>1</text:p>
          </table:table-cell>
          <table:table-cell table:formula="of:=MID([.I190];4;6)" office:value-type="string" office:string-value="0.6134">
            <text:p>0.6134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093">
            <text:p>0.3093</text:p>
          </table:table-cell>
          <table:table-cell table:formula="of:=IF([.B191]&gt;[.$E$1];1;0)" office:value-type="float" office:value="0">
            <text:p>0</text:p>
          </table:table-cell>
          <table:table-cell table:formula="of:=ABS([.A191]-[.C191])" office:value-type="float" office:value="0">
            <text:p>0</text:p>
          </table:table-cell>
          <table:table-cell table:number-columns-repeated="2"/>
          <table:table-cell table:style-name="ce2" office:value-type="float" office:value="0.60899219">
            <text:p>0.60899219</text:p>
          </table:table-cell>
          <table:table-cell/>
          <table:table-cell table:style-name="ce2" office:value-type="string">
            <text:p>0, 0.30938 244</text:p>
          </table:table-cell>
          <table:table-cell table:formula="of:=MID([.I191];1;1)" office:value-type="string" office:string-value="0">
            <text:p>0</text:p>
          </table:table-cell>
          <table:table-cell table:formula="of:=MID([.I191];4;6)" office:value-type="string" office:string-value="0.3093">
            <text:p>0.3093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878">
            <text:p>0.8878</text:p>
          </table:table-cell>
          <table:table-cell table:formula="of:=IF([.B192]&gt;[.$E$1];1;0)" office:value-type="float" office:value="1">
            <text:p>1</text:p>
          </table:table-cell>
          <table:table-cell table:formula="of:=ABS([.A192]-[.C192])" office:value-type="float" office:value="0">
            <text:p>0</text:p>
          </table:table-cell>
          <table:table-cell table:number-columns-repeated="2"/>
          <table:table-cell table:style-name="ce2" office:value-type="float" office:value="0.482829191">
            <text:p>0.482829191</text:p>
          </table:table-cell>
          <table:table-cell/>
          <table:table-cell table:style-name="ce2" office:value-type="string">
            <text:p>1, 0.887805 245</text:p>
          </table:table-cell>
          <table:table-cell table:formula="of:=MID([.I192];1;1)" office:value-type="string" office:string-value="1">
            <text:p>1</text:p>
          </table:table-cell>
          <table:table-cell table:formula="of:=MID([.I192];4;6)" office:value-type="string" office:string-value="0.8878">
            <text:p>0.8878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86">
            <text:p>0.886</text:p>
          </table:table-cell>
          <table:table-cell table:formula="of:=IF([.B193]&gt;[.$E$1];1;0)" office:value-type="float" office:value="1">
            <text:p>1</text:p>
          </table:table-cell>
          <table:table-cell table:formula="of:=ABS([.A193]-[.C193])" office:value-type="float" office:value="0">
            <text:p>0</text:p>
          </table:table-cell>
          <table:table-cell table:number-columns-repeated="2"/>
          <table:table-cell table:style-name="ce2" office:value-type="float" office:value="0.455509192">
            <text:p>0.455509192</text:p>
          </table:table-cell>
          <table:table-cell/>
          <table:table-cell table:style-name="ce2" office:value-type="string">
            <text:p>1, 0.886078 246</text:p>
          </table:table-cell>
          <table:table-cell table:formula="of:=MID([.I193];1;1)" office:value-type="string" office:string-value="1">
            <text:p>1</text:p>
          </table:table-cell>
          <table:table-cell table:formula="of:=MID([.I193];4;6)" office:value-type="string" office:string-value="0.8860">
            <text:p>0.8860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542">
            <text:p>0.3542</text:p>
          </table:table-cell>
          <table:table-cell table:formula="of:=IF([.B194]&gt;[.$E$1];1;0)" office:value-type="float" office:value="0">
            <text:p>0</text:p>
          </table:table-cell>
          <table:table-cell table:formula="of:=ABS([.A194]-[.C194])" office:value-type="float" office:value="1">
            <text:p>1</text:p>
          </table:table-cell>
          <table:table-cell table:number-columns-repeated="2"/>
          <table:table-cell table:style-name="ce2" office:value-type="float" office:value="0.7157193">
            <text:p>0.7157193</text:p>
          </table:table-cell>
          <table:table-cell/>
          <table:table-cell table:style-name="ce2" office:value-type="string">
            <text:p>1, 0.354286 247</text:p>
          </table:table-cell>
          <table:table-cell table:formula="of:=MID([.I194];1;1)" office:value-type="string" office:string-value="1">
            <text:p>1</text:p>
          </table:table-cell>
          <table:table-cell table:formula="of:=MID([.I194];4;6)" office:value-type="string" office:string-value="0.3542">
            <text:p>0.3542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74">
            <text:p>0.7674</text:p>
          </table:table-cell>
          <table:table-cell table:formula="of:=IF([.B195]&gt;[.$E$1];1;0)" office:value-type="float" office:value="1">
            <text:p>1</text:p>
          </table:table-cell>
          <table:table-cell table:formula="of:=ABS([.A195]-[.C195])" office:value-type="float" office:value="0">
            <text:p>0</text:p>
          </table:table-cell>
          <table:table-cell table:number-columns-repeated="2"/>
          <table:table-cell table:style-name="ce2" office:value-type="float" office:value="0.333856194">
            <text:p>0.333856194</text:p>
          </table:table-cell>
          <table:table-cell/>
          <table:table-cell table:style-name="ce2" office:value-type="string">
            <text:p>1, 0.76745 248</text:p>
          </table:table-cell>
          <table:table-cell table:formula="of:=MID([.I195];1;1)" office:value-type="string" office:string-value="1">
            <text:p>1</text:p>
          </table:table-cell>
          <table:table-cell table:formula="of:=MID([.I195];4;6)" office:value-type="string" office:string-value="0.7674">
            <text:p>0.7674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319">
            <text:p>0.6319</text:p>
          </table:table-cell>
          <table:table-cell table:formula="of:=IF([.B196]&gt;[.$E$1];1;0)" office:value-type="float" office:value="1">
            <text:p>1</text:p>
          </table:table-cell>
          <table:table-cell table:formula="of:=ABS([.A196]-[.C196])" office:value-type="float" office:value="1">
            <text:p>1</text:p>
          </table:table-cell>
          <table:table-cell table:number-columns-repeated="2"/>
          <table:table-cell table:style-name="ce2" office:value-type="float" office:value="0.411402195">
            <text:p>0.411402195</text:p>
          </table:table-cell>
          <table:table-cell/>
          <table:table-cell table:style-name="ce2" office:value-type="string">
            <text:p>0, 0.631946 249</text:p>
          </table:table-cell>
          <table:table-cell table:formula="of:=MID([.I196];1;1)" office:value-type="string" office:string-value="0">
            <text:p>0</text:p>
          </table:table-cell>
          <table:table-cell table:formula="of:=MID([.I196];4;6)" office:value-type="string" office:string-value="0.6319">
            <text:p>0.6319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9173">
            <text:p>0.9173</text:p>
          </table:table-cell>
          <table:table-cell table:formula="of:=IF([.B197]&gt;[.$E$1];1;0)" office:value-type="float" office:value="1">
            <text:p>1</text:p>
          </table:table-cell>
          <table:table-cell table:formula="of:=ABS([.A197]-[.C197])" office:value-type="float" office:value="1">
            <text:p>1</text:p>
          </table:table-cell>
          <table:table-cell table:number-columns-repeated="2"/>
          <table:table-cell table:style-name="ce2" office:value-type="float" office:value="0.425275196">
            <text:p>0.425275196</text:p>
          </table:table-cell>
          <table:table-cell/>
          <table:table-cell table:style-name="ce2" office:value-type="string">
            <text:p>0, 0.917396 251</text:p>
          </table:table-cell>
          <table:table-cell table:formula="of:=MID([.I197];1;1)" office:value-type="string" office:string-value="0">
            <text:p>0</text:p>
          </table:table-cell>
          <table:table-cell table:formula="of:=MID([.I197];4;6)" office:value-type="string" office:string-value="0.9173">
            <text:p>0.9173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501">
            <text:p>0.4501</text:p>
          </table:table-cell>
          <table:table-cell table:formula="of:=IF([.B198]&gt;[.$E$1];1;0)" office:value-type="float" office:value="0">
            <text:p>0</text:p>
          </table:table-cell>
          <table:table-cell table:formula="of:=ABS([.A198]-[.C198])" office:value-type="float" office:value="0">
            <text:p>0</text:p>
          </table:table-cell>
          <table:table-cell table:number-columns-repeated="2"/>
          <table:table-cell table:style-name="ce2" office:value-type="float" office:value="0.308717197">
            <text:p>0.308717197</text:p>
          </table:table-cell>
          <table:table-cell/>
          <table:table-cell table:style-name="ce2" office:value-type="string">
            <text:p>0, 0.450132 252</text:p>
          </table:table-cell>
          <table:table-cell table:formula="of:=MID([.I198];1;1)" office:value-type="string" office:string-value="0">
            <text:p>0</text:p>
          </table:table-cell>
          <table:table-cell table:formula="of:=MID([.I198];4;6)" office:value-type="string" office:string-value="0.4501">
            <text:p>0.4501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907">
            <text:p>0.5907</text:p>
          </table:table-cell>
          <table:table-cell table:formula="of:=IF([.B199]&gt;[.$E$1];1;0)" office:value-type="float" office:value="1">
            <text:p>1</text:p>
          </table:table-cell>
          <table:table-cell table:formula="of:=ABS([.A199]-[.C199])" office:value-type="float" office:value="1">
            <text:p>1</text:p>
          </table:table-cell>
          <table:table-cell table:number-columns-repeated="2"/>
          <table:table-cell table:style-name="ce2" office:value-type="float" office:value="0.46853198">
            <text:p>0.46853198</text:p>
          </table:table-cell>
          <table:table-cell/>
          <table:table-cell table:style-name="ce2" office:value-type="string">
            <text:p>0, 0.590745 253</text:p>
          </table:table-cell>
          <table:table-cell table:formula="of:=MID([.I199];1;1)" office:value-type="string" office:string-value="0">
            <text:p>0</text:p>
          </table:table-cell>
          <table:table-cell table:formula="of:=MID([.I199];4;6)" office:value-type="string" office:string-value="0.5907">
            <text:p>0.5907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744">
            <text:p>0.4744</text:p>
          </table:table-cell>
          <table:table-cell table:formula="of:=IF([.B200]&gt;[.$E$1];1;0)" office:value-type="float" office:value="0">
            <text:p>0</text:p>
          </table:table-cell>
          <table:table-cell table:formula="of:=ABS([.A200]-[.C200])" office:value-type="float" office:value="1">
            <text:p>1</text:p>
          </table:table-cell>
          <table:table-cell table:number-columns-repeated="2"/>
          <table:table-cell table:style-name="ce2" office:value-type="float" office:value="0.695591199">
            <text:p>0.695591199</text:p>
          </table:table-cell>
          <table:table-cell/>
          <table:table-cell table:style-name="ce2" office:value-type="string">
            <text:p>1, 0.474417 254</text:p>
          </table:table-cell>
          <table:table-cell table:formula="of:=MID([.I200];1;1)" office:value-type="string" office:string-value="1">
            <text:p>1</text:p>
          </table:table-cell>
          <table:table-cell table:formula="of:=MID([.I200];4;6)" office:value-type="string" office:string-value="0.4744">
            <text:p>0.4744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965">
            <text:p>0.7965</text:p>
          </table:table-cell>
          <table:table-cell table:formula="of:=IF([.B201]&gt;[.$E$1];1;0)" office:value-type="float" office:value="1">
            <text:p>1</text:p>
          </table:table-cell>
          <table:table-cell table:formula="of:=ABS([.A201]-[.C201])" office:value-type="float" office:value="0">
            <text:p>0</text:p>
          </table:table-cell>
          <table:table-cell table:number-columns-repeated="2"/>
          <table:table-cell table:style-name="ce2" office:value-type="float" office:value="0.7972162">
            <text:p>0.7972162</text:p>
          </table:table-cell>
          <table:table-cell/>
          <table:table-cell table:style-name="ce2" office:value-type="string">
            <text:p>1, 0.796537 255</text:p>
          </table:table-cell>
          <table:table-cell table:formula="of:=MID([.I201];1;1)" office:value-type="string" office:string-value="1">
            <text:p>1</text:p>
          </table:table-cell>
          <table:table-cell table:formula="of:=MID([.I201];4;6)" office:value-type="string" office:string-value="0.7965">
            <text:p>0.7965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85">
            <text:p>0.7485</text:p>
          </table:table-cell>
          <table:table-cell table:formula="of:=IF([.B202]&gt;[.$E$1];1;0)" office:value-type="float" office:value="1">
            <text:p>1</text:p>
          </table:table-cell>
          <table:table-cell table:formula="of:=ABS([.A202]-[.C202])" office:value-type="float" office:value="0">
            <text:p>0</text:p>
          </table:table-cell>
          <table:table-cell table:number-columns-repeated="2"/>
          <table:table-cell table:style-name="ce2" office:value-type="float" office:value="0.368387201">
            <text:p>0.368387201</text:p>
          </table:table-cell>
          <table:table-cell/>
          <table:table-cell table:style-name="ce2" office:value-type="string">
            <text:p>1, 0.748589 256</text:p>
          </table:table-cell>
          <table:table-cell table:formula="of:=MID([.I202];1;1)" office:value-type="string" office:string-value="1">
            <text:p>1</text:p>
          </table:table-cell>
          <table:table-cell table:formula="of:=MID([.I202];4;6)" office:value-type="string" office:string-value="0.7485">
            <text:p>0.7485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15">
            <text:p>0.5915</text:p>
          </table:table-cell>
          <table:table-cell table:formula="of:=IF([.B203]&gt;[.$E$1];1;0)" office:value-type="float" office:value="1">
            <text:p>1</text:p>
          </table:table-cell>
          <table:table-cell table:formula="of:=ABS([.A203]-[.C203])" office:value-type="float" office:value="0">
            <text:p>0</text:p>
          </table:table-cell>
          <table:table-cell table:number-columns-repeated="2"/>
          <table:table-cell table:style-name="ce2" office:value-type="float" office:value="0.656401202">
            <text:p>0.656401202</text:p>
          </table:table-cell>
          <table:table-cell/>
          <table:table-cell table:style-name="ce2" office:value-type="string">
            <text:p>1, 0.59151 257</text:p>
          </table:table-cell>
          <table:table-cell table:formula="of:=MID([.I203];1;1)" office:value-type="string" office:string-value="1">
            <text:p>1</text:p>
          </table:table-cell>
          <table:table-cell table:formula="of:=MID([.I203];4;6)" office:value-type="string" office:string-value="0.5915">
            <text:p>0.5915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416">
            <text:p>0.3416</text:p>
          </table:table-cell>
          <table:table-cell table:formula="of:=IF([.B204]&gt;[.$E$1];1;0)" office:value-type="float" office:value="0">
            <text:p>0</text:p>
          </table:table-cell>
          <table:table-cell table:formula="of:=ABS([.A204]-[.C204])" office:value-type="float" office:value="1">
            <text:p>1</text:p>
          </table:table-cell>
          <table:table-cell table:number-columns-repeated="2"/>
          <table:table-cell table:style-name="ce2" office:value-type="float" office:value="0.540026203">
            <text:p>0.540026203</text:p>
          </table:table-cell>
          <table:table-cell/>
          <table:table-cell table:style-name="ce2" office:value-type="string">
            <text:p>1, 0.341632 258</text:p>
          </table:table-cell>
          <table:table-cell table:formula="of:=MID([.I204];1;1)" office:value-type="string" office:string-value="1">
            <text:p>1</text:p>
          </table:table-cell>
          <table:table-cell table:formula="of:=MID([.I204];4;6)" office:value-type="string" office:string-value="0.3416">
            <text:p>0.3416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95">
            <text:p>0.7095</text:p>
          </table:table-cell>
          <table:table-cell table:formula="of:=IF([.B205]&gt;[.$E$1];1;0)" office:value-type="float" office:value="1">
            <text:p>1</text:p>
          </table:table-cell>
          <table:table-cell table:formula="of:=ABS([.A205]-[.C205])" office:value-type="float" office:value="0">
            <text:p>0</text:p>
          </table:table-cell>
          <table:table-cell table:number-columns-repeated="2"/>
          <table:table-cell table:style-name="ce2" office:value-type="float" office:value="0.688887204">
            <text:p>0.688887204</text:p>
          </table:table-cell>
          <table:table-cell/>
          <table:table-cell table:style-name="ce2" office:value-type="string">
            <text:p>1, 0.709579 259</text:p>
          </table:table-cell>
          <table:table-cell table:formula="of:=MID([.I205];1;1)" office:value-type="string" office:string-value="1">
            <text:p>1</text:p>
          </table:table-cell>
          <table:table-cell table:formula="of:=MID([.I205];4;6)" office:value-type="string" office:string-value="0.7095">
            <text:p>0.7095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36">
            <text:p>0.5936</text:p>
          </table:table-cell>
          <table:table-cell table:formula="of:=IF([.B206]&gt;[.$E$1];1;0)" office:value-type="float" office:value="1">
            <text:p>1</text:p>
          </table:table-cell>
          <table:table-cell table:formula="of:=ABS([.A206]-[.C206])" office:value-type="float" office:value="0">
            <text:p>0</text:p>
          </table:table-cell>
          <table:table-cell table:number-columns-repeated="2"/>
          <table:table-cell table:style-name="ce2" office:value-type="float" office:value="0.546348205">
            <text:p>0.546348205</text:p>
          </table:table-cell>
          <table:table-cell/>
          <table:table-cell table:style-name="ce2" office:value-type="string">
            <text:p>1, 0.593625 260</text:p>
          </table:table-cell>
          <table:table-cell table:formula="of:=MID([.I206];1;1)" office:value-type="string" office:string-value="1">
            <text:p>1</text:p>
          </table:table-cell>
          <table:table-cell table:formula="of:=MID([.I206];4;6)" office:value-type="string" office:string-value="0.5936">
            <text:p>0.5936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146">
            <text:p>0.4146</text:p>
          </table:table-cell>
          <table:table-cell table:formula="of:=IF([.B207]&gt;[.$E$1];1;0)" office:value-type="float" office:value="0">
            <text:p>0</text:p>
          </table:table-cell>
          <table:table-cell table:formula="of:=ABS([.A207]-[.C207])" office:value-type="float" office:value="1">
            <text:p>1</text:p>
          </table:table-cell>
          <table:table-cell table:number-columns-repeated="2"/>
          <table:table-cell table:style-name="ce2" office:value-type="float" office:value="0.657074206">
            <text:p>0.657074206</text:p>
          </table:table-cell>
          <table:table-cell/>
          <table:table-cell table:style-name="ce2" office:value-type="string">
            <text:p>1, 0.414688 261</text:p>
          </table:table-cell>
          <table:table-cell table:formula="of:=MID([.I207];1;1)" office:value-type="string" office:string-value="1">
            <text:p>1</text:p>
          </table:table-cell>
          <table:table-cell table:formula="of:=MID([.I207];4;6)" office:value-type="string" office:string-value="0.4146">
            <text:p>0.4146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7">
            <text:p>0.607</text:p>
          </table:table-cell>
          <table:table-cell table:formula="of:=IF([.B208]&gt;[.$E$1];1;0)" office:value-type="float" office:value="1">
            <text:p>1</text:p>
          </table:table-cell>
          <table:table-cell table:formula="of:=ABS([.A208]-[.C208])" office:value-type="float" office:value="0">
            <text:p>0</text:p>
          </table:table-cell>
          <table:table-cell table:number-columns-repeated="2"/>
          <table:table-cell table:style-name="ce2" office:value-type="float" office:value="0.383615207">
            <text:p>0.383615207</text:p>
          </table:table-cell>
          <table:table-cell/>
          <table:table-cell table:style-name="ce2" office:value-type="string">
            <text:p>1, 0.607097 262</text:p>
          </table:table-cell>
          <table:table-cell table:formula="of:=MID([.I208];1;1)" office:value-type="string" office:string-value="1">
            <text:p>1</text:p>
          </table:table-cell>
          <table:table-cell table:formula="of:=MID([.I208];4;6)" office:value-type="string" office:string-value="0.6070">
            <text:p>0.6070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09">
            <text:p>0.4909</text:p>
          </table:table-cell>
          <table:table-cell table:formula="of:=IF([.B209]&gt;[.$E$1];1;0)" office:value-type="float" office:value="1">
            <text:p>1</text:p>
          </table:table-cell>
          <table:table-cell table:formula="of:=ABS([.A209]-[.C209])" office:value-type="float" office:value="0">
            <text:p>0</text:p>
          </table:table-cell>
          <table:table-cell table:number-columns-repeated="2"/>
          <table:table-cell table:style-name="ce2" office:value-type="float" office:value="0.451953208">
            <text:p>0.451953208</text:p>
          </table:table-cell>
          <table:table-cell/>
          <table:table-cell table:style-name="ce2" office:value-type="string">
            <text:p>1, 0.490953 263</text:p>
          </table:table-cell>
          <table:table-cell table:formula="of:=MID([.I209];1;1)" office:value-type="string" office:string-value="1">
            <text:p>1</text:p>
          </table:table-cell>
          <table:table-cell table:formula="of:=MID([.I209];4;6)" office:value-type="string" office:string-value="0.4909">
            <text:p>0.4909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192">
            <text:p>0.4192</text:p>
          </table:table-cell>
          <table:table-cell table:formula="of:=IF([.B210]&gt;[.$E$1];1;0)" office:value-type="float" office:value="0">
            <text:p>0</text:p>
          </table:table-cell>
          <table:table-cell table:formula="of:=ABS([.A210]-[.C210])" office:value-type="float" office:value="0">
            <text:p>0</text:p>
          </table:table-cell>
          <table:table-cell table:number-columns-repeated="2"/>
          <table:table-cell table:style-name="ce2" office:value-type="float" office:value="0.543017209">
            <text:p>0.543017209</text:p>
          </table:table-cell>
          <table:table-cell/>
          <table:table-cell table:style-name="ce2" office:value-type="string">
            <text:p>0, 0.419299 264</text:p>
          </table:table-cell>
          <table:table-cell table:formula="of:=MID([.I210];1;1)" office:value-type="string" office:string-value="0">
            <text:p>0</text:p>
          </table:table-cell>
          <table:table-cell table:formula="of:=MID([.I210];4;6)" office:value-type="string" office:string-value="0.4192">
            <text:p>0.4192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543">
            <text:p>0.5543</text:p>
          </table:table-cell>
          <table:table-cell table:formula="of:=IF([.B211]&gt;[.$E$1];1;0)" office:value-type="float" office:value="1">
            <text:p>1</text:p>
          </table:table-cell>
          <table:table-cell table:formula="of:=ABS([.A211]-[.C211])" office:value-type="float" office:value="1">
            <text:p>1</text:p>
          </table:table-cell>
          <table:table-cell table:number-columns-repeated="2"/>
          <table:table-cell table:style-name="ce2" office:value-type="float" office:value="0.35072121">
            <text:p>0.35072121</text:p>
          </table:table-cell>
          <table:table-cell/>
          <table:table-cell table:style-name="ce2" office:value-type="string">
            <text:p>0, 0.554336 265</text:p>
          </table:table-cell>
          <table:table-cell table:formula="of:=MID([.I211];1;1)" office:value-type="string" office:string-value="0">
            <text:p>0</text:p>
          </table:table-cell>
          <table:table-cell table:formula="of:=MID([.I211];4;6)" office:value-type="string" office:string-value="0.5543">
            <text:p>0.5543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811">
            <text:p>0.5811</text:p>
          </table:table-cell>
          <table:table-cell table:formula="of:=IF([.B212]&gt;[.$E$1];1;0)" office:value-type="float" office:value="1">
            <text:p>1</text:p>
          </table:table-cell>
          <table:table-cell table:formula="of:=ABS([.A212]-[.C212])" office:value-type="float" office:value="1">
            <text:p>1</text:p>
          </table:table-cell>
          <table:table-cell table:number-columns-repeated="2"/>
          <table:table-cell table:style-name="ce2" office:value-type="float" office:value="0.407845211">
            <text:p>0.407845211</text:p>
          </table:table-cell>
          <table:table-cell/>
          <table:table-cell table:style-name="ce2" office:value-type="string">
            <text:p>0, 0.581162 266</text:p>
          </table:table-cell>
          <table:table-cell table:formula="of:=MID([.I212];1;1)" office:value-type="string" office:string-value="0">
            <text:p>0</text:p>
          </table:table-cell>
          <table:table-cell table:formula="of:=MID([.I212];4;6)" office:value-type="string" office:string-value="0.5811">
            <text:p>0.5811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093">
            <text:p>0.6093</text:p>
          </table:table-cell>
          <table:table-cell table:formula="of:=IF([.B213]&gt;[.$E$1];1;0)" office:value-type="float" office:value="1">
            <text:p>1</text:p>
          </table:table-cell>
          <table:table-cell table:formula="of:=ABS([.A213]-[.C213])" office:value-type="float" office:value="1">
            <text:p>1</text:p>
          </table:table-cell>
          <table:table-cell table:number-columns-repeated="2"/>
          <table:table-cell table:style-name="ce2" office:value-type="float" office:value="0.643857212">
            <text:p>0.643857212</text:p>
          </table:table-cell>
          <table:table-cell/>
          <table:table-cell table:style-name="ce2" office:value-type="string">
            <text:p>0, 0.609371 267</text:p>
          </table:table-cell>
          <table:table-cell table:formula="of:=MID([.I213];1;1)" office:value-type="string" office:string-value="0">
            <text:p>0</text:p>
          </table:table-cell>
          <table:table-cell table:formula="of:=MID([.I213];4;6)" office:value-type="string" office:string-value="0.6093">
            <text:p>0.6093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9">
            <text:p>0.639</text:p>
          </table:table-cell>
          <table:table-cell table:formula="of:=IF([.B214]&gt;[.$E$1];1;0)" office:value-type="float" office:value="1">
            <text:p>1</text:p>
          </table:table-cell>
          <table:table-cell table:formula="of:=ABS([.A214]-[.C214])" office:value-type="float" office:value="0">
            <text:p>0</text:p>
          </table:table-cell>
          <table:table-cell table:number-columns-repeated="2"/>
          <table:table-cell table:style-name="ce2" office:value-type="float" office:value="0.316822213">
            <text:p>0.316822213</text:p>
          </table:table-cell>
          <table:table-cell/>
          <table:table-cell table:style-name="ce2" office:value-type="string">
            <text:p>1, 0.639036 268</text:p>
          </table:table-cell>
          <table:table-cell table:formula="of:=MID([.I214];1;1)" office:value-type="string" office:string-value="1">
            <text:p>1</text:p>
          </table:table-cell>
          <table:table-cell table:formula="of:=MID([.I214];4;6)" office:value-type="string" office:string-value="0.6390">
            <text:p>0.6390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87">
            <text:p>0.7587</text:p>
          </table:table-cell>
          <table:table-cell table:formula="of:=IF([.B215]&gt;[.$E$1];1;0)" office:value-type="float" office:value="1">
            <text:p>1</text:p>
          </table:table-cell>
          <table:table-cell table:formula="of:=ABS([.A215]-[.C215])" office:value-type="float" office:value="0">
            <text:p>0</text:p>
          </table:table-cell>
          <table:table-cell table:number-columns-repeated="2"/>
          <table:table-cell table:style-name="ce2" office:value-type="float" office:value="0.566522214">
            <text:p>0.566522214</text:p>
          </table:table-cell>
          <table:table-cell/>
          <table:table-cell table:style-name="ce2" office:value-type="string">
            <text:p>1, 0.758758 269</text:p>
          </table:table-cell>
          <table:table-cell table:formula="of:=MID([.I215];1;1)" office:value-type="string" office:string-value="1">
            <text:p>1</text:p>
          </table:table-cell>
          <table:table-cell table:formula="of:=MID([.I215];4;6)" office:value-type="string" office:string-value="0.7587">
            <text:p>0.7587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99">
            <text:p>0.7399</text:p>
          </table:table-cell>
          <table:table-cell table:formula="of:=IF([.B216]&gt;[.$E$1];1;0)" office:value-type="float" office:value="1">
            <text:p>1</text:p>
          </table:table-cell>
          <table:table-cell table:formula="of:=ABS([.A216]-[.C216])" office:value-type="float" office:value="0">
            <text:p>0</text:p>
          </table:table-cell>
          <table:table-cell table:number-columns-repeated="2"/>
          <table:table-cell table:style-name="ce2" office:value-type="float" office:value="0.586274215">
            <text:p>0.586274215</text:p>
          </table:table-cell>
          <table:table-cell/>
          <table:table-cell table:style-name="ce2" office:value-type="string">
            <text:p>1, 0.739948 270</text:p>
          </table:table-cell>
          <table:table-cell table:formula="of:=MID([.I216];1;1)" office:value-type="string" office:string-value="1">
            <text:p>1</text:p>
          </table:table-cell>
          <table:table-cell table:formula="of:=MID([.I216];4;6)" office:value-type="string" office:string-value="0.7399">
            <text:p>0.7399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747">
            <text:p>0.6747</text:p>
          </table:table-cell>
          <table:table-cell table:formula="of:=IF([.B217]&gt;[.$E$1];1;0)" office:value-type="float" office:value="1">
            <text:p>1</text:p>
          </table:table-cell>
          <table:table-cell table:formula="of:=ABS([.A217]-[.C217])" office:value-type="float" office:value="1">
            <text:p>1</text:p>
          </table:table-cell>
          <table:table-cell table:number-columns-repeated="2"/>
          <table:table-cell table:style-name="ce2" office:value-type="float" office:value="0.726712216">
            <text:p>0.726712216</text:p>
          </table:table-cell>
          <table:table-cell/>
          <table:table-cell table:style-name="ce2" office:value-type="string">
            <text:p>0, 0.674732 271</text:p>
          </table:table-cell>
          <table:table-cell table:formula="of:=MID([.I217];1;1)" office:value-type="string" office:string-value="0">
            <text:p>0</text:p>
          </table:table-cell>
          <table:table-cell table:formula="of:=MID([.I217];4;6)" office:value-type="string" office:string-value="0.6747">
            <text:p>0.6747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817">
            <text:p>0.4817</text:p>
          </table:table-cell>
          <table:table-cell table:formula="of:=IF([.B218]&gt;[.$E$1];1;0)" office:value-type="float" office:value="0">
            <text:p>0</text:p>
          </table:table-cell>
          <table:table-cell table:formula="of:=ABS([.A218]-[.C218])" office:value-type="float" office:value="1">
            <text:p>1</text:p>
          </table:table-cell>
          <table:table-cell table:number-columns-repeated="2"/>
          <table:table-cell table:style-name="ce2" office:value-type="float" office:value="0.456986217">
            <text:p>0.456986217</text:p>
          </table:table-cell>
          <table:table-cell/>
          <table:table-cell table:style-name="ce2" office:value-type="string">
            <text:p>1, 0.481726 272</text:p>
          </table:table-cell>
          <table:table-cell table:formula="of:=MID([.I218];1;1)" office:value-type="string" office:string-value="1">
            <text:p>1</text:p>
          </table:table-cell>
          <table:table-cell table:formula="of:=MID([.I218];4;6)" office:value-type="string" office:string-value="0.4817">
            <text:p>0.4817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589">
            <text:p>0.3589</text:p>
          </table:table-cell>
          <table:table-cell table:formula="of:=IF([.B219]&gt;[.$E$1];1;0)" office:value-type="float" office:value="0">
            <text:p>0</text:p>
          </table:table-cell>
          <table:table-cell table:formula="of:=ABS([.A219]-[.C219])" office:value-type="float" office:value="0">
            <text:p>0</text:p>
          </table:table-cell>
          <table:table-cell table:number-columns-repeated="2"/>
          <table:table-cell table:style-name="ce2" office:value-type="float" office:value="0.451689218">
            <text:p>0.451689218</text:p>
          </table:table-cell>
          <table:table-cell/>
          <table:table-cell table:style-name="ce2" office:value-type="string">
            <text:p>0, 0.358912 273</text:p>
          </table:table-cell>
          <table:table-cell table:formula="of:=MID([.I219];1;1)" office:value-type="string" office:string-value="0">
            <text:p>0</text:p>
          </table:table-cell>
          <table:table-cell table:formula="of:=MID([.I219];4;6)" office:value-type="string" office:string-value="0.3589">
            <text:p>0.3589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506">
            <text:p>0.4506</text:p>
          </table:table-cell>
          <table:table-cell table:formula="of:=IF([.B220]&gt;[.$E$1];1;0)" office:value-type="float" office:value="0">
            <text:p>0</text:p>
          </table:table-cell>
          <table:table-cell table:formula="of:=ABS([.A220]-[.C220])" office:value-type="float" office:value="0">
            <text:p>0</text:p>
          </table:table-cell>
          <table:table-cell table:number-columns-repeated="2"/>
          <table:table-cell table:style-name="ce2" office:value-type="float" office:value="0.778081219">
            <text:p>0.778081219</text:p>
          </table:table-cell>
          <table:table-cell/>
          <table:table-cell table:style-name="ce2" office:value-type="string">
            <text:p>0, 0.450665 274</text:p>
          </table:table-cell>
          <table:table-cell table:formula="of:=MID([.I220];1;1)" office:value-type="string" office:string-value="0">
            <text:p>0</text:p>
          </table:table-cell>
          <table:table-cell table:formula="of:=MID([.I220];4;6)" office:value-type="string" office:string-value="0.4506">
            <text:p>0.4506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608">
            <text:p>0.6608</text:p>
          </table:table-cell>
          <table:table-cell table:formula="of:=IF([.B221]&gt;[.$E$1];1;0)" office:value-type="float" office:value="1">
            <text:p>1</text:p>
          </table:table-cell>
          <table:table-cell table:formula="of:=ABS([.A221]-[.C221])" office:value-type="float" office:value="1">
            <text:p>1</text:p>
          </table:table-cell>
          <table:table-cell table:number-columns-repeated="2"/>
          <table:table-cell table:style-name="ce2" office:value-type="float" office:value="0.64400722">
            <text:p>0.64400722</text:p>
          </table:table-cell>
          <table:table-cell/>
          <table:table-cell table:style-name="ce2" office:value-type="string">
            <text:p>0, 0.660855 275</text:p>
          </table:table-cell>
          <table:table-cell table:formula="of:=MID([.I221];1;1)" office:value-type="string" office:string-value="0">
            <text:p>0</text:p>
          </table:table-cell>
          <table:table-cell table:formula="of:=MID([.I221];4;6)" office:value-type="string" office:string-value="0.6608">
            <text:p>0.6608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29">
            <text:p>0.6929</text:p>
          </table:table-cell>
          <table:table-cell table:formula="of:=IF([.B222]&gt;[.$E$1];1;0)" office:value-type="float" office:value="1">
            <text:p>1</text:p>
          </table:table-cell>
          <table:table-cell table:formula="of:=ABS([.A222]-[.C222])" office:value-type="float" office:value="0">
            <text:p>0</text:p>
          </table:table-cell>
          <table:table-cell table:number-columns-repeated="2"/>
          <table:table-cell table:style-name="ce2" office:value-type="float" office:value="0.436541221">
            <text:p>0.436541221</text:p>
          </table:table-cell>
          <table:table-cell/>
          <table:table-cell table:style-name="ce2" office:value-type="string">
            <text:p>1, 0.69295 276</text:p>
          </table:table-cell>
          <table:table-cell table:formula="of:=MID([.I222];1;1)" office:value-type="string" office:string-value="1">
            <text:p>1</text:p>
          </table:table-cell>
          <table:table-cell table:formula="of:=MID([.I222];4;6)" office:value-type="string" office:string-value="0.6929">
            <text:p>0.6929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062">
            <text:p>0.5062</text:p>
          </table:table-cell>
          <table:table-cell table:formula="of:=IF([.B223]&gt;[.$E$1];1;0)" office:value-type="float" office:value="1">
            <text:p>1</text:p>
          </table:table-cell>
          <table:table-cell table:formula="of:=ABS([.A223]-[.C223])" office:value-type="float" office:value="0">
            <text:p>0</text:p>
          </table:table-cell>
          <table:table-cell table:number-columns-repeated="2"/>
          <table:table-cell table:style-name="ce2" office:value-type="float" office:value="0.652701222">
            <text:p>0.652701222</text:p>
          </table:table-cell>
          <table:table-cell/>
          <table:table-cell table:style-name="ce2" office:value-type="string">
            <text:p>1, 0.506266 277</text:p>
          </table:table-cell>
          <table:table-cell table:formula="of:=MID([.I223];1;1)" office:value-type="string" office:string-value="1">
            <text:p>1</text:p>
          </table:table-cell>
          <table:table-cell table:formula="of:=MID([.I223];4;6)" office:value-type="string" office:string-value="0.5062">
            <text:p>0.5062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454">
            <text:p>0.5454</text:p>
          </table:table-cell>
          <table:table-cell table:formula="of:=IF([.B224]&gt;[.$E$1];1;0)" office:value-type="float" office:value="1">
            <text:p>1</text:p>
          </table:table-cell>
          <table:table-cell table:formula="of:=ABS([.A224]-[.C224])" office:value-type="float" office:value="0">
            <text:p>0</text:p>
          </table:table-cell>
          <table:table-cell table:number-columns-repeated="2"/>
          <table:table-cell table:style-name="ce2" office:value-type="float" office:value="0.765235223">
            <text:p>0.765235223</text:p>
          </table:table-cell>
          <table:table-cell/>
          <table:table-cell table:style-name="ce2" office:value-type="string">
            <text:p>1, 0.545461 278</text:p>
          </table:table-cell>
          <table:table-cell table:formula="of:=MID([.I224];1;1)" office:value-type="string" office:string-value="1">
            <text:p>1</text:p>
          </table:table-cell>
          <table:table-cell table:formula="of:=MID([.I224];4;6)" office:value-type="string" office:string-value="0.5454">
            <text:p>0.5454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51">
            <text:p>0.851</text:p>
          </table:table-cell>
          <table:table-cell table:formula="of:=IF([.B225]&gt;[.$E$1];1;0)" office:value-type="float" office:value="1">
            <text:p>1</text:p>
          </table:table-cell>
          <table:table-cell table:formula="of:=ABS([.A225]-[.C225])" office:value-type="float" office:value="0">
            <text:p>0</text:p>
          </table:table-cell>
          <table:table-cell table:number-columns-repeated="2"/>
          <table:table-cell table:style-name="ce2" office:value-type="float" office:value="0.575088224">
            <text:p>0.575088224</text:p>
          </table:table-cell>
          <table:table-cell/>
          <table:table-cell table:style-name="ce2" office:value-type="string">
            <text:p>1, 0.851067 279</text:p>
          </table:table-cell>
          <table:table-cell table:formula="of:=MID([.I225];1;1)" office:value-type="string" office:string-value="1">
            <text:p>1</text:p>
          </table:table-cell>
          <table:table-cell table:formula="of:=MID([.I225];4;6)" office:value-type="string" office:string-value="0.8510">
            <text:p>0.8510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66">
            <text:p>0.6166</text:p>
          </table:table-cell>
          <table:table-cell table:formula="of:=IF([.B226]&gt;[.$E$1];1;0)" office:value-type="float" office:value="1">
            <text:p>1</text:p>
          </table:table-cell>
          <table:table-cell table:formula="of:=ABS([.A226]-[.C226])" office:value-type="float" office:value="0">
            <text:p>0</text:p>
          </table:table-cell>
          <table:table-cell table:number-columns-repeated="2"/>
          <table:table-cell table:style-name="ce2" office:value-type="float" office:value="0.206187225">
            <text:p>0.206187225</text:p>
          </table:table-cell>
          <table:table-cell/>
          <table:table-cell table:style-name="ce2" office:value-type="string">
            <text:p>1, 0.616638 280</text:p>
          </table:table-cell>
          <table:table-cell table:formula="of:=MID([.I226];1;1)" office:value-type="string" office:string-value="1">
            <text:p>1</text:p>
          </table:table-cell>
          <table:table-cell table:formula="of:=MID([.I226];4;6)" office:value-type="string" office:string-value="0.6166">
            <text:p>0.6166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522">
            <text:p>0.7522</text:p>
          </table:table-cell>
          <table:table-cell table:formula="of:=IF([.B227]&gt;[.$E$1];1;0)" office:value-type="float" office:value="1">
            <text:p>1</text:p>
          </table:table-cell>
          <table:table-cell table:formula="of:=ABS([.A227]-[.C227])" office:value-type="float" office:value="1">
            <text:p>1</text:p>
          </table:table-cell>
          <table:table-cell table:number-columns-repeated="2"/>
          <table:table-cell table:style-name="ce2" office:value-type="float" office:value="0.185406226">
            <text:p>0.185406226</text:p>
          </table:table-cell>
          <table:table-cell/>
          <table:table-cell table:style-name="ce2" office:value-type="string">
            <text:p>0, 0.752201 281</text:p>
          </table:table-cell>
          <table:table-cell table:formula="of:=MID([.I227];1;1)" office:value-type="string" office:string-value="0">
            <text:p>0</text:p>
          </table:table-cell>
          <table:table-cell table:formula="of:=MID([.I227];4;6)" office:value-type="string" office:string-value="0.7522">
            <text:p>0.7522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344">
            <text:p>0.8344</text:p>
          </table:table-cell>
          <table:table-cell table:formula="of:=IF([.B228]&gt;[.$E$1];1;0)" office:value-type="float" office:value="1">
            <text:p>1</text:p>
          </table:table-cell>
          <table:table-cell table:formula="of:=ABS([.A228]-[.C228])" office:value-type="float" office:value="0">
            <text:p>0</text:p>
          </table:table-cell>
          <table:table-cell table:number-columns-repeated="2"/>
          <table:table-cell table:style-name="ce2" office:value-type="float" office:value="0.458329227">
            <text:p>0.458329227</text:p>
          </table:table-cell>
          <table:table-cell/>
          <table:table-cell table:style-name="ce2" office:value-type="string">
            <text:p>1, 0.834476 282</text:p>
          </table:table-cell>
          <table:table-cell table:formula="of:=MID([.I228];1;1)" office:value-type="string" office:string-value="1">
            <text:p>1</text:p>
          </table:table-cell>
          <table:table-cell table:formula="of:=MID([.I228];4;6)" office:value-type="string" office:string-value="0.8344">
            <text:p>0.8344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72">
            <text:p>0.5672</text:p>
          </table:table-cell>
          <table:table-cell table:formula="of:=IF([.B229]&gt;[.$E$1];1;0)" office:value-type="float" office:value="1">
            <text:p>1</text:p>
          </table:table-cell>
          <table:table-cell table:formula="of:=ABS([.A229]-[.C229])" office:value-type="float" office:value="0">
            <text:p>0</text:p>
          </table:table-cell>
          <table:table-cell table:number-columns-repeated="2"/>
          <table:table-cell table:style-name="ce2" office:value-type="float" office:value="0.753111228">
            <text:p>0.753111228</text:p>
          </table:table-cell>
          <table:table-cell/>
          <table:table-cell table:style-name="ce2" office:value-type="string">
            <text:p>1, 0.567224 283</text:p>
          </table:table-cell>
          <table:table-cell table:formula="of:=MID([.I229];1;1)" office:value-type="string" office:string-value="1">
            <text:p>1</text:p>
          </table:table-cell>
          <table:table-cell table:formula="of:=MID([.I229];4;6)" office:value-type="string" office:string-value="0.5672">
            <text:p>0.5672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17">
            <text:p>0.517</text:p>
          </table:table-cell>
          <table:table-cell table:formula="of:=IF([.B230]&gt;[.$E$1];1;0)" office:value-type="float" office:value="1">
            <text:p>1</text:p>
          </table:table-cell>
          <table:table-cell table:formula="of:=ABS([.A230]-[.C230])" office:value-type="float" office:value="0">
            <text:p>0</text:p>
          </table:table-cell>
          <table:table-cell table:number-columns-repeated="2"/>
          <table:table-cell table:style-name="ce2" office:value-type="float" office:value="0.648422229">
            <text:p>0.648422229</text:p>
          </table:table-cell>
          <table:table-cell/>
          <table:table-cell table:style-name="ce2" office:value-type="string">
            <text:p>1, 0.517056 284</text:p>
          </table:table-cell>
          <table:table-cell table:formula="of:=MID([.I230];1;1)" office:value-type="string" office:string-value="1">
            <text:p>1</text:p>
          </table:table-cell>
          <table:table-cell table:formula="of:=MID([.I230];4;6)" office:value-type="string" office:string-value="0.5170">
            <text:p>0.5170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854">
            <text:p>0.3854</text:p>
          </table:table-cell>
          <table:table-cell table:formula="of:=IF([.B231]&gt;[.$E$1];1;0)" office:value-type="float" office:value="0">
            <text:p>0</text:p>
          </table:table-cell>
          <table:table-cell table:formula="of:=ABS([.A231]-[.C231])" office:value-type="float" office:value="0">
            <text:p>0</text:p>
          </table:table-cell>
          <table:table-cell table:number-columns-repeated="2"/>
          <table:table-cell table:style-name="ce2" office:value-type="float" office:value="0.76628923">
            <text:p>0.76628923</text:p>
          </table:table-cell>
          <table:table-cell/>
          <table:table-cell table:style-name="ce2" office:value-type="string">
            <text:p>0, 0.385447 285</text:p>
          </table:table-cell>
          <table:table-cell table:formula="of:=MID([.I231];1;1)" office:value-type="string" office:string-value="0">
            <text:p>0</text:p>
          </table:table-cell>
          <table:table-cell table:formula="of:=MID([.I231];4;6)" office:value-type="string" office:string-value="0.3854">
            <text:p>0.3854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945">
            <text:p>0.4945</text:p>
          </table:table-cell>
          <table:table-cell table:formula="of:=IF([.B232]&gt;[.$E$1];1;0)" office:value-type="float" office:value="1">
            <text:p>1</text:p>
          </table:table-cell>
          <table:table-cell table:formula="of:=ABS([.A232]-[.C232])" office:value-type="float" office:value="1">
            <text:p>1</text:p>
          </table:table-cell>
          <table:table-cell table:number-columns-repeated="2"/>
          <table:table-cell table:style-name="ce2" office:value-type="float" office:value="0.567207231">
            <text:p>0.567207231</text:p>
          </table:table-cell>
          <table:table-cell/>
          <table:table-cell table:style-name="ce2" office:value-type="string">
            <text:p>0, 0.494532 287</text:p>
          </table:table-cell>
          <table:table-cell table:formula="of:=MID([.I232];1;1)" office:value-type="string" office:string-value="0">
            <text:p>0</text:p>
          </table:table-cell>
          <table:table-cell table:formula="of:=MID([.I232];4;6)" office:value-type="string" office:string-value="0.4945">
            <text:p>0.4945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275">
            <text:p>0.4275</text:p>
          </table:table-cell>
          <table:table-cell table:formula="of:=IF([.B233]&gt;[.$E$1];1;0)" office:value-type="float" office:value="0">
            <text:p>0</text:p>
          </table:table-cell>
          <table:table-cell table:formula="of:=ABS([.A233]-[.C233])" office:value-type="float" office:value="0">
            <text:p>0</text:p>
          </table:table-cell>
          <table:table-cell table:number-columns-repeated="2"/>
          <table:table-cell table:style-name="ce2" office:value-type="float" office:value="0.275493232">
            <text:p>0.275493232</text:p>
          </table:table-cell>
          <table:table-cell/>
          <table:table-cell table:style-name="ce2" office:value-type="string">
            <text:p>0, 0.427571 288</text:p>
          </table:table-cell>
          <table:table-cell table:formula="of:=MID([.I233];1;1)" office:value-type="string" office:string-value="0">
            <text:p>0</text:p>
          </table:table-cell>
          <table:table-cell table:formula="of:=MID([.I233];4;6)" office:value-type="string" office:string-value="0.4275">
            <text:p>0.4275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076">
            <text:p>0.5076</text:p>
          </table:table-cell>
          <table:table-cell table:formula="of:=IF([.B234]&gt;[.$E$1];1;0)" office:value-type="float" office:value="1">
            <text:p>1</text:p>
          </table:table-cell>
          <table:table-cell table:formula="of:=ABS([.A234]-[.C234])" office:value-type="float" office:value="1">
            <text:p>1</text:p>
          </table:table-cell>
          <table:table-cell table:number-columns-repeated="2"/>
          <table:table-cell table:style-name="ce2" office:value-type="float" office:value="0.898338233">
            <text:p>0.898338233</text:p>
          </table:table-cell>
          <table:table-cell/>
          <table:table-cell table:style-name="ce2" office:value-type="string">
            <text:p>0, 0.507692 289</text:p>
          </table:table-cell>
          <table:table-cell table:formula="of:=MID([.I234];1;1)" office:value-type="string" office:string-value="0">
            <text:p>0</text:p>
          </table:table-cell>
          <table:table-cell table:formula="of:=MID([.I234];4;6)" office:value-type="string" office:string-value="0.5076">
            <text:p>0.5076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304">
            <text:p>0.6304</text:p>
          </table:table-cell>
          <table:table-cell table:formula="of:=IF([.B235]&gt;[.$E$1];1;0)" office:value-type="float" office:value="1">
            <text:p>1</text:p>
          </table:table-cell>
          <table:table-cell table:formula="of:=ABS([.A235]-[.C235])" office:value-type="float" office:value="1">
            <text:p>1</text:p>
          </table:table-cell>
          <table:table-cell table:number-columns-repeated="2"/>
          <table:table-cell table:style-name="ce2" office:value-type="float" office:value="0.718948234">
            <text:p>0.718948234</text:p>
          </table:table-cell>
          <table:table-cell/>
          <table:table-cell table:style-name="ce2" office:value-type="string">
            <text:p>0, 0.630446 290</text:p>
          </table:table-cell>
          <table:table-cell table:formula="of:=MID([.I235];1;1)" office:value-type="string" office:string-value="0">
            <text:p>0</text:p>
          </table:table-cell>
          <table:table-cell table:formula="of:=MID([.I235];4;6)" office:value-type="string" office:string-value="0.6304">
            <text:p>0.6304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722">
            <text:p>0.4722</text:p>
          </table:table-cell>
          <table:table-cell table:formula="of:=IF([.B236]&gt;[.$E$1];1;0)" office:value-type="float" office:value="0">
            <text:p>0</text:p>
          </table:table-cell>
          <table:table-cell table:formula="of:=ABS([.A236]-[.C236])" office:value-type="float" office:value="1">
            <text:p>1</text:p>
          </table:table-cell>
          <table:table-cell table:number-columns-repeated="2"/>
          <table:table-cell table:style-name="ce2" office:value-type="float" office:value="0.746893235">
            <text:p>0.746893235</text:p>
          </table:table-cell>
          <table:table-cell/>
          <table:table-cell table:style-name="ce2" office:value-type="string">
            <text:p>1, 0.472233 291</text:p>
          </table:table-cell>
          <table:table-cell table:formula="of:=MID([.I236];1;1)" office:value-type="string" office:string-value="1">
            <text:p>1</text:p>
          </table:table-cell>
          <table:table-cell table:formula="of:=MID([.I236];4;6)" office:value-type="string" office:string-value="0.4722">
            <text:p>0.4722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064">
            <text:p>0.5064</text:p>
          </table:table-cell>
          <table:table-cell table:formula="of:=IF([.B237]&gt;[.$E$1];1;0)" office:value-type="float" office:value="1">
            <text:p>1</text:p>
          </table:table-cell>
          <table:table-cell table:formula="of:=ABS([.A237]-[.C237])" office:value-type="float" office:value="0">
            <text:p>0</text:p>
          </table:table-cell>
          <table:table-cell table:number-columns-repeated="2"/>
          <table:table-cell table:style-name="ce2" office:value-type="float" office:value="0.413228236">
            <text:p>0.413228236</text:p>
          </table:table-cell>
          <table:table-cell/>
          <table:table-cell table:style-name="ce2" office:value-type="string">
            <text:p>1, 0.506417 292</text:p>
          </table:table-cell>
          <table:table-cell table:formula="of:=MID([.I237];1;1)" office:value-type="string" office:string-value="1">
            <text:p>1</text:p>
          </table:table-cell>
          <table:table-cell table:formula="of:=MID([.I237];4;6)" office:value-type="string" office:string-value="0.5064">
            <text:p>0.5064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255">
            <text:p>0.8255</text:p>
          </table:table-cell>
          <table:table-cell table:formula="of:=IF([.B238]&gt;[.$E$1];1;0)" office:value-type="float" office:value="1">
            <text:p>1</text:p>
          </table:table-cell>
          <table:table-cell table:formula="of:=ABS([.A238]-[.C238])" office:value-type="float" office:value="0">
            <text:p>0</text:p>
          </table:table-cell>
          <table:table-cell table:number-columns-repeated="2"/>
          <table:table-cell table:style-name="ce2" office:value-type="float" office:value="0.797523237">
            <text:p>0.797523237</text:p>
          </table:table-cell>
          <table:table-cell/>
          <table:table-cell table:style-name="ce2" office:value-type="string">
            <text:p>1, 0.825557 293</text:p>
          </table:table-cell>
          <table:table-cell table:formula="of:=MID([.I238];1;1)" office:value-type="string" office:string-value="1">
            <text:p>1</text:p>
          </table:table-cell>
          <table:table-cell table:formula="of:=MID([.I238];4;6)" office:value-type="string" office:string-value="0.8255">
            <text:p>0.8255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43">
            <text:p>0.5343</text:p>
          </table:table-cell>
          <table:table-cell table:formula="of:=IF([.B239]&gt;[.$E$1];1;0)" office:value-type="float" office:value="1">
            <text:p>1</text:p>
          </table:table-cell>
          <table:table-cell table:formula="of:=ABS([.A239]-[.C239])" office:value-type="float" office:value="0">
            <text:p>0</text:p>
          </table:table-cell>
          <table:table-cell table:number-columns-repeated="2"/>
          <table:table-cell table:style-name="ce2" office:value-type="float" office:value="0.527693238">
            <text:p>0.527693238</text:p>
          </table:table-cell>
          <table:table-cell/>
          <table:table-cell table:style-name="ce2" office:value-type="string">
            <text:p>1, 0.53436 294</text:p>
          </table:table-cell>
          <table:table-cell table:formula="of:=MID([.I239];1;1)" office:value-type="string" office:string-value="1">
            <text:p>1</text:p>
          </table:table-cell>
          <table:table-cell table:formula="of:=MID([.I239];4;6)" office:value-type="string" office:string-value="0.5343">
            <text:p>0.5343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71">
            <text:p>0.6971</text:p>
          </table:table-cell>
          <table:table-cell table:formula="of:=IF([.B240]&gt;[.$E$1];1;0)" office:value-type="float" office:value="1">
            <text:p>1</text:p>
          </table:table-cell>
          <table:table-cell table:formula="of:=ABS([.A240]-[.C240])" office:value-type="float" office:value="0">
            <text:p>0</text:p>
          </table:table-cell>
          <table:table-cell table:number-columns-repeated="2"/>
          <table:table-cell table:style-name="ce2" office:value-type="float" office:value="0.454819239">
            <text:p>0.454819239</text:p>
          </table:table-cell>
          <table:table-cell/>
          <table:table-cell table:style-name="ce2" office:value-type="string">
            <text:p>1, 0.697131 295</text:p>
          </table:table-cell>
          <table:table-cell table:formula="of:=MID([.I240];1;1)" office:value-type="string" office:string-value="1">
            <text:p>1</text:p>
          </table:table-cell>
          <table:table-cell table:formula="of:=MID([.I240];4;6)" office:value-type="string" office:string-value="0.6971">
            <text:p>0.6971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809">
            <text:p>0.4809</text:p>
          </table:table-cell>
          <table:table-cell table:formula="of:=IF([.B241]&gt;[.$E$1];1;0)" office:value-type="float" office:value="0">
            <text:p>0</text:p>
          </table:table-cell>
          <table:table-cell table:formula="of:=ABS([.A241]-[.C241])" office:value-type="float" office:value="0">
            <text:p>0</text:p>
          </table:table-cell>
          <table:table-cell table:number-columns-repeated="2"/>
          <table:table-cell table:style-name="ce2" office:value-type="float" office:value="0.59266924">
            <text:p>0.59266924</text:p>
          </table:table-cell>
          <table:table-cell/>
          <table:table-cell table:style-name="ce2" office:value-type="string">
            <text:p>0, 0.480995 296</text:p>
          </table:table-cell>
          <table:table-cell table:formula="of:=MID([.I241];1;1)" office:value-type="string" office:string-value="0">
            <text:p>0</text:p>
          </table:table-cell>
          <table:table-cell table:formula="of:=MID([.I241];4;6)" office:value-type="string" office:string-value="0.4809">
            <text:p>0.4809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787">
            <text:p>0.3787</text:p>
          </table:table-cell>
          <table:table-cell table:formula="of:=IF([.B242]&gt;[.$E$1];1;0)" office:value-type="float" office:value="0">
            <text:p>0</text:p>
          </table:table-cell>
          <table:table-cell table:formula="of:=ABS([.A242]-[.C242])" office:value-type="float" office:value="0">
            <text:p>0</text:p>
          </table:table-cell>
          <table:table-cell table:number-columns-repeated="2"/>
          <table:table-cell table:style-name="ce2" office:value-type="float" office:value="0.522344241">
            <text:p>0.522344241</text:p>
          </table:table-cell>
          <table:table-cell/>
          <table:table-cell table:style-name="ce2" office:value-type="string">
            <text:p>0, 0.378786 297</text:p>
          </table:table-cell>
          <table:table-cell table:formula="of:=MID([.I242];1;1)" office:value-type="string" office:string-value="0">
            <text:p>0</text:p>
          </table:table-cell>
          <table:table-cell table:formula="of:=MID([.I242];4;6)" office:value-type="string" office:string-value="0.3787">
            <text:p>0.3787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771">
            <text:p>0.8771</text:p>
          </table:table-cell>
          <table:table-cell table:formula="of:=IF([.B243]&gt;[.$E$1];1;0)" office:value-type="float" office:value="1">
            <text:p>1</text:p>
          </table:table-cell>
          <table:table-cell table:formula="of:=ABS([.A243]-[.C243])" office:value-type="float" office:value="0">
            <text:p>0</text:p>
          </table:table-cell>
          <table:table-cell table:number-columns-repeated="2"/>
          <table:table-cell table:style-name="ce2" office:value-type="float" office:value="0.554599242">
            <text:p>0.554599242</text:p>
          </table:table-cell>
          <table:table-cell/>
          <table:table-cell table:style-name="ce2" office:value-type="string">
            <text:p>1, 0.877113 298</text:p>
          </table:table-cell>
          <table:table-cell table:formula="of:=MID([.I243];1;1)" office:value-type="string" office:string-value="1">
            <text:p>1</text:p>
          </table:table-cell>
          <table:table-cell table:formula="of:=MID([.I243];4;6)" office:value-type="string" office:string-value="0.8771">
            <text:p>0.8771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634">
            <text:p>0.4634</text:p>
          </table:table-cell>
          <table:table-cell table:formula="of:=IF([.B244]&gt;[.$E$1];1;0)" office:value-type="float" office:value="0">
            <text:p>0</text:p>
          </table:table-cell>
          <table:table-cell table:formula="of:=ABS([.A244]-[.C244])" office:value-type="float" office:value="1">
            <text:p>1</text:p>
          </table:table-cell>
          <table:table-cell table:number-columns-repeated="2"/>
          <table:table-cell table:style-name="ce2" office:value-type="float" office:value="0.313175243">
            <text:p>0.313175243</text:p>
          </table:table-cell>
          <table:table-cell/>
          <table:table-cell table:style-name="ce2" office:value-type="string">
            <text:p>1, 0.46342 299</text:p>
          </table:table-cell>
          <table:table-cell table:formula="of:=MID([.I244];1;1)" office:value-type="string" office:string-value="1">
            <text:p>1</text:p>
          </table:table-cell>
          <table:table-cell table:formula="of:=MID([.I244];4;6)" office:value-type="string" office:string-value="0.4634">
            <text:p>0.4634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99">
            <text:p>0.7699</text:p>
          </table:table-cell>
          <table:table-cell table:formula="of:=IF([.B245]&gt;[.$E$1];1;0)" office:value-type="float" office:value="1">
            <text:p>1</text:p>
          </table:table-cell>
          <table:table-cell table:formula="of:=ABS([.A245]-[.C245])" office:value-type="float" office:value="0">
            <text:p>0</text:p>
          </table:table-cell>
          <table:table-cell table:number-columns-repeated="2"/>
          <table:table-cell table:style-name="ce2" office:value-type="float" office:value="0.278486244">
            <text:p>0.278486244</text:p>
          </table:table-cell>
          <table:table-cell/>
          <table:table-cell table:style-name="ce2" office:value-type="string">
            <text:p>1, 0.76994 0</text:p>
          </table:table-cell>
          <table:table-cell table:formula="of:=MID([.I245];1;1)" office:value-type="string" office:string-value="1">
            <text:p>1</text:p>
          </table:table-cell>
          <table:table-cell table:formula="of:=MID([.I245];4;6)" office:value-type="string" office:string-value="0.7699">
            <text:p>0.7699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83">
            <text:p>0.6083</text:p>
          </table:table-cell>
          <table:table-cell table:formula="of:=IF([.B246]&gt;[.$E$1];1;0)" office:value-type="float" office:value="1">
            <text:p>1</text:p>
          </table:table-cell>
          <table:table-cell table:formula="of:=ABS([.A246]-[.C246])" office:value-type="float" office:value="0">
            <text:p>0</text:p>
          </table:table-cell>
          <table:table-cell table:number-columns-repeated="2"/>
          <table:table-cell table:style-name="ce2" office:value-type="float" office:value="0.743464245">
            <text:p>0.743464245</text:p>
          </table:table-cell>
          <table:table-cell/>
          <table:table-cell table:style-name="ce2" office:value-type="string">
            <text:p>1, 0.608358 1</text:p>
          </table:table-cell>
          <table:table-cell table:formula="of:=MID([.I246];1;1)" office:value-type="string" office:string-value="1">
            <text:p>1</text:p>
          </table:table-cell>
          <table:table-cell table:formula="of:=MID([.I246];4;6)" office:value-type="string" office:string-value="0.6083">
            <text:p>0.6083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44">
            <text:p>0.6344</text:p>
          </table:table-cell>
          <table:table-cell table:formula="of:=IF([.B247]&gt;[.$E$1];1;0)" office:value-type="float" office:value="1">
            <text:p>1</text:p>
          </table:table-cell>
          <table:table-cell table:formula="of:=ABS([.A247]-[.C247])" office:value-type="float" office:value="0">
            <text:p>0</text:p>
          </table:table-cell>
          <table:table-cell table:number-columns-repeated="2"/>
          <table:table-cell table:style-name="ce2" office:value-type="float" office:value="0.703154246">
            <text:p>0.703154246</text:p>
          </table:table-cell>
          <table:table-cell/>
          <table:table-cell table:style-name="ce2" office:value-type="string">
            <text:p>1, 0.634483 2</text:p>
          </table:table-cell>
          <table:table-cell table:formula="of:=MID([.I247];1;1)" office:value-type="string" office:string-value="1">
            <text:p>1</text:p>
          </table:table-cell>
          <table:table-cell table:formula="of:=MID([.I247];4;6)" office:value-type="string" office:string-value="0.6344">
            <text:p>0.6344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26">
            <text:p>0.4926</text:p>
          </table:table-cell>
          <table:table-cell table:formula="of:=IF([.B248]&gt;[.$E$1];1;0)" office:value-type="float" office:value="1">
            <text:p>1</text:p>
          </table:table-cell>
          <table:table-cell table:formula="of:=ABS([.A248]-[.C248])" office:value-type="float" office:value="0">
            <text:p>0</text:p>
          </table:table-cell>
          <table:table-cell table:number-columns-repeated="2"/>
          <table:table-cell table:style-name="ce2" office:value-type="float" office:value="0.344775247">
            <text:p>0.344775247</text:p>
          </table:table-cell>
          <table:table-cell/>
          <table:table-cell table:style-name="ce2" office:value-type="string">
            <text:p>1, 0.492652 4</text:p>
          </table:table-cell>
          <table:table-cell table:formula="of:=MID([.I248];1;1)" office:value-type="string" office:string-value="1">
            <text:p>1</text:p>
          </table:table-cell>
          <table:table-cell table:formula="of:=MID([.I248];4;6)" office:value-type="string" office:string-value="0.4926">
            <text:p>0.4926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72">
            <text:p>0.7272</text:p>
          </table:table-cell>
          <table:table-cell table:formula="of:=IF([.B249]&gt;[.$E$1];1;0)" office:value-type="float" office:value="1">
            <text:p>1</text:p>
          </table:table-cell>
          <table:table-cell table:formula="of:=ABS([.A249]-[.C249])" office:value-type="float" office:value="0">
            <text:p>0</text:p>
          </table:table-cell>
          <table:table-cell table:number-columns-repeated="2"/>
          <table:table-cell table:style-name="ce2" office:value-type="float" office:value="0.634422248">
            <text:p>0.634422248</text:p>
          </table:table-cell>
          <table:table-cell/>
          <table:table-cell table:style-name="ce2" office:value-type="string">
            <text:p>1, 0.727211 5</text:p>
          </table:table-cell>
          <table:table-cell table:formula="of:=MID([.I249];1;1)" office:value-type="string" office:string-value="1">
            <text:p>1</text:p>
          </table:table-cell>
          <table:table-cell table:formula="of:=MID([.I249];4;6)" office:value-type="string" office:string-value="0.7272">
            <text:p>0.7272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52">
            <text:p>0.6352</text:p>
          </table:table-cell>
          <table:table-cell table:formula="of:=IF([.B250]&gt;[.$E$1];1;0)" office:value-type="float" office:value="1">
            <text:p>1</text:p>
          </table:table-cell>
          <table:table-cell table:formula="of:=ABS([.A250]-[.C250])" office:value-type="float" office:value="0">
            <text:p>0</text:p>
          </table:table-cell>
          <table:table-cell table:number-columns-repeated="2"/>
          <table:table-cell table:style-name="ce2" office:value-type="float" office:value="0.621237249">
            <text:p>0.621237249</text:p>
          </table:table-cell>
          <table:table-cell/>
          <table:table-cell table:style-name="ce2" office:value-type="string">
            <text:p>1, 0.635279 6</text:p>
          </table:table-cell>
          <table:table-cell table:formula="of:=MID([.I250];1;1)" office:value-type="string" office:string-value="1">
            <text:p>1</text:p>
          </table:table-cell>
          <table:table-cell table:formula="of:=MID([.I250];4;6)" office:value-type="string" office:string-value="0.6352">
            <text:p>0.6352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82">
            <text:p>0.6082</text:p>
          </table:table-cell>
          <table:table-cell table:formula="of:=IF([.B251]&gt;[.$E$1];1;0)" office:value-type="float" office:value="1">
            <text:p>1</text:p>
          </table:table-cell>
          <table:table-cell table:formula="of:=ABS([.A251]-[.C251])" office:value-type="float" office:value="0">
            <text:p>0</text:p>
          </table:table-cell>
          <table:table-cell table:number-columns-repeated="2"/>
          <table:table-cell table:style-name="ce2" office:value-type="float" office:value="0.61545125">
            <text:p>0.61545125</text:p>
          </table:table-cell>
          <table:table-cell/>
          <table:table-cell table:style-name="ce2" office:value-type="string">
            <text:p>1, 0.608273 7</text:p>
          </table:table-cell>
          <table:table-cell table:formula="of:=MID([.I251];1;1)" office:value-type="string" office:string-value="1">
            <text:p>1</text:p>
          </table:table-cell>
          <table:table-cell table:formula="of:=MID([.I251];4;6)" office:value-type="string" office:string-value="0.6082">
            <text:p>0.6082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072">
            <text:p>0.8072</text:p>
          </table:table-cell>
          <table:table-cell table:formula="of:=IF([.B252]&gt;[.$E$1];1;0)" office:value-type="float" office:value="1">
            <text:p>1</text:p>
          </table:table-cell>
          <table:table-cell table:formula="of:=ABS([.A252]-[.C252])" office:value-type="float" office:value="0">
            <text:p>0</text:p>
          </table:table-cell>
          <table:table-cell table:number-columns-repeated="2"/>
          <table:table-cell table:style-name="ce2" office:value-type="float" office:value="0.943589251">
            <text:p>0.943589251</text:p>
          </table:table-cell>
          <table:table-cell/>
          <table:table-cell table:style-name="ce2" office:value-type="string">
            <text:p>1, 0.807209 8</text:p>
          </table:table-cell>
          <table:table-cell table:formula="of:=MID([.I252];1;1)" office:value-type="string" office:string-value="1">
            <text:p>1</text:p>
          </table:table-cell>
          <table:table-cell table:formula="of:=MID([.I252];4;6)" office:value-type="string" office:string-value="0.8072">
            <text:p>0.8072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05">
            <text:p>0.5605</text:p>
          </table:table-cell>
          <table:table-cell table:formula="of:=IF([.B253]&gt;[.$E$1];1;0)" office:value-type="float" office:value="1">
            <text:p>1</text:p>
          </table:table-cell>
          <table:table-cell table:formula="of:=ABS([.A253]-[.C253])" office:value-type="float" office:value="0">
            <text:p>0</text:p>
          </table:table-cell>
          <table:table-cell table:number-columns-repeated="2"/>
          <table:table-cell table:style-name="ce2" office:value-type="float" office:value="0.678136252">
            <text:p>0.678136252</text:p>
          </table:table-cell>
          <table:table-cell/>
          <table:table-cell table:style-name="ce2" office:value-type="string">
            <text:p>1, 0.560549 9</text:p>
          </table:table-cell>
          <table:table-cell table:formula="of:=MID([.I253];1;1)" office:value-type="string" office:string-value="1">
            <text:p>1</text:p>
          </table:table-cell>
          <table:table-cell table:formula="of:=MID([.I253];4;6)" office:value-type="string" office:string-value="0.5605">
            <text:p>0.5605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711">
            <text:p>0.4711</text:p>
          </table:table-cell>
          <table:table-cell table:formula="of:=IF([.B254]&gt;[.$E$1];1;0)" office:value-type="float" office:value="0">
            <text:p>0</text:p>
          </table:table-cell>
          <table:table-cell table:formula="of:=ABS([.A254]-[.C254])" office:value-type="float" office:value="0">
            <text:p>0</text:p>
          </table:table-cell>
          <table:table-cell table:number-columns-repeated="2"/>
          <table:table-cell table:style-name="ce2" office:value-type="float" office:value="0.436872253">
            <text:p>0.436872253</text:p>
          </table:table-cell>
          <table:table-cell/>
          <table:table-cell table:style-name="ce2" office:value-type="string">
            <text:p>0, 0.471152 10</text:p>
          </table:table-cell>
          <table:table-cell table:formula="of:=MID([.I254];1;1)" office:value-type="string" office:string-value="0">
            <text:p>0</text:p>
          </table:table-cell>
          <table:table-cell table:formula="of:=MID([.I254];4;6)" office:value-type="string" office:string-value="0.4711">
            <text:p>0.4711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31">
            <text:p>0.7431</text:p>
          </table:table-cell>
          <table:table-cell table:formula="of:=IF([.B255]&gt;[.$E$1];1;0)" office:value-type="float" office:value="1">
            <text:p>1</text:p>
          </table:table-cell>
          <table:table-cell table:formula="of:=ABS([.A255]-[.C255])" office:value-type="float" office:value="0">
            <text:p>0</text:p>
          </table:table-cell>
          <table:table-cell table:number-columns-repeated="2"/>
          <table:table-cell table:style-name="ce2" office:value-type="float" office:value="0.427993254">
            <text:p>0.427993254</text:p>
          </table:table-cell>
          <table:table-cell/>
          <table:table-cell table:style-name="ce2" office:value-type="string">
            <text:p>1, 0.743148 11</text:p>
          </table:table-cell>
          <table:table-cell table:formula="of:=MID([.I255];1;1)" office:value-type="string" office:string-value="1">
            <text:p>1</text:p>
          </table:table-cell>
          <table:table-cell table:formula="of:=MID([.I255];4;6)" office:value-type="string" office:string-value="0.7431">
            <text:p>0.7431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38">
            <text:p>0.6138</text:p>
          </table:table-cell>
          <table:table-cell table:formula="of:=IF([.B256]&gt;[.$E$1];1;0)" office:value-type="float" office:value="1">
            <text:p>1</text:p>
          </table:table-cell>
          <table:table-cell table:formula="of:=ABS([.A256]-[.C256])" office:value-type="float" office:value="0">
            <text:p>0</text:p>
          </table:table-cell>
          <table:table-cell table:number-columns-repeated="2"/>
          <table:table-cell table:style-name="ce2" office:value-type="float" office:value="0.726952255">
            <text:p>0.726952255</text:p>
          </table:table-cell>
          <table:table-cell/>
          <table:table-cell table:style-name="ce2" office:value-type="string">
            <text:p>1, 0.613872 12</text:p>
          </table:table-cell>
          <table:table-cell table:formula="of:=MID([.I256];1;1)" office:value-type="string" office:string-value="1">
            <text:p>1</text:p>
          </table:table-cell>
          <table:table-cell table:formula="of:=MID([.I256];4;6)" office:value-type="string" office:string-value="0.6138">
            <text:p>0.6138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3">
            <text:p>0.613</text:p>
          </table:table-cell>
          <table:table-cell table:formula="of:=IF([.B257]&gt;[.$E$1];1;0)" office:value-type="float" office:value="1">
            <text:p>1</text:p>
          </table:table-cell>
          <table:table-cell table:formula="of:=ABS([.A257]-[.C257])" office:value-type="float" office:value="0">
            <text:p>0</text:p>
          </table:table-cell>
          <table:table-cell table:number-columns-repeated="2"/>
          <table:table-cell table:style-name="ce2" office:value-type="float" office:value="0.517321256">
            <text:p>0.517321256</text:p>
          </table:table-cell>
          <table:table-cell/>
          <table:table-cell table:style-name="ce2" office:value-type="string">
            <text:p>1, 0.613007 13</text:p>
          </table:table-cell>
          <table:table-cell table:formula="of:=MID([.I257];1;1)" office:value-type="string" office:string-value="1">
            <text:p>1</text:p>
          </table:table-cell>
          <table:table-cell table:formula="of:=MID([.I257];4;6)" office:value-type="string" office:string-value="0.6130">
            <text:p>0.6130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597">
            <text:p>0.4597</text:p>
          </table:table-cell>
          <table:table-cell table:formula="of:=IF([.B258]&gt;[.$E$1];1;0)" office:value-type="float" office:value="0">
            <text:p>0</text:p>
          </table:table-cell>
          <table:table-cell table:formula="of:=ABS([.A258]-[.C258])" office:value-type="float" office:value="1">
            <text:p>1</text:p>
          </table:table-cell>
          <table:table-cell table:number-columns-repeated="2"/>
          <table:table-cell table:style-name="ce2" office:value-type="float" office:value="0.481291257">
            <text:p>0.481291257</text:p>
          </table:table-cell>
          <table:table-cell/>
          <table:table-cell table:style-name="ce2" office:value-type="string">
            <text:p>1, 0.45971 14</text:p>
          </table:table-cell>
          <table:table-cell table:formula="of:=MID([.I258];1;1)" office:value-type="string" office:string-value="1">
            <text:p>1</text:p>
          </table:table-cell>
          <table:table-cell table:formula="of:=MID([.I258];4;6)" office:value-type="string" office:string-value="0.4597">
            <text:p>0.4597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026">
            <text:p>0.8026</text:p>
          </table:table-cell>
          <table:table-cell table:formula="of:=IF([.B259]&gt;[.$E$1];1;0)" office:value-type="float" office:value="1">
            <text:p>1</text:p>
          </table:table-cell>
          <table:table-cell table:formula="of:=ABS([.A259]-[.C259])" office:value-type="float" office:value="0">
            <text:p>0</text:p>
          </table:table-cell>
          <table:table-cell table:number-columns-repeated="2"/>
          <table:table-cell table:style-name="ce2" office:value-type="float" office:value="0.355215258">
            <text:p>0.355215258</text:p>
          </table:table-cell>
          <table:table-cell/>
          <table:table-cell table:style-name="ce2" office:value-type="string">
            <text:p>1, 0.802626 15</text:p>
          </table:table-cell>
          <table:table-cell table:formula="of:=MID([.I259];1;1)" office:value-type="string" office:string-value="1">
            <text:p>1</text:p>
          </table:table-cell>
          <table:table-cell table:formula="of:=MID([.I259];4;6)" office:value-type="string" office:string-value="0.8026">
            <text:p>0.8026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338">
            <text:p>0.8338</text:p>
          </table:table-cell>
          <table:table-cell table:formula="of:=IF([.B260]&gt;[.$E$1];1;0)" office:value-type="float" office:value="1">
            <text:p>1</text:p>
          </table:table-cell>
          <table:table-cell table:formula="of:=ABS([.A260]-[.C260])" office:value-type="float" office:value="0">
            <text:p>0</text:p>
          </table:table-cell>
          <table:table-cell table:number-columns-repeated="2"/>
          <table:table-cell table:style-name="ce2" office:value-type="float" office:value="0.609343259">
            <text:p>0.609343259</text:p>
          </table:table-cell>
          <table:table-cell/>
          <table:table-cell table:style-name="ce2" office:value-type="string">
            <text:p>1, 0.833885 16</text:p>
          </table:table-cell>
          <table:table-cell table:formula="of:=MID([.I260];1;1)" office:value-type="string" office:string-value="1">
            <text:p>1</text:p>
          </table:table-cell>
          <table:table-cell table:formula="of:=MID([.I260];4;6)" office:value-type="string" office:string-value="0.8338">
            <text:p>0.8338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452">
            <text:p>0.3452</text:p>
          </table:table-cell>
          <table:table-cell table:formula="of:=IF([.B261]&gt;[.$E$1];1;0)" office:value-type="float" office:value="0">
            <text:p>0</text:p>
          </table:table-cell>
          <table:table-cell table:formula="of:=ABS([.A261]-[.C261])" office:value-type="float" office:value="0">
            <text:p>0</text:p>
          </table:table-cell>
          <table:table-cell table:number-columns-repeated="2"/>
          <table:table-cell table:style-name="ce2" office:value-type="float" office:value="0.54372826">
            <text:p>0.54372826</text:p>
          </table:table-cell>
          <table:table-cell/>
          <table:table-cell table:style-name="ce2" office:value-type="string">
            <text:p>0, 0.345282 17</text:p>
          </table:table-cell>
          <table:table-cell table:formula="of:=MID([.I261];1;1)" office:value-type="string" office:string-value="0">
            <text:p>0</text:p>
          </table:table-cell>
          <table:table-cell table:formula="of:=MID([.I261];4;6)" office:value-type="string" office:string-value="0.3452">
            <text:p>0.3452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94">
            <text:p>0.4994</text:p>
          </table:table-cell>
          <table:table-cell table:formula="of:=IF([.B262]&gt;[.$E$1];1;0)" office:value-type="float" office:value="1">
            <text:p>1</text:p>
          </table:table-cell>
          <table:table-cell table:formula="of:=ABS([.A262]-[.C262])" office:value-type="float" office:value="0">
            <text:p>0</text:p>
          </table:table-cell>
          <table:table-cell table:number-columns-repeated="2"/>
          <table:table-cell table:style-name="ce2" office:value-type="float" office:value="0.462444261">
            <text:p>0.462444261</text:p>
          </table:table-cell>
          <table:table-cell/>
          <table:table-cell table:style-name="ce2" office:value-type="string">
            <text:p>1, 0.499426 18</text:p>
          </table:table-cell>
          <table:table-cell table:formula="of:=MID([.I262];1;1)" office:value-type="string" office:string-value="1">
            <text:p>1</text:p>
          </table:table-cell>
          <table:table-cell table:formula="of:=MID([.I262];4;6)" office:value-type="string" office:string-value="0.4994">
            <text:p>0.4994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508">
            <text:p>0.8508</text:p>
          </table:table-cell>
          <table:table-cell table:formula="of:=IF([.B263]&gt;[.$E$1];1;0)" office:value-type="float" office:value="1">
            <text:p>1</text:p>
          </table:table-cell>
          <table:table-cell table:formula="of:=ABS([.A263]-[.C263])" office:value-type="float" office:value="0">
            <text:p>0</text:p>
          </table:table-cell>
          <table:table-cell table:number-columns-repeated="2"/>
          <table:table-cell table:style-name="ce2" office:value-type="float" office:value="0.379498262">
            <text:p>0.379498262</text:p>
          </table:table-cell>
          <table:table-cell/>
          <table:table-cell table:style-name="ce2" office:value-type="string">
            <text:p>1, 0.850856 20</text:p>
          </table:table-cell>
          <table:table-cell table:formula="of:=MID([.I263];1;1)" office:value-type="string" office:string-value="1">
            <text:p>1</text:p>
          </table:table-cell>
          <table:table-cell table:formula="of:=MID([.I263];4;6)" office:value-type="string" office:string-value="0.8508">
            <text:p>0.8508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21">
            <text:p>0.6121</text:p>
          </table:table-cell>
          <table:table-cell table:formula="of:=IF([.B264]&gt;[.$E$1];1;0)" office:value-type="float" office:value="1">
            <text:p>1</text:p>
          </table:table-cell>
          <table:table-cell table:formula="of:=ABS([.A264]-[.C264])" office:value-type="float" office:value="0">
            <text:p>0</text:p>
          </table:table-cell>
          <table:table-cell table:number-columns-repeated="2"/>
          <table:table-cell table:style-name="ce2" office:value-type="float" office:value="0.421612263">
            <text:p>0.421612263</text:p>
          </table:table-cell>
          <table:table-cell/>
          <table:table-cell table:style-name="ce2" office:value-type="string">
            <text:p>1, 0.612197 21</text:p>
          </table:table-cell>
          <table:table-cell table:formula="of:=MID([.I264];1;1)" office:value-type="string" office:string-value="1">
            <text:p>1</text:p>
          </table:table-cell>
          <table:table-cell table:formula="of:=MID([.I264];4;6)" office:value-type="string" office:string-value="0.6121">
            <text:p>0.6121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35">
            <text:p>0.5835</text:p>
          </table:table-cell>
          <table:table-cell table:formula="of:=IF([.B265]&gt;[.$E$1];1;0)" office:value-type="float" office:value="1">
            <text:p>1</text:p>
          </table:table-cell>
          <table:table-cell table:formula="of:=ABS([.A265]-[.C265])" office:value-type="float" office:value="0">
            <text:p>0</text:p>
          </table:table-cell>
          <table:table-cell table:number-columns-repeated="2"/>
          <table:table-cell table:style-name="ce2" office:value-type="float" office:value="0.30847264">
            <text:p>0.30847264</text:p>
          </table:table-cell>
          <table:table-cell/>
          <table:table-cell table:style-name="ce2" office:value-type="string">
            <text:p>1, 0.583507 22</text:p>
          </table:table-cell>
          <table:table-cell table:formula="of:=MID([.I265];1;1)" office:value-type="string" office:string-value="1">
            <text:p>1</text:p>
          </table:table-cell>
          <table:table-cell table:formula="of:=MID([.I265];4;6)" office:value-type="string" office:string-value="0.5835">
            <text:p>0.5835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25">
            <text:p>0.6325</text:p>
          </table:table-cell>
          <table:table-cell table:formula="of:=IF([.B266]&gt;[.$E$1];1;0)" office:value-type="float" office:value="1">
            <text:p>1</text:p>
          </table:table-cell>
          <table:table-cell table:formula="of:=ABS([.A266]-[.C266])" office:value-type="float" office:value="0">
            <text:p>0</text:p>
          </table:table-cell>
          <table:table-cell table:number-columns-repeated="2"/>
          <table:table-cell table:style-name="ce2" office:value-type="float" office:value="0.397447265">
            <text:p>0.397447265</text:p>
          </table:table-cell>
          <table:table-cell/>
          <table:table-cell table:style-name="ce2" office:value-type="string">
            <text:p>1, 0.632547 23</text:p>
          </table:table-cell>
          <table:table-cell table:formula="of:=MID([.I266];1;1)" office:value-type="string" office:string-value="1">
            <text:p>1</text:p>
          </table:table-cell>
          <table:table-cell table:formula="of:=MID([.I266];4;6)" office:value-type="string" office:string-value="0.6325">
            <text:p>0.6325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751">
            <text:p>0.8751</text:p>
          </table:table-cell>
          <table:table-cell table:formula="of:=IF([.B267]&gt;[.$E$1];1;0)" office:value-type="float" office:value="1">
            <text:p>1</text:p>
          </table:table-cell>
          <table:table-cell table:formula="of:=ABS([.A267]-[.C267])" office:value-type="float" office:value="0">
            <text:p>0</text:p>
          </table:table-cell>
          <table:table-cell table:number-columns-repeated="2"/>
          <table:table-cell table:style-name="ce2" office:value-type="float" office:value="0.439398266">
            <text:p>0.439398266</text:p>
          </table:table-cell>
          <table:table-cell/>
          <table:table-cell table:style-name="ce2" office:value-type="string">
            <text:p>1, 0.875194 24</text:p>
          </table:table-cell>
          <table:table-cell table:formula="of:=MID([.I267];1;1)" office:value-type="string" office:string-value="1">
            <text:p>1</text:p>
          </table:table-cell>
          <table:table-cell table:formula="of:=MID([.I267];4;6)" office:value-type="string" office:string-value="0.8751">
            <text:p>0.8751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757">
            <text:p>0.4757</text:p>
          </table:table-cell>
          <table:table-cell table:formula="of:=IF([.B268]&gt;[.$E$1];1;0)" office:value-type="float" office:value="0">
            <text:p>0</text:p>
          </table:table-cell>
          <table:table-cell table:formula="of:=ABS([.A268]-[.C268])" office:value-type="float" office:value="0">
            <text:p>0</text:p>
          </table:table-cell>
          <table:table-cell table:number-columns-repeated="2"/>
          <table:table-cell table:style-name="ce2" office:value-type="float" office:value="0.604225267">
            <text:p>0.604225267</text:p>
          </table:table-cell>
          <table:table-cell/>
          <table:table-cell table:style-name="ce2" office:value-type="string">
            <text:p>0, 0.475795 25</text:p>
          </table:table-cell>
          <table:table-cell table:formula="of:=MID([.I268];1;1)" office:value-type="string" office:string-value="0">
            <text:p>0</text:p>
          </table:table-cell>
          <table:table-cell table:formula="of:=MID([.I268];4;6)" office:value-type="string" office:string-value="0.4757">
            <text:p>0.4757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622">
            <text:p>0.4622</text:p>
          </table:table-cell>
          <table:table-cell table:formula="of:=IF([.B269]&gt;[.$E$1];1;0)" office:value-type="float" office:value="0">
            <text:p>0</text:p>
          </table:table-cell>
          <table:table-cell table:formula="of:=ABS([.A269]-[.C269])" office:value-type="float" office:value="0">
            <text:p>0</text:p>
          </table:table-cell>
          <table:table-cell table:number-columns-repeated="2"/>
          <table:table-cell table:style-name="ce2" office:value-type="float" office:value="0.693437268">
            <text:p>0.693437268</text:p>
          </table:table-cell>
          <table:table-cell/>
          <table:table-cell table:style-name="ce2" office:value-type="string">
            <text:p>0, 0.462294 26</text:p>
          </table:table-cell>
          <table:table-cell table:formula="of:=MID([.I269];1;1)" office:value-type="string" office:string-value="0">
            <text:p>0</text:p>
          </table:table-cell>
          <table:table-cell table:formula="of:=MID([.I269];4;6)" office:value-type="string" office:string-value="0.4622">
            <text:p>0.4622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635">
            <text:p>0.4635</text:p>
          </table:table-cell>
          <table:table-cell table:formula="of:=IF([.B270]&gt;[.$E$1];1;0)" office:value-type="float" office:value="0">
            <text:p>0</text:p>
          </table:table-cell>
          <table:table-cell table:formula="of:=ABS([.A270]-[.C270])" office:value-type="float" office:value="0">
            <text:p>0</text:p>
          </table:table-cell>
          <table:table-cell table:number-columns-repeated="2"/>
          <table:table-cell table:style-name="ce2" office:value-type="float" office:value="0.77572269">
            <text:p>0.77572269</text:p>
          </table:table-cell>
          <table:table-cell/>
          <table:table-cell table:style-name="ce2" office:value-type="string">
            <text:p>0, 0.46353 27</text:p>
          </table:table-cell>
          <table:table-cell table:formula="of:=MID([.I270];1;1)" office:value-type="string" office:string-value="0">
            <text:p>0</text:p>
          </table:table-cell>
          <table:table-cell table:formula="of:=MID([.I270];4;6)" office:value-type="string" office:string-value="0.4635">
            <text:p>0.4635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25">
            <text:p>0.6125</text:p>
          </table:table-cell>
          <table:table-cell table:formula="of:=IF([.B271]&gt;[.$E$1];1;0)" office:value-type="float" office:value="1">
            <text:p>1</text:p>
          </table:table-cell>
          <table:table-cell table:formula="of:=ABS([.A271]-[.C271])" office:value-type="float" office:value="0">
            <text:p>0</text:p>
          </table:table-cell>
          <table:table-cell table:number-columns-repeated="2"/>
          <table:table-cell table:style-name="ce2" office:value-type="float" office:value="0.68979427">
            <text:p>0.68979427</text:p>
          </table:table-cell>
          <table:table-cell/>
          <table:table-cell table:style-name="ce2" office:value-type="string">
            <text:p>1, 0.612597 28</text:p>
          </table:table-cell>
          <table:table-cell table:formula="of:=MID([.I271];1;1)" office:value-type="string" office:string-value="1">
            <text:p>1</text:p>
          </table:table-cell>
          <table:table-cell table:formula="of:=MID([.I271];4;6)" office:value-type="string" office:string-value="0.6125">
            <text:p>0.6125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849">
            <text:p>0.3849</text:p>
          </table:table-cell>
          <table:table-cell table:formula="of:=IF([.B272]&gt;[.$E$1];1;0)" office:value-type="float" office:value="0">
            <text:p>0</text:p>
          </table:table-cell>
          <table:table-cell table:formula="of:=ABS([.A272]-[.C272])" office:value-type="float" office:value="1">
            <text:p>1</text:p>
          </table:table-cell>
          <table:table-cell table:number-columns-repeated="2"/>
          <table:table-cell table:style-name="ce2" office:value-type="float" office:value="0.460168271">
            <text:p>0.460168271</text:p>
          </table:table-cell>
          <table:table-cell/>
          <table:table-cell table:style-name="ce2" office:value-type="string">
            <text:p>1, 0.384942 30</text:p>
          </table:table-cell>
          <table:table-cell table:formula="of:=MID([.I272];1;1)" office:value-type="string" office:string-value="1">
            <text:p>1</text:p>
          </table:table-cell>
          <table:table-cell table:formula="of:=MID([.I272];4;6)" office:value-type="string" office:string-value="0.3849">
            <text:p>0.3849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91">
            <text:p>0.7191</text:p>
          </table:table-cell>
          <table:table-cell table:formula="of:=IF([.B273]&gt;[.$E$1];1;0)" office:value-type="float" office:value="1">
            <text:p>1</text:p>
          </table:table-cell>
          <table:table-cell table:formula="of:=ABS([.A273]-[.C273])" office:value-type="float" office:value="0">
            <text:p>0</text:p>
          </table:table-cell>
          <table:table-cell table:number-columns-repeated="2"/>
          <table:table-cell table:style-name="ce2" office:value-type="float" office:value="0.532646272">
            <text:p>0.532646272</text:p>
          </table:table-cell>
          <table:table-cell/>
          <table:table-cell table:style-name="ce2" office:value-type="string">
            <text:p>1, 0.719132 31</text:p>
          </table:table-cell>
          <table:table-cell table:formula="of:=MID([.I273];1;1)" office:value-type="string" office:string-value="1">
            <text:p>1</text:p>
          </table:table-cell>
          <table:table-cell table:formula="of:=MID([.I273];4;6)" office:value-type="string" office:string-value="0.7191">
            <text:p>0.7191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72">
            <text:p>0.7472</text:p>
          </table:table-cell>
          <table:table-cell table:formula="of:=IF([.B274]&gt;[.$E$1];1;0)" office:value-type="float" office:value="1">
            <text:p>1</text:p>
          </table:table-cell>
          <table:table-cell table:formula="of:=ABS([.A274]-[.C274])" office:value-type="float" office:value="0">
            <text:p>0</text:p>
          </table:table-cell>
          <table:table-cell table:number-columns-repeated="2"/>
          <table:table-cell table:style-name="ce2" office:value-type="float" office:value="0.339767273">
            <text:p>0.339767273</text:p>
          </table:table-cell>
          <table:table-cell/>
          <table:table-cell table:style-name="ce2" office:value-type="string">
            <text:p>1, 0.747242 32</text:p>
          </table:table-cell>
          <table:table-cell table:formula="of:=MID([.I274];1;1)" office:value-type="string" office:string-value="1">
            <text:p>1</text:p>
          </table:table-cell>
          <table:table-cell table:formula="of:=MID([.I274];4;6)" office:value-type="string" office:string-value="0.7472">
            <text:p>0.7472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418">
            <text:p>0.5418</text:p>
          </table:table-cell>
          <table:table-cell table:formula="of:=IF([.B275]&gt;[.$E$1];1;0)" office:value-type="float" office:value="1">
            <text:p>1</text:p>
          </table:table-cell>
          <table:table-cell table:formula="of:=ABS([.A275]-[.C275])" office:value-type="float" office:value="1">
            <text:p>1</text:p>
          </table:table-cell>
          <table:table-cell table:number-columns-repeated="2"/>
          <table:table-cell table:style-name="ce2" office:value-type="float" office:value="0.47287274">
            <text:p>0.47287274</text:p>
          </table:table-cell>
          <table:table-cell/>
          <table:table-cell table:style-name="ce2" office:value-type="string">
            <text:p>0, 0.541803 33</text:p>
          </table:table-cell>
          <table:table-cell table:formula="of:=MID([.I275];1;1)" office:value-type="string" office:string-value="0">
            <text:p>0</text:p>
          </table:table-cell>
          <table:table-cell table:formula="of:=MID([.I275];4;6)" office:value-type="string" office:string-value="0.5418">
            <text:p>0.5418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57">
            <text:p>0.6657</text:p>
          </table:table-cell>
          <table:table-cell table:formula="of:=IF([.B276]&gt;[.$E$1];1;0)" office:value-type="float" office:value="1">
            <text:p>1</text:p>
          </table:table-cell>
          <table:table-cell table:formula="of:=ABS([.A276]-[.C276])" office:value-type="float" office:value="0">
            <text:p>0</text:p>
          </table:table-cell>
          <table:table-cell table:number-columns-repeated="2"/>
          <table:table-cell table:style-name="ce2" office:value-type="float" office:value="0.641976275">
            <text:p>0.641976275</text:p>
          </table:table-cell>
          <table:table-cell/>
          <table:table-cell table:style-name="ce2" office:value-type="string">
            <text:p>1, 0.665734 34</text:p>
          </table:table-cell>
          <table:table-cell table:formula="of:=MID([.I276];1;1)" office:value-type="string" office:string-value="1">
            <text:p>1</text:p>
          </table:table-cell>
          <table:table-cell table:formula="of:=MID([.I276];4;6)" office:value-type="string" office:string-value="0.6657">
            <text:p>0.6657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53">
            <text:p>0.6253</text:p>
          </table:table-cell>
          <table:table-cell table:formula="of:=IF([.B277]&gt;[.$E$1];1;0)" office:value-type="float" office:value="1">
            <text:p>1</text:p>
          </table:table-cell>
          <table:table-cell table:formula="of:=ABS([.A277]-[.C277])" office:value-type="float" office:value="0">
            <text:p>0</text:p>
          </table:table-cell>
          <table:table-cell table:number-columns-repeated="2"/>
          <table:table-cell table:style-name="ce2" office:value-type="float" office:value="0.666899276">
            <text:p>0.666899276</text:p>
          </table:table-cell>
          <table:table-cell/>
          <table:table-cell table:style-name="ce2" office:value-type="string">
            <text:p>1, 0.625302 35</text:p>
          </table:table-cell>
          <table:table-cell table:formula="of:=MID([.I277];1;1)" office:value-type="string" office:string-value="1">
            <text:p>1</text:p>
          </table:table-cell>
          <table:table-cell table:formula="of:=MID([.I277];4;6)" office:value-type="string" office:string-value="0.6253">
            <text:p>0.6253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933">
            <text:p>0.4933</text:p>
          </table:table-cell>
          <table:table-cell table:formula="of:=IF([.B278]&gt;[.$E$1];1;0)" office:value-type="float" office:value="1">
            <text:p>1</text:p>
          </table:table-cell>
          <table:table-cell table:formula="of:=ABS([.A278]-[.C278])" office:value-type="float" office:value="1">
            <text:p>1</text:p>
          </table:table-cell>
          <table:table-cell table:number-columns-repeated="2"/>
          <table:table-cell table:style-name="ce2" office:value-type="float" office:value="0.380399277">
            <text:p>0.380399277</text:p>
          </table:table-cell>
          <table:table-cell/>
          <table:table-cell table:style-name="ce2" office:value-type="string">
            <text:p>0, 0.493306 36</text:p>
          </table:table-cell>
          <table:table-cell table:formula="of:=MID([.I278];1;1)" office:value-type="string" office:string-value="0">
            <text:p>0</text:p>
          </table:table-cell>
          <table:table-cell table:formula="of:=MID([.I278];4;6)" office:value-type="string" office:string-value="0.4933">
            <text:p>0.4933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86">
            <text:p>0.6586</text:p>
          </table:table-cell>
          <table:table-cell table:formula="of:=IF([.B279]&gt;[.$E$1];1;0)" office:value-type="float" office:value="1">
            <text:p>1</text:p>
          </table:table-cell>
          <table:table-cell table:formula="of:=ABS([.A279]-[.C279])" office:value-type="float" office:value="0">
            <text:p>0</text:p>
          </table:table-cell>
          <table:table-cell table:number-columns-repeated="2"/>
          <table:table-cell table:style-name="ce2" office:value-type="float" office:value="0.574149278">
            <text:p>0.574149278</text:p>
          </table:table-cell>
          <table:table-cell/>
          <table:table-cell table:style-name="ce2" office:value-type="string">
            <text:p>1, 0.658662 37</text:p>
          </table:table-cell>
          <table:table-cell table:formula="of:=MID([.I279];1;1)" office:value-type="string" office:string-value="1">
            <text:p>1</text:p>
          </table:table-cell>
          <table:table-cell table:formula="of:=MID([.I279];4;6)" office:value-type="string" office:string-value="0.6586">
            <text:p>0.6586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23">
            <text:p>0.4923</text:p>
          </table:table-cell>
          <table:table-cell table:formula="of:=IF([.B280]&gt;[.$E$1];1;0)" office:value-type="float" office:value="1">
            <text:p>1</text:p>
          </table:table-cell>
          <table:table-cell table:formula="of:=ABS([.A280]-[.C280])" office:value-type="float" office:value="0">
            <text:p>0</text:p>
          </table:table-cell>
          <table:table-cell table:number-columns-repeated="2"/>
          <table:table-cell table:style-name="ce2" office:value-type="float" office:value="0.756075279">
            <text:p>0.756075279</text:p>
          </table:table-cell>
          <table:table-cell/>
          <table:table-cell table:style-name="ce2" office:value-type="string">
            <text:p>1, 0.49234 39</text:p>
          </table:table-cell>
          <table:table-cell table:formula="of:=MID([.I280];1;1)" office:value-type="string" office:string-value="1">
            <text:p>1</text:p>
          </table:table-cell>
          <table:table-cell table:formula="of:=MID([.I280];4;6)" office:value-type="string" office:string-value="0.4923">
            <text:p>0.4923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24">
            <text:p>0.7024</text:p>
          </table:table-cell>
          <table:table-cell table:formula="of:=IF([.B281]&gt;[.$E$1];1;0)" office:value-type="float" office:value="1">
            <text:p>1</text:p>
          </table:table-cell>
          <table:table-cell table:formula="of:=ABS([.A281]-[.C281])" office:value-type="float" office:value="0">
            <text:p>0</text:p>
          </table:table-cell>
          <table:table-cell table:number-columns-repeated="2"/>
          <table:table-cell table:style-name="ce2" office:value-type="float" office:value="0.47420728">
            <text:p>0.47420728</text:p>
          </table:table-cell>
          <table:table-cell/>
          <table:table-cell table:style-name="ce2" office:value-type="string">
            <text:p>1, 0.702434 40</text:p>
          </table:table-cell>
          <table:table-cell table:formula="of:=MID([.I281];1;1)" office:value-type="string" office:string-value="1">
            <text:p>1</text:p>
          </table:table-cell>
          <table:table-cell table:formula="of:=MID([.I281];4;6)" office:value-type="string" office:string-value="0.7024">
            <text:p>0.7024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3">
            <text:p>0.653</text:p>
          </table:table-cell>
          <table:table-cell table:formula="of:=IF([.B282]&gt;[.$E$1];1;0)" office:value-type="float" office:value="1">
            <text:p>1</text:p>
          </table:table-cell>
          <table:table-cell table:formula="of:=ABS([.A282]-[.C282])" office:value-type="float" office:value="0">
            <text:p>0</text:p>
          </table:table-cell>
          <table:table-cell table:number-columns-repeated="2"/>
          <table:table-cell table:style-name="ce2" office:value-type="float" office:value="0.68907281">
            <text:p>0.68907281</text:p>
          </table:table-cell>
          <table:table-cell/>
          <table:table-cell table:style-name="ce2" office:value-type="string">
            <text:p>1, 0.653028 41</text:p>
          </table:table-cell>
          <table:table-cell table:formula="of:=MID([.I282];1;1)" office:value-type="string" office:string-value="1">
            <text:p>1</text:p>
          </table:table-cell>
          <table:table-cell table:formula="of:=MID([.I282];4;6)" office:value-type="string" office:string-value="0.6530">
            <text:p>0.6530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786">
            <text:p>0.6786</text:p>
          </table:table-cell>
          <table:table-cell table:formula="of:=IF([.B283]&gt;[.$E$1];1;0)" office:value-type="float" office:value="1">
            <text:p>1</text:p>
          </table:table-cell>
          <table:table-cell table:formula="of:=ABS([.A283]-[.C283])" office:value-type="float" office:value="1">
            <text:p>1</text:p>
          </table:table-cell>
          <table:table-cell table:number-columns-repeated="2"/>
          <table:table-cell table:style-name="ce2" office:value-type="float" office:value="0.808565282">
            <text:p>0.808565282</text:p>
          </table:table-cell>
          <table:table-cell/>
          <table:table-cell table:style-name="ce2" office:value-type="string">
            <text:p>0, 0.67863 42</text:p>
          </table:table-cell>
          <table:table-cell table:formula="of:=MID([.I283];1;1)" office:value-type="string" office:string-value="0">
            <text:p>0</text:p>
          </table:table-cell>
          <table:table-cell table:formula="of:=MID([.I283];4;6)" office:value-type="string" office:string-value="0.6786">
            <text:p>0.6786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111">
            <text:p>0.5111</text:p>
          </table:table-cell>
          <table:table-cell table:formula="of:=IF([.B284]&gt;[.$E$1];1;0)" office:value-type="float" office:value="1">
            <text:p>1</text:p>
          </table:table-cell>
          <table:table-cell table:formula="of:=ABS([.A284]-[.C284])" office:value-type="float" office:value="0">
            <text:p>0</text:p>
          </table:table-cell>
          <table:table-cell table:number-columns-repeated="2"/>
          <table:table-cell table:style-name="ce2" office:value-type="float" office:value="0.544909283">
            <text:p>0.544909283</text:p>
          </table:table-cell>
          <table:table-cell/>
          <table:table-cell table:style-name="ce2" office:value-type="string">
            <text:p>1, 0.511136 43</text:p>
          </table:table-cell>
          <table:table-cell table:formula="of:=MID([.I284];1;1)" office:value-type="string" office:string-value="1">
            <text:p>1</text:p>
          </table:table-cell>
          <table:table-cell table:formula="of:=MID([.I284];4;6)" office:value-type="string" office:string-value="0.5111">
            <text:p>0.5111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88">
            <text:p>0.6288</text:p>
          </table:table-cell>
          <table:table-cell table:formula="of:=IF([.B285]&gt;[.$E$1];1;0)" office:value-type="float" office:value="1">
            <text:p>1</text:p>
          </table:table-cell>
          <table:table-cell table:formula="of:=ABS([.A285]-[.C285])" office:value-type="float" office:value="0">
            <text:p>0</text:p>
          </table:table-cell>
          <table:table-cell table:number-columns-repeated="2"/>
          <table:table-cell table:style-name="ce2" office:value-type="float" office:value="0.485178284">
            <text:p>0.485178284</text:p>
          </table:table-cell>
          <table:table-cell/>
          <table:table-cell table:style-name="ce2" office:value-type="string">
            <text:p>1, 0.628818 44</text:p>
          </table:table-cell>
          <table:table-cell table:formula="of:=MID([.I285];1;1)" office:value-type="string" office:string-value="1">
            <text:p>1</text:p>
          </table:table-cell>
          <table:table-cell table:formula="of:=MID([.I285];4;6)" office:value-type="string" office:string-value="0.6288">
            <text:p>0.6288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8861">
            <text:p>0.8861</text:p>
          </table:table-cell>
          <table:table-cell table:formula="of:=IF([.B286]&gt;[.$E$1];1;0)" office:value-type="float" office:value="1">
            <text:p>1</text:p>
          </table:table-cell>
          <table:table-cell table:formula="of:=ABS([.A286]-[.C286])" office:value-type="float" office:value="1">
            <text:p>1</text:p>
          </table:table-cell>
          <table:table-cell table:number-columns-repeated="2"/>
          <table:table-cell table:style-name="ce2" office:value-type="float" office:value="0.276548285">
            <text:p>0.276548285</text:p>
          </table:table-cell>
          <table:table-cell/>
          <table:table-cell table:style-name="ce2" office:value-type="string">
            <text:p>0, 0.886124 45</text:p>
          </table:table-cell>
          <table:table-cell table:formula="of:=MID([.I286];1;1)" office:value-type="string" office:string-value="0">
            <text:p>0</text:p>
          </table:table-cell>
          <table:table-cell table:formula="of:=MID([.I286];4;6)" office:value-type="string" office:string-value="0.8861">
            <text:p>0.8861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13">
            <text:p>0.913</text:p>
          </table:table-cell>
          <table:table-cell table:formula="of:=IF([.B287]&gt;[.$E$1];1;0)" office:value-type="float" office:value="1">
            <text:p>1</text:p>
          </table:table-cell>
          <table:table-cell table:formula="of:=ABS([.A287]-[.C287])" office:value-type="float" office:value="0">
            <text:p>0</text:p>
          </table:table-cell>
          <table:table-cell table:number-columns-repeated="2"/>
          <table:table-cell table:style-name="ce2" office:value-type="float" office:value="0.53725286">
            <text:p>0.53725286</text:p>
          </table:table-cell>
          <table:table-cell/>
          <table:table-cell table:style-name="ce2" office:value-type="string">
            <text:p>1, 0.913013 46</text:p>
          </table:table-cell>
          <table:table-cell table:formula="of:=MID([.I287];1;1)" office:value-type="string" office:string-value="1">
            <text:p>1</text:p>
          </table:table-cell>
          <table:table-cell table:formula="of:=MID([.I287];4;6)" office:value-type="string" office:string-value="0.9130">
            <text:p>0.9130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26">
            <text:p>0.626</text:p>
          </table:table-cell>
          <table:table-cell table:formula="of:=IF([.B288]&gt;[.$E$1];1;0)" office:value-type="float" office:value="1">
            <text:p>1</text:p>
          </table:table-cell>
          <table:table-cell table:formula="of:=ABS([.A288]-[.C288])" office:value-type="float" office:value="1">
            <text:p>1</text:p>
          </table:table-cell>
          <table:table-cell table:number-columns-repeated="2"/>
          <table:table-cell table:style-name="ce2" office:value-type="float" office:value="0.626106287">
            <text:p>0.626106287</text:p>
          </table:table-cell>
          <table:table-cell/>
          <table:table-cell table:style-name="ce2" office:value-type="string">
            <text:p>0, 0.62602 47</text:p>
          </table:table-cell>
          <table:table-cell table:formula="of:=MID([.I288];1;1)" office:value-type="string" office:string-value="0">
            <text:p>0</text:p>
          </table:table-cell>
          <table:table-cell table:formula="of:=MID([.I288];4;6)" office:value-type="string" office:string-value="0.6260">
            <text:p>0.6260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29">
            <text:p>0.6429</text:p>
          </table:table-cell>
          <table:table-cell table:formula="of:=IF([.B289]&gt;[.$E$1];1;0)" office:value-type="float" office:value="1">
            <text:p>1</text:p>
          </table:table-cell>
          <table:table-cell table:formula="of:=ABS([.A289]-[.C289])" office:value-type="float" office:value="0">
            <text:p>0</text:p>
          </table:table-cell>
          <table:table-cell table:number-columns-repeated="2"/>
          <table:table-cell table:style-name="ce2" office:value-type="float" office:value="0.466701288">
            <text:p>0.466701288</text:p>
          </table:table-cell>
          <table:table-cell/>
          <table:table-cell table:style-name="ce2" office:value-type="string">
            <text:p>1, 0.642993 48</text:p>
          </table:table-cell>
          <table:table-cell table:formula="of:=MID([.I289];1;1)" office:value-type="string" office:string-value="1">
            <text:p>1</text:p>
          </table:table-cell>
          <table:table-cell table:formula="of:=MID([.I289];4;6)" office:value-type="string" office:string-value="0.6429">
            <text:p>0.6429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963">
            <text:p>0.7963</text:p>
          </table:table-cell>
          <table:table-cell table:formula="of:=IF([.B290]&gt;[.$E$1];1;0)" office:value-type="float" office:value="1">
            <text:p>1</text:p>
          </table:table-cell>
          <table:table-cell table:formula="of:=ABS([.A290]-[.C290])" office:value-type="float" office:value="1">
            <text:p>1</text:p>
          </table:table-cell>
          <table:table-cell table:number-columns-repeated="2"/>
          <table:table-cell table:style-name="ce2" office:value-type="float" office:value="0.531497289">
            <text:p>0.531497289</text:p>
          </table:table-cell>
          <table:table-cell office:value-type="string">
            <text:p>File 1</text:p>
          </table:table-cell>
          <table:table-cell table:style-name="ce2" office:value-type="string">
            <text:p>0, 0.796334 50</text:p>
          </table:table-cell>
          <table:table-cell table:formula="of:=MID([.I290];1;1)" office:value-type="string" office:string-value="0">
            <text:p>0</text:p>
          </table:table-cell>
          <table:table-cell table:formula="of:=MID([.I290];4;6)" office:value-type="string" office:string-value="0.7963">
            <text:p>0.7963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732">
            <text:p>0.7732</text:p>
          </table:table-cell>
          <table:table-cell table:formula="of:=IF([.B291]&gt;[.$E$1];1;0)" office:value-type="float" office:value="1">
            <text:p>1</text:p>
          </table:table-cell>
          <table:table-cell table:formula="of:=ABS([.A291]-[.C291])" office:value-type="float" office:value="0">
            <text:p>0</text:p>
          </table:table-cell>
          <table:table-cell table:number-columns-repeated="2"/>
          <table:table-cell table:style-name="ce2" office:value-type="float" office:value="0.59874729">
            <text:p>0.59874729</text:p>
          </table:table-cell>
          <table:table-cell/>
          <table:table-cell table:style-name="ce2" office:value-type="string">
            <text:p>1, 0.773286 51</text:p>
          </table:table-cell>
          <table:table-cell table:formula="of:=MID([.I291];1;1)" office:value-type="string" office:string-value="1">
            <text:p>1</text:p>
          </table:table-cell>
          <table:table-cell table:formula="of:=MID([.I291];4;6)" office:value-type="string" office:string-value="0.7732">
            <text:p>0.7732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768">
            <text:p>0.6768</text:p>
          </table:table-cell>
          <table:table-cell table:formula="of:=IF([.B292]&gt;[.$E$1];1;0)" office:value-type="float" office:value="1">
            <text:p>1</text:p>
          </table:table-cell>
          <table:table-cell table:formula="of:=ABS([.A292]-[.C292])" office:value-type="float" office:value="1">
            <text:p>1</text:p>
          </table:table-cell>
          <table:table-cell table:number-columns-repeated="2"/>
          <table:table-cell table:style-name="ce2" office:value-type="float" office:value="0.434059291">
            <text:p>0.434059291</text:p>
          </table:table-cell>
          <table:table-cell/>
          <table:table-cell table:style-name="ce2" office:value-type="string">
            <text:p>0, 0.67681 52</text:p>
          </table:table-cell>
          <table:table-cell table:formula="of:=MID([.I292];1;1)" office:value-type="string" office:string-value="0">
            <text:p>0</text:p>
          </table:table-cell>
          <table:table-cell table:formula="of:=MID([.I292];4;6)" office:value-type="string" office:string-value="0.6768">
            <text:p>0.6768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773">
            <text:p>0.3773</text:p>
          </table:table-cell>
          <table:table-cell table:formula="of:=IF([.B293]&gt;[.$E$1];1;0)" office:value-type="float" office:value="0">
            <text:p>0</text:p>
          </table:table-cell>
          <table:table-cell table:formula="of:=ABS([.A293]-[.C293])" office:value-type="float" office:value="0">
            <text:p>0</text:p>
          </table:table-cell>
          <table:table-cell table:number-columns-repeated="2"/>
          <table:table-cell table:style-name="ce2" office:value-type="float" office:value="0.41688292">
            <text:p>0.41688292</text:p>
          </table:table-cell>
          <table:table-cell/>
          <table:table-cell table:style-name="ce2" office:value-type="string">
            <text:p>0, 0.377355 53</text:p>
          </table:table-cell>
          <table:table-cell table:formula="of:=MID([.I293];1;1)" office:value-type="string" office:string-value="0">
            <text:p>0</text:p>
          </table:table-cell>
          <table:table-cell table:formula="of:=MID([.I293];4;6)" office:value-type="string" office:string-value="0.3773">
            <text:p>0.3773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293">
            <text:p>0.4293</text:p>
          </table:table-cell>
          <table:table-cell table:formula="of:=IF([.B294]&gt;[.$E$1];1;0)" office:value-type="float" office:value="0">
            <text:p>0</text:p>
          </table:table-cell>
          <table:table-cell table:formula="of:=ABS([.A294]-[.C294])" office:value-type="float" office:value="0">
            <text:p>0</text:p>
          </table:table-cell>
          <table:table-cell table:number-columns-repeated="2"/>
          <table:table-cell table:style-name="ce2" office:value-type="float" office:value="0.716829293">
            <text:p>0.716829293</text:p>
          </table:table-cell>
          <table:table-cell/>
          <table:table-cell table:style-name="ce2" office:value-type="string">
            <text:p>0, 0.429314 54</text:p>
          </table:table-cell>
          <table:table-cell table:formula="of:=MID([.I294];1;1)" office:value-type="string" office:string-value="0">
            <text:p>0</text:p>
          </table:table-cell>
          <table:table-cell table:formula="of:=MID([.I294];4;6)" office:value-type="string" office:string-value="0.4293">
            <text:p>0.4293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58">
            <text:p>0.6858</text:p>
          </table:table-cell>
          <table:table-cell table:formula="of:=IF([.B295]&gt;[.$E$1];1;0)" office:value-type="float" office:value="1">
            <text:p>1</text:p>
          </table:table-cell>
          <table:table-cell table:formula="of:=ABS([.A295]-[.C295])" office:value-type="float" office:value="0">
            <text:p>0</text:p>
          </table:table-cell>
          <table:table-cell table:number-columns-repeated="2"/>
          <table:table-cell table:style-name="ce2" office:value-type="float" office:value="0.548496294">
            <text:p>0.548496294</text:p>
          </table:table-cell>
          <table:table-cell/>
          <table:table-cell table:style-name="ce2" office:value-type="string">
            <text:p>1, 0.685847 56</text:p>
          </table:table-cell>
          <table:table-cell table:formula="of:=MID([.I295];1;1)" office:value-type="string" office:string-value="1">
            <text:p>1</text:p>
          </table:table-cell>
          <table:table-cell table:formula="of:=MID([.I295];4;6)" office:value-type="string" office:string-value="0.6858">
            <text:p>0.6858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631">
            <text:p>0.6631</text:p>
          </table:table-cell>
          <table:table-cell table:formula="of:=IF([.B296]&gt;[.$E$1];1;0)" office:value-type="float" office:value="1">
            <text:p>1</text:p>
          </table:table-cell>
          <table:table-cell table:formula="of:=ABS([.A296]-[.C296])" office:value-type="float" office:value="1">
            <text:p>1</text:p>
          </table:table-cell>
          <table:table-cell table:number-columns-repeated="2"/>
          <table:table-cell table:style-name="ce2" office:value-type="float" office:value="0.653858295">
            <text:p>0.653858295</text:p>
          </table:table-cell>
          <table:table-cell/>
          <table:table-cell table:style-name="ce2" office:value-type="string">
            <text:p>0, 0.663163 57</text:p>
          </table:table-cell>
          <table:table-cell table:formula="of:=MID([.I296];1;1)" office:value-type="string" office:string-value="0">
            <text:p>0</text:p>
          </table:table-cell>
          <table:table-cell table:formula="of:=MID([.I296];4;6)" office:value-type="string" office:string-value="0.6631">
            <text:p>0.6631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1">
            <text:p>0.631</text:p>
          </table:table-cell>
          <table:table-cell table:formula="of:=IF([.B297]&gt;[.$E$1];1;0)" office:value-type="float" office:value="1">
            <text:p>1</text:p>
          </table:table-cell>
          <table:table-cell table:formula="of:=ABS([.A297]-[.C297])" office:value-type="float" office:value="0">
            <text:p>0</text:p>
          </table:table-cell>
          <table:table-cell table:number-columns-repeated="2"/>
          <table:table-cell table:style-name="ce2" office:value-type="float" office:value="0.532025296">
            <text:p>0.532025296</text:p>
          </table:table-cell>
          <table:table-cell/>
          <table:table-cell table:style-name="ce2" office:value-type="string">
            <text:p>1, 0.631091 58</text:p>
          </table:table-cell>
          <table:table-cell table:formula="of:=MID([.I297];1;1)" office:value-type="string" office:string-value="1">
            <text:p>1</text:p>
          </table:table-cell>
          <table:table-cell table:formula="of:=MID([.I297];4;6)" office:value-type="string" office:string-value="0.6310">
            <text:p>0.6310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95">
            <text:p>0.6895</text:p>
          </table:table-cell>
          <table:table-cell table:formula="of:=IF([.B298]&gt;[.$E$1];1;0)" office:value-type="float" office:value="1">
            <text:p>1</text:p>
          </table:table-cell>
          <table:table-cell table:formula="of:=ABS([.A298]-[.C298])" office:value-type="float" office:value="0">
            <text:p>0</text:p>
          </table:table-cell>
          <table:table-cell table:number-columns-repeated="2"/>
          <table:table-cell table:style-name="ce2" office:value-type="float" office:value="0.462166297">
            <text:p>0.462166297</text:p>
          </table:table-cell>
          <table:table-cell/>
          <table:table-cell table:style-name="ce2" office:value-type="string">
            <text:p>1, 0.689575 59</text:p>
          </table:table-cell>
          <table:table-cell table:formula="of:=MID([.I298];1;1)" office:value-type="string" office:string-value="1">
            <text:p>1</text:p>
          </table:table-cell>
          <table:table-cell table:formula="of:=MID([.I298];4;6)" office:value-type="string" office:string-value="0.6895">
            <text:p>0.6895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87">
            <text:p>0.6787</text:p>
          </table:table-cell>
          <table:table-cell table:formula="of:=IF([.B299]&gt;[.$E$1];1;0)" office:value-type="float" office:value="1">
            <text:p>1</text:p>
          </table:table-cell>
          <table:table-cell table:formula="of:=ABS([.A299]-[.C299])" office:value-type="float" office:value="0">
            <text:p>0</text:p>
          </table:table-cell>
          <table:table-cell table:number-columns-repeated="2"/>
          <table:table-cell table:style-name="ce2" office:value-type="float" office:value="0.726367298">
            <text:p>0.726367298</text:p>
          </table:table-cell>
          <table:table-cell/>
          <table:table-cell table:style-name="ce2" office:value-type="string">
            <text:p>1, 0.678773 60</text:p>
          </table:table-cell>
          <table:table-cell table:formula="of:=MID([.I299];1;1)" office:value-type="string" office:string-value="1">
            <text:p>1</text:p>
          </table:table-cell>
          <table:table-cell table:formula="of:=MID([.I299];4;6)" office:value-type="string" office:string-value="0.6787">
            <text:p>0.6787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049">
            <text:p>0.9049</text:p>
          </table:table-cell>
          <table:table-cell table:formula="of:=IF([.B300]&gt;[.$E$1];1;0)" office:value-type="float" office:value="1">
            <text:p>1</text:p>
          </table:table-cell>
          <table:table-cell table:formula="of:=ABS([.A300]-[.C300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90492 61</text:p>
          </table:table-cell>
          <table:table-cell table:formula="of:=MID([.I300];1;1)" office:value-type="string" office:string-value="1">
            <text:p>1</text:p>
          </table:table-cell>
          <table:table-cell table:formula="of:=MID([.I300];4;6)" office:value-type="string" office:string-value="0.9049">
            <text:p>0.9049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2343">
            <text:p>0.2343</text:p>
          </table:table-cell>
          <table:table-cell table:formula="of:=IF([.B301]&gt;[.$E$1];1;0)" office:value-type="float" office:value="0">
            <text:p>0</text:p>
          </table:table-cell>
          <table:table-cell table:formula="of:=ABS([.A301]-[.C301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234342 62</text:p>
          </table:table-cell>
          <table:table-cell table:formula="of:=MID([.I301];1;1)" office:value-type="string" office:string-value="0">
            <text:p>0</text:p>
          </table:table-cell>
          <table:table-cell table:formula="of:=MID([.I301];4;6)" office:value-type="string" office:string-value="0.2343">
            <text:p>0.2343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886">
            <text:p>0.3886</text:p>
          </table:table-cell>
          <table:table-cell table:formula="of:=IF([.B302]&gt;[.$E$1];1;0)" office:value-type="float" office:value="0">
            <text:p>0</text:p>
          </table:table-cell>
          <table:table-cell table:formula="of:=ABS([.A302]-[.C302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388601 63</text:p>
          </table:table-cell>
          <table:table-cell table:formula="of:=MID([.I302];1;1)" office:value-type="string" office:string-value="1">
            <text:p>1</text:p>
          </table:table-cell>
          <table:table-cell table:formula="of:=MID([.I302];4;6)" office:value-type="string" office:string-value="0.3886">
            <text:p>0.3886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606">
            <text:p>0.4606</text:p>
          </table:table-cell>
          <table:table-cell table:formula="of:=IF([.B303]&gt;[.$E$1];1;0)" office:value-type="float" office:value="0">
            <text:p>0</text:p>
          </table:table-cell>
          <table:table-cell table:formula="of:=ABS([.A303]-[.C303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460687 64</text:p>
          </table:table-cell>
          <table:table-cell table:formula="of:=MID([.I303];1;1)" office:value-type="string" office:string-value="0">
            <text:p>0</text:p>
          </table:table-cell>
          <table:table-cell table:formula="of:=MID([.I303];4;6)" office:value-type="string" office:string-value="0.4606">
            <text:p>0.4606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099">
            <text:p>0.5099</text:p>
          </table:table-cell>
          <table:table-cell table:formula="of:=IF([.B304]&gt;[.$E$1];1;0)" office:value-type="float" office:value="1">
            <text:p>1</text:p>
          </table:table-cell>
          <table:table-cell table:formula="of:=ABS([.A304]-[.C304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509985 65</text:p>
          </table:table-cell>
          <table:table-cell table:formula="of:=MID([.I304];1;1)" office:value-type="string" office:string-value="0">
            <text:p>0</text:p>
          </table:table-cell>
          <table:table-cell table:formula="of:=MID([.I304];4;6)" office:value-type="string" office:string-value="0.5099">
            <text:p>0.5099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851">
            <text:p>0.6851</text:p>
          </table:table-cell>
          <table:table-cell table:formula="of:=IF([.B305]&gt;[.$E$1];1;0)" office:value-type="float" office:value="1">
            <text:p>1</text:p>
          </table:table-cell>
          <table:table-cell table:formula="of:=ABS([.A305]-[.C305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685186 66</text:p>
          </table:table-cell>
          <table:table-cell table:formula="of:=MID([.I305];1;1)" office:value-type="string" office:string-value="0">
            <text:p>0</text:p>
          </table:table-cell>
          <table:table-cell table:formula="of:=MID([.I305];4;6)" office:value-type="string" office:string-value="0.6851">
            <text:p>0.6851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4">
            <text:p>0.604</text:p>
          </table:table-cell>
          <table:table-cell table:formula="of:=IF([.B306]&gt;[.$E$1];1;0)" office:value-type="float" office:value="1">
            <text:p>1</text:p>
          </table:table-cell>
          <table:table-cell table:formula="of:=ABS([.A306]-[.C306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0405 67</text:p>
          </table:table-cell>
          <table:table-cell table:formula="of:=MID([.I306];1;1)" office:value-type="string" office:string-value="1">
            <text:p>1</text:p>
          </table:table-cell>
          <table:table-cell table:formula="of:=MID([.I306];4;6)" office:value-type="string" office:string-value="0.6040">
            <text:p>0.6040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014">
            <text:p>0.6014</text:p>
          </table:table-cell>
          <table:table-cell table:formula="of:=IF([.B307]&gt;[.$E$1];1;0)" office:value-type="float" office:value="1">
            <text:p>1</text:p>
          </table:table-cell>
          <table:table-cell table:formula="of:=ABS([.A307]-[.C307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601411 68</text:p>
          </table:table-cell>
          <table:table-cell table:formula="of:=MID([.I307];1;1)" office:value-type="string" office:string-value="0">
            <text:p>0</text:p>
          </table:table-cell>
          <table:table-cell table:formula="of:=MID([.I307];4;6)" office:value-type="string" office:string-value="0.6014">
            <text:p>0.6014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09">
            <text:p>0.6109</text:p>
          </table:table-cell>
          <table:table-cell table:formula="of:=IF([.B308]&gt;[.$E$1];1;0)" office:value-type="float" office:value="1">
            <text:p>1</text:p>
          </table:table-cell>
          <table:table-cell table:formula="of:=ABS([.A308]-[.C308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10968 70</text:p>
          </table:table-cell>
          <table:table-cell table:formula="of:=MID([.I308];1;1)" office:value-type="string" office:string-value="1">
            <text:p>1</text:p>
          </table:table-cell>
          <table:table-cell table:formula="of:=MID([.I308];4;6)" office:value-type="string" office:string-value="0.6109">
            <text:p>0.6109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23">
            <text:p>0.6123</text:p>
          </table:table-cell>
          <table:table-cell table:formula="of:=IF([.B309]&gt;[.$E$1];1;0)" office:value-type="float" office:value="1">
            <text:p>1</text:p>
          </table:table-cell>
          <table:table-cell table:formula="of:=ABS([.A309]-[.C309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12315 71</text:p>
          </table:table-cell>
          <table:table-cell table:formula="of:=MID([.I309];1;1)" office:value-type="string" office:string-value="1">
            <text:p>1</text:p>
          </table:table-cell>
          <table:table-cell table:formula="of:=MID([.I309];4;6)" office:value-type="string" office:string-value="0.6123">
            <text:p>0.6123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738">
            <text:p>0.3738</text:p>
          </table:table-cell>
          <table:table-cell table:formula="of:=IF([.B310]&gt;[.$E$1];1;0)" office:value-type="float" office:value="0">
            <text:p>0</text:p>
          </table:table-cell>
          <table:table-cell table:formula="of:=ABS([.A310]-[.C310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373866 72</text:p>
          </table:table-cell>
          <table:table-cell table:formula="of:=MID([.I310];1;1)" office:value-type="string" office:string-value="1">
            <text:p>1</text:p>
          </table:table-cell>
          <table:table-cell table:formula="of:=MID([.I310];4;6)" office:value-type="string" office:string-value="0.3738">
            <text:p>0.3738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849">
            <text:p>0.4849</text:p>
          </table:table-cell>
          <table:table-cell table:formula="of:=IF([.B311]&gt;[.$E$1];1;0)" office:value-type="float" office:value="0">
            <text:p>0</text:p>
          </table:table-cell>
          <table:table-cell table:formula="of:=ABS([.A311]-[.C311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484943 73</text:p>
          </table:table-cell>
          <table:table-cell table:formula="of:=MID([.I311];1;1)" office:value-type="string" office:string-value="0">
            <text:p>0</text:p>
          </table:table-cell>
          <table:table-cell table:formula="of:=MID([.I311];4;6)" office:value-type="string" office:string-value="0.4849">
            <text:p>0.4849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295">
            <text:p>0.4295</text:p>
          </table:table-cell>
          <table:table-cell table:formula="of:=IF([.B312]&gt;[.$E$1];1;0)" office:value-type="float" office:value="0">
            <text:p>0</text:p>
          </table:table-cell>
          <table:table-cell table:formula="of:=ABS([.A312]-[.C312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429548 74</text:p>
          </table:table-cell>
          <table:table-cell table:formula="of:=MID([.I312];1;1)" office:value-type="string" office:string-value="0">
            <text:p>0</text:p>
          </table:table-cell>
          <table:table-cell table:formula="of:=MID([.I312];4;6)" office:value-type="string" office:string-value="0.4295">
            <text:p>0.4295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13">
            <text:p>0.6813</text:p>
          </table:table-cell>
          <table:table-cell table:formula="of:=IF([.B313]&gt;[.$E$1];1;0)" office:value-type="float" office:value="1">
            <text:p>1</text:p>
          </table:table-cell>
          <table:table-cell table:formula="of:=ABS([.A313]-[.C313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81314 75</text:p>
          </table:table-cell>
          <table:table-cell table:formula="of:=MID([.I313];1;1)" office:value-type="string" office:string-value="1">
            <text:p>1</text:p>
          </table:table-cell>
          <table:table-cell table:formula="of:=MID([.I313];4;6)" office:value-type="string" office:string-value="0.6813">
            <text:p>0.6813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8377">
            <text:p>0.8377</text:p>
          </table:table-cell>
          <table:table-cell table:formula="of:=IF([.B314]&gt;[.$E$1];1;0)" office:value-type="float" office:value="1">
            <text:p>1</text:p>
          </table:table-cell>
          <table:table-cell table:formula="of:=ABS([.A314]-[.C314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837739 76</text:p>
          </table:table-cell>
          <table:table-cell table:formula="of:=MID([.I314];1;1)" office:value-type="string" office:string-value="0">
            <text:p>0</text:p>
          </table:table-cell>
          <table:table-cell table:formula="of:=MID([.I314];4;6)" office:value-type="string" office:string-value="0.8377">
            <text:p>0.8377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784">
            <text:p>0.3784</text:p>
          </table:table-cell>
          <table:table-cell table:formula="of:=IF([.B315]&gt;[.$E$1];1;0)" office:value-type="float" office:value="0">
            <text:p>0</text:p>
          </table:table-cell>
          <table:table-cell table:formula="of:=ABS([.A315]-[.C315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378488 77</text:p>
          </table:table-cell>
          <table:table-cell table:formula="of:=MID([.I315];1;1)" office:value-type="string" office:string-value="0">
            <text:p>0</text:p>
          </table:table-cell>
          <table:table-cell table:formula="of:=MID([.I315];4;6)" office:value-type="string" office:string-value="0.3784">
            <text:p>0.3784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342">
            <text:p>0.5342</text:p>
          </table:table-cell>
          <table:table-cell table:formula="of:=IF([.B316]&gt;[.$E$1];1;0)" office:value-type="float" office:value="1">
            <text:p>1</text:p>
          </table:table-cell>
          <table:table-cell table:formula="of:=ABS([.A316]-[.C316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534225 78</text:p>
          </table:table-cell>
          <table:table-cell table:formula="of:=MID([.I316];1;1)" office:value-type="string" office:string-value="0">
            <text:p>0</text:p>
          </table:table-cell>
          <table:table-cell table:formula="of:=MID([.I316];4;6)" office:value-type="string" office:string-value="0.5342">
            <text:p>0.5342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782">
            <text:p>0.7782</text:p>
          </table:table-cell>
          <table:table-cell table:formula="of:=IF([.B317]&gt;[.$E$1];1;0)" office:value-type="float" office:value="1">
            <text:p>1</text:p>
          </table:table-cell>
          <table:table-cell table:formula="of:=ABS([.A317]-[.C317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778205 79</text:p>
          </table:table-cell>
          <table:table-cell table:formula="of:=MID([.I317];1;1)" office:value-type="string" office:string-value="1">
            <text:p>1</text:p>
          </table:table-cell>
          <table:table-cell table:formula="of:=MID([.I317];4;6)" office:value-type="string" office:string-value="0.7782">
            <text:p>0.7782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567">
            <text:p>0.3567</text:p>
          </table:table-cell>
          <table:table-cell table:formula="of:=IF([.B318]&gt;[.$E$1];1;0)" office:value-type="float" office:value="0">
            <text:p>0</text:p>
          </table:table-cell>
          <table:table-cell table:formula="of:=ABS([.A318]-[.C318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356737 80</text:p>
          </table:table-cell>
          <table:table-cell table:formula="of:=MID([.I318];1;1)" office:value-type="string" office:string-value="1">
            <text:p>1</text:p>
          </table:table-cell>
          <table:table-cell table:formula="of:=MID([.I318];4;6)" office:value-type="string" office:string-value="0.3567">
            <text:p>0.3567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2">
            <text:p>0.672</text:p>
          </table:table-cell>
          <table:table-cell table:formula="of:=IF([.B319]&gt;[.$E$1];1;0)" office:value-type="float" office:value="1">
            <text:p>1</text:p>
          </table:table-cell>
          <table:table-cell table:formula="of:=ABS([.A319]-[.C319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72078 82</text:p>
          </table:table-cell>
          <table:table-cell table:formula="of:=MID([.I319];1;1)" office:value-type="string" office:string-value="1">
            <text:p>1</text:p>
          </table:table-cell>
          <table:table-cell table:formula="of:=MID([.I319];4;6)" office:value-type="string" office:string-value="0.6720">
            <text:p>0.6720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076">
            <text:p>0.4076</text:p>
          </table:table-cell>
          <table:table-cell table:formula="of:=IF([.B320]&gt;[.$E$1];1;0)" office:value-type="float" office:value="0">
            <text:p>0</text:p>
          </table:table-cell>
          <table:table-cell table:formula="of:=ABS([.A320]-[.C320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407685 83</text:p>
          </table:table-cell>
          <table:table-cell table:formula="of:=MID([.I320];1;1)" office:value-type="string" office:string-value="0">
            <text:p>0</text:p>
          </table:table-cell>
          <table:table-cell table:formula="of:=MID([.I320];4;6)" office:value-type="string" office:string-value="0.4076">
            <text:p>0.4076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468">
            <text:p>0.8468</text:p>
          </table:table-cell>
          <table:table-cell table:formula="of:=IF([.B321]&gt;[.$E$1];1;0)" office:value-type="float" office:value="1">
            <text:p>1</text:p>
          </table:table-cell>
          <table:table-cell table:formula="of:=ABS([.A321]-[.C321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846854 84</text:p>
          </table:table-cell>
          <table:table-cell table:formula="of:=MID([.I321];1;1)" office:value-type="string" office:string-value="1">
            <text:p>1</text:p>
          </table:table-cell>
          <table:table-cell table:formula="of:=MID([.I321];4;6)" office:value-type="string" office:string-value="0.8468">
            <text:p>0.8468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235">
            <text:p>0.7235</text:p>
          </table:table-cell>
          <table:table-cell table:formula="of:=IF([.B322]&gt;[.$E$1];1;0)" office:value-type="float" office:value="1">
            <text:p>1</text:p>
          </table:table-cell>
          <table:table-cell table:formula="of:=ABS([.A322]-[.C322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723576 85</text:p>
          </table:table-cell>
          <table:table-cell table:formula="of:=MID([.I322];1;1)" office:value-type="string" office:string-value="0">
            <text:p>0</text:p>
          </table:table-cell>
          <table:table-cell table:formula="of:=MID([.I322];4;6)" office:value-type="string" office:string-value="0.7235">
            <text:p>0.7235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87">
            <text:p>0.7587</text:p>
          </table:table-cell>
          <table:table-cell table:formula="of:=IF([.B323]&gt;[.$E$1];1;0)" office:value-type="float" office:value="1">
            <text:p>1</text:p>
          </table:table-cell>
          <table:table-cell table:formula="of:=ABS([.A323]-[.C323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758755 86</text:p>
          </table:table-cell>
          <table:table-cell table:formula="of:=MID([.I323];1;1)" office:value-type="string" office:string-value="1">
            <text:p>1</text:p>
          </table:table-cell>
          <table:table-cell table:formula="of:=MID([.I323];4;6)" office:value-type="string" office:string-value="0.7587">
            <text:p>0.7587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412">
            <text:p>0.5412</text:p>
          </table:table-cell>
          <table:table-cell table:formula="of:=IF([.B324]&gt;[.$E$1];1;0)" office:value-type="float" office:value="1">
            <text:p>1</text:p>
          </table:table-cell>
          <table:table-cell table:formula="of:=ABS([.A324]-[.C324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541263 87</text:p>
          </table:table-cell>
          <table:table-cell table:formula="of:=MID([.I324];1;1)" office:value-type="string" office:string-value="1">
            <text:p>1</text:p>
          </table:table-cell>
          <table:table-cell table:formula="of:=MID([.I324];4;6)" office:value-type="string" office:string-value="0.5412">
            <text:p>0.5412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209">
            <text:p>0.209</text:p>
          </table:table-cell>
          <table:table-cell table:formula="of:=IF([.B325]&gt;[.$E$1];1;0)" office:value-type="float" office:value="0">
            <text:p>0</text:p>
          </table:table-cell>
          <table:table-cell table:formula="of:=ABS([.A325]-[.C325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209076 89</text:p>
          </table:table-cell>
          <table:table-cell table:formula="of:=MID([.I325];1;1)" office:value-type="string" office:string-value="0">
            <text:p>0</text:p>
          </table:table-cell>
          <table:table-cell table:formula="of:=MID([.I325];4;6)" office:value-type="string" office:string-value="0.2090">
            <text:p>0.2090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136">
            <text:p>0.4136</text:p>
          </table:table-cell>
          <table:table-cell table:formula="of:=IF([.B326]&gt;[.$E$1];1;0)" office:value-type="float" office:value="0">
            <text:p>0</text:p>
          </table:table-cell>
          <table:table-cell table:formula="of:=ABS([.A326]-[.C326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0, 0.4136 90</text:p>
          </table:table-cell>
          <table:table-cell table:formula="of:=MID([.I326];1;1)" office:value-type="string" office:string-value="0">
            <text:p>0</text:p>
          </table:table-cell>
          <table:table-cell table:formula="of:=MID([.I326];4;6)" office:value-type="string" office:string-value="0.4136">
            <text:p>0.4136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341">
            <text:p>0.8341</text:p>
          </table:table-cell>
          <table:table-cell table:formula="of:=IF([.B327]&gt;[.$E$1];1;0)" office:value-type="float" office:value="1">
            <text:p>1</text:p>
          </table:table-cell>
          <table:table-cell table:formula="of:=ABS([.A327]-[.C327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834173 92</text:p>
          </table:table-cell>
          <table:table-cell table:formula="of:=MID([.I327];1;1)" office:value-type="string" office:string-value="1">
            <text:p>1</text:p>
          </table:table-cell>
          <table:table-cell table:formula="of:=MID([.I327];4;6)" office:value-type="string" office:string-value="0.8341">
            <text:p>0.8341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22">
            <text:p>0.7522</text:p>
          </table:table-cell>
          <table:table-cell table:formula="of:=IF([.B328]&gt;[.$E$1];1;0)" office:value-type="float" office:value="1">
            <text:p>1</text:p>
          </table:table-cell>
          <table:table-cell table:formula="of:=ABS([.A328]-[.C328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752239 93</text:p>
          </table:table-cell>
          <table:table-cell table:formula="of:=MID([.I328];1;1)" office:value-type="string" office:string-value="1">
            <text:p>1</text:p>
          </table:table-cell>
          <table:table-cell table:formula="of:=MID([.I328];4;6)" office:value-type="string" office:string-value="0.7522">
            <text:p>0.7522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795">
            <text:p>0.7795</text:p>
          </table:table-cell>
          <table:table-cell table:formula="of:=IF([.B329]&gt;[.$E$1];1;0)" office:value-type="float" office:value="1">
            <text:p>1</text:p>
          </table:table-cell>
          <table:table-cell table:formula="of:=ABS([.A329]-[.C329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779595 94</text:p>
          </table:table-cell>
          <table:table-cell table:formula="of:=MID([.I329];1;1)" office:value-type="string" office:string-value="1">
            <text:p>1</text:p>
          </table:table-cell>
          <table:table-cell table:formula="of:=MID([.I329];4;6)" office:value-type="string" office:string-value="0.7795">
            <text:p>0.7795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871">
            <text:p>0.8871</text:p>
          </table:table-cell>
          <table:table-cell table:formula="of:=IF([.B330]&gt;[.$E$1];1;0)" office:value-type="float" office:value="1">
            <text:p>1</text:p>
          </table:table-cell>
          <table:table-cell table:formula="of:=ABS([.A330]-[.C330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887138 95</text:p>
          </table:table-cell>
          <table:table-cell table:formula="of:=MID([.I330];1;1)" office:value-type="string" office:string-value="1">
            <text:p>1</text:p>
          </table:table-cell>
          <table:table-cell table:formula="of:=MID([.I330];4;6)" office:value-type="string" office:string-value="0.8871">
            <text:p>0.8871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484">
            <text:p>0.4484</text:p>
          </table:table-cell>
          <table:table-cell table:formula="of:=IF([.B331]&gt;[.$E$1];1;0)" office:value-type="float" office:value="0">
            <text:p>0</text:p>
          </table:table-cell>
          <table:table-cell table:formula="of:=ABS([.A331]-[.C331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44849 96</text:p>
          </table:table-cell>
          <table:table-cell table:formula="of:=MID([.I331];1;1)" office:value-type="string" office:string-value="0">
            <text:p>0</text:p>
          </table:table-cell>
          <table:table-cell table:formula="of:=MID([.I331];4;6)" office:value-type="string" office:string-value="0.4484">
            <text:p>0.4484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122">
            <text:p>0.4122</text:p>
          </table:table-cell>
          <table:table-cell table:formula="of:=IF([.B332]&gt;[.$E$1];1;0)" office:value-type="float" office:value="0">
            <text:p>0</text:p>
          </table:table-cell>
          <table:table-cell table:formula="of:=ABS([.A332]-[.C332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41227 97</text:p>
          </table:table-cell>
          <table:table-cell table:formula="of:=MID([.I332];1;1)" office:value-type="string" office:string-value="1">
            <text:p>1</text:p>
          </table:table-cell>
          <table:table-cell table:formula="of:=MID([.I332];4;6)" office:value-type="string" office:string-value="0.4122">
            <text:p>0.4122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7">
            <text:p>0.717</text:p>
          </table:table-cell>
          <table:table-cell table:formula="of:=IF([.B333]&gt;[.$E$1];1;0)" office:value-type="float" office:value="1">
            <text:p>1</text:p>
          </table:table-cell>
          <table:table-cell table:formula="of:=ABS([.A333]-[.C333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717023 98</text:p>
          </table:table-cell>
          <table:table-cell table:formula="of:=MID([.I333];1;1)" office:value-type="string" office:string-value="1">
            <text:p>1</text:p>
          </table:table-cell>
          <table:table-cell table:formula="of:=MID([.I333];4;6)" office:value-type="string" office:string-value="0.7170">
            <text:p>0.7170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45">
            <text:p>0.445</text:p>
          </table:table-cell>
          <table:table-cell table:formula="of:=IF([.B334]&gt;[.$E$1];1;0)" office:value-type="float" office:value="0">
            <text:p>0</text:p>
          </table:table-cell>
          <table:table-cell table:formula="of:=ABS([.A334]-[.C334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445075 100</text:p>
          </table:table-cell>
          <table:table-cell table:formula="of:=MID([.I334];1;1)" office:value-type="string" office:string-value="1">
            <text:p>1</text:p>
          </table:table-cell>
          <table:table-cell table:formula="of:=MID([.I334];4;6)" office:value-type="string" office:string-value="0.4450">
            <text:p>0.4450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437">
            <text:p>0.8437</text:p>
          </table:table-cell>
          <table:table-cell table:formula="of:=IF([.B335]&gt;[.$E$1];1;0)" office:value-type="float" office:value="1">
            <text:p>1</text:p>
          </table:table-cell>
          <table:table-cell table:formula="of:=ABS([.A335]-[.C335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843787 101</text:p>
          </table:table-cell>
          <table:table-cell table:formula="of:=MID([.I335];1;1)" office:value-type="string" office:string-value="1">
            <text:p>1</text:p>
          </table:table-cell>
          <table:table-cell table:formula="of:=MID([.I335];4;6)" office:value-type="string" office:string-value="0.8437">
            <text:p>0.8437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78">
            <text:p>0.6478</text:p>
          </table:table-cell>
          <table:table-cell table:formula="of:=IF([.B336]&gt;[.$E$1];1;0)" office:value-type="float" office:value="1">
            <text:p>1</text:p>
          </table:table-cell>
          <table:table-cell table:formula="of:=ABS([.A336]-[.C336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47843 102</text:p>
          </table:table-cell>
          <table:table-cell table:formula="of:=MID([.I336];1;1)" office:value-type="string" office:string-value="1">
            <text:p>1</text:p>
          </table:table-cell>
          <table:table-cell table:formula="of:=MID([.I336];4;6)" office:value-type="string" office:string-value="0.6478">
            <text:p>0.6478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4">
            <text:p>0.54</text:p>
          </table:table-cell>
          <table:table-cell table:formula="of:=IF([.B337]&gt;[.$E$1];1;0)" office:value-type="float" office:value="1">
            <text:p>1</text:p>
          </table:table-cell>
          <table:table-cell table:formula="of:=ABS([.A337]-[.C337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540007 103</text:p>
          </table:table-cell>
          <table:table-cell table:formula="of:=MID([.I337];1;1)" office:value-type="string" office:string-value="0">
            <text:p>0</text:p>
          </table:table-cell>
          <table:table-cell table:formula="of:=MID([.I337];4;6)" office:value-type="string" office:string-value="0.5400">
            <text:p>0.5400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58">
            <text:p>0.7858</text:p>
          </table:table-cell>
          <table:table-cell table:formula="of:=IF([.B338]&gt;[.$E$1];1;0)" office:value-type="float" office:value="1">
            <text:p>1</text:p>
          </table:table-cell>
          <table:table-cell table:formula="of:=ABS([.A338]-[.C338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785899 105</text:p>
          </table:table-cell>
          <table:table-cell table:formula="of:=MID([.I338];1;1)" office:value-type="string" office:string-value="1">
            <text:p>1</text:p>
          </table:table-cell>
          <table:table-cell table:formula="of:=MID([.I338];4;6)" office:value-type="string" office:string-value="0.7858">
            <text:p>0.7858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309">
            <text:p>0.4309</text:p>
          </table:table-cell>
          <table:table-cell table:formula="of:=IF([.B339]&gt;[.$E$1];1;0)" office:value-type="float" office:value="0">
            <text:p>0</text:p>
          </table:table-cell>
          <table:table-cell table:formula="of:=ABS([.A339]-[.C339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430949 107</text:p>
          </table:table-cell>
          <table:table-cell table:formula="of:=MID([.I339];1;1)" office:value-type="string" office:string-value="1">
            <text:p>1</text:p>
          </table:table-cell>
          <table:table-cell table:formula="of:=MID([.I339];4;6)" office:value-type="string" office:string-value="0.4309">
            <text:p>0.4309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913">
            <text:p>0.3913</text:p>
          </table:table-cell>
          <table:table-cell table:formula="of:=IF([.B340]&gt;[.$E$1];1;0)" office:value-type="float" office:value="0">
            <text:p>0</text:p>
          </table:table-cell>
          <table:table-cell table:formula="of:=ABS([.A340]-[.C340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39135 108</text:p>
          </table:table-cell>
          <table:table-cell table:formula="of:=MID([.I340];1;1)" office:value-type="string" office:string-value="1">
            <text:p>1</text:p>
          </table:table-cell>
          <table:table-cell table:formula="of:=MID([.I340];4;6)" office:value-type="string" office:string-value="0.3913">
            <text:p>0.3913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08">
            <text:p>0.5808</text:p>
          </table:table-cell>
          <table:table-cell table:formula="of:=IF([.B341]&gt;[.$E$1];1;0)" office:value-type="float" office:value="1">
            <text:p>1</text:p>
          </table:table-cell>
          <table:table-cell table:formula="of:=ABS([.A341]-[.C341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580847 109</text:p>
          </table:table-cell>
          <table:table-cell table:formula="of:=MID([.I341];1;1)" office:value-type="string" office:string-value="1">
            <text:p>1</text:p>
          </table:table-cell>
          <table:table-cell table:formula="of:=MID([.I341];4;6)" office:value-type="string" office:string-value="0.5808">
            <text:p>0.5808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32">
            <text:p>0.7532</text:p>
          </table:table-cell>
          <table:table-cell table:formula="of:=IF([.B342]&gt;[.$E$1];1;0)" office:value-type="float" office:value="1">
            <text:p>1</text:p>
          </table:table-cell>
          <table:table-cell table:formula="of:=ABS([.A342]-[.C342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753216 111</text:p>
          </table:table-cell>
          <table:table-cell table:formula="of:=MID([.I342];1;1)" office:value-type="string" office:string-value="1">
            <text:p>1</text:p>
          </table:table-cell>
          <table:table-cell table:formula="of:=MID([.I342];4;6)" office:value-type="string" office:string-value="0.7532">
            <text:p>0.7532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213">
            <text:p>0.5213</text:p>
          </table:table-cell>
          <table:table-cell table:formula="of:=IF([.B343]&gt;[.$E$1];1;0)" office:value-type="float" office:value="1">
            <text:p>1</text:p>
          </table:table-cell>
          <table:table-cell table:formula="of:=ABS([.A343]-[.C343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521342 112</text:p>
          </table:table-cell>
          <table:table-cell table:formula="of:=MID([.I343];1;1)" office:value-type="string" office:string-value="1">
            <text:p>1</text:p>
          </table:table-cell>
          <table:table-cell table:formula="of:=MID([.I343];4;6)" office:value-type="string" office:string-value="0.5213">
            <text:p>0.5213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2299">
            <text:p>0.2299</text:p>
          </table:table-cell>
          <table:table-cell table:formula="of:=IF([.B344]&gt;[.$E$1];1;0)" office:value-type="float" office:value="0">
            <text:p>0</text:p>
          </table:table-cell>
          <table:table-cell table:formula="of:=ABS([.A344]-[.C344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0, 0.229911 113</text:p>
          </table:table-cell>
          <table:table-cell table:formula="of:=MID([.I344];1;1)" office:value-type="string" office:string-value="0">
            <text:p>0</text:p>
          </table:table-cell>
          <table:table-cell table:formula="of:=MID([.I344];4;6)" office:value-type="string" office:string-value="0.2299">
            <text:p>0.2299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39">
            <text:p>0.7839</text:p>
          </table:table-cell>
          <table:table-cell table:formula="of:=IF([.B345]&gt;[.$E$1];1;0)" office:value-type="float" office:value="1">
            <text:p>1</text:p>
          </table:table-cell>
          <table:table-cell table:formula="of:=ABS([.A345]-[.C345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783974 115</text:p>
          </table:table-cell>
          <table:table-cell table:formula="of:=MID([.I345];1;1)" office:value-type="string" office:string-value="1">
            <text:p>1</text:p>
          </table:table-cell>
          <table:table-cell table:formula="of:=MID([.I345];4;6)" office:value-type="string" office:string-value="0.7839">
            <text:p>0.7839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233">
            <text:p>0.5233</text:p>
          </table:table-cell>
          <table:table-cell table:formula="of:=IF([.B346]&gt;[.$E$1];1;0)" office:value-type="float" office:value="1">
            <text:p>1</text:p>
          </table:table-cell>
          <table:table-cell table:formula="of:=ABS([.A346]-[.C346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523339 116</text:p>
          </table:table-cell>
          <table:table-cell table:formula="of:=MID([.I346];1;1)" office:value-type="string" office:string-value="1">
            <text:p>1</text:p>
          </table:table-cell>
          <table:table-cell table:formula="of:=MID([.I346];4;6)" office:value-type="string" office:string-value="0.5233">
            <text:p>0.5233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24">
            <text:p>0.6824</text:p>
          </table:table-cell>
          <table:table-cell table:formula="of:=IF([.B347]&gt;[.$E$1];1;0)" office:value-type="float" office:value="1">
            <text:p>1</text:p>
          </table:table-cell>
          <table:table-cell table:formula="of:=ABS([.A347]-[.C347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682402 118</text:p>
          </table:table-cell>
          <table:table-cell table:formula="of:=MID([.I347];1;1)" office:value-type="string" office:string-value="1">
            <text:p>1</text:p>
          </table:table-cell>
          <table:table-cell table:formula="of:=MID([.I347];4;6)" office:value-type="string" office:string-value="0.6824">
            <text:p>0.6824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003">
            <text:p>0.8003</text:p>
          </table:table-cell>
          <table:table-cell table:formula="of:=IF([.B348]&gt;[.$E$1];1;0)" office:value-type="float" office:value="1">
            <text:p>1</text:p>
          </table:table-cell>
          <table:table-cell table:formula="of:=ABS([.A348]-[.C348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800303 120</text:p>
          </table:table-cell>
          <table:table-cell table:formula="of:=MID([.I348];1;1)" office:value-type="string" office:string-value="1">
            <text:p>1</text:p>
          </table:table-cell>
          <table:table-cell table:formula="of:=MID([.I348];4;6)" office:value-type="string" office:string-value="0.8003">
            <text:p>0.8003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65">
            <text:p>0.7565</text:p>
          </table:table-cell>
          <table:table-cell table:formula="of:=IF([.B349]&gt;[.$E$1];1;0)" office:value-type="float" office:value="1">
            <text:p>1</text:p>
          </table:table-cell>
          <table:table-cell table:formula="of:=ABS([.A349]-[.C349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756526 121</text:p>
          </table:table-cell>
          <table:table-cell table:formula="of:=MID([.I349];1;1)" office:value-type="string" office:string-value="1">
            <text:p>1</text:p>
          </table:table-cell>
          <table:table-cell table:formula="of:=MID([.I349];4;6)" office:value-type="string" office:string-value="0.7565">
            <text:p>0.7565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447">
            <text:p>0.5447</text:p>
          </table:table-cell>
          <table:table-cell table:formula="of:=IF([.B350]&gt;[.$E$1];1;0)" office:value-type="float" office:value="1">
            <text:p>1</text:p>
          </table:table-cell>
          <table:table-cell table:formula="of:=ABS([.A350]-[.C350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0, 0.544701 122</text:p>
          </table:table-cell>
          <table:table-cell table:formula="of:=MID([.I350];1;1)" office:value-type="string" office:string-value="0">
            <text:p>0</text:p>
          </table:table-cell>
          <table:table-cell table:formula="of:=MID([.I350];4;6)" office:value-type="string" office:string-value="0.5447">
            <text:p>0.5447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353">
            <text:p>0.7353</text:p>
          </table:table-cell>
          <table:table-cell table:formula="of:=IF([.B351]&gt;[.$E$1];1;0)" office:value-type="float" office:value="1">
            <text:p>1</text:p>
          </table:table-cell>
          <table:table-cell table:formula="of:=ABS([.A351]-[.C351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735312 123</text:p>
          </table:table-cell>
          <table:table-cell table:formula="of:=MID([.I351];1;1)" office:value-type="string" office:string-value="0">
            <text:p>0</text:p>
          </table:table-cell>
          <table:table-cell table:formula="of:=MID([.I351];4;6)" office:value-type="string" office:string-value="0.7353">
            <text:p>0.7353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904">
            <text:p>0.7904</text:p>
          </table:table-cell>
          <table:table-cell table:formula="of:=IF([.B352]&gt;[.$E$1];1;0)" office:value-type="float" office:value="1">
            <text:p>1</text:p>
          </table:table-cell>
          <table:table-cell table:formula="of:=ABS([.A352]-[.C352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0, 0.790497 124</text:p>
          </table:table-cell>
          <table:table-cell table:formula="of:=MID([.I352];1;1)" office:value-type="string" office:string-value="0">
            <text:p>0</text:p>
          </table:table-cell>
          <table:table-cell table:formula="of:=MID([.I352];4;6)" office:value-type="string" office:string-value="0.7904">
            <text:p>0.7904</text:p>
          </table:table-cell>
          <table:table-cell table:style-name="ce2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58">
            <text:p>0.7258</text:p>
          </table:table-cell>
          <table:table-cell table:formula="of:=IF([.B353]&gt;[.$E$1];1;0)" office:value-type="float" office:value="1">
            <text:p>1</text:p>
          </table:table-cell>
          <table:table-cell table:formula="of:=ABS([.A353]-[.C353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725851 125</text:p>
          </table:table-cell>
          <table:table-cell table:formula="of:=MID([.I353];1;1)" office:value-type="string" office:string-value="1">
            <text:p>1</text:p>
          </table:table-cell>
          <table:table-cell table:formula="of:=MID([.I353];4;6)" office:value-type="string" office:string-value="0.7258">
            <text:p>0.7258</text:p>
          </table:table-cell>
          <table:table-cell table:style-name="ce2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99">
            <text:p>0.399</text:p>
          </table:table-cell>
          <table:table-cell table:formula="of:=IF([.B354]&gt;[.$E$1];1;0)" office:value-type="float" office:value="0">
            <text:p>0</text:p>
          </table:table-cell>
          <table:table-cell table:formula="of:=ABS([.A354]-[.C354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399002 126</text:p>
          </table:table-cell>
          <table:table-cell table:formula="of:=MID([.I354];1;1)" office:value-type="string" office:string-value="0">
            <text:p>0</text:p>
          </table:table-cell>
          <table:table-cell table:formula="of:=MID([.I354];4;6)" office:value-type="string" office:string-value="0.3990">
            <text:p>0.399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68">
            <text:p>0.6568</text:p>
          </table:table-cell>
          <table:table-cell table:formula="of:=IF([.B355]&gt;[.$E$1];1;0)" office:value-type="float" office:value="1">
            <text:p>1</text:p>
          </table:table-cell>
          <table:table-cell table:formula="of:=ABS([.A355]-[.C355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656859 127</text:p>
          </table:table-cell>
          <table:table-cell table:formula="of:=MID([.I355];1;1)" office:value-type="string" office:string-value="1">
            <text:p>1</text:p>
          </table:table-cell>
          <table:table-cell table:formula="of:=MID([.I355];4;6)" office:value-type="string" office:string-value="0.6568">
            <text:p>0.656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32">
            <text:p>0.5832</text:p>
          </table:table-cell>
          <table:table-cell table:formula="of:=IF([.B356]&gt;[.$E$1];1;0)" office:value-type="float" office:value="1">
            <text:p>1</text:p>
          </table:table-cell>
          <table:table-cell table:formula="of:=ABS([.A356]-[.C356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583235 128</text:p>
          </table:table-cell>
          <table:table-cell table:formula="of:=MID([.I356];1;1)" office:value-type="string" office:string-value="1">
            <text:p>1</text:p>
          </table:table-cell>
          <table:table-cell table:formula="of:=MID([.I356];4;6)" office:value-type="string" office:string-value="0.5832">
            <text:p>0.583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67">
            <text:p>0.7067</text:p>
          </table:table-cell>
          <table:table-cell table:formula="of:=IF([.B357]&gt;[.$E$1];1;0)" office:value-type="float" office:value="1">
            <text:p>1</text:p>
          </table:table-cell>
          <table:table-cell table:formula="of:=ABS([.A357]-[.C357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706767 129</text:p>
          </table:table-cell>
          <table:table-cell table:formula="of:=MID([.I357];1;1)" office:value-type="string" office:string-value="1">
            <text:p>1</text:p>
          </table:table-cell>
          <table:table-cell table:formula="of:=MID([.I357];4;6)" office:value-type="string" office:string-value="0.7067">
            <text:p>0.706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931">
            <text:p>0.7931</text:p>
          </table:table-cell>
          <table:table-cell table:formula="of:=IF([.B358]&gt;[.$E$1];1;0)" office:value-type="float" office:value="1">
            <text:p>1</text:p>
          </table:table-cell>
          <table:table-cell table:formula="of:=ABS([.A358]-[.C358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793115 130</text:p>
          </table:table-cell>
          <table:table-cell table:formula="of:=MID([.I358];1;1)" office:value-type="string" office:string-value="1">
            <text:p>1</text:p>
          </table:table-cell>
          <table:table-cell table:formula="of:=MID([.I358];4;6)" office:value-type="string" office:string-value="0.7931">
            <text:p>0.793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686">
            <text:p>0.8686</text:p>
          </table:table-cell>
          <table:table-cell table:formula="of:=IF([.B359]&gt;[.$E$1];1;0)" office:value-type="float" office:value="1">
            <text:p>1</text:p>
          </table:table-cell>
          <table:table-cell table:formula="of:=ABS([.A359]-[.C359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868619 131</text:p>
          </table:table-cell>
          <table:table-cell table:formula="of:=MID([.I359];1;1)" office:value-type="string" office:string-value="1">
            <text:p>1</text:p>
          </table:table-cell>
          <table:table-cell table:formula="of:=MID([.I359];4;6)" office:value-type="string" office:string-value="0.8686">
            <text:p>0.868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66">
            <text:p>0.6166</text:p>
          </table:table-cell>
          <table:table-cell table:formula="of:=IF([.B360]&gt;[.$E$1];1;0)" office:value-type="float" office:value="1">
            <text:p>1</text:p>
          </table:table-cell>
          <table:table-cell table:formula="of:=ABS([.A360]-[.C360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616662 132</text:p>
          </table:table-cell>
          <table:table-cell table:formula="of:=MID([.I360];1;1)" office:value-type="string" office:string-value="1">
            <text:p>1</text:p>
          </table:table-cell>
          <table:table-cell table:formula="of:=MID([.I360];4;6)" office:value-type="string" office:string-value="0.6166">
            <text:p>0.616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174">
            <text:p>0.5174</text:p>
          </table:table-cell>
          <table:table-cell table:formula="of:=IF([.B361]&gt;[.$E$1];1;0)" office:value-type="float" office:value="1">
            <text:p>1</text:p>
          </table:table-cell>
          <table:table-cell table:formula="of:=ABS([.A361]-[.C361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517413 133</text:p>
          </table:table-cell>
          <table:table-cell table:formula="of:=MID([.I361];1;1)" office:value-type="string" office:string-value="1">
            <text:p>1</text:p>
          </table:table-cell>
          <table:table-cell table:formula="of:=MID([.I361];4;6)" office:value-type="string" office:string-value="0.5174">
            <text:p>0.517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711">
            <text:p>0.7711</text:p>
          </table:table-cell>
          <table:table-cell table:formula="of:=IF([.B362]&gt;[.$E$1];1;0)" office:value-type="float" office:value="1">
            <text:p>1</text:p>
          </table:table-cell>
          <table:table-cell table:formula="of:=ABS([.A362]-[.C362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77118 134</text:p>
          </table:table-cell>
          <table:table-cell table:formula="of:=MID([.I362];1;1)" office:value-type="string" office:string-value="1">
            <text:p>1</text:p>
          </table:table-cell>
          <table:table-cell table:formula="of:=MID([.I362];4;6)" office:value-type="string" office:string-value="0.7711">
            <text:p>0.771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35">
            <text:p>0.4935</text:p>
          </table:table-cell>
          <table:table-cell table:formula="of:=IF([.B363]&gt;[.$E$1];1;0)" office:value-type="float" office:value="1">
            <text:p>1</text:p>
          </table:table-cell>
          <table:table-cell table:formula="of:=ABS([.A363]-[.C363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493523 135</text:p>
          </table:table-cell>
          <table:table-cell table:formula="of:=MID([.I363];1;1)" office:value-type="string" office:string-value="1">
            <text:p>1</text:p>
          </table:table-cell>
          <table:table-cell table:formula="of:=MID([.I363];4;6)" office:value-type="string" office:string-value="0.4935">
            <text:p>0.493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487">
            <text:p>0.7487</text:p>
          </table:table-cell>
          <table:table-cell table:formula="of:=IF([.B364]&gt;[.$E$1];1;0)" office:value-type="float" office:value="1">
            <text:p>1</text:p>
          </table:table-cell>
          <table:table-cell table:formula="of:=ABS([.A364]-[.C364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748703 139</text:p>
          </table:table-cell>
          <table:table-cell table:formula="of:=MID([.I364];1;1)" office:value-type="string" office:string-value="0">
            <text:p>0</text:p>
          </table:table-cell>
          <table:table-cell table:formula="of:=MID([.I364];4;6)" office:value-type="string" office:string-value="0.7487">
            <text:p>0.748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95">
            <text:p>0.6495</text:p>
          </table:table-cell>
          <table:table-cell table:formula="of:=IF([.B365]&gt;[.$E$1];1;0)" office:value-type="float" office:value="1">
            <text:p>1</text:p>
          </table:table-cell>
          <table:table-cell table:formula="of:=ABS([.A365]-[.C365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49562 141</text:p>
          </table:table-cell>
          <table:table-cell table:formula="of:=MID([.I365];1;1)" office:value-type="string" office:string-value="1">
            <text:p>1</text:p>
          </table:table-cell>
          <table:table-cell table:formula="of:=MID([.I365];4;6)" office:value-type="string" office:string-value="0.6495">
            <text:p>0.649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53">
            <text:p>0.7053</text:p>
          </table:table-cell>
          <table:table-cell table:formula="of:=IF([.B366]&gt;[.$E$1];1;0)" office:value-type="float" office:value="1">
            <text:p>1</text:p>
          </table:table-cell>
          <table:table-cell table:formula="of:=ABS([.A366]-[.C366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705343 142</text:p>
          </table:table-cell>
          <table:table-cell table:formula="of:=MID([.I366];1;1)" office:value-type="string" office:string-value="1">
            <text:p>1</text:p>
          </table:table-cell>
          <table:table-cell table:formula="of:=MID([.I366];4;6)" office:value-type="string" office:string-value="0.7053">
            <text:p>0.705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32">
            <text:p>0.7532</text:p>
          </table:table-cell>
          <table:table-cell table:formula="of:=IF([.B367]&gt;[.$E$1];1;0)" office:value-type="float" office:value="1">
            <text:p>1</text:p>
          </table:table-cell>
          <table:table-cell table:formula="of:=ABS([.A367]-[.C367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753239 143</text:p>
          </table:table-cell>
          <table:table-cell table:formula="of:=MID([.I367];1;1)" office:value-type="string" office:string-value="1">
            <text:p>1</text:p>
          </table:table-cell>
          <table:table-cell table:formula="of:=MID([.I367];4;6)" office:value-type="string" office:string-value="0.7532">
            <text:p>0.753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28">
            <text:p>0.6528</text:p>
          </table:table-cell>
          <table:table-cell table:formula="of:=IF([.B368]&gt;[.$E$1];1;0)" office:value-type="float" office:value="1">
            <text:p>1</text:p>
          </table:table-cell>
          <table:table-cell table:formula="of:=ABS([.A368]-[.C368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52858 144</text:p>
          </table:table-cell>
          <table:table-cell table:formula="of:=MID([.I368];1;1)" office:value-type="string" office:string-value="1">
            <text:p>1</text:p>
          </table:table-cell>
          <table:table-cell table:formula="of:=MID([.I368];4;6)" office:value-type="string" office:string-value="0.6528">
            <text:p>0.652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384">
            <text:p>0.4384</text:p>
          </table:table-cell>
          <table:table-cell table:formula="of:=IF([.B369]&gt;[.$E$1];1;0)" office:value-type="float" office:value="0">
            <text:p>0</text:p>
          </table:table-cell>
          <table:table-cell table:formula="of:=ABS([.A369]-[.C369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438468 145</text:p>
          </table:table-cell>
          <table:table-cell table:formula="of:=MID([.I369];1;1)" office:value-type="string" office:string-value="1">
            <text:p>1</text:p>
          </table:table-cell>
          <table:table-cell table:formula="of:=MID([.I369];4;6)" office:value-type="string" office:string-value="0.4384">
            <text:p>0.438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83">
            <text:p>0.6983</text:p>
          </table:table-cell>
          <table:table-cell table:formula="of:=IF([.B370]&gt;[.$E$1];1;0)" office:value-type="float" office:value="1">
            <text:p>1</text:p>
          </table:table-cell>
          <table:table-cell table:formula="of:=ABS([.A370]-[.C370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698363 146</text:p>
          </table:table-cell>
          <table:table-cell table:formula="of:=MID([.I370];1;1)" office:value-type="string" office:string-value="1">
            <text:p>1</text:p>
          </table:table-cell>
          <table:table-cell table:formula="of:=MID([.I370];4;6)" office:value-type="string" office:string-value="0.6983">
            <text:p>0.698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22">
            <text:p>0.7422</text:p>
          </table:table-cell>
          <table:table-cell table:formula="of:=IF([.B371]&gt;[.$E$1];1;0)" office:value-type="float" office:value="1">
            <text:p>1</text:p>
          </table:table-cell>
          <table:table-cell table:formula="of:=ABS([.A371]-[.C371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742297 147</text:p>
          </table:table-cell>
          <table:table-cell table:formula="of:=MID([.I371];1;1)" office:value-type="string" office:string-value="1">
            <text:p>1</text:p>
          </table:table-cell>
          <table:table-cell table:formula="of:=MID([.I371];4;6)" office:value-type="string" office:string-value="0.7422">
            <text:p>0.742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586">
            <text:p>0.5586</text:p>
          </table:table-cell>
          <table:table-cell table:formula="of:=IF([.B372]&gt;[.$E$1];1;0)" office:value-type="float" office:value="1">
            <text:p>1</text:p>
          </table:table-cell>
          <table:table-cell table:formula="of:=ABS([.A372]-[.C372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558636 148</text:p>
          </table:table-cell>
          <table:table-cell table:formula="of:=MID([.I372];1;1)" office:value-type="string" office:string-value="0">
            <text:p>0</text:p>
          </table:table-cell>
          <table:table-cell table:formula="of:=MID([.I372];4;6)" office:value-type="string" office:string-value="0.5586">
            <text:p>0.558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89">
            <text:p>0.6689</text:p>
          </table:table-cell>
          <table:table-cell table:formula="of:=IF([.B373]&gt;[.$E$1];1;0)" office:value-type="float" office:value="1">
            <text:p>1</text:p>
          </table:table-cell>
          <table:table-cell table:formula="of:=ABS([.A373]-[.C373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68949 149</text:p>
          </table:table-cell>
          <table:table-cell table:formula="of:=MID([.I373];1;1)" office:value-type="string" office:string-value="1">
            <text:p>1</text:p>
          </table:table-cell>
          <table:table-cell table:formula="of:=MID([.I373];4;6)" office:value-type="string" office:string-value="0.6689">
            <text:p>0.668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95">
            <text:p>0.5795</text:p>
          </table:table-cell>
          <table:table-cell table:formula="of:=IF([.B374]&gt;[.$E$1];1;0)" office:value-type="float" office:value="1">
            <text:p>1</text:p>
          </table:table-cell>
          <table:table-cell table:formula="of:=ABS([.A374]-[.C374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579544 150</text:p>
          </table:table-cell>
          <table:table-cell table:formula="of:=MID([.I374];1;1)" office:value-type="string" office:string-value="1">
            <text:p>1</text:p>
          </table:table-cell>
          <table:table-cell table:formula="of:=MID([.I374];4;6)" office:value-type="string" office:string-value="0.5795">
            <text:p>0.579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642">
            <text:p>0.3642</text:p>
          </table:table-cell>
          <table:table-cell table:formula="of:=IF([.B375]&gt;[.$E$1];1;0)" office:value-type="float" office:value="0">
            <text:p>0</text:p>
          </table:table-cell>
          <table:table-cell table:formula="of:=ABS([.A375]-[.C375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364278 151</text:p>
          </table:table-cell>
          <table:table-cell table:formula="of:=MID([.I375];1;1)" office:value-type="string" office:string-value="1">
            <text:p>1</text:p>
          </table:table-cell>
          <table:table-cell table:formula="of:=MID([.I375];4;6)" office:value-type="string" office:string-value="0.3642">
            <text:p>0.364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75">
            <text:p>0.7175</text:p>
          </table:table-cell>
          <table:table-cell table:formula="of:=IF([.B376]&gt;[.$E$1];1;0)" office:value-type="float" office:value="1">
            <text:p>1</text:p>
          </table:table-cell>
          <table:table-cell table:formula="of:=ABS([.A376]-[.C376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717583 152</text:p>
          </table:table-cell>
          <table:table-cell table:formula="of:=MID([.I376];1;1)" office:value-type="string" office:string-value="1">
            <text:p>1</text:p>
          </table:table-cell>
          <table:table-cell table:formula="of:=MID([.I376];4;6)" office:value-type="string" office:string-value="0.7175">
            <text:p>0.717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564">
            <text:p>0.3564</text:p>
          </table:table-cell>
          <table:table-cell table:formula="of:=IF([.B377]&gt;[.$E$1];1;0)" office:value-type="float" office:value="0">
            <text:p>0</text:p>
          </table:table-cell>
          <table:table-cell table:formula="of:=ABS([.A377]-[.C377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356478 153</text:p>
          </table:table-cell>
          <table:table-cell table:formula="of:=MID([.I377];1;1)" office:value-type="string" office:string-value="1">
            <text:p>1</text:p>
          </table:table-cell>
          <table:table-cell table:formula="of:=MID([.I377];4;6)" office:value-type="string" office:string-value="0.3564">
            <text:p>0.356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64">
            <text:p>0.5964</text:p>
          </table:table-cell>
          <table:table-cell table:formula="of:=IF([.B378]&gt;[.$E$1];1;0)" office:value-type="float" office:value="1">
            <text:p>1</text:p>
          </table:table-cell>
          <table:table-cell table:formula="of:=ABS([.A378]-[.C378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596489 154</text:p>
          </table:table-cell>
          <table:table-cell table:formula="of:=MID([.I378];1;1)" office:value-type="string" office:string-value="1">
            <text:p>1</text:p>
          </table:table-cell>
          <table:table-cell table:formula="of:=MID([.I378];4;6)" office:value-type="string" office:string-value="0.5964">
            <text:p>0.596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327">
            <text:p>0.4327</text:p>
          </table:table-cell>
          <table:table-cell table:formula="of:=IF([.B379]&gt;[.$E$1];1;0)" office:value-type="float" office:value="0">
            <text:p>0</text:p>
          </table:table-cell>
          <table:table-cell table:formula="of:=ABS([.A379]-[.C379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432727 155</text:p>
          </table:table-cell>
          <table:table-cell table:formula="of:=MID([.I379];1;1)" office:value-type="string" office:string-value="1">
            <text:p>1</text:p>
          </table:table-cell>
          <table:table-cell table:formula="of:=MID([.I379];4;6)" office:value-type="string" office:string-value="0.4327">
            <text:p>0.432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827">
            <text:p>0.5827</text:p>
          </table:table-cell>
          <table:table-cell table:formula="of:=IF([.B380]&gt;[.$E$1];1;0)" office:value-type="float" office:value="1">
            <text:p>1</text:p>
          </table:table-cell>
          <table:table-cell table:formula="of:=ABS([.A380]-[.C380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582771 156</text:p>
          </table:table-cell>
          <table:table-cell table:formula="of:=MID([.I380];1;1)" office:value-type="string" office:string-value="0">
            <text:p>0</text:p>
          </table:table-cell>
          <table:table-cell table:formula="of:=MID([.I380];4;6)" office:value-type="string" office:string-value="0.5827">
            <text:p>0.582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756">
            <text:p>0.7756</text:p>
          </table:table-cell>
          <table:table-cell table:formula="of:=IF([.B381]&gt;[.$E$1];1;0)" office:value-type="float" office:value="1">
            <text:p>1</text:p>
          </table:table-cell>
          <table:table-cell table:formula="of:=ABS([.A381]-[.C381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775653 157</text:p>
          </table:table-cell>
          <table:table-cell table:formula="of:=MID([.I381];1;1)" office:value-type="string" office:string-value="1">
            <text:p>1</text:p>
          </table:table-cell>
          <table:table-cell table:formula="of:=MID([.I381];4;6)" office:value-type="string" office:string-value="0.7756">
            <text:p>0.775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123">
            <text:p>0.5123</text:p>
          </table:table-cell>
          <table:table-cell table:formula="of:=IF([.B382]&gt;[.$E$1];1;0)" office:value-type="float" office:value="1">
            <text:p>1</text:p>
          </table:table-cell>
          <table:table-cell table:formula="of:=ABS([.A382]-[.C382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512325 158</text:p>
          </table:table-cell>
          <table:table-cell table:formula="of:=MID([.I382];1;1)" office:value-type="string" office:string-value="1">
            <text:p>1</text:p>
          </table:table-cell>
          <table:table-cell table:formula="of:=MID([.I382];4;6)" office:value-type="string" office:string-value="0.5123">
            <text:p>0.512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54">
            <text:p>0.7054</text:p>
          </table:table-cell>
          <table:table-cell table:formula="of:=IF([.B383]&gt;[.$E$1];1;0)" office:value-type="float" office:value="1">
            <text:p>1</text:p>
          </table:table-cell>
          <table:table-cell table:formula="of:=ABS([.A383]-[.C383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705442 159</text:p>
          </table:table-cell>
          <table:table-cell table:formula="of:=MID([.I383];1;1)" office:value-type="string" office:string-value="1">
            <text:p>1</text:p>
          </table:table-cell>
          <table:table-cell table:formula="of:=MID([.I383];4;6)" office:value-type="string" office:string-value="0.7054">
            <text:p>0.705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73">
            <text:p>0.573</text:p>
          </table:table-cell>
          <table:table-cell table:formula="of:=IF([.B384]&gt;[.$E$1];1;0)" office:value-type="float" office:value="1">
            <text:p>1</text:p>
          </table:table-cell>
          <table:table-cell table:formula="of:=ABS([.A384]-[.C384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573085 161</text:p>
          </table:table-cell>
          <table:table-cell table:formula="of:=MID([.I384];1;1)" office:value-type="string" office:string-value="0">
            <text:p>0</text:p>
          </table:table-cell>
          <table:table-cell table:formula="of:=MID([.I384];4;6)" office:value-type="string" office:string-value="0.5730">
            <text:p>0.573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663">
            <text:p>0.6663</text:p>
          </table:table-cell>
          <table:table-cell table:formula="of:=IF([.B385]&gt;[.$E$1];1;0)" office:value-type="float" office:value="1">
            <text:p>1</text:p>
          </table:table-cell>
          <table:table-cell table:formula="of:=ABS([.A385]-[.C385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666376 162</text:p>
          </table:table-cell>
          <table:table-cell table:formula="of:=MID([.I385];1;1)" office:value-type="string" office:string-value="0">
            <text:p>0</text:p>
          </table:table-cell>
          <table:table-cell table:formula="of:=MID([.I385];4;6)" office:value-type="string" office:string-value="0.6663">
            <text:p>0.666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351">
            <text:p>0.5351</text:p>
          </table:table-cell>
          <table:table-cell table:formula="of:=IF([.B386]&gt;[.$E$1];1;0)" office:value-type="float" office:value="1">
            <text:p>1</text:p>
          </table:table-cell>
          <table:table-cell table:formula="of:=ABS([.A386]-[.C386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0, 0.535144 163</text:p>
          </table:table-cell>
          <table:table-cell table:formula="of:=MID([.I386];1;1)" office:value-type="string" office:string-value="0">
            <text:p>0</text:p>
          </table:table-cell>
          <table:table-cell table:formula="of:=MID([.I386];4;6)" office:value-type="string" office:string-value="0.5351">
            <text:p>0.535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82">
            <text:p>0.7582</text:p>
          </table:table-cell>
          <table:table-cell table:formula="of:=IF([.B387]&gt;[.$E$1];1;0)" office:value-type="float" office:value="1">
            <text:p>1</text:p>
          </table:table-cell>
          <table:table-cell table:formula="of:=ABS([.A387]-[.C387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758266 164</text:p>
          </table:table-cell>
          <table:table-cell table:formula="of:=MID([.I387];1;1)" office:value-type="string" office:string-value="1">
            <text:p>1</text:p>
          </table:table-cell>
          <table:table-cell table:formula="of:=MID([.I387];4;6)" office:value-type="string" office:string-value="0.7582">
            <text:p>0.758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77">
            <text:p>0.5877</text:p>
          </table:table-cell>
          <table:table-cell table:formula="of:=IF([.B388]&gt;[.$E$1];1;0)" office:value-type="float" office:value="1">
            <text:p>1</text:p>
          </table:table-cell>
          <table:table-cell table:formula="of:=ABS([.A388]-[.C388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587712 165</text:p>
          </table:table-cell>
          <table:table-cell table:formula="of:=MID([.I388];1;1)" office:value-type="string" office:string-value="1">
            <text:p>1</text:p>
          </table:table-cell>
          <table:table-cell table:formula="of:=MID([.I388];4;6)" office:value-type="string" office:string-value="0.5877">
            <text:p>0.587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652">
            <text:p>0.4652</text:p>
          </table:table-cell>
          <table:table-cell table:formula="of:=IF([.B389]&gt;[.$E$1];1;0)" office:value-type="float" office:value="0">
            <text:p>0</text:p>
          </table:table-cell>
          <table:table-cell table:formula="of:=ABS([.A389]-[.C389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465203 166</text:p>
          </table:table-cell>
          <table:table-cell table:formula="of:=MID([.I389];1;1)" office:value-type="string" office:string-value="1">
            <text:p>1</text:p>
          </table:table-cell>
          <table:table-cell table:formula="of:=MID([.I389];4;6)" office:value-type="string" office:string-value="0.4652">
            <text:p>0.465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711">
            <text:p>0.7711</text:p>
          </table:table-cell>
          <table:table-cell table:formula="of:=IF([.B390]&gt;[.$E$1];1;0)" office:value-type="float" office:value="1">
            <text:p>1</text:p>
          </table:table-cell>
          <table:table-cell table:formula="of:=ABS([.A390]-[.C390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771147 167</text:p>
          </table:table-cell>
          <table:table-cell table:formula="of:=MID([.I390];1;1)" office:value-type="string" office:string-value="1">
            <text:p>1</text:p>
          </table:table-cell>
          <table:table-cell table:formula="of:=MID([.I390];4;6)" office:value-type="string" office:string-value="0.7711">
            <text:p>0.771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933">
            <text:p>0.5933</text:p>
          </table:table-cell>
          <table:table-cell table:formula="of:=IF([.B391]&gt;[.$E$1];1;0)" office:value-type="float" office:value="1">
            <text:p>1</text:p>
          </table:table-cell>
          <table:table-cell table:formula="of:=ABS([.A391]-[.C391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593378 168</text:p>
          </table:table-cell>
          <table:table-cell table:formula="of:=MID([.I391];1;1)" office:value-type="string" office:string-value="0">
            <text:p>0</text:p>
          </table:table-cell>
          <table:table-cell table:formula="of:=MID([.I391];4;6)" office:value-type="string" office:string-value="0.5933">
            <text:p>0.593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16">
            <text:p>0.5916</text:p>
          </table:table-cell>
          <table:table-cell table:formula="of:=IF([.B392]&gt;[.$E$1];1;0)" office:value-type="float" office:value="1">
            <text:p>1</text:p>
          </table:table-cell>
          <table:table-cell table:formula="of:=ABS([.A392]-[.C392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591686 169</text:p>
          </table:table-cell>
          <table:table-cell table:formula="of:=MID([.I392];1;1)" office:value-type="string" office:string-value="1">
            <text:p>1</text:p>
          </table:table-cell>
          <table:table-cell table:formula="of:=MID([.I392];4;6)" office:value-type="string" office:string-value="0.5916">
            <text:p>0.591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21">
            <text:p>0.6621</text:p>
          </table:table-cell>
          <table:table-cell table:formula="of:=IF([.B393]&gt;[.$E$1];1;0)" office:value-type="float" office:value="1">
            <text:p>1</text:p>
          </table:table-cell>
          <table:table-cell table:formula="of:=ABS([.A393]-[.C393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62189 170</text:p>
          </table:table-cell>
          <table:table-cell table:formula="of:=MID([.I393];1;1)" office:value-type="string" office:string-value="1">
            <text:p>1</text:p>
          </table:table-cell>
          <table:table-cell table:formula="of:=MID([.I393];4;6)" office:value-type="string" office:string-value="0.6621">
            <text:p>0.662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15">
            <text:p>0.6715</text:p>
          </table:table-cell>
          <table:table-cell table:formula="of:=IF([.B394]&gt;[.$E$1];1;0)" office:value-type="float" office:value="1">
            <text:p>1</text:p>
          </table:table-cell>
          <table:table-cell table:formula="of:=ABS([.A394]-[.C394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71572 171</text:p>
          </table:table-cell>
          <table:table-cell table:formula="of:=MID([.I394];1;1)" office:value-type="string" office:string-value="1">
            <text:p>1</text:p>
          </table:table-cell>
          <table:table-cell table:formula="of:=MID([.I394];4;6)" office:value-type="string" office:string-value="0.6715">
            <text:p>0.671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36">
            <text:p>0.6736</text:p>
          </table:table-cell>
          <table:table-cell table:formula="of:=IF([.B395]&gt;[.$E$1];1;0)" office:value-type="float" office:value="1">
            <text:p>1</text:p>
          </table:table-cell>
          <table:table-cell table:formula="of:=ABS([.A395]-[.C395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673603 172</text:p>
          </table:table-cell>
          <table:table-cell table:formula="of:=MID([.I395];1;1)" office:value-type="string" office:string-value="1">
            <text:p>1</text:p>
          </table:table-cell>
          <table:table-cell table:formula="of:=MID([.I395];4;6)" office:value-type="string" office:string-value="0.6736">
            <text:p>0.673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02">
            <text:p>0.6102</text:p>
          </table:table-cell>
          <table:table-cell table:formula="of:=IF([.B396]&gt;[.$E$1];1;0)" office:value-type="float" office:value="1">
            <text:p>1</text:p>
          </table:table-cell>
          <table:table-cell table:formula="of:=ABS([.A396]-[.C396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610231 173</text:p>
          </table:table-cell>
          <table:table-cell table:formula="of:=MID([.I396];1;1)" office:value-type="string" office:string-value="1">
            <text:p>1</text:p>
          </table:table-cell>
          <table:table-cell table:formula="of:=MID([.I396];4;6)" office:value-type="string" office:string-value="0.6102">
            <text:p>0.610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196">
            <text:p>0.4196</text:p>
          </table:table-cell>
          <table:table-cell table:formula="of:=IF([.B397]&gt;[.$E$1];1;0)" office:value-type="float" office:value="0">
            <text:p>0</text:p>
          </table:table-cell>
          <table:table-cell table:formula="of:=ABS([.A397]-[.C397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419682 174</text:p>
          </table:table-cell>
          <table:table-cell table:formula="of:=MID([.I397];1;1)" office:value-type="string" office:string-value="1">
            <text:p>1</text:p>
          </table:table-cell>
          <table:table-cell table:formula="of:=MID([.I397];4;6)" office:value-type="string" office:string-value="0.4196">
            <text:p>0.419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22">
            <text:p>0.6422</text:p>
          </table:table-cell>
          <table:table-cell table:formula="of:=IF([.B398]&gt;[.$E$1];1;0)" office:value-type="float" office:value="1">
            <text:p>1</text:p>
          </table:table-cell>
          <table:table-cell table:formula="of:=ABS([.A398]-[.C398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64225 175</text:p>
          </table:table-cell>
          <table:table-cell table:formula="of:=MID([.I398];1;1)" office:value-type="string" office:string-value="1">
            <text:p>1</text:p>
          </table:table-cell>
          <table:table-cell table:formula="of:=MID([.I398];4;6)" office:value-type="string" office:string-value="0.6422">
            <text:p>0.642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9">
            <text:p>0.579</text:p>
          </table:table-cell>
          <table:table-cell table:formula="of:=IF([.B399]&gt;[.$E$1];1;0)" office:value-type="float" office:value="1">
            <text:p>1</text:p>
          </table:table-cell>
          <table:table-cell table:formula="of:=ABS([.A399]-[.C399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579066 176</text:p>
          </table:table-cell>
          <table:table-cell table:formula="of:=MID([.I399];1;1)" office:value-type="string" office:string-value="1">
            <text:p>1</text:p>
          </table:table-cell>
          <table:table-cell table:formula="of:=MID([.I399];4;6)" office:value-type="string" office:string-value="0.5790">
            <text:p>0.579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77">
            <text:p>0.6377</text:p>
          </table:table-cell>
          <table:table-cell table:formula="of:=IF([.B400]&gt;[.$E$1];1;0)" office:value-type="float" office:value="1">
            <text:p>1</text:p>
          </table:table-cell>
          <table:table-cell table:formula="of:=ABS([.A400]-[.C400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37707 177</text:p>
          </table:table-cell>
          <table:table-cell table:formula="of:=MID([.I400];1;1)" office:value-type="string" office:string-value="1">
            <text:p>1</text:p>
          </table:table-cell>
          <table:table-cell table:formula="of:=MID([.I400];4;6)" office:value-type="string" office:string-value="0.6377">
            <text:p>0.637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785">
            <text:p>0.4785</text:p>
          </table:table-cell>
          <table:table-cell table:formula="of:=IF([.B401]&gt;[.$E$1];1;0)" office:value-type="float" office:value="0">
            <text:p>0</text:p>
          </table:table-cell>
          <table:table-cell table:formula="of:=ABS([.A401]-[.C401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478519 178</text:p>
          </table:table-cell>
          <table:table-cell table:formula="of:=MID([.I401];1;1)" office:value-type="string" office:string-value="0">
            <text:p>0</text:p>
          </table:table-cell>
          <table:table-cell table:formula="of:=MID([.I401];4;6)" office:value-type="string" office:string-value="0.4785">
            <text:p>0.478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86">
            <text:p>0.6686</text:p>
          </table:table-cell>
          <table:table-cell table:formula="of:=IF([.B402]&gt;[.$E$1];1;0)" office:value-type="float" office:value="1">
            <text:p>1</text:p>
          </table:table-cell>
          <table:table-cell table:formula="of:=ABS([.A402]-[.C402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668638 179</text:p>
          </table:table-cell>
          <table:table-cell table:formula="of:=MID([.I402];1;1)" office:value-type="string" office:string-value="1">
            <text:p>1</text:p>
          </table:table-cell>
          <table:table-cell table:formula="of:=MID([.I402];4;6)" office:value-type="string" office:string-value="0.6686">
            <text:p>0.668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439">
            <text:p>0.5439</text:p>
          </table:table-cell>
          <table:table-cell table:formula="of:=IF([.B403]&gt;[.$E$1];1;0)" office:value-type="float" office:value="1">
            <text:p>1</text:p>
          </table:table-cell>
          <table:table-cell table:formula="of:=ABS([.A403]-[.C403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543945 181</text:p>
          </table:table-cell>
          <table:table-cell table:formula="of:=MID([.I403];1;1)" office:value-type="string" office:string-value="1">
            <text:p>1</text:p>
          </table:table-cell>
          <table:table-cell table:formula="of:=MID([.I403];4;6)" office:value-type="string" office:string-value="0.5439">
            <text:p>0.543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725">
            <text:p>0.5725</text:p>
          </table:table-cell>
          <table:table-cell table:formula="of:=IF([.B404]&gt;[.$E$1];1;0)" office:value-type="float" office:value="1">
            <text:p>1</text:p>
          </table:table-cell>
          <table:table-cell table:formula="of:=ABS([.A404]-[.C404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572595 182</text:p>
          </table:table-cell>
          <table:table-cell table:formula="of:=MID([.I404];1;1)" office:value-type="string" office:string-value="0">
            <text:p>0</text:p>
          </table:table-cell>
          <table:table-cell table:formula="of:=MID([.I404];4;6)" office:value-type="string" office:string-value="0.5725">
            <text:p>0.572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24">
            <text:p>0.4924</text:p>
          </table:table-cell>
          <table:table-cell table:formula="of:=IF([.B405]&gt;[.$E$1];1;0)" office:value-type="float" office:value="1">
            <text:p>1</text:p>
          </table:table-cell>
          <table:table-cell table:formula="of:=ABS([.A405]-[.C405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492499 183</text:p>
          </table:table-cell>
          <table:table-cell table:formula="of:=MID([.I405];1;1)" office:value-type="string" office:string-value="1">
            <text:p>1</text:p>
          </table:table-cell>
          <table:table-cell table:formula="of:=MID([.I405];4;6)" office:value-type="string" office:string-value="0.4924">
            <text:p>0.492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1">
            <text:p>0.651</text:p>
          </table:table-cell>
          <table:table-cell table:formula="of:=IF([.B406]&gt;[.$E$1];1;0)" office:value-type="float" office:value="1">
            <text:p>1</text:p>
          </table:table-cell>
          <table:table-cell table:formula="of:=ABS([.A406]-[.C406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651023 184</text:p>
          </table:table-cell>
          <table:table-cell table:formula="of:=MID([.I406];1;1)" office:value-type="string" office:string-value="1">
            <text:p>1</text:p>
          </table:table-cell>
          <table:table-cell table:formula="of:=MID([.I406];4;6)" office:value-type="string" office:string-value="0.6510">
            <text:p>0.651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073">
            <text:p>0.8073</text:p>
          </table:table-cell>
          <table:table-cell table:formula="of:=IF([.B407]&gt;[.$E$1];1;0)" office:value-type="float" office:value="1">
            <text:p>1</text:p>
          </table:table-cell>
          <table:table-cell table:formula="of:=ABS([.A407]-[.C407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80731 185</text:p>
          </table:table-cell>
          <table:table-cell table:formula="of:=MID([.I407];1;1)" office:value-type="string" office:string-value="1">
            <text:p>1</text:p>
          </table:table-cell>
          <table:table-cell table:formula="of:=MID([.I407];4;6)" office:value-type="string" office:string-value="0.8073">
            <text:p>0.807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6">
            <text:p>0.706</text:p>
          </table:table-cell>
          <table:table-cell table:formula="of:=IF([.B408]&gt;[.$E$1];1;0)" office:value-type="float" office:value="1">
            <text:p>1</text:p>
          </table:table-cell>
          <table:table-cell table:formula="of:=ABS([.A408]-[.C408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706023 187</text:p>
          </table:table-cell>
          <table:table-cell table:formula="of:=MID([.I408];1;1)" office:value-type="string" office:string-value="1">
            <text:p>1</text:p>
          </table:table-cell>
          <table:table-cell table:formula="of:=MID([.I408];4;6)" office:value-type="string" office:string-value="0.7060">
            <text:p>0.706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06">
            <text:p>0.6606</text:p>
          </table:table-cell>
          <table:table-cell table:formula="of:=IF([.B409]&gt;[.$E$1];1;0)" office:value-type="float" office:value="1">
            <text:p>1</text:p>
          </table:table-cell>
          <table:table-cell table:formula="of:=ABS([.A409]-[.C409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6066 188</text:p>
          </table:table-cell>
          <table:table-cell table:formula="of:=MID([.I409];1;1)" office:value-type="string" office:string-value="1">
            <text:p>1</text:p>
          </table:table-cell>
          <table:table-cell table:formula="of:=MID([.I409];4;6)" office:value-type="string" office:string-value="0.6606">
            <text:p>0.660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39">
            <text:p>0.5539</text:p>
          </table:table-cell>
          <table:table-cell table:formula="of:=IF([.B410]&gt;[.$E$1];1;0)" office:value-type="float" office:value="1">
            <text:p>1</text:p>
          </table:table-cell>
          <table:table-cell table:formula="of:=ABS([.A410]-[.C410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553917 189</text:p>
          </table:table-cell>
          <table:table-cell table:formula="of:=MID([.I410];1;1)" office:value-type="string" office:string-value="1">
            <text:p>1</text:p>
          </table:table-cell>
          <table:table-cell table:formula="of:=MID([.I410];4;6)" office:value-type="string" office:string-value="0.5539">
            <text:p>0.553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869">
            <text:p>0.8869</text:p>
          </table:table-cell>
          <table:table-cell table:formula="of:=IF([.B411]&gt;[.$E$1];1;0)" office:value-type="float" office:value="1">
            <text:p>1</text:p>
          </table:table-cell>
          <table:table-cell table:formula="of:=ABS([.A411]-[.C411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886946 190</text:p>
          </table:table-cell>
          <table:table-cell table:formula="of:=MID([.I411];1;1)" office:value-type="string" office:string-value="1">
            <text:p>1</text:p>
          </table:table-cell>
          <table:table-cell table:formula="of:=MID([.I411];4;6)" office:value-type="string" office:string-value="0.8869">
            <text:p>0.886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89">
            <text:p>0.6489</text:p>
          </table:table-cell>
          <table:table-cell table:formula="of:=IF([.B412]&gt;[.$E$1];1;0)" office:value-type="float" office:value="1">
            <text:p>1</text:p>
          </table:table-cell>
          <table:table-cell table:formula="of:=ABS([.A412]-[.C412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48969 191</text:p>
          </table:table-cell>
          <table:table-cell table:formula="of:=MID([.I412];1;1)" office:value-type="string" office:string-value="1">
            <text:p>1</text:p>
          </table:table-cell>
          <table:table-cell table:formula="of:=MID([.I412];4;6)" office:value-type="string" office:string-value="0.6489">
            <text:p>0.648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219">
            <text:p>0.6219</text:p>
          </table:table-cell>
          <table:table-cell table:formula="of:=IF([.B413]&gt;[.$E$1];1;0)" office:value-type="float" office:value="1">
            <text:p>1</text:p>
          </table:table-cell>
          <table:table-cell table:formula="of:=ABS([.A413]-[.C413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621994 192</text:p>
          </table:table-cell>
          <table:table-cell table:formula="of:=MID([.I413];1;1)" office:value-type="string" office:string-value="0">
            <text:p>0</text:p>
          </table:table-cell>
          <table:table-cell table:formula="of:=MID([.I413];4;6)" office:value-type="string" office:string-value="0.6219">
            <text:p>0.621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08">
            <text:p>0.6208</text:p>
          </table:table-cell>
          <table:table-cell table:formula="of:=IF([.B414]&gt;[.$E$1];1;0)" office:value-type="float" office:value="1">
            <text:p>1</text:p>
          </table:table-cell>
          <table:table-cell table:formula="of:=ABS([.A414]-[.C414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20868 194</text:p>
          </table:table-cell>
          <table:table-cell table:formula="of:=MID([.I414];1;1)" office:value-type="string" office:string-value="1">
            <text:p>1</text:p>
          </table:table-cell>
          <table:table-cell table:formula="of:=MID([.I414];4;6)" office:value-type="string" office:string-value="0.6208">
            <text:p>0.620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77">
            <text:p>0.7477</text:p>
          </table:table-cell>
          <table:table-cell table:formula="of:=IF([.B415]&gt;[.$E$1];1;0)" office:value-type="float" office:value="1">
            <text:p>1</text:p>
          </table:table-cell>
          <table:table-cell table:formula="of:=ABS([.A415]-[.C415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747752 195</text:p>
          </table:table-cell>
          <table:table-cell table:formula="of:=MID([.I415];1;1)" office:value-type="string" office:string-value="1">
            <text:p>1</text:p>
          </table:table-cell>
          <table:table-cell table:formula="of:=MID([.I415];4;6)" office:value-type="string" office:string-value="0.7477">
            <text:p>0.747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47">
            <text:p>0.447</text:p>
          </table:table-cell>
          <table:table-cell table:formula="of:=IF([.B416]&gt;[.$E$1];1;0)" office:value-type="float" office:value="0">
            <text:p>0</text:p>
          </table:table-cell>
          <table:table-cell table:formula="of:=ABS([.A416]-[.C416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0, 0.447038 196</text:p>
          </table:table-cell>
          <table:table-cell table:formula="of:=MID([.I416];1;1)" office:value-type="string" office:string-value="0">
            <text:p>0</text:p>
          </table:table-cell>
          <table:table-cell table:formula="of:=MID([.I416];4;6)" office:value-type="string" office:string-value="0.4470">
            <text:p>0.447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52">
            <text:p>0.7052</text:p>
          </table:table-cell>
          <table:table-cell table:formula="of:=IF([.B417]&gt;[.$E$1];1;0)" office:value-type="float" office:value="1">
            <text:p>1</text:p>
          </table:table-cell>
          <table:table-cell table:formula="of:=ABS([.A417]-[.C417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705274 199</text:p>
          </table:table-cell>
          <table:table-cell table:formula="of:=MID([.I417];1;1)" office:value-type="string" office:string-value="1">
            <text:p>1</text:p>
          </table:table-cell>
          <table:table-cell table:formula="of:=MID([.I417];4;6)" office:value-type="string" office:string-value="0.7052">
            <text:p>0.705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72">
            <text:p>0.5672</text:p>
          </table:table-cell>
          <table:table-cell table:formula="of:=IF([.B418]&gt;[.$E$1];1;0)" office:value-type="float" office:value="1">
            <text:p>1</text:p>
          </table:table-cell>
          <table:table-cell table:formula="of:=ABS([.A418]-[.C418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567256 200</text:p>
          </table:table-cell>
          <table:table-cell table:formula="of:=MID([.I418];1;1)" office:value-type="string" office:string-value="1">
            <text:p>1</text:p>
          </table:table-cell>
          <table:table-cell table:formula="of:=MID([.I418];4;6)" office:value-type="string" office:string-value="0.5672">
            <text:p>0.567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107">
            <text:p>0.7107</text:p>
          </table:table-cell>
          <table:table-cell table:formula="of:=IF([.B419]&gt;[.$E$1];1;0)" office:value-type="float" office:value="1">
            <text:p>1</text:p>
          </table:table-cell>
          <table:table-cell table:formula="of:=ABS([.A419]-[.C419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7107 201</text:p>
          </table:table-cell>
          <table:table-cell table:formula="of:=MID([.I419];1;1)" office:value-type="string" office:string-value="0">
            <text:p>0</text:p>
          </table:table-cell>
          <table:table-cell table:formula="of:=MID([.I419];4;6)" office:value-type="string" office:string-value="0.7107">
            <text:p>0.710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43">
            <text:p>0.5843</text:p>
          </table:table-cell>
          <table:table-cell table:formula="of:=IF([.B420]&gt;[.$E$1];1;0)" office:value-type="float" office:value="1">
            <text:p>1</text:p>
          </table:table-cell>
          <table:table-cell table:formula="of:=ABS([.A420]-[.C420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584384 202</text:p>
          </table:table-cell>
          <table:table-cell table:formula="of:=MID([.I420];1;1)" office:value-type="string" office:string-value="1">
            <text:p>1</text:p>
          </table:table-cell>
          <table:table-cell table:formula="of:=MID([.I420];4;6)" office:value-type="string" office:string-value="0.5843">
            <text:p>0.584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78">
            <text:p>0.7178</text:p>
          </table:table-cell>
          <table:table-cell table:formula="of:=IF([.B421]&gt;[.$E$1];1;0)" office:value-type="float" office:value="1">
            <text:p>1</text:p>
          </table:table-cell>
          <table:table-cell table:formula="of:=ABS([.A421]-[.C421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717851 203</text:p>
          </table:table-cell>
          <table:table-cell table:formula="of:=MID([.I421];1;1)" office:value-type="string" office:string-value="1">
            <text:p>1</text:p>
          </table:table-cell>
          <table:table-cell table:formula="of:=MID([.I421];4;6)" office:value-type="string" office:string-value="0.7178">
            <text:p>0.717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676">
            <text:p>0.5676</text:p>
          </table:table-cell>
          <table:table-cell table:formula="of:=IF([.B422]&gt;[.$E$1];1;0)" office:value-type="float" office:value="1">
            <text:p>1</text:p>
          </table:table-cell>
          <table:table-cell table:formula="of:=ABS([.A422]-[.C422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567632 204</text:p>
          </table:table-cell>
          <table:table-cell table:formula="of:=MID([.I422];1;1)" office:value-type="string" office:string-value="0">
            <text:p>0</text:p>
          </table:table-cell>
          <table:table-cell table:formula="of:=MID([.I422];4;6)" office:value-type="string" office:string-value="0.5676">
            <text:p>0.567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32">
            <text:p>0.6432</text:p>
          </table:table-cell>
          <table:table-cell table:formula="of:=IF([.B423]&gt;[.$E$1];1;0)" office:value-type="float" office:value="1">
            <text:p>1</text:p>
          </table:table-cell>
          <table:table-cell table:formula="of:=ABS([.A423]-[.C423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43278 205</text:p>
          </table:table-cell>
          <table:table-cell table:formula="of:=MID([.I423];1;1)" office:value-type="string" office:string-value="1">
            <text:p>1</text:p>
          </table:table-cell>
          <table:table-cell table:formula="of:=MID([.I423];4;6)" office:value-type="string" office:string-value="0.6432">
            <text:p>0.643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138">
            <text:p>0.6138</text:p>
          </table:table-cell>
          <table:table-cell table:formula="of:=IF([.B424]&gt;[.$E$1];1;0)" office:value-type="float" office:value="1">
            <text:p>1</text:p>
          </table:table-cell>
          <table:table-cell table:formula="of:=ABS([.A424]-[.C424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0, 0.613868 206</text:p>
          </table:table-cell>
          <table:table-cell table:formula="of:=MID([.I424];1;1)" office:value-type="string" office:string-value="0">
            <text:p>0</text:p>
          </table:table-cell>
          <table:table-cell table:formula="of:=MID([.I424];4;6)" office:value-type="string" office:string-value="0.6138">
            <text:p>0.613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491">
            <text:p>0.7491</text:p>
          </table:table-cell>
          <table:table-cell table:formula="of:=IF([.B425]&gt;[.$E$1];1;0)" office:value-type="float" office:value="1">
            <text:p>1</text:p>
          </table:table-cell>
          <table:table-cell table:formula="of:=ABS([.A425]-[.C425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0, 0.749103 207</text:p>
          </table:table-cell>
          <table:table-cell table:formula="of:=MID([.I425];1;1)" office:value-type="string" office:string-value="0">
            <text:p>0</text:p>
          </table:table-cell>
          <table:table-cell table:formula="of:=MID([.I425];4;6)" office:value-type="string" office:string-value="0.7491">
            <text:p>0.749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19">
            <text:p>0.6919</text:p>
          </table:table-cell>
          <table:table-cell table:formula="of:=IF([.B426]&gt;[.$E$1];1;0)" office:value-type="float" office:value="1">
            <text:p>1</text:p>
          </table:table-cell>
          <table:table-cell table:formula="of:=ABS([.A426]-[.C426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691993 208</text:p>
          </table:table-cell>
          <table:table-cell table:formula="of:=MID([.I426];1;1)" office:value-type="string" office:string-value="1">
            <text:p>1</text:p>
          </table:table-cell>
          <table:table-cell table:formula="of:=MID([.I426];4;6)" office:value-type="string" office:string-value="0.6919">
            <text:p>0.691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314">
            <text:p>0.4314</text:p>
          </table:table-cell>
          <table:table-cell table:formula="of:=IF([.B427]&gt;[.$E$1];1;0)" office:value-type="float" office:value="0">
            <text:p>0</text:p>
          </table:table-cell>
          <table:table-cell table:formula="of:=ABS([.A427]-[.C427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431471 210</text:p>
          </table:table-cell>
          <table:table-cell table:formula="of:=MID([.I427];1;1)" office:value-type="string" office:string-value="0">
            <text:p>0</text:p>
          </table:table-cell>
          <table:table-cell table:formula="of:=MID([.I427];4;6)" office:value-type="string" office:string-value="0.4314">
            <text:p>0.431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37">
            <text:p>0.837</text:p>
          </table:table-cell>
          <table:table-cell table:formula="of:=IF([.B428]&gt;[.$E$1];1;0)" office:value-type="float" office:value="1">
            <text:p>1</text:p>
          </table:table-cell>
          <table:table-cell table:formula="of:=ABS([.A428]-[.C428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837004 211</text:p>
          </table:table-cell>
          <table:table-cell table:formula="of:=MID([.I428];1;1)" office:value-type="string" office:string-value="1">
            <text:p>1</text:p>
          </table:table-cell>
          <table:table-cell table:formula="of:=MID([.I428];4;6)" office:value-type="string" office:string-value="0.8370">
            <text:p>0.837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7">
            <text:p>0.77</text:p>
          </table:table-cell>
          <table:table-cell table:formula="of:=IF([.B429]&gt;[.$E$1];1;0)" office:value-type="float" office:value="1">
            <text:p>1</text:p>
          </table:table-cell>
          <table:table-cell table:formula="of:=ABS([.A429]-[.C429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770065 212</text:p>
          </table:table-cell>
          <table:table-cell table:formula="of:=MID([.I429];1;1)" office:value-type="string" office:string-value="1">
            <text:p>1</text:p>
          </table:table-cell>
          <table:table-cell table:formula="of:=MID([.I429];4;6)" office:value-type="string" office:string-value="0.7700">
            <text:p>0.770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">
            <text:p>0.59</text:p>
          </table:table-cell>
          <table:table-cell table:formula="of:=IF([.B430]&gt;[.$E$1];1;0)" office:value-type="float" office:value="1">
            <text:p>1</text:p>
          </table:table-cell>
          <table:table-cell table:formula="of:=ABS([.A430]-[.C430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590093 213</text:p>
          </table:table-cell>
          <table:table-cell table:formula="of:=MID([.I430];1;1)" office:value-type="string" office:string-value="1">
            <text:p>1</text:p>
          </table:table-cell>
          <table:table-cell table:formula="of:=MID([.I430];4;6)" office:value-type="string" office:string-value="0.5900">
            <text:p>0.590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05">
            <text:p>0.6305</text:p>
          </table:table-cell>
          <table:table-cell table:formula="of:=IF([.B431]&gt;[.$E$1];1;0)" office:value-type="float" office:value="1">
            <text:p>1</text:p>
          </table:table-cell>
          <table:table-cell table:formula="of:=ABS([.A431]-[.C431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30544 214</text:p>
          </table:table-cell>
          <table:table-cell table:formula="of:=MID([.I431];1;1)" office:value-type="string" office:string-value="1">
            <text:p>1</text:p>
          </table:table-cell>
          <table:table-cell table:formula="of:=MID([.I431];4;6)" office:value-type="string" office:string-value="0.6305">
            <text:p>0.630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646">
            <text:p>0.5646</text:p>
          </table:table-cell>
          <table:table-cell table:formula="of:=IF([.B432]&gt;[.$E$1];1;0)" office:value-type="float" office:value="1">
            <text:p>1</text:p>
          </table:table-cell>
          <table:table-cell table:formula="of:=ABS([.A432]-[.C432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0, 0.564673 215</text:p>
          </table:table-cell>
          <table:table-cell table:formula="of:=MID([.I432];1;1)" office:value-type="string" office:string-value="0">
            <text:p>0</text:p>
          </table:table-cell>
          <table:table-cell table:formula="of:=MID([.I432];4;6)" office:value-type="string" office:string-value="0.5646">
            <text:p>0.564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487">
            <text:p>0.3487</text:p>
          </table:table-cell>
          <table:table-cell table:formula="of:=IF([.B433]&gt;[.$E$1];1;0)" office:value-type="float" office:value="0">
            <text:p>0</text:p>
          </table:table-cell>
          <table:table-cell table:formula="of:=ABS([.A433]-[.C433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34877 216</text:p>
          </table:table-cell>
          <table:table-cell table:formula="of:=MID([.I433];1;1)" office:value-type="string" office:string-value="1">
            <text:p>1</text:p>
          </table:table-cell>
          <table:table-cell table:formula="of:=MID([.I433];4;6)" office:value-type="string" office:string-value="0.3487">
            <text:p>0.348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11">
            <text:p>0.5311</text:p>
          </table:table-cell>
          <table:table-cell table:formula="of:=IF([.B434]&gt;[.$E$1];1;0)" office:value-type="float" office:value="1">
            <text:p>1</text:p>
          </table:table-cell>
          <table:table-cell table:formula="of:=ABS([.A434]-[.C434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531132 218</text:p>
          </table:table-cell>
          <table:table-cell table:formula="of:=MID([.I434];1;1)" office:value-type="string" office:string-value="1">
            <text:p>1</text:p>
          </table:table-cell>
          <table:table-cell table:formula="of:=MID([.I434];4;6)" office:value-type="string" office:string-value="0.5311">
            <text:p>0.531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37">
            <text:p>0.5837</text:p>
          </table:table-cell>
          <table:table-cell table:formula="of:=IF([.B435]&gt;[.$E$1];1;0)" office:value-type="float" office:value="1">
            <text:p>1</text:p>
          </table:table-cell>
          <table:table-cell table:formula="of:=ABS([.A435]-[.C435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583776 219</text:p>
          </table:table-cell>
          <table:table-cell table:formula="of:=MID([.I435];1;1)" office:value-type="string" office:string-value="1">
            <text:p>1</text:p>
          </table:table-cell>
          <table:table-cell table:formula="of:=MID([.I435];4;6)" office:value-type="string" office:string-value="0.5837">
            <text:p>0.583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5">
            <text:p>0.705</text:p>
          </table:table-cell>
          <table:table-cell table:formula="of:=IF([.B436]&gt;[.$E$1];1;0)" office:value-type="float" office:value="1">
            <text:p>1</text:p>
          </table:table-cell>
          <table:table-cell table:formula="of:=ABS([.A436]-[.C436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705069 220</text:p>
          </table:table-cell>
          <table:table-cell table:formula="of:=MID([.I436];1;1)" office:value-type="string" office:string-value="1">
            <text:p>1</text:p>
          </table:table-cell>
          <table:table-cell table:formula="of:=MID([.I436];4;6)" office:value-type="string" office:string-value="0.7050">
            <text:p>0.705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018">
            <text:p>0.9018</text:p>
          </table:table-cell>
          <table:table-cell table:formula="of:=IF([.B437]&gt;[.$E$1];1;0)" office:value-type="float" office:value="1">
            <text:p>1</text:p>
          </table:table-cell>
          <table:table-cell table:formula="of:=ABS([.A437]-[.C437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901876 221</text:p>
          </table:table-cell>
          <table:table-cell table:formula="of:=MID([.I437];1;1)" office:value-type="string" office:string-value="1">
            <text:p>1</text:p>
          </table:table-cell>
          <table:table-cell table:formula="of:=MID([.I437];4;6)" office:value-type="string" office:string-value="0.9018">
            <text:p>0.901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185">
            <text:p>0.8185</text:p>
          </table:table-cell>
          <table:table-cell table:formula="of:=IF([.B438]&gt;[.$E$1];1;0)" office:value-type="float" office:value="1">
            <text:p>1</text:p>
          </table:table-cell>
          <table:table-cell table:formula="of:=ABS([.A438]-[.C438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818559 222</text:p>
          </table:table-cell>
          <table:table-cell table:formula="of:=MID([.I438];1;1)" office:value-type="string" office:string-value="1">
            <text:p>1</text:p>
          </table:table-cell>
          <table:table-cell table:formula="of:=MID([.I438];4;6)" office:value-type="string" office:string-value="0.8185">
            <text:p>0.818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8">
            <text:p>0.678</text:p>
          </table:table-cell>
          <table:table-cell table:formula="of:=IF([.B439]&gt;[.$E$1];1;0)" office:value-type="float" office:value="1">
            <text:p>1</text:p>
          </table:table-cell>
          <table:table-cell table:formula="of:=ABS([.A439]-[.C439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78005 223</text:p>
          </table:table-cell>
          <table:table-cell table:formula="of:=MID([.I439];1;1)" office:value-type="string" office:string-value="1">
            <text:p>1</text:p>
          </table:table-cell>
          <table:table-cell table:formula="of:=MID([.I439];4;6)" office:value-type="string" office:string-value="0.6780">
            <text:p>0.678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669">
            <text:p>0.5669</text:p>
          </table:table-cell>
          <table:table-cell table:formula="of:=IF([.B440]&gt;[.$E$1];1;0)" office:value-type="float" office:value="1">
            <text:p>1</text:p>
          </table:table-cell>
          <table:table-cell table:formula="of:=ABS([.A440]-[.C440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566996 224</text:p>
          </table:table-cell>
          <table:table-cell table:formula="of:=MID([.I440];1;1)" office:value-type="string" office:string-value="0">
            <text:p>0</text:p>
          </table:table-cell>
          <table:table-cell table:formula="of:=MID([.I440];4;6)" office:value-type="string" office:string-value="0.5669">
            <text:p>0.566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86">
            <text:p>0.6886</text:p>
          </table:table-cell>
          <table:table-cell table:formula="of:=IF([.B441]&gt;[.$E$1];1;0)" office:value-type="float" office:value="1">
            <text:p>1</text:p>
          </table:table-cell>
          <table:table-cell table:formula="of:=ABS([.A441]-[.C441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88649 225</text:p>
          </table:table-cell>
          <table:table-cell table:formula="of:=MID([.I441];1;1)" office:value-type="string" office:string-value="1">
            <text:p>1</text:p>
          </table:table-cell>
          <table:table-cell table:formula="of:=MID([.I441];4;6)" office:value-type="string" office:string-value="0.6886">
            <text:p>0.688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78">
            <text:p>0.6578</text:p>
          </table:table-cell>
          <table:table-cell table:formula="of:=IF([.B442]&gt;[.$E$1];1;0)" office:value-type="float" office:value="1">
            <text:p>1</text:p>
          </table:table-cell>
          <table:table-cell table:formula="of:=ABS([.A442]-[.C442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657866 226</text:p>
          </table:table-cell>
          <table:table-cell table:formula="of:=MID([.I442];1;1)" office:value-type="string" office:string-value="1">
            <text:p>1</text:p>
          </table:table-cell>
          <table:table-cell table:formula="of:=MID([.I442];4;6)" office:value-type="string" office:string-value="0.6578">
            <text:p>0.657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203">
            <text:p>0.3203</text:p>
          </table:table-cell>
          <table:table-cell table:formula="of:=IF([.B443]&gt;[.$E$1];1;0)" office:value-type="float" office:value="0">
            <text:p>0</text:p>
          </table:table-cell>
          <table:table-cell table:formula="of:=ABS([.A443]-[.C443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320395 227</text:p>
          </table:table-cell>
          <table:table-cell table:formula="of:=MID([.I443];1;1)" office:value-type="string" office:string-value="1">
            <text:p>1</text:p>
          </table:table-cell>
          <table:table-cell table:formula="of:=MID([.I443];4;6)" office:value-type="string" office:string-value="0.3203">
            <text:p>0.320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57">
            <text:p>0.5757</text:p>
          </table:table-cell>
          <table:table-cell table:formula="of:=IF([.B444]&gt;[.$E$1];1;0)" office:value-type="float" office:value="1">
            <text:p>1</text:p>
          </table:table-cell>
          <table:table-cell table:formula="of:=ABS([.A444]-[.C444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575747 229</text:p>
          </table:table-cell>
          <table:table-cell table:formula="of:=MID([.I444];1;1)" office:value-type="string" office:string-value="1">
            <text:p>1</text:p>
          </table:table-cell>
          <table:table-cell table:formula="of:=MID([.I444];4;6)" office:value-type="string" office:string-value="0.5757">
            <text:p>0.575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09">
            <text:p>0.909</text:p>
          </table:table-cell>
          <table:table-cell table:formula="of:=IF([.B445]&gt;[.$E$1];1;0)" office:value-type="float" office:value="1">
            <text:p>1</text:p>
          </table:table-cell>
          <table:table-cell table:formula="of:=ABS([.A445]-[.C445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909009 230</text:p>
          </table:table-cell>
          <table:table-cell table:formula="of:=MID([.I445];1;1)" office:value-type="string" office:string-value="1">
            <text:p>1</text:p>
          </table:table-cell>
          <table:table-cell table:formula="of:=MID([.I445];4;6)" office:value-type="string" office:string-value="0.9090">
            <text:p>0.909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63">
            <text:p>0.7663</text:p>
          </table:table-cell>
          <table:table-cell table:formula="of:=IF([.B446]&gt;[.$E$1];1;0)" office:value-type="float" office:value="1">
            <text:p>1</text:p>
          </table:table-cell>
          <table:table-cell table:formula="of:=ABS([.A446]-[.C446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766317 232</text:p>
          </table:table-cell>
          <table:table-cell table:formula="of:=MID([.I446];1;1)" office:value-type="string" office:string-value="1">
            <text:p>1</text:p>
          </table:table-cell>
          <table:table-cell table:formula="of:=MID([.I446];4;6)" office:value-type="string" office:string-value="0.7663">
            <text:p>0.766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45">
            <text:p>0.6545</text:p>
          </table:table-cell>
          <table:table-cell table:formula="of:=IF([.B447]&gt;[.$E$1];1;0)" office:value-type="float" office:value="1">
            <text:p>1</text:p>
          </table:table-cell>
          <table:table-cell table:formula="of:=ABS([.A447]-[.C447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54562 233</text:p>
          </table:table-cell>
          <table:table-cell table:formula="of:=MID([.I447];1;1)" office:value-type="string" office:string-value="1">
            <text:p>1</text:p>
          </table:table-cell>
          <table:table-cell table:formula="of:=MID([.I447];4;6)" office:value-type="string" office:string-value="0.6545">
            <text:p>0.654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25">
            <text:p>0.5925</text:p>
          </table:table-cell>
          <table:table-cell table:formula="of:=IF([.B448]&gt;[.$E$1];1;0)" office:value-type="float" office:value="1">
            <text:p>1</text:p>
          </table:table-cell>
          <table:table-cell table:formula="of:=ABS([.A448]-[.C448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592572 234</text:p>
          </table:table-cell>
          <table:table-cell table:formula="of:=MID([.I448];1;1)" office:value-type="string" office:string-value="1">
            <text:p>1</text:p>
          </table:table-cell>
          <table:table-cell table:formula="of:=MID([.I448];4;6)" office:value-type="string" office:string-value="0.5925">
            <text:p>0.592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471">
            <text:p>0.6471</text:p>
          </table:table-cell>
          <table:table-cell table:formula="of:=IF([.B449]&gt;[.$E$1];1;0)" office:value-type="float" office:value="1">
            <text:p>1</text:p>
          </table:table-cell>
          <table:table-cell table:formula="of:=ABS([.A449]-[.C449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647111 235</text:p>
          </table:table-cell>
          <table:table-cell table:formula="of:=MID([.I449];1;1)" office:value-type="string" office:string-value="0">
            <text:p>0</text:p>
          </table:table-cell>
          <table:table-cell table:formula="of:=MID([.I449];4;6)" office:value-type="string" office:string-value="0.6471">
            <text:p>0.647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846">
            <text:p>0.6846</text:p>
          </table:table-cell>
          <table:table-cell table:formula="of:=IF([.B450]&gt;[.$E$1];1;0)" office:value-type="float" office:value="1">
            <text:p>1</text:p>
          </table:table-cell>
          <table:table-cell table:formula="of:=ABS([.A450]-[.C450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0, 0.684674 236</text:p>
          </table:table-cell>
          <table:table-cell table:formula="of:=MID([.I450];1;1)" office:value-type="string" office:string-value="0">
            <text:p>0</text:p>
          </table:table-cell>
          <table:table-cell table:formula="of:=MID([.I450];4;6)" office:value-type="string" office:string-value="0.6846">
            <text:p>0.684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38">
            <text:p>0.5638</text:p>
          </table:table-cell>
          <table:table-cell table:formula="of:=IF([.B451]&gt;[.$E$1];1;0)" office:value-type="float" office:value="1">
            <text:p>1</text:p>
          </table:table-cell>
          <table:table-cell table:formula="of:=ABS([.A451]-[.C451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56383 237</text:p>
          </table:table-cell>
          <table:table-cell table:formula="of:=MID([.I451];1;1)" office:value-type="string" office:string-value="1">
            <text:p>1</text:p>
          </table:table-cell>
          <table:table-cell table:formula="of:=MID([.I451];4;6)" office:value-type="string" office:string-value="0.5638">
            <text:p>0.563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713">
            <text:p>0.5713</text:p>
          </table:table-cell>
          <table:table-cell table:formula="of:=IF([.B452]&gt;[.$E$1];1;0)" office:value-type="float" office:value="1">
            <text:p>1</text:p>
          </table:table-cell>
          <table:table-cell table:formula="of:=ABS([.A452]-[.C452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0, 0.571306 238</text:p>
          </table:table-cell>
          <table:table-cell table:formula="of:=MID([.I452];1;1)" office:value-type="string" office:string-value="0">
            <text:p>0</text:p>
          </table:table-cell>
          <table:table-cell table:formula="of:=MID([.I452];4;6)" office:value-type="string" office:string-value="0.5713">
            <text:p>0.571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93">
            <text:p>0.6593</text:p>
          </table:table-cell>
          <table:table-cell table:formula="of:=IF([.B453]&gt;[.$E$1];1;0)" office:value-type="float" office:value="1">
            <text:p>1</text:p>
          </table:table-cell>
          <table:table-cell table:formula="of:=ABS([.A453]-[.C453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59329 239</text:p>
          </table:table-cell>
          <table:table-cell table:formula="of:=MID([.I453];1;1)" office:value-type="string" office:string-value="1">
            <text:p>1</text:p>
          </table:table-cell>
          <table:table-cell table:formula="of:=MID([.I453];4;6)" office:value-type="string" office:string-value="0.6593">
            <text:p>0.659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454">
            <text:p>0.4454</text:p>
          </table:table-cell>
          <table:table-cell table:formula="of:=IF([.B454]&gt;[.$E$1];1;0)" office:value-type="float" office:value="0">
            <text:p>0</text:p>
          </table:table-cell>
          <table:table-cell table:formula="of:=ABS([.A454]-[.C454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445491 241</text:p>
          </table:table-cell>
          <table:table-cell table:formula="of:=MID([.I454];1;1)" office:value-type="string" office:string-value="1">
            <text:p>1</text:p>
          </table:table-cell>
          <table:table-cell table:formula="of:=MID([.I454];4;6)" office:value-type="string" office:string-value="0.4454">
            <text:p>0.445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78">
            <text:p>0.7378</text:p>
          </table:table-cell>
          <table:table-cell table:formula="of:=IF([.B455]&gt;[.$E$1];1;0)" office:value-type="float" office:value="1">
            <text:p>1</text:p>
          </table:table-cell>
          <table:table-cell table:formula="of:=ABS([.A455]-[.C455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737849 242</text:p>
          </table:table-cell>
          <table:table-cell table:formula="of:=MID([.I455];1;1)" office:value-type="string" office:string-value="1">
            <text:p>1</text:p>
          </table:table-cell>
          <table:table-cell table:formula="of:=MID([.I455];4;6)" office:value-type="string" office:string-value="0.7378">
            <text:p>0.737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176">
            <text:p>0.8176</text:p>
          </table:table-cell>
          <table:table-cell table:formula="of:=IF([.B456]&gt;[.$E$1];1;0)" office:value-type="float" office:value="1">
            <text:p>1</text:p>
          </table:table-cell>
          <table:table-cell table:formula="of:=ABS([.A456]-[.C456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817608 243</text:p>
          </table:table-cell>
          <table:table-cell table:formula="of:=MID([.I456];1;1)" office:value-type="string" office:string-value="1">
            <text:p>1</text:p>
          </table:table-cell>
          <table:table-cell table:formula="of:=MID([.I456];4;6)" office:value-type="string" office:string-value="0.8176">
            <text:p>0.817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61">
            <text:p>0.6861</text:p>
          </table:table-cell>
          <table:table-cell table:formula="of:=IF([.B457]&gt;[.$E$1];1;0)" office:value-type="float" office:value="1">
            <text:p>1</text:p>
          </table:table-cell>
          <table:table-cell table:formula="of:=ABS([.A457]-[.C457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8612 244</text:p>
          </table:table-cell>
          <table:table-cell table:formula="of:=MID([.I457];1;1)" office:value-type="string" office:string-value="1">
            <text:p>1</text:p>
          </table:table-cell>
          <table:table-cell table:formula="of:=MID([.I457];4;6)" office:value-type="string" office:string-value="0.6861">
            <text:p>0.686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794">
            <text:p>0.3794</text:p>
          </table:table-cell>
          <table:table-cell table:formula="of:=IF([.B458]&gt;[.$E$1];1;0)" office:value-type="float" office:value="0">
            <text:p>0</text:p>
          </table:table-cell>
          <table:table-cell table:formula="of:=ABS([.A458]-[.C458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379435 245</text:p>
          </table:table-cell>
          <table:table-cell table:formula="of:=MID([.I458];1;1)" office:value-type="string" office:string-value="0">
            <text:p>0</text:p>
          </table:table-cell>
          <table:table-cell table:formula="of:=MID([.I458];4;6)" office:value-type="string" office:string-value="0.3794">
            <text:p>0.379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279">
            <text:p>0.7279</text:p>
          </table:table-cell>
          <table:table-cell table:formula="of:=IF([.B459]&gt;[.$E$1];1;0)" office:value-type="float" office:value="1">
            <text:p>1</text:p>
          </table:table-cell>
          <table:table-cell table:formula="of:=ABS([.A459]-[.C459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0, 0.727908 247</text:p>
          </table:table-cell>
          <table:table-cell table:formula="of:=MID([.I459];1;1)" office:value-type="string" office:string-value="0">
            <text:p>0</text:p>
          </table:table-cell>
          <table:table-cell table:formula="of:=MID([.I459];4;6)" office:value-type="string" office:string-value="0.7279">
            <text:p>0.727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952">
            <text:p>0.6952</text:p>
          </table:table-cell>
          <table:table-cell table:formula="of:=IF([.B460]&gt;[.$E$1];1;0)" office:value-type="float" office:value="1">
            <text:p>1</text:p>
          </table:table-cell>
          <table:table-cell table:formula="of:=ABS([.A460]-[.C460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695288 248</text:p>
          </table:table-cell>
          <table:table-cell table:formula="of:=MID([.I460];1;1)" office:value-type="string" office:string-value="0">
            <text:p>0</text:p>
          </table:table-cell>
          <table:table-cell table:formula="of:=MID([.I460];4;6)" office:value-type="string" office:string-value="0.6952">
            <text:p>0.695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67">
            <text:p>0.7267</text:p>
          </table:table-cell>
          <table:table-cell table:formula="of:=IF([.B461]&gt;[.$E$1];1;0)" office:value-type="float" office:value="1">
            <text:p>1</text:p>
          </table:table-cell>
          <table:table-cell table:formula="of:=ABS([.A461]-[.C461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726756 249</text:p>
          </table:table-cell>
          <table:table-cell table:formula="of:=MID([.I461];1;1)" office:value-type="string" office:string-value="1">
            <text:p>1</text:p>
          </table:table-cell>
          <table:table-cell table:formula="of:=MID([.I461];4;6)" office:value-type="string" office:string-value="0.7267">
            <text:p>0.726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45">
            <text:p>0.7445</text:p>
          </table:table-cell>
          <table:table-cell table:formula="of:=IF([.B462]&gt;[.$E$1];1;0)" office:value-type="float" office:value="1">
            <text:p>1</text:p>
          </table:table-cell>
          <table:table-cell table:formula="of:=ABS([.A462]-[.C462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744564 250</text:p>
          </table:table-cell>
          <table:table-cell table:formula="of:=MID([.I462];1;1)" office:value-type="string" office:string-value="1">
            <text:p>1</text:p>
          </table:table-cell>
          <table:table-cell table:formula="of:=MID([.I462];4;6)" office:value-type="string" office:string-value="0.7445">
            <text:p>0.744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2585">
            <text:p>0.2585</text:p>
          </table:table-cell>
          <table:table-cell table:formula="of:=IF([.B463]&gt;[.$E$1];1;0)" office:value-type="float" office:value="0">
            <text:p>0</text:p>
          </table:table-cell>
          <table:table-cell table:formula="of:=ABS([.A463]-[.C463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0, 0.258591 252</text:p>
          </table:table-cell>
          <table:table-cell table:formula="of:=MID([.I463];1;1)" office:value-type="string" office:string-value="0">
            <text:p>0</text:p>
          </table:table-cell>
          <table:table-cell table:formula="of:=MID([.I463];4;6)" office:value-type="string" office:string-value="0.2585">
            <text:p>0.258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14">
            <text:p>0.6214</text:p>
          </table:table-cell>
          <table:table-cell table:formula="of:=IF([.B464]&gt;[.$E$1];1;0)" office:value-type="float" office:value="1">
            <text:p>1</text:p>
          </table:table-cell>
          <table:table-cell table:formula="of:=ABS([.A464]-[.C464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621442 253</text:p>
          </table:table-cell>
          <table:table-cell table:formula="of:=MID([.I464];1;1)" office:value-type="string" office:string-value="1">
            <text:p>1</text:p>
          </table:table-cell>
          <table:table-cell table:formula="of:=MID([.I464];4;6)" office:value-type="string" office:string-value="0.6214">
            <text:p>0.621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55">
            <text:p>0.6255</text:p>
          </table:table-cell>
          <table:table-cell table:formula="of:=IF([.B465]&gt;[.$E$1];1;0)" office:value-type="float" office:value="1">
            <text:p>1</text:p>
          </table:table-cell>
          <table:table-cell table:formula="of:=ABS([.A465]-[.C465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25531 255</text:p>
          </table:table-cell>
          <table:table-cell table:formula="of:=MID([.I465];1;1)" office:value-type="string" office:string-value="1">
            <text:p>1</text:p>
          </table:table-cell>
          <table:table-cell table:formula="of:=MID([.I465];4;6)" office:value-type="string" office:string-value="0.6255">
            <text:p>0.625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34">
            <text:p>0.6234</text:p>
          </table:table-cell>
          <table:table-cell table:formula="of:=IF([.B466]&gt;[.$E$1];1;0)" office:value-type="float" office:value="1">
            <text:p>1</text:p>
          </table:table-cell>
          <table:table-cell table:formula="of:=ABS([.A466]-[.C466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62342 256</text:p>
          </table:table-cell>
          <table:table-cell table:formula="of:=MID([.I466];1;1)" office:value-type="string" office:string-value="1">
            <text:p>1</text:p>
          </table:table-cell>
          <table:table-cell table:formula="of:=MID([.I466];4;6)" office:value-type="string" office:string-value="0.6234">
            <text:p>0.623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159">
            <text:p>0.5159</text:p>
          </table:table-cell>
          <table:table-cell table:formula="of:=IF([.B467]&gt;[.$E$1];1;0)" office:value-type="float" office:value="1">
            <text:p>1</text:p>
          </table:table-cell>
          <table:table-cell table:formula="of:=ABS([.A467]-[.C467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1, 0.515997 257</text:p>
          </table:table-cell>
          <table:table-cell table:formula="of:=MID([.I467];1;1)" office:value-type="string" office:string-value="1">
            <text:p>1</text:p>
          </table:table-cell>
          <table:table-cell table:formula="of:=MID([.I467];4;6)" office:value-type="string" office:string-value="0.5159">
            <text:p>0.515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8668">
            <text:p>0.8668</text:p>
          </table:table-cell>
          <table:table-cell table:formula="of:=IF([.B468]&gt;[.$E$1];1;0)" office:value-type="float" office:value="1">
            <text:p>1</text:p>
          </table:table-cell>
          <table:table-cell table:formula="of:=ABS([.A468]-[.C468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0, 0.866868 259</text:p>
          </table:table-cell>
          <table:table-cell table:formula="of:=MID([.I468];1;1)" office:value-type="string" office:string-value="0">
            <text:p>0</text:p>
          </table:table-cell>
          <table:table-cell table:formula="of:=MID([.I468];4;6)" office:value-type="string" office:string-value="0.8668">
            <text:p>0.866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493">
            <text:p>0.5493</text:p>
          </table:table-cell>
          <table:table-cell table:formula="of:=IF([.B469]&gt;[.$E$1];1;0)" office:value-type="float" office:value="1">
            <text:p>1</text:p>
          </table:table-cell>
          <table:table-cell table:formula="of:=ABS([.A469]-[.C469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549338 261</text:p>
          </table:table-cell>
          <table:table-cell table:formula="of:=MID([.I469];1;1)" office:value-type="string" office:string-value="1">
            <text:p>1</text:p>
          </table:table-cell>
          <table:table-cell table:formula="of:=MID([.I469];4;6)" office:value-type="string" office:string-value="0.5493">
            <text:p>0.549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692">
            <text:p>0.5692</text:p>
          </table:table-cell>
          <table:table-cell table:formula="of:=IF([.B470]&gt;[.$E$1];1;0)" office:value-type="float" office:value="1">
            <text:p>1</text:p>
          </table:table-cell>
          <table:table-cell table:formula="of:=ABS([.A470]-[.C470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0, 0.569284 262</text:p>
          </table:table-cell>
          <table:table-cell table:formula="of:=MID([.I470];1;1)" office:value-type="string" office:string-value="0">
            <text:p>0</text:p>
          </table:table-cell>
          <table:table-cell table:formula="of:=MID([.I470];4;6)" office:value-type="string" office:string-value="0.5692">
            <text:p>0.569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62">
            <text:p>0.6162</text:p>
          </table:table-cell>
          <table:table-cell table:formula="of:=IF([.B471]&gt;[.$E$1];1;0)" office:value-type="float" office:value="1">
            <text:p>1</text:p>
          </table:table-cell>
          <table:table-cell table:formula="of:=ABS([.A471]-[.C471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616213 264</text:p>
          </table:table-cell>
          <table:table-cell table:formula="of:=MID([.I471];1;1)" office:value-type="string" office:string-value="1">
            <text:p>1</text:p>
          </table:table-cell>
          <table:table-cell table:formula="of:=MID([.I471];4;6)" office:value-type="string" office:string-value="0.6162">
            <text:p>0.616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171">
            <text:p>0.3171</text:p>
          </table:table-cell>
          <table:table-cell table:formula="of:=IF([.B472]&gt;[.$E$1];1;0)" office:value-type="float" office:value="0">
            <text:p>0</text:p>
          </table:table-cell>
          <table:table-cell table:formula="of:=ABS([.A472]-[.C472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string">
            <text:p>0.4792</text:p>
          </table:table-cell>
          <table:table-cell table:number-columns-repeated="2"/>
          <table:table-cell table:style-name="ce2" office:value-type="string">
            <text:p>0, 0.317168 267</text:p>
          </table:table-cell>
          <table:table-cell table:formula="of:=MID([.I472];1;1)" office:value-type="string" office:string-value="0">
            <text:p>0</text:p>
          </table:table-cell>
          <table:table-cell table:formula="of:=MID([.I472];4;6)" office:value-type="string" office:string-value="0.3171">
            <text:p>0.317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268">
            <text:p>0.3268</text:p>
          </table:table-cell>
          <table:table-cell table:formula="of:=IF([.B473]&gt;[.$E$1];1;0)" office:value-type="float" office:value="0">
            <text:p>0</text:p>
          </table:table-cell>
          <table:table-cell table:formula="of:=ABS([.A473]-[.C473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1, 0.32683 268</text:p>
          </table:table-cell>
          <table:table-cell table:formula="of:=MID([.I473];1;1)" office:value-type="string" office:string-value="1">
            <text:p>1</text:p>
          </table:table-cell>
          <table:table-cell table:formula="of:=MID([.I473];4;6)" office:value-type="string" office:string-value="0.3268">
            <text:p>0.326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398">
            <text:p>0.8398</text:p>
          </table:table-cell>
          <table:table-cell table:formula="of:=IF([.B474]&gt;[.$E$1];1;0)" office:value-type="float" office:value="1">
            <text:p>1</text:p>
          </table:table-cell>
          <table:table-cell table:formula="of:=ABS([.A474]-[.C474])" office:value-type="float" office:value="0">
            <text:p>0</text:p>
          </table:table-cell>
          <table:table-cell table:number-columns-repeated="4"/>
          <table:table-cell table:style-name="ce2" office:value-type="string">
            <text:p>1, 0.839857 270</text:p>
          </table:table-cell>
          <table:table-cell table:formula="of:=MID([.I474];1;1)" office:value-type="string" office:string-value="1">
            <text:p>1</text:p>
          </table:table-cell>
          <table:table-cell table:formula="of:=MID([.I474];4;6)" office:value-type="string" office:string-value="0.8398">
            <text:p>0.839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001">
            <text:p>0.3001</text:p>
          </table:table-cell>
          <table:table-cell table:formula="of:=IF([.B475]&gt;[.$E$1];1;0)" office:value-type="float" office:value="0">
            <text:p>0</text:p>
          </table:table-cell>
          <table:table-cell table:formula="of:=ABS([.A475]-[.C475])" office:value-type="float" office:value="1">
            <text:p>1</text:p>
          </table:table-cell>
          <table:table-cell table:number-columns-repeated="4"/>
          <table:table-cell table:style-name="ce2" office:value-type="string">
            <text:p>1, 0.300158 271</text:p>
          </table:table-cell>
          <table:table-cell table:formula="of:=MID([.I475];1;1)" office:value-type="string" office:string-value="1">
            <text:p>1</text:p>
          </table:table-cell>
          <table:table-cell table:formula="of:=MID([.I475];4;6)" office:value-type="string" office:string-value="0.3001">
            <text:p>0.300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15">
            <text:p>0.7315</text:p>
          </table:table-cell>
          <table:table-cell table:formula="of:=IF([.B476]&gt;[.$E$1];1;0)" office:value-type="float" office:value="1">
            <text:p>1</text:p>
          </table:table-cell>
          <table:table-cell table:formula="of:=ABS([.A476]-[.C476])" office:value-type="float" office:value="0">
            <text:p>0</text:p>
          </table:table-cell>
          <table:table-cell table:number-columns-repeated="4"/>
          <table:table-cell table:style-name="ce2" office:value-type="string">
            <text:p>1, 0.731561 272</text:p>
          </table:table-cell>
          <table:table-cell table:formula="of:=MID([.I476];1;1)" office:value-type="string" office:string-value="1">
            <text:p>1</text:p>
          </table:table-cell>
          <table:table-cell table:formula="of:=MID([.I476];4;6)" office:value-type="string" office:string-value="0.7315">
            <text:p>0.731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42">
            <text:p>0.5942</text:p>
          </table:table-cell>
          <table:table-cell table:formula="of:=IF([.B477]&gt;[.$E$1];1;0)" office:value-type="float" office:value="1">
            <text:p>1</text:p>
          </table:table-cell>
          <table:table-cell table:formula="of:=ABS([.A477]-[.C477])" office:value-type="float" office:value="0">
            <text:p>0</text:p>
          </table:table-cell>
          <table:table-cell table:number-columns-repeated="4"/>
          <table:table-cell table:style-name="ce2" office:value-type="string">
            <text:p>1, 0.594287 273</text:p>
          </table:table-cell>
          <table:table-cell table:formula="of:=MID([.I477];1;1)" office:value-type="string" office:string-value="1">
            <text:p>1</text:p>
          </table:table-cell>
          <table:table-cell table:formula="of:=MID([.I477];4;6)" office:value-type="string" office:string-value="0.5942">
            <text:p>0.594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779">
            <text:p>0.8779</text:p>
          </table:table-cell>
          <table:table-cell table:formula="of:=IF([.B478]&gt;[.$E$1];1;0)" office:value-type="float" office:value="1">
            <text:p>1</text:p>
          </table:table-cell>
          <table:table-cell table:formula="of:=ABS([.A478]-[.C478])" office:value-type="float" office:value="0">
            <text:p>0</text:p>
          </table:table-cell>
          <table:table-cell table:number-columns-repeated="4"/>
          <table:table-cell table:style-name="ce2" office:value-type="string">
            <text:p>1, 0.877998 274</text:p>
          </table:table-cell>
          <table:table-cell table:formula="of:=MID([.I478];1;1)" office:value-type="string" office:string-value="1">
            <text:p>1</text:p>
          </table:table-cell>
          <table:table-cell table:formula="of:=MID([.I478];4;6)" office:value-type="string" office:string-value="0.8779">
            <text:p>0.877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485">
            <text:p>0.4485</text:p>
          </table:table-cell>
          <table:table-cell table:formula="of:=IF([.B479]&gt;[.$E$1];1;0)" office:value-type="float" office:value="0">
            <text:p>0</text:p>
          </table:table-cell>
          <table:table-cell table:formula="of:=ABS([.A479]-[.C479])" office:value-type="float" office:value="0">
            <text:p>0</text:p>
          </table:table-cell>
          <table:table-cell table:number-columns-repeated="4"/>
          <table:table-cell table:style-name="ce2" office:value-type="string">
            <text:p>0, 0.448552 275</text:p>
          </table:table-cell>
          <table:table-cell table:formula="of:=MID([.I479];1;1)" office:value-type="string" office:string-value="0">
            <text:p>0</text:p>
          </table:table-cell>
          <table:table-cell table:formula="of:=MID([.I479];4;6)" office:value-type="string" office:string-value="0.4485">
            <text:p>0.448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275">
            <text:p>0.7275</text:p>
          </table:table-cell>
          <table:table-cell table:formula="of:=IF([.B480]&gt;[.$E$1];1;0)" office:value-type="float" office:value="1">
            <text:p>1</text:p>
          </table:table-cell>
          <table:table-cell table:formula="of:=ABS([.A480]-[.C480])" office:value-type="float" office:value="1">
            <text:p>1</text:p>
          </table:table-cell>
          <table:table-cell table:number-columns-repeated="4"/>
          <table:table-cell table:style-name="ce2" office:value-type="string">
            <text:p>0, 0.72758 277</text:p>
          </table:table-cell>
          <table:table-cell table:formula="of:=MID([.I480];1;1)" office:value-type="string" office:string-value="0">
            <text:p>0</text:p>
          </table:table-cell>
          <table:table-cell table:formula="of:=MID([.I480];4;6)" office:value-type="string" office:string-value="0.7275">
            <text:p>0.727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364">
            <text:p>0.9364</text:p>
          </table:table-cell>
          <table:table-cell table:formula="of:=IF([.B481]&gt;[.$E$1];1;0)" office:value-type="float" office:value="1">
            <text:p>1</text:p>
          </table:table-cell>
          <table:table-cell table:formula="of:=ABS([.A481]-[.C481])" office:value-type="float" office:value="0">
            <text:p>0</text:p>
          </table:table-cell>
          <table:table-cell table:number-columns-repeated="4"/>
          <table:table-cell table:style-name="ce2" office:value-type="string">
            <text:p>1, 0.936495 278</text:p>
          </table:table-cell>
          <table:table-cell table:formula="of:=MID([.I481];1;1)" office:value-type="string" office:string-value="1">
            <text:p>1</text:p>
          </table:table-cell>
          <table:table-cell table:formula="of:=MID([.I481];4;6)" office:value-type="string" office:string-value="0.9364">
            <text:p>0.936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616">
            <text:p>0.7616</text:p>
          </table:table-cell>
          <table:table-cell table:formula="of:=IF([.B482]&gt;[.$E$1];1;0)" office:value-type="float" office:value="1">
            <text:p>1</text:p>
          </table:table-cell>
          <table:table-cell table:formula="of:=ABS([.A482]-[.C482])" office:value-type="float" office:value="1">
            <text:p>1</text:p>
          </table:table-cell>
          <table:table-cell table:number-columns-repeated="4"/>
          <table:table-cell table:style-name="ce2" office:value-type="string">
            <text:p>0, 0.761687 279</text:p>
          </table:table-cell>
          <table:table-cell table:formula="of:=MID([.I482];1;1)" office:value-type="string" office:string-value="0">
            <text:p>0</text:p>
          </table:table-cell>
          <table:table-cell table:formula="of:=MID([.I482];4;6)" office:value-type="string" office:string-value="0.7616">
            <text:p>0.761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33">
            <text:p>0.5833</text:p>
          </table:table-cell>
          <table:table-cell table:formula="of:=IF([.B483]&gt;[.$E$1];1;0)" office:value-type="float" office:value="1">
            <text:p>1</text:p>
          </table:table-cell>
          <table:table-cell table:formula="of:=ABS([.A483]-[.C483])" office:value-type="float" office:value="0">
            <text:p>0</text:p>
          </table:table-cell>
          <table:table-cell table:number-columns-repeated="4"/>
          <table:table-cell table:style-name="ce2" office:value-type="string">
            <text:p>1, 0.583314 281</text:p>
          </table:table-cell>
          <table:table-cell table:formula="of:=MID([.I483];1;1)" office:value-type="string" office:string-value="1">
            <text:p>1</text:p>
          </table:table-cell>
          <table:table-cell table:formula="of:=MID([.I483];4;6)" office:value-type="string" office:string-value="0.5833">
            <text:p>0.583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78">
            <text:p>0.6778</text:p>
          </table:table-cell>
          <table:table-cell table:formula="of:=IF([.B484]&gt;[.$E$1];1;0)" office:value-type="float" office:value="1">
            <text:p>1</text:p>
          </table:table-cell>
          <table:table-cell table:formula="of:=ABS([.A484]-[.C484])" office:value-type="float" office:value="0">
            <text:p>0</text:p>
          </table:table-cell>
          <table:table-cell table:number-columns-repeated="4"/>
          <table:table-cell table:style-name="ce2" office:value-type="string">
            <text:p>1, 0.677804 282</text:p>
          </table:table-cell>
          <table:table-cell table:formula="of:=MID([.I484];1;1)" office:value-type="string" office:string-value="1">
            <text:p>1</text:p>
          </table:table-cell>
          <table:table-cell table:formula="of:=MID([.I484];4;6)" office:value-type="string" office:string-value="0.6778">
            <text:p>0.677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06">
            <text:p>0.5806</text:p>
          </table:table-cell>
          <table:table-cell table:formula="of:=IF([.B485]&gt;[.$E$1];1;0)" office:value-type="float" office:value="1">
            <text:p>1</text:p>
          </table:table-cell>
          <table:table-cell table:formula="of:=ABS([.A485]-[.C485])" office:value-type="float" office:value="0">
            <text:p>0</text:p>
          </table:table-cell>
          <table:table-cell table:number-columns-repeated="4"/>
          <table:table-cell table:style-name="ce2" office:value-type="string">
            <text:p>1, 0.58068 283</text:p>
          </table:table-cell>
          <table:table-cell table:formula="of:=MID([.I485];1;1)" office:value-type="string" office:string-value="1">
            <text:p>1</text:p>
          </table:table-cell>
          <table:table-cell table:formula="of:=MID([.I485];4;6)" office:value-type="string" office:string-value="0.5806">
            <text:p>0.580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411">
            <text:p>0.5411</text:p>
          </table:table-cell>
          <table:table-cell table:formula="of:=IF([.B486]&gt;[.$E$1];1;0)" office:value-type="float" office:value="1">
            <text:p>1</text:p>
          </table:table-cell>
          <table:table-cell table:formula="of:=ABS([.A486]-[.C486])" office:value-type="float" office:value="1">
            <text:p>1</text:p>
          </table:table-cell>
          <table:table-cell table:number-columns-repeated="4"/>
          <table:table-cell table:style-name="ce2" office:value-type="string">
            <text:p>0, 0.541116 284</text:p>
          </table:table-cell>
          <table:table-cell table:formula="of:=MID([.I486];1;1)" office:value-type="string" office:string-value="0">
            <text:p>0</text:p>
          </table:table-cell>
          <table:table-cell table:formula="of:=MID([.I486];4;6)" office:value-type="string" office:string-value="0.5411">
            <text:p>0.541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89">
            <text:p>0.7089</text:p>
          </table:table-cell>
          <table:table-cell table:formula="of:=IF([.B487]&gt;[.$E$1];1;0)" office:value-type="float" office:value="1">
            <text:p>1</text:p>
          </table:table-cell>
          <table:table-cell table:formula="of:=ABS([.A487]-[.C487])" office:value-type="float" office:value="0">
            <text:p>0</text:p>
          </table:table-cell>
          <table:table-cell table:number-columns-repeated="4"/>
          <table:table-cell table:style-name="ce2" office:value-type="string">
            <text:p>1, 0.708974 285</text:p>
          </table:table-cell>
          <table:table-cell table:formula="of:=MID([.I487];1;1)" office:value-type="string" office:string-value="1">
            <text:p>1</text:p>
          </table:table-cell>
          <table:table-cell table:formula="of:=MID([.I487];4;6)" office:value-type="string" office:string-value="0.7089">
            <text:p>0.708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77">
            <text:p>0.6477</text:p>
          </table:table-cell>
          <table:table-cell table:formula="of:=IF([.B488]&gt;[.$E$1];1;0)" office:value-type="float" office:value="1">
            <text:p>1</text:p>
          </table:table-cell>
          <table:table-cell table:formula="of:=ABS([.A488]-[.C488])" office:value-type="float" office:value="0">
            <text:p>0</text:p>
          </table:table-cell>
          <table:table-cell table:number-columns-repeated="4"/>
          <table:table-cell table:style-name="ce2" office:value-type="string">
            <text:p>1, 0.647709 286</text:p>
          </table:table-cell>
          <table:table-cell table:formula="of:=MID([.I488];1;1)" office:value-type="string" office:string-value="1">
            <text:p>1</text:p>
          </table:table-cell>
          <table:table-cell table:formula="of:=MID([.I488];4;6)" office:value-type="string" office:string-value="0.6477">
            <text:p>0.647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2">
            <text:p>0.692</text:p>
          </table:table-cell>
          <table:table-cell table:formula="of:=IF([.B489]&gt;[.$E$1];1;0)" office:value-type="float" office:value="1">
            <text:p>1</text:p>
          </table:table-cell>
          <table:table-cell table:formula="of:=ABS([.A489]-[.C489])" office:value-type="float" office:value="0">
            <text:p>0</text:p>
          </table:table-cell>
          <table:table-cell table:number-columns-repeated="4"/>
          <table:table-cell table:style-name="ce2" office:value-type="string">
            <text:p>1, 0.692001 287</text:p>
          </table:table-cell>
          <table:table-cell table:formula="of:=MID([.I489];1;1)" office:value-type="string" office:string-value="1">
            <text:p>1</text:p>
          </table:table-cell>
          <table:table-cell table:formula="of:=MID([.I489];4;6)" office:value-type="string" office:string-value="0.6920">
            <text:p>0.692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2596">
            <text:p>0.2596</text:p>
          </table:table-cell>
          <table:table-cell table:formula="of:=IF([.B490]&gt;[.$E$1];1;0)" office:value-type="float" office:value="0">
            <text:p>0</text:p>
          </table:table-cell>
          <table:table-cell table:formula="of:=ABS([.A490]-[.C490])" office:value-type="float" office:value="1">
            <text:p>1</text:p>
          </table:table-cell>
          <table:table-cell table:number-columns-repeated="4"/>
          <table:table-cell table:style-name="ce2" office:value-type="string">
            <text:p>1, 0.25962 288</text:p>
          </table:table-cell>
          <table:table-cell table:formula="of:=MID([.I490];1;1)" office:value-type="string" office:string-value="1">
            <text:p>1</text:p>
          </table:table-cell>
          <table:table-cell table:formula="of:=MID([.I490];4;6)" office:value-type="string" office:string-value="0.2596">
            <text:p>0.259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112">
            <text:p>0.8112</text:p>
          </table:table-cell>
          <table:table-cell table:formula="of:=IF([.B491]&gt;[.$E$1];1;0)" office:value-type="float" office:value="1">
            <text:p>1</text:p>
          </table:table-cell>
          <table:table-cell table:formula="of:=ABS([.A491]-[.C491])" office:value-type="float" office:value="0">
            <text:p>0</text:p>
          </table:table-cell>
          <table:table-cell table:number-columns-repeated="4"/>
          <table:table-cell table:style-name="ce2" office:value-type="string">
            <text:p>1, 0.811291 289</text:p>
          </table:table-cell>
          <table:table-cell table:formula="of:=MID([.I491];1;1)" office:value-type="string" office:string-value="1">
            <text:p>1</text:p>
          </table:table-cell>
          <table:table-cell table:formula="of:=MID([.I491];4;6)" office:value-type="string" office:string-value="0.8112">
            <text:p>0.811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233">
            <text:p>0.6233</text:p>
          </table:table-cell>
          <table:table-cell table:formula="of:=IF([.B492]&gt;[.$E$1];1;0)" office:value-type="float" office:value="1">
            <text:p>1</text:p>
          </table:table-cell>
          <table:table-cell table:formula="of:=ABS([.A492]-[.C492])" office:value-type="float" office:value="1">
            <text:p>1</text:p>
          </table:table-cell>
          <table:table-cell table:number-columns-repeated="4"/>
          <table:table-cell table:style-name="ce2" office:value-type="string">
            <text:p>0, 0.623333 290</text:p>
          </table:table-cell>
          <table:table-cell table:formula="of:=MID([.I492];1;1)" office:value-type="string" office:string-value="0">
            <text:p>0</text:p>
          </table:table-cell>
          <table:table-cell table:formula="of:=MID([.I492];4;6)" office:value-type="string" office:string-value="0.6233">
            <text:p>0.623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485">
            <text:p>0.3485</text:p>
          </table:table-cell>
          <table:table-cell table:formula="of:=IF([.B493]&gt;[.$E$1];1;0)" office:value-type="float" office:value="0">
            <text:p>0</text:p>
          </table:table-cell>
          <table:table-cell table:formula="of:=ABS([.A493]-[.C493])" office:value-type="float" office:value="0">
            <text:p>0</text:p>
          </table:table-cell>
          <table:table-cell table:number-columns-repeated="4"/>
          <table:table-cell table:style-name="ce2" office:value-type="string">
            <text:p>0, 0.348558 291</text:p>
          </table:table-cell>
          <table:table-cell table:formula="of:=MID([.I493];1;1)" office:value-type="string" office:string-value="0">
            <text:p>0</text:p>
          </table:table-cell>
          <table:table-cell table:formula="of:=MID([.I493];4;6)" office:value-type="string" office:string-value="0.3485">
            <text:p>0.348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71">
            <text:p>0.571</text:p>
          </table:table-cell>
          <table:table-cell table:formula="of:=IF([.B494]&gt;[.$E$1];1;0)" office:value-type="float" office:value="1">
            <text:p>1</text:p>
          </table:table-cell>
          <table:table-cell table:formula="of:=ABS([.A494]-[.C494])" office:value-type="float" office:value="1">
            <text:p>1</text:p>
          </table:table-cell>
          <table:table-cell table:number-columns-repeated="4"/>
          <table:table-cell table:style-name="ce2" office:value-type="string">
            <text:p>0, 0.571078 292</text:p>
          </table:table-cell>
          <table:table-cell table:formula="of:=MID([.I494];1;1)" office:value-type="string" office:string-value="0">
            <text:p>0</text:p>
          </table:table-cell>
          <table:table-cell table:formula="of:=MID([.I494];4;6)" office:value-type="string" office:string-value="0.5710">
            <text:p>0.571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141">
            <text:p>0.8141</text:p>
          </table:table-cell>
          <table:table-cell table:formula="of:=IF([.B495]&gt;[.$E$1];1;0)" office:value-type="float" office:value="1">
            <text:p>1</text:p>
          </table:table-cell>
          <table:table-cell table:formula="of:=ABS([.A495]-[.C495])" office:value-type="float" office:value="0">
            <text:p>0</text:p>
          </table:table-cell>
          <table:table-cell table:number-columns-repeated="4"/>
          <table:table-cell table:style-name="ce2" office:value-type="string">
            <text:p>1, 0.814172 293</text:p>
          </table:table-cell>
          <table:table-cell table:formula="of:=MID([.I495];1;1)" office:value-type="string" office:string-value="1">
            <text:p>1</text:p>
          </table:table-cell>
          <table:table-cell table:formula="of:=MID([.I495];4;6)" office:value-type="string" office:string-value="0.8141">
            <text:p>0.814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57">
            <text:p>0.4957</text:p>
          </table:table-cell>
          <table:table-cell table:formula="of:=IF([.B496]&gt;[.$E$1];1;0)" office:value-type="float" office:value="1">
            <text:p>1</text:p>
          </table:table-cell>
          <table:table-cell table:formula="of:=ABS([.A496]-[.C496])" office:value-type="float" office:value="0">
            <text:p>0</text:p>
          </table:table-cell>
          <table:table-cell table:number-columns-repeated="4"/>
          <table:table-cell table:style-name="ce2" office:value-type="string">
            <text:p>1, 0.495733 294</text:p>
          </table:table-cell>
          <table:table-cell table:formula="of:=MID([.I496];1;1)" office:value-type="string" office:string-value="1">
            <text:p>1</text:p>
          </table:table-cell>
          <table:table-cell table:formula="of:=MID([.I496];4;6)" office:value-type="string" office:string-value="0.4957">
            <text:p>0.495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977">
            <text:p>0.7977</text:p>
          </table:table-cell>
          <table:table-cell table:formula="of:=IF([.B497]&gt;[.$E$1];1;0)" office:value-type="float" office:value="1">
            <text:p>1</text:p>
          </table:table-cell>
          <table:table-cell table:formula="of:=ABS([.A497]-[.C497])" office:value-type="float" office:value="1">
            <text:p>1</text:p>
          </table:table-cell>
          <table:table-cell table:number-columns-repeated="4"/>
          <table:table-cell table:style-name="ce2" office:value-type="string">
            <text:p>0, 0.797705 295</text:p>
          </table:table-cell>
          <table:table-cell table:formula="of:=MID([.I497];1;1)" office:value-type="string" office:string-value="0">
            <text:p>0</text:p>
          </table:table-cell>
          <table:table-cell table:formula="of:=MID([.I497];4;6)" office:value-type="string" office:string-value="0.7977">
            <text:p>0.797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61">
            <text:p>0.5961</text:p>
          </table:table-cell>
          <table:table-cell table:formula="of:=IF([.B498]&gt;[.$E$1];1;0)" office:value-type="float" office:value="1">
            <text:p>1</text:p>
          </table:table-cell>
          <table:table-cell table:formula="of:=ABS([.A498]-[.C498])" office:value-type="float" office:value="0">
            <text:p>0</text:p>
          </table:table-cell>
          <table:table-cell table:number-columns-repeated="4"/>
          <table:table-cell table:style-name="ce2" office:value-type="string">
            <text:p>1, 0.596171 296</text:p>
          </table:table-cell>
          <table:table-cell table:formula="of:=MID([.I498];1;1)" office:value-type="string" office:string-value="1">
            <text:p>1</text:p>
          </table:table-cell>
          <table:table-cell table:formula="of:=MID([.I498];4;6)" office:value-type="string" office:string-value="0.5961">
            <text:p>0.596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721">
            <text:p>0.4721</text:p>
          </table:table-cell>
          <table:table-cell table:formula="of:=IF([.B499]&gt;[.$E$1];1;0)" office:value-type="float" office:value="0">
            <text:p>0</text:p>
          </table:table-cell>
          <table:table-cell table:formula="of:=ABS([.A499]-[.C499])" office:value-type="float" office:value="1">
            <text:p>1</text:p>
          </table:table-cell>
          <table:table-cell table:number-columns-repeated="4"/>
          <table:table-cell table:style-name="ce2" office:value-type="string">
            <text:p>1, 0.472194 297</text:p>
          </table:table-cell>
          <table:table-cell table:formula="of:=MID([.I499];1;1)" office:value-type="string" office:string-value="1">
            <text:p>1</text:p>
          </table:table-cell>
          <table:table-cell table:formula="of:=MID([.I499];4;6)" office:value-type="string" office:string-value="0.4721">
            <text:p>0.472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9">
            <text:p>0.579</text:p>
          </table:table-cell>
          <table:table-cell table:formula="of:=IF([.B500]&gt;[.$E$1];1;0)" office:value-type="float" office:value="1">
            <text:p>1</text:p>
          </table:table-cell>
          <table:table-cell table:formula="of:=ABS([.A500]-[.C500])" office:value-type="float" office:value="0">
            <text:p>0</text:p>
          </table:table-cell>
          <table:table-cell table:number-columns-repeated="4"/>
          <table:table-cell table:style-name="ce2" office:value-type="string">
            <text:p>1, 0.579071 299</text:p>
          </table:table-cell>
          <table:table-cell table:formula="of:=MID([.I500];1;1)" office:value-type="string" office:string-value="1">
            <text:p>1</text:p>
          </table:table-cell>
          <table:table-cell table:formula="of:=MID([.I500];4;6)" office:value-type="string" office:string-value="0.5790">
            <text:p>0.579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21">
            <text:p>0.7521</text:p>
          </table:table-cell>
          <table:table-cell table:formula="of:=IF([.B501]&gt;[.$E$1];1;0)" office:value-type="float" office:value="1">
            <text:p>1</text:p>
          </table:table-cell>
          <table:table-cell table:formula="of:=ABS([.A501]-[.C501])" office:value-type="float" office:value="0">
            <text:p>0</text:p>
          </table:table-cell>
          <table:table-cell table:number-columns-repeated="4"/>
          <table:table-cell table:style-name="ce2" office:value-type="string">
            <text:p>1, 0.752162 300</text:p>
          </table:table-cell>
          <table:table-cell table:formula="of:=MID([.I501];1;1)" office:value-type="string" office:string-value="1">
            <text:p>1</text:p>
          </table:table-cell>
          <table:table-cell table:formula="of:=MID([.I501];4;6)" office:value-type="string" office:string-value="0.7521">
            <text:p>0.752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12">
            <text:p>0.5512</text:p>
          </table:table-cell>
          <table:table-cell table:formula="of:=IF([.B502]&gt;[.$E$1];1;0)" office:value-type="float" office:value="1">
            <text:p>1</text:p>
          </table:table-cell>
          <table:table-cell table:formula="of:=ABS([.A502]-[.C502])" office:value-type="float" office:value="0">
            <text:p>0</text:p>
          </table:table-cell>
          <table:table-cell table:number-columns-repeated="4"/>
          <table:table-cell table:style-name="ce2" office:value-type="string">
            <text:p>1, 0.551269 302</text:p>
          </table:table-cell>
          <table:table-cell table:formula="of:=MID([.I502];1;1)" office:value-type="string" office:string-value="1">
            <text:p>1</text:p>
          </table:table-cell>
          <table:table-cell table:formula="of:=MID([.I502];4;6)" office:value-type="string" office:string-value="0.5512">
            <text:p>0.551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518">
            <text:p>0.9518</text:p>
          </table:table-cell>
          <table:table-cell table:formula="of:=IF([.B503]&gt;[.$E$1];1;0)" office:value-type="float" office:value="1">
            <text:p>1</text:p>
          </table:table-cell>
          <table:table-cell table:formula="of:=ABS([.A503]-[.C503])" office:value-type="float" office:value="0">
            <text:p>0</text:p>
          </table:table-cell>
          <table:table-cell table:number-columns-repeated="4"/>
          <table:table-cell table:style-name="ce2" office:value-type="string">
            <text:p>1, 0.951879 303</text:p>
          </table:table-cell>
          <table:table-cell table:formula="of:=MID([.I503];1;1)" office:value-type="string" office:string-value="1">
            <text:p>1</text:p>
          </table:table-cell>
          <table:table-cell table:formula="of:=MID([.I503];4;6)" office:value-type="string" office:string-value="0.9518">
            <text:p>0.951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126">
            <text:p>0.4126</text:p>
          </table:table-cell>
          <table:table-cell table:formula="of:=IF([.B504]&gt;[.$E$1];1;0)" office:value-type="float" office:value="0">
            <text:p>0</text:p>
          </table:table-cell>
          <table:table-cell table:formula="of:=ABS([.A504]-[.C504])" office:value-type="float" office:value="1">
            <text:p>1</text:p>
          </table:table-cell>
          <table:table-cell table:number-columns-repeated="4"/>
          <table:table-cell table:style-name="ce2" office:value-type="string">
            <text:p>1, 0.412685 304</text:p>
          </table:table-cell>
          <table:table-cell table:formula="of:=MID([.I504];1;1)" office:value-type="string" office:string-value="1">
            <text:p>1</text:p>
          </table:table-cell>
          <table:table-cell table:formula="of:=MID([.I504];4;6)" office:value-type="string" office:string-value="0.4126">
            <text:p>0.412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077">
            <text:p>0.3077</text:p>
          </table:table-cell>
          <table:table-cell table:formula="of:=IF([.B505]&gt;[.$E$1];1;0)" office:value-type="float" office:value="0">
            <text:p>0</text:p>
          </table:table-cell>
          <table:table-cell table:formula="of:=ABS([.A505]-[.C505])" office:value-type="float" office:value="0">
            <text:p>0</text:p>
          </table:table-cell>
          <table:table-cell table:number-columns-repeated="4"/>
          <table:table-cell table:style-name="ce2" office:value-type="string">
            <text:p>0, 0.307799 305</text:p>
          </table:table-cell>
          <table:table-cell table:formula="of:=MID([.I505];1;1)" office:value-type="string" office:string-value="0">
            <text:p>0</text:p>
          </table:table-cell>
          <table:table-cell table:formula="of:=MID([.I505];4;6)" office:value-type="string" office:string-value="0.3077">
            <text:p>0.307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533">
            <text:p>0.6533</text:p>
          </table:table-cell>
          <table:table-cell table:formula="of:=IF([.B506]&gt;[.$E$1];1;0)" office:value-type="float" office:value="1">
            <text:p>1</text:p>
          </table:table-cell>
          <table:table-cell table:formula="of:=ABS([.A506]-[.C506])" office:value-type="float" office:value="1">
            <text:p>1</text:p>
          </table:table-cell>
          <table:table-cell table:number-columns-repeated="4"/>
          <table:table-cell table:style-name="ce2" office:value-type="string">
            <text:p>0, 0.653302 306</text:p>
          </table:table-cell>
          <table:table-cell table:formula="of:=MID([.I506];1;1)" office:value-type="string" office:string-value="0">
            <text:p>0</text:p>
          </table:table-cell>
          <table:table-cell table:formula="of:=MID([.I506];4;6)" office:value-type="string" office:string-value="0.6533">
            <text:p>0.653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27">
            <text:p>0.5927</text:p>
          </table:table-cell>
          <table:table-cell table:formula="of:=IF([.B507]&gt;[.$E$1];1;0)" office:value-type="float" office:value="1">
            <text:p>1</text:p>
          </table:table-cell>
          <table:table-cell table:formula="of:=ABS([.A507]-[.C507])" office:value-type="float" office:value="0">
            <text:p>0</text:p>
          </table:table-cell>
          <table:table-cell table:number-columns-repeated="4"/>
          <table:table-cell table:style-name="ce2" office:value-type="string">
            <text:p>1, 0.59274 307</text:p>
          </table:table-cell>
          <table:table-cell table:formula="of:=MID([.I507];1;1)" office:value-type="string" office:string-value="1">
            <text:p>1</text:p>
          </table:table-cell>
          <table:table-cell table:formula="of:=MID([.I507];4;6)" office:value-type="string" office:string-value="0.5927">
            <text:p>0.592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21">
            <text:p>0.7321</text:p>
          </table:table-cell>
          <table:table-cell table:formula="of:=IF([.B508]&gt;[.$E$1];1;0)" office:value-type="float" office:value="1">
            <text:p>1</text:p>
          </table:table-cell>
          <table:table-cell table:formula="of:=ABS([.A508]-[.C508])" office:value-type="float" office:value="0">
            <text:p>0</text:p>
          </table:table-cell>
          <table:table-cell/>
          <table:table-cell office:value-type="string">
            <text:p>lm</text:p>
          </table:table-cell>
          <table:table-cell table:number-columns-repeated="2"/>
          <table:table-cell table:style-name="ce2" office:value-type="string">
            <text:p>1, 0.732102 308</text:p>
          </table:table-cell>
          <table:table-cell table:formula="of:=MID([.I508];1;1)" office:value-type="string" office:string-value="1">
            <text:p>1</text:p>
          </table:table-cell>
          <table:table-cell table:formula="of:=MID([.I508];4;6)" office:value-type="string" office:string-value="0.7321">
            <text:p>0.732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09">
            <text:p>0.6309</text:p>
          </table:table-cell>
          <table:table-cell table:formula="of:=IF([.B509]&gt;[.$E$1];1;0)" office:value-type="float" office:value="1">
            <text:p>1</text:p>
          </table:table-cell>
          <table:table-cell table:formula="of:=ABS([.A509]-[.C509])" office:value-type="float" office:value="0">
            <text:p>0</text:p>
          </table:table-cell>
          <table:table-cell table:number-columns-repeated="4"/>
          <table:table-cell table:style-name="ce2" office:value-type="string">
            <text:p>1, 0.630917 309</text:p>
          </table:table-cell>
          <table:table-cell table:formula="of:=MID([.I509];1;1)" office:value-type="string" office:string-value="1">
            <text:p>1</text:p>
          </table:table-cell>
          <table:table-cell table:formula="of:=MID([.I509];4;6)" office:value-type="string" office:string-value="0.6309">
            <text:p>0.630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015">
            <text:p>0.6015</text:p>
          </table:table-cell>
          <table:table-cell table:formula="of:=IF([.B510]&gt;[.$E$1];1;0)" office:value-type="float" office:value="1">
            <text:p>1</text:p>
          </table:table-cell>
          <table:table-cell table:formula="of:=ABS([.A510]-[.C510])" office:value-type="float" office:value="1">
            <text:p>1</text:p>
          </table:table-cell>
          <table:table-cell table:number-columns-repeated="4"/>
          <table:table-cell table:style-name="ce2" office:value-type="string">
            <text:p>0, 0.601575 310</text:p>
          </table:table-cell>
          <table:table-cell table:formula="of:=MID([.I510];1;1)" office:value-type="string" office:string-value="0">
            <text:p>0</text:p>
          </table:table-cell>
          <table:table-cell table:formula="of:=MID([.I510];4;6)" office:value-type="string" office:string-value="0.6015">
            <text:p>0.601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35">
            <text:p>0.7235</text:p>
          </table:table-cell>
          <table:table-cell table:formula="of:=IF([.B511]&gt;[.$E$1];1;0)" office:value-type="float" office:value="1">
            <text:p>1</text:p>
          </table:table-cell>
          <table:table-cell table:formula="of:=ABS([.A511]-[.C511])" office:value-type="float" office:value="0">
            <text:p>0</text:p>
          </table:table-cell>
          <table:table-cell table:number-columns-repeated="4"/>
          <table:table-cell table:style-name="ce2" office:value-type="string">
            <text:p>1, 0.723595 311</text:p>
          </table:table-cell>
          <table:table-cell table:formula="of:=MID([.I511];1;1)" office:value-type="string" office:string-value="1">
            <text:p>1</text:p>
          </table:table-cell>
          <table:table-cell table:formula="of:=MID([.I511];4;6)" office:value-type="string" office:string-value="0.7235">
            <text:p>0.723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26">
            <text:p>0.5626</text:p>
          </table:table-cell>
          <table:table-cell table:formula="of:=IF([.B512]&gt;[.$E$1];1;0)" office:value-type="float" office:value="1">
            <text:p>1</text:p>
          </table:table-cell>
          <table:table-cell table:formula="of:=ABS([.A512]-[.C512])" office:value-type="float" office:value="0">
            <text:p>0</text:p>
          </table:table-cell>
          <table:table-cell table:number-columns-repeated="4"/>
          <table:table-cell table:style-name="ce2" office:value-type="string">
            <text:p>1, 0.562612 312</text:p>
          </table:table-cell>
          <table:table-cell table:formula="of:=MID([.I512];1;1)" office:value-type="string" office:string-value="1">
            <text:p>1</text:p>
          </table:table-cell>
          <table:table-cell table:formula="of:=MID([.I512];4;6)" office:value-type="string" office:string-value="0.5626">
            <text:p>0.562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69">
            <text:p>0.6869</text:p>
          </table:table-cell>
          <table:table-cell table:formula="of:=IF([.B513]&gt;[.$E$1];1;0)" office:value-type="float" office:value="1">
            <text:p>1</text:p>
          </table:table-cell>
          <table:table-cell table:formula="of:=ABS([.A513]-[.C513])" office:value-type="float" office:value="0">
            <text:p>0</text:p>
          </table:table-cell>
          <table:table-cell table:number-columns-repeated="4"/>
          <table:table-cell table:style-name="ce2" office:value-type="string">
            <text:p>1, 0.686963 314</text:p>
          </table:table-cell>
          <table:table-cell table:formula="of:=MID([.I513];1;1)" office:value-type="string" office:string-value="1">
            <text:p>1</text:p>
          </table:table-cell>
          <table:table-cell table:formula="of:=MID([.I513];4;6)" office:value-type="string" office:string-value="0.6869">
            <text:p>0.686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939">
            <text:p>0.4939</text:p>
          </table:table-cell>
          <table:table-cell table:formula="of:=IF([.B514]&gt;[.$E$1];1;0)" office:value-type="float" office:value="1">
            <text:p>1</text:p>
          </table:table-cell>
          <table:table-cell table:formula="of:=ABS([.A514]-[.C514])" office:value-type="float" office:value="1">
            <text:p>1</text:p>
          </table:table-cell>
          <table:table-cell table:number-columns-repeated="4"/>
          <table:table-cell table:style-name="ce2" office:value-type="string">
            <text:p>0, 0.493937 315</text:p>
          </table:table-cell>
          <table:table-cell table:formula="of:=MID([.I514];1;1)" office:value-type="string" office:string-value="0">
            <text:p>0</text:p>
          </table:table-cell>
          <table:table-cell table:formula="of:=MID([.I514];4;6)" office:value-type="string" office:string-value="0.4939">
            <text:p>0.493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695">
            <text:p>0.8695</text:p>
          </table:table-cell>
          <table:table-cell table:formula="of:=IF([.B515]&gt;[.$E$1];1;0)" office:value-type="float" office:value="1">
            <text:p>1</text:p>
          </table:table-cell>
          <table:table-cell table:formula="of:=ABS([.A515]-[.C515])" office:value-type="float" office:value="0">
            <text:p>0</text:p>
          </table:table-cell>
          <table:table-cell table:number-columns-repeated="4"/>
          <table:table-cell table:style-name="ce2" office:value-type="string">
            <text:p>1, 0.869579 316</text:p>
          </table:table-cell>
          <table:table-cell table:formula="of:=MID([.I515];1;1)" office:value-type="string" office:string-value="1">
            <text:p>1</text:p>
          </table:table-cell>
          <table:table-cell table:formula="of:=MID([.I515];4;6)" office:value-type="string" office:string-value="0.8695">
            <text:p>0.869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1">
            <text:p>0.631</text:p>
          </table:table-cell>
          <table:table-cell table:formula="of:=IF([.B516]&gt;[.$E$1];1;0)" office:value-type="float" office:value="1">
            <text:p>1</text:p>
          </table:table-cell>
          <table:table-cell table:formula="of:=ABS([.A516]-[.C516])" office:value-type="float" office:value="0">
            <text:p>0</text:p>
          </table:table-cell>
          <table:table-cell table:number-columns-repeated="4"/>
          <table:table-cell table:style-name="ce2" office:value-type="string">
            <text:p>1, 0.631046 317</text:p>
          </table:table-cell>
          <table:table-cell table:formula="of:=MID([.I516];1;1)" office:value-type="string" office:string-value="1">
            <text:p>1</text:p>
          </table:table-cell>
          <table:table-cell table:formula="of:=MID([.I516];4;6)" office:value-type="string" office:string-value="0.6310">
            <text:p>0.631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4">
            <text:p>0.714</text:p>
          </table:table-cell>
          <table:table-cell table:formula="of:=IF([.B517]&gt;[.$E$1];1;0)" office:value-type="float" office:value="1">
            <text:p>1</text:p>
          </table:table-cell>
          <table:table-cell table:formula="of:=ABS([.A517]-[.C517])" office:value-type="float" office:value="0">
            <text:p>0</text:p>
          </table:table-cell>
          <table:table-cell table:number-columns-repeated="4"/>
          <table:table-cell table:style-name="ce2" office:value-type="string">
            <text:p>1, 0.714005 318</text:p>
          </table:table-cell>
          <table:table-cell table:formula="of:=MID([.I517];1;1)" office:value-type="string" office:string-value="1">
            <text:p>1</text:p>
          </table:table-cell>
          <table:table-cell table:formula="of:=MID([.I517];4;6)" office:value-type="string" office:string-value="0.7140">
            <text:p>0.714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84">
            <text:p>0.484</text:p>
          </table:table-cell>
          <table:table-cell table:formula="of:=IF([.B518]&gt;[.$E$1];1;0)" office:value-type="float" office:value="0">
            <text:p>0</text:p>
          </table:table-cell>
          <table:table-cell table:formula="of:=ABS([.A518]-[.C518])" office:value-type="float" office:value="0">
            <text:p>0</text:p>
          </table:table-cell>
          <table:table-cell table:number-columns-repeated="4"/>
          <table:table-cell table:style-name="ce2" office:value-type="string">
            <text:p>0, 0.484065 319</text:p>
          </table:table-cell>
          <table:table-cell table:formula="of:=MID([.I518];1;1)" office:value-type="string" office:string-value="0">
            <text:p>0</text:p>
          </table:table-cell>
          <table:table-cell table:formula="of:=MID([.I518];4;6)" office:value-type="string" office:string-value="0.4840">
            <text:p>0.484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878">
            <text:p>0.3878</text:p>
          </table:table-cell>
          <table:table-cell table:formula="of:=IF([.B519]&gt;[.$E$1];1;0)" office:value-type="float" office:value="0">
            <text:p>0</text:p>
          </table:table-cell>
          <table:table-cell table:formula="of:=ABS([.A519]-[.C519])" office:value-type="float" office:value="1">
            <text:p>1</text:p>
          </table:table-cell>
          <table:table-cell table:number-columns-repeated="4"/>
          <table:table-cell table:style-name="ce2" office:value-type="string">
            <text:p>1, 0.38787 320</text:p>
          </table:table-cell>
          <table:table-cell table:formula="of:=MID([.I519];1;1)" office:value-type="string" office:string-value="1">
            <text:p>1</text:p>
          </table:table-cell>
          <table:table-cell table:formula="of:=MID([.I519];4;6)" office:value-type="string" office:string-value="0.3878">
            <text:p>0.387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269">
            <text:p>0.5269</text:p>
          </table:table-cell>
          <table:table-cell table:formula="of:=IF([.B520]&gt;[.$E$1];1;0)" office:value-type="float" office:value="1">
            <text:p>1</text:p>
          </table:table-cell>
          <table:table-cell table:formula="of:=ABS([.A520]-[.C520])" office:value-type="float" office:value="1">
            <text:p>1</text:p>
          </table:table-cell>
          <table:table-cell table:number-columns-repeated="4"/>
          <table:table-cell table:style-name="ce2" office:value-type="string">
            <text:p>0, 0.526956 321</text:p>
          </table:table-cell>
          <table:table-cell table:formula="of:=MID([.I520];1;1)" office:value-type="string" office:string-value="0">
            <text:p>0</text:p>
          </table:table-cell>
          <table:table-cell table:formula="of:=MID([.I520];4;6)" office:value-type="string" office:string-value="0.5269">
            <text:p>0.526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63">
            <text:p>0.363</text:p>
          </table:table-cell>
          <table:table-cell table:formula="of:=IF([.B521]&gt;[.$E$1];1;0)" office:value-type="float" office:value="0">
            <text:p>0</text:p>
          </table:table-cell>
          <table:table-cell table:formula="of:=ABS([.A521]-[.C521])" office:value-type="float" office:value="0">
            <text:p>0</text:p>
          </table:table-cell>
          <table:table-cell table:number-columns-repeated="4"/>
          <table:table-cell table:style-name="ce2" office:value-type="string">
            <text:p>0, 0.36304 323</text:p>
          </table:table-cell>
          <table:table-cell table:formula="of:=MID([.I521];1;1)" office:value-type="string" office:string-value="0">
            <text:p>0</text:p>
          </table:table-cell>
          <table:table-cell table:formula="of:=MID([.I521];4;6)" office:value-type="string" office:string-value="0.3630">
            <text:p>0.363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5">
            <text:p>0.735</text:p>
          </table:table-cell>
          <table:table-cell table:formula="of:=IF([.B522]&gt;[.$E$1];1;0)" office:value-type="float" office:value="1">
            <text:p>1</text:p>
          </table:table-cell>
          <table:table-cell table:formula="of:=ABS([.A522]-[.C522])" office:value-type="float" office:value="0">
            <text:p>0</text:p>
          </table:table-cell>
          <table:table-cell table:number-columns-repeated="4"/>
          <table:table-cell table:style-name="ce2" office:value-type="string">
            <text:p>1, 0.735056 324</text:p>
          </table:table-cell>
          <table:table-cell table:formula="of:=MID([.I522];1;1)" office:value-type="string" office:string-value="1">
            <text:p>1</text:p>
          </table:table-cell>
          <table:table-cell table:formula="of:=MID([.I522];4;6)" office:value-type="string" office:string-value="0.7350">
            <text:p>0.735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748">
            <text:p>0.7748</text:p>
          </table:table-cell>
          <table:table-cell table:formula="of:=IF([.B523]&gt;[.$E$1];1;0)" office:value-type="float" office:value="1">
            <text:p>1</text:p>
          </table:table-cell>
          <table:table-cell table:formula="of:=ABS([.A523]-[.C523])" office:value-type="float" office:value="0">
            <text:p>0</text:p>
          </table:table-cell>
          <table:table-cell table:number-columns-repeated="4"/>
          <table:table-cell table:style-name="ce2" office:value-type="string">
            <text:p>1, 0.774822 325</text:p>
          </table:table-cell>
          <table:table-cell table:formula="of:=MID([.I523];1;1)" office:value-type="string" office:string-value="1">
            <text:p>1</text:p>
          </table:table-cell>
          <table:table-cell table:formula="of:=MID([.I523];4;6)" office:value-type="string" office:string-value="0.7748">
            <text:p>0.774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908">
            <text:p>0.4908</text:p>
          </table:table-cell>
          <table:table-cell table:formula="of:=IF([.B524]&gt;[.$E$1];1;0)" office:value-type="float" office:value="1">
            <text:p>1</text:p>
          </table:table-cell>
          <table:table-cell table:formula="of:=ABS([.A524]-[.C524])" office:value-type="float" office:value="1">
            <text:p>1</text:p>
          </table:table-cell>
          <table:table-cell table:number-columns-repeated="4"/>
          <table:table-cell table:style-name="ce2" office:value-type="string">
            <text:p>0, 0.490823 326</text:p>
          </table:table-cell>
          <table:table-cell table:formula="of:=MID([.I524];1;1)" office:value-type="string" office:string-value="0">
            <text:p>0</text:p>
          </table:table-cell>
          <table:table-cell table:formula="of:=MID([.I524];4;6)" office:value-type="string" office:string-value="0.4908">
            <text:p>0.490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796">
            <text:p>0.8796</text:p>
          </table:table-cell>
          <table:table-cell table:formula="of:=IF([.B525]&gt;[.$E$1];1;0)" office:value-type="float" office:value="1">
            <text:p>1</text:p>
          </table:table-cell>
          <table:table-cell table:formula="of:=ABS([.A525]-[.C525])" office:value-type="float" office:value="0">
            <text:p>0</text:p>
          </table:table-cell>
          <table:table-cell table:number-columns-repeated="4"/>
          <table:table-cell table:style-name="ce2" office:value-type="string">
            <text:p>1, 0.879635 327</text:p>
          </table:table-cell>
          <table:table-cell table:formula="of:=MID([.I525];1;1)" office:value-type="string" office:string-value="1">
            <text:p>1</text:p>
          </table:table-cell>
          <table:table-cell table:formula="of:=MID([.I525];4;6)" office:value-type="string" office:string-value="0.8796">
            <text:p>0.879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784">
            <text:p>0.5784</text:p>
          </table:table-cell>
          <table:table-cell table:formula="of:=IF([.B526]&gt;[.$E$1];1;0)" office:value-type="float" office:value="1">
            <text:p>1</text:p>
          </table:table-cell>
          <table:table-cell table:formula="of:=ABS([.A526]-[.C526])" office:value-type="float" office:value="1">
            <text:p>1</text:p>
          </table:table-cell>
          <table:table-cell table:number-columns-repeated="4"/>
          <table:table-cell table:style-name="ce2" office:value-type="string">
            <text:p>0, 0.578421 328</text:p>
          </table:table-cell>
          <table:table-cell table:formula="of:=MID([.I526];1;1)" office:value-type="string" office:string-value="0">
            <text:p>0</text:p>
          </table:table-cell>
          <table:table-cell table:formula="of:=MID([.I526];4;6)" office:value-type="string" office:string-value="0.5784">
            <text:p>0.578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168">
            <text:p>0.5168</text:p>
          </table:table-cell>
          <table:table-cell table:formula="of:=IF([.B527]&gt;[.$E$1];1;0)" office:value-type="float" office:value="1">
            <text:p>1</text:p>
          </table:table-cell>
          <table:table-cell table:formula="of:=ABS([.A527]-[.C527])" office:value-type="float" office:value="0">
            <text:p>0</text:p>
          </table:table-cell>
          <table:table-cell table:number-columns-repeated="4"/>
          <table:table-cell table:style-name="ce2" office:value-type="string">
            <text:p>1, 0.516832 329</text:p>
          </table:table-cell>
          <table:table-cell table:formula="of:=MID([.I527];1;1)" office:value-type="string" office:string-value="1">
            <text:p>1</text:p>
          </table:table-cell>
          <table:table-cell table:formula="of:=MID([.I527];4;6)" office:value-type="string" office:string-value="0.5168">
            <text:p>0.516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344">
            <text:p>0.6344</text:p>
          </table:table-cell>
          <table:table-cell table:formula="of:=IF([.B528]&gt;[.$E$1];1;0)" office:value-type="float" office:value="1">
            <text:p>1</text:p>
          </table:table-cell>
          <table:table-cell table:formula="of:=ABS([.A528]-[.C528])" office:value-type="float" office:value="1">
            <text:p>1</text:p>
          </table:table-cell>
          <table:table-cell table:number-columns-repeated="4"/>
          <table:table-cell table:style-name="ce2" office:value-type="string">
            <text:p>0, 0.634417 331</text:p>
          </table:table-cell>
          <table:table-cell table:formula="of:=MID([.I528];1;1)" office:value-type="string" office:string-value="0">
            <text:p>0</text:p>
          </table:table-cell>
          <table:table-cell table:formula="of:=MID([.I528];4;6)" office:value-type="string" office:string-value="0.6344">
            <text:p>0.634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865">
            <text:p>0.5865</text:p>
          </table:table-cell>
          <table:table-cell table:formula="of:=IF([.B529]&gt;[.$E$1];1;0)" office:value-type="float" office:value="1">
            <text:p>1</text:p>
          </table:table-cell>
          <table:table-cell table:formula="of:=ABS([.A529]-[.C529])" office:value-type="float" office:value="1">
            <text:p>1</text:p>
          </table:table-cell>
          <table:table-cell table:number-columns-repeated="4"/>
          <table:table-cell table:style-name="ce2" office:value-type="string">
            <text:p>0, 0.586509 332</text:p>
          </table:table-cell>
          <table:table-cell table:formula="of:=MID([.I529];1;1)" office:value-type="string" office:string-value="0">
            <text:p>0</text:p>
          </table:table-cell>
          <table:table-cell table:formula="of:=MID([.I529];4;6)" office:value-type="string" office:string-value="0.5865">
            <text:p>0.586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22">
            <text:p>0.6422</text:p>
          </table:table-cell>
          <table:table-cell table:formula="of:=IF([.B530]&gt;[.$E$1];1;0)" office:value-type="float" office:value="1">
            <text:p>1</text:p>
          </table:table-cell>
          <table:table-cell table:formula="of:=ABS([.A530]-[.C530])" office:value-type="float" office:value="0">
            <text:p>0</text:p>
          </table:table-cell>
          <table:table-cell table:number-columns-repeated="4"/>
          <table:table-cell table:style-name="ce2" office:value-type="string">
            <text:p>1, 0.642267 333</text:p>
          </table:table-cell>
          <table:table-cell table:formula="of:=MID([.I530];1;1)" office:value-type="string" office:string-value="1">
            <text:p>1</text:p>
          </table:table-cell>
          <table:table-cell table:formula="of:=MID([.I530];4;6)" office:value-type="string" office:string-value="0.6422">
            <text:p>0.642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913">
            <text:p>0.7913</text:p>
          </table:table-cell>
          <table:table-cell table:formula="of:=IF([.B531]&gt;[.$E$1];1;0)" office:value-type="float" office:value="1">
            <text:p>1</text:p>
          </table:table-cell>
          <table:table-cell table:formula="of:=ABS([.A531]-[.C531])" office:value-type="float" office:value="1">
            <text:p>1</text:p>
          </table:table-cell>
          <table:table-cell table:number-columns-repeated="4"/>
          <table:table-cell table:style-name="ce2" office:value-type="string">
            <text:p>0, 0.791362 334</text:p>
          </table:table-cell>
          <table:table-cell table:formula="of:=MID([.I531];1;1)" office:value-type="string" office:string-value="0">
            <text:p>0</text:p>
          </table:table-cell>
          <table:table-cell table:formula="of:=MID([.I531];4;6)" office:value-type="string" office:string-value="0.7913">
            <text:p>0.791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071">
            <text:p>0.5071</text:p>
          </table:table-cell>
          <table:table-cell table:formula="of:=IF([.B532]&gt;[.$E$1];1;0)" office:value-type="float" office:value="1">
            <text:p>1</text:p>
          </table:table-cell>
          <table:table-cell table:formula="of:=ABS([.A532]-[.C532])" office:value-type="float" office:value="0">
            <text:p>0</text:p>
          </table:table-cell>
          <table:table-cell table:number-columns-repeated="4"/>
          <table:table-cell table:style-name="ce2" office:value-type="string">
            <text:p>1, 0.50712 335</text:p>
          </table:table-cell>
          <table:table-cell table:formula="of:=MID([.I532];1;1)" office:value-type="string" office:string-value="1">
            <text:p>1</text:p>
          </table:table-cell>
          <table:table-cell table:formula="of:=MID([.I532];4;6)" office:value-type="string" office:string-value="0.5071">
            <text:p>0.507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822">
            <text:p>0.822</text:p>
          </table:table-cell>
          <table:table-cell table:formula="of:=IF([.B533]&gt;[.$E$1];1;0)" office:value-type="float" office:value="1">
            <text:p>1</text:p>
          </table:table-cell>
          <table:table-cell table:formula="of:=ABS([.A533]-[.C533])" office:value-type="float" office:value="1">
            <text:p>1</text:p>
          </table:table-cell>
          <table:table-cell table:number-columns-repeated="4"/>
          <table:table-cell table:style-name="ce2" office:value-type="string">
            <text:p>0, 0.822001 336</text:p>
          </table:table-cell>
          <table:table-cell table:formula="of:=MID([.I533];1;1)" office:value-type="string" office:string-value="0">
            <text:p>0</text:p>
          </table:table-cell>
          <table:table-cell table:formula="of:=MID([.I533];4;6)" office:value-type="string" office:string-value="0.8220">
            <text:p>0.822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628">
            <text:p>0.8628</text:p>
          </table:table-cell>
          <table:table-cell table:formula="of:=IF([.B534]&gt;[.$E$1];1;0)" office:value-type="float" office:value="1">
            <text:p>1</text:p>
          </table:table-cell>
          <table:table-cell table:formula="of:=ABS([.A534]-[.C534])" office:value-type="float" office:value="0">
            <text:p>0</text:p>
          </table:table-cell>
          <table:table-cell table:number-columns-repeated="3"/>
          <table:table-cell office:value-type="string">
            <text:p>file2</text:p>
          </table:table-cell>
          <table:table-cell table:style-name="ce2" office:value-type="string">
            <text:p>1, 0.862854 337</text:p>
          </table:table-cell>
          <table:table-cell table:formula="of:=MID([.I534];1;1)" office:value-type="string" office:string-value="1">
            <text:p>1</text:p>
          </table:table-cell>
          <table:table-cell table:formula="of:=MID([.I534];4;6)" office:value-type="string" office:string-value="0.8628">
            <text:p>0.862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653">
            <text:p>0.8653</text:p>
          </table:table-cell>
          <table:table-cell table:formula="of:=IF([.B535]&gt;[.$E$1];1;0)" office:value-type="float" office:value="1">
            <text:p>1</text:p>
          </table:table-cell>
          <table:table-cell table:formula="of:=ABS([.A535]-[.C535])" office:value-type="float" office:value="0">
            <text:p>0</text:p>
          </table:table-cell>
          <table:table-cell table:number-columns-repeated="4"/>
          <table:table-cell table:style-name="ce2" office:value-type="string">
            <text:p>1, 0.865381 338</text:p>
          </table:table-cell>
          <table:table-cell table:formula="of:=MID([.I535];1;1)" office:value-type="string" office:string-value="1">
            <text:p>1</text:p>
          </table:table-cell>
          <table:table-cell table:formula="of:=MID([.I535];4;6)" office:value-type="string" office:string-value="0.8653">
            <text:p>0.865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">
            <text:p>0.74</text:p>
          </table:table-cell>
          <table:table-cell table:formula="of:=IF([.B536]&gt;[.$E$1];1;0)" office:value-type="float" office:value="1">
            <text:p>1</text:p>
          </table:table-cell>
          <table:table-cell table:formula="of:=ABS([.A536]-[.C536])" office:value-type="float" office:value="0">
            <text:p>0</text:p>
          </table:table-cell>
          <table:table-cell table:number-columns-repeated="4"/>
          <table:table-cell table:style-name="ce2" office:value-type="string">
            <text:p>1, 0.740075 339</text:p>
          </table:table-cell>
          <table:table-cell table:formula="of:=MID([.I536];1;1)" office:value-type="string" office:string-value="1">
            <text:p>1</text:p>
          </table:table-cell>
          <table:table-cell table:formula="of:=MID([.I536];4;6)" office:value-type="string" office:string-value="0.7400">
            <text:p>0.740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011">
            <text:p>0.6011</text:p>
          </table:table-cell>
          <table:table-cell table:formula="of:=IF([.B537]&gt;[.$E$1];1;0)" office:value-type="float" office:value="1">
            <text:p>1</text:p>
          </table:table-cell>
          <table:table-cell table:formula="of:=ABS([.A537]-[.C537])" office:value-type="float" office:value="1">
            <text:p>1</text:p>
          </table:table-cell>
          <table:table-cell table:number-columns-repeated="4"/>
          <table:table-cell table:style-name="ce2" office:value-type="string">
            <text:p>0, 0.601196 340</text:p>
          </table:table-cell>
          <table:table-cell table:formula="of:=MID([.I537];1;1)" office:value-type="string" office:string-value="0">
            <text:p>0</text:p>
          </table:table-cell>
          <table:table-cell table:formula="of:=MID([.I537];4;6)" office:value-type="string" office:string-value="0.6011">
            <text:p>0.601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93">
            <text:p>0.6293</text:p>
          </table:table-cell>
          <table:table-cell table:formula="of:=IF([.B538]&gt;[.$E$1];1;0)" office:value-type="float" office:value="1">
            <text:p>1</text:p>
          </table:table-cell>
          <table:table-cell table:formula="of:=ABS([.A538]-[.C538])" office:value-type="float" office:value="0">
            <text:p>0</text:p>
          </table:table-cell>
          <table:table-cell table:number-columns-repeated="4"/>
          <table:table-cell table:style-name="ce2" office:value-type="string">
            <text:p>1, 0.629395 341</text:p>
          </table:table-cell>
          <table:table-cell table:formula="of:=MID([.I538];1;1)" office:value-type="string" office:string-value="1">
            <text:p>1</text:p>
          </table:table-cell>
          <table:table-cell table:formula="of:=MID([.I538];4;6)" office:value-type="string" office:string-value="0.6293">
            <text:p>0.629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116">
            <text:p>0.5116</text:p>
          </table:table-cell>
          <table:table-cell table:formula="of:=IF([.B539]&gt;[.$E$1];1;0)" office:value-type="float" office:value="1">
            <text:p>1</text:p>
          </table:table-cell>
          <table:table-cell table:formula="of:=ABS([.A539]-[.C539])" office:value-type="float" office:value="0">
            <text:p>0</text:p>
          </table:table-cell>
          <table:table-cell table:number-columns-repeated="4"/>
          <table:table-cell table:style-name="ce2" office:value-type="string">
            <text:p>1, 0.511625 344</text:p>
          </table:table-cell>
          <table:table-cell table:formula="of:=MID([.I539];1;1)" office:value-type="string" office:string-value="1">
            <text:p>1</text:p>
          </table:table-cell>
          <table:table-cell table:formula="of:=MID([.I539];4;6)" office:value-type="string" office:string-value="0.5116">
            <text:p>0.511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31">
            <text:p>0.7131</text:p>
          </table:table-cell>
          <table:table-cell table:formula="of:=IF([.B540]&gt;[.$E$1];1;0)" office:value-type="float" office:value="1">
            <text:p>1</text:p>
          </table:table-cell>
          <table:table-cell table:formula="of:=ABS([.A540]-[.C540])" office:value-type="float" office:value="0">
            <text:p>0</text:p>
          </table:table-cell>
          <table:table-cell table:number-columns-repeated="4"/>
          <table:table-cell table:style-name="ce2" office:value-type="string">
            <text:p>1, 0.713135 345</text:p>
          </table:table-cell>
          <table:table-cell table:formula="of:=MID([.I540];1;1)" office:value-type="string" office:string-value="1">
            <text:p>1</text:p>
          </table:table-cell>
          <table:table-cell table:formula="of:=MID([.I540];4;6)" office:value-type="string" office:string-value="0.7131">
            <text:p>0.713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605">
            <text:p>0.6605</text:p>
          </table:table-cell>
          <table:table-cell table:formula="of:=IF([.B541]&gt;[.$E$1];1;0)" office:value-type="float" office:value="1">
            <text:p>1</text:p>
          </table:table-cell>
          <table:table-cell table:formula="of:=ABS([.A541]-[.C541])" office:value-type="float" office:value="1">
            <text:p>1</text:p>
          </table:table-cell>
          <table:table-cell table:number-columns-repeated="4"/>
          <table:table-cell table:style-name="ce2" office:value-type="string">
            <text:p>0, 0.66054 346</text:p>
          </table:table-cell>
          <table:table-cell table:formula="of:=MID([.I541];1;1)" office:value-type="string" office:string-value="0">
            <text:p>0</text:p>
          </table:table-cell>
          <table:table-cell table:formula="of:=MID([.I541];4;6)" office:value-type="string" office:string-value="0.6605">
            <text:p>0.660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307">
            <text:p>0.7307</text:p>
          </table:table-cell>
          <table:table-cell table:formula="of:=IF([.B542]&gt;[.$E$1];1;0)" office:value-type="float" office:value="1">
            <text:p>1</text:p>
          </table:table-cell>
          <table:table-cell table:formula="of:=ABS([.A542]-[.C542])" office:value-type="float" office:value="1">
            <text:p>1</text:p>
          </table:table-cell>
          <table:table-cell table:number-columns-repeated="4"/>
          <table:table-cell table:style-name="ce2" office:value-type="string">
            <text:p>0, 0.730798 347</text:p>
          </table:table-cell>
          <table:table-cell table:formula="of:=MID([.I542];1;1)" office:value-type="string" office:string-value="0">
            <text:p>0</text:p>
          </table:table-cell>
          <table:table-cell table:formula="of:=MID([.I542];4;6)" office:value-type="string" office:string-value="0.7307">
            <text:p>0.730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41">
            <text:p>0.841</text:p>
          </table:table-cell>
          <table:table-cell table:formula="of:=IF([.B543]&gt;[.$E$1];1;0)" office:value-type="float" office:value="1">
            <text:p>1</text:p>
          </table:table-cell>
          <table:table-cell table:formula="of:=ABS([.A543]-[.C543])" office:value-type="float" office:value="0">
            <text:p>0</text:p>
          </table:table-cell>
          <table:table-cell table:number-columns-repeated="4"/>
          <table:table-cell table:style-name="ce2" office:value-type="string">
            <text:p>1, 0.841003 348</text:p>
          </table:table-cell>
          <table:table-cell table:formula="of:=MID([.I543];1;1)" office:value-type="string" office:string-value="1">
            <text:p>1</text:p>
          </table:table-cell>
          <table:table-cell table:formula="of:=MID([.I543];4;6)" office:value-type="string" office:string-value="0.8410">
            <text:p>0.841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76">
            <text:p>0.7076</text:p>
          </table:table-cell>
          <table:table-cell table:formula="of:=IF([.B544]&gt;[.$E$1];1;0)" office:value-type="float" office:value="1">
            <text:p>1</text:p>
          </table:table-cell>
          <table:table-cell table:formula="of:=ABS([.A544]-[.C544])" office:value-type="float" office:value="0">
            <text:p>0</text:p>
          </table:table-cell>
          <table:table-cell table:number-columns-repeated="4"/>
          <table:table-cell table:style-name="ce2" office:value-type="string">
            <text:p>1, 0.707621 349</text:p>
          </table:table-cell>
          <table:table-cell table:formula="of:=MID([.I544];1;1)" office:value-type="string" office:string-value="1">
            <text:p>1</text:p>
          </table:table-cell>
          <table:table-cell table:formula="of:=MID([.I544];4;6)" office:value-type="string" office:string-value="0.7076">
            <text:p>0.707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571">
            <text:p>0.4571</text:p>
          </table:table-cell>
          <table:table-cell table:formula="of:=IF([.B545]&gt;[.$E$1];1;0)" office:value-type="float" office:value="0">
            <text:p>0</text:p>
          </table:table-cell>
          <table:table-cell table:formula="of:=ABS([.A545]-[.C545])" office:value-type="float" office:value="0">
            <text:p>0</text:p>
          </table:table-cell>
          <table:table-cell table:number-columns-repeated="4"/>
          <table:table-cell table:style-name="ce2" office:value-type="string">
            <text:p>0, 0.457102 350</text:p>
          </table:table-cell>
          <table:table-cell table:formula="of:=MID([.I545];1;1)" office:value-type="string" office:string-value="0">
            <text:p>0</text:p>
          </table:table-cell>
          <table:table-cell table:formula="of:=MID([.I545];4;6)" office:value-type="string" office:string-value="0.4571">
            <text:p>0.457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32">
            <text:p>0.5632</text:p>
          </table:table-cell>
          <table:table-cell table:formula="of:=IF([.B546]&gt;[.$E$1];1;0)" office:value-type="float" office:value="1">
            <text:p>1</text:p>
          </table:table-cell>
          <table:table-cell table:formula="of:=ABS([.A546]-[.C546])" office:value-type="float" office:value="0">
            <text:p>0</text:p>
          </table:table-cell>
          <table:table-cell table:number-columns-repeated="4"/>
          <table:table-cell table:style-name="ce2" office:value-type="string">
            <text:p>1, 0.563249 352</text:p>
          </table:table-cell>
          <table:table-cell table:formula="of:=MID([.I546];1;1)" office:value-type="string" office:string-value="1">
            <text:p>1</text:p>
          </table:table-cell>
          <table:table-cell table:formula="of:=MID([.I546];4;6)" office:value-type="string" office:string-value="0.5632">
            <text:p>0.563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78">
            <text:p>0.6078</text:p>
          </table:table-cell>
          <table:table-cell table:formula="of:=IF([.B547]&gt;[.$E$1];1;0)" office:value-type="float" office:value="1">
            <text:p>1</text:p>
          </table:table-cell>
          <table:table-cell table:formula="of:=ABS([.A547]-[.C547])" office:value-type="float" office:value="0">
            <text:p>0</text:p>
          </table:table-cell>
          <table:table-cell table:number-columns-repeated="4"/>
          <table:table-cell table:style-name="ce2" office:value-type="string">
            <text:p>1, 0.607821 354</text:p>
          </table:table-cell>
          <table:table-cell table:formula="of:=MID([.I547];1;1)" office:value-type="string" office:string-value="1">
            <text:p>1</text:p>
          </table:table-cell>
          <table:table-cell table:formula="of:=MID([.I547];4;6)" office:value-type="string" office:string-value="0.6078">
            <text:p>0.607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52">
            <text:p>0.7152</text:p>
          </table:table-cell>
          <table:table-cell table:formula="of:=IF([.B548]&gt;[.$E$1];1;0)" office:value-type="float" office:value="1">
            <text:p>1</text:p>
          </table:table-cell>
          <table:table-cell table:formula="of:=ABS([.A548]-[.C548])" office:value-type="float" office:value="0">
            <text:p>0</text:p>
          </table:table-cell>
          <table:table-cell table:number-columns-repeated="4"/>
          <table:table-cell table:style-name="ce2" office:value-type="string">
            <text:p>1, 0.715268 356</text:p>
          </table:table-cell>
          <table:table-cell table:formula="of:=MID([.I548];1;1)" office:value-type="string" office:string-value="1">
            <text:p>1</text:p>
          </table:table-cell>
          <table:table-cell table:formula="of:=MID([.I548];4;6)" office:value-type="string" office:string-value="0.7152">
            <text:p>0.715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884">
            <text:p>0.8884</text:p>
          </table:table-cell>
          <table:table-cell table:formula="of:=IF([.B549]&gt;[.$E$1];1;0)" office:value-type="float" office:value="1">
            <text:p>1</text:p>
          </table:table-cell>
          <table:table-cell table:formula="of:=ABS([.A549]-[.C549])" office:value-type="float" office:value="0">
            <text:p>0</text:p>
          </table:table-cell>
          <table:table-cell table:number-columns-repeated="4"/>
          <table:table-cell table:style-name="ce2" office:value-type="string">
            <text:p>1, 0.888496 357</text:p>
          </table:table-cell>
          <table:table-cell table:formula="of:=MID([.I549];1;1)" office:value-type="string" office:string-value="1">
            <text:p>1</text:p>
          </table:table-cell>
          <table:table-cell table:formula="of:=MID([.I549];4;6)" office:value-type="string" office:string-value="0.8884">
            <text:p>0.888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728">
            <text:p>0.8728</text:p>
          </table:table-cell>
          <table:table-cell table:formula="of:=IF([.B550]&gt;[.$E$1];1;0)" office:value-type="float" office:value="1">
            <text:p>1</text:p>
          </table:table-cell>
          <table:table-cell table:formula="of:=ABS([.A550]-[.C550])" office:value-type="float" office:value="0">
            <text:p>0</text:p>
          </table:table-cell>
          <table:table-cell table:number-columns-repeated="4"/>
          <table:table-cell table:style-name="ce2" office:value-type="string">
            <text:p>1, 0.872809 358</text:p>
          </table:table-cell>
          <table:table-cell table:formula="of:=MID([.I550];1;1)" office:value-type="string" office:string-value="1">
            <text:p>1</text:p>
          </table:table-cell>
          <table:table-cell table:formula="of:=MID([.I550];4;6)" office:value-type="string" office:string-value="0.8728">
            <text:p>0.872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17">
            <text:p>0.5817</text:p>
          </table:table-cell>
          <table:table-cell table:formula="of:=IF([.B551]&gt;[.$E$1];1;0)" office:value-type="float" office:value="1">
            <text:p>1</text:p>
          </table:table-cell>
          <table:table-cell table:formula="of:=ABS([.A551]-[.C551])" office:value-type="float" office:value="0">
            <text:p>0</text:p>
          </table:table-cell>
          <table:table-cell table:number-columns-repeated="4"/>
          <table:table-cell table:style-name="ce2" office:value-type="string">
            <text:p>1, 0.581797 359</text:p>
          </table:table-cell>
          <table:table-cell table:formula="of:=MID([.I551];1;1)" office:value-type="string" office:string-value="1">
            <text:p>1</text:p>
          </table:table-cell>
          <table:table-cell table:formula="of:=MID([.I551];4;6)" office:value-type="string" office:string-value="0.5817">
            <text:p>0.581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54">
            <text:p>0.7654</text:p>
          </table:table-cell>
          <table:table-cell table:formula="of:=IF([.B552]&gt;[.$E$1];1;0)" office:value-type="float" office:value="1">
            <text:p>1</text:p>
          </table:table-cell>
          <table:table-cell table:formula="of:=ABS([.A552]-[.C552])" office:value-type="float" office:value="0">
            <text:p>0</text:p>
          </table:table-cell>
          <table:table-cell table:number-columns-repeated="4"/>
          <table:table-cell table:style-name="ce2" office:value-type="string">
            <text:p>1, 0.765496 360</text:p>
          </table:table-cell>
          <table:table-cell table:formula="of:=MID([.I552];1;1)" office:value-type="string" office:string-value="1">
            <text:p>1</text:p>
          </table:table-cell>
          <table:table-cell table:formula="of:=MID([.I552];4;6)" office:value-type="string" office:string-value="0.7654">
            <text:p>0.765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24">
            <text:p>0.7324</text:p>
          </table:table-cell>
          <table:table-cell table:formula="of:=IF([.B553]&gt;[.$E$1];1;0)" office:value-type="float" office:value="1">
            <text:p>1</text:p>
          </table:table-cell>
          <table:table-cell table:formula="of:=ABS([.A553]-[.C553])" office:value-type="float" office:value="0">
            <text:p>0</text:p>
          </table:table-cell>
          <table:table-cell table:number-columns-repeated="4"/>
          <table:table-cell table:style-name="ce2" office:value-type="string">
            <text:p>1, 0.732447 361</text:p>
          </table:table-cell>
          <table:table-cell table:formula="of:=MID([.I553];1;1)" office:value-type="string" office:string-value="1">
            <text:p>1</text:p>
          </table:table-cell>
          <table:table-cell table:formula="of:=MID([.I553];4;6)" office:value-type="string" office:string-value="0.7324">
            <text:p>0.732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66">
            <text:p>0.7566</text:p>
          </table:table-cell>
          <table:table-cell table:formula="of:=IF([.B554]&gt;[.$E$1];1;0)" office:value-type="float" office:value="1">
            <text:p>1</text:p>
          </table:table-cell>
          <table:table-cell table:formula="of:=ABS([.A554]-[.C554])" office:value-type="float" office:value="0">
            <text:p>0</text:p>
          </table:table-cell>
          <table:table-cell table:number-columns-repeated="4"/>
          <table:table-cell table:style-name="ce2" office:value-type="string">
            <text:p>1, 0.756672 362</text:p>
          </table:table-cell>
          <table:table-cell table:formula="of:=MID([.I554];1;1)" office:value-type="string" office:string-value="1">
            <text:p>1</text:p>
          </table:table-cell>
          <table:table-cell table:formula="of:=MID([.I554];4;6)" office:value-type="string" office:string-value="0.7566">
            <text:p>0.756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922">
            <text:p>0.6922</text:p>
          </table:table-cell>
          <table:table-cell table:formula="of:=IF([.B555]&gt;[.$E$1];1;0)" office:value-type="float" office:value="1">
            <text:p>1</text:p>
          </table:table-cell>
          <table:table-cell table:formula="of:=ABS([.A555]-[.C555])" office:value-type="float" office:value="1">
            <text:p>1</text:p>
          </table:table-cell>
          <table:table-cell table:number-columns-repeated="4"/>
          <table:table-cell table:style-name="ce2" office:value-type="string">
            <text:p>0, 0.692247 363</text:p>
          </table:table-cell>
          <table:table-cell table:formula="of:=MID([.I555];1;1)" office:value-type="string" office:string-value="0">
            <text:p>0</text:p>
          </table:table-cell>
          <table:table-cell table:formula="of:=MID([.I555];4;6)" office:value-type="string" office:string-value="0.6922">
            <text:p>0.692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029">
            <text:p>0.5029</text:p>
          </table:table-cell>
          <table:table-cell table:formula="of:=IF([.B556]&gt;[.$E$1];1;0)" office:value-type="float" office:value="1">
            <text:p>1</text:p>
          </table:table-cell>
          <table:table-cell table:formula="of:=ABS([.A556]-[.C556])" office:value-type="float" office:value="0">
            <text:p>0</text:p>
          </table:table-cell>
          <table:table-cell table:number-columns-repeated="4"/>
          <table:table-cell table:style-name="ce2" office:value-type="string">
            <text:p>1, 0.502934 364</text:p>
          </table:table-cell>
          <table:table-cell table:formula="of:=MID([.I556];1;1)" office:value-type="string" office:string-value="1">
            <text:p>1</text:p>
          </table:table-cell>
          <table:table-cell table:formula="of:=MID([.I556];4;6)" office:value-type="string" office:string-value="0.5029">
            <text:p>0.502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109">
            <text:p>0.4109</text:p>
          </table:table-cell>
          <table:table-cell table:formula="of:=IF([.B557]&gt;[.$E$1];1;0)" office:value-type="float" office:value="0">
            <text:p>0</text:p>
          </table:table-cell>
          <table:table-cell table:formula="of:=ABS([.A557]-[.C557])" office:value-type="float" office:value="0">
            <text:p>0</text:p>
          </table:table-cell>
          <table:table-cell table:number-columns-repeated="4"/>
          <table:table-cell table:style-name="ce2" office:value-type="string">
            <text:p>0, 0.410929 365</text:p>
          </table:table-cell>
          <table:table-cell table:formula="of:=MID([.I557];1;1)" office:value-type="string" office:string-value="0">
            <text:p>0</text:p>
          </table:table-cell>
          <table:table-cell table:formula="of:=MID([.I557];4;6)" office:value-type="string" office:string-value="0.4109">
            <text:p>0.410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605">
            <text:p>0.4605</text:p>
          </table:table-cell>
          <table:table-cell table:formula="of:=IF([.B558]&gt;[.$E$1];1;0)" office:value-type="float" office:value="0">
            <text:p>0</text:p>
          </table:table-cell>
          <table:table-cell table:formula="of:=ABS([.A558]-[.C558])" office:value-type="float" office:value="0">
            <text:p>0</text:p>
          </table:table-cell>
          <table:table-cell table:number-columns-repeated="4"/>
          <table:table-cell table:style-name="ce2" office:value-type="string">
            <text:p>0, 0.460514 366</text:p>
          </table:table-cell>
          <table:table-cell table:formula="of:=MID([.I558];1;1)" office:value-type="string" office:string-value="0">
            <text:p>0</text:p>
          </table:table-cell>
          <table:table-cell table:formula="of:=MID([.I558];4;6)" office:value-type="string" office:string-value="0.4605">
            <text:p>0.460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01">
            <text:p>0.5901</text:p>
          </table:table-cell>
          <table:table-cell table:formula="of:=IF([.B559]&gt;[.$E$1];1;0)" office:value-type="float" office:value="1">
            <text:p>1</text:p>
          </table:table-cell>
          <table:table-cell table:formula="of:=ABS([.A559]-[.C559])" office:value-type="float" office:value="0">
            <text:p>0</text:p>
          </table:table-cell>
          <table:table-cell table:number-columns-repeated="4"/>
          <table:table-cell table:style-name="ce2" office:value-type="string">
            <text:p>1, 0.590177 367</text:p>
          </table:table-cell>
          <table:table-cell table:formula="of:=MID([.I559];1;1)" office:value-type="string" office:string-value="1">
            <text:p>1</text:p>
          </table:table-cell>
          <table:table-cell table:formula="of:=MID([.I559];4;6)" office:value-type="string" office:string-value="0.5901">
            <text:p>0.590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35">
            <text:p>0.7335</text:p>
          </table:table-cell>
          <table:table-cell table:formula="of:=IF([.B560]&gt;[.$E$1];1;0)" office:value-type="float" office:value="1">
            <text:p>1</text:p>
          </table:table-cell>
          <table:table-cell table:formula="of:=ABS([.A560]-[.C560])" office:value-type="float" office:value="0">
            <text:p>0</text:p>
          </table:table-cell>
          <table:table-cell table:number-columns-repeated="4"/>
          <table:table-cell table:style-name="ce2" office:value-type="string">
            <text:p>1, 0.73351 368</text:p>
          </table:table-cell>
          <table:table-cell table:formula="of:=MID([.I560];1;1)" office:value-type="string" office:string-value="1">
            <text:p>1</text:p>
          </table:table-cell>
          <table:table-cell table:formula="of:=MID([.I560];4;6)" office:value-type="string" office:string-value="0.7335">
            <text:p>0.733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15">
            <text:p>0.6915</text:p>
          </table:table-cell>
          <table:table-cell table:formula="of:=IF([.B561]&gt;[.$E$1];1;0)" office:value-type="float" office:value="1">
            <text:p>1</text:p>
          </table:table-cell>
          <table:table-cell table:formula="of:=ABS([.A561]-[.C561])" office:value-type="float" office:value="0">
            <text:p>0</text:p>
          </table:table-cell>
          <table:table-cell table:number-columns-repeated="4"/>
          <table:table-cell table:style-name="ce2" office:value-type="string">
            <text:p>1, 0.691557 369</text:p>
          </table:table-cell>
          <table:table-cell table:formula="of:=MID([.I561];1;1)" office:value-type="string" office:string-value="1">
            <text:p>1</text:p>
          </table:table-cell>
          <table:table-cell table:formula="of:=MID([.I561];4;6)" office:value-type="string" office:string-value="0.6915">
            <text:p>0.691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088">
            <text:p>0.6088</text:p>
          </table:table-cell>
          <table:table-cell table:formula="of:=IF([.B562]&gt;[.$E$1];1;0)" office:value-type="float" office:value="1">
            <text:p>1</text:p>
          </table:table-cell>
          <table:table-cell table:formula="of:=ABS([.A562]-[.C562])" office:value-type="float" office:value="1">
            <text:p>1</text:p>
          </table:table-cell>
          <table:table-cell table:number-columns-repeated="4"/>
          <table:table-cell table:style-name="ce2" office:value-type="string">
            <text:p>0, 0.608874 370</text:p>
          </table:table-cell>
          <table:table-cell table:formula="of:=MID([.I562];1;1)" office:value-type="string" office:string-value="0">
            <text:p>0</text:p>
          </table:table-cell>
          <table:table-cell table:formula="of:=MID([.I562];4;6)" office:value-type="string" office:string-value="0.6088">
            <text:p>0.608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196">
            <text:p>0.8196</text:p>
          </table:table-cell>
          <table:table-cell table:formula="of:=IF([.B563]&gt;[.$E$1];1;0)" office:value-type="float" office:value="1">
            <text:p>1</text:p>
          </table:table-cell>
          <table:table-cell table:formula="of:=ABS([.A563]-[.C563])" office:value-type="float" office:value="0">
            <text:p>0</text:p>
          </table:table-cell>
          <table:table-cell table:number-columns-repeated="4"/>
          <table:table-cell table:style-name="ce2" office:value-type="string">
            <text:p>1, 0.81966 371</text:p>
          </table:table-cell>
          <table:table-cell table:formula="of:=MID([.I563];1;1)" office:value-type="string" office:string-value="1">
            <text:p>1</text:p>
          </table:table-cell>
          <table:table-cell table:formula="of:=MID([.I563];4;6)" office:value-type="string" office:string-value="0.8196">
            <text:p>0.819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36">
            <text:p>0.6836</text:p>
          </table:table-cell>
          <table:table-cell table:formula="of:=IF([.B564]&gt;[.$E$1];1;0)" office:value-type="float" office:value="1">
            <text:p>1</text:p>
          </table:table-cell>
          <table:table-cell table:formula="of:=ABS([.A564]-[.C564])" office:value-type="float" office:value="0">
            <text:p>0</text:p>
          </table:table-cell>
          <table:table-cell table:number-columns-repeated="4"/>
          <table:table-cell table:style-name="ce2" office:value-type="string">
            <text:p>1, 0.683683 372</text:p>
          </table:table-cell>
          <table:table-cell table:formula="of:=MID([.I564];1;1)" office:value-type="string" office:string-value="1">
            <text:p>1</text:p>
          </table:table-cell>
          <table:table-cell table:formula="of:=MID([.I564];4;6)" office:value-type="string" office:string-value="0.6836">
            <text:p>0.683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253">
            <text:p>0.5253</text:p>
          </table:table-cell>
          <table:table-cell table:formula="of:=IF([.B565]&gt;[.$E$1];1;0)" office:value-type="float" office:value="1">
            <text:p>1</text:p>
          </table:table-cell>
          <table:table-cell table:formula="of:=ABS([.A565]-[.C565])" office:value-type="float" office:value="1">
            <text:p>1</text:p>
          </table:table-cell>
          <table:table-cell table:number-columns-repeated="4"/>
          <table:table-cell table:style-name="ce2" office:value-type="string">
            <text:p>0, 0.525364 373</text:p>
          </table:table-cell>
          <table:table-cell table:formula="of:=MID([.I565];1;1)" office:value-type="string" office:string-value="0">
            <text:p>0</text:p>
          </table:table-cell>
          <table:table-cell table:formula="of:=MID([.I565];4;6)" office:value-type="string" office:string-value="0.5253">
            <text:p>0.525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092">
            <text:p>0.8092</text:p>
          </table:table-cell>
          <table:table-cell table:formula="of:=IF([.B566]&gt;[.$E$1];1;0)" office:value-type="float" office:value="1">
            <text:p>1</text:p>
          </table:table-cell>
          <table:table-cell table:formula="of:=ABS([.A566]-[.C566])" office:value-type="float" office:value="0">
            <text:p>0</text:p>
          </table:table-cell>
          <table:table-cell table:number-columns-repeated="4"/>
          <table:table-cell table:style-name="ce2" office:value-type="string">
            <text:p>1, 0.809234 374</text:p>
          </table:table-cell>
          <table:table-cell table:formula="of:=MID([.I566];1;1)" office:value-type="string" office:string-value="1">
            <text:p>1</text:p>
          </table:table-cell>
          <table:table-cell table:formula="of:=MID([.I566];4;6)" office:value-type="string" office:string-value="0.8092">
            <text:p>0.809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349">
            <text:p>0.4349</text:p>
          </table:table-cell>
          <table:table-cell table:formula="of:=IF([.B567]&gt;[.$E$1];1;0)" office:value-type="float" office:value="0">
            <text:p>0</text:p>
          </table:table-cell>
          <table:table-cell table:formula="of:=ABS([.A567]-[.C567])" office:value-type="float" office:value="0">
            <text:p>0</text:p>
          </table:table-cell>
          <table:table-cell table:number-columns-repeated="4"/>
          <table:table-cell table:style-name="ce2" office:value-type="string">
            <text:p>0, 0.434952 375</text:p>
          </table:table-cell>
          <table:table-cell table:formula="of:=MID([.I567];1;1)" office:value-type="string" office:string-value="0">
            <text:p>0</text:p>
          </table:table-cell>
          <table:table-cell table:formula="of:=MID([.I567];4;6)" office:value-type="string" office:string-value="0.4349">
            <text:p>0.434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099">
            <text:p>0.8099</text:p>
          </table:table-cell>
          <table:table-cell table:formula="of:=IF([.B568]&gt;[.$E$1];1;0)" office:value-type="float" office:value="1">
            <text:p>1</text:p>
          </table:table-cell>
          <table:table-cell table:formula="of:=ABS([.A568]-[.C568])" office:value-type="float" office:value="0">
            <text:p>0</text:p>
          </table:table-cell>
          <table:table-cell table:number-columns-repeated="4"/>
          <table:table-cell table:style-name="ce2" office:value-type="string">
            <text:p>1, 0.809957 376</text:p>
          </table:table-cell>
          <table:table-cell table:formula="of:=MID([.I568];1;1)" office:value-type="string" office:string-value="1">
            <text:p>1</text:p>
          </table:table-cell>
          <table:table-cell table:formula="of:=MID([.I568];4;6)" office:value-type="string" office:string-value="0.8099">
            <text:p>0.809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23">
            <text:p>0.7123</text:p>
          </table:table-cell>
          <table:table-cell table:formula="of:=IF([.B569]&gt;[.$E$1];1;0)" office:value-type="float" office:value="1">
            <text:p>1</text:p>
          </table:table-cell>
          <table:table-cell table:formula="of:=ABS([.A569]-[.C569])" office:value-type="float" office:value="0">
            <text:p>0</text:p>
          </table:table-cell>
          <table:table-cell table:number-columns-repeated="4"/>
          <table:table-cell table:style-name="ce2" office:value-type="string">
            <text:p>1, 0.712308 377</text:p>
          </table:table-cell>
          <table:table-cell table:formula="of:=MID([.I569];1;1)" office:value-type="string" office:string-value="1">
            <text:p>1</text:p>
          </table:table-cell>
          <table:table-cell table:formula="of:=MID([.I569];4;6)" office:value-type="string" office:string-value="0.7123">
            <text:p>0.712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38">
            <text:p>0.5938</text:p>
          </table:table-cell>
          <table:table-cell table:formula="of:=IF([.B570]&gt;[.$E$1];1;0)" office:value-type="float" office:value="1">
            <text:p>1</text:p>
          </table:table-cell>
          <table:table-cell table:formula="of:=ABS([.A570]-[.C570])" office:value-type="float" office:value="0">
            <text:p>0</text:p>
          </table:table-cell>
          <table:table-cell table:number-columns-repeated="4"/>
          <table:table-cell table:style-name="ce2" office:value-type="string">
            <text:p>1, 0.593844 378</text:p>
          </table:table-cell>
          <table:table-cell table:formula="of:=MID([.I570];1;1)" office:value-type="string" office:string-value="1">
            <text:p>1</text:p>
          </table:table-cell>
          <table:table-cell table:formula="of:=MID([.I570];4;6)" office:value-type="string" office:string-value="0.5938">
            <text:p>0.593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683">
            <text:p>0.6683</text:p>
          </table:table-cell>
          <table:table-cell table:formula="of:=IF([.B571]&gt;[.$E$1];1;0)" office:value-type="float" office:value="1">
            <text:p>1</text:p>
          </table:table-cell>
          <table:table-cell table:formula="of:=ABS([.A571]-[.C571])" office:value-type="float" office:value="1">
            <text:p>1</text:p>
          </table:table-cell>
          <table:table-cell table:number-columns-repeated="4"/>
          <table:table-cell table:style-name="ce2" office:value-type="string">
            <text:p>0, 0.668322 380</text:p>
          </table:table-cell>
          <table:table-cell table:formula="of:=MID([.I571];1;1)" office:value-type="string" office:string-value="0">
            <text:p>0</text:p>
          </table:table-cell>
          <table:table-cell table:formula="of:=MID([.I571];4;6)" office:value-type="string" office:string-value="0.6683">
            <text:p>0.668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38">
            <text:p>0.5938</text:p>
          </table:table-cell>
          <table:table-cell table:formula="of:=IF([.B572]&gt;[.$E$1];1;0)" office:value-type="float" office:value="1">
            <text:p>1</text:p>
          </table:table-cell>
          <table:table-cell table:formula="of:=ABS([.A572]-[.C572])" office:value-type="float" office:value="0">
            <text:p>0</text:p>
          </table:table-cell>
          <table:table-cell table:number-columns-repeated="4"/>
          <table:table-cell table:style-name="ce2" office:value-type="string">
            <text:p>1, 0.593883 381</text:p>
          </table:table-cell>
          <table:table-cell table:formula="of:=MID([.I572];1;1)" office:value-type="string" office:string-value="1">
            <text:p>1</text:p>
          </table:table-cell>
          <table:table-cell table:formula="of:=MID([.I572];4;6)" office:value-type="string" office:string-value="0.5938">
            <text:p>0.593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909">
            <text:p>0.3909</text:p>
          </table:table-cell>
          <table:table-cell table:formula="of:=IF([.B573]&gt;[.$E$1];1;0)" office:value-type="float" office:value="0">
            <text:p>0</text:p>
          </table:table-cell>
          <table:table-cell table:formula="of:=ABS([.A573]-[.C573])" office:value-type="float" office:value="0">
            <text:p>0</text:p>
          </table:table-cell>
          <table:table-cell table:number-columns-repeated="4"/>
          <table:table-cell table:style-name="ce2" office:value-type="string">
            <text:p>0, 0.390953 382</text:p>
          </table:table-cell>
          <table:table-cell table:formula="of:=MID([.I573];1;1)" office:value-type="string" office:string-value="0">
            <text:p>0</text:p>
          </table:table-cell>
          <table:table-cell table:formula="of:=MID([.I573];4;6)" office:value-type="string" office:string-value="0.3909">
            <text:p>0.390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">
            <text:p>0.76</text:p>
          </table:table-cell>
          <table:table-cell table:formula="of:=IF([.B574]&gt;[.$E$1];1;0)" office:value-type="float" office:value="1">
            <text:p>1</text:p>
          </table:table-cell>
          <table:table-cell table:formula="of:=ABS([.A574]-[.C574])" office:value-type="float" office:value="0">
            <text:p>0</text:p>
          </table:table-cell>
          <table:table-cell table:number-columns-repeated="4"/>
          <table:table-cell table:style-name="ce2" office:value-type="string">
            <text:p>1, 0.760086 384</text:p>
          </table:table-cell>
          <table:table-cell table:formula="of:=MID([.I574];1;1)" office:value-type="string" office:string-value="1">
            <text:p>1</text:p>
          </table:table-cell>
          <table:table-cell table:formula="of:=MID([.I574];4;6)" office:value-type="string" office:string-value="0.7600">
            <text:p>0.760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079">
            <text:p>0.5079</text:p>
          </table:table-cell>
          <table:table-cell table:formula="of:=IF([.B575]&gt;[.$E$1];1;0)" office:value-type="float" office:value="1">
            <text:p>1</text:p>
          </table:table-cell>
          <table:table-cell table:formula="of:=ABS([.A575]-[.C575])" office:value-type="float" office:value="1">
            <text:p>1</text:p>
          </table:table-cell>
          <table:table-cell table:number-columns-repeated="4"/>
          <table:table-cell table:style-name="ce2" office:value-type="string">
            <text:p>0, 0.507952 385</text:p>
          </table:table-cell>
          <table:table-cell table:formula="of:=MID([.I575];1;1)" office:value-type="string" office:string-value="0">
            <text:p>0</text:p>
          </table:table-cell>
          <table:table-cell table:formula="of:=MID([.I575];4;6)" office:value-type="string" office:string-value="0.5079">
            <text:p>0.507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106">
            <text:p>0.3106</text:p>
          </table:table-cell>
          <table:table-cell table:formula="of:=IF([.B576]&gt;[.$E$1];1;0)" office:value-type="float" office:value="0">
            <text:p>0</text:p>
          </table:table-cell>
          <table:table-cell table:formula="of:=ABS([.A576]-[.C576])" office:value-type="float" office:value="1">
            <text:p>1</text:p>
          </table:table-cell>
          <table:table-cell table:number-columns-repeated="4"/>
          <table:table-cell table:style-name="ce2" office:value-type="string">
            <text:p>1, 0.310652 386</text:p>
          </table:table-cell>
          <table:table-cell table:formula="of:=MID([.I576];1;1)" office:value-type="string" office:string-value="1">
            <text:p>1</text:p>
          </table:table-cell>
          <table:table-cell table:formula="of:=MID([.I576];4;6)" office:value-type="string" office:string-value="0.3106">
            <text:p>0.310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77">
            <text:p>0.5577</text:p>
          </table:table-cell>
          <table:table-cell table:formula="of:=IF([.B577]&gt;[.$E$1];1;0)" office:value-type="float" office:value="1">
            <text:p>1</text:p>
          </table:table-cell>
          <table:table-cell table:formula="of:=ABS([.A577]-[.C577])" office:value-type="float" office:value="0">
            <text:p>0</text:p>
          </table:table-cell>
          <table:table-cell table:number-columns-repeated="4"/>
          <table:table-cell table:style-name="ce2" office:value-type="string">
            <text:p>1, 0.557712 388</text:p>
          </table:table-cell>
          <table:table-cell table:formula="of:=MID([.I577];1;1)" office:value-type="string" office:string-value="1">
            <text:p>1</text:p>
          </table:table-cell>
          <table:table-cell table:formula="of:=MID([.I577];4;6)" office:value-type="string" office:string-value="0.5577">
            <text:p>0.557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986">
            <text:p>0.4986</text:p>
          </table:table-cell>
          <table:table-cell table:formula="of:=IF([.B578]&gt;[.$E$1];1;0)" office:value-type="float" office:value="1">
            <text:p>1</text:p>
          </table:table-cell>
          <table:table-cell table:formula="of:=ABS([.A578]-[.C578])" office:value-type="float" office:value="1">
            <text:p>1</text:p>
          </table:table-cell>
          <table:table-cell table:number-columns-repeated="4"/>
          <table:table-cell table:style-name="ce2" office:value-type="string">
            <text:p>0, 0.498694 389</text:p>
          </table:table-cell>
          <table:table-cell table:formula="of:=MID([.I578];1;1)" office:value-type="string" office:string-value="0">
            <text:p>0</text:p>
          </table:table-cell>
          <table:table-cell table:formula="of:=MID([.I578];4;6)" office:value-type="string" office:string-value="0.4986">
            <text:p>0.498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897">
            <text:p>0.5897</text:p>
          </table:table-cell>
          <table:table-cell table:formula="of:=IF([.B579]&gt;[.$E$1];1;0)" office:value-type="float" office:value="1">
            <text:p>1</text:p>
          </table:table-cell>
          <table:table-cell table:formula="of:=ABS([.A579]-[.C579])" office:value-type="float" office:value="1">
            <text:p>1</text:p>
          </table:table-cell>
          <table:table-cell table:number-columns-repeated="4"/>
          <table:table-cell table:style-name="ce2" office:value-type="string">
            <text:p>0, 0.589729 390</text:p>
          </table:table-cell>
          <table:table-cell table:formula="of:=MID([.I579];1;1)" office:value-type="string" office:string-value="0">
            <text:p>0</text:p>
          </table:table-cell>
          <table:table-cell table:formula="of:=MID([.I579];4;6)" office:value-type="string" office:string-value="0.5897">
            <text:p>0.589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562">
            <text:p>0.6562</text:p>
          </table:table-cell>
          <table:table-cell table:formula="of:=IF([.B580]&gt;[.$E$1];1;0)" office:value-type="float" office:value="1">
            <text:p>1</text:p>
          </table:table-cell>
          <table:table-cell table:formula="of:=ABS([.A580]-[.C580])" office:value-type="float" office:value="1">
            <text:p>1</text:p>
          </table:table-cell>
          <table:table-cell table:number-columns-repeated="4"/>
          <table:table-cell table:style-name="ce2" office:value-type="string">
            <text:p>0, 0.656211 391</text:p>
          </table:table-cell>
          <table:table-cell table:formula="of:=MID([.I580];1;1)" office:value-type="string" office:string-value="0">
            <text:p>0</text:p>
          </table:table-cell>
          <table:table-cell table:formula="of:=MID([.I580];4;6)" office:value-type="string" office:string-value="0.6562">
            <text:p>0.656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147">
            <text:p>0.4147</text:p>
          </table:table-cell>
          <table:table-cell table:formula="of:=IF([.B581]&gt;[.$E$1];1;0)" office:value-type="float" office:value="0">
            <text:p>0</text:p>
          </table:table-cell>
          <table:table-cell table:formula="of:=ABS([.A581]-[.C581])" office:value-type="float" office:value="0">
            <text:p>0</text:p>
          </table:table-cell>
          <table:table-cell table:number-columns-repeated="4"/>
          <table:table-cell table:style-name="ce2" office:value-type="string">
            <text:p>0, 0.414799 392</text:p>
          </table:table-cell>
          <table:table-cell table:formula="of:=MID([.I581];1;1)" office:value-type="string" office:string-value="0">
            <text:p>0</text:p>
          </table:table-cell>
          <table:table-cell table:formula="of:=MID([.I581];4;6)" office:value-type="string" office:string-value="0.4147">
            <text:p>0.414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224">
            <text:p>0.4224</text:p>
          </table:table-cell>
          <table:table-cell table:formula="of:=IF([.B582]&gt;[.$E$1];1;0)" office:value-type="float" office:value="0">
            <text:p>0</text:p>
          </table:table-cell>
          <table:table-cell table:formula="of:=ABS([.A582]-[.C582])" office:value-type="float" office:value="0">
            <text:p>0</text:p>
          </table:table-cell>
          <table:table-cell table:number-columns-repeated="4"/>
          <table:table-cell table:style-name="ce2" office:value-type="string">
            <text:p>0, 0.422454 393</text:p>
          </table:table-cell>
          <table:table-cell table:formula="of:=MID([.I582];1;1)" office:value-type="string" office:string-value="0">
            <text:p>0</text:p>
          </table:table-cell>
          <table:table-cell table:formula="of:=MID([.I582];4;6)" office:value-type="string" office:string-value="0.4224">
            <text:p>0.422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329">
            <text:p>0.4329</text:p>
          </table:table-cell>
          <table:table-cell table:formula="of:=IF([.B583]&gt;[.$E$1];1;0)" office:value-type="float" office:value="0">
            <text:p>0</text:p>
          </table:table-cell>
          <table:table-cell table:formula="of:=ABS([.A583]-[.C583])" office:value-type="float" office:value="1">
            <text:p>1</text:p>
          </table:table-cell>
          <table:table-cell table:number-columns-repeated="4"/>
          <table:table-cell table:style-name="ce2" office:value-type="string">
            <text:p>1, 0.43293 394</text:p>
          </table:table-cell>
          <table:table-cell table:formula="of:=MID([.I583];1;1)" office:value-type="string" office:string-value="1">
            <text:p>1</text:p>
          </table:table-cell>
          <table:table-cell table:formula="of:=MID([.I583];4;6)" office:value-type="string" office:string-value="0.4329">
            <text:p>0.432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943">
            <text:p>0.7943</text:p>
          </table:table-cell>
          <table:table-cell table:formula="of:=IF([.B584]&gt;[.$E$1];1;0)" office:value-type="float" office:value="1">
            <text:p>1</text:p>
          </table:table-cell>
          <table:table-cell table:formula="of:=ABS([.A584]-[.C584])" office:value-type="float" office:value="0">
            <text:p>0</text:p>
          </table:table-cell>
          <table:table-cell table:number-columns-repeated="4"/>
          <table:table-cell table:style-name="ce2" office:value-type="string">
            <text:p>1, 0.794356 395</text:p>
          </table:table-cell>
          <table:table-cell table:formula="of:=MID([.I584];1;1)" office:value-type="string" office:string-value="1">
            <text:p>1</text:p>
          </table:table-cell>
          <table:table-cell table:formula="of:=MID([.I584];4;6)" office:value-type="string" office:string-value="0.7943">
            <text:p>0.794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87">
            <text:p>0.6987</text:p>
          </table:table-cell>
          <table:table-cell table:formula="of:=IF([.B585]&gt;[.$E$1];1;0)" office:value-type="float" office:value="1">
            <text:p>1</text:p>
          </table:table-cell>
          <table:table-cell table:formula="of:=ABS([.A585]-[.C585])" office:value-type="float" office:value="0">
            <text:p>0</text:p>
          </table:table-cell>
          <table:table-cell table:number-columns-repeated="4"/>
          <table:table-cell table:style-name="ce2" office:value-type="string">
            <text:p>1, 0.698709 397</text:p>
          </table:table-cell>
          <table:table-cell table:formula="of:=MID([.I585];1;1)" office:value-type="string" office:string-value="1">
            <text:p>1</text:p>
          </table:table-cell>
          <table:table-cell table:formula="of:=MID([.I585];4;6)" office:value-type="string" office:string-value="0.6987">
            <text:p>0.698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176">
            <text:p>0.5176</text:p>
          </table:table-cell>
          <table:table-cell table:formula="of:=IF([.B586]&gt;[.$E$1];1;0)" office:value-type="float" office:value="1">
            <text:p>1</text:p>
          </table:table-cell>
          <table:table-cell table:formula="of:=ABS([.A586]-[.C586])" office:value-type="float" office:value="0">
            <text:p>0</text:p>
          </table:table-cell>
          <table:table-cell table:number-columns-repeated="4"/>
          <table:table-cell table:style-name="ce2" office:value-type="string">
            <text:p>1, 0.517687 398</text:p>
          </table:table-cell>
          <table:table-cell table:formula="of:=MID([.I586];1;1)" office:value-type="string" office:string-value="1">
            <text:p>1</text:p>
          </table:table-cell>
          <table:table-cell table:formula="of:=MID([.I586];4;6)" office:value-type="string" office:string-value="0.5176">
            <text:p>0.517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656">
            <text:p>0.4656</text:p>
          </table:table-cell>
          <table:table-cell table:formula="of:=IF([.B587]&gt;[.$E$1];1;0)" office:value-type="float" office:value="0">
            <text:p>0</text:p>
          </table:table-cell>
          <table:table-cell table:formula="of:=ABS([.A587]-[.C587])" office:value-type="float" office:value="1">
            <text:p>1</text:p>
          </table:table-cell>
          <table:table-cell table:number-columns-repeated="4"/>
          <table:table-cell table:style-name="ce2" office:value-type="string">
            <text:p>1, 0.465609 399</text:p>
          </table:table-cell>
          <table:table-cell table:formula="of:=MID([.I587];1;1)" office:value-type="string" office:string-value="1">
            <text:p>1</text:p>
          </table:table-cell>
          <table:table-cell table:formula="of:=MID([.I587];4;6)" office:value-type="string" office:string-value="0.4656">
            <text:p>0.465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28">
            <text:p>0.828</text:p>
          </table:table-cell>
          <table:table-cell table:formula="of:=IF([.B588]&gt;[.$E$1];1;0)" office:value-type="float" office:value="1">
            <text:p>1</text:p>
          </table:table-cell>
          <table:table-cell table:formula="of:=ABS([.A588]-[.C588])" office:value-type="float" office:value="0">
            <text:p>0</text:p>
          </table:table-cell>
          <table:table-cell table:number-columns-repeated="4"/>
          <table:table-cell table:style-name="ce2" office:value-type="string">
            <text:p>1, 0.828021 400</text:p>
          </table:table-cell>
          <table:table-cell table:formula="of:=MID([.I588];1;1)" office:value-type="string" office:string-value="1">
            <text:p>1</text:p>
          </table:table-cell>
          <table:table-cell table:formula="of:=MID([.I588];4;6)" office:value-type="string" office:string-value="0.8280">
            <text:p>0.828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342">
            <text:p>0.4342</text:p>
          </table:table-cell>
          <table:table-cell table:formula="of:=IF([.B589]&gt;[.$E$1];1;0)" office:value-type="float" office:value="0">
            <text:p>0</text:p>
          </table:table-cell>
          <table:table-cell table:formula="of:=ABS([.A589]-[.C589])" office:value-type="float" office:value="0">
            <text:p>0</text:p>
          </table:table-cell>
          <table:table-cell table:number-columns-repeated="4"/>
          <table:table-cell table:style-name="ce2" office:value-type="string">
            <text:p>0, 0.43422 401</text:p>
          </table:table-cell>
          <table:table-cell table:formula="of:=MID([.I589];1;1)" office:value-type="string" office:string-value="0">
            <text:p>0</text:p>
          </table:table-cell>
          <table:table-cell table:formula="of:=MID([.I589];4;6)" office:value-type="string" office:string-value="0.4342">
            <text:p>0.434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57">
            <text:p>0.7557</text:p>
          </table:table-cell>
          <table:table-cell table:formula="of:=IF([.B590]&gt;[.$E$1];1;0)" office:value-type="float" office:value="1">
            <text:p>1</text:p>
          </table:table-cell>
          <table:table-cell table:formula="of:=ABS([.A590]-[.C590])" office:value-type="float" office:value="0">
            <text:p>0</text:p>
          </table:table-cell>
          <table:table-cell table:number-columns-repeated="4"/>
          <table:table-cell table:style-name="ce2" office:value-type="string">
            <text:p>1, 0.755772 402</text:p>
          </table:table-cell>
          <table:table-cell table:formula="of:=MID([.I590];1;1)" office:value-type="string" office:string-value="1">
            <text:p>1</text:p>
          </table:table-cell>
          <table:table-cell table:formula="of:=MID([.I590];4;6)" office:value-type="string" office:string-value="0.7557">
            <text:p>0.755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795">
            <text:p>0.5795</text:p>
          </table:table-cell>
          <table:table-cell table:formula="of:=IF([.B591]&gt;[.$E$1];1;0)" office:value-type="float" office:value="1">
            <text:p>1</text:p>
          </table:table-cell>
          <table:table-cell table:formula="of:=ABS([.A591]-[.C591])" office:value-type="float" office:value="1">
            <text:p>1</text:p>
          </table:table-cell>
          <table:table-cell table:number-columns-repeated="4"/>
          <table:table-cell table:style-name="ce2" office:value-type="string">
            <text:p>0, 0.579562 403</text:p>
          </table:table-cell>
          <table:table-cell table:formula="of:=MID([.I591];1;1)" office:value-type="string" office:string-value="0">
            <text:p>0</text:p>
          </table:table-cell>
          <table:table-cell table:formula="of:=MID([.I591];4;6)" office:value-type="string" office:string-value="0.5795">
            <text:p>0.579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464">
            <text:p>0.4464</text:p>
          </table:table-cell>
          <table:table-cell table:formula="of:=IF([.B592]&gt;[.$E$1];1;0)" office:value-type="float" office:value="0">
            <text:p>0</text:p>
          </table:table-cell>
          <table:table-cell table:formula="of:=ABS([.A592]-[.C592])" office:value-type="float" office:value="0">
            <text:p>0</text:p>
          </table:table-cell>
          <table:table-cell table:number-columns-repeated="4"/>
          <table:table-cell table:style-name="ce2" office:value-type="string">
            <text:p>0, 0.446445 404</text:p>
          </table:table-cell>
          <table:table-cell table:formula="of:=MID([.I592];1;1)" office:value-type="string" office:string-value="0">
            <text:p>0</text:p>
          </table:table-cell>
          <table:table-cell table:formula="of:=MID([.I592];4;6)" office:value-type="string" office:string-value="0.4464">
            <text:p>0.446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569">
            <text:p>0.7569</text:p>
          </table:table-cell>
          <table:table-cell table:formula="of:=IF([.B593]&gt;[.$E$1];1;0)" office:value-type="float" office:value="1">
            <text:p>1</text:p>
          </table:table-cell>
          <table:table-cell table:formula="of:=ABS([.A593]-[.C593])" office:value-type="float" office:value="1">
            <text:p>1</text:p>
          </table:table-cell>
          <table:table-cell table:number-columns-repeated="4"/>
          <table:table-cell table:style-name="ce2" office:value-type="string">
            <text:p>0, 0.756962 405</text:p>
          </table:table-cell>
          <table:table-cell table:formula="of:=MID([.I593];1;1)" office:value-type="string" office:string-value="0">
            <text:p>0</text:p>
          </table:table-cell>
          <table:table-cell table:formula="of:=MID([.I593];4;6)" office:value-type="string" office:string-value="0.7569">
            <text:p>0.756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79">
            <text:p>0.6879</text:p>
          </table:table-cell>
          <table:table-cell table:formula="of:=IF([.B594]&gt;[.$E$1];1;0)" office:value-type="float" office:value="1">
            <text:p>1</text:p>
          </table:table-cell>
          <table:table-cell table:formula="of:=ABS([.A594]-[.C594])" office:value-type="float" office:value="0">
            <text:p>0</text:p>
          </table:table-cell>
          <table:table-cell table:number-columns-repeated="4"/>
          <table:table-cell table:style-name="ce2" office:value-type="string">
            <text:p>1, 0.687914 406</text:p>
          </table:table-cell>
          <table:table-cell table:formula="of:=MID([.I594];1;1)" office:value-type="string" office:string-value="1">
            <text:p>1</text:p>
          </table:table-cell>
          <table:table-cell table:formula="of:=MID([.I594];4;6)" office:value-type="string" office:string-value="0.6879">
            <text:p>0.687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85">
            <text:p>0.7485</text:p>
          </table:table-cell>
          <table:table-cell table:formula="of:=IF([.B595]&gt;[.$E$1];1;0)" office:value-type="float" office:value="1">
            <text:p>1</text:p>
          </table:table-cell>
          <table:table-cell table:formula="of:=ABS([.A595]-[.C595])" office:value-type="float" office:value="0">
            <text:p>0</text:p>
          </table:table-cell>
          <table:table-cell table:number-columns-repeated="4"/>
          <table:table-cell table:style-name="ce2" office:value-type="string">
            <text:p>1, 0.748549 407</text:p>
          </table:table-cell>
          <table:table-cell table:formula="of:=MID([.I595];1;1)" office:value-type="string" office:string-value="1">
            <text:p>1</text:p>
          </table:table-cell>
          <table:table-cell table:formula="of:=MID([.I595];4;6)" office:value-type="string" office:string-value="0.7485">
            <text:p>0.748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727">
            <text:p>0.3727</text:p>
          </table:table-cell>
          <table:table-cell table:formula="of:=IF([.B596]&gt;[.$E$1];1;0)" office:value-type="float" office:value="0">
            <text:p>0</text:p>
          </table:table-cell>
          <table:table-cell table:formula="of:=ABS([.A596]-[.C596])" office:value-type="float" office:value="0">
            <text:p>0</text:p>
          </table:table-cell>
          <table:table-cell table:number-columns-repeated="4"/>
          <table:table-cell table:style-name="ce2" office:value-type="string">
            <text:p>0, 0.372773 408</text:p>
          </table:table-cell>
          <table:table-cell table:formula="of:=MID([.I596];1;1)" office:value-type="string" office:string-value="0">
            <text:p>0</text:p>
          </table:table-cell>
          <table:table-cell table:formula="of:=MID([.I596];4;6)" office:value-type="string" office:string-value="0.3727">
            <text:p>0.372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033">
            <text:p>0.6033</text:p>
          </table:table-cell>
          <table:table-cell table:formula="of:=IF([.B597]&gt;[.$E$1];1;0)" office:value-type="float" office:value="1">
            <text:p>1</text:p>
          </table:table-cell>
          <table:table-cell table:formula="of:=ABS([.A597]-[.C597])" office:value-type="float" office:value="1">
            <text:p>1</text:p>
          </table:table-cell>
          <table:table-cell table:number-columns-repeated="4"/>
          <table:table-cell table:style-name="ce2" office:value-type="string">
            <text:p>0, 0.603321 409</text:p>
          </table:table-cell>
          <table:table-cell table:formula="of:=MID([.I597];1;1)" office:value-type="string" office:string-value="0">
            <text:p>0</text:p>
          </table:table-cell>
          <table:table-cell table:formula="of:=MID([.I597];4;6)" office:value-type="string" office:string-value="0.6033">
            <text:p>0.603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31">
            <text:p>0.7431</text:p>
          </table:table-cell>
          <table:table-cell table:formula="of:=IF([.B598]&gt;[.$E$1];1;0)" office:value-type="float" office:value="1">
            <text:p>1</text:p>
          </table:table-cell>
          <table:table-cell table:formula="of:=ABS([.A598]-[.C598])" office:value-type="float" office:value="0">
            <text:p>0</text:p>
          </table:table-cell>
          <table:table-cell table:number-columns-repeated="4"/>
          <table:table-cell table:style-name="ce2" office:value-type="string">
            <text:p>1, 0.743137 410</text:p>
          </table:table-cell>
          <table:table-cell table:formula="of:=MID([.I598];1;1)" office:value-type="string" office:string-value="1">
            <text:p>1</text:p>
          </table:table-cell>
          <table:table-cell table:formula="of:=MID([.I598];4;6)" office:value-type="string" office:string-value="0.7431">
            <text:p>0.743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99">
            <text:p>0.6899</text:p>
          </table:table-cell>
          <table:table-cell table:formula="of:=IF([.B599]&gt;[.$E$1];1;0)" office:value-type="float" office:value="1">
            <text:p>1</text:p>
          </table:table-cell>
          <table:table-cell table:formula="of:=ABS([.A599]-[.C599])" office:value-type="float" office:value="0">
            <text:p>0</text:p>
          </table:table-cell>
          <table:table-cell table:number-columns-repeated="4"/>
          <table:table-cell table:style-name="ce2" office:value-type="string">
            <text:p>1, 0.689999 411</text:p>
          </table:table-cell>
          <table:table-cell table:formula="of:=MID([.I599];1;1)" office:value-type="string" office:string-value="1">
            <text:p>1</text:p>
          </table:table-cell>
          <table:table-cell table:formula="of:=MID([.I599];4;6)" office:value-type="string" office:string-value="0.6899">
            <text:p>0.689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201">
            <text:p>0.4201</text:p>
          </table:table-cell>
          <table:table-cell table:formula="of:=IF([.B600]&gt;[.$E$1];1;0)" office:value-type="float" office:value="0">
            <text:p>0</text:p>
          </table:table-cell>
          <table:table-cell table:formula="of:=ABS([.A600]-[.C600])" office:value-type="float" office:value="0">
            <text:p>0</text:p>
          </table:table-cell>
          <table:table-cell table:number-columns-repeated="4"/>
          <table:table-cell table:style-name="ce2" office:value-type="string">
            <text:p>0, 0.420182 412</text:p>
          </table:table-cell>
          <table:table-cell table:formula="of:=MID([.I600];1;1)" office:value-type="string" office:string-value="0">
            <text:p>0</text:p>
          </table:table-cell>
          <table:table-cell table:formula="of:=MID([.I600];4;6)" office:value-type="string" office:string-value="0.4201">
            <text:p>0.420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395">
            <text:p>0.4395</text:p>
          </table:table-cell>
          <table:table-cell table:formula="of:=IF([.B601]&gt;[.$E$1];1;0)" office:value-type="float" office:value="0">
            <text:p>0</text:p>
          </table:table-cell>
          <table:table-cell table:formula="of:=ABS([.A601]-[.C601])" office:value-type="float" office:value="0">
            <text:p>0</text:p>
          </table:table-cell>
          <table:table-cell table:number-columns-repeated="4"/>
          <table:table-cell table:style-name="ce2" office:value-type="string">
            <text:p>0, 0.439515 413</text:p>
          </table:table-cell>
          <table:table-cell table:formula="of:=MID([.I601];1;1)" office:value-type="string" office:string-value="0">
            <text:p>0</text:p>
          </table:table-cell>
          <table:table-cell table:formula="of:=MID([.I601];4;6)" office:value-type="string" office:string-value="0.4395">
            <text:p>0.439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803">
            <text:p>0.803</text:p>
          </table:table-cell>
          <table:table-cell table:formula="of:=IF([.B602]&gt;[.$E$1];1;0)" office:value-type="float" office:value="1">
            <text:p>1</text:p>
          </table:table-cell>
          <table:table-cell table:formula="of:=ABS([.A602]-[.C602])" office:value-type="float" office:value="1">
            <text:p>1</text:p>
          </table:table-cell>
          <table:table-cell table:number-columns-repeated="4"/>
          <table:table-cell table:style-name="ce2" office:value-type="string">
            <text:p>0, 0.803031 415</text:p>
          </table:table-cell>
          <table:table-cell table:formula="of:=MID([.I602];1;1)" office:value-type="string" office:string-value="0">
            <text:p>0</text:p>
          </table:table-cell>
          <table:table-cell table:formula="of:=MID([.I602];4;6)" office:value-type="string" office:string-value="0.8030">
            <text:p>0.803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371">
            <text:p>0.5371</text:p>
          </table:table-cell>
          <table:table-cell table:formula="of:=IF([.B603]&gt;[.$E$1];1;0)" office:value-type="float" office:value="1">
            <text:p>1</text:p>
          </table:table-cell>
          <table:table-cell table:formula="of:=ABS([.A603]-[.C603])" office:value-type="float" office:value="1">
            <text:p>1</text:p>
          </table:table-cell>
          <table:table-cell table:number-columns-repeated="4"/>
          <table:table-cell table:style-name="ce2" office:value-type="string">
            <text:p>0, 0.537185 416</text:p>
          </table:table-cell>
          <table:table-cell table:formula="of:=MID([.I603];1;1)" office:value-type="string" office:string-value="0">
            <text:p>0</text:p>
          </table:table-cell>
          <table:table-cell table:formula="of:=MID([.I603];4;6)" office:value-type="string" office:string-value="0.5371">
            <text:p>0.537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338">
            <text:p>0.8338</text:p>
          </table:table-cell>
          <table:table-cell table:formula="of:=IF([.B604]&gt;[.$E$1];1;0)" office:value-type="float" office:value="1">
            <text:p>1</text:p>
          </table:table-cell>
          <table:table-cell table:formula="of:=ABS([.A604]-[.C604])" office:value-type="float" office:value="0">
            <text:p>0</text:p>
          </table:table-cell>
          <table:table-cell table:number-columns-repeated="4"/>
          <table:table-cell table:style-name="ce2" office:value-type="string">
            <text:p>1, 0.833871 417</text:p>
          </table:table-cell>
          <table:table-cell table:formula="of:=MID([.I604];1;1)" office:value-type="string" office:string-value="1">
            <text:p>1</text:p>
          </table:table-cell>
          <table:table-cell table:formula="of:=MID([.I604];4;6)" office:value-type="string" office:string-value="0.8338">
            <text:p>0.833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53">
            <text:p>0.7053</text:p>
          </table:table-cell>
          <table:table-cell table:formula="of:=IF([.B605]&gt;[.$E$1];1;0)" office:value-type="float" office:value="1">
            <text:p>1</text:p>
          </table:table-cell>
          <table:table-cell table:formula="of:=ABS([.A605]-[.C605])" office:value-type="float" office:value="0">
            <text:p>0</text:p>
          </table:table-cell>
          <table:table-cell table:number-columns-repeated="4"/>
          <table:table-cell table:style-name="ce2" office:value-type="string">
            <text:p>1, 0.705361 419</text:p>
          </table:table-cell>
          <table:table-cell table:formula="of:=MID([.I605];1;1)" office:value-type="string" office:string-value="1">
            <text:p>1</text:p>
          </table:table-cell>
          <table:table-cell table:formula="of:=MID([.I605];4;6)" office:value-type="string" office:string-value="0.7053">
            <text:p>0.705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403">
            <text:p>0.6403</text:p>
          </table:table-cell>
          <table:table-cell table:formula="of:=IF([.B606]&gt;[.$E$1];1;0)" office:value-type="float" office:value="1">
            <text:p>1</text:p>
          </table:table-cell>
          <table:table-cell table:formula="of:=ABS([.A606]-[.C606])" office:value-type="float" office:value="1">
            <text:p>1</text:p>
          </table:table-cell>
          <table:table-cell table:number-columns-repeated="4"/>
          <table:table-cell table:style-name="ce2" office:value-type="string">
            <text:p>0, 0.640363 420</text:p>
          </table:table-cell>
          <table:table-cell table:formula="of:=MID([.I606];1;1)" office:value-type="string" office:string-value="0">
            <text:p>0</text:p>
          </table:table-cell>
          <table:table-cell table:formula="of:=MID([.I606];4;6)" office:value-type="string" office:string-value="0.6403">
            <text:p>0.640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124">
            <text:p>0.6124</text:p>
          </table:table-cell>
          <table:table-cell table:formula="of:=IF([.B607]&gt;[.$E$1];1;0)" office:value-type="float" office:value="1">
            <text:p>1</text:p>
          </table:table-cell>
          <table:table-cell table:formula="of:=ABS([.A607]-[.C607])" office:value-type="float" office:value="1">
            <text:p>1</text:p>
          </table:table-cell>
          <table:table-cell table:number-columns-repeated="4"/>
          <table:table-cell table:style-name="ce2" office:value-type="string">
            <text:p>0, 0.612406 421</text:p>
          </table:table-cell>
          <table:table-cell table:formula="of:=MID([.I607];1;1)" office:value-type="string" office:string-value="0">
            <text:p>0</text:p>
          </table:table-cell>
          <table:table-cell table:formula="of:=MID([.I607];4;6)" office:value-type="string" office:string-value="0.6124">
            <text:p>0.612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409">
            <text:p>0.4409</text:p>
          </table:table-cell>
          <table:table-cell table:formula="of:=IF([.B608]&gt;[.$E$1];1;0)" office:value-type="float" office:value="0">
            <text:p>0</text:p>
          </table:table-cell>
          <table:table-cell table:formula="of:=ABS([.A608]-[.C608])" office:value-type="float" office:value="0">
            <text:p>0</text:p>
          </table:table-cell>
          <table:table-cell table:number-columns-repeated="4"/>
          <table:table-cell table:style-name="ce2" office:value-type="string">
            <text:p>0, 0.440995 423</text:p>
          </table:table-cell>
          <table:table-cell table:formula="of:=MID([.I608];1;1)" office:value-type="string" office:string-value="0">
            <text:p>0</text:p>
          </table:table-cell>
          <table:table-cell table:formula="of:=MID([.I608];4;6)" office:value-type="string" office:string-value="0.4409">
            <text:p>0.440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47">
            <text:p>0.6447</text:p>
          </table:table-cell>
          <table:table-cell table:formula="of:=IF([.B609]&gt;[.$E$1];1;0)" office:value-type="float" office:value="1">
            <text:p>1</text:p>
          </table:table-cell>
          <table:table-cell table:formula="of:=ABS([.A609]-[.C609])" office:value-type="float" office:value="0">
            <text:p>0</text:p>
          </table:table-cell>
          <table:table-cell table:number-columns-repeated="4"/>
          <table:table-cell table:style-name="ce2" office:value-type="string">
            <text:p>1, 0.644799 424</text:p>
          </table:table-cell>
          <table:table-cell table:formula="of:=MID([.I609];1;1)" office:value-type="string" office:string-value="1">
            <text:p>1</text:p>
          </table:table-cell>
          <table:table-cell table:formula="of:=MID([.I609];4;6)" office:value-type="string" office:string-value="0.6447">
            <text:p>0.644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414">
            <text:p>0.5414</text:p>
          </table:table-cell>
          <table:table-cell table:formula="of:=IF([.B610]&gt;[.$E$1];1;0)" office:value-type="float" office:value="1">
            <text:p>1</text:p>
          </table:table-cell>
          <table:table-cell table:formula="of:=ABS([.A610]-[.C610])" office:value-type="float" office:value="0">
            <text:p>0</text:p>
          </table:table-cell>
          <table:table-cell table:number-columns-repeated="4"/>
          <table:table-cell table:style-name="ce2" office:value-type="string">
            <text:p>1, 0.541493 425</text:p>
          </table:table-cell>
          <table:table-cell table:formula="of:=MID([.I610];1;1)" office:value-type="string" office:string-value="1">
            <text:p>1</text:p>
          </table:table-cell>
          <table:table-cell table:formula="of:=MID([.I610];4;6)" office:value-type="string" office:string-value="0.5414">
            <text:p>0.541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757">
            <text:p>0.8757</text:p>
          </table:table-cell>
          <table:table-cell table:formula="of:=IF([.B611]&gt;[.$E$1];1;0)" office:value-type="float" office:value="1">
            <text:p>1</text:p>
          </table:table-cell>
          <table:table-cell table:formula="of:=ABS([.A611]-[.C611])" office:value-type="float" office:value="0">
            <text:p>0</text:p>
          </table:table-cell>
          <table:table-cell table:number-columns-repeated="4"/>
          <table:table-cell table:style-name="ce2" office:value-type="string">
            <text:p>1, 0.875751 426</text:p>
          </table:table-cell>
          <table:table-cell table:formula="of:=MID([.I611];1;1)" office:value-type="string" office:string-value="1">
            <text:p>1</text:p>
          </table:table-cell>
          <table:table-cell table:formula="of:=MID([.I611];4;6)" office:value-type="string" office:string-value="0.8757">
            <text:p>0.875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605">
            <text:p>0.5605</text:p>
          </table:table-cell>
          <table:table-cell table:formula="of:=IF([.B612]&gt;[.$E$1];1;0)" office:value-type="float" office:value="1">
            <text:p>1</text:p>
          </table:table-cell>
          <table:table-cell table:formula="of:=ABS([.A612]-[.C612])" office:value-type="float" office:value="1">
            <text:p>1</text:p>
          </table:table-cell>
          <table:table-cell table:number-columns-repeated="4"/>
          <table:table-cell table:style-name="ce2" office:value-type="string">
            <text:p>0, 0.560557 427</text:p>
          </table:table-cell>
          <table:table-cell table:formula="of:=MID([.I612];1;1)" office:value-type="string" office:string-value="0">
            <text:p>0</text:p>
          </table:table-cell>
          <table:table-cell table:formula="of:=MID([.I612];4;6)" office:value-type="string" office:string-value="0.5605">
            <text:p>0.560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069">
            <text:p>0.8069</text:p>
          </table:table-cell>
          <table:table-cell table:formula="of:=IF([.B613]&gt;[.$E$1];1;0)" office:value-type="float" office:value="1">
            <text:p>1</text:p>
          </table:table-cell>
          <table:table-cell table:formula="of:=ABS([.A613]-[.C613])" office:value-type="float" office:value="0">
            <text:p>0</text:p>
          </table:table-cell>
          <table:table-cell table:number-columns-repeated="4"/>
          <table:table-cell table:style-name="ce2" office:value-type="string">
            <text:p>1, 0.80694 428</text:p>
          </table:table-cell>
          <table:table-cell table:formula="of:=MID([.I613];1;1)" office:value-type="string" office:string-value="1">
            <text:p>1</text:p>
          </table:table-cell>
          <table:table-cell table:formula="of:=MID([.I613];4;6)" office:value-type="string" office:string-value="0.8069">
            <text:p>0.806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15">
            <text:p>0.7215</text:p>
          </table:table-cell>
          <table:table-cell table:formula="of:=IF([.B614]&gt;[.$E$1];1;0)" office:value-type="float" office:value="1">
            <text:p>1</text:p>
          </table:table-cell>
          <table:table-cell table:formula="of:=ABS([.A614]-[.C614])" office:value-type="float" office:value="0">
            <text:p>0</text:p>
          </table:table-cell>
          <table:table-cell table:number-columns-repeated="4"/>
          <table:table-cell table:style-name="ce2" office:value-type="string">
            <text:p>1, 0.721546 429</text:p>
          </table:table-cell>
          <table:table-cell table:formula="of:=MID([.I614];1;1)" office:value-type="string" office:string-value="1">
            <text:p>1</text:p>
          </table:table-cell>
          <table:table-cell table:formula="of:=MID([.I614];4;6)" office:value-type="string" office:string-value="0.7215">
            <text:p>0.721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78">
            <text:p>0.878</text:p>
          </table:table-cell>
          <table:table-cell table:formula="of:=IF([.B615]&gt;[.$E$1];1;0)" office:value-type="float" office:value="1">
            <text:p>1</text:p>
          </table:table-cell>
          <table:table-cell table:formula="of:=ABS([.A615]-[.C615])" office:value-type="float" office:value="0">
            <text:p>0</text:p>
          </table:table-cell>
          <table:table-cell table:number-columns-repeated="4"/>
          <table:table-cell table:style-name="ce2" office:value-type="string">
            <text:p>1, 0.87804 430</text:p>
          </table:table-cell>
          <table:table-cell table:formula="of:=MID([.I615];1;1)" office:value-type="string" office:string-value="1">
            <text:p>1</text:p>
          </table:table-cell>
          <table:table-cell table:formula="of:=MID([.I615];4;6)" office:value-type="string" office:string-value="0.8780">
            <text:p>0.878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171">
            <text:p>0.4171</text:p>
          </table:table-cell>
          <table:table-cell table:formula="of:=IF([.B616]&gt;[.$E$1];1;0)" office:value-type="float" office:value="0">
            <text:p>0</text:p>
          </table:table-cell>
          <table:table-cell table:formula="of:=ABS([.A616]-[.C616])" office:value-type="float" office:value="0">
            <text:p>0</text:p>
          </table:table-cell>
          <table:table-cell table:number-columns-repeated="4"/>
          <table:table-cell table:style-name="ce2" office:value-type="string">
            <text:p>0, 0.41714 431</text:p>
          </table:table-cell>
          <table:table-cell table:formula="of:=MID([.I616];1;1)" office:value-type="string" office:string-value="0">
            <text:p>0</text:p>
          </table:table-cell>
          <table:table-cell table:formula="of:=MID([.I616];4;6)" office:value-type="string" office:string-value="0.4171">
            <text:p>0.417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82">
            <text:p>0.6982</text:p>
          </table:table-cell>
          <table:table-cell table:formula="of:=IF([.B617]&gt;[.$E$1];1;0)" office:value-type="float" office:value="1">
            <text:p>1</text:p>
          </table:table-cell>
          <table:table-cell table:formula="of:=ABS([.A617]-[.C617])" office:value-type="float" office:value="0">
            <text:p>0</text:p>
          </table:table-cell>
          <table:table-cell table:number-columns-repeated="4"/>
          <table:table-cell table:style-name="ce2" office:value-type="string">
            <text:p>1, 0.69823 432</text:p>
          </table:table-cell>
          <table:table-cell table:formula="of:=MID([.I617];1;1)" office:value-type="string" office:string-value="1">
            <text:p>1</text:p>
          </table:table-cell>
          <table:table-cell table:formula="of:=MID([.I617];4;6)" office:value-type="string" office:string-value="0.6982">
            <text:p>0.698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62">
            <text:p>0.6962</text:p>
          </table:table-cell>
          <table:table-cell table:formula="of:=IF([.B618]&gt;[.$E$1];1;0)" office:value-type="float" office:value="1">
            <text:p>1</text:p>
          </table:table-cell>
          <table:table-cell table:formula="of:=ABS([.A618]-[.C618])" office:value-type="float" office:value="0">
            <text:p>0</text:p>
          </table:table-cell>
          <table:table-cell table:number-columns-repeated="4"/>
          <table:table-cell table:style-name="ce2" office:value-type="string">
            <text:p>1, 0.696271 433</text:p>
          </table:table-cell>
          <table:table-cell table:formula="of:=MID([.I618];1;1)" office:value-type="string" office:string-value="1">
            <text:p>1</text:p>
          </table:table-cell>
          <table:table-cell table:formula="of:=MID([.I618];4;6)" office:value-type="string" office:string-value="0.6962">
            <text:p>0.696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38">
            <text:p>0.6538</text:p>
          </table:table-cell>
          <table:table-cell table:formula="of:=IF([.B619]&gt;[.$E$1];1;0)" office:value-type="float" office:value="1">
            <text:p>1</text:p>
          </table:table-cell>
          <table:table-cell table:formula="of:=ABS([.A619]-[.C619])" office:value-type="float" office:value="0">
            <text:p>0</text:p>
          </table:table-cell>
          <table:table-cell table:number-columns-repeated="4"/>
          <table:table-cell table:style-name="ce2" office:value-type="string">
            <text:p>1, 0.653867 434</text:p>
          </table:table-cell>
          <table:table-cell table:formula="of:=MID([.I619];1;1)" office:value-type="string" office:string-value="1">
            <text:p>1</text:p>
          </table:table-cell>
          <table:table-cell table:formula="of:=MID([.I619];4;6)" office:value-type="string" office:string-value="0.6538">
            <text:p>0.653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16">
            <text:p>0.6316</text:p>
          </table:table-cell>
          <table:table-cell table:formula="of:=IF([.B620]&gt;[.$E$1];1;0)" office:value-type="float" office:value="1">
            <text:p>1</text:p>
          </table:table-cell>
          <table:table-cell table:formula="of:=ABS([.A620]-[.C620])" office:value-type="float" office:value="0">
            <text:p>0</text:p>
          </table:table-cell>
          <table:table-cell table:number-columns-repeated="4"/>
          <table:table-cell table:style-name="ce2" office:value-type="string">
            <text:p>1, 0.631609 435</text:p>
          </table:table-cell>
          <table:table-cell table:formula="of:=MID([.I620];1;1)" office:value-type="string" office:string-value="1">
            <text:p>1</text:p>
          </table:table-cell>
          <table:table-cell table:formula="of:=MID([.I620];4;6)" office:value-type="string" office:string-value="0.6316">
            <text:p>0.631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02">
            <text:p>0.5302</text:p>
          </table:table-cell>
          <table:table-cell table:formula="of:=IF([.B621]&gt;[.$E$1];1;0)" office:value-type="float" office:value="1">
            <text:p>1</text:p>
          </table:table-cell>
          <table:table-cell table:formula="of:=ABS([.A621]-[.C621])" office:value-type="float" office:value="0">
            <text:p>0</text:p>
          </table:table-cell>
          <table:table-cell table:number-columns-repeated="4"/>
          <table:table-cell table:style-name="ce2" office:value-type="string">
            <text:p>1, 0.530204 436</text:p>
          </table:table-cell>
          <table:table-cell table:formula="of:=MID([.I621];1;1)" office:value-type="string" office:string-value="1">
            <text:p>1</text:p>
          </table:table-cell>
          <table:table-cell table:formula="of:=MID([.I621];4;6)" office:value-type="string" office:string-value="0.5302">
            <text:p>0.530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68">
            <text:p>0.6368</text:p>
          </table:table-cell>
          <table:table-cell table:formula="of:=IF([.B622]&gt;[.$E$1];1;0)" office:value-type="float" office:value="1">
            <text:p>1</text:p>
          </table:table-cell>
          <table:table-cell table:formula="of:=ABS([.A622]-[.C622])" office:value-type="float" office:value="0">
            <text:p>0</text:p>
          </table:table-cell>
          <table:table-cell table:number-columns-repeated="4"/>
          <table:table-cell table:style-name="ce2" office:value-type="string">
            <text:p>1, 0.636838 437</text:p>
          </table:table-cell>
          <table:table-cell table:formula="of:=MID([.I622];1;1)" office:value-type="string" office:string-value="1">
            <text:p>1</text:p>
          </table:table-cell>
          <table:table-cell table:formula="of:=MID([.I622];4;6)" office:value-type="string" office:string-value="0.6368">
            <text:p>0.636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94">
            <text:p>0.6994</text:p>
          </table:table-cell>
          <table:table-cell table:formula="of:=IF([.B623]&gt;[.$E$1];1;0)" office:value-type="float" office:value="1">
            <text:p>1</text:p>
          </table:table-cell>
          <table:table-cell table:formula="of:=ABS([.A623]-[.C623])" office:value-type="float" office:value="0">
            <text:p>0</text:p>
          </table:table-cell>
          <table:table-cell table:number-columns-repeated="4"/>
          <table:table-cell table:style-name="ce2" office:value-type="string">
            <text:p>1, 0.699496 438</text:p>
          </table:table-cell>
          <table:table-cell table:formula="of:=MID([.I623];1;1)" office:value-type="string" office:string-value="1">
            <text:p>1</text:p>
          </table:table-cell>
          <table:table-cell table:formula="of:=MID([.I623];4;6)" office:value-type="string" office:string-value="0.6994">
            <text:p>0.699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31">
            <text:p>0.7131</text:p>
          </table:table-cell>
          <table:table-cell table:formula="of:=IF([.B624]&gt;[.$E$1];1;0)" office:value-type="float" office:value="1">
            <text:p>1</text:p>
          </table:table-cell>
          <table:table-cell table:formula="of:=ABS([.A624]-[.C624])" office:value-type="float" office:value="0">
            <text:p>0</text:p>
          </table:table-cell>
          <table:table-cell table:number-columns-repeated="4"/>
          <table:table-cell table:style-name="ce2" office:value-type="string">
            <text:p>1, 0.713112 439</text:p>
          </table:table-cell>
          <table:table-cell table:formula="of:=MID([.I624];1;1)" office:value-type="string" office:string-value="1">
            <text:p>1</text:p>
          </table:table-cell>
          <table:table-cell table:formula="of:=MID([.I624];4;6)" office:value-type="string" office:string-value="0.7131">
            <text:p>0.713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54">
            <text:p>0.6654</text:p>
          </table:table-cell>
          <table:table-cell table:formula="of:=IF([.B625]&gt;[.$E$1];1;0)" office:value-type="float" office:value="1">
            <text:p>1</text:p>
          </table:table-cell>
          <table:table-cell table:formula="of:=ABS([.A625]-[.C625])" office:value-type="float" office:value="0">
            <text:p>0</text:p>
          </table:table-cell>
          <table:table-cell table:number-columns-repeated="4"/>
          <table:table-cell table:style-name="ce2" office:value-type="string">
            <text:p>1, 0.665497 440</text:p>
          </table:table-cell>
          <table:table-cell table:formula="of:=MID([.I625];1;1)" office:value-type="string" office:string-value="1">
            <text:p>1</text:p>
          </table:table-cell>
          <table:table-cell table:formula="of:=MID([.I625];4;6)" office:value-type="string" office:string-value="0.6654">
            <text:p>0.665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939">
            <text:p>0.8939</text:p>
          </table:table-cell>
          <table:table-cell table:formula="of:=IF([.B626]&gt;[.$E$1];1;0)" office:value-type="float" office:value="1">
            <text:p>1</text:p>
          </table:table-cell>
          <table:table-cell table:formula="of:=ABS([.A626]-[.C626])" office:value-type="float" office:value="0">
            <text:p>0</text:p>
          </table:table-cell>
          <table:table-cell table:number-columns-repeated="4"/>
          <table:table-cell table:style-name="ce2" office:value-type="string">
            <text:p>1, 0.893956 442</text:p>
          </table:table-cell>
          <table:table-cell table:formula="of:=MID([.I626];1;1)" office:value-type="string" office:string-value="1">
            <text:p>1</text:p>
          </table:table-cell>
          <table:table-cell table:formula="of:=MID([.I626];4;6)" office:value-type="string" office:string-value="0.8939">
            <text:p>0.893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398">
            <text:p>0.6398</text:p>
          </table:table-cell>
          <table:table-cell table:formula="of:=IF([.B627]&gt;[.$E$1];1;0)" office:value-type="float" office:value="1">
            <text:p>1</text:p>
          </table:table-cell>
          <table:table-cell table:formula="of:=ABS([.A627]-[.C627])" office:value-type="float" office:value="1">
            <text:p>1</text:p>
          </table:table-cell>
          <table:table-cell table:number-columns-repeated="4"/>
          <table:table-cell table:style-name="ce2" office:value-type="string">
            <text:p>0, 0.639837 443</text:p>
          </table:table-cell>
          <table:table-cell table:formula="of:=MID([.I627];1;1)" office:value-type="string" office:string-value="0">
            <text:p>0</text:p>
          </table:table-cell>
          <table:table-cell table:formula="of:=MID([.I627];4;6)" office:value-type="string" office:string-value="0.6398">
            <text:p>0.639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17">
            <text:p>0.7217</text:p>
          </table:table-cell>
          <table:table-cell table:formula="of:=IF([.B628]&gt;[.$E$1];1;0)" office:value-type="float" office:value="1">
            <text:p>1</text:p>
          </table:table-cell>
          <table:table-cell table:formula="of:=ABS([.A628]-[.C628])" office:value-type="float" office:value="0">
            <text:p>0</text:p>
          </table:table-cell>
          <table:table-cell table:number-columns-repeated="4"/>
          <table:table-cell table:style-name="ce2" office:value-type="string">
            <text:p>1, 0.721778 444</text:p>
          </table:table-cell>
          <table:table-cell table:formula="of:=MID([.I628];1;1)" office:value-type="string" office:string-value="1">
            <text:p>1</text:p>
          </table:table-cell>
          <table:table-cell table:formula="of:=MID([.I628];4;6)" office:value-type="string" office:string-value="0.7217">
            <text:p>0.721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03">
            <text:p>0.7803</text:p>
          </table:table-cell>
          <table:table-cell table:formula="of:=IF([.B629]&gt;[.$E$1];1;0)" office:value-type="float" office:value="1">
            <text:p>1</text:p>
          </table:table-cell>
          <table:table-cell table:formula="of:=ABS([.A629]-[.C629])" office:value-type="float" office:value="0">
            <text:p>0</text:p>
          </table:table-cell>
          <table:table-cell table:number-columns-repeated="4"/>
          <table:table-cell table:style-name="ce2" office:value-type="string">
            <text:p>1, 0.780332 445</text:p>
          </table:table-cell>
          <table:table-cell table:formula="of:=MID([.I629];1;1)" office:value-type="string" office:string-value="1">
            <text:p>1</text:p>
          </table:table-cell>
          <table:table-cell table:formula="of:=MID([.I629];4;6)" office:value-type="string" office:string-value="0.7803">
            <text:p>0.780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074">
            <text:p>0.5074</text:p>
          </table:table-cell>
          <table:table-cell table:formula="of:=IF([.B630]&gt;[.$E$1];1;0)" office:value-type="float" office:value="1">
            <text:p>1</text:p>
          </table:table-cell>
          <table:table-cell table:formula="of:=ABS([.A630]-[.C630])" office:value-type="float" office:value="0">
            <text:p>0</text:p>
          </table:table-cell>
          <table:table-cell table:number-columns-repeated="4"/>
          <table:table-cell table:style-name="ce2" office:value-type="string">
            <text:p>1, 0.507481 446</text:p>
          </table:table-cell>
          <table:table-cell table:formula="of:=MID([.I630];1;1)" office:value-type="string" office:string-value="1">
            <text:p>1</text:p>
          </table:table-cell>
          <table:table-cell table:formula="of:=MID([.I630];4;6)" office:value-type="string" office:string-value="0.5074">
            <text:p>0.507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019">
            <text:p>0.3019</text:p>
          </table:table-cell>
          <table:table-cell table:formula="of:=IF([.B631]&gt;[.$E$1];1;0)" office:value-type="float" office:value="0">
            <text:p>0</text:p>
          </table:table-cell>
          <table:table-cell table:formula="of:=ABS([.A631]-[.C631])" office:value-type="float" office:value="1">
            <text:p>1</text:p>
          </table:table-cell>
          <table:table-cell table:number-columns-repeated="4"/>
          <table:table-cell table:style-name="ce2" office:value-type="string">
            <text:p>1, 0.301902 0</text:p>
          </table:table-cell>
          <table:table-cell table:formula="of:=MID([.I631];1;1)" office:value-type="string" office:string-value="1">
            <text:p>1</text:p>
          </table:table-cell>
          <table:table-cell table:formula="of:=MID([.I631];4;6)" office:value-type="string" office:string-value="0.3019">
            <text:p>0.301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97">
            <text:p>0.7897</text:p>
          </table:table-cell>
          <table:table-cell table:formula="of:=IF([.B632]&gt;[.$E$1];1;0)" office:value-type="float" office:value="1">
            <text:p>1</text:p>
          </table:table-cell>
          <table:table-cell table:formula="of:=ABS([.A632]-[.C632])" office:value-type="float" office:value="0">
            <text:p>0</text:p>
          </table:table-cell>
          <table:table-cell table:number-columns-repeated="4"/>
          <table:table-cell table:style-name="ce2" office:value-type="string">
            <text:p>1, 0.789751 1</text:p>
          </table:table-cell>
          <table:table-cell table:formula="of:=MID([.I632];1;1)" office:value-type="string" office:string-value="1">
            <text:p>1</text:p>
          </table:table-cell>
          <table:table-cell table:formula="of:=MID([.I632];4;6)" office:value-type="string" office:string-value="0.7897">
            <text:p>0.789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79">
            <text:p>0.6379</text:p>
          </table:table-cell>
          <table:table-cell table:formula="of:=IF([.B633]&gt;[.$E$1];1;0)" office:value-type="float" office:value="1">
            <text:p>1</text:p>
          </table:table-cell>
          <table:table-cell table:formula="of:=ABS([.A633]-[.C633])" office:value-type="float" office:value="0">
            <text:p>0</text:p>
          </table:table-cell>
          <table:table-cell table:number-columns-repeated="4"/>
          <table:table-cell table:style-name="ce2" office:value-type="string">
            <text:p>1, 0.637912 2</text:p>
          </table:table-cell>
          <table:table-cell table:formula="of:=MID([.I633];1;1)" office:value-type="string" office:string-value="1">
            <text:p>1</text:p>
          </table:table-cell>
          <table:table-cell table:formula="of:=MID([.I633];4;6)" office:value-type="string" office:string-value="0.6379">
            <text:p>0.637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45">
            <text:p>0.5945</text:p>
          </table:table-cell>
          <table:table-cell table:formula="of:=IF([.B634]&gt;[.$E$1];1;0)" office:value-type="float" office:value="1">
            <text:p>1</text:p>
          </table:table-cell>
          <table:table-cell table:formula="of:=ABS([.A634]-[.C634])" office:value-type="float" office:value="0">
            <text:p>0</text:p>
          </table:table-cell>
          <table:table-cell table:number-columns-repeated="4"/>
          <table:table-cell table:style-name="ce2" office:value-type="string">
            <text:p>1, 0.594587 5</text:p>
          </table:table-cell>
          <table:table-cell table:formula="of:=MID([.I634];1;1)" office:value-type="string" office:string-value="1">
            <text:p>1</text:p>
          </table:table-cell>
          <table:table-cell table:formula="of:=MID([.I634];4;6)" office:value-type="string" office:string-value="0.5945">
            <text:p>0.594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03">
            <text:p>0.6803</text:p>
          </table:table-cell>
          <table:table-cell table:formula="of:=IF([.B635]&gt;[.$E$1];1;0)" office:value-type="float" office:value="1">
            <text:p>1</text:p>
          </table:table-cell>
          <table:table-cell table:formula="of:=ABS([.A635]-[.C635])" office:value-type="float" office:value="0">
            <text:p>0</text:p>
          </table:table-cell>
          <table:table-cell table:number-columns-repeated="4"/>
          <table:table-cell table:style-name="ce2" office:value-type="string">
            <text:p>1, 0.680305 7</text:p>
          </table:table-cell>
          <table:table-cell table:formula="of:=MID([.I635];1;1)" office:value-type="string" office:string-value="1">
            <text:p>1</text:p>
          </table:table-cell>
          <table:table-cell table:formula="of:=MID([.I635];4;6)" office:value-type="string" office:string-value="0.6803">
            <text:p>0.680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9">
            <text:p>0.719</text:p>
          </table:table-cell>
          <table:table-cell table:formula="of:=IF([.B636]&gt;[.$E$1];1;0)" office:value-type="float" office:value="1">
            <text:p>1</text:p>
          </table:table-cell>
          <table:table-cell table:formula="of:=ABS([.A636]-[.C636])" office:value-type="float" office:value="0">
            <text:p>0</text:p>
          </table:table-cell>
          <table:table-cell table:number-columns-repeated="4"/>
          <table:table-cell table:style-name="ce2" office:value-type="string">
            <text:p>1, 0.719016 9</text:p>
          </table:table-cell>
          <table:table-cell table:formula="of:=MID([.I636];1;1)" office:value-type="string" office:string-value="1">
            <text:p>1</text:p>
          </table:table-cell>
          <table:table-cell table:formula="of:=MID([.I636];4;6)" office:value-type="string" office:string-value="0.7190">
            <text:p>0.719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549">
            <text:p>0.8549</text:p>
          </table:table-cell>
          <table:table-cell table:formula="of:=IF([.B637]&gt;[.$E$1];1;0)" office:value-type="float" office:value="1">
            <text:p>1</text:p>
          </table:table-cell>
          <table:table-cell table:formula="of:=ABS([.A637]-[.C637])" office:value-type="float" office:value="0">
            <text:p>0</text:p>
          </table:table-cell>
          <table:table-cell table:number-columns-repeated="4"/>
          <table:table-cell table:style-name="ce2" office:value-type="string">
            <text:p>1, 0.854922 10</text:p>
          </table:table-cell>
          <table:table-cell table:formula="of:=MID([.I637];1;1)" office:value-type="string" office:string-value="1">
            <text:p>1</text:p>
          </table:table-cell>
          <table:table-cell table:formula="of:=MID([.I637];4;6)" office:value-type="string" office:string-value="0.8549">
            <text:p>0.854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41">
            <text:p>0.5741</text:p>
          </table:table-cell>
          <table:table-cell table:formula="of:=IF([.B638]&gt;[.$E$1];1;0)" office:value-type="float" office:value="1">
            <text:p>1</text:p>
          </table:table-cell>
          <table:table-cell table:formula="of:=ABS([.A638]-[.C638])" office:value-type="float" office:value="0">
            <text:p>0</text:p>
          </table:table-cell>
          <table:table-cell table:number-columns-repeated="4"/>
          <table:table-cell table:style-name="ce2" office:value-type="string">
            <text:p>1, 0.574126 12</text:p>
          </table:table-cell>
          <table:table-cell table:formula="of:=MID([.I638];1;1)" office:value-type="string" office:string-value="1">
            <text:p>1</text:p>
          </table:table-cell>
          <table:table-cell table:formula="of:=MID([.I638];4;6)" office:value-type="string" office:string-value="0.5741">
            <text:p>0.574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01">
            <text:p>0.4901</text:p>
          </table:table-cell>
          <table:table-cell table:formula="of:=IF([.B639]&gt;[.$E$1];1;0)" office:value-type="float" office:value="1">
            <text:p>1</text:p>
          </table:table-cell>
          <table:table-cell table:formula="of:=ABS([.A639]-[.C639])" office:value-type="float" office:value="0">
            <text:p>0</text:p>
          </table:table-cell>
          <table:table-cell table:number-columns-repeated="4"/>
          <table:table-cell table:style-name="ce2" office:value-type="string">
            <text:p>1, 0.490122 13</text:p>
          </table:table-cell>
          <table:table-cell table:formula="of:=MID([.I639];1;1)" office:value-type="string" office:string-value="1">
            <text:p>1</text:p>
          </table:table-cell>
          <table:table-cell table:formula="of:=MID([.I639];4;6)" office:value-type="string" office:string-value="0.4901">
            <text:p>0.490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89">
            <text:p>0.5389</text:p>
          </table:table-cell>
          <table:table-cell table:formula="of:=IF([.B640]&gt;[.$E$1];1;0)" office:value-type="float" office:value="1">
            <text:p>1</text:p>
          </table:table-cell>
          <table:table-cell table:formula="of:=ABS([.A640]-[.C640])" office:value-type="float" office:value="0">
            <text:p>0</text:p>
          </table:table-cell>
          <table:table-cell table:number-columns-repeated="4"/>
          <table:table-cell table:style-name="ce2" office:value-type="string">
            <text:p>1, 0.538988 14</text:p>
          </table:table-cell>
          <table:table-cell table:formula="of:=MID([.I640];1;1)" office:value-type="string" office:string-value="1">
            <text:p>1</text:p>
          </table:table-cell>
          <table:table-cell table:formula="of:=MID([.I640];4;6)" office:value-type="string" office:string-value="0.5389">
            <text:p>0.538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64">
            <text:p>0.5764</text:p>
          </table:table-cell>
          <table:table-cell table:formula="of:=IF([.B641]&gt;[.$E$1];1;0)" office:value-type="float" office:value="1">
            <text:p>1</text:p>
          </table:table-cell>
          <table:table-cell table:formula="of:=ABS([.A641]-[.C641])" office:value-type="float" office:value="0">
            <text:p>0</text:p>
          </table:table-cell>
          <table:table-cell table:number-columns-repeated="4"/>
          <table:table-cell table:style-name="ce2" office:value-type="string">
            <text:p>1, 0.57644 15</text:p>
          </table:table-cell>
          <table:table-cell table:formula="of:=MID([.I641];1;1)" office:value-type="string" office:string-value="1">
            <text:p>1</text:p>
          </table:table-cell>
          <table:table-cell table:formula="of:=MID([.I641];4;6)" office:value-type="string" office:string-value="0.5764">
            <text:p>0.576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785">
            <text:p>0.7785</text:p>
          </table:table-cell>
          <table:table-cell table:formula="of:=IF([.B642]&gt;[.$E$1];1;0)" office:value-type="float" office:value="1">
            <text:p>1</text:p>
          </table:table-cell>
          <table:table-cell table:formula="of:=ABS([.A642]-[.C642])" office:value-type="float" office:value="0">
            <text:p>0</text:p>
          </table:table-cell>
          <table:table-cell table:number-columns-repeated="4"/>
          <table:table-cell table:style-name="ce2" office:value-type="string">
            <text:p>1, 0.778546 16</text:p>
          </table:table-cell>
          <table:table-cell table:formula="of:=MID([.I642];1;1)" office:value-type="string" office:string-value="1">
            <text:p>1</text:p>
          </table:table-cell>
          <table:table-cell table:formula="of:=MID([.I642];4;6)" office:value-type="string" office:string-value="0.7785">
            <text:p>0.778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32">
            <text:p>0.5532</text:p>
          </table:table-cell>
          <table:table-cell table:formula="of:=IF([.B643]&gt;[.$E$1];1;0)" office:value-type="float" office:value="1">
            <text:p>1</text:p>
          </table:table-cell>
          <table:table-cell table:formula="of:=ABS([.A643]-[.C643])" office:value-type="float" office:value="0">
            <text:p>0</text:p>
          </table:table-cell>
          <table:table-cell table:number-columns-repeated="4"/>
          <table:table-cell table:style-name="ce2" office:value-type="string">
            <text:p>1, 0.553239 17</text:p>
          </table:table-cell>
          <table:table-cell table:formula="of:=MID([.I643];1;1)" office:value-type="string" office:string-value="1">
            <text:p>1</text:p>
          </table:table-cell>
          <table:table-cell table:formula="of:=MID([.I643];4;6)" office:value-type="string" office:string-value="0.5532">
            <text:p>0.553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212">
            <text:p>0.4212</text:p>
          </table:table-cell>
          <table:table-cell table:formula="of:=IF([.B644]&gt;[.$E$1];1;0)" office:value-type="float" office:value="0">
            <text:p>0</text:p>
          </table:table-cell>
          <table:table-cell table:formula="of:=ABS([.A644]-[.C644])" office:value-type="float" office:value="1">
            <text:p>1</text:p>
          </table:table-cell>
          <table:table-cell table:number-columns-repeated="4"/>
          <table:table-cell table:style-name="ce2" office:value-type="string">
            <text:p>1, 0.42125 19</text:p>
          </table:table-cell>
          <table:table-cell table:formula="of:=MID([.I644];1;1)" office:value-type="string" office:string-value="1">
            <text:p>1</text:p>
          </table:table-cell>
          <table:table-cell table:formula="of:=MID([.I644];4;6)" office:value-type="string" office:string-value="0.4212">
            <text:p>0.421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867">
            <text:p>0.4867</text:p>
          </table:table-cell>
          <table:table-cell table:formula="of:=IF([.B645]&gt;[.$E$1];1;0)" office:value-type="float" office:value="0">
            <text:p>0</text:p>
          </table:table-cell>
          <table:table-cell table:formula="of:=ABS([.A645]-[.C645])" office:value-type="float" office:value="1">
            <text:p>1</text:p>
          </table:table-cell>
          <table:table-cell table:number-columns-repeated="4"/>
          <table:table-cell table:style-name="ce2" office:value-type="string">
            <text:p>1, 0.486793 20</text:p>
          </table:table-cell>
          <table:table-cell table:formula="of:=MID([.I645];1;1)" office:value-type="string" office:string-value="1">
            <text:p>1</text:p>
          </table:table-cell>
          <table:table-cell table:formula="of:=MID([.I645];4;6)" office:value-type="string" office:string-value="0.4867">
            <text:p>0.486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31">
            <text:p>0.7131</text:p>
          </table:table-cell>
          <table:table-cell table:formula="of:=IF([.B646]&gt;[.$E$1];1;0)" office:value-type="float" office:value="1">
            <text:p>1</text:p>
          </table:table-cell>
          <table:table-cell table:formula="of:=ABS([.A646]-[.C646])" office:value-type="float" office:value="0">
            <text:p>0</text:p>
          </table:table-cell>
          <table:table-cell table:number-columns-repeated="4"/>
          <table:table-cell table:style-name="ce2" office:value-type="string">
            <text:p>1, 0.713138 21</text:p>
          </table:table-cell>
          <table:table-cell table:formula="of:=MID([.I646];1;1)" office:value-type="string" office:string-value="1">
            <text:p>1</text:p>
          </table:table-cell>
          <table:table-cell table:formula="of:=MID([.I646];4;6)" office:value-type="string" office:string-value="0.7131">
            <text:p>0.713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01">
            <text:p>0.6601</text:p>
          </table:table-cell>
          <table:table-cell table:formula="of:=IF([.B647]&gt;[.$E$1];1;0)" office:value-type="float" office:value="1">
            <text:p>1</text:p>
          </table:table-cell>
          <table:table-cell table:formula="of:=ABS([.A647]-[.C647])" office:value-type="float" office:value="0">
            <text:p>0</text:p>
          </table:table-cell>
          <table:table-cell table:number-columns-repeated="4"/>
          <table:table-cell table:style-name="ce2" office:value-type="string">
            <text:p>1, 0.660198 23</text:p>
          </table:table-cell>
          <table:table-cell table:formula="of:=MID([.I647];1;1)" office:value-type="string" office:string-value="1">
            <text:p>1</text:p>
          </table:table-cell>
          <table:table-cell table:formula="of:=MID([.I647];4;6)" office:value-type="string" office:string-value="0.6601">
            <text:p>0.660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2816">
            <text:p>0.2816</text:p>
          </table:table-cell>
          <table:table-cell table:formula="of:=IF([.B648]&gt;[.$E$1];1;0)" office:value-type="float" office:value="0">
            <text:p>0</text:p>
          </table:table-cell>
          <table:table-cell table:formula="of:=ABS([.A648]-[.C648])" office:value-type="float" office:value="1">
            <text:p>1</text:p>
          </table:table-cell>
          <table:table-cell table:number-columns-repeated="4"/>
          <table:table-cell table:style-name="ce2" office:value-type="string">
            <text:p>1, 0.281693 24</text:p>
          </table:table-cell>
          <table:table-cell table:formula="of:=MID([.I648];1;1)" office:value-type="string" office:string-value="1">
            <text:p>1</text:p>
          </table:table-cell>
          <table:table-cell table:formula="of:=MID([.I648];4;6)" office:value-type="string" office:string-value="0.2816">
            <text:p>0.281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93">
            <text:p>0.7093</text:p>
          </table:table-cell>
          <table:table-cell table:formula="of:=IF([.B649]&gt;[.$E$1];1;0)" office:value-type="float" office:value="1">
            <text:p>1</text:p>
          </table:table-cell>
          <table:table-cell table:formula="of:=ABS([.A649]-[.C649])" office:value-type="float" office:value="0">
            <text:p>0</text:p>
          </table:table-cell>
          <table:table-cell table:number-columns-repeated="4"/>
          <table:table-cell table:style-name="ce2" office:value-type="string">
            <text:p>1, 0.709342 25</text:p>
          </table:table-cell>
          <table:table-cell table:formula="of:=MID([.I649];1;1)" office:value-type="string" office:string-value="1">
            <text:p>1</text:p>
          </table:table-cell>
          <table:table-cell table:formula="of:=MID([.I649];4;6)" office:value-type="string" office:string-value="0.7093">
            <text:p>0.709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43">
            <text:p>0.6743</text:p>
          </table:table-cell>
          <table:table-cell table:formula="of:=IF([.B650]&gt;[.$E$1];1;0)" office:value-type="float" office:value="1">
            <text:p>1</text:p>
          </table:table-cell>
          <table:table-cell table:formula="of:=ABS([.A650]-[.C650])" office:value-type="float" office:value="0">
            <text:p>0</text:p>
          </table:table-cell>
          <table:table-cell table:number-columns-repeated="4"/>
          <table:table-cell table:style-name="ce2" office:value-type="string">
            <text:p>1, 0.674365 26</text:p>
          </table:table-cell>
          <table:table-cell table:formula="of:=MID([.I650];1;1)" office:value-type="string" office:string-value="1">
            <text:p>1</text:p>
          </table:table-cell>
          <table:table-cell table:formula="of:=MID([.I650];4;6)" office:value-type="string" office:string-value="0.6743">
            <text:p>0.674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15">
            <text:p>0.6915</text:p>
          </table:table-cell>
          <table:table-cell table:formula="of:=IF([.B651]&gt;[.$E$1];1;0)" office:value-type="float" office:value="1">
            <text:p>1</text:p>
          </table:table-cell>
          <table:table-cell table:formula="of:=ABS([.A651]-[.C651])" office:value-type="float" office:value="0">
            <text:p>0</text:p>
          </table:table-cell>
          <table:table-cell table:number-columns-repeated="4"/>
          <table:table-cell table:style-name="ce2" office:value-type="string">
            <text:p>1, 0.691596 27</text:p>
          </table:table-cell>
          <table:table-cell table:formula="of:=MID([.I651];1;1)" office:value-type="string" office:string-value="1">
            <text:p>1</text:p>
          </table:table-cell>
          <table:table-cell table:formula="of:=MID([.I651];4;6)" office:value-type="string" office:string-value="0.6915">
            <text:p>0.691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16">
            <text:p>0.6016</text:p>
          </table:table-cell>
          <table:table-cell table:formula="of:=IF([.B652]&gt;[.$E$1];1;0)" office:value-type="float" office:value="1">
            <text:p>1</text:p>
          </table:table-cell>
          <table:table-cell table:formula="of:=ABS([.A652]-[.C652])" office:value-type="float" office:value="0">
            <text:p>0</text:p>
          </table:table-cell>
          <table:table-cell table:number-columns-repeated="4"/>
          <table:table-cell table:style-name="ce2" office:value-type="string">
            <text:p>1, 0.601641 29</text:p>
          </table:table-cell>
          <table:table-cell table:formula="of:=MID([.I652];1;1)" office:value-type="string" office:string-value="1">
            <text:p>1</text:p>
          </table:table-cell>
          <table:table-cell table:formula="of:=MID([.I652];4;6)" office:value-type="string" office:string-value="0.6016">
            <text:p>0.601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98">
            <text:p>0.6398</text:p>
          </table:table-cell>
          <table:table-cell table:formula="of:=IF([.B653]&gt;[.$E$1];1;0)" office:value-type="float" office:value="1">
            <text:p>1</text:p>
          </table:table-cell>
          <table:table-cell table:formula="of:=ABS([.A653]-[.C653])" office:value-type="float" office:value="0">
            <text:p>0</text:p>
          </table:table-cell>
          <table:table-cell table:number-columns-repeated="4"/>
          <table:table-cell table:style-name="ce2" office:value-type="string">
            <text:p>1, 0.639843 31</text:p>
          </table:table-cell>
          <table:table-cell table:formula="of:=MID([.I653];1;1)" office:value-type="string" office:string-value="1">
            <text:p>1</text:p>
          </table:table-cell>
          <table:table-cell table:formula="of:=MID([.I653];4;6)" office:value-type="string" office:string-value="0.6398">
            <text:p>0.639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83">
            <text:p>0.7483</text:p>
          </table:table-cell>
          <table:table-cell table:formula="of:=IF([.B654]&gt;[.$E$1];1;0)" office:value-type="float" office:value="1">
            <text:p>1</text:p>
          </table:table-cell>
          <table:table-cell table:formula="of:=ABS([.A654]-[.C654])" office:value-type="float" office:value="0">
            <text:p>0</text:p>
          </table:table-cell>
          <table:table-cell table:number-columns-repeated="4"/>
          <table:table-cell table:style-name="ce2" office:value-type="string">
            <text:p>1, 0.748378 32</text:p>
          </table:table-cell>
          <table:table-cell table:formula="of:=MID([.I654];1;1)" office:value-type="string" office:string-value="1">
            <text:p>1</text:p>
          </table:table-cell>
          <table:table-cell table:formula="of:=MID([.I654];4;6)" office:value-type="string" office:string-value="0.7483">
            <text:p>0.748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729">
            <text:p>0.5729</text:p>
          </table:table-cell>
          <table:table-cell table:formula="of:=IF([.B655]&gt;[.$E$1];1;0)" office:value-type="float" office:value="1">
            <text:p>1</text:p>
          </table:table-cell>
          <table:table-cell table:formula="of:=ABS([.A655]-[.C655])" office:value-type="float" office:value="1">
            <text:p>1</text:p>
          </table:table-cell>
          <table:table-cell table:number-columns-repeated="4"/>
          <table:table-cell table:style-name="ce2" office:value-type="string">
            <text:p>0, 0.572983 34</text:p>
          </table:table-cell>
          <table:table-cell table:formula="of:=MID([.I655];1;1)" office:value-type="string" office:string-value="0">
            <text:p>0</text:p>
          </table:table-cell>
          <table:table-cell table:formula="of:=MID([.I655];4;6)" office:value-type="string" office:string-value="0.5729">
            <text:p>0.572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79">
            <text:p>0.6579</text:p>
          </table:table-cell>
          <table:table-cell table:formula="of:=IF([.B656]&gt;[.$E$1];1;0)" office:value-type="float" office:value="1">
            <text:p>1</text:p>
          </table:table-cell>
          <table:table-cell table:formula="of:=ABS([.A656]-[.C656])" office:value-type="float" office:value="0">
            <text:p>0</text:p>
          </table:table-cell>
          <table:table-cell table:number-columns-repeated="4"/>
          <table:table-cell table:style-name="ce2" office:value-type="string">
            <text:p>1, 0.657969 35</text:p>
          </table:table-cell>
          <table:table-cell table:formula="of:=MID([.I656];1;1)" office:value-type="string" office:string-value="1">
            <text:p>1</text:p>
          </table:table-cell>
          <table:table-cell table:formula="of:=MID([.I656];4;6)" office:value-type="string" office:string-value="0.6579">
            <text:p>0.657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76">
            <text:p>0.6976</text:p>
          </table:table-cell>
          <table:table-cell table:formula="of:=IF([.B657]&gt;[.$E$1];1;0)" office:value-type="float" office:value="1">
            <text:p>1</text:p>
          </table:table-cell>
          <table:table-cell table:formula="of:=ABS([.A657]-[.C657])" office:value-type="float" office:value="0">
            <text:p>0</text:p>
          </table:table-cell>
          <table:table-cell table:number-columns-repeated="4"/>
          <table:table-cell table:style-name="ce2" office:value-type="string">
            <text:p>1, 0.697628 38</text:p>
          </table:table-cell>
          <table:table-cell table:formula="of:=MID([.I657];1;1)" office:value-type="string" office:string-value="1">
            <text:p>1</text:p>
          </table:table-cell>
          <table:table-cell table:formula="of:=MID([.I657];4;6)" office:value-type="string" office:string-value="0.6976">
            <text:p>0.697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73">
            <text:p>0.6673</text:p>
          </table:table-cell>
          <table:table-cell table:formula="of:=IF([.B658]&gt;[.$E$1];1;0)" office:value-type="float" office:value="1">
            <text:p>1</text:p>
          </table:table-cell>
          <table:table-cell table:formula="of:=ABS([.A658]-[.C658])" office:value-type="float" office:value="0">
            <text:p>0</text:p>
          </table:table-cell>
          <table:table-cell table:number-columns-repeated="4"/>
          <table:table-cell table:style-name="ce2" office:value-type="string">
            <text:p>1, 0.667338 40</text:p>
          </table:table-cell>
          <table:table-cell table:formula="of:=MID([.I658];1;1)" office:value-type="string" office:string-value="1">
            <text:p>1</text:p>
          </table:table-cell>
          <table:table-cell table:formula="of:=MID([.I658];4;6)" office:value-type="string" office:string-value="0.6673">
            <text:p>0.667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71">
            <text:p>0.771</text:p>
          </table:table-cell>
          <table:table-cell table:formula="of:=IF([.B659]&gt;[.$E$1];1;0)" office:value-type="float" office:value="1">
            <text:p>1</text:p>
          </table:table-cell>
          <table:table-cell table:formula="of:=ABS([.A659]-[.C659])" office:value-type="float" office:value="0">
            <text:p>0</text:p>
          </table:table-cell>
          <table:table-cell table:number-columns-repeated="4"/>
          <table:table-cell table:style-name="ce2" office:value-type="string">
            <text:p>1, 0.771064 41</text:p>
          </table:table-cell>
          <table:table-cell table:formula="of:=MID([.I659];1;1)" office:value-type="string" office:string-value="1">
            <text:p>1</text:p>
          </table:table-cell>
          <table:table-cell table:formula="of:=MID([.I659];4;6)" office:value-type="string" office:string-value="0.7710">
            <text:p>0.771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077">
            <text:p>0.5077</text:p>
          </table:table-cell>
          <table:table-cell table:formula="of:=IF([.B660]&gt;[.$E$1];1;0)" office:value-type="float" office:value="1">
            <text:p>1</text:p>
          </table:table-cell>
          <table:table-cell table:formula="of:=ABS([.A660]-[.C660])" office:value-type="float" office:value="0">
            <text:p>0</text:p>
          </table:table-cell>
          <table:table-cell table:number-columns-repeated="4"/>
          <table:table-cell table:style-name="ce2" office:value-type="string">
            <text:p>1, 0.507747 43</text:p>
          </table:table-cell>
          <table:table-cell table:formula="of:=MID([.I660];1;1)" office:value-type="string" office:string-value="1">
            <text:p>1</text:p>
          </table:table-cell>
          <table:table-cell table:formula="of:=MID([.I660];4;6)" office:value-type="string" office:string-value="0.5077">
            <text:p>0.507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17">
            <text:p>0.5817</text:p>
          </table:table-cell>
          <table:table-cell table:formula="of:=IF([.B661]&gt;[.$E$1];1;0)" office:value-type="float" office:value="1">
            <text:p>1</text:p>
          </table:table-cell>
          <table:table-cell table:formula="of:=ABS([.A661]-[.C661])" office:value-type="float" office:value="0">
            <text:p>0</text:p>
          </table:table-cell>
          <table:table-cell table:number-columns-repeated="4"/>
          <table:table-cell table:style-name="ce2" office:value-type="string">
            <text:p>1, 0.58173 44</text:p>
          </table:table-cell>
          <table:table-cell table:formula="of:=MID([.I661];1;1)" office:value-type="string" office:string-value="1">
            <text:p>1</text:p>
          </table:table-cell>
          <table:table-cell table:formula="of:=MID([.I661];4;6)" office:value-type="string" office:string-value="0.5817">
            <text:p>0.581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77">
            <text:p>0.7877</text:p>
          </table:table-cell>
          <table:table-cell table:formula="of:=IF([.B662]&gt;[.$E$1];1;0)" office:value-type="float" office:value="1">
            <text:p>1</text:p>
          </table:table-cell>
          <table:table-cell table:formula="of:=ABS([.A662]-[.C662])" office:value-type="float" office:value="0">
            <text:p>0</text:p>
          </table:table-cell>
          <table:table-cell table:number-columns-repeated="4"/>
          <table:table-cell table:style-name="ce2" office:value-type="string">
            <text:p>1, 0.787711 45</text:p>
          </table:table-cell>
          <table:table-cell table:formula="of:=MID([.I662];1;1)" office:value-type="string" office:string-value="1">
            <text:p>1</text:p>
          </table:table-cell>
          <table:table-cell table:formula="of:=MID([.I662];4;6)" office:value-type="string" office:string-value="0.7877">
            <text:p>0.787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877">
            <text:p>0.3877</text:p>
          </table:table-cell>
          <table:table-cell table:formula="of:=IF([.B663]&gt;[.$E$1];1;0)" office:value-type="float" office:value="0">
            <text:p>0</text:p>
          </table:table-cell>
          <table:table-cell table:formula="of:=ABS([.A663]-[.C663])" office:value-type="float" office:value="0">
            <text:p>0</text:p>
          </table:table-cell>
          <table:table-cell table:number-columns-repeated="4"/>
          <table:table-cell table:style-name="ce2" office:value-type="string">
            <text:p>0, 0.387755 46</text:p>
          </table:table-cell>
          <table:table-cell table:formula="of:=MID([.I663];1;1)" office:value-type="string" office:string-value="0">
            <text:p>0</text:p>
          </table:table-cell>
          <table:table-cell table:formula="of:=MID([.I663];4;6)" office:value-type="string" office:string-value="0.3877">
            <text:p>0.387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555">
            <text:p>0.5555</text:p>
          </table:table-cell>
          <table:table-cell table:formula="of:=IF([.B664]&gt;[.$E$1];1;0)" office:value-type="float" office:value="1">
            <text:p>1</text:p>
          </table:table-cell>
          <table:table-cell table:formula="of:=ABS([.A664]-[.C664])" office:value-type="float" office:value="1">
            <text:p>1</text:p>
          </table:table-cell>
          <table:table-cell table:number-columns-repeated="4"/>
          <table:table-cell table:style-name="ce2" office:value-type="string">
            <text:p>0, 0.555526 47</text:p>
          </table:table-cell>
          <table:table-cell table:formula="of:=MID([.I664];1;1)" office:value-type="string" office:string-value="0">
            <text:p>0</text:p>
          </table:table-cell>
          <table:table-cell table:formula="of:=MID([.I664];4;6)" office:value-type="string" office:string-value="0.5555">
            <text:p>0.555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024">
            <text:p>0.5024</text:p>
          </table:table-cell>
          <table:table-cell table:formula="of:=IF([.B665]&gt;[.$E$1];1;0)" office:value-type="float" office:value="1">
            <text:p>1</text:p>
          </table:table-cell>
          <table:table-cell table:formula="of:=ABS([.A665]-[.C665])" office:value-type="float" office:value="1">
            <text:p>1</text:p>
          </table:table-cell>
          <table:table-cell table:number-columns-repeated="4"/>
          <table:table-cell table:style-name="ce2" office:value-type="string">
            <text:p>0, 0.502487 48</text:p>
          </table:table-cell>
          <table:table-cell table:formula="of:=MID([.I665];1;1)" office:value-type="string" office:string-value="0">
            <text:p>0</text:p>
          </table:table-cell>
          <table:table-cell table:formula="of:=MID([.I665];4;6)" office:value-type="string" office:string-value="0.5024">
            <text:p>0.502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21">
            <text:p>0.321</text:p>
          </table:table-cell>
          <table:table-cell table:formula="of:=IF([.B666]&gt;[.$E$1];1;0)" office:value-type="float" office:value="0">
            <text:p>0</text:p>
          </table:table-cell>
          <table:table-cell table:formula="of:=ABS([.A666]-[.C666])" office:value-type="float" office:value="0">
            <text:p>0</text:p>
          </table:table-cell>
          <table:table-cell table:number-columns-repeated="4"/>
          <table:table-cell table:style-name="ce2" office:value-type="string">
            <text:p>0, 0.321067 49</text:p>
          </table:table-cell>
          <table:table-cell table:formula="of:=MID([.I666];1;1)" office:value-type="string" office:string-value="0">
            <text:p>0</text:p>
          </table:table-cell>
          <table:table-cell table:formula="of:=MID([.I666];4;6)" office:value-type="string" office:string-value="0.3210">
            <text:p>0.321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421">
            <text:p>0.6421</text:p>
          </table:table-cell>
          <table:table-cell table:formula="of:=IF([.B667]&gt;[.$E$1];1;0)" office:value-type="float" office:value="1">
            <text:p>1</text:p>
          </table:table-cell>
          <table:table-cell table:formula="of:=ABS([.A667]-[.C667])" office:value-type="float" office:value="1">
            <text:p>1</text:p>
          </table:table-cell>
          <table:table-cell table:number-columns-repeated="4"/>
          <table:table-cell table:style-name="ce2" office:value-type="string">
            <text:p>0, 0.642101 50</text:p>
          </table:table-cell>
          <table:table-cell table:formula="of:=MID([.I667];1;1)" office:value-type="string" office:string-value="0">
            <text:p>0</text:p>
          </table:table-cell>
          <table:table-cell table:formula="of:=MID([.I667];4;6)" office:value-type="string" office:string-value="0.6421">
            <text:p>0.642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673">
            <text:p>0.6673</text:p>
          </table:table-cell>
          <table:table-cell table:formula="of:=IF([.B668]&gt;[.$E$1];1;0)" office:value-type="float" office:value="1">
            <text:p>1</text:p>
          </table:table-cell>
          <table:table-cell table:formula="of:=ABS([.A668]-[.C668])" office:value-type="float" office:value="1">
            <text:p>1</text:p>
          </table:table-cell>
          <table:table-cell table:number-columns-repeated="4"/>
          <table:table-cell table:style-name="ce2" office:value-type="string">
            <text:p>0, 0.667366 51</text:p>
          </table:table-cell>
          <table:table-cell table:formula="of:=MID([.I668];1;1)" office:value-type="string" office:string-value="0">
            <text:p>0</text:p>
          </table:table-cell>
          <table:table-cell table:formula="of:=MID([.I668];4;6)" office:value-type="string" office:string-value="0.6673">
            <text:p>0.667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866">
            <text:p>0.4866</text:p>
          </table:table-cell>
          <table:table-cell table:formula="of:=IF([.B669]&gt;[.$E$1];1;0)" office:value-type="float" office:value="0">
            <text:p>0</text:p>
          </table:table-cell>
          <table:table-cell table:formula="of:=ABS([.A669]-[.C669])" office:value-type="float" office:value="1">
            <text:p>1</text:p>
          </table:table-cell>
          <table:table-cell table:number-columns-repeated="4"/>
          <table:table-cell table:style-name="ce2" office:value-type="string">
            <text:p>1, 0.486624 52</text:p>
          </table:table-cell>
          <table:table-cell table:formula="of:=MID([.I669];1;1)" office:value-type="string" office:string-value="1">
            <text:p>1</text:p>
          </table:table-cell>
          <table:table-cell table:formula="of:=MID([.I669];4;6)" office:value-type="string" office:string-value="0.4866">
            <text:p>0.486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102">
            <text:p>0.5102</text:p>
          </table:table-cell>
          <table:table-cell table:formula="of:=IF([.B670]&gt;[.$E$1];1;0)" office:value-type="float" office:value="1">
            <text:p>1</text:p>
          </table:table-cell>
          <table:table-cell table:formula="of:=ABS([.A670]-[.C670])" office:value-type="float" office:value="0">
            <text:p>0</text:p>
          </table:table-cell>
          <table:table-cell table:number-columns-repeated="4"/>
          <table:table-cell table:style-name="ce2" office:value-type="string">
            <text:p>1, 0.510274 53</text:p>
          </table:table-cell>
          <table:table-cell table:formula="of:=MID([.I670];1;1)" office:value-type="string" office:string-value="1">
            <text:p>1</text:p>
          </table:table-cell>
          <table:table-cell table:formula="of:=MID([.I670];4;6)" office:value-type="string" office:string-value="0.5102">
            <text:p>0.510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235">
            <text:p>0.6235</text:p>
          </table:table-cell>
          <table:table-cell table:formula="of:=IF([.B671]&gt;[.$E$1];1;0)" office:value-type="float" office:value="1">
            <text:p>1</text:p>
          </table:table-cell>
          <table:table-cell table:formula="of:=ABS([.A671]-[.C671])" office:value-type="float" office:value="1">
            <text:p>1</text:p>
          </table:table-cell>
          <table:table-cell table:number-columns-repeated="4"/>
          <table:table-cell table:style-name="ce2" office:value-type="string">
            <text:p>0, 0.623538 54</text:p>
          </table:table-cell>
          <table:table-cell table:formula="of:=MID([.I671];1;1)" office:value-type="string" office:string-value="0">
            <text:p>0</text:p>
          </table:table-cell>
          <table:table-cell table:formula="of:=MID([.I671];4;6)" office:value-type="string" office:string-value="0.6235">
            <text:p>0.623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62">
            <text:p>0.5662</text:p>
          </table:table-cell>
          <table:table-cell table:formula="of:=IF([.B672]&gt;[.$E$1];1;0)" office:value-type="float" office:value="1">
            <text:p>1</text:p>
          </table:table-cell>
          <table:table-cell table:formula="of:=ABS([.A672]-[.C672])" office:value-type="float" office:value="0">
            <text:p>0</text:p>
          </table:table-cell>
          <table:table-cell table:number-columns-repeated="4"/>
          <table:table-cell table:style-name="ce2" office:value-type="string">
            <text:p>1, 0.566203 55</text:p>
          </table:table-cell>
          <table:table-cell table:formula="of:=MID([.I672];1;1)" office:value-type="string" office:string-value="1">
            <text:p>1</text:p>
          </table:table-cell>
          <table:table-cell table:formula="of:=MID([.I672];4;6)" office:value-type="string" office:string-value="0.5662">
            <text:p>0.566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11">
            <text:p>0.6511</text:p>
          </table:table-cell>
          <table:table-cell table:formula="of:=IF([.B673]&gt;[.$E$1];1;0)" office:value-type="float" office:value="1">
            <text:p>1</text:p>
          </table:table-cell>
          <table:table-cell table:formula="of:=ABS([.A673]-[.C673])" office:value-type="float" office:value="0">
            <text:p>0</text:p>
          </table:table-cell>
          <table:table-cell table:number-columns-repeated="4"/>
          <table:table-cell table:style-name="ce2" office:value-type="string">
            <text:p>1, 0.651157 56</text:p>
          </table:table-cell>
          <table:table-cell table:formula="of:=MID([.I673];1;1)" office:value-type="string" office:string-value="1">
            <text:p>1</text:p>
          </table:table-cell>
          <table:table-cell table:formula="of:=MID([.I673];4;6)" office:value-type="string" office:string-value="0.6511">
            <text:p>0.651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799">
            <text:p>0.5799</text:p>
          </table:table-cell>
          <table:table-cell table:formula="of:=IF([.B674]&gt;[.$E$1];1;0)" office:value-type="float" office:value="1">
            <text:p>1</text:p>
          </table:table-cell>
          <table:table-cell table:formula="of:=ABS([.A674]-[.C674])" office:value-type="float" office:value="1">
            <text:p>1</text:p>
          </table:table-cell>
          <table:table-cell table:number-columns-repeated="4"/>
          <table:table-cell table:style-name="ce2" office:value-type="string">
            <text:p>0, 0.579995 57</text:p>
          </table:table-cell>
          <table:table-cell table:formula="of:=MID([.I674];1;1)" office:value-type="string" office:string-value="0">
            <text:p>0</text:p>
          </table:table-cell>
          <table:table-cell table:formula="of:=MID([.I674];4;6)" office:value-type="string" office:string-value="0.5799">
            <text:p>0.579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5">
            <text:p>0.675</text:p>
          </table:table-cell>
          <table:table-cell table:formula="of:=IF([.B675]&gt;[.$E$1];1;0)" office:value-type="float" office:value="1">
            <text:p>1</text:p>
          </table:table-cell>
          <table:table-cell table:formula="of:=ABS([.A675]-[.C675])" office:value-type="float" office:value="0">
            <text:p>0</text:p>
          </table:table-cell>
          <table:table-cell table:number-columns-repeated="4"/>
          <table:table-cell table:style-name="ce2" office:value-type="string">
            <text:p>1, 0.675058 58</text:p>
          </table:table-cell>
          <table:table-cell table:formula="of:=MID([.I675];1;1)" office:value-type="string" office:string-value="1">
            <text:p>1</text:p>
          </table:table-cell>
          <table:table-cell table:formula="of:=MID([.I675];4;6)" office:value-type="string" office:string-value="0.6750">
            <text:p>0.675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285">
            <text:p>0.6285</text:p>
          </table:table-cell>
          <table:table-cell table:formula="of:=IF([.B676]&gt;[.$E$1];1;0)" office:value-type="float" office:value="1">
            <text:p>1</text:p>
          </table:table-cell>
          <table:table-cell table:formula="of:=ABS([.A676]-[.C676])" office:value-type="float" office:value="1">
            <text:p>1</text:p>
          </table:table-cell>
          <table:table-cell table:number-columns-repeated="4"/>
          <table:table-cell table:style-name="ce2" office:value-type="string">
            <text:p>0, 0.628551 59</text:p>
          </table:table-cell>
          <table:table-cell table:formula="of:=MID([.I676];1;1)" office:value-type="string" office:string-value="0">
            <text:p>0</text:p>
          </table:table-cell>
          <table:table-cell table:formula="of:=MID([.I676];4;6)" office:value-type="string" office:string-value="0.6285">
            <text:p>0.628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935">
            <text:p>0.7935</text:p>
          </table:table-cell>
          <table:table-cell table:formula="of:=IF([.B677]&gt;[.$E$1];1;0)" office:value-type="float" office:value="1">
            <text:p>1</text:p>
          </table:table-cell>
          <table:table-cell table:formula="of:=ABS([.A677]-[.C677])" office:value-type="float" office:value="1">
            <text:p>1</text:p>
          </table:table-cell>
          <table:table-cell table:number-columns-repeated="4"/>
          <table:table-cell table:style-name="ce2" office:value-type="string">
            <text:p>0, 0.793504 62</text:p>
          </table:table-cell>
          <table:table-cell table:formula="of:=MID([.I677];1;1)" office:value-type="string" office:string-value="0">
            <text:p>0</text:p>
          </table:table-cell>
          <table:table-cell table:formula="of:=MID([.I677];4;6)" office:value-type="string" office:string-value="0.7935">
            <text:p>0.793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88">
            <text:p>0.6388</text:p>
          </table:table-cell>
          <table:table-cell table:formula="of:=IF([.B678]&gt;[.$E$1];1;0)" office:value-type="float" office:value="1">
            <text:p>1</text:p>
          </table:table-cell>
          <table:table-cell table:formula="of:=ABS([.A678]-[.C678])" office:value-type="float" office:value="0">
            <text:p>0</text:p>
          </table:table-cell>
          <table:table-cell table:number-columns-repeated="4"/>
          <table:table-cell table:style-name="ce2" office:value-type="string">
            <text:p>1, 0.638829 63</text:p>
          </table:table-cell>
          <table:table-cell table:formula="of:=MID([.I678];1;1)" office:value-type="string" office:string-value="1">
            <text:p>1</text:p>
          </table:table-cell>
          <table:table-cell table:formula="of:=MID([.I678];4;6)" office:value-type="string" office:string-value="0.6388">
            <text:p>0.638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99">
            <text:p>0.6199</text:p>
          </table:table-cell>
          <table:table-cell table:formula="of:=IF([.B679]&gt;[.$E$1];1;0)" office:value-type="float" office:value="1">
            <text:p>1</text:p>
          </table:table-cell>
          <table:table-cell table:formula="of:=ABS([.A679]-[.C679])" office:value-type="float" office:value="0">
            <text:p>0</text:p>
          </table:table-cell>
          <table:table-cell table:number-columns-repeated="4"/>
          <table:table-cell table:style-name="ce2" office:value-type="string">
            <text:p>1, 0.619907 65</text:p>
          </table:table-cell>
          <table:table-cell table:formula="of:=MID([.I679];1;1)" office:value-type="string" office:string-value="1">
            <text:p>1</text:p>
          </table:table-cell>
          <table:table-cell table:formula="of:=MID([.I679];4;6)" office:value-type="string" office:string-value="0.6199">
            <text:p>0.619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843">
            <text:p>0.3843</text:p>
          </table:table-cell>
          <table:table-cell table:formula="of:=IF([.B680]&gt;[.$E$1];1;0)" office:value-type="float" office:value="0">
            <text:p>0</text:p>
          </table:table-cell>
          <table:table-cell table:formula="of:=ABS([.A680]-[.C680])" office:value-type="float" office:value="0">
            <text:p>0</text:p>
          </table:table-cell>
          <table:table-cell table:number-columns-repeated="4"/>
          <table:table-cell table:style-name="ce2" office:value-type="string">
            <text:p>0, 0.384317 67</text:p>
          </table:table-cell>
          <table:table-cell table:formula="of:=MID([.I680];1;1)" office:value-type="string" office:string-value="0">
            <text:p>0</text:p>
          </table:table-cell>
          <table:table-cell table:formula="of:=MID([.I680];4;6)" office:value-type="string" office:string-value="0.3843">
            <text:p>0.384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559">
            <text:p>0.5559</text:p>
          </table:table-cell>
          <table:table-cell table:formula="of:=IF([.B681]&gt;[.$E$1];1;0)" office:value-type="float" office:value="1">
            <text:p>1</text:p>
          </table:table-cell>
          <table:table-cell table:formula="of:=ABS([.A681]-[.C681])" office:value-type="float" office:value="1">
            <text:p>1</text:p>
          </table:table-cell>
          <table:table-cell table:number-columns-repeated="4"/>
          <table:table-cell table:style-name="ce2" office:value-type="string">
            <text:p>0, 0.555974 68</text:p>
          </table:table-cell>
          <table:table-cell table:formula="of:=MID([.I681];1;1)" office:value-type="string" office:string-value="0">
            <text:p>0</text:p>
          </table:table-cell>
          <table:table-cell table:formula="of:=MID([.I681];4;6)" office:value-type="string" office:string-value="0.5559">
            <text:p>0.555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054">
            <text:p>0.5054</text:p>
          </table:table-cell>
          <table:table-cell table:formula="of:=IF([.B682]&gt;[.$E$1];1;0)" office:value-type="float" office:value="1">
            <text:p>1</text:p>
          </table:table-cell>
          <table:table-cell table:formula="of:=ABS([.A682]-[.C682])" office:value-type="float" office:value="0">
            <text:p>0</text:p>
          </table:table-cell>
          <table:table-cell table:number-columns-repeated="4"/>
          <table:table-cell table:style-name="ce2" office:value-type="string">
            <text:p>1, 0.50544 69</text:p>
          </table:table-cell>
          <table:table-cell table:formula="of:=MID([.I682];1;1)" office:value-type="string" office:string-value="1">
            <text:p>1</text:p>
          </table:table-cell>
          <table:table-cell table:formula="of:=MID([.I682];4;6)" office:value-type="string" office:string-value="0.5054">
            <text:p>0.505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62">
            <text:p>0.462</text:p>
          </table:table-cell>
          <table:table-cell table:formula="of:=IF([.B683]&gt;[.$E$1];1;0)" office:value-type="float" office:value="0">
            <text:p>0</text:p>
          </table:table-cell>
          <table:table-cell table:formula="of:=ABS([.A683]-[.C683])" office:value-type="float" office:value="0">
            <text:p>0</text:p>
          </table:table-cell>
          <table:table-cell table:number-columns-repeated="4"/>
          <table:table-cell table:style-name="ce2" office:value-type="string">
            <text:p>0, 0.462083 70</text:p>
          </table:table-cell>
          <table:table-cell table:formula="of:=MID([.I683];1;1)" office:value-type="string" office:string-value="0">
            <text:p>0</text:p>
          </table:table-cell>
          <table:table-cell table:formula="of:=MID([.I683];4;6)" office:value-type="string" office:string-value="0.4620">
            <text:p>0.462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623">
            <text:p>0.5623</text:p>
          </table:table-cell>
          <table:table-cell table:formula="of:=IF([.B684]&gt;[.$E$1];1;0)" office:value-type="float" office:value="1">
            <text:p>1</text:p>
          </table:table-cell>
          <table:table-cell table:formula="of:=ABS([.A684]-[.C684])" office:value-type="float" office:value="1">
            <text:p>1</text:p>
          </table:table-cell>
          <table:table-cell table:number-columns-repeated="4"/>
          <table:table-cell table:style-name="ce2" office:value-type="string">
            <text:p>0, 0.562373 71</text:p>
          </table:table-cell>
          <table:table-cell table:formula="of:=MID([.I684];1;1)" office:value-type="string" office:string-value="0">
            <text:p>0</text:p>
          </table:table-cell>
          <table:table-cell table:formula="of:=MID([.I684];4;6)" office:value-type="string" office:string-value="0.5623">
            <text:p>0.562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805">
            <text:p>0.4805</text:p>
          </table:table-cell>
          <table:table-cell table:formula="of:=IF([.B685]&gt;[.$E$1];1;0)" office:value-type="float" office:value="0">
            <text:p>0</text:p>
          </table:table-cell>
          <table:table-cell table:formula="of:=ABS([.A685]-[.C685])" office:value-type="float" office:value="1">
            <text:p>1</text:p>
          </table:table-cell>
          <table:table-cell table:number-columns-repeated="4"/>
          <table:table-cell table:style-name="ce2" office:value-type="string">
            <text:p>1, 0.480533 72</text:p>
          </table:table-cell>
          <table:table-cell table:formula="of:=MID([.I685];1;1)" office:value-type="string" office:string-value="1">
            <text:p>1</text:p>
          </table:table-cell>
          <table:table-cell table:formula="of:=MID([.I685];4;6)" office:value-type="string" office:string-value="0.4805">
            <text:p>0.480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05">
            <text:p>0.5305</text:p>
          </table:table-cell>
          <table:table-cell table:formula="of:=IF([.B686]&gt;[.$E$1];1;0)" office:value-type="float" office:value="1">
            <text:p>1</text:p>
          </table:table-cell>
          <table:table-cell table:formula="of:=ABS([.A686]-[.C686])" office:value-type="float" office:value="0">
            <text:p>0</text:p>
          </table:table-cell>
          <table:table-cell table:number-columns-repeated="4"/>
          <table:table-cell table:style-name="ce2" office:value-type="string">
            <text:p>1, 0.530578 73</text:p>
          </table:table-cell>
          <table:table-cell table:formula="of:=MID([.I686];1;1)" office:value-type="string" office:string-value="1">
            <text:p>1</text:p>
          </table:table-cell>
          <table:table-cell table:formula="of:=MID([.I686];4;6)" office:value-type="string" office:string-value="0.5305">
            <text:p>0.530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11">
            <text:p>0.7211</text:p>
          </table:table-cell>
          <table:table-cell table:formula="of:=IF([.B687]&gt;[.$E$1];1;0)" office:value-type="float" office:value="1">
            <text:p>1</text:p>
          </table:table-cell>
          <table:table-cell table:formula="of:=ABS([.A687]-[.C687])" office:value-type="float" office:value="0">
            <text:p>0</text:p>
          </table:table-cell>
          <table:table-cell table:number-columns-repeated="4"/>
          <table:table-cell table:style-name="ce2" office:value-type="string">
            <text:p>1, 0.721142 74</text:p>
          </table:table-cell>
          <table:table-cell table:formula="of:=MID([.I687];1;1)" office:value-type="string" office:string-value="1">
            <text:p>1</text:p>
          </table:table-cell>
          <table:table-cell table:formula="of:=MID([.I687];4;6)" office:value-type="string" office:string-value="0.7211">
            <text:p>0.721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02">
            <text:p>0.6002</text:p>
          </table:table-cell>
          <table:table-cell table:formula="of:=IF([.B688]&gt;[.$E$1];1;0)" office:value-type="float" office:value="1">
            <text:p>1</text:p>
          </table:table-cell>
          <table:table-cell table:formula="of:=ABS([.A688]-[.C688])" office:value-type="float" office:value="0">
            <text:p>0</text:p>
          </table:table-cell>
          <table:table-cell table:number-columns-repeated="4"/>
          <table:table-cell table:style-name="ce2" office:value-type="string">
            <text:p>1, 0.600276 75</text:p>
          </table:table-cell>
          <table:table-cell table:formula="of:=MID([.I688];1;1)" office:value-type="string" office:string-value="1">
            <text:p>1</text:p>
          </table:table-cell>
          <table:table-cell table:formula="of:=MID([.I688];4;6)" office:value-type="string" office:string-value="0.6002">
            <text:p>0.600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216">
            <text:p>0.5216</text:p>
          </table:table-cell>
          <table:table-cell table:formula="of:=IF([.B689]&gt;[.$E$1];1;0)" office:value-type="float" office:value="1">
            <text:p>1</text:p>
          </table:table-cell>
          <table:table-cell table:formula="of:=ABS([.A689]-[.C689])" office:value-type="float" office:value="0">
            <text:p>0</text:p>
          </table:table-cell>
          <table:table-cell table:number-columns-repeated="4"/>
          <table:table-cell table:style-name="ce2" office:value-type="string">
            <text:p>1, 0.521696 76</text:p>
          </table:table-cell>
          <table:table-cell table:formula="of:=MID([.I689];1;1)" office:value-type="string" office:string-value="1">
            <text:p>1</text:p>
          </table:table-cell>
          <table:table-cell table:formula="of:=MID([.I689];4;6)" office:value-type="string" office:string-value="0.5216">
            <text:p>0.521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065">
            <text:p>0.6065</text:p>
          </table:table-cell>
          <table:table-cell table:formula="of:=IF([.B690]&gt;[.$E$1];1;0)" office:value-type="float" office:value="1">
            <text:p>1</text:p>
          </table:table-cell>
          <table:table-cell table:formula="of:=ABS([.A690]-[.C690])" office:value-type="float" office:value="1">
            <text:p>1</text:p>
          </table:table-cell>
          <table:table-cell table:number-columns-repeated="4"/>
          <table:table-cell table:style-name="ce2" office:value-type="string">
            <text:p>0, 0.606598 77</text:p>
          </table:table-cell>
          <table:table-cell table:formula="of:=MID([.I690];1;1)" office:value-type="string" office:string-value="0">
            <text:p>0</text:p>
          </table:table-cell>
          <table:table-cell table:formula="of:=MID([.I690];4;6)" office:value-type="string" office:string-value="0.6065">
            <text:p>0.606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316">
            <text:p>0.3316</text:p>
          </table:table-cell>
          <table:table-cell table:formula="of:=IF([.B691]&gt;[.$E$1];1;0)" office:value-type="float" office:value="0">
            <text:p>0</text:p>
          </table:table-cell>
          <table:table-cell table:formula="of:=ABS([.A691]-[.C691])" office:value-type="float" office:value="0">
            <text:p>0</text:p>
          </table:table-cell>
          <table:table-cell table:number-columns-repeated="4"/>
          <table:table-cell table:style-name="ce2" office:value-type="string">
            <text:p>0, 0.33168 78</text:p>
          </table:table-cell>
          <table:table-cell table:formula="of:=MID([.I691];1;1)" office:value-type="string" office:string-value="0">
            <text:p>0</text:p>
          </table:table-cell>
          <table:table-cell table:formula="of:=MID([.I691];4;6)" office:value-type="string" office:string-value="0.3316">
            <text:p>0.331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88">
            <text:p>0.6688</text:p>
          </table:table-cell>
          <table:table-cell table:formula="of:=IF([.B692]&gt;[.$E$1];1;0)" office:value-type="float" office:value="1">
            <text:p>1</text:p>
          </table:table-cell>
          <table:table-cell table:formula="of:=ABS([.A692]-[.C692])" office:value-type="float" office:value="0">
            <text:p>0</text:p>
          </table:table-cell>
          <table:table-cell table:number-columns-repeated="4"/>
          <table:table-cell table:style-name="ce2" office:value-type="string">
            <text:p>1, 0.668897 80</text:p>
          </table:table-cell>
          <table:table-cell table:formula="of:=MID([.I692];1;1)" office:value-type="string" office:string-value="1">
            <text:p>1</text:p>
          </table:table-cell>
          <table:table-cell table:formula="of:=MID([.I692];4;6)" office:value-type="string" office:string-value="0.6688">
            <text:p>0.668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96">
            <text:p>0.7396</text:p>
          </table:table-cell>
          <table:table-cell table:formula="of:=IF([.B693]&gt;[.$E$1];1;0)" office:value-type="float" office:value="1">
            <text:p>1</text:p>
          </table:table-cell>
          <table:table-cell table:formula="of:=ABS([.A693]-[.C693])" office:value-type="float" office:value="0">
            <text:p>0</text:p>
          </table:table-cell>
          <table:table-cell table:number-columns-repeated="4"/>
          <table:table-cell table:style-name="ce2" office:value-type="string">
            <text:p>1, 0.739602 81</text:p>
          </table:table-cell>
          <table:table-cell table:formula="of:=MID([.I693];1;1)" office:value-type="string" office:string-value="1">
            <text:p>1</text:p>
          </table:table-cell>
          <table:table-cell table:formula="of:=MID([.I693];4;6)" office:value-type="string" office:string-value="0.7396">
            <text:p>0.739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09">
            <text:p>0.7009</text:p>
          </table:table-cell>
          <table:table-cell table:formula="of:=IF([.B694]&gt;[.$E$1];1;0)" office:value-type="float" office:value="1">
            <text:p>1</text:p>
          </table:table-cell>
          <table:table-cell table:formula="of:=ABS([.A694]-[.C694])" office:value-type="float" office:value="0">
            <text:p>0</text:p>
          </table:table-cell>
          <table:table-cell table:number-columns-repeated="4"/>
          <table:table-cell table:style-name="ce2" office:value-type="string">
            <text:p>1, 0.700998 82</text:p>
          </table:table-cell>
          <table:table-cell table:formula="of:=MID([.I694];1;1)" office:value-type="string" office:string-value="1">
            <text:p>1</text:p>
          </table:table-cell>
          <table:table-cell table:formula="of:=MID([.I694];4;6)" office:value-type="string" office:string-value="0.7009">
            <text:p>0.700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321">
            <text:p>0.3321</text:p>
          </table:table-cell>
          <table:table-cell table:formula="of:=IF([.B695]&gt;[.$E$1];1;0)" office:value-type="float" office:value="0">
            <text:p>0</text:p>
          </table:table-cell>
          <table:table-cell table:formula="of:=ABS([.A695]-[.C695])" office:value-type="float" office:value="0">
            <text:p>0</text:p>
          </table:table-cell>
          <table:table-cell table:number-columns-repeated="4"/>
          <table:table-cell table:style-name="ce2" office:value-type="string">
            <text:p>0, 0.332106 83</text:p>
          </table:table-cell>
          <table:table-cell table:formula="of:=MID([.I695];1;1)" office:value-type="string" office:string-value="0">
            <text:p>0</text:p>
          </table:table-cell>
          <table:table-cell table:formula="of:=MID([.I695];4;6)" office:value-type="string" office:string-value="0.3321">
            <text:p>0.332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96">
            <text:p>0.796</text:p>
          </table:table-cell>
          <table:table-cell table:formula="of:=IF([.B696]&gt;[.$E$1];1;0)" office:value-type="float" office:value="1">
            <text:p>1</text:p>
          </table:table-cell>
          <table:table-cell table:formula="of:=ABS([.A696]-[.C696])" office:value-type="float" office:value="0">
            <text:p>0</text:p>
          </table:table-cell>
          <table:table-cell table:number-columns-repeated="4"/>
          <table:table-cell table:style-name="ce2" office:value-type="string">
            <text:p>1, 0.79609 84</text:p>
          </table:table-cell>
          <table:table-cell table:formula="of:=MID([.I696];1;1)" office:value-type="string" office:string-value="1">
            <text:p>1</text:p>
          </table:table-cell>
          <table:table-cell table:formula="of:=MID([.I696];4;6)" office:value-type="string" office:string-value="0.7960">
            <text:p>0.796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909">
            <text:p>0.5909</text:p>
          </table:table-cell>
          <table:table-cell table:formula="of:=IF([.B697]&gt;[.$E$1];1;0)" office:value-type="float" office:value="1">
            <text:p>1</text:p>
          </table:table-cell>
          <table:table-cell table:formula="of:=ABS([.A697]-[.C697])" office:value-type="float" office:value="1">
            <text:p>1</text:p>
          </table:table-cell>
          <table:table-cell table:number-columns-repeated="4"/>
          <table:table-cell table:style-name="ce2" office:value-type="string">
            <text:p>0, 0.590983 85</text:p>
          </table:table-cell>
          <table:table-cell table:formula="of:=MID([.I697];1;1)" office:value-type="string" office:string-value="0">
            <text:p>0</text:p>
          </table:table-cell>
          <table:table-cell table:formula="of:=MID([.I697];4;6)" office:value-type="string" office:string-value="0.5909">
            <text:p>0.590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04">
            <text:p>0.5704</text:p>
          </table:table-cell>
          <table:table-cell table:formula="of:=IF([.B698]&gt;[.$E$1];1;0)" office:value-type="float" office:value="1">
            <text:p>1</text:p>
          </table:table-cell>
          <table:table-cell table:formula="of:=ABS([.A698]-[.C698])" office:value-type="float" office:value="0">
            <text:p>0</text:p>
          </table:table-cell>
          <table:table-cell table:number-columns-repeated="4"/>
          <table:table-cell table:style-name="ce2" office:value-type="string">
            <text:p>1, 0.570443 86</text:p>
          </table:table-cell>
          <table:table-cell table:formula="of:=MID([.I698];1;1)" office:value-type="string" office:string-value="1">
            <text:p>1</text:p>
          </table:table-cell>
          <table:table-cell table:formula="of:=MID([.I698];4;6)" office:value-type="string" office:string-value="0.5704">
            <text:p>0.570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278">
            <text:p>0.8278</text:p>
          </table:table-cell>
          <table:table-cell table:formula="of:=IF([.B699]&gt;[.$E$1];1;0)" office:value-type="float" office:value="1">
            <text:p>1</text:p>
          </table:table-cell>
          <table:table-cell table:formula="of:=ABS([.A699]-[.C699])" office:value-type="float" office:value="0">
            <text:p>0</text:p>
          </table:table-cell>
          <table:table-cell table:number-columns-repeated="4"/>
          <table:table-cell table:style-name="ce2" office:value-type="string">
            <text:p>1, 0.827816 87</text:p>
          </table:table-cell>
          <table:table-cell table:formula="of:=MID([.I699];1;1)" office:value-type="string" office:string-value="1">
            <text:p>1</text:p>
          </table:table-cell>
          <table:table-cell table:formula="of:=MID([.I699];4;6)" office:value-type="string" office:string-value="0.8278">
            <text:p>0.827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16">
            <text:p>0.6316</text:p>
          </table:table-cell>
          <table:table-cell table:formula="of:=IF([.B700]&gt;[.$E$1];1;0)" office:value-type="float" office:value="1">
            <text:p>1</text:p>
          </table:table-cell>
          <table:table-cell table:formula="of:=ABS([.A700]-[.C700])" office:value-type="float" office:value="0">
            <text:p>0</text:p>
          </table:table-cell>
          <table:table-cell table:number-columns-repeated="4"/>
          <table:table-cell table:style-name="ce2" office:value-type="string">
            <text:p>1, 0.631644 88</text:p>
          </table:table-cell>
          <table:table-cell table:formula="of:=MID([.I700];1;1)" office:value-type="string" office:string-value="1">
            <text:p>1</text:p>
          </table:table-cell>
          <table:table-cell table:formula="of:=MID([.I700];4;6)" office:value-type="string" office:string-value="0.6316">
            <text:p>0.631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264">
            <text:p>0.4264</text:p>
          </table:table-cell>
          <table:table-cell table:formula="of:=IF([.B701]&gt;[.$E$1];1;0)" office:value-type="float" office:value="0">
            <text:p>0</text:p>
          </table:table-cell>
          <table:table-cell table:formula="of:=ABS([.A701]-[.C701])" office:value-type="float" office:value="0">
            <text:p>0</text:p>
          </table:table-cell>
          <table:table-cell table:number-columns-repeated="4"/>
          <table:table-cell table:style-name="ce2" office:value-type="string">
            <text:p>0, 0.426452 89</text:p>
          </table:table-cell>
          <table:table-cell table:formula="of:=MID([.I701];1;1)" office:value-type="string" office:string-value="0">
            <text:p>0</text:p>
          </table:table-cell>
          <table:table-cell table:formula="of:=MID([.I701];4;6)" office:value-type="string" office:string-value="0.4264">
            <text:p>0.426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842">
            <text:p>0.6842</text:p>
          </table:table-cell>
          <table:table-cell table:formula="of:=IF([.B702]&gt;[.$E$1];1;0)" office:value-type="float" office:value="1">
            <text:p>1</text:p>
          </table:table-cell>
          <table:table-cell table:formula="of:=ABS([.A702]-[.C702])" office:value-type="float" office:value="1">
            <text:p>1</text:p>
          </table:table-cell>
          <table:table-cell table:number-columns-repeated="4"/>
          <table:table-cell table:style-name="ce2" office:value-type="string">
            <text:p>0, 0.684217 90</text:p>
          </table:table-cell>
          <table:table-cell table:formula="of:=MID([.I702];1;1)" office:value-type="string" office:string-value="0">
            <text:p>0</text:p>
          </table:table-cell>
          <table:table-cell table:formula="of:=MID([.I702];4;6)" office:value-type="string" office:string-value="0.6842">
            <text:p>0.684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274">
            <text:p>0.3274</text:p>
          </table:table-cell>
          <table:table-cell table:formula="of:=IF([.B703]&gt;[.$E$1];1;0)" office:value-type="float" office:value="0">
            <text:p>0</text:p>
          </table:table-cell>
          <table:table-cell table:formula="of:=ABS([.A703]-[.C703])" office:value-type="float" office:value="0">
            <text:p>0</text:p>
          </table:table-cell>
          <table:table-cell table:number-columns-repeated="4"/>
          <table:table-cell table:style-name="ce2" office:value-type="string">
            <text:p>0, 0.327417 91</text:p>
          </table:table-cell>
          <table:table-cell table:formula="of:=MID([.I703];1;1)" office:value-type="string" office:string-value="0">
            <text:p>0</text:p>
          </table:table-cell>
          <table:table-cell table:formula="of:=MID([.I703];4;6)" office:value-type="string" office:string-value="0.3274">
            <text:p>0.327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37">
            <text:p>0.7237</text:p>
          </table:table-cell>
          <table:table-cell table:formula="of:=IF([.B704]&gt;[.$E$1];1;0)" office:value-type="float" office:value="1">
            <text:p>1</text:p>
          </table:table-cell>
          <table:table-cell table:formula="of:=ABS([.A704]-[.C704])" office:value-type="float" office:value="0">
            <text:p>0</text:p>
          </table:table-cell>
          <table:table-cell table:number-columns-repeated="4"/>
          <table:table-cell table:style-name="ce2" office:value-type="string">
            <text:p>1, 0.723726 92</text:p>
          </table:table-cell>
          <table:table-cell table:formula="of:=MID([.I704];1;1)" office:value-type="string" office:string-value="1">
            <text:p>1</text:p>
          </table:table-cell>
          <table:table-cell table:formula="of:=MID([.I704];4;6)" office:value-type="string" office:string-value="0.7237">
            <text:p>0.723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09">
            <text:p>0.7509</text:p>
          </table:table-cell>
          <table:table-cell table:formula="of:=IF([.B705]&gt;[.$E$1];1;0)" office:value-type="float" office:value="1">
            <text:p>1</text:p>
          </table:table-cell>
          <table:table-cell table:formula="of:=ABS([.A705]-[.C705])" office:value-type="float" office:value="0">
            <text:p>0</text:p>
          </table:table-cell>
          <table:table-cell table:number-columns-repeated="4"/>
          <table:table-cell table:style-name="ce2" office:value-type="string">
            <text:p>1, 0.750922 93</text:p>
          </table:table-cell>
          <table:table-cell table:formula="of:=MID([.I705];1;1)" office:value-type="string" office:string-value="1">
            <text:p>1</text:p>
          </table:table-cell>
          <table:table-cell table:formula="of:=MID([.I705];4;6)" office:value-type="string" office:string-value="0.7509">
            <text:p>0.750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975">
            <text:p>0.3975</text:p>
          </table:table-cell>
          <table:table-cell table:formula="of:=IF([.B706]&gt;[.$E$1];1;0)" office:value-type="float" office:value="0">
            <text:p>0</text:p>
          </table:table-cell>
          <table:table-cell table:formula="of:=ABS([.A706]-[.C706])" office:value-type="float" office:value="0">
            <text:p>0</text:p>
          </table:table-cell>
          <table:table-cell table:number-columns-repeated="4"/>
          <table:table-cell table:style-name="ce2" office:value-type="string">
            <text:p>0, 0.39756 94</text:p>
          </table:table-cell>
          <table:table-cell table:formula="of:=MID([.I706];1;1)" office:value-type="string" office:string-value="0">
            <text:p>0</text:p>
          </table:table-cell>
          <table:table-cell table:formula="of:=MID([.I706];4;6)" office:value-type="string" office:string-value="0.3975">
            <text:p>0.397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712">
            <text:p>0.4712</text:p>
          </table:table-cell>
          <table:table-cell table:formula="of:=IF([.B707]&gt;[.$E$1];1;0)" office:value-type="float" office:value="0">
            <text:p>0</text:p>
          </table:table-cell>
          <table:table-cell table:formula="of:=ABS([.A707]-[.C707])" office:value-type="float" office:value="1">
            <text:p>1</text:p>
          </table:table-cell>
          <table:table-cell table:number-columns-repeated="4"/>
          <table:table-cell table:style-name="ce2" office:value-type="string">
            <text:p>1, 0.47124 95</text:p>
          </table:table-cell>
          <table:table-cell table:formula="of:=MID([.I707];1;1)" office:value-type="string" office:string-value="1">
            <text:p>1</text:p>
          </table:table-cell>
          <table:table-cell table:formula="of:=MID([.I707];4;6)" office:value-type="string" office:string-value="0.4712">
            <text:p>0.471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04">
            <text:p>0.7404</text:p>
          </table:table-cell>
          <table:table-cell table:formula="of:=IF([.B708]&gt;[.$E$1];1;0)" office:value-type="float" office:value="1">
            <text:p>1</text:p>
          </table:table-cell>
          <table:table-cell table:formula="of:=ABS([.A708]-[.C708])" office:value-type="float" office:value="0">
            <text:p>0</text:p>
          </table:table-cell>
          <table:table-cell table:number-columns-repeated="4"/>
          <table:table-cell table:style-name="ce2" office:value-type="string">
            <text:p>1, 0.740408 96</text:p>
          </table:table-cell>
          <table:table-cell table:formula="of:=MID([.I708];1;1)" office:value-type="string" office:string-value="1">
            <text:p>1</text:p>
          </table:table-cell>
          <table:table-cell table:formula="of:=MID([.I708];4;6)" office:value-type="string" office:string-value="0.7404">
            <text:p>0.740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448">
            <text:p>0.5448</text:p>
          </table:table-cell>
          <table:table-cell table:formula="of:=IF([.B709]&gt;[.$E$1];1;0)" office:value-type="float" office:value="1">
            <text:p>1</text:p>
          </table:table-cell>
          <table:table-cell table:formula="of:=ABS([.A709]-[.C709])" office:value-type="float" office:value="0">
            <text:p>0</text:p>
          </table:table-cell>
          <table:table-cell table:number-columns-repeated="4"/>
          <table:table-cell table:style-name="ce2" office:value-type="string">
            <text:p>1, 0.544882 97</text:p>
          </table:table-cell>
          <table:table-cell table:formula="of:=MID([.I709];1;1)" office:value-type="string" office:string-value="1">
            <text:p>1</text:p>
          </table:table-cell>
          <table:table-cell table:formula="of:=MID([.I709];4;6)" office:value-type="string" office:string-value="0.5448">
            <text:p>0.544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555">
            <text:p>0.3555</text:p>
          </table:table-cell>
          <table:table-cell table:formula="of:=IF([.B710]&gt;[.$E$1];1;0)" office:value-type="float" office:value="0">
            <text:p>0</text:p>
          </table:table-cell>
          <table:table-cell table:formula="of:=ABS([.A710]-[.C710])" office:value-type="float" office:value="0">
            <text:p>0</text:p>
          </table:table-cell>
          <table:table-cell table:number-columns-repeated="4"/>
          <table:table-cell table:style-name="ce2" office:value-type="string">
            <text:p>0, 0.355514 98</text:p>
          </table:table-cell>
          <table:table-cell table:formula="of:=MID([.I710];1;1)" office:value-type="string" office:string-value="0">
            <text:p>0</text:p>
          </table:table-cell>
          <table:table-cell table:formula="of:=MID([.I710];4;6)" office:value-type="string" office:string-value="0.3555">
            <text:p>0.355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466">
            <text:p>0.4466</text:p>
          </table:table-cell>
          <table:table-cell table:formula="of:=IF([.B711]&gt;[.$E$1];1;0)" office:value-type="float" office:value="0">
            <text:p>0</text:p>
          </table:table-cell>
          <table:table-cell table:formula="of:=ABS([.A711]-[.C711])" office:value-type="float" office:value="1">
            <text:p>1</text:p>
          </table:table-cell>
          <table:table-cell table:number-columns-repeated="4"/>
          <table:table-cell table:style-name="ce2" office:value-type="string">
            <text:p>1, 0.446636 99</text:p>
          </table:table-cell>
          <table:table-cell table:formula="of:=MID([.I711];1;1)" office:value-type="string" office:string-value="1">
            <text:p>1</text:p>
          </table:table-cell>
          <table:table-cell table:formula="of:=MID([.I711];4;6)" office:value-type="string" office:string-value="0.4466">
            <text:p>0.446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51">
            <text:p>0.6151</text:p>
          </table:table-cell>
          <table:table-cell table:formula="of:=IF([.B712]&gt;[.$E$1];1;0)" office:value-type="float" office:value="1">
            <text:p>1</text:p>
          </table:table-cell>
          <table:table-cell table:formula="of:=ABS([.A712]-[.C712])" office:value-type="float" office:value="0">
            <text:p>0</text:p>
          </table:table-cell>
          <table:table-cell table:number-columns-repeated="4"/>
          <table:table-cell table:style-name="ce2" office:value-type="string">
            <text:p>1, 0.615159 101</text:p>
          </table:table-cell>
          <table:table-cell table:formula="of:=MID([.I712];1;1)" office:value-type="string" office:string-value="1">
            <text:p>1</text:p>
          </table:table-cell>
          <table:table-cell table:formula="of:=MID([.I712];4;6)" office:value-type="string" office:string-value="0.6151">
            <text:p>0.615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582">
            <text:p>0.4582</text:p>
          </table:table-cell>
          <table:table-cell table:formula="of:=IF([.B713]&gt;[.$E$1];1;0)" office:value-type="float" office:value="0">
            <text:p>0</text:p>
          </table:table-cell>
          <table:table-cell table:formula="of:=ABS([.A713]-[.C713])" office:value-type="float" office:value="1">
            <text:p>1</text:p>
          </table:table-cell>
          <table:table-cell table:number-columns-repeated="4"/>
          <table:table-cell table:style-name="ce2" office:value-type="string">
            <text:p>1, 0.4582 102</text:p>
          </table:table-cell>
          <table:table-cell table:formula="of:=MID([.I713];1;1)" office:value-type="string" office:string-value="1">
            <text:p>1</text:p>
          </table:table-cell>
          <table:table-cell table:formula="of:=MID([.I713];4;6)" office:value-type="string" office:string-value="0.4582">
            <text:p>0.458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858">
            <text:p>0.6858</text:p>
          </table:table-cell>
          <table:table-cell table:formula="of:=IF([.B714]&gt;[.$E$1];1;0)" office:value-type="float" office:value="1">
            <text:p>1</text:p>
          </table:table-cell>
          <table:table-cell table:formula="of:=ABS([.A714]-[.C714])" office:value-type="float" office:value="1">
            <text:p>1</text:p>
          </table:table-cell>
          <table:table-cell table:number-columns-repeated="4"/>
          <table:table-cell table:style-name="ce2" office:value-type="string">
            <text:p>0, 0.685869 103</text:p>
          </table:table-cell>
          <table:table-cell table:formula="of:=MID([.I714];1;1)" office:value-type="string" office:string-value="0">
            <text:p>0</text:p>
          </table:table-cell>
          <table:table-cell table:formula="of:=MID([.I714];4;6)" office:value-type="string" office:string-value="0.6858">
            <text:p>0.685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8764">
            <text:p>0.8764</text:p>
          </table:table-cell>
          <table:table-cell table:formula="of:=IF([.B715]&gt;[.$E$1];1;0)" office:value-type="float" office:value="1">
            <text:p>1</text:p>
          </table:table-cell>
          <table:table-cell table:formula="of:=ABS([.A715]-[.C715])" office:value-type="float" office:value="1">
            <text:p>1</text:p>
          </table:table-cell>
          <table:table-cell table:number-columns-repeated="4"/>
          <table:table-cell table:style-name="ce2" office:value-type="string">
            <text:p>0, 0.876434 104</text:p>
          </table:table-cell>
          <table:table-cell table:formula="of:=MID([.I715];1;1)" office:value-type="string" office:string-value="0">
            <text:p>0</text:p>
          </table:table-cell>
          <table:table-cell table:formula="of:=MID([.I715];4;6)" office:value-type="string" office:string-value="0.8764">
            <text:p>0.876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21">
            <text:p>0.6821</text:p>
          </table:table-cell>
          <table:table-cell table:formula="of:=IF([.B716]&gt;[.$E$1];1;0)" office:value-type="float" office:value="1">
            <text:p>1</text:p>
          </table:table-cell>
          <table:table-cell table:formula="of:=ABS([.A716]-[.C716])" office:value-type="float" office:value="0">
            <text:p>0</text:p>
          </table:table-cell>
          <table:table-cell table:number-columns-repeated="4"/>
          <table:table-cell table:style-name="ce2" office:value-type="string">
            <text:p>1, 0.682191 107</text:p>
          </table:table-cell>
          <table:table-cell table:formula="of:=MID([.I716];1;1)" office:value-type="string" office:string-value="1">
            <text:p>1</text:p>
          </table:table-cell>
          <table:table-cell table:formula="of:=MID([.I716];4;6)" office:value-type="string" office:string-value="0.6821">
            <text:p>0.682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721">
            <text:p>0.3721</text:p>
          </table:table-cell>
          <table:table-cell table:formula="of:=IF([.B717]&gt;[.$E$1];1;0)" office:value-type="float" office:value="0">
            <text:p>0</text:p>
          </table:table-cell>
          <table:table-cell table:formula="of:=ABS([.A717]-[.C717])" office:value-type="float" office:value="0">
            <text:p>0</text:p>
          </table:table-cell>
          <table:table-cell table:number-columns-repeated="4"/>
          <table:table-cell table:style-name="ce2" office:value-type="string">
            <text:p>0, 0.372168 108</text:p>
          </table:table-cell>
          <table:table-cell table:formula="of:=MID([.I717];1;1)" office:value-type="string" office:string-value="0">
            <text:p>0</text:p>
          </table:table-cell>
          <table:table-cell table:formula="of:=MID([.I717];4;6)" office:value-type="string" office:string-value="0.3721">
            <text:p>0.372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772">
            <text:p>0.3772</text:p>
          </table:table-cell>
          <table:table-cell table:formula="of:=IF([.B718]&gt;[.$E$1];1;0)" office:value-type="float" office:value="0">
            <text:p>0</text:p>
          </table:table-cell>
          <table:table-cell table:formula="of:=ABS([.A718]-[.C718])" office:value-type="float" office:value="1">
            <text:p>1</text:p>
          </table:table-cell>
          <table:table-cell table:number-columns-repeated="4"/>
          <table:table-cell table:style-name="ce2" office:value-type="string">
            <text:p>1, 0.377222 109</text:p>
          </table:table-cell>
          <table:table-cell table:formula="of:=MID([.I718];1;1)" office:value-type="string" office:string-value="1">
            <text:p>1</text:p>
          </table:table-cell>
          <table:table-cell table:formula="of:=MID([.I718];4;6)" office:value-type="string" office:string-value="0.3772">
            <text:p>0.377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264">
            <text:p>0.4264</text:p>
          </table:table-cell>
          <table:table-cell table:formula="of:=IF([.B719]&gt;[.$E$1];1;0)" office:value-type="float" office:value="0">
            <text:p>0</text:p>
          </table:table-cell>
          <table:table-cell table:formula="of:=ABS([.A719]-[.C719])" office:value-type="float" office:value="1">
            <text:p>1</text:p>
          </table:table-cell>
          <table:table-cell table:number-columns-repeated="4"/>
          <table:table-cell table:style-name="ce2" office:value-type="string">
            <text:p>1, 0.426475 110</text:p>
          </table:table-cell>
          <table:table-cell table:formula="of:=MID([.I719];1;1)" office:value-type="string" office:string-value="1">
            <text:p>1</text:p>
          </table:table-cell>
          <table:table-cell table:formula="of:=MID([.I719];4;6)" office:value-type="string" office:string-value="0.4264">
            <text:p>0.426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213">
            <text:p>0.8213</text:p>
          </table:table-cell>
          <table:table-cell table:formula="of:=IF([.B720]&gt;[.$E$1];1;0)" office:value-type="float" office:value="1">
            <text:p>1</text:p>
          </table:table-cell>
          <table:table-cell table:formula="of:=ABS([.A720]-[.C720])" office:value-type="float" office:value="0">
            <text:p>0</text:p>
          </table:table-cell>
          <table:table-cell table:number-columns-repeated="4"/>
          <table:table-cell table:style-name="ce2" office:value-type="string">
            <text:p>1, 0.821373 111</text:p>
          </table:table-cell>
          <table:table-cell table:formula="of:=MID([.I720];1;1)" office:value-type="string" office:string-value="1">
            <text:p>1</text:p>
          </table:table-cell>
          <table:table-cell table:formula="of:=MID([.I720];4;6)" office:value-type="string" office:string-value="0.8213">
            <text:p>0.821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371">
            <text:p>0.5371</text:p>
          </table:table-cell>
          <table:table-cell table:formula="of:=IF([.B721]&gt;[.$E$1];1;0)" office:value-type="float" office:value="1">
            <text:p>1</text:p>
          </table:table-cell>
          <table:table-cell table:formula="of:=ABS([.A721]-[.C721])" office:value-type="float" office:value="1">
            <text:p>1</text:p>
          </table:table-cell>
          <table:table-cell table:number-columns-repeated="4"/>
          <table:table-cell table:style-name="ce2" office:value-type="string">
            <text:p>0, 0.537172 112</text:p>
          </table:table-cell>
          <table:table-cell table:formula="of:=MID([.I721];1;1)" office:value-type="string" office:string-value="0">
            <text:p>0</text:p>
          </table:table-cell>
          <table:table-cell table:formula="of:=MID([.I721];4;6)" office:value-type="string" office:string-value="0.5371">
            <text:p>0.537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96">
            <text:p>0.7096</text:p>
          </table:table-cell>
          <table:table-cell table:formula="of:=IF([.B722]&gt;[.$E$1];1;0)" office:value-type="float" office:value="1">
            <text:p>1</text:p>
          </table:table-cell>
          <table:table-cell table:formula="of:=ABS([.A722]-[.C722])" office:value-type="float" office:value="0">
            <text:p>0</text:p>
          </table:table-cell>
          <table:table-cell table:number-columns-repeated="4"/>
          <table:table-cell table:style-name="ce2" office:value-type="string">
            <text:p>1, 0.709607 114</text:p>
          </table:table-cell>
          <table:table-cell table:formula="of:=MID([.I722];1;1)" office:value-type="string" office:string-value="1">
            <text:p>1</text:p>
          </table:table-cell>
          <table:table-cell table:formula="of:=MID([.I722];4;6)" office:value-type="string" office:string-value="0.7096">
            <text:p>0.709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6">
            <text:p>0.496</text:p>
          </table:table-cell>
          <table:table-cell table:formula="of:=IF([.B723]&gt;[.$E$1];1;0)" office:value-type="float" office:value="1">
            <text:p>1</text:p>
          </table:table-cell>
          <table:table-cell table:formula="of:=ABS([.A723]-[.C723])" office:value-type="float" office:value="0">
            <text:p>0</text:p>
          </table:table-cell>
          <table:table-cell table:number-columns-repeated="4"/>
          <table:table-cell table:style-name="ce2" office:value-type="string">
            <text:p>1, 0.496056 115</text:p>
          </table:table-cell>
          <table:table-cell table:formula="of:=MID([.I723];1;1)" office:value-type="string" office:string-value="1">
            <text:p>1</text:p>
          </table:table-cell>
          <table:table-cell table:formula="of:=MID([.I723];4;6)" office:value-type="string" office:string-value="0.4960">
            <text:p>0.496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325">
            <text:p>0.6325</text:p>
          </table:table-cell>
          <table:table-cell table:formula="of:=IF([.B724]&gt;[.$E$1];1;0)" office:value-type="float" office:value="1">
            <text:p>1</text:p>
          </table:table-cell>
          <table:table-cell table:formula="of:=ABS([.A724]-[.C724])" office:value-type="float" office:value="1">
            <text:p>1</text:p>
          </table:table-cell>
          <table:table-cell table:number-columns-repeated="4"/>
          <table:table-cell table:style-name="ce2" office:value-type="string">
            <text:p>0, 0.632559 116</text:p>
          </table:table-cell>
          <table:table-cell table:formula="of:=MID([.I724];1;1)" office:value-type="string" office:string-value="0">
            <text:p>0</text:p>
          </table:table-cell>
          <table:table-cell table:formula="of:=MID([.I724];4;6)" office:value-type="string" office:string-value="0.6325">
            <text:p>0.632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066">
            <text:p>0.9066</text:p>
          </table:table-cell>
          <table:table-cell table:formula="of:=IF([.B725]&gt;[.$E$1];1;0)" office:value-type="float" office:value="1">
            <text:p>1</text:p>
          </table:table-cell>
          <table:table-cell table:formula="of:=ABS([.A725]-[.C725])" office:value-type="float" office:value="0">
            <text:p>0</text:p>
          </table:table-cell>
          <table:table-cell table:number-columns-repeated="4"/>
          <table:table-cell table:style-name="ce2" office:value-type="string">
            <text:p>1, 0.906681 117</text:p>
          </table:table-cell>
          <table:table-cell table:formula="of:=MID([.I725];1;1)" office:value-type="string" office:string-value="1">
            <text:p>1</text:p>
          </table:table-cell>
          <table:table-cell table:formula="of:=MID([.I725];4;6)" office:value-type="string" office:string-value="0.9066">
            <text:p>0.906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27">
            <text:p>0.5627</text:p>
          </table:table-cell>
          <table:table-cell table:formula="of:=IF([.B726]&gt;[.$E$1];1;0)" office:value-type="float" office:value="1">
            <text:p>1</text:p>
          </table:table-cell>
          <table:table-cell table:formula="of:=ABS([.A726]-[.C726])" office:value-type="float" office:value="0">
            <text:p>0</text:p>
          </table:table-cell>
          <table:table-cell table:number-columns-repeated="4"/>
          <table:table-cell table:style-name="ce2" office:value-type="string">
            <text:p>1, 0.562704 118</text:p>
          </table:table-cell>
          <table:table-cell table:formula="of:=MID([.I726];1;1)" office:value-type="string" office:string-value="1">
            <text:p>1</text:p>
          </table:table-cell>
          <table:table-cell table:formula="of:=MID([.I726];4;6)" office:value-type="string" office:string-value="0.5627">
            <text:p>0.562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66">
            <text:p>0.7066</text:p>
          </table:table-cell>
          <table:table-cell table:formula="of:=IF([.B727]&gt;[.$E$1];1;0)" office:value-type="float" office:value="1">
            <text:p>1</text:p>
          </table:table-cell>
          <table:table-cell table:formula="of:=ABS([.A727]-[.C727])" office:value-type="float" office:value="0">
            <text:p>0</text:p>
          </table:table-cell>
          <table:table-cell table:number-columns-repeated="4"/>
          <table:table-cell table:style-name="ce2" office:value-type="string">
            <text:p>1, 0.706642 119</text:p>
          </table:table-cell>
          <table:table-cell table:formula="of:=MID([.I727];1;1)" office:value-type="string" office:string-value="1">
            <text:p>1</text:p>
          </table:table-cell>
          <table:table-cell table:formula="of:=MID([.I727];4;6)" office:value-type="string" office:string-value="0.7066">
            <text:p>0.706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879">
            <text:p>0.4879</text:p>
          </table:table-cell>
          <table:table-cell table:formula="of:=IF([.B728]&gt;[.$E$1];1;0)" office:value-type="float" office:value="0">
            <text:p>0</text:p>
          </table:table-cell>
          <table:table-cell table:formula="of:=ABS([.A728]-[.C728])" office:value-type="float" office:value="0">
            <text:p>0</text:p>
          </table:table-cell>
          <table:table-cell table:number-columns-repeated="4"/>
          <table:table-cell table:style-name="ce2" office:value-type="string">
            <text:p>0, 0.487943 120</text:p>
          </table:table-cell>
          <table:table-cell table:formula="of:=MID([.I728];1;1)" office:value-type="string" office:string-value="0">
            <text:p>0</text:p>
          </table:table-cell>
          <table:table-cell table:formula="of:=MID([.I728];4;6)" office:value-type="string" office:string-value="0.4879">
            <text:p>0.487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145">
            <text:p>0.5145</text:p>
          </table:table-cell>
          <table:table-cell table:formula="of:=IF([.B729]&gt;[.$E$1];1;0)" office:value-type="float" office:value="1">
            <text:p>1</text:p>
          </table:table-cell>
          <table:table-cell table:formula="of:=ABS([.A729]-[.C729])" office:value-type="float" office:value="0">
            <text:p>0</text:p>
          </table:table-cell>
          <table:table-cell table:number-columns-repeated="4"/>
          <table:table-cell table:style-name="ce2" office:value-type="string">
            <text:p>1, 0.514598 121</text:p>
          </table:table-cell>
          <table:table-cell table:formula="of:=MID([.I729];1;1)" office:value-type="string" office:string-value="1">
            <text:p>1</text:p>
          </table:table-cell>
          <table:table-cell table:formula="of:=MID([.I729];4;6)" office:value-type="string" office:string-value="0.5145">
            <text:p>0.514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545">
            <text:p>0.3545</text:p>
          </table:table-cell>
          <table:table-cell table:formula="of:=IF([.B730]&gt;[.$E$1];1;0)" office:value-type="float" office:value="0">
            <text:p>0</text:p>
          </table:table-cell>
          <table:table-cell table:formula="of:=ABS([.A730]-[.C730])" office:value-type="float" office:value="1">
            <text:p>1</text:p>
          </table:table-cell>
          <table:table-cell table:number-columns-repeated="4"/>
          <table:table-cell table:style-name="ce2" office:value-type="string">
            <text:p>1, 0.354581 122</text:p>
          </table:table-cell>
          <table:table-cell table:formula="of:=MID([.I730];1;1)" office:value-type="string" office:string-value="1">
            <text:p>1</text:p>
          </table:table-cell>
          <table:table-cell table:formula="of:=MID([.I730];4;6)" office:value-type="string" office:string-value="0.3545">
            <text:p>0.354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212">
            <text:p>0.8212</text:p>
          </table:table-cell>
          <table:table-cell table:formula="of:=IF([.B731]&gt;[.$E$1];1;0)" office:value-type="float" office:value="1">
            <text:p>1</text:p>
          </table:table-cell>
          <table:table-cell table:formula="of:=ABS([.A731]-[.C731])" office:value-type="float" office:value="0">
            <text:p>0</text:p>
          </table:table-cell>
          <table:table-cell table:number-columns-repeated="4"/>
          <table:table-cell table:style-name="ce2" office:value-type="string">
            <text:p>1, 0.821244 123</text:p>
          </table:table-cell>
          <table:table-cell table:formula="of:=MID([.I731];1;1)" office:value-type="string" office:string-value="1">
            <text:p>1</text:p>
          </table:table-cell>
          <table:table-cell table:formula="of:=MID([.I731];4;6)" office:value-type="string" office:string-value="0.8212">
            <text:p>0.821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47">
            <text:p>0.6847</text:p>
          </table:table-cell>
          <table:table-cell table:formula="of:=IF([.B732]&gt;[.$E$1];1;0)" office:value-type="float" office:value="1">
            <text:p>1</text:p>
          </table:table-cell>
          <table:table-cell table:formula="of:=ABS([.A732]-[.C732])" office:value-type="float" office:value="0">
            <text:p>0</text:p>
          </table:table-cell>
          <table:table-cell table:number-columns-repeated="4"/>
          <table:table-cell table:style-name="ce2" office:value-type="string">
            <text:p>1, 0.684784 124</text:p>
          </table:table-cell>
          <table:table-cell table:formula="of:=MID([.I732];1;1)" office:value-type="string" office:string-value="1">
            <text:p>1</text:p>
          </table:table-cell>
          <table:table-cell table:formula="of:=MID([.I732];4;6)" office:value-type="string" office:string-value="0.6847">
            <text:p>0.684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362">
            <text:p>0.7362</text:p>
          </table:table-cell>
          <table:table-cell table:formula="of:=IF([.B733]&gt;[.$E$1];1;0)" office:value-type="float" office:value="1">
            <text:p>1</text:p>
          </table:table-cell>
          <table:table-cell table:formula="of:=ABS([.A733]-[.C733])" office:value-type="float" office:value="1">
            <text:p>1</text:p>
          </table:table-cell>
          <table:table-cell table:number-columns-repeated="4"/>
          <table:table-cell table:style-name="ce2" office:value-type="string">
            <text:p>0, 0.736299 125</text:p>
          </table:table-cell>
          <table:table-cell table:formula="of:=MID([.I733];1;1)" office:value-type="string" office:string-value="0">
            <text:p>0</text:p>
          </table:table-cell>
          <table:table-cell table:formula="of:=MID([.I733];4;6)" office:value-type="string" office:string-value="0.7362">
            <text:p>0.736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758">
            <text:p>0.3758</text:p>
          </table:table-cell>
          <table:table-cell table:formula="of:=IF([.B734]&gt;[.$E$1];1;0)" office:value-type="float" office:value="0">
            <text:p>0</text:p>
          </table:table-cell>
          <table:table-cell table:formula="of:=ABS([.A734]-[.C734])" office:value-type="float" office:value="0">
            <text:p>0</text:p>
          </table:table-cell>
          <table:table-cell table:number-columns-repeated="4"/>
          <table:table-cell table:style-name="ce2" office:value-type="string">
            <text:p>0, 0.375808 126</text:p>
          </table:table-cell>
          <table:table-cell table:formula="of:=MID([.I734];1;1)" office:value-type="string" office:string-value="0">
            <text:p>0</text:p>
          </table:table-cell>
          <table:table-cell table:formula="of:=MID([.I734];4;6)" office:value-type="string" office:string-value="0.3758">
            <text:p>0.375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37">
            <text:p>0.537</text:p>
          </table:table-cell>
          <table:table-cell table:formula="of:=IF([.B735]&gt;[.$E$1];1;0)" office:value-type="float" office:value="1">
            <text:p>1</text:p>
          </table:table-cell>
          <table:table-cell table:formula="of:=ABS([.A735]-[.C735])" office:value-type="float" office:value="1">
            <text:p>1</text:p>
          </table:table-cell>
          <table:table-cell table:number-columns-repeated="4"/>
          <table:table-cell table:style-name="ce2" office:value-type="string">
            <text:p>0, 0.537041 127</text:p>
          </table:table-cell>
          <table:table-cell table:formula="of:=MID([.I735];1;1)" office:value-type="string" office:string-value="0">
            <text:p>0</text:p>
          </table:table-cell>
          <table:table-cell table:formula="of:=MID([.I735];4;6)" office:value-type="string" office:string-value="0.5370">
            <text:p>0.537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429">
            <text:p>0.4429</text:p>
          </table:table-cell>
          <table:table-cell table:formula="of:=IF([.B736]&gt;[.$E$1];1;0)" office:value-type="float" office:value="0">
            <text:p>0</text:p>
          </table:table-cell>
          <table:table-cell table:formula="of:=ABS([.A736]-[.C736])" office:value-type="float" office:value="0">
            <text:p>0</text:p>
          </table:table-cell>
          <table:table-cell table:number-columns-repeated="4"/>
          <table:table-cell table:style-name="ce2" office:value-type="string">
            <text:p>0, 0.442937 128</text:p>
          </table:table-cell>
          <table:table-cell table:formula="of:=MID([.I736];1;1)" office:value-type="string" office:string-value="0">
            <text:p>0</text:p>
          </table:table-cell>
          <table:table-cell table:formula="of:=MID([.I736];4;6)" office:value-type="string" office:string-value="0.4429">
            <text:p>0.442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058">
            <text:p>0.4058</text:p>
          </table:table-cell>
          <table:table-cell table:formula="of:=IF([.B737]&gt;[.$E$1];1;0)" office:value-type="float" office:value="0">
            <text:p>0</text:p>
          </table:table-cell>
          <table:table-cell table:formula="of:=ABS([.A737]-[.C737])" office:value-type="float" office:value="1">
            <text:p>1</text:p>
          </table:table-cell>
          <table:table-cell table:number-columns-repeated="4"/>
          <table:table-cell table:style-name="ce2" office:value-type="string">
            <text:p>1, 0.405836 129</text:p>
          </table:table-cell>
          <table:table-cell table:formula="of:=MID([.I737];1;1)" office:value-type="string" office:string-value="1">
            <text:p>1</text:p>
          </table:table-cell>
          <table:table-cell table:formula="of:=MID([.I737];4;6)" office:value-type="string" office:string-value="0.4058">
            <text:p>0.405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442">
            <text:p>0.6442</text:p>
          </table:table-cell>
          <table:table-cell table:formula="of:=IF([.B738]&gt;[.$E$1];1;0)" office:value-type="float" office:value="1">
            <text:p>1</text:p>
          </table:table-cell>
          <table:table-cell table:formula="of:=ABS([.A738]-[.C738])" office:value-type="float" office:value="1">
            <text:p>1</text:p>
          </table:table-cell>
          <table:table-cell table:number-columns-repeated="4"/>
          <table:table-cell table:style-name="ce2" office:value-type="string">
            <text:p>0, 0.644215 130</text:p>
          </table:table-cell>
          <table:table-cell table:formula="of:=MID([.I738];1;1)" office:value-type="string" office:string-value="0">
            <text:p>0</text:p>
          </table:table-cell>
          <table:table-cell table:formula="of:=MID([.I738];4;6)" office:value-type="string" office:string-value="0.6442">
            <text:p>0.644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818">
            <text:p>0.4818</text:p>
          </table:table-cell>
          <table:table-cell table:formula="of:=IF([.B739]&gt;[.$E$1];1;0)" office:value-type="float" office:value="0">
            <text:p>0</text:p>
          </table:table-cell>
          <table:table-cell table:formula="of:=ABS([.A739]-[.C739])" office:value-type="float" office:value="1">
            <text:p>1</text:p>
          </table:table-cell>
          <table:table-cell table:number-columns-repeated="4"/>
          <table:table-cell table:style-name="ce2" office:value-type="string">
            <text:p>1, 0.481842 131</text:p>
          </table:table-cell>
          <table:table-cell table:formula="of:=MID([.I739];1;1)" office:value-type="string" office:string-value="1">
            <text:p>1</text:p>
          </table:table-cell>
          <table:table-cell table:formula="of:=MID([.I739];4;6)" office:value-type="string" office:string-value="0.4818">
            <text:p>0.481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07">
            <text:p>0.5307</text:p>
          </table:table-cell>
          <table:table-cell table:formula="of:=IF([.B740]&gt;[.$E$1];1;0)" office:value-type="float" office:value="1">
            <text:p>1</text:p>
          </table:table-cell>
          <table:table-cell table:formula="of:=ABS([.A740]-[.C740])" office:value-type="float" office:value="0">
            <text:p>0</text:p>
          </table:table-cell>
          <table:table-cell table:number-columns-repeated="4"/>
          <table:table-cell table:style-name="ce2" office:value-type="string">
            <text:p>1, 0.530764 132</text:p>
          </table:table-cell>
          <table:table-cell table:formula="of:=MID([.I740];1;1)" office:value-type="string" office:string-value="1">
            <text:p>1</text:p>
          </table:table-cell>
          <table:table-cell table:formula="of:=MID([.I740];4;6)" office:value-type="string" office:string-value="0.5307">
            <text:p>0.530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95">
            <text:p>0.7295</text:p>
          </table:table-cell>
          <table:table-cell table:formula="of:=IF([.B741]&gt;[.$E$1];1;0)" office:value-type="float" office:value="1">
            <text:p>1</text:p>
          </table:table-cell>
          <table:table-cell table:formula="of:=ABS([.A741]-[.C741])" office:value-type="float" office:value="0">
            <text:p>0</text:p>
          </table:table-cell>
          <table:table-cell table:number-columns-repeated="4"/>
          <table:table-cell table:style-name="ce2" office:value-type="string">
            <text:p>1, 0.729548 133</text:p>
          </table:table-cell>
          <table:table-cell table:formula="of:=MID([.I741];1;1)" office:value-type="string" office:string-value="1">
            <text:p>1</text:p>
          </table:table-cell>
          <table:table-cell table:formula="of:=MID([.I741];4;6)" office:value-type="string" office:string-value="0.7295">
            <text:p>0.729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82">
            <text:p>0.682</text:p>
          </table:table-cell>
          <table:table-cell table:formula="of:=IF([.B742]&gt;[.$E$1];1;0)" office:value-type="float" office:value="1">
            <text:p>1</text:p>
          </table:table-cell>
          <table:table-cell table:formula="of:=ABS([.A742]-[.C742])" office:value-type="float" office:value="1">
            <text:p>1</text:p>
          </table:table-cell>
          <table:table-cell table:number-columns-repeated="4"/>
          <table:table-cell table:style-name="ce2" office:value-type="string">
            <text:p>0, 0.682098 134</text:p>
          </table:table-cell>
          <table:table-cell table:formula="of:=MID([.I742];1;1)" office:value-type="string" office:string-value="0">
            <text:p>0</text:p>
          </table:table-cell>
          <table:table-cell table:formula="of:=MID([.I742];4;6)" office:value-type="string" office:string-value="0.6820">
            <text:p>0.682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943">
            <text:p>0.5943</text:p>
          </table:table-cell>
          <table:table-cell table:formula="of:=IF([.B743]&gt;[.$E$1];1;0)" office:value-type="float" office:value="1">
            <text:p>1</text:p>
          </table:table-cell>
          <table:table-cell table:formula="of:=ABS([.A743]-[.C743])" office:value-type="float" office:value="1">
            <text:p>1</text:p>
          </table:table-cell>
          <table:table-cell table:number-columns-repeated="4"/>
          <table:table-cell table:style-name="ce2" office:value-type="string">
            <text:p>0, 0.594367 136</text:p>
          </table:table-cell>
          <table:table-cell table:formula="of:=MID([.I743];1;1)" office:value-type="string" office:string-value="0">
            <text:p>0</text:p>
          </table:table-cell>
          <table:table-cell table:formula="of:=MID([.I743];4;6)" office:value-type="string" office:string-value="0.5943">
            <text:p>0.594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733">
            <text:p>0.8733</text:p>
          </table:table-cell>
          <table:table-cell table:formula="of:=IF([.B744]&gt;[.$E$1];1;0)" office:value-type="float" office:value="1">
            <text:p>1</text:p>
          </table:table-cell>
          <table:table-cell table:formula="of:=ABS([.A744]-[.C744])" office:value-type="float" office:value="0">
            <text:p>0</text:p>
          </table:table-cell>
          <table:table-cell table:number-columns-repeated="4"/>
          <table:table-cell table:style-name="ce2" office:value-type="string">
            <text:p>1, 0.873371 137</text:p>
          </table:table-cell>
          <table:table-cell table:formula="of:=MID([.I744];1;1)" office:value-type="string" office:string-value="1">
            <text:p>1</text:p>
          </table:table-cell>
          <table:table-cell table:formula="of:=MID([.I744];4;6)" office:value-type="string" office:string-value="0.8733">
            <text:p>0.873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499">
            <text:p>0.4499</text:p>
          </table:table-cell>
          <table:table-cell table:formula="of:=IF([.B745]&gt;[.$E$1];1;0)" office:value-type="float" office:value="0">
            <text:p>0</text:p>
          </table:table-cell>
          <table:table-cell table:formula="of:=ABS([.A745]-[.C745])" office:value-type="float" office:value="0">
            <text:p>0</text:p>
          </table:table-cell>
          <table:table-cell table:number-columns-repeated="4"/>
          <table:table-cell table:style-name="ce2" office:value-type="string">
            <text:p>0, 0.449934 138</text:p>
          </table:table-cell>
          <table:table-cell table:formula="of:=MID([.I745];1;1)" office:value-type="string" office:string-value="0">
            <text:p>0</text:p>
          </table:table-cell>
          <table:table-cell table:formula="of:=MID([.I745];4;6)" office:value-type="string" office:string-value="0.4499">
            <text:p>0.449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73">
            <text:p>0.6773</text:p>
          </table:table-cell>
          <table:table-cell table:formula="of:=IF([.B746]&gt;[.$E$1];1;0)" office:value-type="float" office:value="1">
            <text:p>1</text:p>
          </table:table-cell>
          <table:table-cell table:formula="of:=ABS([.A746]-[.C746])" office:value-type="float" office:value="0">
            <text:p>0</text:p>
          </table:table-cell>
          <table:table-cell table:number-columns-repeated="4"/>
          <table:table-cell table:style-name="ce2" office:value-type="string">
            <text:p>1, 0.677304 139</text:p>
          </table:table-cell>
          <table:table-cell table:formula="of:=MID([.I746];1;1)" office:value-type="string" office:string-value="1">
            <text:p>1</text:p>
          </table:table-cell>
          <table:table-cell table:formula="of:=MID([.I746];4;6)" office:value-type="string" office:string-value="0.6773">
            <text:p>0.677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23">
            <text:p>0.5823</text:p>
          </table:table-cell>
          <table:table-cell table:formula="of:=IF([.B747]&gt;[.$E$1];1;0)" office:value-type="float" office:value="1">
            <text:p>1</text:p>
          </table:table-cell>
          <table:table-cell table:formula="of:=ABS([.A747]-[.C747])" office:value-type="float" office:value="0">
            <text:p>0</text:p>
          </table:table-cell>
          <table:table-cell table:number-columns-repeated="4"/>
          <table:table-cell table:style-name="ce2" office:value-type="string">
            <text:p>1, 0.582376 141</text:p>
          </table:table-cell>
          <table:table-cell table:formula="of:=MID([.I747];1;1)" office:value-type="string" office:string-value="1">
            <text:p>1</text:p>
          </table:table-cell>
          <table:table-cell table:formula="of:=MID([.I747];4;6)" office:value-type="string" office:string-value="0.5823">
            <text:p>0.582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968">
            <text:p>0.4968</text:p>
          </table:table-cell>
          <table:table-cell table:formula="of:=IF([.B748]&gt;[.$E$1];1;0)" office:value-type="float" office:value="1">
            <text:p>1</text:p>
          </table:table-cell>
          <table:table-cell table:formula="of:=ABS([.A748]-[.C748])" office:value-type="float" office:value="1">
            <text:p>1</text:p>
          </table:table-cell>
          <table:table-cell table:number-columns-repeated="4"/>
          <table:table-cell table:style-name="ce2" office:value-type="string">
            <text:p>0, 0.496878 142</text:p>
          </table:table-cell>
          <table:table-cell table:formula="of:=MID([.I748];1;1)" office:value-type="string" office:string-value="0">
            <text:p>0</text:p>
          </table:table-cell>
          <table:table-cell table:formula="of:=MID([.I748];4;6)" office:value-type="string" office:string-value="0.4968">
            <text:p>0.496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891">
            <text:p>0.3891</text:p>
          </table:table-cell>
          <table:table-cell table:formula="of:=IF([.B749]&gt;[.$E$1];1;0)" office:value-type="float" office:value="0">
            <text:p>0</text:p>
          </table:table-cell>
          <table:table-cell table:formula="of:=ABS([.A749]-[.C749])" office:value-type="float" office:value="0">
            <text:p>0</text:p>
          </table:table-cell>
          <table:table-cell table:number-columns-repeated="4"/>
          <table:table-cell table:style-name="ce2" office:value-type="string">
            <text:p>0, 0.389168 143</text:p>
          </table:table-cell>
          <table:table-cell table:formula="of:=MID([.I749];1;1)" office:value-type="string" office:string-value="0">
            <text:p>0</text:p>
          </table:table-cell>
          <table:table-cell table:formula="of:=MID([.I749];4;6)" office:value-type="string" office:string-value="0.3891">
            <text:p>0.389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677">
            <text:p>0.6677</text:p>
          </table:table-cell>
          <table:table-cell table:formula="of:=IF([.B750]&gt;[.$E$1];1;0)" office:value-type="float" office:value="1">
            <text:p>1</text:p>
          </table:table-cell>
          <table:table-cell table:formula="of:=ABS([.A750]-[.C750])" office:value-type="float" office:value="1">
            <text:p>1</text:p>
          </table:table-cell>
          <table:table-cell table:number-columns-repeated="4"/>
          <table:table-cell table:style-name="ce2" office:value-type="string">
            <text:p>0, 0.667767 144</text:p>
          </table:table-cell>
          <table:table-cell table:formula="of:=MID([.I750];1;1)" office:value-type="string" office:string-value="0">
            <text:p>0</text:p>
          </table:table-cell>
          <table:table-cell table:formula="of:=MID([.I750];4;6)" office:value-type="string" office:string-value="0.6677">
            <text:p>0.667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114">
            <text:p>0.5114</text:p>
          </table:table-cell>
          <table:table-cell table:formula="of:=IF([.B751]&gt;[.$E$1];1;0)" office:value-type="float" office:value="1">
            <text:p>1</text:p>
          </table:table-cell>
          <table:table-cell table:formula="of:=ABS([.A751]-[.C751])" office:value-type="float" office:value="0">
            <text:p>0</text:p>
          </table:table-cell>
          <table:table-cell table:number-columns-repeated="4"/>
          <table:table-cell table:style-name="ce2" office:value-type="string">
            <text:p>1, 0.511487 145</text:p>
          </table:table-cell>
          <table:table-cell table:formula="of:=MID([.I751];1;1)" office:value-type="string" office:string-value="1">
            <text:p>1</text:p>
          </table:table-cell>
          <table:table-cell table:formula="of:=MID([.I751];4;6)" office:value-type="string" office:string-value="0.5114">
            <text:p>0.511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213">
            <text:p>0.7213</text:p>
          </table:table-cell>
          <table:table-cell table:formula="of:=IF([.B752]&gt;[.$E$1];1;0)" office:value-type="float" office:value="1">
            <text:p>1</text:p>
          </table:table-cell>
          <table:table-cell table:formula="of:=ABS([.A752]-[.C752])" office:value-type="float" office:value="1">
            <text:p>1</text:p>
          </table:table-cell>
          <table:table-cell table:number-columns-repeated="4"/>
          <table:table-cell table:style-name="ce2" office:value-type="string">
            <text:p>0, 0.721305 146</text:p>
          </table:table-cell>
          <table:table-cell table:formula="of:=MID([.I752];1;1)" office:value-type="string" office:string-value="0">
            <text:p>0</text:p>
          </table:table-cell>
          <table:table-cell table:formula="of:=MID([.I752];4;6)" office:value-type="string" office:string-value="0.7213">
            <text:p>0.721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3">
            <text:p>0.553</text:p>
          </table:table-cell>
          <table:table-cell table:formula="of:=IF([.B753]&gt;[.$E$1];1;0)" office:value-type="float" office:value="1">
            <text:p>1</text:p>
          </table:table-cell>
          <table:table-cell table:formula="of:=ABS([.A753]-[.C753])" office:value-type="float" office:value="0">
            <text:p>0</text:p>
          </table:table-cell>
          <table:table-cell table:number-columns-repeated="4"/>
          <table:table-cell table:style-name="ce2" office:value-type="string">
            <text:p>1, 0.553084 148</text:p>
          </table:table-cell>
          <table:table-cell table:formula="of:=MID([.I753];1;1)" office:value-type="string" office:string-value="1">
            <text:p>1</text:p>
          </table:table-cell>
          <table:table-cell table:formula="of:=MID([.I753];4;6)" office:value-type="string" office:string-value="0.5530">
            <text:p>0.553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96">
            <text:p>0.796</text:p>
          </table:table-cell>
          <table:table-cell table:formula="of:=IF([.B754]&gt;[.$E$1];1;0)" office:value-type="float" office:value="1">
            <text:p>1</text:p>
          </table:table-cell>
          <table:table-cell table:formula="of:=ABS([.A754]-[.C754])" office:value-type="float" office:value="0">
            <text:p>0</text:p>
          </table:table-cell>
          <table:table-cell table:number-columns-repeated="4"/>
          <table:table-cell table:style-name="ce2" office:value-type="string">
            <text:p>1, 0.796075 149</text:p>
          </table:table-cell>
          <table:table-cell table:formula="of:=MID([.I754];1;1)" office:value-type="string" office:string-value="1">
            <text:p>1</text:p>
          </table:table-cell>
          <table:table-cell table:formula="of:=MID([.I754];4;6)" office:value-type="string" office:string-value="0.7960">
            <text:p>0.796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56">
            <text:p>0.7056</text:p>
          </table:table-cell>
          <table:table-cell table:formula="of:=IF([.B755]&gt;[.$E$1];1;0)" office:value-type="float" office:value="1">
            <text:p>1</text:p>
          </table:table-cell>
          <table:table-cell table:formula="of:=ABS([.A755]-[.C755])" office:value-type="float" office:value="0">
            <text:p>0</text:p>
          </table:table-cell>
          <table:table-cell table:number-columns-repeated="4"/>
          <table:table-cell table:style-name="ce2" office:value-type="string">
            <text:p>1, 0.70566 150</text:p>
          </table:table-cell>
          <table:table-cell table:formula="of:=MID([.I755];1;1)" office:value-type="string" office:string-value="1">
            <text:p>1</text:p>
          </table:table-cell>
          <table:table-cell table:formula="of:=MID([.I755];4;6)" office:value-type="string" office:string-value="0.7056">
            <text:p>0.705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089">
            <text:p>0.4089</text:p>
          </table:table-cell>
          <table:table-cell table:formula="of:=IF([.B756]&gt;[.$E$1];1;0)" office:value-type="float" office:value="0">
            <text:p>0</text:p>
          </table:table-cell>
          <table:table-cell table:formula="of:=ABS([.A756]-[.C756])" office:value-type="float" office:value="1">
            <text:p>1</text:p>
          </table:table-cell>
          <table:table-cell table:number-columns-repeated="4"/>
          <table:table-cell table:style-name="ce2" office:value-type="string">
            <text:p>1, 0.408951 151</text:p>
          </table:table-cell>
          <table:table-cell table:formula="of:=MID([.I756];1;1)" office:value-type="string" office:string-value="1">
            <text:p>1</text:p>
          </table:table-cell>
          <table:table-cell table:formula="of:=MID([.I756];4;6)" office:value-type="string" office:string-value="0.4089">
            <text:p>0.408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257">
            <text:p>0.3257</text:p>
          </table:table-cell>
          <table:table-cell table:formula="of:=IF([.B757]&gt;[.$E$1];1;0)" office:value-type="float" office:value="0">
            <text:p>0</text:p>
          </table:table-cell>
          <table:table-cell table:formula="of:=ABS([.A757]-[.C757])" office:value-type="float" office:value="0">
            <text:p>0</text:p>
          </table:table-cell>
          <table:table-cell table:number-columns-repeated="4"/>
          <table:table-cell table:style-name="ce2" office:value-type="string">
            <text:p>0, 0.325715 152</text:p>
          </table:table-cell>
          <table:table-cell table:formula="of:=MID([.I757];1;1)" office:value-type="string" office:string-value="0">
            <text:p>0</text:p>
          </table:table-cell>
          <table:table-cell table:formula="of:=MID([.I757];4;6)" office:value-type="string" office:string-value="0.3257">
            <text:p>0.325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27">
            <text:p>0.7027</text:p>
          </table:table-cell>
          <table:table-cell table:formula="of:=IF([.B758]&gt;[.$E$1];1;0)" office:value-type="float" office:value="1">
            <text:p>1</text:p>
          </table:table-cell>
          <table:table-cell table:formula="of:=ABS([.A758]-[.C758])" office:value-type="float" office:value="0">
            <text:p>0</text:p>
          </table:table-cell>
          <table:table-cell table:number-columns-repeated="4"/>
          <table:table-cell table:style-name="ce2" office:value-type="string">
            <text:p>1, 0.70272 155</text:p>
          </table:table-cell>
          <table:table-cell table:formula="of:=MID([.I758];1;1)" office:value-type="string" office:string-value="1">
            <text:p>1</text:p>
          </table:table-cell>
          <table:table-cell table:formula="of:=MID([.I758];4;6)" office:value-type="string" office:string-value="0.7027">
            <text:p>0.702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576">
            <text:p>0.4576</text:p>
          </table:table-cell>
          <table:table-cell table:formula="of:=IF([.B759]&gt;[.$E$1];1;0)" office:value-type="float" office:value="0">
            <text:p>0</text:p>
          </table:table-cell>
          <table:table-cell table:formula="of:=ABS([.A759]-[.C759])" office:value-type="float" office:value="1">
            <text:p>1</text:p>
          </table:table-cell>
          <table:table-cell table:number-columns-repeated="4"/>
          <table:table-cell table:style-name="ce2" office:value-type="string">
            <text:p>1, 0.45761 156</text:p>
          </table:table-cell>
          <table:table-cell table:formula="of:=MID([.I759];1;1)" office:value-type="string" office:string-value="1">
            <text:p>1</text:p>
          </table:table-cell>
          <table:table-cell table:formula="of:=MID([.I759];4;6)" office:value-type="string" office:string-value="0.4576">
            <text:p>0.457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24">
            <text:p>0.5524</text:p>
          </table:table-cell>
          <table:table-cell table:formula="of:=IF([.B760]&gt;[.$E$1];1;0)" office:value-type="float" office:value="1">
            <text:p>1</text:p>
          </table:table-cell>
          <table:table-cell table:formula="of:=ABS([.A760]-[.C760])" office:value-type="float" office:value="0">
            <text:p>0</text:p>
          </table:table-cell>
          <table:table-cell table:number-columns-repeated="4"/>
          <table:table-cell table:style-name="ce2" office:value-type="string">
            <text:p>1, 0.55241 158</text:p>
          </table:table-cell>
          <table:table-cell table:formula="of:=MID([.I760];1;1)" office:value-type="string" office:string-value="1">
            <text:p>1</text:p>
          </table:table-cell>
          <table:table-cell table:formula="of:=MID([.I760];4;6)" office:value-type="string" office:string-value="0.5524">
            <text:p>0.552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335">
            <text:p>0.4335</text:p>
          </table:table-cell>
          <table:table-cell table:formula="of:=IF([.B761]&gt;[.$E$1];1;0)" office:value-type="float" office:value="0">
            <text:p>0</text:p>
          </table:table-cell>
          <table:table-cell table:formula="of:=ABS([.A761]-[.C761])" office:value-type="float" office:value="1">
            <text:p>1</text:p>
          </table:table-cell>
          <table:table-cell table:number-columns-repeated="4"/>
          <table:table-cell table:style-name="ce2" office:value-type="string">
            <text:p>1, 0.433527 159</text:p>
          </table:table-cell>
          <table:table-cell table:formula="of:=MID([.I761];1;1)" office:value-type="string" office:string-value="1">
            <text:p>1</text:p>
          </table:table-cell>
          <table:table-cell table:formula="of:=MID([.I761];4;6)" office:value-type="string" office:string-value="0.4335">
            <text:p>0.433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79">
            <text:p>0.4979</text:p>
          </table:table-cell>
          <table:table-cell table:formula="of:=IF([.B762]&gt;[.$E$1];1;0)" office:value-type="float" office:value="1">
            <text:p>1</text:p>
          </table:table-cell>
          <table:table-cell table:formula="of:=ABS([.A762]-[.C762])" office:value-type="float" office:value="0">
            <text:p>0</text:p>
          </table:table-cell>
          <table:table-cell table:number-columns-repeated="4"/>
          <table:table-cell table:style-name="ce2" office:value-type="string">
            <text:p>1, 0.49795 160</text:p>
          </table:table-cell>
          <table:table-cell table:formula="of:=MID([.I762];1;1)" office:value-type="string" office:string-value="1">
            <text:p>1</text:p>
          </table:table-cell>
          <table:table-cell table:formula="of:=MID([.I762];4;6)" office:value-type="string" office:string-value="0.4979">
            <text:p>0.497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44">
            <text:p>0.6344</text:p>
          </table:table-cell>
          <table:table-cell table:formula="of:=IF([.B763]&gt;[.$E$1];1;0)" office:value-type="float" office:value="1">
            <text:p>1</text:p>
          </table:table-cell>
          <table:table-cell table:formula="of:=ABS([.A763]-[.C763])" office:value-type="float" office:value="0">
            <text:p>0</text:p>
          </table:table-cell>
          <table:table-cell table:number-columns-repeated="4"/>
          <table:table-cell table:style-name="ce2" office:value-type="string">
            <text:p>1, 0.634434 161</text:p>
          </table:table-cell>
          <table:table-cell table:formula="of:=MID([.I763];1;1)" office:value-type="string" office:string-value="1">
            <text:p>1</text:p>
          </table:table-cell>
          <table:table-cell table:formula="of:=MID([.I763];4;6)" office:value-type="string" office:string-value="0.6344">
            <text:p>0.634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259">
            <text:p>0.5259</text:p>
          </table:table-cell>
          <table:table-cell table:formula="of:=IF([.B764]&gt;[.$E$1];1;0)" office:value-type="float" office:value="1">
            <text:p>1</text:p>
          </table:table-cell>
          <table:table-cell table:formula="of:=ABS([.A764]-[.C764])" office:value-type="float" office:value="1">
            <text:p>1</text:p>
          </table:table-cell>
          <table:table-cell table:number-columns-repeated="4"/>
          <table:table-cell table:style-name="ce2" office:value-type="string">
            <text:p>0, 0.525968 163</text:p>
          </table:table-cell>
          <table:table-cell table:formula="of:=MID([.I764];1;1)" office:value-type="string" office:string-value="0">
            <text:p>0</text:p>
          </table:table-cell>
          <table:table-cell table:formula="of:=MID([.I764];4;6)" office:value-type="string" office:string-value="0.5259">
            <text:p>0.525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242">
            <text:p>0.7242</text:p>
          </table:table-cell>
          <table:table-cell table:formula="of:=IF([.B765]&gt;[.$E$1];1;0)" office:value-type="float" office:value="1">
            <text:p>1</text:p>
          </table:table-cell>
          <table:table-cell table:formula="of:=ABS([.A765]-[.C765])" office:value-type="float" office:value="1">
            <text:p>1</text:p>
          </table:table-cell>
          <table:table-cell table:number-columns-repeated="4"/>
          <table:table-cell table:style-name="ce2" office:value-type="string">
            <text:p>0, 0.7242 164</text:p>
          </table:table-cell>
          <table:table-cell table:formula="of:=MID([.I765];1;1)" office:value-type="string" office:string-value="0">
            <text:p>0</text:p>
          </table:table-cell>
          <table:table-cell table:formula="of:=MID([.I765];4;6)" office:value-type="string" office:string-value="0.7242">
            <text:p>0.724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71">
            <text:p>0.7871</text:p>
          </table:table-cell>
          <table:table-cell table:formula="of:=IF([.B766]&gt;[.$E$1];1;0)" office:value-type="float" office:value="1">
            <text:p>1</text:p>
          </table:table-cell>
          <table:table-cell table:formula="of:=ABS([.A766]-[.C766])" office:value-type="float" office:value="0">
            <text:p>0</text:p>
          </table:table-cell>
          <table:table-cell table:number-columns-repeated="4"/>
          <table:table-cell table:style-name="ce2" office:value-type="string">
            <text:p>1, 0.787162 165</text:p>
          </table:table-cell>
          <table:table-cell table:formula="of:=MID([.I766];1;1)" office:value-type="string" office:string-value="1">
            <text:p>1</text:p>
          </table:table-cell>
          <table:table-cell table:formula="of:=MID([.I766];4;6)" office:value-type="string" office:string-value="0.7871">
            <text:p>0.787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98">
            <text:p>0.6898</text:p>
          </table:table-cell>
          <table:table-cell table:formula="of:=IF([.B767]&gt;[.$E$1];1;0)" office:value-type="float" office:value="1">
            <text:p>1</text:p>
          </table:table-cell>
          <table:table-cell table:formula="of:=ABS([.A767]-[.C767])" office:value-type="float" office:value="0">
            <text:p>0</text:p>
          </table:table-cell>
          <table:table-cell table:number-columns-repeated="4"/>
          <table:table-cell table:style-name="ce2" office:value-type="string">
            <text:p>1, 0.689821 166</text:p>
          </table:table-cell>
          <table:table-cell table:formula="of:=MID([.I767];1;1)" office:value-type="string" office:string-value="1">
            <text:p>1</text:p>
          </table:table-cell>
          <table:table-cell table:formula="of:=MID([.I767];4;6)" office:value-type="string" office:string-value="0.6898">
            <text:p>0.689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771">
            <text:p>0.8771</text:p>
          </table:table-cell>
          <table:table-cell table:formula="of:=IF([.B768]&gt;[.$E$1];1;0)" office:value-type="float" office:value="1">
            <text:p>1</text:p>
          </table:table-cell>
          <table:table-cell table:formula="of:=ABS([.A768]-[.C768])" office:value-type="float" office:value="0">
            <text:p>0</text:p>
          </table:table-cell>
          <table:table-cell table:number-columns-repeated="4"/>
          <table:table-cell table:style-name="ce2" office:value-type="string">
            <text:p>1, 0.877113 167</text:p>
          </table:table-cell>
          <table:table-cell table:formula="of:=MID([.I768];1;1)" office:value-type="string" office:string-value="1">
            <text:p>1</text:p>
          </table:table-cell>
          <table:table-cell table:formula="of:=MID([.I768];4;6)" office:value-type="string" office:string-value="0.8771">
            <text:p>0.877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288">
            <text:p>0.4288</text:p>
          </table:table-cell>
          <table:table-cell table:formula="of:=IF([.B769]&gt;[.$E$1];1;0)" office:value-type="float" office:value="0">
            <text:p>0</text:p>
          </table:table-cell>
          <table:table-cell table:formula="of:=ABS([.A769]-[.C769])" office:value-type="float" office:value="0">
            <text:p>0</text:p>
          </table:table-cell>
          <table:table-cell table:number-columns-repeated="4"/>
          <table:table-cell table:style-name="ce2" office:value-type="string">
            <text:p>0, 0.428836 168</text:p>
          </table:table-cell>
          <table:table-cell table:formula="of:=MID([.I769];1;1)" office:value-type="string" office:string-value="0">
            <text:p>0</text:p>
          </table:table-cell>
          <table:table-cell table:formula="of:=MID([.I769];4;6)" office:value-type="string" office:string-value="0.4288">
            <text:p>0.428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887">
            <text:p>0.3887</text:p>
          </table:table-cell>
          <table:table-cell table:formula="of:=IF([.B770]&gt;[.$E$1];1;0)" office:value-type="float" office:value="0">
            <text:p>0</text:p>
          </table:table-cell>
          <table:table-cell table:formula="of:=ABS([.A770]-[.C770])" office:value-type="float" office:value="1">
            <text:p>1</text:p>
          </table:table-cell>
          <table:table-cell table:number-columns-repeated="4"/>
          <table:table-cell table:style-name="ce2" office:value-type="string">
            <text:p>1, 0.38875 169</text:p>
          </table:table-cell>
          <table:table-cell table:formula="of:=MID([.I770];1;1)" office:value-type="string" office:string-value="1">
            <text:p>1</text:p>
          </table:table-cell>
          <table:table-cell table:formula="of:=MID([.I770];4;6)" office:value-type="string" office:string-value="0.3887">
            <text:p>0.388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407">
            <text:p>0.8407</text:p>
          </table:table-cell>
          <table:table-cell table:formula="of:=IF([.B771]&gt;[.$E$1];1;0)" office:value-type="float" office:value="1">
            <text:p>1</text:p>
          </table:table-cell>
          <table:table-cell table:formula="of:=ABS([.A771]-[.C771])" office:value-type="float" office:value="0">
            <text:p>0</text:p>
          </table:table-cell>
          <table:table-cell table:number-columns-repeated="4"/>
          <table:table-cell table:style-name="ce2" office:value-type="string">
            <text:p>1, 0.84072 170</text:p>
          </table:table-cell>
          <table:table-cell table:formula="of:=MID([.I771];1;1)" office:value-type="string" office:string-value="1">
            <text:p>1</text:p>
          </table:table-cell>
          <table:table-cell table:formula="of:=MID([.I771];4;6)" office:value-type="string" office:string-value="0.8407">
            <text:p>0.840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401">
            <text:p>0.6401</text:p>
          </table:table-cell>
          <table:table-cell table:formula="of:=IF([.B772]&gt;[.$E$1];1;0)" office:value-type="float" office:value="1">
            <text:p>1</text:p>
          </table:table-cell>
          <table:table-cell table:formula="of:=ABS([.A772]-[.C772])" office:value-type="float" office:value="1">
            <text:p>1</text:p>
          </table:table-cell>
          <table:table-cell table:number-columns-repeated="4"/>
          <table:table-cell table:style-name="ce2" office:value-type="string">
            <text:p>0, 0.640149 171</text:p>
          </table:table-cell>
          <table:table-cell table:formula="of:=MID([.I772];1;1)" office:value-type="string" office:string-value="0">
            <text:p>0</text:p>
          </table:table-cell>
          <table:table-cell table:formula="of:=MID([.I772];4;6)" office:value-type="string" office:string-value="0.6401">
            <text:p>0.640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59">
            <text:p>0.6659</text:p>
          </table:table-cell>
          <table:table-cell table:formula="of:=IF([.B773]&gt;[.$E$1];1;0)" office:value-type="float" office:value="1">
            <text:p>1</text:p>
          </table:table-cell>
          <table:table-cell table:formula="of:=ABS([.A773]-[.C773])" office:value-type="float" office:value="0">
            <text:p>0</text:p>
          </table:table-cell>
          <table:table-cell table:number-columns-repeated="4"/>
          <table:table-cell table:style-name="ce2" office:value-type="string">
            <text:p>1, 0.665917 172</text:p>
          </table:table-cell>
          <table:table-cell table:formula="of:=MID([.I773];1;1)" office:value-type="string" office:string-value="1">
            <text:p>1</text:p>
          </table:table-cell>
          <table:table-cell table:formula="of:=MID([.I773];4;6)" office:value-type="string" office:string-value="0.6659">
            <text:p>0.665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115">
            <text:p>0.9115</text:p>
          </table:table-cell>
          <table:table-cell table:formula="of:=IF([.B774]&gt;[.$E$1];1;0)" office:value-type="float" office:value="1">
            <text:p>1</text:p>
          </table:table-cell>
          <table:table-cell table:formula="of:=ABS([.A774]-[.C774])" office:value-type="float" office:value="0">
            <text:p>0</text:p>
          </table:table-cell>
          <table:table-cell table:number-columns-repeated="4"/>
          <table:table-cell table:style-name="ce2" office:value-type="string">
            <text:p>1, 0.911561 174</text:p>
          </table:table-cell>
          <table:table-cell table:formula="of:=MID([.I774];1;1)" office:value-type="string" office:string-value="1">
            <text:p>1</text:p>
          </table:table-cell>
          <table:table-cell table:formula="of:=MID([.I774];4;6)" office:value-type="string" office:string-value="0.9115">
            <text:p>0.911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01">
            <text:p>0.6701</text:p>
          </table:table-cell>
          <table:table-cell table:formula="of:=IF([.B775]&gt;[.$E$1];1;0)" office:value-type="float" office:value="1">
            <text:p>1</text:p>
          </table:table-cell>
          <table:table-cell table:formula="of:=ABS([.A775]-[.C775])" office:value-type="float" office:value="0">
            <text:p>0</text:p>
          </table:table-cell>
          <table:table-cell table:number-columns-repeated="4"/>
          <table:table-cell table:style-name="ce2" office:value-type="string">
            <text:p>1, 0.670154 175</text:p>
          </table:table-cell>
          <table:table-cell table:formula="of:=MID([.I775];1;1)" office:value-type="string" office:string-value="1">
            <text:p>1</text:p>
          </table:table-cell>
          <table:table-cell table:formula="of:=MID([.I775];4;6)" office:value-type="string" office:string-value="0.6701">
            <text:p>0.670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29">
            <text:p>0.7529</text:p>
          </table:table-cell>
          <table:table-cell table:formula="of:=IF([.B776]&gt;[.$E$1];1;0)" office:value-type="float" office:value="1">
            <text:p>1</text:p>
          </table:table-cell>
          <table:table-cell table:formula="of:=ABS([.A776]-[.C776])" office:value-type="float" office:value="0">
            <text:p>0</text:p>
          </table:table-cell>
          <table:table-cell table:number-columns-repeated="4"/>
          <table:table-cell table:style-name="ce2" office:value-type="string">
            <text:p>1, 0.7529 176</text:p>
          </table:table-cell>
          <table:table-cell table:formula="of:=MID([.I776];1;1)" office:value-type="string" office:string-value="1">
            <text:p>1</text:p>
          </table:table-cell>
          <table:table-cell table:formula="of:=MID([.I776];4;6)" office:value-type="string" office:string-value="0.7529">
            <text:p>0.752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067">
            <text:p>0.4067</text:p>
          </table:table-cell>
          <table:table-cell table:formula="of:=IF([.B777]&gt;[.$E$1];1;0)" office:value-type="float" office:value="0">
            <text:p>0</text:p>
          </table:table-cell>
          <table:table-cell table:formula="of:=ABS([.A777]-[.C777])" office:value-type="float" office:value="0">
            <text:p>0</text:p>
          </table:table-cell>
          <table:table-cell table:number-columns-repeated="4"/>
          <table:table-cell table:style-name="ce2" office:value-type="string">
            <text:p>0, 0.406785 177</text:p>
          </table:table-cell>
          <table:table-cell table:formula="of:=MID([.I777];1;1)" office:value-type="string" office:string-value="0">
            <text:p>0</text:p>
          </table:table-cell>
          <table:table-cell table:formula="of:=MID([.I777];4;6)" office:value-type="string" office:string-value="0.4067">
            <text:p>0.406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537">
            <text:p>0.3537</text:p>
          </table:table-cell>
          <table:table-cell table:formula="of:=IF([.B778]&gt;[.$E$1];1;0)" office:value-type="float" office:value="0">
            <text:p>0</text:p>
          </table:table-cell>
          <table:table-cell table:formula="of:=ABS([.A778]-[.C778])" office:value-type="float" office:value="1">
            <text:p>1</text:p>
          </table:table-cell>
          <table:table-cell table:number-columns-repeated="4"/>
          <table:table-cell table:style-name="ce2" office:value-type="string">
            <text:p>1, 0.353726 178</text:p>
          </table:table-cell>
          <table:table-cell table:formula="of:=MID([.I778];1;1)" office:value-type="string" office:string-value="1">
            <text:p>1</text:p>
          </table:table-cell>
          <table:table-cell table:formula="of:=MID([.I778];4;6)" office:value-type="string" office:string-value="0.3537">
            <text:p>0.353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99">
            <text:p>0.7099</text:p>
          </table:table-cell>
          <table:table-cell table:formula="of:=IF([.B779]&gt;[.$E$1];1;0)" office:value-type="float" office:value="1">
            <text:p>1</text:p>
          </table:table-cell>
          <table:table-cell table:formula="of:=ABS([.A779]-[.C779])" office:value-type="float" office:value="0">
            <text:p>0</text:p>
          </table:table-cell>
          <table:table-cell table:number-columns-repeated="4"/>
          <table:table-cell table:style-name="ce2" office:value-type="string">
            <text:p>1, 0.709975 179</text:p>
          </table:table-cell>
          <table:table-cell table:formula="of:=MID([.I779];1;1)" office:value-type="string" office:string-value="1">
            <text:p>1</text:p>
          </table:table-cell>
          <table:table-cell table:formula="of:=MID([.I779];4;6)" office:value-type="string" office:string-value="0.7099">
            <text:p>0.709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15">
            <text:p>0.7315</text:p>
          </table:table-cell>
          <table:table-cell table:formula="of:=IF([.B780]&gt;[.$E$1];1;0)" office:value-type="float" office:value="1">
            <text:p>1</text:p>
          </table:table-cell>
          <table:table-cell table:formula="of:=ABS([.A780]-[.C780])" office:value-type="float" office:value="0">
            <text:p>0</text:p>
          </table:table-cell>
          <table:table-cell table:number-columns-repeated="4"/>
          <table:table-cell table:style-name="ce2" office:value-type="string">
            <text:p>1, 0.731566 180</text:p>
          </table:table-cell>
          <table:table-cell table:formula="of:=MID([.I780];1;1)" office:value-type="string" office:string-value="1">
            <text:p>1</text:p>
          </table:table-cell>
          <table:table-cell table:formula="of:=MID([.I780];4;6)" office:value-type="string" office:string-value="0.7315">
            <text:p>0.731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534">
            <text:p>0.4534</text:p>
          </table:table-cell>
          <table:table-cell table:formula="of:=IF([.B781]&gt;[.$E$1];1;0)" office:value-type="float" office:value="0">
            <text:p>0</text:p>
          </table:table-cell>
          <table:table-cell table:formula="of:=ABS([.A781]-[.C781])" office:value-type="float" office:value="0">
            <text:p>0</text:p>
          </table:table-cell>
          <table:table-cell table:number-columns-repeated="4"/>
          <table:table-cell table:style-name="ce2" office:value-type="string">
            <text:p>0, 0.453451 181</text:p>
          </table:table-cell>
          <table:table-cell table:formula="of:=MID([.I781];1;1)" office:value-type="string" office:string-value="0">
            <text:p>0</text:p>
          </table:table-cell>
          <table:table-cell table:formula="of:=MID([.I781];4;6)" office:value-type="string" office:string-value="0.4534">
            <text:p>0.453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246">
            <text:p>0.6246</text:p>
          </table:table-cell>
          <table:table-cell table:formula="of:=IF([.B782]&gt;[.$E$1];1;0)" office:value-type="float" office:value="1">
            <text:p>1</text:p>
          </table:table-cell>
          <table:table-cell table:formula="of:=ABS([.A782]-[.C782])" office:value-type="float" office:value="1">
            <text:p>1</text:p>
          </table:table-cell>
          <table:table-cell table:number-columns-repeated="4"/>
          <table:table-cell table:style-name="ce2" office:value-type="string">
            <text:p>0, 0.624615 182</text:p>
          </table:table-cell>
          <table:table-cell table:formula="of:=MID([.I782];1;1)" office:value-type="string" office:string-value="0">
            <text:p>0</text:p>
          </table:table-cell>
          <table:table-cell table:formula="of:=MID([.I782];4;6)" office:value-type="string" office:string-value="0.6246">
            <text:p>0.624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562">
            <text:p>0.5562</text:p>
          </table:table-cell>
          <table:table-cell table:formula="of:=IF([.B783]&gt;[.$E$1];1;0)" office:value-type="float" office:value="1">
            <text:p>1</text:p>
          </table:table-cell>
          <table:table-cell table:formula="of:=ABS([.A783]-[.C783])" office:value-type="float" office:value="1">
            <text:p>1</text:p>
          </table:table-cell>
          <table:table-cell table:number-columns-repeated="4"/>
          <table:table-cell table:style-name="ce2" office:value-type="string">
            <text:p>0, 0.55623 183</text:p>
          </table:table-cell>
          <table:table-cell table:formula="of:=MID([.I783];1;1)" office:value-type="string" office:string-value="0">
            <text:p>0</text:p>
          </table:table-cell>
          <table:table-cell table:formula="of:=MID([.I783];4;6)" office:value-type="string" office:string-value="0.5562">
            <text:p>0.556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039">
            <text:p>0.5039</text:p>
          </table:table-cell>
          <table:table-cell table:formula="of:=IF([.B784]&gt;[.$E$1];1;0)" office:value-type="float" office:value="1">
            <text:p>1</text:p>
          </table:table-cell>
          <table:table-cell table:formula="of:=ABS([.A784]-[.C784])" office:value-type="float" office:value="1">
            <text:p>1</text:p>
          </table:table-cell>
          <table:table-cell table:number-columns-repeated="4"/>
          <table:table-cell table:style-name="ce2" office:value-type="string">
            <text:p>0, 0.503966 184</text:p>
          </table:table-cell>
          <table:table-cell table:formula="of:=MID([.I784];1;1)" office:value-type="string" office:string-value="0">
            <text:p>0</text:p>
          </table:table-cell>
          <table:table-cell table:formula="of:=MID([.I784];4;6)" office:value-type="string" office:string-value="0.5039">
            <text:p>0.503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226">
            <text:p>0.5226</text:p>
          </table:table-cell>
          <table:table-cell table:formula="of:=IF([.B785]&gt;[.$E$1];1;0)" office:value-type="float" office:value="1">
            <text:p>1</text:p>
          </table:table-cell>
          <table:table-cell table:formula="of:=ABS([.A785]-[.C785])" office:value-type="float" office:value="0">
            <text:p>0</text:p>
          </table:table-cell>
          <table:table-cell table:number-columns-repeated="4"/>
          <table:table-cell table:style-name="ce2" office:value-type="string">
            <text:p>1, 0.522669 185</text:p>
          </table:table-cell>
          <table:table-cell table:formula="of:=MID([.I785];1;1)" office:value-type="string" office:string-value="1">
            <text:p>1</text:p>
          </table:table-cell>
          <table:table-cell table:formula="of:=MID([.I785];4;6)" office:value-type="string" office:string-value="0.5226">
            <text:p>0.522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069">
            <text:p>0.6069</text:p>
          </table:table-cell>
          <table:table-cell table:formula="of:=IF([.B786]&gt;[.$E$1];1;0)" office:value-type="float" office:value="1">
            <text:p>1</text:p>
          </table:table-cell>
          <table:table-cell table:formula="of:=ABS([.A786]-[.C786])" office:value-type="float" office:value="1">
            <text:p>1</text:p>
          </table:table-cell>
          <table:table-cell table:number-columns-repeated="4"/>
          <table:table-cell table:style-name="ce2" office:value-type="string">
            <text:p>0, 0.606935 187</text:p>
          </table:table-cell>
          <table:table-cell table:formula="of:=MID([.I786];1;1)" office:value-type="string" office:string-value="0">
            <text:p>0</text:p>
          </table:table-cell>
          <table:table-cell table:formula="of:=MID([.I786];4;6)" office:value-type="string" office:string-value="0.6069">
            <text:p>0.606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129">
            <text:p>0.5129</text:p>
          </table:table-cell>
          <table:table-cell table:formula="of:=IF([.B787]&gt;[.$E$1];1;0)" office:value-type="float" office:value="1">
            <text:p>1</text:p>
          </table:table-cell>
          <table:table-cell table:formula="of:=ABS([.A787]-[.C787])" office:value-type="float" office:value="1">
            <text:p>1</text:p>
          </table:table-cell>
          <table:table-cell table:number-columns-repeated="4"/>
          <table:table-cell table:style-name="ce2" office:value-type="string">
            <text:p>0, 0.512913 188</text:p>
          </table:table-cell>
          <table:table-cell table:formula="of:=MID([.I787];1;1)" office:value-type="string" office:string-value="0">
            <text:p>0</text:p>
          </table:table-cell>
          <table:table-cell table:formula="of:=MID([.I787];4;6)" office:value-type="string" office:string-value="0.5129">
            <text:p>0.512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8">
            <text:p>0.628</text:p>
          </table:table-cell>
          <table:table-cell table:formula="of:=IF([.B788]&gt;[.$E$1];1;0)" office:value-type="float" office:value="1">
            <text:p>1</text:p>
          </table:table-cell>
          <table:table-cell table:formula="of:=ABS([.A788]-[.C788])" office:value-type="float" office:value="0">
            <text:p>0</text:p>
          </table:table-cell>
          <table:table-cell table:number-columns-repeated="4"/>
          <table:table-cell table:style-name="ce2" office:value-type="string">
            <text:p>1, 0.628016 189</text:p>
          </table:table-cell>
          <table:table-cell table:formula="of:=MID([.I788];1;1)" office:value-type="string" office:string-value="1">
            <text:p>1</text:p>
          </table:table-cell>
          <table:table-cell table:formula="of:=MID([.I788];4;6)" office:value-type="string" office:string-value="0.6280">
            <text:p>0.628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41">
            <text:p>0.5341</text:p>
          </table:table-cell>
          <table:table-cell table:formula="of:=IF([.B789]&gt;[.$E$1];1;0)" office:value-type="float" office:value="1">
            <text:p>1</text:p>
          </table:table-cell>
          <table:table-cell table:formula="of:=ABS([.A789]-[.C789])" office:value-type="float" office:value="0">
            <text:p>0</text:p>
          </table:table-cell>
          <table:table-cell table:number-columns-repeated="4"/>
          <table:table-cell table:style-name="ce2" office:value-type="string">
            <text:p>1, 0.534131 190</text:p>
          </table:table-cell>
          <table:table-cell table:formula="of:=MID([.I789];1;1)" office:value-type="string" office:string-value="1">
            <text:p>1</text:p>
          </table:table-cell>
          <table:table-cell table:formula="of:=MID([.I789];4;6)" office:value-type="string" office:string-value="0.5341">
            <text:p>0.534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422">
            <text:p>0.5422</text:p>
          </table:table-cell>
          <table:table-cell table:formula="of:=IF([.B790]&gt;[.$E$1];1;0)" office:value-type="float" office:value="1">
            <text:p>1</text:p>
          </table:table-cell>
          <table:table-cell table:formula="of:=ABS([.A790]-[.C790])" office:value-type="float" office:value="0">
            <text:p>0</text:p>
          </table:table-cell>
          <table:table-cell table:number-columns-repeated="4"/>
          <table:table-cell table:style-name="ce2" office:value-type="string">
            <text:p>1, 0.542247 191</text:p>
          </table:table-cell>
          <table:table-cell table:formula="of:=MID([.I790];1;1)" office:value-type="string" office:string-value="1">
            <text:p>1</text:p>
          </table:table-cell>
          <table:table-cell table:formula="of:=MID([.I790];4;6)" office:value-type="string" office:string-value="0.5422">
            <text:p>0.542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119">
            <text:p>0.4119</text:p>
          </table:table-cell>
          <table:table-cell table:formula="of:=IF([.B791]&gt;[.$E$1];1;0)" office:value-type="float" office:value="0">
            <text:p>0</text:p>
          </table:table-cell>
          <table:table-cell table:formula="of:=ABS([.A791]-[.C791])" office:value-type="float" office:value="0">
            <text:p>0</text:p>
          </table:table-cell>
          <table:table-cell table:number-columns-repeated="4"/>
          <table:table-cell table:style-name="ce2" office:value-type="string">
            <text:p>0, 0.411957 193</text:p>
          </table:table-cell>
          <table:table-cell table:formula="of:=MID([.I791];1;1)" office:value-type="string" office:string-value="0">
            <text:p>0</text:p>
          </table:table-cell>
          <table:table-cell table:formula="of:=MID([.I791];4;6)" office:value-type="string" office:string-value="0.4119">
            <text:p>0.411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293">
            <text:p>0.5293</text:p>
          </table:table-cell>
          <table:table-cell table:formula="of:=IF([.B792]&gt;[.$E$1];1;0)" office:value-type="float" office:value="1">
            <text:p>1</text:p>
          </table:table-cell>
          <table:table-cell table:formula="of:=ABS([.A792]-[.C792])" office:value-type="float" office:value="0">
            <text:p>0</text:p>
          </table:table-cell>
          <table:table-cell table:number-columns-repeated="4"/>
          <table:table-cell table:style-name="ce2" office:value-type="string">
            <text:p>1, 0.529342 194</text:p>
          </table:table-cell>
          <table:table-cell table:formula="of:=MID([.I792];1;1)" office:value-type="string" office:string-value="1">
            <text:p>1</text:p>
          </table:table-cell>
          <table:table-cell table:formula="of:=MID([.I792];4;6)" office:value-type="string" office:string-value="0.5293">
            <text:p>0.529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898">
            <text:p>0.4898</text:p>
          </table:table-cell>
          <table:table-cell table:formula="of:=IF([.B793]&gt;[.$E$1];1;0)" office:value-type="float" office:value="0">
            <text:p>0</text:p>
          </table:table-cell>
          <table:table-cell table:formula="of:=ABS([.A793]-[.C793])" office:value-type="float" office:value="1">
            <text:p>1</text:p>
          </table:table-cell>
          <table:table-cell table:number-columns-repeated="4"/>
          <table:table-cell table:style-name="ce2" office:value-type="string">
            <text:p>1, 0.489815 195</text:p>
          </table:table-cell>
          <table:table-cell table:formula="of:=MID([.I793];1;1)" office:value-type="string" office:string-value="1">
            <text:p>1</text:p>
          </table:table-cell>
          <table:table-cell table:formula="of:=MID([.I793];4;6)" office:value-type="string" office:string-value="0.4898">
            <text:p>0.489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1">
            <text:p>0.611</text:p>
          </table:table-cell>
          <table:table-cell table:formula="of:=IF([.B794]&gt;[.$E$1];1;0)" office:value-type="float" office:value="1">
            <text:p>1</text:p>
          </table:table-cell>
          <table:table-cell table:formula="of:=ABS([.A794]-[.C794])" office:value-type="float" office:value="0">
            <text:p>0</text:p>
          </table:table-cell>
          <table:table-cell table:number-columns-repeated="4"/>
          <table:table-cell table:style-name="ce2" office:value-type="string">
            <text:p>1, 0.611081 196</text:p>
          </table:table-cell>
          <table:table-cell table:formula="of:=MID([.I794];1;1)" office:value-type="string" office:string-value="1">
            <text:p>1</text:p>
          </table:table-cell>
          <table:table-cell table:formula="of:=MID([.I794];4;6)" office:value-type="string" office:string-value="0.6110">
            <text:p>0.611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97">
            <text:p>0.7197</text:p>
          </table:table-cell>
          <table:table-cell table:formula="of:=IF([.B795]&gt;[.$E$1];1;0)" office:value-type="float" office:value="1">
            <text:p>1</text:p>
          </table:table-cell>
          <table:table-cell table:formula="of:=ABS([.A795]-[.C795])" office:value-type="float" office:value="0">
            <text:p>0</text:p>
          </table:table-cell>
          <table:table-cell table:number-columns-repeated="4"/>
          <table:table-cell table:style-name="ce2" office:value-type="string">
            <text:p>1, 0.719728 197</text:p>
          </table:table-cell>
          <table:table-cell table:formula="of:=MID([.I795];1;1)" office:value-type="string" office:string-value="1">
            <text:p>1</text:p>
          </table:table-cell>
          <table:table-cell table:formula="of:=MID([.I795];4;6)" office:value-type="string" office:string-value="0.7197">
            <text:p>0.719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26">
            <text:p>0.726</text:p>
          </table:table-cell>
          <table:table-cell table:formula="of:=IF([.B796]&gt;[.$E$1];1;0)" office:value-type="float" office:value="1">
            <text:p>1</text:p>
          </table:table-cell>
          <table:table-cell table:formula="of:=ABS([.A796]-[.C796])" office:value-type="float" office:value="1">
            <text:p>1</text:p>
          </table:table-cell>
          <table:table-cell table:number-columns-repeated="4"/>
          <table:table-cell table:style-name="ce2" office:value-type="string">
            <text:p>0, 0.72607 198</text:p>
          </table:table-cell>
          <table:table-cell table:formula="of:=MID([.I796];1;1)" office:value-type="string" office:string-value="0">
            <text:p>0</text:p>
          </table:table-cell>
          <table:table-cell table:formula="of:=MID([.I796];4;6)" office:value-type="string" office:string-value="0.7260">
            <text:p>0.726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48">
            <text:p>0.6648</text:p>
          </table:table-cell>
          <table:table-cell table:formula="of:=IF([.B797]&gt;[.$E$1];1;0)" office:value-type="float" office:value="1">
            <text:p>1</text:p>
          </table:table-cell>
          <table:table-cell table:formula="of:=ABS([.A797]-[.C797])" office:value-type="float" office:value="0">
            <text:p>0</text:p>
          </table:table-cell>
          <table:table-cell table:number-columns-repeated="4"/>
          <table:table-cell table:style-name="ce2" office:value-type="string">
            <text:p>1, 0.664869 199</text:p>
          </table:table-cell>
          <table:table-cell table:formula="of:=MID([.I797];1;1)" office:value-type="string" office:string-value="1">
            <text:p>1</text:p>
          </table:table-cell>
          <table:table-cell table:formula="of:=MID([.I797];4;6)" office:value-type="string" office:string-value="0.6648">
            <text:p>0.664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758">
            <text:p>0.3758</text:p>
          </table:table-cell>
          <table:table-cell table:formula="of:=IF([.B798]&gt;[.$E$1];1;0)" office:value-type="float" office:value="0">
            <text:p>0</text:p>
          </table:table-cell>
          <table:table-cell table:formula="of:=ABS([.A798]-[.C798])" office:value-type="float" office:value="0">
            <text:p>0</text:p>
          </table:table-cell>
          <table:table-cell table:number-columns-repeated="4"/>
          <table:table-cell table:style-name="ce2" office:value-type="string">
            <text:p>0, 0.375893 200</text:p>
          </table:table-cell>
          <table:table-cell table:formula="of:=MID([.I798];1;1)" office:value-type="string" office:string-value="0">
            <text:p>0</text:p>
          </table:table-cell>
          <table:table-cell table:formula="of:=MID([.I798];4;6)" office:value-type="string" office:string-value="0.3758">
            <text:p>0.375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029">
            <text:p>0.5029</text:p>
          </table:table-cell>
          <table:table-cell table:formula="of:=IF([.B799]&gt;[.$E$1];1;0)" office:value-type="float" office:value="1">
            <text:p>1</text:p>
          </table:table-cell>
          <table:table-cell table:formula="of:=ABS([.A799]-[.C799])" office:value-type="float" office:value="0">
            <text:p>0</text:p>
          </table:table-cell>
          <table:table-cell table:number-columns-repeated="4"/>
          <table:table-cell table:style-name="ce2" office:value-type="string">
            <text:p>1, 0.502957 201</text:p>
          </table:table-cell>
          <table:table-cell table:formula="of:=MID([.I799];1;1)" office:value-type="string" office:string-value="1">
            <text:p>1</text:p>
          </table:table-cell>
          <table:table-cell table:formula="of:=MID([.I799];4;6)" office:value-type="string" office:string-value="0.5029">
            <text:p>0.502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954">
            <text:p>0.6954</text:p>
          </table:table-cell>
          <table:table-cell table:formula="of:=IF([.B800]&gt;[.$E$1];1;0)" office:value-type="float" office:value="1">
            <text:p>1</text:p>
          </table:table-cell>
          <table:table-cell table:formula="of:=ABS([.A800]-[.C800])" office:value-type="float" office:value="1">
            <text:p>1</text:p>
          </table:table-cell>
          <table:table-cell table:number-columns-repeated="4"/>
          <table:table-cell table:style-name="ce2" office:value-type="string">
            <text:p>0, 0.695489 202</text:p>
          </table:table-cell>
          <table:table-cell table:formula="of:=MID([.I800];1;1)" office:value-type="string" office:string-value="0">
            <text:p>0</text:p>
          </table:table-cell>
          <table:table-cell table:formula="of:=MID([.I800];4;6)" office:value-type="string" office:string-value="0.6954">
            <text:p>0.695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661">
            <text:p>0.8661</text:p>
          </table:table-cell>
          <table:table-cell table:formula="of:=IF([.B801]&gt;[.$E$1];1;0)" office:value-type="float" office:value="1">
            <text:p>1</text:p>
          </table:table-cell>
          <table:table-cell table:formula="of:=ABS([.A801]-[.C801])" office:value-type="float" office:value="0">
            <text:p>0</text:p>
          </table:table-cell>
          <table:table-cell table:number-columns-repeated="4"/>
          <table:table-cell table:style-name="ce2" office:value-type="string">
            <text:p>1, 0.86614 203</text:p>
          </table:table-cell>
          <table:table-cell table:formula="of:=MID([.I801];1;1)" office:value-type="string" office:string-value="1">
            <text:p>1</text:p>
          </table:table-cell>
          <table:table-cell table:formula="of:=MID([.I801];4;6)" office:value-type="string" office:string-value="0.8661">
            <text:p>0.866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23">
            <text:p>0.7423</text:p>
          </table:table-cell>
          <table:table-cell table:formula="of:=IF([.B802]&gt;[.$E$1];1;0)" office:value-type="float" office:value="1">
            <text:p>1</text:p>
          </table:table-cell>
          <table:table-cell table:formula="of:=ABS([.A802]-[.C802])" office:value-type="float" office:value="0">
            <text:p>0</text:p>
          </table:table-cell>
          <table:table-cell table:number-columns-repeated="4"/>
          <table:table-cell table:style-name="ce2" office:value-type="string">
            <text:p>1, 0.742398 204</text:p>
          </table:table-cell>
          <table:table-cell table:formula="of:=MID([.I802];1;1)" office:value-type="string" office:string-value="1">
            <text:p>1</text:p>
          </table:table-cell>
          <table:table-cell table:formula="of:=MID([.I802];4;6)" office:value-type="string" office:string-value="0.7423">
            <text:p>0.742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95">
            <text:p>0.5595</text:p>
          </table:table-cell>
          <table:table-cell table:formula="of:=IF([.B803]&gt;[.$E$1];1;0)" office:value-type="float" office:value="1">
            <text:p>1</text:p>
          </table:table-cell>
          <table:table-cell table:formula="of:=ABS([.A803]-[.C803])" office:value-type="float" office:value="0">
            <text:p>0</text:p>
          </table:table-cell>
          <table:table-cell table:number-columns-repeated="4"/>
          <table:table-cell table:style-name="ce2" office:value-type="string">
            <text:p>1, 0.559549 205</text:p>
          </table:table-cell>
          <table:table-cell table:formula="of:=MID([.I803];1;1)" office:value-type="string" office:string-value="1">
            <text:p>1</text:p>
          </table:table-cell>
          <table:table-cell table:formula="of:=MID([.I803];4;6)" office:value-type="string" office:string-value="0.5595">
            <text:p>0.559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834">
            <text:p>0.8834</text:p>
          </table:table-cell>
          <table:table-cell table:formula="of:=IF([.B804]&gt;[.$E$1];1;0)" office:value-type="float" office:value="1">
            <text:p>1</text:p>
          </table:table-cell>
          <table:table-cell table:formula="of:=ABS([.A804]-[.C804])" office:value-type="float" office:value="0">
            <text:p>0</text:p>
          </table:table-cell>
          <table:table-cell table:number-columns-repeated="4"/>
          <table:table-cell table:style-name="ce2" office:value-type="string">
            <text:p>1, 0.883434 206</text:p>
          </table:table-cell>
          <table:table-cell table:formula="of:=MID([.I804];1;1)" office:value-type="string" office:string-value="1">
            <text:p>1</text:p>
          </table:table-cell>
          <table:table-cell table:formula="of:=MID([.I804];4;6)" office:value-type="string" office:string-value="0.8834">
            <text:p>0.883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54">
            <text:p>0.5754</text:p>
          </table:table-cell>
          <table:table-cell table:formula="of:=IF([.B805]&gt;[.$E$1];1;0)" office:value-type="float" office:value="1">
            <text:p>1</text:p>
          </table:table-cell>
          <table:table-cell table:formula="of:=ABS([.A805]-[.C805])" office:value-type="float" office:value="0">
            <text:p>0</text:p>
          </table:table-cell>
          <table:table-cell table:number-columns-repeated="4"/>
          <table:table-cell table:style-name="ce2" office:value-type="string">
            <text:p>1, 0.57546 207</text:p>
          </table:table-cell>
          <table:table-cell table:formula="of:=MID([.I805];1;1)" office:value-type="string" office:string-value="1">
            <text:p>1</text:p>
          </table:table-cell>
          <table:table-cell table:formula="of:=MID([.I805];4;6)" office:value-type="string" office:string-value="0.5754">
            <text:p>0.575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982">
            <text:p>0.7982</text:p>
          </table:table-cell>
          <table:table-cell table:formula="of:=IF([.B806]&gt;[.$E$1];1;0)" office:value-type="float" office:value="1">
            <text:p>1</text:p>
          </table:table-cell>
          <table:table-cell table:formula="of:=ABS([.A806]-[.C806])" office:value-type="float" office:value="0">
            <text:p>0</text:p>
          </table:table-cell>
          <table:table-cell table:number-columns-repeated="4"/>
          <table:table-cell table:style-name="ce2" office:value-type="string">
            <text:p>1, 0.798221 208</text:p>
          </table:table-cell>
          <table:table-cell table:formula="of:=MID([.I806];1;1)" office:value-type="string" office:string-value="1">
            <text:p>1</text:p>
          </table:table-cell>
          <table:table-cell table:formula="of:=MID([.I806];4;6)" office:value-type="string" office:string-value="0.7982">
            <text:p>0.798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68">
            <text:p>0.5668</text:p>
          </table:table-cell>
          <table:table-cell table:formula="of:=IF([.B807]&gt;[.$E$1];1;0)" office:value-type="float" office:value="1">
            <text:p>1</text:p>
          </table:table-cell>
          <table:table-cell table:formula="of:=ABS([.A807]-[.C807])" office:value-type="float" office:value="0">
            <text:p>0</text:p>
          </table:table-cell>
          <table:table-cell table:number-columns-repeated="4"/>
          <table:table-cell table:style-name="ce2" office:value-type="string">
            <text:p>1, 0.566857 209</text:p>
          </table:table-cell>
          <table:table-cell table:formula="of:=MID([.I807];1;1)" office:value-type="string" office:string-value="1">
            <text:p>1</text:p>
          </table:table-cell>
          <table:table-cell table:formula="of:=MID([.I807];4;6)" office:value-type="string" office:string-value="0.5668">
            <text:p>0.566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4">
            <text:p>0.724</text:p>
          </table:table-cell>
          <table:table-cell table:formula="of:=IF([.B808]&gt;[.$E$1];1;0)" office:value-type="float" office:value="1">
            <text:p>1</text:p>
          </table:table-cell>
          <table:table-cell table:formula="of:=ABS([.A808]-[.C808])" office:value-type="float" office:value="0">
            <text:p>0</text:p>
          </table:table-cell>
          <table:table-cell table:number-columns-repeated="4"/>
          <table:table-cell table:style-name="ce2" office:value-type="string">
            <text:p>1, 0.724049 210</text:p>
          </table:table-cell>
          <table:table-cell table:formula="of:=MID([.I808];1;1)" office:value-type="string" office:string-value="1">
            <text:p>1</text:p>
          </table:table-cell>
          <table:table-cell table:formula="of:=MID([.I808];4;6)" office:value-type="string" office:string-value="0.7240">
            <text:p>0.724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79">
            <text:p>0.4979</text:p>
          </table:table-cell>
          <table:table-cell table:formula="of:=IF([.B809]&gt;[.$E$1];1;0)" office:value-type="float" office:value="1">
            <text:p>1</text:p>
          </table:table-cell>
          <table:table-cell table:formula="of:=ABS([.A809]-[.C809])" office:value-type="float" office:value="0">
            <text:p>0</text:p>
          </table:table-cell>
          <table:table-cell table:number-columns-repeated="4"/>
          <table:table-cell table:style-name="ce2" office:value-type="string">
            <text:p>1, 0.497914 211</text:p>
          </table:table-cell>
          <table:table-cell table:formula="of:=MID([.I809];1;1)" office:value-type="string" office:string-value="1">
            <text:p>1</text:p>
          </table:table-cell>
          <table:table-cell table:formula="of:=MID([.I809];4;6)" office:value-type="string" office:string-value="0.4979">
            <text:p>0.497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09">
            <text:p>0.7109</text:p>
          </table:table-cell>
          <table:table-cell table:formula="of:=IF([.B810]&gt;[.$E$1];1;0)" office:value-type="float" office:value="1">
            <text:p>1</text:p>
          </table:table-cell>
          <table:table-cell table:formula="of:=ABS([.A810]-[.C810])" office:value-type="float" office:value="0">
            <text:p>0</text:p>
          </table:table-cell>
          <table:table-cell table:number-columns-repeated="4"/>
          <table:table-cell table:style-name="ce2" office:value-type="string">
            <text:p>1, 0.710968 212</text:p>
          </table:table-cell>
          <table:table-cell table:formula="of:=MID([.I810];1;1)" office:value-type="string" office:string-value="1">
            <text:p>1</text:p>
          </table:table-cell>
          <table:table-cell table:formula="of:=MID([.I810];4;6)" office:value-type="string" office:string-value="0.7109">
            <text:p>0.710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364">
            <text:p>0.6364</text:p>
          </table:table-cell>
          <table:table-cell table:formula="of:=IF([.B811]&gt;[.$E$1];1;0)" office:value-type="float" office:value="1">
            <text:p>1</text:p>
          </table:table-cell>
          <table:table-cell table:formula="of:=ABS([.A811]-[.C811])" office:value-type="float" office:value="1">
            <text:p>1</text:p>
          </table:table-cell>
          <table:table-cell table:number-columns-repeated="4"/>
          <table:table-cell table:style-name="ce2" office:value-type="string">
            <text:p>0, 0.636402 213</text:p>
          </table:table-cell>
          <table:table-cell table:formula="of:=MID([.I811];1;1)" office:value-type="string" office:string-value="0">
            <text:p>0</text:p>
          </table:table-cell>
          <table:table-cell table:formula="of:=MID([.I811];4;6)" office:value-type="string" office:string-value="0.6364">
            <text:p>0.636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043">
            <text:p>0.4043</text:p>
          </table:table-cell>
          <table:table-cell table:formula="of:=IF([.B812]&gt;[.$E$1];1;0)" office:value-type="float" office:value="0">
            <text:p>0</text:p>
          </table:table-cell>
          <table:table-cell table:formula="of:=ABS([.A812]-[.C812])" office:value-type="float" office:value="0">
            <text:p>0</text:p>
          </table:table-cell>
          <table:table-cell table:number-columns-repeated="4"/>
          <table:table-cell table:style-name="ce2" office:value-type="string">
            <text:p>0, 0.404314 214</text:p>
          </table:table-cell>
          <table:table-cell table:formula="of:=MID([.I812];1;1)" office:value-type="string" office:string-value="0">
            <text:p>0</text:p>
          </table:table-cell>
          <table:table-cell table:formula="of:=MID([.I812];4;6)" office:value-type="string" office:string-value="0.4043">
            <text:p>0.404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74">
            <text:p>0.7374</text:p>
          </table:table-cell>
          <table:table-cell table:formula="of:=IF([.B813]&gt;[.$E$1];1;0)" office:value-type="float" office:value="1">
            <text:p>1</text:p>
          </table:table-cell>
          <table:table-cell table:formula="of:=ABS([.A813]-[.C813])" office:value-type="float" office:value="0">
            <text:p>0</text:p>
          </table:table-cell>
          <table:table-cell table:number-columns-repeated="4"/>
          <table:table-cell table:style-name="ce2" office:value-type="string">
            <text:p>1, 0.737409 215</text:p>
          </table:table-cell>
          <table:table-cell table:formula="of:=MID([.I813];1;1)" office:value-type="string" office:string-value="1">
            <text:p>1</text:p>
          </table:table-cell>
          <table:table-cell table:formula="of:=MID([.I813];4;6)" office:value-type="string" office:string-value="0.7374">
            <text:p>0.737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04">
            <text:p>0.6604</text:p>
          </table:table-cell>
          <table:table-cell table:formula="of:=IF([.B814]&gt;[.$E$1];1;0)" office:value-type="float" office:value="1">
            <text:p>1</text:p>
          </table:table-cell>
          <table:table-cell table:formula="of:=ABS([.A814]-[.C814])" office:value-type="float" office:value="0">
            <text:p>0</text:p>
          </table:table-cell>
          <table:table-cell table:number-columns-repeated="4"/>
          <table:table-cell table:style-name="ce2" office:value-type="string">
            <text:p>1, 0.660491 216</text:p>
          </table:table-cell>
          <table:table-cell table:formula="of:=MID([.I814];1;1)" office:value-type="string" office:string-value="1">
            <text:p>1</text:p>
          </table:table-cell>
          <table:table-cell table:formula="of:=MID([.I814];4;6)" office:value-type="string" office:string-value="0.6604">
            <text:p>0.660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057">
            <text:p>0.9057</text:p>
          </table:table-cell>
          <table:table-cell table:formula="of:=IF([.B815]&gt;[.$E$1];1;0)" office:value-type="float" office:value="1">
            <text:p>1</text:p>
          </table:table-cell>
          <table:table-cell table:formula="of:=ABS([.A815]-[.C815])" office:value-type="float" office:value="0">
            <text:p>0</text:p>
          </table:table-cell>
          <table:table-cell table:number-columns-repeated="4"/>
          <table:table-cell table:style-name="ce2" office:value-type="string">
            <text:p>1, 0.905769 217</text:p>
          </table:table-cell>
          <table:table-cell table:formula="of:=MID([.I815];1;1)" office:value-type="string" office:string-value="1">
            <text:p>1</text:p>
          </table:table-cell>
          <table:table-cell table:formula="of:=MID([.I815];4;6)" office:value-type="string" office:string-value="0.9057">
            <text:p>0.905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69">
            <text:p>0.7369</text:p>
          </table:table-cell>
          <table:table-cell table:formula="of:=IF([.B816]&gt;[.$E$1];1;0)" office:value-type="float" office:value="1">
            <text:p>1</text:p>
          </table:table-cell>
          <table:table-cell table:formula="of:=ABS([.A816]-[.C816])" office:value-type="float" office:value="0">
            <text:p>0</text:p>
          </table:table-cell>
          <table:table-cell table:number-columns-repeated="4"/>
          <table:table-cell table:style-name="ce2" office:value-type="string">
            <text:p>1, 0.736959 218</text:p>
          </table:table-cell>
          <table:table-cell table:formula="of:=MID([.I816];1;1)" office:value-type="string" office:string-value="1">
            <text:p>1</text:p>
          </table:table-cell>
          <table:table-cell table:formula="of:=MID([.I816];4;6)" office:value-type="string" office:string-value="0.7369">
            <text:p>0.736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52">
            <text:p>0.7052</text:p>
          </table:table-cell>
          <table:table-cell table:formula="of:=IF([.B817]&gt;[.$E$1];1;0)" office:value-type="float" office:value="1">
            <text:p>1</text:p>
          </table:table-cell>
          <table:table-cell table:formula="of:=ABS([.A817]-[.C817])" office:value-type="float" office:value="0">
            <text:p>0</text:p>
          </table:table-cell>
          <table:table-cell table:number-columns-repeated="4"/>
          <table:table-cell table:style-name="ce2" office:value-type="string">
            <text:p>1, 0.705225 219</text:p>
          </table:table-cell>
          <table:table-cell table:formula="of:=MID([.I817];1;1)" office:value-type="string" office:string-value="1">
            <text:p>1</text:p>
          </table:table-cell>
          <table:table-cell table:formula="of:=MID([.I817];4;6)" office:value-type="string" office:string-value="0.7052">
            <text:p>0.705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66">
            <text:p>0.6666</text:p>
          </table:table-cell>
          <table:table-cell table:formula="of:=IF([.B818]&gt;[.$E$1];1;0)" office:value-type="float" office:value="1">
            <text:p>1</text:p>
          </table:table-cell>
          <table:table-cell table:formula="of:=ABS([.A818]-[.C818])" office:value-type="float" office:value="0">
            <text:p>0</text:p>
          </table:table-cell>
          <table:table-cell table:number-columns-repeated="4"/>
          <table:table-cell table:style-name="ce2" office:value-type="string">
            <text:p>1, 0.666695 220</text:p>
          </table:table-cell>
          <table:table-cell table:formula="of:=MID([.I818];1;1)" office:value-type="string" office:string-value="1">
            <text:p>1</text:p>
          </table:table-cell>
          <table:table-cell table:formula="of:=MID([.I818];4;6)" office:value-type="string" office:string-value="0.6666">
            <text:p>0.666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523">
            <text:p>0.5523</text:p>
          </table:table-cell>
          <table:table-cell table:formula="of:=IF([.B819]&gt;[.$E$1];1;0)" office:value-type="float" office:value="1">
            <text:p>1</text:p>
          </table:table-cell>
          <table:table-cell table:formula="of:=ABS([.A819]-[.C819])" office:value-type="float" office:value="1">
            <text:p>1</text:p>
          </table:table-cell>
          <table:table-cell table:number-columns-repeated="4"/>
          <table:table-cell table:style-name="ce2" office:value-type="string">
            <text:p>0, 0.552352 222</text:p>
          </table:table-cell>
          <table:table-cell table:formula="of:=MID([.I819];1;1)" office:value-type="string" office:string-value="0">
            <text:p>0</text:p>
          </table:table-cell>
          <table:table-cell table:formula="of:=MID([.I819];4;6)" office:value-type="string" office:string-value="0.5523">
            <text:p>0.552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248">
            <text:p>0.5248</text:p>
          </table:table-cell>
          <table:table-cell table:formula="of:=IF([.B820]&gt;[.$E$1];1;0)" office:value-type="float" office:value="1">
            <text:p>1</text:p>
          </table:table-cell>
          <table:table-cell table:formula="of:=ABS([.A820]-[.C820])" office:value-type="float" office:value="0">
            <text:p>0</text:p>
          </table:table-cell>
          <table:table-cell table:number-columns-repeated="4"/>
          <table:table-cell table:style-name="ce2" office:value-type="string">
            <text:p>1, 0.524891 223</text:p>
          </table:table-cell>
          <table:table-cell table:formula="of:=MID([.I820];1;1)" office:value-type="string" office:string-value="1">
            <text:p>1</text:p>
          </table:table-cell>
          <table:table-cell table:formula="of:=MID([.I820];4;6)" office:value-type="string" office:string-value="0.5248">
            <text:p>0.524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65">
            <text:p>0.7865</text:p>
          </table:table-cell>
          <table:table-cell table:formula="of:=IF([.B821]&gt;[.$E$1];1;0)" office:value-type="float" office:value="1">
            <text:p>1</text:p>
          </table:table-cell>
          <table:table-cell table:formula="of:=ABS([.A821]-[.C821])" office:value-type="float" office:value="0">
            <text:p>0</text:p>
          </table:table-cell>
          <table:table-cell table:number-columns-repeated="4"/>
          <table:table-cell table:style-name="ce2" office:value-type="string">
            <text:p>1, 0.786571 224</text:p>
          </table:table-cell>
          <table:table-cell table:formula="of:=MID([.I821];1;1)" office:value-type="string" office:string-value="1">
            <text:p>1</text:p>
          </table:table-cell>
          <table:table-cell table:formula="of:=MID([.I821];4;6)" office:value-type="string" office:string-value="0.7865">
            <text:p>0.786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91">
            <text:p>0.6891</text:p>
          </table:table-cell>
          <table:table-cell table:formula="of:=IF([.B822]&gt;[.$E$1];1;0)" office:value-type="float" office:value="1">
            <text:p>1</text:p>
          </table:table-cell>
          <table:table-cell table:formula="of:=ABS([.A822]-[.C822])" office:value-type="float" office:value="0">
            <text:p>0</text:p>
          </table:table-cell>
          <table:table-cell table:number-columns-repeated="4"/>
          <table:table-cell table:style-name="ce2" office:value-type="string">
            <text:p>1, 0.689196 225</text:p>
          </table:table-cell>
          <table:table-cell table:formula="of:=MID([.I822];1;1)" office:value-type="string" office:string-value="1">
            <text:p>1</text:p>
          </table:table-cell>
          <table:table-cell table:formula="of:=MID([.I822];4;6)" office:value-type="string" office:string-value="0.6891">
            <text:p>0.689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104">
            <text:p>0.9104</text:p>
          </table:table-cell>
          <table:table-cell table:formula="of:=IF([.B823]&gt;[.$E$1];1;0)" office:value-type="float" office:value="1">
            <text:p>1</text:p>
          </table:table-cell>
          <table:table-cell table:formula="of:=ABS([.A823]-[.C823])" office:value-type="float" office:value="0">
            <text:p>0</text:p>
          </table:table-cell>
          <table:table-cell table:number-columns-repeated="4"/>
          <table:table-cell table:style-name="ce2" office:value-type="string">
            <text:p>1, 0.910478 226</text:p>
          </table:table-cell>
          <table:table-cell table:formula="of:=MID([.I823];1;1)" office:value-type="string" office:string-value="1">
            <text:p>1</text:p>
          </table:table-cell>
          <table:table-cell table:formula="of:=MID([.I823];4;6)" office:value-type="string" office:string-value="0.9104">
            <text:p>0.910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225">
            <text:p>0.8225</text:p>
          </table:table-cell>
          <table:table-cell table:formula="of:=IF([.B824]&gt;[.$E$1];1;0)" office:value-type="float" office:value="1">
            <text:p>1</text:p>
          </table:table-cell>
          <table:table-cell table:formula="of:=ABS([.A824]-[.C824])" office:value-type="float" office:value="0">
            <text:p>0</text:p>
          </table:table-cell>
          <table:table-cell table:number-columns-repeated="4"/>
          <table:table-cell table:style-name="ce2" office:value-type="string">
            <text:p>1, 0.822582 227</text:p>
          </table:table-cell>
          <table:table-cell table:formula="of:=MID([.I824];1;1)" office:value-type="string" office:string-value="1">
            <text:p>1</text:p>
          </table:table-cell>
          <table:table-cell table:formula="of:=MID([.I824];4;6)" office:value-type="string" office:string-value="0.8225">
            <text:p>0.822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9">
            <text:p>0.639</text:p>
          </table:table-cell>
          <table:table-cell table:formula="of:=IF([.B825]&gt;[.$E$1];1;0)" office:value-type="float" office:value="1">
            <text:p>1</text:p>
          </table:table-cell>
          <table:table-cell table:formula="of:=ABS([.A825]-[.C825])" office:value-type="float" office:value="0">
            <text:p>0</text:p>
          </table:table-cell>
          <table:table-cell table:number-columns-repeated="4"/>
          <table:table-cell table:style-name="ce2" office:value-type="string">
            <text:p>1, 0.639083 228</text:p>
          </table:table-cell>
          <table:table-cell table:formula="of:=MID([.I825];1;1)" office:value-type="string" office:string-value="1">
            <text:p>1</text:p>
          </table:table-cell>
          <table:table-cell table:formula="of:=MID([.I825];4;6)" office:value-type="string" office:string-value="0.6390">
            <text:p>0.639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94">
            <text:p>0.6194</text:p>
          </table:table-cell>
          <table:table-cell table:formula="of:=IF([.B826]&gt;[.$E$1];1;0)" office:value-type="float" office:value="1">
            <text:p>1</text:p>
          </table:table-cell>
          <table:table-cell table:formula="of:=ABS([.A826]-[.C826])" office:value-type="float" office:value="0">
            <text:p>0</text:p>
          </table:table-cell>
          <table:table-cell table:number-columns-repeated="4"/>
          <table:table-cell table:style-name="ce2" office:value-type="string">
            <text:p>1, 0.619418 229</text:p>
          </table:table-cell>
          <table:table-cell table:formula="of:=MID([.I826];1;1)" office:value-type="string" office:string-value="1">
            <text:p>1</text:p>
          </table:table-cell>
          <table:table-cell table:formula="of:=MID([.I826];4;6)" office:value-type="string" office:string-value="0.6194">
            <text:p>0.619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004">
            <text:p>0.9004</text:p>
          </table:table-cell>
          <table:table-cell table:formula="of:=IF([.B827]&gt;[.$E$1];1;0)" office:value-type="float" office:value="1">
            <text:p>1</text:p>
          </table:table-cell>
          <table:table-cell table:formula="of:=ABS([.A827]-[.C827])" office:value-type="float" office:value="0">
            <text:p>0</text:p>
          </table:table-cell>
          <table:table-cell table:number-columns-repeated="4"/>
          <table:table-cell table:style-name="ce2" office:value-type="string">
            <text:p>1, 0.900468 230</text:p>
          </table:table-cell>
          <table:table-cell table:formula="of:=MID([.I827];1;1)" office:value-type="string" office:string-value="1">
            <text:p>1</text:p>
          </table:table-cell>
          <table:table-cell table:formula="of:=MID([.I827];4;6)" office:value-type="string" office:string-value="0.9004">
            <text:p>0.900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683">
            <text:p>0.5683</text:p>
          </table:table-cell>
          <table:table-cell table:formula="of:=IF([.B828]&gt;[.$E$1];1;0)" office:value-type="float" office:value="1">
            <text:p>1</text:p>
          </table:table-cell>
          <table:table-cell table:formula="of:=ABS([.A828]-[.C828])" office:value-type="float" office:value="1">
            <text:p>1</text:p>
          </table:table-cell>
          <table:table-cell table:number-columns-repeated="4"/>
          <table:table-cell table:style-name="ce2" office:value-type="string">
            <text:p>0, 0.568395 232</text:p>
          </table:table-cell>
          <table:table-cell table:formula="of:=MID([.I828];1;1)" office:value-type="string" office:string-value="0">
            <text:p>0</text:p>
          </table:table-cell>
          <table:table-cell table:formula="of:=MID([.I828];4;6)" office:value-type="string" office:string-value="0.5683">
            <text:p>0.568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153">
            <text:p>0.8153</text:p>
          </table:table-cell>
          <table:table-cell table:formula="of:=IF([.B829]&gt;[.$E$1];1;0)" office:value-type="float" office:value="1">
            <text:p>1</text:p>
          </table:table-cell>
          <table:table-cell table:formula="of:=ABS([.A829]-[.C829])" office:value-type="float" office:value="0">
            <text:p>0</text:p>
          </table:table-cell>
          <table:table-cell table:number-columns-repeated="4"/>
          <table:table-cell table:style-name="ce2" office:value-type="string">
            <text:p>1, 0.815335 233</text:p>
          </table:table-cell>
          <table:table-cell table:formula="of:=MID([.I829];1;1)" office:value-type="string" office:string-value="1">
            <text:p>1</text:p>
          </table:table-cell>
          <table:table-cell table:formula="of:=MID([.I829];4;6)" office:value-type="string" office:string-value="0.8153">
            <text:p>0.815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571">
            <text:p>0.4571</text:p>
          </table:table-cell>
          <table:table-cell table:formula="of:=IF([.B830]&gt;[.$E$1];1;0)" office:value-type="float" office:value="0">
            <text:p>0</text:p>
          </table:table-cell>
          <table:table-cell table:formula="of:=ABS([.A830]-[.C830])" office:value-type="float" office:value="0">
            <text:p>0</text:p>
          </table:table-cell>
          <table:table-cell table:number-columns-repeated="4"/>
          <table:table-cell table:style-name="ce2" office:value-type="string">
            <text:p>0, 0.457125 234</text:p>
          </table:table-cell>
          <table:table-cell table:formula="of:=MID([.I830];1;1)" office:value-type="string" office:string-value="0">
            <text:p>0</text:p>
          </table:table-cell>
          <table:table-cell table:formula="of:=MID([.I830];4;6)" office:value-type="string" office:string-value="0.4571">
            <text:p>0.457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561">
            <text:p>0.8561</text:p>
          </table:table-cell>
          <table:table-cell table:formula="of:=IF([.B831]&gt;[.$E$1];1;0)" office:value-type="float" office:value="1">
            <text:p>1</text:p>
          </table:table-cell>
          <table:table-cell table:formula="of:=ABS([.A831]-[.C831])" office:value-type="float" office:value="0">
            <text:p>0</text:p>
          </table:table-cell>
          <table:table-cell table:number-columns-repeated="4"/>
          <table:table-cell table:style-name="ce2" office:value-type="string">
            <text:p>1, 0.856101 235</text:p>
          </table:table-cell>
          <table:table-cell table:formula="of:=MID([.I831];1;1)" office:value-type="string" office:string-value="1">
            <text:p>1</text:p>
          </table:table-cell>
          <table:table-cell table:formula="of:=MID([.I831];4;6)" office:value-type="string" office:string-value="0.8561">
            <text:p>0.856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35">
            <text:p>0.6035</text:p>
          </table:table-cell>
          <table:table-cell table:formula="of:=IF([.B832]&gt;[.$E$1];1;0)" office:value-type="float" office:value="1">
            <text:p>1</text:p>
          </table:table-cell>
          <table:table-cell table:formula="of:=ABS([.A832]-[.C832])" office:value-type="float" office:value="0">
            <text:p>0</text:p>
          </table:table-cell>
          <table:table-cell table:number-columns-repeated="4"/>
          <table:table-cell table:style-name="ce2" office:value-type="string">
            <text:p>1, 0.603507 238</text:p>
          </table:table-cell>
          <table:table-cell table:formula="of:=MID([.I832];1;1)" office:value-type="string" office:string-value="1">
            <text:p>1</text:p>
          </table:table-cell>
          <table:table-cell table:formula="of:=MID([.I832];4;6)" office:value-type="string" office:string-value="0.6035">
            <text:p>0.603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407">
            <text:p>0.5407</text:p>
          </table:table-cell>
          <table:table-cell table:formula="of:=IF([.B833]&gt;[.$E$1];1;0)" office:value-type="float" office:value="1">
            <text:p>1</text:p>
          </table:table-cell>
          <table:table-cell table:formula="of:=ABS([.A833]-[.C833])" office:value-type="float" office:value="1">
            <text:p>1</text:p>
          </table:table-cell>
          <table:table-cell table:number-columns-repeated="4"/>
          <table:table-cell table:style-name="ce2" office:value-type="string">
            <text:p>0, 0.54073 239</text:p>
          </table:table-cell>
          <table:table-cell table:formula="of:=MID([.I833];1;1)" office:value-type="string" office:string-value="0">
            <text:p>0</text:p>
          </table:table-cell>
          <table:table-cell table:formula="of:=MID([.I833];4;6)" office:value-type="string" office:string-value="0.5407">
            <text:p>0.540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853">
            <text:p>0.5853</text:p>
          </table:table-cell>
          <table:table-cell table:formula="of:=IF([.B834]&gt;[.$E$1];1;0)" office:value-type="float" office:value="1">
            <text:p>1</text:p>
          </table:table-cell>
          <table:table-cell table:formula="of:=ABS([.A834]-[.C834])" office:value-type="float" office:value="1">
            <text:p>1</text:p>
          </table:table-cell>
          <table:table-cell table:number-columns-repeated="4"/>
          <table:table-cell table:style-name="ce2" office:value-type="string">
            <text:p>0, 0.585372 240</text:p>
          </table:table-cell>
          <table:table-cell table:formula="of:=MID([.I834];1;1)" office:value-type="string" office:string-value="0">
            <text:p>0</text:p>
          </table:table-cell>
          <table:table-cell table:formula="of:=MID([.I834];4;6)" office:value-type="string" office:string-value="0.5853">
            <text:p>0.585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03">
            <text:p>0.5803</text:p>
          </table:table-cell>
          <table:table-cell table:formula="of:=IF([.B835]&gt;[.$E$1];1;0)" office:value-type="float" office:value="1">
            <text:p>1</text:p>
          </table:table-cell>
          <table:table-cell table:formula="of:=ABS([.A835]-[.C835])" office:value-type="float" office:value="0">
            <text:p>0</text:p>
          </table:table-cell>
          <table:table-cell table:number-columns-repeated="4"/>
          <table:table-cell table:style-name="ce2" office:value-type="string">
            <text:p>1, 0.580323 241</text:p>
          </table:table-cell>
          <table:table-cell table:formula="of:=MID([.I835];1;1)" office:value-type="string" office:string-value="1">
            <text:p>1</text:p>
          </table:table-cell>
          <table:table-cell table:formula="of:=MID([.I835];4;6)" office:value-type="string" office:string-value="0.5803">
            <text:p>0.580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995">
            <text:p>0.7995</text:p>
          </table:table-cell>
          <table:table-cell table:formula="of:=IF([.B836]&gt;[.$E$1];1;0)" office:value-type="float" office:value="1">
            <text:p>1</text:p>
          </table:table-cell>
          <table:table-cell table:formula="of:=ABS([.A836]-[.C836])" office:value-type="float" office:value="0">
            <text:p>0</text:p>
          </table:table-cell>
          <table:table-cell table:number-columns-repeated="4"/>
          <table:table-cell table:style-name="ce2" office:value-type="string">
            <text:p>1, 0.799535 242</text:p>
          </table:table-cell>
          <table:table-cell table:formula="of:=MID([.I836];1;1)" office:value-type="string" office:string-value="1">
            <text:p>1</text:p>
          </table:table-cell>
          <table:table-cell table:formula="of:=MID([.I836];4;6)" office:value-type="string" office:string-value="0.7995">
            <text:p>0.799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18">
            <text:p>0.7518</text:p>
          </table:table-cell>
          <table:table-cell table:formula="of:=IF([.B837]&gt;[.$E$1];1;0)" office:value-type="float" office:value="1">
            <text:p>1</text:p>
          </table:table-cell>
          <table:table-cell table:formula="of:=ABS([.A837]-[.C837])" office:value-type="float" office:value="0">
            <text:p>0</text:p>
          </table:table-cell>
          <table:table-cell table:number-columns-repeated="4"/>
          <table:table-cell table:style-name="ce2" office:value-type="string">
            <text:p>1, 0.751861 243</text:p>
          </table:table-cell>
          <table:table-cell table:formula="of:=MID([.I837];1;1)" office:value-type="string" office:string-value="1">
            <text:p>1</text:p>
          </table:table-cell>
          <table:table-cell table:formula="of:=MID([.I837];4;6)" office:value-type="string" office:string-value="0.7518">
            <text:p>0.751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39">
            <text:p>0.639</text:p>
          </table:table-cell>
          <table:table-cell table:formula="of:=IF([.B838]&gt;[.$E$1];1;0)" office:value-type="float" office:value="1">
            <text:p>1</text:p>
          </table:table-cell>
          <table:table-cell table:formula="of:=ABS([.A838]-[.C838])" office:value-type="float" office:value="1">
            <text:p>1</text:p>
          </table:table-cell>
          <table:table-cell table:number-columns-repeated="4"/>
          <table:table-cell table:style-name="ce2" office:value-type="string">
            <text:p>0, 0.639062 244</text:p>
          </table:table-cell>
          <table:table-cell table:formula="of:=MID([.I838];1;1)" office:value-type="string" office:string-value="0">
            <text:p>0</text:p>
          </table:table-cell>
          <table:table-cell table:formula="of:=MID([.I838];4;6)" office:value-type="string" office:string-value="0.6390">
            <text:p>0.639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885">
            <text:p>0.5885</text:p>
          </table:table-cell>
          <table:table-cell table:formula="of:=IF([.B839]&gt;[.$E$1];1;0)" office:value-type="float" office:value="1">
            <text:p>1</text:p>
          </table:table-cell>
          <table:table-cell table:formula="of:=ABS([.A839]-[.C839])" office:value-type="float" office:value="1">
            <text:p>1</text:p>
          </table:table-cell>
          <table:table-cell table:number-columns-repeated="4"/>
          <table:table-cell table:style-name="ce2" office:value-type="string">
            <text:p>0, 0.58858 245</text:p>
          </table:table-cell>
          <table:table-cell table:formula="of:=MID([.I839];1;1)" office:value-type="string" office:string-value="0">
            <text:p>0</text:p>
          </table:table-cell>
          <table:table-cell table:formula="of:=MID([.I839];4;6)" office:value-type="string" office:string-value="0.5885">
            <text:p>0.588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8">
            <text:p>0.668</text:p>
          </table:table-cell>
          <table:table-cell table:formula="of:=IF([.B840]&gt;[.$E$1];1;0)" office:value-type="float" office:value="1">
            <text:p>1</text:p>
          </table:table-cell>
          <table:table-cell table:formula="of:=ABS([.A840]-[.C840])" office:value-type="float" office:value="0">
            <text:p>0</text:p>
          </table:table-cell>
          <table:table-cell table:number-columns-repeated="4"/>
          <table:table-cell table:style-name="ce2" office:value-type="string">
            <text:p>1, 0.668016 246</text:p>
          </table:table-cell>
          <table:table-cell table:formula="of:=MID([.I840];1;1)" office:value-type="string" office:string-value="1">
            <text:p>1</text:p>
          </table:table-cell>
          <table:table-cell table:formula="of:=MID([.I840];4;6)" office:value-type="string" office:string-value="0.6680">
            <text:p>0.668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51">
            <text:p>0.5951</text:p>
          </table:table-cell>
          <table:table-cell table:formula="of:=IF([.B841]&gt;[.$E$1];1;0)" office:value-type="float" office:value="1">
            <text:p>1</text:p>
          </table:table-cell>
          <table:table-cell table:formula="of:=ABS([.A841]-[.C841])" office:value-type="float" office:value="0">
            <text:p>0</text:p>
          </table:table-cell>
          <table:table-cell table:number-columns-repeated="4"/>
          <table:table-cell table:style-name="ce2" office:value-type="string">
            <text:p>1, 0.595126 247</text:p>
          </table:table-cell>
          <table:table-cell table:formula="of:=MID([.I841];1;1)" office:value-type="string" office:string-value="1">
            <text:p>1</text:p>
          </table:table-cell>
          <table:table-cell table:formula="of:=MID([.I841];4;6)" office:value-type="string" office:string-value="0.5951">
            <text:p>0.595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322">
            <text:p>0.8322</text:p>
          </table:table-cell>
          <table:table-cell table:formula="of:=IF([.B842]&gt;[.$E$1];1;0)" office:value-type="float" office:value="1">
            <text:p>1</text:p>
          </table:table-cell>
          <table:table-cell table:formula="of:=ABS([.A842]-[.C842])" office:value-type="float" office:value="0">
            <text:p>0</text:p>
          </table:table-cell>
          <table:table-cell table:number-columns-repeated="4"/>
          <table:table-cell table:style-name="ce2" office:value-type="string">
            <text:p>1, 0.832264 248</text:p>
          </table:table-cell>
          <table:table-cell table:formula="of:=MID([.I842];1;1)" office:value-type="string" office:string-value="1">
            <text:p>1</text:p>
          </table:table-cell>
          <table:table-cell table:formula="of:=MID([.I842];4;6)" office:value-type="string" office:string-value="0.8322">
            <text:p>0.832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7">
            <text:p>0.77</text:p>
          </table:table-cell>
          <table:table-cell table:formula="of:=IF([.B843]&gt;[.$E$1];1;0)" office:value-type="float" office:value="1">
            <text:p>1</text:p>
          </table:table-cell>
          <table:table-cell table:formula="of:=ABS([.A843]-[.C843])" office:value-type="float" office:value="0">
            <text:p>0</text:p>
          </table:table-cell>
          <table:table-cell table:number-columns-repeated="4"/>
          <table:table-cell table:style-name="ce2" office:value-type="string">
            <text:p>1, 0.770004 249</text:p>
          </table:table-cell>
          <table:table-cell table:formula="of:=MID([.I843];1;1)" office:value-type="string" office:string-value="1">
            <text:p>1</text:p>
          </table:table-cell>
          <table:table-cell table:formula="of:=MID([.I843];4;6)" office:value-type="string" office:string-value="0.7700">
            <text:p>0.770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974">
            <text:p>0.3974</text:p>
          </table:table-cell>
          <table:table-cell table:formula="of:=IF([.B844]&gt;[.$E$1];1;0)" office:value-type="float" office:value="0">
            <text:p>0</text:p>
          </table:table-cell>
          <table:table-cell table:formula="of:=ABS([.A844]-[.C844])" office:value-type="float" office:value="0">
            <text:p>0</text:p>
          </table:table-cell>
          <table:table-cell table:number-columns-repeated="4"/>
          <table:table-cell table:style-name="ce2" office:value-type="string">
            <text:p>0, 0.397463 250</text:p>
          </table:table-cell>
          <table:table-cell table:formula="of:=MID([.I844];1;1)" office:value-type="string" office:string-value="0">
            <text:p>0</text:p>
          </table:table-cell>
          <table:table-cell table:formula="of:=MID([.I844];4;6)" office:value-type="string" office:string-value="0.3974">
            <text:p>0.397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36">
            <text:p>0.5936</text:p>
          </table:table-cell>
          <table:table-cell table:formula="of:=IF([.B845]&gt;[.$E$1];1;0)" office:value-type="float" office:value="1">
            <text:p>1</text:p>
          </table:table-cell>
          <table:table-cell table:formula="of:=ABS([.A845]-[.C845])" office:value-type="float" office:value="0">
            <text:p>0</text:p>
          </table:table-cell>
          <table:table-cell table:number-columns-repeated="4"/>
          <table:table-cell table:style-name="ce2" office:value-type="string">
            <text:p>1, 0.593698 251</text:p>
          </table:table-cell>
          <table:table-cell table:formula="of:=MID([.I845];1;1)" office:value-type="string" office:string-value="1">
            <text:p>1</text:p>
          </table:table-cell>
          <table:table-cell table:formula="of:=MID([.I845];4;6)" office:value-type="string" office:string-value="0.5936">
            <text:p>0.593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018">
            <text:p>0.3018</text:p>
          </table:table-cell>
          <table:table-cell table:formula="of:=IF([.B846]&gt;[.$E$1];1;0)" office:value-type="float" office:value="0">
            <text:p>0</text:p>
          </table:table-cell>
          <table:table-cell table:formula="of:=ABS([.A846]-[.C846])" office:value-type="float" office:value="0">
            <text:p>0</text:p>
          </table:table-cell>
          <table:table-cell table:number-columns-repeated="4"/>
          <table:table-cell table:style-name="ce2" office:value-type="string">
            <text:p>0, 0.301837 252</text:p>
          </table:table-cell>
          <table:table-cell table:formula="of:=MID([.I846];1;1)" office:value-type="string" office:string-value="0">
            <text:p>0</text:p>
          </table:table-cell>
          <table:table-cell table:formula="of:=MID([.I846];4;6)" office:value-type="string" office:string-value="0.3018">
            <text:p>0.301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973">
            <text:p>0.6973</text:p>
          </table:table-cell>
          <table:table-cell table:formula="of:=IF([.B847]&gt;[.$E$1];1;0)" office:value-type="float" office:value="1">
            <text:p>1</text:p>
          </table:table-cell>
          <table:table-cell table:formula="of:=ABS([.A847]-[.C847])" office:value-type="float" office:value="1">
            <text:p>1</text:p>
          </table:table-cell>
          <table:table-cell table:number-columns-repeated="4"/>
          <table:table-cell table:style-name="ce2" office:value-type="string">
            <text:p>0, 0.697338 253</text:p>
          </table:table-cell>
          <table:table-cell table:formula="of:=MID([.I847];1;1)" office:value-type="string" office:string-value="0">
            <text:p>0</text:p>
          </table:table-cell>
          <table:table-cell table:formula="of:=MID([.I847];4;6)" office:value-type="string" office:string-value="0.6973">
            <text:p>0.697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194">
            <text:p>0.4194</text:p>
          </table:table-cell>
          <table:table-cell table:formula="of:=IF([.B848]&gt;[.$E$1];1;0)" office:value-type="float" office:value="0">
            <text:p>0</text:p>
          </table:table-cell>
          <table:table-cell table:formula="of:=ABS([.A848]-[.C848])" office:value-type="float" office:value="0">
            <text:p>0</text:p>
          </table:table-cell>
          <table:table-cell table:number-columns-repeated="4"/>
          <table:table-cell table:style-name="ce2" office:value-type="string">
            <text:p>0, 0.41948 255</text:p>
          </table:table-cell>
          <table:table-cell table:formula="of:=MID([.I848];1;1)" office:value-type="string" office:string-value="0">
            <text:p>0</text:p>
          </table:table-cell>
          <table:table-cell table:formula="of:=MID([.I848];4;6)" office:value-type="string" office:string-value="0.4194">
            <text:p>0.419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89">
            <text:p>0.7189</text:p>
          </table:table-cell>
          <table:table-cell table:formula="of:=IF([.B849]&gt;[.$E$1];1;0)" office:value-type="float" office:value="1">
            <text:p>1</text:p>
          </table:table-cell>
          <table:table-cell table:formula="of:=ABS([.A849]-[.C849])" office:value-type="float" office:value="0">
            <text:p>0</text:p>
          </table:table-cell>
          <table:table-cell table:number-columns-repeated="4"/>
          <table:table-cell table:style-name="ce2" office:value-type="string">
            <text:p>1, 0.718915 256</text:p>
          </table:table-cell>
          <table:table-cell table:formula="of:=MID([.I849];1;1)" office:value-type="string" office:string-value="1">
            <text:p>1</text:p>
          </table:table-cell>
          <table:table-cell table:formula="of:=MID([.I849];4;6)" office:value-type="string" office:string-value="0.7189">
            <text:p>0.718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92">
            <text:p>0.392</text:p>
          </table:table-cell>
          <table:table-cell table:formula="of:=IF([.B850]&gt;[.$E$1];1;0)" office:value-type="float" office:value="0">
            <text:p>0</text:p>
          </table:table-cell>
          <table:table-cell table:formula="of:=ABS([.A850]-[.C850])" office:value-type="float" office:value="0">
            <text:p>0</text:p>
          </table:table-cell>
          <table:table-cell table:number-columns-repeated="4"/>
          <table:table-cell table:style-name="ce2" office:value-type="string">
            <text:p>0, 0.392016 259</text:p>
          </table:table-cell>
          <table:table-cell table:formula="of:=MID([.I850];1;1)" office:value-type="string" office:string-value="0">
            <text:p>0</text:p>
          </table:table-cell>
          <table:table-cell table:formula="of:=MID([.I850];4;6)" office:value-type="string" office:string-value="0.3920">
            <text:p>0.392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582">
            <text:p>0.8582</text:p>
          </table:table-cell>
          <table:table-cell table:formula="of:=IF([.B851]&gt;[.$E$1];1;0)" office:value-type="float" office:value="1">
            <text:p>1</text:p>
          </table:table-cell>
          <table:table-cell table:formula="of:=ABS([.A851]-[.C851])" office:value-type="float" office:value="0">
            <text:p>0</text:p>
          </table:table-cell>
          <table:table-cell table:number-columns-repeated="4"/>
          <table:table-cell table:style-name="ce2" office:value-type="string">
            <text:p>1, 0.858248 260</text:p>
          </table:table-cell>
          <table:table-cell table:formula="of:=MID([.I851];1;1)" office:value-type="string" office:string-value="1">
            <text:p>1</text:p>
          </table:table-cell>
          <table:table-cell table:formula="of:=MID([.I851];4;6)" office:value-type="string" office:string-value="0.8582">
            <text:p>0.858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093">
            <text:p>0.6093</text:p>
          </table:table-cell>
          <table:table-cell table:formula="of:=IF([.B852]&gt;[.$E$1];1;0)" office:value-type="float" office:value="1">
            <text:p>1</text:p>
          </table:table-cell>
          <table:table-cell table:formula="of:=ABS([.A852]-[.C852])" office:value-type="float" office:value="1">
            <text:p>1</text:p>
          </table:table-cell>
          <table:table-cell table:number-columns-repeated="4"/>
          <table:table-cell table:style-name="ce2" office:value-type="string">
            <text:p>0, 0.609357 261</text:p>
          </table:table-cell>
          <table:table-cell table:formula="of:=MID([.I852];1;1)" office:value-type="string" office:string-value="0">
            <text:p>0</text:p>
          </table:table-cell>
          <table:table-cell table:formula="of:=MID([.I852];4;6)" office:value-type="string" office:string-value="0.6093">
            <text:p>0.609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062">
            <text:p>0.8062</text:p>
          </table:table-cell>
          <table:table-cell table:formula="of:=IF([.B853]&gt;[.$E$1];1;0)" office:value-type="float" office:value="1">
            <text:p>1</text:p>
          </table:table-cell>
          <table:table-cell table:formula="of:=ABS([.A853]-[.C853])" office:value-type="float" office:value="0">
            <text:p>0</text:p>
          </table:table-cell>
          <table:table-cell table:number-columns-repeated="4"/>
          <table:table-cell table:style-name="ce2" office:value-type="string">
            <text:p>1, 0.806228 262</text:p>
          </table:table-cell>
          <table:table-cell table:formula="of:=MID([.I853];1;1)" office:value-type="string" office:string-value="1">
            <text:p>1</text:p>
          </table:table-cell>
          <table:table-cell table:formula="of:=MID([.I853];4;6)" office:value-type="string" office:string-value="0.8062">
            <text:p>0.806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49">
            <text:p>0.6249</text:p>
          </table:table-cell>
          <table:table-cell table:formula="of:=IF([.B854]&gt;[.$E$1];1;0)" office:value-type="float" office:value="1">
            <text:p>1</text:p>
          </table:table-cell>
          <table:table-cell table:formula="of:=ABS([.A854]-[.C854])" office:value-type="float" office:value="0">
            <text:p>0</text:p>
          </table:table-cell>
          <table:table-cell table:number-columns-repeated="4"/>
          <table:table-cell table:style-name="ce2" office:value-type="string">
            <text:p>1, 0.624934 263</text:p>
          </table:table-cell>
          <table:table-cell table:formula="of:=MID([.I854];1;1)" office:value-type="string" office:string-value="1">
            <text:p>1</text:p>
          </table:table-cell>
          <table:table-cell table:formula="of:=MID([.I854];4;6)" office:value-type="string" office:string-value="0.6249">
            <text:p>0.624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8">
            <text:p>0.728</text:p>
          </table:table-cell>
          <table:table-cell table:formula="of:=IF([.B855]&gt;[.$E$1];1;0)" office:value-type="float" office:value="1">
            <text:p>1</text:p>
          </table:table-cell>
          <table:table-cell table:formula="of:=ABS([.A855]-[.C855])" office:value-type="float" office:value="0">
            <text:p>0</text:p>
          </table:table-cell>
          <table:table-cell table:number-columns-repeated="4"/>
          <table:table-cell table:style-name="ce2" office:value-type="string">
            <text:p>1, 0.728013 264</text:p>
          </table:table-cell>
          <table:table-cell table:formula="of:=MID([.I855];1;1)" office:value-type="string" office:string-value="1">
            <text:p>1</text:p>
          </table:table-cell>
          <table:table-cell table:formula="of:=MID([.I855];4;6)" office:value-type="string" office:string-value="0.7280">
            <text:p>0.728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787">
            <text:p>0.5787</text:p>
          </table:table-cell>
          <table:table-cell table:formula="of:=IF([.B856]&gt;[.$E$1];1;0)" office:value-type="float" office:value="1">
            <text:p>1</text:p>
          </table:table-cell>
          <table:table-cell table:formula="of:=ABS([.A856]-[.C856])" office:value-type="float" office:value="1">
            <text:p>1</text:p>
          </table:table-cell>
          <table:table-cell table:number-columns-repeated="4"/>
          <table:table-cell table:style-name="ce2" office:value-type="string">
            <text:p>0, 0.578771 265</text:p>
          </table:table-cell>
          <table:table-cell table:formula="of:=MID([.I856];1;1)" office:value-type="string" office:string-value="0">
            <text:p>0</text:p>
          </table:table-cell>
          <table:table-cell table:formula="of:=MID([.I856];4;6)" office:value-type="string" office:string-value="0.5787">
            <text:p>0.578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343">
            <text:p>0.6343</text:p>
          </table:table-cell>
          <table:table-cell table:formula="of:=IF([.B857]&gt;[.$E$1];1;0)" office:value-type="float" office:value="1">
            <text:p>1</text:p>
          </table:table-cell>
          <table:table-cell table:formula="of:=ABS([.A857]-[.C857])" office:value-type="float" office:value="1">
            <text:p>1</text:p>
          </table:table-cell>
          <table:table-cell table:number-columns-repeated="4"/>
          <table:table-cell table:style-name="ce2" office:value-type="string">
            <text:p>0, 0.63435 266</text:p>
          </table:table-cell>
          <table:table-cell table:formula="of:=MID([.I857];1;1)" office:value-type="string" office:string-value="0">
            <text:p>0</text:p>
          </table:table-cell>
          <table:table-cell table:formula="of:=MID([.I857];4;6)" office:value-type="string" office:string-value="0.6343">
            <text:p>0.634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198">
            <text:p>0.9198</text:p>
          </table:table-cell>
          <table:table-cell table:formula="of:=IF([.B858]&gt;[.$E$1];1;0)" office:value-type="float" office:value="1">
            <text:p>1</text:p>
          </table:table-cell>
          <table:table-cell table:formula="of:=ABS([.A858]-[.C858])" office:value-type="float" office:value="0">
            <text:p>0</text:p>
          </table:table-cell>
          <table:table-cell table:number-columns-repeated="4"/>
          <table:table-cell table:style-name="ce2" office:value-type="string">
            <text:p>1, 0.919845 267</text:p>
          </table:table-cell>
          <table:table-cell table:formula="of:=MID([.I858];1;1)" office:value-type="string" office:string-value="1">
            <text:p>1</text:p>
          </table:table-cell>
          <table:table-cell table:formula="of:=MID([.I858];4;6)" office:value-type="string" office:string-value="0.9198">
            <text:p>0.919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845">
            <text:p>0.4845</text:p>
          </table:table-cell>
          <table:table-cell table:formula="of:=IF([.B859]&gt;[.$E$1];1;0)" office:value-type="float" office:value="0">
            <text:p>0</text:p>
          </table:table-cell>
          <table:table-cell table:formula="of:=ABS([.A859]-[.C859])" office:value-type="float" office:value="0">
            <text:p>0</text:p>
          </table:table-cell>
          <table:table-cell table:number-columns-repeated="4"/>
          <table:table-cell table:style-name="ce2" office:value-type="string">
            <text:p>0, 0.484577 268</text:p>
          </table:table-cell>
          <table:table-cell table:formula="of:=MID([.I859];1;1)" office:value-type="string" office:string-value="0">
            <text:p>0</text:p>
          </table:table-cell>
          <table:table-cell table:formula="of:=MID([.I859];4;6)" office:value-type="string" office:string-value="0.4845">
            <text:p>0.484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126">
            <text:p>0.7126</text:p>
          </table:table-cell>
          <table:table-cell table:formula="of:=IF([.B860]&gt;[.$E$1];1;0)" office:value-type="float" office:value="1">
            <text:p>1</text:p>
          </table:table-cell>
          <table:table-cell table:formula="of:=ABS([.A860]-[.C860])" office:value-type="float" office:value="1">
            <text:p>1</text:p>
          </table:table-cell>
          <table:table-cell table:number-columns-repeated="4"/>
          <table:table-cell table:style-name="ce2" office:value-type="string">
            <text:p>0, 0.712604 269</text:p>
          </table:table-cell>
          <table:table-cell table:formula="of:=MID([.I860];1;1)" office:value-type="string" office:string-value="0">
            <text:p>0</text:p>
          </table:table-cell>
          <table:table-cell table:formula="of:=MID([.I860];4;6)" office:value-type="string" office:string-value="0.7126">
            <text:p>0.712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285">
            <text:p>0.9285</text:p>
          </table:table-cell>
          <table:table-cell table:formula="of:=IF([.B861]&gt;[.$E$1];1;0)" office:value-type="float" office:value="1">
            <text:p>1</text:p>
          </table:table-cell>
          <table:table-cell table:formula="of:=ABS([.A861]-[.C861])" office:value-type="float" office:value="0">
            <text:p>0</text:p>
          </table:table-cell>
          <table:table-cell table:number-columns-repeated="4"/>
          <table:table-cell table:style-name="ce2" office:value-type="string">
            <text:p>1, 0.928573 270</text:p>
          </table:table-cell>
          <table:table-cell table:formula="of:=MID([.I861];1;1)" office:value-type="string" office:string-value="1">
            <text:p>1</text:p>
          </table:table-cell>
          <table:table-cell table:formula="of:=MID([.I861];4;6)" office:value-type="string" office:string-value="0.9285">
            <text:p>0.928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92">
            <text:p>0.6992</text:p>
          </table:table-cell>
          <table:table-cell table:formula="of:=IF([.B862]&gt;[.$E$1];1;0)" office:value-type="float" office:value="1">
            <text:p>1</text:p>
          </table:table-cell>
          <table:table-cell table:formula="of:=ABS([.A862]-[.C862])" office:value-type="float" office:value="0">
            <text:p>0</text:p>
          </table:table-cell>
          <table:table-cell table:number-columns-repeated="4"/>
          <table:table-cell table:style-name="ce2" office:value-type="string">
            <text:p>1, 0.699272 272</text:p>
          </table:table-cell>
          <table:table-cell table:formula="of:=MID([.I862];1;1)" office:value-type="string" office:string-value="1">
            <text:p>1</text:p>
          </table:table-cell>
          <table:table-cell table:formula="of:=MID([.I862];4;6)" office:value-type="string" office:string-value="0.6992">
            <text:p>0.699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331">
            <text:p>0.7331</text:p>
          </table:table-cell>
          <table:table-cell table:formula="of:=IF([.B863]&gt;[.$E$1];1;0)" office:value-type="float" office:value="1">
            <text:p>1</text:p>
          </table:table-cell>
          <table:table-cell table:formula="of:=ABS([.A863]-[.C863])" office:value-type="float" office:value="1">
            <text:p>1</text:p>
          </table:table-cell>
          <table:table-cell table:number-columns-repeated="4"/>
          <table:table-cell table:style-name="ce2" office:value-type="string">
            <text:p>0, 0.733149 275</text:p>
          </table:table-cell>
          <table:table-cell table:formula="of:=MID([.I863];1;1)" office:value-type="string" office:string-value="0">
            <text:p>0</text:p>
          </table:table-cell>
          <table:table-cell table:formula="of:=MID([.I863];4;6)" office:value-type="string" office:string-value="0.7331">
            <text:p>0.733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508">
            <text:p>0.7508</text:p>
          </table:table-cell>
          <table:table-cell table:formula="of:=IF([.B864]&gt;[.$E$1];1;0)" office:value-type="float" office:value="1">
            <text:p>1</text:p>
          </table:table-cell>
          <table:table-cell table:formula="of:=ABS([.A864]-[.C864])" office:value-type="float" office:value="1">
            <text:p>1</text:p>
          </table:table-cell>
          <table:table-cell table:number-columns-repeated="4"/>
          <table:table-cell table:style-name="ce2" office:value-type="string">
            <text:p>0, 0.75087 276</text:p>
          </table:table-cell>
          <table:table-cell table:formula="of:=MID([.I864];1;1)" office:value-type="string" office:string-value="0">
            <text:p>0</text:p>
          </table:table-cell>
          <table:table-cell table:formula="of:=MID([.I864];4;6)" office:value-type="string" office:string-value="0.7508">
            <text:p>0.750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138">
            <text:p>0.9138</text:p>
          </table:table-cell>
          <table:table-cell table:formula="of:=IF([.B865]&gt;[.$E$1];1;0)" office:value-type="float" office:value="1">
            <text:p>1</text:p>
          </table:table-cell>
          <table:table-cell table:formula="of:=ABS([.A865]-[.C865])" office:value-type="float" office:value="0">
            <text:p>0</text:p>
          </table:table-cell>
          <table:table-cell table:number-columns-repeated="4"/>
          <table:table-cell table:style-name="ce2" office:value-type="string">
            <text:p>1, 0.913837 279</text:p>
          </table:table-cell>
          <table:table-cell table:formula="of:=MID([.I865];1;1)" office:value-type="string" office:string-value="1">
            <text:p>1</text:p>
          </table:table-cell>
          <table:table-cell table:formula="of:=MID([.I865];4;6)" office:value-type="string" office:string-value="0.9138">
            <text:p>0.913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728">
            <text:p>0.4728</text:p>
          </table:table-cell>
          <table:table-cell table:formula="of:=IF([.B866]&gt;[.$E$1];1;0)" office:value-type="float" office:value="0">
            <text:p>0</text:p>
          </table:table-cell>
          <table:table-cell table:formula="of:=ABS([.A866]-[.C866])" office:value-type="float" office:value="0">
            <text:p>0</text:p>
          </table:table-cell>
          <table:table-cell table:number-columns-repeated="4"/>
          <table:table-cell table:style-name="ce2" office:value-type="string">
            <text:p>0, 0.472897 280</text:p>
          </table:table-cell>
          <table:table-cell table:formula="of:=MID([.I866];1;1)" office:value-type="string" office:string-value="0">
            <text:p>0</text:p>
          </table:table-cell>
          <table:table-cell table:formula="of:=MID([.I866];4;6)" office:value-type="string" office:string-value="0.4728">
            <text:p>0.472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83">
            <text:p>0.6583</text:p>
          </table:table-cell>
          <table:table-cell table:formula="of:=IF([.B867]&gt;[.$E$1];1;0)" office:value-type="float" office:value="1">
            <text:p>1</text:p>
          </table:table-cell>
          <table:table-cell table:formula="of:=ABS([.A867]-[.C867])" office:value-type="float" office:value="0">
            <text:p>0</text:p>
          </table:table-cell>
          <table:table-cell table:number-columns-repeated="4"/>
          <table:table-cell table:style-name="ce2" office:value-type="string">
            <text:p>1, 0.658375 281</text:p>
          </table:table-cell>
          <table:table-cell table:formula="of:=MID([.I867];1;1)" office:value-type="string" office:string-value="1">
            <text:p>1</text:p>
          </table:table-cell>
          <table:table-cell table:formula="of:=MID([.I867];4;6)" office:value-type="string" office:string-value="0.6583">
            <text:p>0.658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836">
            <text:p>0.4836</text:p>
          </table:table-cell>
          <table:table-cell table:formula="of:=IF([.B868]&gt;[.$E$1];1;0)" office:value-type="float" office:value="0">
            <text:p>0</text:p>
          </table:table-cell>
          <table:table-cell table:formula="of:=ABS([.A868]-[.C868])" office:value-type="float" office:value="1">
            <text:p>1</text:p>
          </table:table-cell>
          <table:table-cell table:number-columns-repeated="4"/>
          <table:table-cell table:style-name="ce2" office:value-type="string">
            <text:p>1, 0.48369 282</text:p>
          </table:table-cell>
          <table:table-cell table:formula="of:=MID([.I868];1;1)" office:value-type="string" office:string-value="1">
            <text:p>1</text:p>
          </table:table-cell>
          <table:table-cell table:formula="of:=MID([.I868];4;6)" office:value-type="string" office:string-value="0.4836">
            <text:p>0.483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821">
            <text:p>0.4821</text:p>
          </table:table-cell>
          <table:table-cell table:formula="of:=IF([.B869]&gt;[.$E$1];1;0)" office:value-type="float" office:value="0">
            <text:p>0</text:p>
          </table:table-cell>
          <table:table-cell table:formula="of:=ABS([.A869]-[.C869])" office:value-type="float" office:value="0">
            <text:p>0</text:p>
          </table:table-cell>
          <table:table-cell table:number-columns-repeated="4"/>
          <table:table-cell table:style-name="ce2" office:value-type="string">
            <text:p>0, 0.482109 283</text:p>
          </table:table-cell>
          <table:table-cell table:formula="of:=MID([.I869];1;1)" office:value-type="string" office:string-value="0">
            <text:p>0</text:p>
          </table:table-cell>
          <table:table-cell table:formula="of:=MID([.I869];4;6)" office:value-type="string" office:string-value="0.4821">
            <text:p>0.482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97">
            <text:p>0.5797</text:p>
          </table:table-cell>
          <table:table-cell table:formula="of:=IF([.B870]&gt;[.$E$1];1;0)" office:value-type="float" office:value="1">
            <text:p>1</text:p>
          </table:table-cell>
          <table:table-cell table:formula="of:=ABS([.A870]-[.C870])" office:value-type="float" office:value="0">
            <text:p>0</text:p>
          </table:table-cell>
          <table:table-cell table:number-columns-repeated="4"/>
          <table:table-cell table:style-name="ce2" office:value-type="string">
            <text:p>1, 0.579745 284</text:p>
          </table:table-cell>
          <table:table-cell table:formula="of:=MID([.I870];1;1)" office:value-type="string" office:string-value="1">
            <text:p>1</text:p>
          </table:table-cell>
          <table:table-cell table:formula="of:=MID([.I870];4;6)" office:value-type="string" office:string-value="0.5797">
            <text:p>0.579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464">
            <text:p>0.4464</text:p>
          </table:table-cell>
          <table:table-cell table:formula="of:=IF([.B871]&gt;[.$E$1];1;0)" office:value-type="float" office:value="0">
            <text:p>0</text:p>
          </table:table-cell>
          <table:table-cell table:formula="of:=ABS([.A871]-[.C871])" office:value-type="float" office:value="0">
            <text:p>0</text:p>
          </table:table-cell>
          <table:table-cell table:number-columns-repeated="4"/>
          <table:table-cell table:style-name="ce2" office:value-type="string">
            <text:p>0, 0.44648 285</text:p>
          </table:table-cell>
          <table:table-cell table:formula="of:=MID([.I871];1;1)" office:value-type="string" office:string-value="0">
            <text:p>0</text:p>
          </table:table-cell>
          <table:table-cell table:formula="of:=MID([.I871];4;6)" office:value-type="string" office:string-value="0.4464">
            <text:p>0.446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04">
            <text:p>0.6904</text:p>
          </table:table-cell>
          <table:table-cell table:formula="of:=IF([.B872]&gt;[.$E$1];1;0)" office:value-type="float" office:value="1">
            <text:p>1</text:p>
          </table:table-cell>
          <table:table-cell table:formula="of:=ABS([.A872]-[.C872])" office:value-type="float" office:value="0">
            <text:p>0</text:p>
          </table:table-cell>
          <table:table-cell table:number-columns-repeated="4"/>
          <table:table-cell table:style-name="ce2" office:value-type="string">
            <text:p>1, 0.690427 286</text:p>
          </table:table-cell>
          <table:table-cell table:formula="of:=MID([.I872];1;1)" office:value-type="string" office:string-value="1">
            <text:p>1</text:p>
          </table:table-cell>
          <table:table-cell table:formula="of:=MID([.I872];4;6)" office:value-type="string" office:string-value="0.6904">
            <text:p>0.690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45">
            <text:p>0.345</text:p>
          </table:table-cell>
          <table:table-cell table:formula="of:=IF([.B873]&gt;[.$E$1];1;0)" office:value-type="float" office:value="0">
            <text:p>0</text:p>
          </table:table-cell>
          <table:table-cell table:formula="of:=ABS([.A873]-[.C873])" office:value-type="float" office:value="1">
            <text:p>1</text:p>
          </table:table-cell>
          <table:table-cell table:number-columns-repeated="4"/>
          <table:table-cell table:style-name="ce2" office:value-type="string">
            <text:p>1, 0.345039 287</text:p>
          </table:table-cell>
          <table:table-cell table:formula="of:=MID([.I873];1;1)" office:value-type="string" office:string-value="1">
            <text:p>1</text:p>
          </table:table-cell>
          <table:table-cell table:formula="of:=MID([.I873];4;6)" office:value-type="string" office:string-value="0.3450">
            <text:p>0.345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529">
            <text:p>0.3529</text:p>
          </table:table-cell>
          <table:table-cell table:formula="of:=IF([.B874]&gt;[.$E$1];1;0)" office:value-type="float" office:value="0">
            <text:p>0</text:p>
          </table:table-cell>
          <table:table-cell table:formula="of:=ABS([.A874]-[.C874])" office:value-type="float" office:value="0">
            <text:p>0</text:p>
          </table:table-cell>
          <table:table-cell table:number-columns-repeated="4"/>
          <table:table-cell table:style-name="ce2" office:value-type="string">
            <text:p>0, 0.352947 290</text:p>
          </table:table-cell>
          <table:table-cell table:formula="of:=MID([.I874];1;1)" office:value-type="string" office:string-value="0">
            <text:p>0</text:p>
          </table:table-cell>
          <table:table-cell table:formula="of:=MID([.I874];4;6)" office:value-type="string" office:string-value="0.3529">
            <text:p>0.352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531">
            <text:p>0.8531</text:p>
          </table:table-cell>
          <table:table-cell table:formula="of:=IF([.B875]&gt;[.$E$1];1;0)" office:value-type="float" office:value="1">
            <text:p>1</text:p>
          </table:table-cell>
          <table:table-cell table:formula="of:=ABS([.A875]-[.C875])" office:value-type="float" office:value="0">
            <text:p>0</text:p>
          </table:table-cell>
          <table:table-cell table:number-columns-repeated="4"/>
          <table:table-cell table:style-name="ce2" office:value-type="string">
            <text:p>1, 0.853185 291</text:p>
          </table:table-cell>
          <table:table-cell table:formula="of:=MID([.I875];1;1)" office:value-type="string" office:string-value="1">
            <text:p>1</text:p>
          </table:table-cell>
          <table:table-cell table:formula="of:=MID([.I875];4;6)" office:value-type="string" office:string-value="0.8531">
            <text:p>0.853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157">
            <text:p>0.7157</text:p>
          </table:table-cell>
          <table:table-cell table:formula="of:=IF([.B876]&gt;[.$E$1];1;0)" office:value-type="float" office:value="1">
            <text:p>1</text:p>
          </table:table-cell>
          <table:table-cell table:formula="of:=ABS([.A876]-[.C876])" office:value-type="float" office:value="1">
            <text:p>1</text:p>
          </table:table-cell>
          <table:table-cell table:number-columns-repeated="4"/>
          <table:table-cell table:style-name="ce2" office:value-type="string">
            <text:p>0, 0.715747 292</text:p>
          </table:table-cell>
          <table:table-cell table:formula="of:=MID([.I876];1;1)" office:value-type="string" office:string-value="0">
            <text:p>0</text:p>
          </table:table-cell>
          <table:table-cell table:formula="of:=MID([.I876];4;6)" office:value-type="string" office:string-value="0.7157">
            <text:p>0.715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666">
            <text:p>0.6666</text:p>
          </table:table-cell>
          <table:table-cell table:formula="of:=IF([.B877]&gt;[.$E$1];1;0)" office:value-type="float" office:value="1">
            <text:p>1</text:p>
          </table:table-cell>
          <table:table-cell table:formula="of:=ABS([.A877]-[.C877])" office:value-type="float" office:value="1">
            <text:p>1</text:p>
          </table:table-cell>
          <table:table-cell table:number-columns-repeated="4"/>
          <table:table-cell table:style-name="ce2" office:value-type="string">
            <text:p>0, 0.66664 293</text:p>
          </table:table-cell>
          <table:table-cell table:formula="of:=MID([.I877];1;1)" office:value-type="string" office:string-value="0">
            <text:p>0</text:p>
          </table:table-cell>
          <table:table-cell table:formula="of:=MID([.I877];4;6)" office:value-type="string" office:string-value="0.6666">
            <text:p>0.666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201">
            <text:p>0.8201</text:p>
          </table:table-cell>
          <table:table-cell table:formula="of:=IF([.B878]&gt;[.$E$1];1;0)" office:value-type="float" office:value="1">
            <text:p>1</text:p>
          </table:table-cell>
          <table:table-cell table:formula="of:=ABS([.A878]-[.C878])" office:value-type="float" office:value="0">
            <text:p>0</text:p>
          </table:table-cell>
          <table:table-cell table:number-columns-repeated="4"/>
          <table:table-cell table:style-name="ce2" office:value-type="string">
            <text:p>1, 0.820184 294</text:p>
          </table:table-cell>
          <table:table-cell table:formula="of:=MID([.I878];1;1)" office:value-type="string" office:string-value="1">
            <text:p>1</text:p>
          </table:table-cell>
          <table:table-cell table:formula="of:=MID([.I878];4;6)" office:value-type="string" office:string-value="0.8201">
            <text:p>0.820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77">
            <text:p>0.7877</text:p>
          </table:table-cell>
          <table:table-cell table:formula="of:=IF([.B879]&gt;[.$E$1];1;0)" office:value-type="float" office:value="1">
            <text:p>1</text:p>
          </table:table-cell>
          <table:table-cell table:formula="of:=ABS([.A879]-[.C879])" office:value-type="float" office:value="0">
            <text:p>0</text:p>
          </table:table-cell>
          <table:table-cell table:number-columns-repeated="4"/>
          <table:table-cell table:style-name="ce2" office:value-type="string">
            <text:p>1, 0.78776 295</text:p>
          </table:table-cell>
          <table:table-cell table:formula="of:=MID([.I879];1;1)" office:value-type="string" office:string-value="1">
            <text:p>1</text:p>
          </table:table-cell>
          <table:table-cell table:formula="of:=MID([.I879];4;6)" office:value-type="string" office:string-value="0.7877">
            <text:p>0.787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616">
            <text:p>0.7616</text:p>
          </table:table-cell>
          <table:table-cell table:formula="of:=IF([.B880]&gt;[.$E$1];1;0)" office:value-type="float" office:value="1">
            <text:p>1</text:p>
          </table:table-cell>
          <table:table-cell table:formula="of:=ABS([.A880]-[.C880])" office:value-type="float" office:value="1">
            <text:p>1</text:p>
          </table:table-cell>
          <table:table-cell table:number-columns-repeated="4"/>
          <table:table-cell table:style-name="ce2" office:value-type="string">
            <text:p>0, 0.761638 296</text:p>
          </table:table-cell>
          <table:table-cell table:formula="of:=MID([.I880];1;1)" office:value-type="string" office:string-value="0">
            <text:p>0</text:p>
          </table:table-cell>
          <table:table-cell table:formula="of:=MID([.I880];4;6)" office:value-type="string" office:string-value="0.7616">
            <text:p>0.761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1">
            <text:p>0.61</text:p>
          </table:table-cell>
          <table:table-cell table:formula="of:=IF([.B881]&gt;[.$E$1];1;0)" office:value-type="float" office:value="1">
            <text:p>1</text:p>
          </table:table-cell>
          <table:table-cell table:formula="of:=ABS([.A881]-[.C881])" office:value-type="float" office:value="1">
            <text:p>1</text:p>
          </table:table-cell>
          <table:table-cell table:number-columns-repeated="4"/>
          <table:table-cell table:style-name="ce2" office:value-type="string">
            <text:p>0, 0.610058 297</text:p>
          </table:table-cell>
          <table:table-cell table:formula="of:=MID([.I881];1;1)" office:value-type="string" office:string-value="0">
            <text:p>0</text:p>
          </table:table-cell>
          <table:table-cell table:formula="of:=MID([.I881];4;6)" office:value-type="string" office:string-value="0.6100">
            <text:p>0.610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29">
            <text:p>0.6029</text:p>
          </table:table-cell>
          <table:table-cell table:formula="of:=IF([.B882]&gt;[.$E$1];1;0)" office:value-type="float" office:value="1">
            <text:p>1</text:p>
          </table:table-cell>
          <table:table-cell table:formula="of:=ABS([.A882]-[.C882])" office:value-type="float" office:value="0">
            <text:p>0</text:p>
          </table:table-cell>
          <table:table-cell table:number-columns-repeated="4"/>
          <table:table-cell table:style-name="ce2" office:value-type="string">
            <text:p>1, 0.60291 298</text:p>
          </table:table-cell>
          <table:table-cell table:formula="of:=MID([.I882];1;1)" office:value-type="string" office:string-value="1">
            <text:p>1</text:p>
          </table:table-cell>
          <table:table-cell table:formula="of:=MID([.I882];4;6)" office:value-type="string" office:string-value="0.6029">
            <text:p>0.602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69">
            <text:p>0.369</text:p>
          </table:table-cell>
          <table:table-cell table:formula="of:=IF([.B883]&gt;[.$E$1];1;0)" office:value-type="float" office:value="0">
            <text:p>0</text:p>
          </table:table-cell>
          <table:table-cell table:formula="of:=ABS([.A883]-[.C883])" office:value-type="float" office:value="1">
            <text:p>1</text:p>
          </table:table-cell>
          <table:table-cell table:number-columns-repeated="4"/>
          <table:table-cell table:style-name="ce2" office:value-type="string">
            <text:p>1, 0.369051 299</text:p>
          </table:table-cell>
          <table:table-cell table:formula="of:=MID([.I883];1;1)" office:value-type="string" office:string-value="1">
            <text:p>1</text:p>
          </table:table-cell>
          <table:table-cell table:formula="of:=MID([.I883];4;6)" office:value-type="string" office:string-value="0.3690">
            <text:p>0.369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36">
            <text:p>0.5936</text:p>
          </table:table-cell>
          <table:table-cell table:formula="of:=IF([.B884]&gt;[.$E$1];1;0)" office:value-type="float" office:value="1">
            <text:p>1</text:p>
          </table:table-cell>
          <table:table-cell table:formula="of:=ABS([.A884]-[.C884])" office:value-type="float" office:value="0">
            <text:p>0</text:p>
          </table:table-cell>
          <table:table-cell table:number-columns-repeated="4"/>
          <table:table-cell table:style-name="ce2" office:value-type="string">
            <text:p>1, 0.593698 300</text:p>
          </table:table-cell>
          <table:table-cell table:formula="of:=MID([.I884];1;1)" office:value-type="string" office:string-value="1">
            <text:p>1</text:p>
          </table:table-cell>
          <table:table-cell table:formula="of:=MID([.I884];4;6)" office:value-type="string" office:string-value="0.5936">
            <text:p>0.593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018">
            <text:p>0.3018</text:p>
          </table:table-cell>
          <table:table-cell table:formula="of:=IF([.B885]&gt;[.$E$1];1;0)" office:value-type="float" office:value="0">
            <text:p>0</text:p>
          </table:table-cell>
          <table:table-cell table:formula="of:=ABS([.A885]-[.C885])" office:value-type="float" office:value="0">
            <text:p>0</text:p>
          </table:table-cell>
          <table:table-cell table:number-columns-repeated="4"/>
          <table:table-cell table:style-name="ce2" office:value-type="string">
            <text:p>0, 0.301837 301</text:p>
          </table:table-cell>
          <table:table-cell table:formula="of:=MID([.I885];1;1)" office:value-type="string" office:string-value="0">
            <text:p>0</text:p>
          </table:table-cell>
          <table:table-cell table:formula="of:=MID([.I885];4;6)" office:value-type="string" office:string-value="0.3018">
            <text:p>0.301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973">
            <text:p>0.6973</text:p>
          </table:table-cell>
          <table:table-cell table:formula="of:=IF([.B886]&gt;[.$E$1];1;0)" office:value-type="float" office:value="1">
            <text:p>1</text:p>
          </table:table-cell>
          <table:table-cell table:formula="of:=ABS([.A886]-[.C886])" office:value-type="float" office:value="1">
            <text:p>1</text:p>
          </table:table-cell>
          <table:table-cell table:number-columns-repeated="4"/>
          <table:table-cell table:style-name="ce2" office:value-type="string">
            <text:p>0, 0.697338 302</text:p>
          </table:table-cell>
          <table:table-cell table:formula="of:=MID([.I886];1;1)" office:value-type="string" office:string-value="0">
            <text:p>0</text:p>
          </table:table-cell>
          <table:table-cell table:formula="of:=MID([.I886];4;6)" office:value-type="string" office:string-value="0.6973">
            <text:p>0.697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194">
            <text:p>0.4194</text:p>
          </table:table-cell>
          <table:table-cell table:formula="of:=IF([.B887]&gt;[.$E$1];1;0)" office:value-type="float" office:value="0">
            <text:p>0</text:p>
          </table:table-cell>
          <table:table-cell table:formula="of:=ABS([.A887]-[.C887])" office:value-type="float" office:value="0">
            <text:p>0</text:p>
          </table:table-cell>
          <table:table-cell table:number-columns-repeated="4"/>
          <table:table-cell table:style-name="ce2" office:value-type="string">
            <text:p>0, 0.41948 304</text:p>
          </table:table-cell>
          <table:table-cell table:formula="of:=MID([.I887];1;1)" office:value-type="string" office:string-value="0">
            <text:p>0</text:p>
          </table:table-cell>
          <table:table-cell table:formula="of:=MID([.I887];4;6)" office:value-type="string" office:string-value="0.4194">
            <text:p>0.419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89">
            <text:p>0.7189</text:p>
          </table:table-cell>
          <table:table-cell table:formula="of:=IF([.B888]&gt;[.$E$1];1;0)" office:value-type="float" office:value="1">
            <text:p>1</text:p>
          </table:table-cell>
          <table:table-cell table:formula="of:=ABS([.A888]-[.C888])" office:value-type="float" office:value="0">
            <text:p>0</text:p>
          </table:table-cell>
          <table:table-cell table:number-columns-repeated="4"/>
          <table:table-cell table:style-name="ce2" office:value-type="string">
            <text:p>1, 0.718915 305</text:p>
          </table:table-cell>
          <table:table-cell table:formula="of:=MID([.I888];1;1)" office:value-type="string" office:string-value="1">
            <text:p>1</text:p>
          </table:table-cell>
          <table:table-cell table:formula="of:=MID([.I888];4;6)" office:value-type="string" office:string-value="0.7189">
            <text:p>0.718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92">
            <text:p>0.392</text:p>
          </table:table-cell>
          <table:table-cell table:formula="of:=IF([.B889]&gt;[.$E$1];1;0)" office:value-type="float" office:value="0">
            <text:p>0</text:p>
          </table:table-cell>
          <table:table-cell table:formula="of:=ABS([.A889]-[.C889])" office:value-type="float" office:value="0">
            <text:p>0</text:p>
          </table:table-cell>
          <table:table-cell table:number-columns-repeated="4"/>
          <table:table-cell table:style-name="ce2" office:value-type="string">
            <text:p>0, 0.392016 308</text:p>
          </table:table-cell>
          <table:table-cell table:formula="of:=MID([.I889];1;1)" office:value-type="string" office:string-value="0">
            <text:p>0</text:p>
          </table:table-cell>
          <table:table-cell table:formula="of:=MID([.I889];4;6)" office:value-type="string" office:string-value="0.3920">
            <text:p>0.392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582">
            <text:p>0.8582</text:p>
          </table:table-cell>
          <table:table-cell table:formula="of:=IF([.B890]&gt;[.$E$1];1;0)" office:value-type="float" office:value="1">
            <text:p>1</text:p>
          </table:table-cell>
          <table:table-cell table:formula="of:=ABS([.A890]-[.C890])" office:value-type="float" office:value="0">
            <text:p>0</text:p>
          </table:table-cell>
          <table:table-cell table:number-columns-repeated="4"/>
          <table:table-cell table:style-name="ce2" office:value-type="string">
            <text:p>1, 0.858248 309</text:p>
          </table:table-cell>
          <table:table-cell table:formula="of:=MID([.I890];1;1)" office:value-type="string" office:string-value="1">
            <text:p>1</text:p>
          </table:table-cell>
          <table:table-cell table:formula="of:=MID([.I890];4;6)" office:value-type="string" office:string-value="0.8582">
            <text:p>0.858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093">
            <text:p>0.6093</text:p>
          </table:table-cell>
          <table:table-cell table:formula="of:=IF([.B891]&gt;[.$E$1];1;0)" office:value-type="float" office:value="1">
            <text:p>1</text:p>
          </table:table-cell>
          <table:table-cell table:formula="of:=ABS([.A891]-[.C891])" office:value-type="float" office:value="1">
            <text:p>1</text:p>
          </table:table-cell>
          <table:table-cell table:number-columns-repeated="4"/>
          <table:table-cell table:style-name="ce2" office:value-type="string">
            <text:p>0, 0.609357 310</text:p>
          </table:table-cell>
          <table:table-cell table:formula="of:=MID([.I891];1;1)" office:value-type="string" office:string-value="0">
            <text:p>0</text:p>
          </table:table-cell>
          <table:table-cell table:formula="of:=MID([.I891];4;6)" office:value-type="string" office:string-value="0.6093">
            <text:p>0.609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062">
            <text:p>0.8062</text:p>
          </table:table-cell>
          <table:table-cell table:formula="of:=IF([.B892]&gt;[.$E$1];1;0)" office:value-type="float" office:value="1">
            <text:p>1</text:p>
          </table:table-cell>
          <table:table-cell table:formula="of:=ABS([.A892]-[.C892])" office:value-type="float" office:value="0">
            <text:p>0</text:p>
          </table:table-cell>
          <table:table-cell table:number-columns-repeated="4"/>
          <table:table-cell table:style-name="ce2" office:value-type="string">
            <text:p>1, 0.806228 311</text:p>
          </table:table-cell>
          <table:table-cell table:formula="of:=MID([.I892];1;1)" office:value-type="string" office:string-value="1">
            <text:p>1</text:p>
          </table:table-cell>
          <table:table-cell table:formula="of:=MID([.I892];4;6)" office:value-type="string" office:string-value="0.8062">
            <text:p>0.806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49">
            <text:p>0.6249</text:p>
          </table:table-cell>
          <table:table-cell table:formula="of:=IF([.B893]&gt;[.$E$1];1;0)" office:value-type="float" office:value="1">
            <text:p>1</text:p>
          </table:table-cell>
          <table:table-cell table:formula="of:=ABS([.A893]-[.C893])" office:value-type="float" office:value="0">
            <text:p>0</text:p>
          </table:table-cell>
          <table:table-cell table:number-columns-repeated="4"/>
          <table:table-cell table:style-name="ce2" office:value-type="string">
            <text:p>1, 0.624934 312</text:p>
          </table:table-cell>
          <table:table-cell table:formula="of:=MID([.I893];1;1)" office:value-type="string" office:string-value="1">
            <text:p>1</text:p>
          </table:table-cell>
          <table:table-cell table:formula="of:=MID([.I893];4;6)" office:value-type="string" office:string-value="0.6249">
            <text:p>0.624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8">
            <text:p>0.728</text:p>
          </table:table-cell>
          <table:table-cell table:formula="of:=IF([.B894]&gt;[.$E$1];1;0)" office:value-type="float" office:value="1">
            <text:p>1</text:p>
          </table:table-cell>
          <table:table-cell table:formula="of:=ABS([.A894]-[.C894])" office:value-type="float" office:value="0">
            <text:p>0</text:p>
          </table:table-cell>
          <table:table-cell table:number-columns-repeated="4"/>
          <table:table-cell table:style-name="ce2" office:value-type="string">
            <text:p>1, 0.728013 313</text:p>
          </table:table-cell>
          <table:table-cell table:formula="of:=MID([.I894];1;1)" office:value-type="string" office:string-value="1">
            <text:p>1</text:p>
          </table:table-cell>
          <table:table-cell table:formula="of:=MID([.I894];4;6)" office:value-type="string" office:string-value="0.7280">
            <text:p>0.728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787">
            <text:p>0.5787</text:p>
          </table:table-cell>
          <table:table-cell table:formula="of:=IF([.B895]&gt;[.$E$1];1;0)" office:value-type="float" office:value="1">
            <text:p>1</text:p>
          </table:table-cell>
          <table:table-cell table:formula="of:=ABS([.A895]-[.C895])" office:value-type="float" office:value="1">
            <text:p>1</text:p>
          </table:table-cell>
          <table:table-cell table:number-columns-repeated="4"/>
          <table:table-cell table:style-name="ce2" office:value-type="string">
            <text:p>0, 0.578771 314</text:p>
          </table:table-cell>
          <table:table-cell table:formula="of:=MID([.I895];1;1)" office:value-type="string" office:string-value="0">
            <text:p>0</text:p>
          </table:table-cell>
          <table:table-cell table:formula="of:=MID([.I895];4;6)" office:value-type="string" office:string-value="0.5787">
            <text:p>0.578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343">
            <text:p>0.6343</text:p>
          </table:table-cell>
          <table:table-cell table:formula="of:=IF([.B896]&gt;[.$E$1];1;0)" office:value-type="float" office:value="1">
            <text:p>1</text:p>
          </table:table-cell>
          <table:table-cell table:formula="of:=ABS([.A896]-[.C896])" office:value-type="float" office:value="1">
            <text:p>1</text:p>
          </table:table-cell>
          <table:table-cell table:number-columns-repeated="4"/>
          <table:table-cell table:style-name="ce2" office:value-type="string">
            <text:p>0, 0.63435 315</text:p>
          </table:table-cell>
          <table:table-cell table:formula="of:=MID([.I896];1;1)" office:value-type="string" office:string-value="0">
            <text:p>0</text:p>
          </table:table-cell>
          <table:table-cell table:formula="of:=MID([.I896];4;6)" office:value-type="string" office:string-value="0.6343">
            <text:p>0.634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198">
            <text:p>0.9198</text:p>
          </table:table-cell>
          <table:table-cell table:formula="of:=IF([.B897]&gt;[.$E$1];1;0)" office:value-type="float" office:value="1">
            <text:p>1</text:p>
          </table:table-cell>
          <table:table-cell table:formula="of:=ABS([.A897]-[.C897])" office:value-type="float" office:value="0">
            <text:p>0</text:p>
          </table:table-cell>
          <table:table-cell table:number-columns-repeated="4"/>
          <table:table-cell table:style-name="ce2" office:value-type="string">
            <text:p>1, 0.919845 316</text:p>
          </table:table-cell>
          <table:table-cell table:formula="of:=MID([.I897];1;1)" office:value-type="string" office:string-value="1">
            <text:p>1</text:p>
          </table:table-cell>
          <table:table-cell table:formula="of:=MID([.I897];4;6)" office:value-type="string" office:string-value="0.9198">
            <text:p>0.919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845">
            <text:p>0.4845</text:p>
          </table:table-cell>
          <table:table-cell table:formula="of:=IF([.B898]&gt;[.$E$1];1;0)" office:value-type="float" office:value="0">
            <text:p>0</text:p>
          </table:table-cell>
          <table:table-cell table:formula="of:=ABS([.A898]-[.C898])" office:value-type="float" office:value="0">
            <text:p>0</text:p>
          </table:table-cell>
          <table:table-cell table:number-columns-repeated="4"/>
          <table:table-cell table:style-name="ce2" office:value-type="string">
            <text:p>0, 0.484577 317</text:p>
          </table:table-cell>
          <table:table-cell table:formula="of:=MID([.I898];1;1)" office:value-type="string" office:string-value="0">
            <text:p>0</text:p>
          </table:table-cell>
          <table:table-cell table:formula="of:=MID([.I898];4;6)" office:value-type="string" office:string-value="0.4845">
            <text:p>0.484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126">
            <text:p>0.7126</text:p>
          </table:table-cell>
          <table:table-cell table:formula="of:=IF([.B899]&gt;[.$E$1];1;0)" office:value-type="float" office:value="1">
            <text:p>1</text:p>
          </table:table-cell>
          <table:table-cell table:formula="of:=ABS([.A899]-[.C899])" office:value-type="float" office:value="1">
            <text:p>1</text:p>
          </table:table-cell>
          <table:table-cell table:number-columns-repeated="4"/>
          <table:table-cell table:style-name="ce2" office:value-type="string">
            <text:p>0, 0.712604 318</text:p>
          </table:table-cell>
          <table:table-cell table:formula="of:=MID([.I899];1;1)" office:value-type="string" office:string-value="0">
            <text:p>0</text:p>
          </table:table-cell>
          <table:table-cell table:formula="of:=MID([.I899];4;6)" office:value-type="string" office:string-value="0.7126">
            <text:p>0.712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285">
            <text:p>0.9285</text:p>
          </table:table-cell>
          <table:table-cell table:formula="of:=IF([.B900]&gt;[.$E$1];1;0)" office:value-type="float" office:value="1">
            <text:p>1</text:p>
          </table:table-cell>
          <table:table-cell table:formula="of:=ABS([.A900]-[.C900])" office:value-type="float" office:value="0">
            <text:p>0</text:p>
          </table:table-cell>
          <table:table-cell table:number-columns-repeated="4"/>
          <table:table-cell table:style-name="ce2" office:value-type="string">
            <text:p>1, 0.928573 319</text:p>
          </table:table-cell>
          <table:table-cell table:formula="of:=MID([.I900];1;1)" office:value-type="string" office:string-value="1">
            <text:p>1</text:p>
          </table:table-cell>
          <table:table-cell table:formula="of:=MID([.I900];4;6)" office:value-type="string" office:string-value="0.9285">
            <text:p>0.928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92">
            <text:p>0.6992</text:p>
          </table:table-cell>
          <table:table-cell table:formula="of:=IF([.B901]&gt;[.$E$1];1;0)" office:value-type="float" office:value="1">
            <text:p>1</text:p>
          </table:table-cell>
          <table:table-cell table:formula="of:=ABS([.A901]-[.C901])" office:value-type="float" office:value="0">
            <text:p>0</text:p>
          </table:table-cell>
          <table:table-cell table:number-columns-repeated="4"/>
          <table:table-cell table:style-name="ce2" office:value-type="string">
            <text:p>1, 0.699272 321</text:p>
          </table:table-cell>
          <table:table-cell table:formula="of:=MID([.I901];1;1)" office:value-type="string" office:string-value="1">
            <text:p>1</text:p>
          </table:table-cell>
          <table:table-cell table:formula="of:=MID([.I901];4;6)" office:value-type="string" office:string-value="0.6992">
            <text:p>0.699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331">
            <text:p>0.7331</text:p>
          </table:table-cell>
          <table:table-cell table:formula="of:=IF([.B902]&gt;[.$E$1];1;0)" office:value-type="float" office:value="1">
            <text:p>1</text:p>
          </table:table-cell>
          <table:table-cell table:formula="of:=ABS([.A902]-[.C902])" office:value-type="float" office:value="1">
            <text:p>1</text:p>
          </table:table-cell>
          <table:table-cell table:number-columns-repeated="4"/>
          <table:table-cell table:style-name="ce2" office:value-type="string">
            <text:p>0, 0.733149 324</text:p>
          </table:table-cell>
          <table:table-cell table:formula="of:=MID([.I902];1;1)" office:value-type="string" office:string-value="0">
            <text:p>0</text:p>
          </table:table-cell>
          <table:table-cell table:formula="of:=MID([.I902];4;6)" office:value-type="string" office:string-value="0.7331">
            <text:p>0.733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508">
            <text:p>0.7508</text:p>
          </table:table-cell>
          <table:table-cell table:formula="of:=IF([.B903]&gt;[.$E$1];1;0)" office:value-type="float" office:value="1">
            <text:p>1</text:p>
          </table:table-cell>
          <table:table-cell table:formula="of:=ABS([.A903]-[.C903])" office:value-type="float" office:value="1">
            <text:p>1</text:p>
          </table:table-cell>
          <table:table-cell table:number-columns-repeated="4"/>
          <table:table-cell table:style-name="ce2" office:value-type="string">
            <text:p>0, 0.75087 325</text:p>
          </table:table-cell>
          <table:table-cell table:formula="of:=MID([.I903];1;1)" office:value-type="string" office:string-value="0">
            <text:p>0</text:p>
          </table:table-cell>
          <table:table-cell table:formula="of:=MID([.I903];4;6)" office:value-type="string" office:string-value="0.7508">
            <text:p>0.750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138">
            <text:p>0.9138</text:p>
          </table:table-cell>
          <table:table-cell table:formula="of:=IF([.B904]&gt;[.$E$1];1;0)" office:value-type="float" office:value="1">
            <text:p>1</text:p>
          </table:table-cell>
          <table:table-cell table:formula="of:=ABS([.A904]-[.C904])" office:value-type="float" office:value="0">
            <text:p>0</text:p>
          </table:table-cell>
          <table:table-cell table:number-columns-repeated="4"/>
          <table:table-cell table:style-name="ce2" office:value-type="string">
            <text:p>1, 0.913837 328</text:p>
          </table:table-cell>
          <table:table-cell table:formula="of:=MID([.I904];1;1)" office:value-type="string" office:string-value="1">
            <text:p>1</text:p>
          </table:table-cell>
          <table:table-cell table:formula="of:=MID([.I904];4;6)" office:value-type="string" office:string-value="0.9138">
            <text:p>0.913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728">
            <text:p>0.4728</text:p>
          </table:table-cell>
          <table:table-cell table:formula="of:=IF([.B905]&gt;[.$E$1];1;0)" office:value-type="float" office:value="0">
            <text:p>0</text:p>
          </table:table-cell>
          <table:table-cell table:formula="of:=ABS([.A905]-[.C905])" office:value-type="float" office:value="0">
            <text:p>0</text:p>
          </table:table-cell>
          <table:table-cell table:number-columns-repeated="4"/>
          <table:table-cell table:style-name="ce2" office:value-type="string">
            <text:p>0, 0.472897 329</text:p>
          </table:table-cell>
          <table:table-cell table:formula="of:=MID([.I905];1;1)" office:value-type="string" office:string-value="0">
            <text:p>0</text:p>
          </table:table-cell>
          <table:table-cell table:formula="of:=MID([.I905];4;6)" office:value-type="string" office:string-value="0.4728">
            <text:p>0.472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83">
            <text:p>0.6583</text:p>
          </table:table-cell>
          <table:table-cell table:formula="of:=IF([.B906]&gt;[.$E$1];1;0)" office:value-type="float" office:value="1">
            <text:p>1</text:p>
          </table:table-cell>
          <table:table-cell table:formula="of:=ABS([.A906]-[.C906])" office:value-type="float" office:value="0">
            <text:p>0</text:p>
          </table:table-cell>
          <table:table-cell table:number-columns-repeated="4"/>
          <table:table-cell table:style-name="ce2" office:value-type="string">
            <text:p>1, 0.658375 330</text:p>
          </table:table-cell>
          <table:table-cell table:formula="of:=MID([.I906];1;1)" office:value-type="string" office:string-value="1">
            <text:p>1</text:p>
          </table:table-cell>
          <table:table-cell table:formula="of:=MID([.I906];4;6)" office:value-type="string" office:string-value="0.6583">
            <text:p>0.658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836">
            <text:p>0.4836</text:p>
          </table:table-cell>
          <table:table-cell table:formula="of:=IF([.B907]&gt;[.$E$1];1;0)" office:value-type="float" office:value="0">
            <text:p>0</text:p>
          </table:table-cell>
          <table:table-cell table:formula="of:=ABS([.A907]-[.C907])" office:value-type="float" office:value="1">
            <text:p>1</text:p>
          </table:table-cell>
          <table:table-cell table:number-columns-repeated="4"/>
          <table:table-cell table:style-name="ce2" office:value-type="string">
            <text:p>1, 0.48369 331</text:p>
          </table:table-cell>
          <table:table-cell table:formula="of:=MID([.I907];1;1)" office:value-type="string" office:string-value="1">
            <text:p>1</text:p>
          </table:table-cell>
          <table:table-cell table:formula="of:=MID([.I907];4;6)" office:value-type="string" office:string-value="0.4836">
            <text:p>0.483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821">
            <text:p>0.4821</text:p>
          </table:table-cell>
          <table:table-cell table:formula="of:=IF([.B908]&gt;[.$E$1];1;0)" office:value-type="float" office:value="0">
            <text:p>0</text:p>
          </table:table-cell>
          <table:table-cell table:formula="of:=ABS([.A908]-[.C908])" office:value-type="float" office:value="0">
            <text:p>0</text:p>
          </table:table-cell>
          <table:table-cell table:number-columns-repeated="4"/>
          <table:table-cell table:style-name="ce2" office:value-type="string">
            <text:p>0, 0.482109 332</text:p>
          </table:table-cell>
          <table:table-cell table:formula="of:=MID([.I908];1;1)" office:value-type="string" office:string-value="0">
            <text:p>0</text:p>
          </table:table-cell>
          <table:table-cell table:formula="of:=MID([.I908];4;6)" office:value-type="string" office:string-value="0.4821">
            <text:p>0.482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97">
            <text:p>0.5797</text:p>
          </table:table-cell>
          <table:table-cell table:formula="of:=IF([.B909]&gt;[.$E$1];1;0)" office:value-type="float" office:value="1">
            <text:p>1</text:p>
          </table:table-cell>
          <table:table-cell table:formula="of:=ABS([.A909]-[.C909])" office:value-type="float" office:value="0">
            <text:p>0</text:p>
          </table:table-cell>
          <table:table-cell table:number-columns-repeated="4"/>
          <table:table-cell table:style-name="ce2" office:value-type="string">
            <text:p>1, 0.579745 333</text:p>
          </table:table-cell>
          <table:table-cell table:formula="of:=MID([.I909];1;1)" office:value-type="string" office:string-value="1">
            <text:p>1</text:p>
          </table:table-cell>
          <table:table-cell table:formula="of:=MID([.I909];4;6)" office:value-type="string" office:string-value="0.5797">
            <text:p>0.579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464">
            <text:p>0.4464</text:p>
          </table:table-cell>
          <table:table-cell table:formula="of:=IF([.B910]&gt;[.$E$1];1;0)" office:value-type="float" office:value="0">
            <text:p>0</text:p>
          </table:table-cell>
          <table:table-cell table:formula="of:=ABS([.A910]-[.C910])" office:value-type="float" office:value="0">
            <text:p>0</text:p>
          </table:table-cell>
          <table:table-cell table:number-columns-repeated="4"/>
          <table:table-cell table:style-name="ce2" office:value-type="string">
            <text:p>0, 0.44648 334</text:p>
          </table:table-cell>
          <table:table-cell table:formula="of:=MID([.I910];1;1)" office:value-type="string" office:string-value="0">
            <text:p>0</text:p>
          </table:table-cell>
          <table:table-cell table:formula="of:=MID([.I910];4;6)" office:value-type="string" office:string-value="0.4464">
            <text:p>0.446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04">
            <text:p>0.6904</text:p>
          </table:table-cell>
          <table:table-cell table:formula="of:=IF([.B911]&gt;[.$E$1];1;0)" office:value-type="float" office:value="1">
            <text:p>1</text:p>
          </table:table-cell>
          <table:table-cell table:formula="of:=ABS([.A911]-[.C911])" office:value-type="float" office:value="0">
            <text:p>0</text:p>
          </table:table-cell>
          <table:table-cell table:number-columns-repeated="4"/>
          <table:table-cell table:style-name="ce2" office:value-type="string">
            <text:p>1, 0.690427 335</text:p>
          </table:table-cell>
          <table:table-cell table:formula="of:=MID([.I911];1;1)" office:value-type="string" office:string-value="1">
            <text:p>1</text:p>
          </table:table-cell>
          <table:table-cell table:formula="of:=MID([.I911];4;6)" office:value-type="string" office:string-value="0.6904">
            <text:p>0.690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45">
            <text:p>0.345</text:p>
          </table:table-cell>
          <table:table-cell table:formula="of:=IF([.B912]&gt;[.$E$1];1;0)" office:value-type="float" office:value="0">
            <text:p>0</text:p>
          </table:table-cell>
          <table:table-cell table:formula="of:=ABS([.A912]-[.C912])" office:value-type="float" office:value="1">
            <text:p>1</text:p>
          </table:table-cell>
          <table:table-cell table:number-columns-repeated="4"/>
          <table:table-cell table:style-name="ce2" office:value-type="string">
            <text:p>1, 0.345039 336</text:p>
          </table:table-cell>
          <table:table-cell table:formula="of:=MID([.I912];1;1)" office:value-type="string" office:string-value="1">
            <text:p>1</text:p>
          </table:table-cell>
          <table:table-cell table:formula="of:=MID([.I912];4;6)" office:value-type="string" office:string-value="0.3450">
            <text:p>0.345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529">
            <text:p>0.3529</text:p>
          </table:table-cell>
          <table:table-cell table:formula="of:=IF([.B913]&gt;[.$E$1];1;0)" office:value-type="float" office:value="0">
            <text:p>0</text:p>
          </table:table-cell>
          <table:table-cell table:formula="of:=ABS([.A913]-[.C913])" office:value-type="float" office:value="0">
            <text:p>0</text:p>
          </table:table-cell>
          <table:table-cell table:number-columns-repeated="4"/>
          <table:table-cell table:style-name="ce2" office:value-type="string">
            <text:p>0, 0.352947 339</text:p>
          </table:table-cell>
          <table:table-cell table:formula="of:=MID([.I913];1;1)" office:value-type="string" office:string-value="0">
            <text:p>0</text:p>
          </table:table-cell>
          <table:table-cell table:formula="of:=MID([.I913];4;6)" office:value-type="string" office:string-value="0.3529">
            <text:p>0.352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531">
            <text:p>0.8531</text:p>
          </table:table-cell>
          <table:table-cell table:formula="of:=IF([.B914]&gt;[.$E$1];1;0)" office:value-type="float" office:value="1">
            <text:p>1</text:p>
          </table:table-cell>
          <table:table-cell table:formula="of:=ABS([.A914]-[.C914])" office:value-type="float" office:value="0">
            <text:p>0</text:p>
          </table:table-cell>
          <table:table-cell table:number-columns-repeated="4"/>
          <table:table-cell table:style-name="ce2" office:value-type="string">
            <text:p>1, 0.853185 340</text:p>
          </table:table-cell>
          <table:table-cell table:formula="of:=MID([.I914];1;1)" office:value-type="string" office:string-value="1">
            <text:p>1</text:p>
          </table:table-cell>
          <table:table-cell table:formula="of:=MID([.I914];4;6)" office:value-type="string" office:string-value="0.8531">
            <text:p>0.853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157">
            <text:p>0.7157</text:p>
          </table:table-cell>
          <table:table-cell table:formula="of:=IF([.B915]&gt;[.$E$1];1;0)" office:value-type="float" office:value="1">
            <text:p>1</text:p>
          </table:table-cell>
          <table:table-cell table:formula="of:=ABS([.A915]-[.C915])" office:value-type="float" office:value="1">
            <text:p>1</text:p>
          </table:table-cell>
          <table:table-cell table:number-columns-repeated="4"/>
          <table:table-cell table:style-name="ce2" office:value-type="string">
            <text:p>0, 0.715747 341</text:p>
          </table:table-cell>
          <table:table-cell table:formula="of:=MID([.I915];1;1)" office:value-type="string" office:string-value="0">
            <text:p>0</text:p>
          </table:table-cell>
          <table:table-cell table:formula="of:=MID([.I915];4;6)" office:value-type="string" office:string-value="0.7157">
            <text:p>0.715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666">
            <text:p>0.6666</text:p>
          </table:table-cell>
          <table:table-cell table:formula="of:=IF([.B916]&gt;[.$E$1];1;0)" office:value-type="float" office:value="1">
            <text:p>1</text:p>
          </table:table-cell>
          <table:table-cell table:formula="of:=ABS([.A916]-[.C916])" office:value-type="float" office:value="1">
            <text:p>1</text:p>
          </table:table-cell>
          <table:table-cell table:number-columns-repeated="4"/>
          <table:table-cell table:style-name="ce2" office:value-type="string">
            <text:p>0, 0.66664 342</text:p>
          </table:table-cell>
          <table:table-cell table:formula="of:=MID([.I916];1;1)" office:value-type="string" office:string-value="0">
            <text:p>0</text:p>
          </table:table-cell>
          <table:table-cell table:formula="of:=MID([.I916];4;6)" office:value-type="string" office:string-value="0.6666">
            <text:p>0.666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201">
            <text:p>0.8201</text:p>
          </table:table-cell>
          <table:table-cell table:formula="of:=IF([.B917]&gt;[.$E$1];1;0)" office:value-type="float" office:value="1">
            <text:p>1</text:p>
          </table:table-cell>
          <table:table-cell table:formula="of:=ABS([.A917]-[.C917])" office:value-type="float" office:value="0">
            <text:p>0</text:p>
          </table:table-cell>
          <table:table-cell table:number-columns-repeated="4"/>
          <table:table-cell table:style-name="ce2" office:value-type="string">
            <text:p>1, 0.820184 343</text:p>
          </table:table-cell>
          <table:table-cell table:formula="of:=MID([.I917];1;1)" office:value-type="string" office:string-value="1">
            <text:p>1</text:p>
          </table:table-cell>
          <table:table-cell table:formula="of:=MID([.I917];4;6)" office:value-type="string" office:string-value="0.8201">
            <text:p>0.820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77">
            <text:p>0.7877</text:p>
          </table:table-cell>
          <table:table-cell table:formula="of:=IF([.B918]&gt;[.$E$1];1;0)" office:value-type="float" office:value="1">
            <text:p>1</text:p>
          </table:table-cell>
          <table:table-cell table:formula="of:=ABS([.A918]-[.C918])" office:value-type="float" office:value="0">
            <text:p>0</text:p>
          </table:table-cell>
          <table:table-cell table:number-columns-repeated="4"/>
          <table:table-cell table:style-name="ce2" office:value-type="string">
            <text:p>1, 0.78776 344</text:p>
          </table:table-cell>
          <table:table-cell table:formula="of:=MID([.I918];1;1)" office:value-type="string" office:string-value="1">
            <text:p>1</text:p>
          </table:table-cell>
          <table:table-cell table:formula="of:=MID([.I918];4;6)" office:value-type="string" office:string-value="0.7877">
            <text:p>0.787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616">
            <text:p>0.7616</text:p>
          </table:table-cell>
          <table:table-cell table:formula="of:=IF([.B919]&gt;[.$E$1];1;0)" office:value-type="float" office:value="1">
            <text:p>1</text:p>
          </table:table-cell>
          <table:table-cell table:formula="of:=ABS([.A919]-[.C919])" office:value-type="float" office:value="1">
            <text:p>1</text:p>
          </table:table-cell>
          <table:table-cell table:number-columns-repeated="4"/>
          <table:table-cell table:style-name="ce2" office:value-type="string">
            <text:p>0, 0.761638 345</text:p>
          </table:table-cell>
          <table:table-cell table:formula="of:=MID([.I919];1;1)" office:value-type="string" office:string-value="0">
            <text:p>0</text:p>
          </table:table-cell>
          <table:table-cell table:formula="of:=MID([.I919];4;6)" office:value-type="string" office:string-value="0.7616">
            <text:p>0.761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1">
            <text:p>0.61</text:p>
          </table:table-cell>
          <table:table-cell table:formula="of:=IF([.B920]&gt;[.$E$1];1;0)" office:value-type="float" office:value="1">
            <text:p>1</text:p>
          </table:table-cell>
          <table:table-cell table:formula="of:=ABS([.A920]-[.C920])" office:value-type="float" office:value="1">
            <text:p>1</text:p>
          </table:table-cell>
          <table:table-cell table:number-columns-repeated="3"/>
          <table:table-cell office:value-type="string">
            <text:p>File 3</text:p>
          </table:table-cell>
          <table:table-cell table:style-name="ce2" office:value-type="string">
            <text:p>0, 0.610058 346</text:p>
          </table:table-cell>
          <table:table-cell table:formula="of:=MID([.I920];1;1)" office:value-type="string" office:string-value="0">
            <text:p>0</text:p>
          </table:table-cell>
          <table:table-cell table:formula="of:=MID([.I920];4;6)" office:value-type="string" office:string-value="0.6100">
            <text:p>0.610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29">
            <text:p>0.6029</text:p>
          </table:table-cell>
          <table:table-cell table:formula="of:=IF([.B921]&gt;[.$E$1];1;0)" office:value-type="float" office:value="1">
            <text:p>1</text:p>
          </table:table-cell>
          <table:table-cell table:formula="of:=ABS([.A921]-[.C921])" office:value-type="float" office:value="0">
            <text:p>0</text:p>
          </table:table-cell>
          <table:table-cell table:number-columns-repeated="4"/>
          <table:table-cell table:style-name="ce2" office:value-type="string">
            <text:p>1, 0.60291 347</text:p>
          </table:table-cell>
          <table:table-cell table:formula="of:=MID([.I921];1;1)" office:value-type="string" office:string-value="1">
            <text:p>1</text:p>
          </table:table-cell>
          <table:table-cell table:formula="of:=MID([.I921];4;6)" office:value-type="string" office:string-value="0.6029">
            <text:p>0.602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753">
            <text:p>0.4753</text:p>
          </table:table-cell>
          <table:table-cell table:formula="of:=IF([.B922]&gt;[.$E$1];1;0)" office:value-type="float" office:value="0">
            <text:p>0</text:p>
          </table:table-cell>
          <table:table-cell table:formula="of:=ABS([.A922]-[.C922])" office:value-type="float" office:value="1">
            <text:p>1</text:p>
          </table:table-cell>
          <table:table-cell table:number-columns-repeated="4"/>
          <table:table-cell table:style-name="ce2" office:value-type="string">
            <text:p>1, 0.47532 348</text:p>
          </table:table-cell>
          <table:table-cell table:formula="of:=MID([.I922];1;1)" office:value-type="string" office:string-value="1">
            <text:p>1</text:p>
          </table:table-cell>
          <table:table-cell table:formula="of:=MID([.I922];4;6)" office:value-type="string" office:string-value="0.4753">
            <text:p>0.475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472">
            <text:p>0.5472</text:p>
          </table:table-cell>
          <table:table-cell table:formula="of:=IF([.B923]&gt;[.$E$1];1;0)" office:value-type="float" office:value="1">
            <text:p>1</text:p>
          </table:table-cell>
          <table:table-cell table:formula="of:=ABS([.A923]-[.C923])" office:value-type="float" office:value="0">
            <text:p>0</text:p>
          </table:table-cell>
          <table:table-cell table:number-columns-repeated="4"/>
          <table:table-cell table:style-name="ce2" office:value-type="string">
            <text:p>1, 0.547201 349</text:p>
          </table:table-cell>
          <table:table-cell table:formula="of:=MID([.I923];1;1)" office:value-type="string" office:string-value="1">
            <text:p>1</text:p>
          </table:table-cell>
          <table:table-cell table:formula="of:=MID([.I923];4;6)" office:value-type="string" office:string-value="0.5472">
            <text:p>0.547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39">
            <text:p>0.5339</text:p>
          </table:table-cell>
          <table:table-cell table:formula="of:=IF([.B924]&gt;[.$E$1];1;0)" office:value-type="float" office:value="1">
            <text:p>1</text:p>
          </table:table-cell>
          <table:table-cell table:formula="of:=ABS([.A924]-[.C924])" office:value-type="float" office:value="0">
            <text:p>0</text:p>
          </table:table-cell>
          <table:table-cell table:number-columns-repeated="4"/>
          <table:table-cell table:style-name="ce2" office:value-type="string">
            <text:p>1, 0.533971 350</text:p>
          </table:table-cell>
          <table:table-cell table:formula="of:=MID([.I924];1;1)" office:value-type="string" office:string-value="1">
            <text:p>1</text:p>
          </table:table-cell>
          <table:table-cell table:formula="of:=MID([.I924];4;6)" office:value-type="string" office:string-value="0.5339">
            <text:p>0.533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181">
            <text:p>0.7181</text:p>
          </table:table-cell>
          <table:table-cell table:formula="of:=IF([.B925]&gt;[.$E$1];1;0)" office:value-type="float" office:value="1">
            <text:p>1</text:p>
          </table:table-cell>
          <table:table-cell table:formula="of:=ABS([.A925]-[.C925])" office:value-type="float" office:value="1">
            <text:p>1</text:p>
          </table:table-cell>
          <table:table-cell table:number-columns-repeated="4"/>
          <table:table-cell table:style-name="ce2" office:value-type="string">
            <text:p>0, 0.718111 351</text:p>
          </table:table-cell>
          <table:table-cell table:formula="of:=MID([.I925];1;1)" office:value-type="string" office:string-value="0">
            <text:p>0</text:p>
          </table:table-cell>
          <table:table-cell table:formula="of:=MID([.I925];4;6)" office:value-type="string" office:string-value="0.7181">
            <text:p>0.718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68">
            <text:p>0.7268</text:p>
          </table:table-cell>
          <table:table-cell table:formula="of:=IF([.B926]&gt;[.$E$1];1;0)" office:value-type="float" office:value="1">
            <text:p>1</text:p>
          </table:table-cell>
          <table:table-cell table:formula="of:=ABS([.A926]-[.C926])" office:value-type="float" office:value="0">
            <text:p>0</text:p>
          </table:table-cell>
          <table:table-cell table:number-columns-repeated="4"/>
          <table:table-cell table:style-name="ce2" office:value-type="string">
            <text:p>1, 0.7268 352</text:p>
          </table:table-cell>
          <table:table-cell table:formula="of:=MID([.I926];1;1)" office:value-type="string" office:string-value="1">
            <text:p>1</text:p>
          </table:table-cell>
          <table:table-cell table:formula="of:=MID([.I926];4;6)" office:value-type="string" office:string-value="0.7268">
            <text:p>0.726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397">
            <text:p>0.7397</text:p>
          </table:table-cell>
          <table:table-cell table:formula="of:=IF([.B927]&gt;[.$E$1];1;0)" office:value-type="float" office:value="1">
            <text:p>1</text:p>
          </table:table-cell>
          <table:table-cell table:formula="of:=ABS([.A927]-[.C927])" office:value-type="float" office:value="1">
            <text:p>1</text:p>
          </table:table-cell>
          <table:table-cell table:number-columns-repeated="4"/>
          <table:table-cell table:style-name="ce2" office:value-type="string">
            <text:p>0, 0.739709 353</text:p>
          </table:table-cell>
          <table:table-cell table:formula="of:=MID([.I927];1;1)" office:value-type="string" office:string-value="0">
            <text:p>0</text:p>
          </table:table-cell>
          <table:table-cell table:formula="of:=MID([.I927];4;6)" office:value-type="string" office:string-value="0.7397">
            <text:p>0.739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57">
            <text:p>0.457</text:p>
          </table:table-cell>
          <table:table-cell table:formula="of:=IF([.B928]&gt;[.$E$1];1;0)" office:value-type="float" office:value="0">
            <text:p>0</text:p>
          </table:table-cell>
          <table:table-cell table:formula="of:=ABS([.A928]-[.C928])" office:value-type="float" office:value="0">
            <text:p>0</text:p>
          </table:table-cell>
          <table:table-cell table:number-columns-repeated="4"/>
          <table:table-cell table:style-name="ce2" office:value-type="string">
            <text:p>0, 0.457001 355</text:p>
          </table:table-cell>
          <table:table-cell table:formula="of:=MID([.I928];1;1)" office:value-type="string" office:string-value="0">
            <text:p>0</text:p>
          </table:table-cell>
          <table:table-cell table:formula="of:=MID([.I928];4;6)" office:value-type="string" office:string-value="0.4570">
            <text:p>0.457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32">
            <text:p>0.6532</text:p>
          </table:table-cell>
          <table:table-cell table:formula="of:=IF([.B929]&gt;[.$E$1];1;0)" office:value-type="float" office:value="1">
            <text:p>1</text:p>
          </table:table-cell>
          <table:table-cell table:formula="of:=ABS([.A929]-[.C929])" office:value-type="float" office:value="0">
            <text:p>0</text:p>
          </table:table-cell>
          <table:table-cell table:number-columns-repeated="4"/>
          <table:table-cell table:style-name="ce2" office:value-type="string">
            <text:p>1, 0.653243 356</text:p>
          </table:table-cell>
          <table:table-cell table:formula="of:=MID([.I929];1;1)" office:value-type="string" office:string-value="1">
            <text:p>1</text:p>
          </table:table-cell>
          <table:table-cell table:formula="of:=MID([.I929];4;6)" office:value-type="string" office:string-value="0.6532">
            <text:p>0.653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55">
            <text:p>0.6055</text:p>
          </table:table-cell>
          <table:table-cell table:formula="of:=IF([.B930]&gt;[.$E$1];1;0)" office:value-type="float" office:value="1">
            <text:p>1</text:p>
          </table:table-cell>
          <table:table-cell table:formula="of:=ABS([.A930]-[.C930])" office:value-type="float" office:value="0">
            <text:p>0</text:p>
          </table:table-cell>
          <table:table-cell table:number-columns-repeated="4"/>
          <table:table-cell table:style-name="ce2" office:value-type="string">
            <text:p>1, 0.605578 357</text:p>
          </table:table-cell>
          <table:table-cell table:formula="of:=MID([.I930];1;1)" office:value-type="string" office:string-value="1">
            <text:p>1</text:p>
          </table:table-cell>
          <table:table-cell table:formula="of:=MID([.I930];4;6)" office:value-type="string" office:string-value="0.6055">
            <text:p>0.605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11">
            <text:p>0.7411</text:p>
          </table:table-cell>
          <table:table-cell table:formula="of:=IF([.B931]&gt;[.$E$1];1;0)" office:value-type="float" office:value="1">
            <text:p>1</text:p>
          </table:table-cell>
          <table:table-cell table:formula="of:=ABS([.A931]-[.C931])" office:value-type="float" office:value="0">
            <text:p>0</text:p>
          </table:table-cell>
          <table:table-cell table:number-columns-repeated="4"/>
          <table:table-cell table:style-name="ce2" office:value-type="string">
            <text:p>1, 0.7411 358</text:p>
          </table:table-cell>
          <table:table-cell table:formula="of:=MID([.I931];1;1)" office:value-type="string" office:string-value="1">
            <text:p>1</text:p>
          </table:table-cell>
          <table:table-cell table:formula="of:=MID([.I931];4;6)" office:value-type="string" office:string-value="0.7411">
            <text:p>0.741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025">
            <text:p>0.9025</text:p>
          </table:table-cell>
          <table:table-cell table:formula="of:=IF([.B932]&gt;[.$E$1];1;0)" office:value-type="float" office:value="1">
            <text:p>1</text:p>
          </table:table-cell>
          <table:table-cell table:formula="of:=ABS([.A932]-[.C932])" office:value-type="float" office:value="0">
            <text:p>0</text:p>
          </table:table-cell>
          <table:table-cell table:number-columns-repeated="4"/>
          <table:table-cell table:style-name="ce2" office:value-type="string">
            <text:p>1, 0.902508 360</text:p>
          </table:table-cell>
          <table:table-cell table:formula="of:=MID([.I932];1;1)" office:value-type="string" office:string-value="1">
            <text:p>1</text:p>
          </table:table-cell>
          <table:table-cell table:formula="of:=MID([.I932];4;6)" office:value-type="string" office:string-value="0.9025">
            <text:p>0.902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18">
            <text:p>0.5618</text:p>
          </table:table-cell>
          <table:table-cell table:formula="of:=IF([.B933]&gt;[.$E$1];1;0)" office:value-type="float" office:value="1">
            <text:p>1</text:p>
          </table:table-cell>
          <table:table-cell table:formula="of:=ABS([.A933]-[.C933])" office:value-type="float" office:value="0">
            <text:p>0</text:p>
          </table:table-cell>
          <table:table-cell table:number-columns-repeated="4"/>
          <table:table-cell table:style-name="ce2" office:value-type="string">
            <text:p>1, 0.561894 362</text:p>
          </table:table-cell>
          <table:table-cell table:formula="of:=MID([.I933];1;1)" office:value-type="string" office:string-value="1">
            <text:p>1</text:p>
          </table:table-cell>
          <table:table-cell table:formula="of:=MID([.I933];4;6)" office:value-type="string" office:string-value="0.5618">
            <text:p>0.561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071">
            <text:p>0.8071</text:p>
          </table:table-cell>
          <table:table-cell table:formula="of:=IF([.B934]&gt;[.$E$1];1;0)" office:value-type="float" office:value="1">
            <text:p>1</text:p>
          </table:table-cell>
          <table:table-cell table:formula="of:=ABS([.A934]-[.C934])" office:value-type="float" office:value="0">
            <text:p>0</text:p>
          </table:table-cell>
          <table:table-cell table:number-columns-repeated="4"/>
          <table:table-cell table:style-name="ce2" office:value-type="string">
            <text:p>1, 0.807157 363</text:p>
          </table:table-cell>
          <table:table-cell table:formula="of:=MID([.I934];1;1)" office:value-type="string" office:string-value="1">
            <text:p>1</text:p>
          </table:table-cell>
          <table:table-cell table:formula="of:=MID([.I934];4;6)" office:value-type="string" office:string-value="0.8071">
            <text:p>0.807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631">
            <text:p>0.3631</text:p>
          </table:table-cell>
          <table:table-cell table:formula="of:=IF([.B935]&gt;[.$E$1];1;0)" office:value-type="float" office:value="0">
            <text:p>0</text:p>
          </table:table-cell>
          <table:table-cell table:formula="of:=ABS([.A935]-[.C935])" office:value-type="float" office:value="1">
            <text:p>1</text:p>
          </table:table-cell>
          <table:table-cell table:number-columns-repeated="4"/>
          <table:table-cell table:style-name="ce2" office:value-type="string">
            <text:p>1, 0.363165 364</text:p>
          </table:table-cell>
          <table:table-cell table:formula="of:=MID([.I935];1;1)" office:value-type="string" office:string-value="1">
            <text:p>1</text:p>
          </table:table-cell>
          <table:table-cell table:formula="of:=MID([.I935];4;6)" office:value-type="string" office:string-value="0.3631">
            <text:p>0.363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6">
            <text:p>0.746</text:p>
          </table:table-cell>
          <table:table-cell table:formula="of:=IF([.B936]&gt;[.$E$1];1;0)" office:value-type="float" office:value="1">
            <text:p>1</text:p>
          </table:table-cell>
          <table:table-cell table:formula="of:=ABS([.A936]-[.C936])" office:value-type="float" office:value="0">
            <text:p>0</text:p>
          </table:table-cell>
          <table:table-cell table:number-columns-repeated="4"/>
          <table:table-cell table:style-name="ce2" office:value-type="string">
            <text:p>1, 0.746089 366</text:p>
          </table:table-cell>
          <table:table-cell table:formula="of:=MID([.I936];1;1)" office:value-type="string" office:string-value="1">
            <text:p>1</text:p>
          </table:table-cell>
          <table:table-cell table:formula="of:=MID([.I936];4;6)" office:value-type="string" office:string-value="0.7460">
            <text:p>0.746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226">
            <text:p>0.5226</text:p>
          </table:table-cell>
          <table:table-cell table:formula="of:=IF([.B937]&gt;[.$E$1];1;0)" office:value-type="float" office:value="1">
            <text:p>1</text:p>
          </table:table-cell>
          <table:table-cell table:formula="of:=ABS([.A937]-[.C937])" office:value-type="float" office:value="1">
            <text:p>1</text:p>
          </table:table-cell>
          <table:table-cell table:number-columns-repeated="4"/>
          <table:table-cell table:style-name="ce2" office:value-type="string">
            <text:p>0, 0.522652 367</text:p>
          </table:table-cell>
          <table:table-cell table:formula="of:=MID([.I937];1;1)" office:value-type="string" office:string-value="0">
            <text:p>0</text:p>
          </table:table-cell>
          <table:table-cell table:formula="of:=MID([.I937];4;6)" office:value-type="string" office:string-value="0.5226">
            <text:p>0.522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18">
            <text:p>0.518</text:p>
          </table:table-cell>
          <table:table-cell table:formula="of:=IF([.B938]&gt;[.$E$1];1;0)" office:value-type="float" office:value="1">
            <text:p>1</text:p>
          </table:table-cell>
          <table:table-cell table:formula="of:=ABS([.A938]-[.C938])" office:value-type="float" office:value="0">
            <text:p>0</text:p>
          </table:table-cell>
          <table:table-cell table:number-columns-repeated="4"/>
          <table:table-cell table:style-name="ce2" office:value-type="string">
            <text:p>1, 0.518046 368</text:p>
          </table:table-cell>
          <table:table-cell table:formula="of:=MID([.I938];1;1)" office:value-type="string" office:string-value="1">
            <text:p>1</text:p>
          </table:table-cell>
          <table:table-cell table:formula="of:=MID([.I938];4;6)" office:value-type="string" office:string-value="0.5180">
            <text:p>0.518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94">
            <text:p>0.7594</text:p>
          </table:table-cell>
          <table:table-cell table:formula="of:=IF([.B939]&gt;[.$E$1];1;0)" office:value-type="float" office:value="1">
            <text:p>1</text:p>
          </table:table-cell>
          <table:table-cell table:formula="of:=ABS([.A939]-[.C939])" office:value-type="float" office:value="0">
            <text:p>0</text:p>
          </table:table-cell>
          <table:table-cell table:number-columns-repeated="4"/>
          <table:table-cell table:style-name="ce2" office:value-type="string">
            <text:p>1, 0.759475 369</text:p>
          </table:table-cell>
          <table:table-cell table:formula="of:=MID([.I939];1;1)" office:value-type="string" office:string-value="1">
            <text:p>1</text:p>
          </table:table-cell>
          <table:table-cell table:formula="of:=MID([.I939];4;6)" office:value-type="string" office:string-value="0.7594">
            <text:p>0.759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546">
            <text:p>0.4546</text:p>
          </table:table-cell>
          <table:table-cell table:formula="of:=IF([.B940]&gt;[.$E$1];1;0)" office:value-type="float" office:value="0">
            <text:p>0</text:p>
          </table:table-cell>
          <table:table-cell table:formula="of:=ABS([.A940]-[.C940])" office:value-type="float" office:value="1">
            <text:p>1</text:p>
          </table:table-cell>
          <table:table-cell table:number-columns-repeated="4"/>
          <table:table-cell table:style-name="ce2" office:value-type="string">
            <text:p>1, 0.454696 370</text:p>
          </table:table-cell>
          <table:table-cell table:formula="of:=MID([.I940];1;1)" office:value-type="string" office:string-value="1">
            <text:p>1</text:p>
          </table:table-cell>
          <table:table-cell table:formula="of:=MID([.I940];4;6)" office:value-type="string" office:string-value="0.4546">
            <text:p>0.454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58">
            <text:p>0.6758</text:p>
          </table:table-cell>
          <table:table-cell table:formula="of:=IF([.B941]&gt;[.$E$1];1;0)" office:value-type="float" office:value="1">
            <text:p>1</text:p>
          </table:table-cell>
          <table:table-cell table:formula="of:=ABS([.A941]-[.C941])" office:value-type="float" office:value="0">
            <text:p>0</text:p>
          </table:table-cell>
          <table:table-cell table:number-columns-repeated="4"/>
          <table:table-cell table:style-name="ce2" office:value-type="string">
            <text:p>1, 0.675889 371</text:p>
          </table:table-cell>
          <table:table-cell table:formula="of:=MID([.I941];1;1)" office:value-type="string" office:string-value="1">
            <text:p>1</text:p>
          </table:table-cell>
          <table:table-cell table:formula="of:=MID([.I941];4;6)" office:value-type="string" office:string-value="0.6758">
            <text:p>0.675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006">
            <text:p>0.5006</text:p>
          </table:table-cell>
          <table:table-cell table:formula="of:=IF([.B942]&gt;[.$E$1];1;0)" office:value-type="float" office:value="1">
            <text:p>1</text:p>
          </table:table-cell>
          <table:table-cell table:formula="of:=ABS([.A942]-[.C942])" office:value-type="float" office:value="0">
            <text:p>0</text:p>
          </table:table-cell>
          <table:table-cell table:number-columns-repeated="4"/>
          <table:table-cell table:style-name="ce2" office:value-type="string">
            <text:p>1, 0.500606 372</text:p>
          </table:table-cell>
          <table:table-cell table:formula="of:=MID([.I942];1;1)" office:value-type="string" office:string-value="1">
            <text:p>1</text:p>
          </table:table-cell>
          <table:table-cell table:formula="of:=MID([.I942];4;6)" office:value-type="string" office:string-value="0.5006">
            <text:p>0.500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43">
            <text:p>0.5743</text:p>
          </table:table-cell>
          <table:table-cell table:formula="of:=IF([.B943]&gt;[.$E$1];1;0)" office:value-type="float" office:value="1">
            <text:p>1</text:p>
          </table:table-cell>
          <table:table-cell table:formula="of:=ABS([.A943]-[.C943])" office:value-type="float" office:value="0">
            <text:p>0</text:p>
          </table:table-cell>
          <table:table-cell table:number-columns-repeated="4"/>
          <table:table-cell table:style-name="ce2" office:value-type="string">
            <text:p>1, 0.574377 373</text:p>
          </table:table-cell>
          <table:table-cell table:formula="of:=MID([.I943];1;1)" office:value-type="string" office:string-value="1">
            <text:p>1</text:p>
          </table:table-cell>
          <table:table-cell table:formula="of:=MID([.I943];4;6)" office:value-type="string" office:string-value="0.5743">
            <text:p>0.574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117">
            <text:p>0.3117</text:p>
          </table:table-cell>
          <table:table-cell table:formula="of:=IF([.B944]&gt;[.$E$1];1;0)" office:value-type="float" office:value="0">
            <text:p>0</text:p>
          </table:table-cell>
          <table:table-cell table:formula="of:=ABS([.A944]-[.C944])" office:value-type="float" office:value="1">
            <text:p>1</text:p>
          </table:table-cell>
          <table:table-cell table:number-columns-repeated="4"/>
          <table:table-cell table:style-name="ce2" office:value-type="string">
            <text:p>1, 0.311707 374</text:p>
          </table:table-cell>
          <table:table-cell table:formula="of:=MID([.I944];1;1)" office:value-type="string" office:string-value="1">
            <text:p>1</text:p>
          </table:table-cell>
          <table:table-cell table:formula="of:=MID([.I944];4;6)" office:value-type="string" office:string-value="0.3117">
            <text:p>0.311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25">
            <text:p>0.525</text:p>
          </table:table-cell>
          <table:table-cell table:formula="of:=IF([.B945]&gt;[.$E$1];1;0)" office:value-type="float" office:value="1">
            <text:p>1</text:p>
          </table:table-cell>
          <table:table-cell table:formula="of:=ABS([.A945]-[.C945])" office:value-type="float" office:value="0">
            <text:p>0</text:p>
          </table:table-cell>
          <table:table-cell table:number-columns-repeated="4"/>
          <table:table-cell table:style-name="ce2" office:value-type="string">
            <text:p>1, 0.525014 375</text:p>
          </table:table-cell>
          <table:table-cell table:formula="of:=MID([.I945];1;1)" office:value-type="string" office:string-value="1">
            <text:p>1</text:p>
          </table:table-cell>
          <table:table-cell table:formula="of:=MID([.I945];4;6)" office:value-type="string" office:string-value="0.5250">
            <text:p>0.525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53">
            <text:p>0.6253</text:p>
          </table:table-cell>
          <table:table-cell table:formula="of:=IF([.B946]&gt;[.$E$1];1;0)" office:value-type="float" office:value="1">
            <text:p>1</text:p>
          </table:table-cell>
          <table:table-cell table:formula="of:=ABS([.A946]-[.C946])" office:value-type="float" office:value="0">
            <text:p>0</text:p>
          </table:table-cell>
          <table:table-cell table:number-columns-repeated="4"/>
          <table:table-cell table:style-name="ce2" office:value-type="string">
            <text:p>1, 0.62539 376</text:p>
          </table:table-cell>
          <table:table-cell table:formula="of:=MID([.I946];1;1)" office:value-type="string" office:string-value="1">
            <text:p>1</text:p>
          </table:table-cell>
          <table:table-cell table:formula="of:=MID([.I946];4;6)" office:value-type="string" office:string-value="0.6253">
            <text:p>0.625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682">
            <text:p>0.4682</text:p>
          </table:table-cell>
          <table:table-cell table:formula="of:=IF([.B947]&gt;[.$E$1];1;0)" office:value-type="float" office:value="0">
            <text:p>0</text:p>
          </table:table-cell>
          <table:table-cell table:formula="of:=ABS([.A947]-[.C947])" office:value-type="float" office:value="0">
            <text:p>0</text:p>
          </table:table-cell>
          <table:table-cell table:number-columns-repeated="4"/>
          <table:table-cell table:style-name="ce2" office:value-type="string">
            <text:p>0, 0.468253 377</text:p>
          </table:table-cell>
          <table:table-cell table:formula="of:=MID([.I947];1;1)" office:value-type="string" office:string-value="0">
            <text:p>0</text:p>
          </table:table-cell>
          <table:table-cell table:formula="of:=MID([.I947];4;6)" office:value-type="string" office:string-value="0.4682">
            <text:p>0.468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71">
            <text:p>0.7371</text:p>
          </table:table-cell>
          <table:table-cell table:formula="of:=IF([.B948]&gt;[.$E$1];1;0)" office:value-type="float" office:value="1">
            <text:p>1</text:p>
          </table:table-cell>
          <table:table-cell table:formula="of:=ABS([.A948]-[.C948])" office:value-type="float" office:value="0">
            <text:p>0</text:p>
          </table:table-cell>
          <table:table-cell table:number-columns-repeated="4"/>
          <table:table-cell table:style-name="ce2" office:value-type="string">
            <text:p>1, 0.737164 378</text:p>
          </table:table-cell>
          <table:table-cell table:formula="of:=MID([.I948];1;1)" office:value-type="string" office:string-value="1">
            <text:p>1</text:p>
          </table:table-cell>
          <table:table-cell table:formula="of:=MID([.I948];4;6)" office:value-type="string" office:string-value="0.7371">
            <text:p>0.737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749">
            <text:p>0.3749</text:p>
          </table:table-cell>
          <table:table-cell table:formula="of:=IF([.B949]&gt;[.$E$1];1;0)" office:value-type="float" office:value="0">
            <text:p>0</text:p>
          </table:table-cell>
          <table:table-cell table:formula="of:=ABS([.A949]-[.C949])" office:value-type="float" office:value="0">
            <text:p>0</text:p>
          </table:table-cell>
          <table:table-cell table:number-columns-repeated="4"/>
          <table:table-cell table:style-name="ce2" office:value-type="string">
            <text:p>0, 0.374984 379</text:p>
          </table:table-cell>
          <table:table-cell table:formula="of:=MID([.I949];1;1)" office:value-type="string" office:string-value="0">
            <text:p>0</text:p>
          </table:table-cell>
          <table:table-cell table:formula="of:=MID([.I949];4;6)" office:value-type="string" office:string-value="0.3749">
            <text:p>0.374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161">
            <text:p>0.3161</text:p>
          </table:table-cell>
          <table:table-cell table:formula="of:=IF([.B950]&gt;[.$E$1];1;0)" office:value-type="float" office:value="0">
            <text:p>0</text:p>
          </table:table-cell>
          <table:table-cell table:formula="of:=ABS([.A950]-[.C950])" office:value-type="float" office:value="0">
            <text:p>0</text:p>
          </table:table-cell>
          <table:table-cell table:number-columns-repeated="4"/>
          <table:table-cell table:style-name="ce2" office:value-type="string">
            <text:p>0, 0.316136 380</text:p>
          </table:table-cell>
          <table:table-cell table:formula="of:=MID([.I950];1;1)" office:value-type="string" office:string-value="0">
            <text:p>0</text:p>
          </table:table-cell>
          <table:table-cell table:formula="of:=MID([.I950];4;6)" office:value-type="string" office:string-value="0.3161">
            <text:p>0.316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946">
            <text:p>0.7946</text:p>
          </table:table-cell>
          <table:table-cell table:formula="of:=IF([.B951]&gt;[.$E$1];1;0)" office:value-type="float" office:value="1">
            <text:p>1</text:p>
          </table:table-cell>
          <table:table-cell table:formula="of:=ABS([.A951]-[.C951])" office:value-type="float" office:value="0">
            <text:p>0</text:p>
          </table:table-cell>
          <table:table-cell table:number-columns-repeated="4"/>
          <table:table-cell table:style-name="ce2" office:value-type="string">
            <text:p>1, 0.794629 381</text:p>
          </table:table-cell>
          <table:table-cell table:formula="of:=MID([.I951];1;1)" office:value-type="string" office:string-value="1">
            <text:p>1</text:p>
          </table:table-cell>
          <table:table-cell table:formula="of:=MID([.I951];4;6)" office:value-type="string" office:string-value="0.7946">
            <text:p>0.794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015">
            <text:p>0.9015</text:p>
          </table:table-cell>
          <table:table-cell table:formula="of:=IF([.B952]&gt;[.$E$1];1;0)" office:value-type="float" office:value="1">
            <text:p>1</text:p>
          </table:table-cell>
          <table:table-cell table:formula="of:=ABS([.A952]-[.C952])" office:value-type="float" office:value="0">
            <text:p>0</text:p>
          </table:table-cell>
          <table:table-cell table:number-columns-repeated="4"/>
          <table:table-cell table:style-name="ce2" office:value-type="string">
            <text:p>1, 0.901544 382</text:p>
          </table:table-cell>
          <table:table-cell table:formula="of:=MID([.I952];1;1)" office:value-type="string" office:string-value="1">
            <text:p>1</text:p>
          </table:table-cell>
          <table:table-cell table:formula="of:=MID([.I952];4;6)" office:value-type="string" office:string-value="0.9015">
            <text:p>0.901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972">
            <text:p>0.3972</text:p>
          </table:table-cell>
          <table:table-cell table:formula="of:=IF([.B953]&gt;[.$E$1];1;0)" office:value-type="float" office:value="0">
            <text:p>0</text:p>
          </table:table-cell>
          <table:table-cell table:formula="of:=ABS([.A953]-[.C953])" office:value-type="float" office:value="0">
            <text:p>0</text:p>
          </table:table-cell>
          <table:table-cell table:number-columns-repeated="4"/>
          <table:table-cell table:style-name="ce2" office:value-type="string">
            <text:p>0, 0.397293 383</text:p>
          </table:table-cell>
          <table:table-cell table:formula="of:=MID([.I953];1;1)" office:value-type="string" office:string-value="0">
            <text:p>0</text:p>
          </table:table-cell>
          <table:table-cell table:formula="of:=MID([.I953];4;6)" office:value-type="string" office:string-value="0.3972">
            <text:p>0.397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755">
            <text:p>0.7755</text:p>
          </table:table-cell>
          <table:table-cell table:formula="of:=IF([.B954]&gt;[.$E$1];1;0)" office:value-type="float" office:value="1">
            <text:p>1</text:p>
          </table:table-cell>
          <table:table-cell table:formula="of:=ABS([.A954]-[.C954])" office:value-type="float" office:value="0">
            <text:p>0</text:p>
          </table:table-cell>
          <table:table-cell table:number-columns-repeated="4"/>
          <table:table-cell table:style-name="ce2" office:value-type="string">
            <text:p>1, 0.775583 385</text:p>
          </table:table-cell>
          <table:table-cell table:formula="of:=MID([.I954];1;1)" office:value-type="string" office:string-value="1">
            <text:p>1</text:p>
          </table:table-cell>
          <table:table-cell table:formula="of:=MID([.I954];4;6)" office:value-type="string" office:string-value="0.7755">
            <text:p>0.775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558">
            <text:p>0.4558</text:p>
          </table:table-cell>
          <table:table-cell table:formula="of:=IF([.B955]&gt;[.$E$1];1;0)" office:value-type="float" office:value="0">
            <text:p>0</text:p>
          </table:table-cell>
          <table:table-cell table:formula="of:=ABS([.A955]-[.C955])" office:value-type="float" office:value="0">
            <text:p>0</text:p>
          </table:table-cell>
          <table:table-cell table:number-columns-repeated="4"/>
          <table:table-cell table:style-name="ce2" office:value-type="string">
            <text:p>0, 0.455856 386</text:p>
          </table:table-cell>
          <table:table-cell table:formula="of:=MID([.I955];1;1)" office:value-type="string" office:string-value="0">
            <text:p>0</text:p>
          </table:table-cell>
          <table:table-cell table:formula="of:=MID([.I955];4;6)" office:value-type="string" office:string-value="0.4558">
            <text:p>0.455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27">
            <text:p>0.5327</text:p>
          </table:table-cell>
          <table:table-cell table:formula="of:=IF([.B956]&gt;[.$E$1];1;0)" office:value-type="float" office:value="1">
            <text:p>1</text:p>
          </table:table-cell>
          <table:table-cell table:formula="of:=ABS([.A956]-[.C956])" office:value-type="float" office:value="0">
            <text:p>0</text:p>
          </table:table-cell>
          <table:table-cell table:number-columns-repeated="4"/>
          <table:table-cell table:style-name="ce2" office:value-type="string">
            <text:p>1, 0.532764 387</text:p>
          </table:table-cell>
          <table:table-cell table:formula="of:=MID([.I956];1;1)" office:value-type="string" office:string-value="1">
            <text:p>1</text:p>
          </table:table-cell>
          <table:table-cell table:formula="of:=MID([.I956];4;6)" office:value-type="string" office:string-value="0.5327">
            <text:p>0.532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012">
            <text:p>0.4012</text:p>
          </table:table-cell>
          <table:table-cell table:formula="of:=IF([.B957]&gt;[.$E$1];1;0)" office:value-type="float" office:value="0">
            <text:p>0</text:p>
          </table:table-cell>
          <table:table-cell table:formula="of:=ABS([.A957]-[.C957])" office:value-type="float" office:value="1">
            <text:p>1</text:p>
          </table:table-cell>
          <table:table-cell table:number-columns-repeated="4"/>
          <table:table-cell table:style-name="ce2" office:value-type="string">
            <text:p>1, 0.401294 388</text:p>
          </table:table-cell>
          <table:table-cell table:formula="of:=MID([.I957];1;1)" office:value-type="string" office:string-value="1">
            <text:p>1</text:p>
          </table:table-cell>
          <table:table-cell table:formula="of:=MID([.I957];4;6)" office:value-type="string" office:string-value="0.4012">
            <text:p>0.401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221">
            <text:p>0.9221</text:p>
          </table:table-cell>
          <table:table-cell table:formula="of:=IF([.B958]&gt;[.$E$1];1;0)" office:value-type="float" office:value="1">
            <text:p>1</text:p>
          </table:table-cell>
          <table:table-cell table:formula="of:=ABS([.A958]-[.C958])" office:value-type="float" office:value="0">
            <text:p>0</text:p>
          </table:table-cell>
          <table:table-cell table:number-columns-repeated="4"/>
          <table:table-cell table:style-name="ce2" office:value-type="string">
            <text:p>1, 0.922173 389</text:p>
          </table:table-cell>
          <table:table-cell table:formula="of:=MID([.I958];1;1)" office:value-type="string" office:string-value="1">
            <text:p>1</text:p>
          </table:table-cell>
          <table:table-cell table:formula="of:=MID([.I958];4;6)" office:value-type="string" office:string-value="0.9221">
            <text:p>0.922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299">
            <text:p>0.3299</text:p>
          </table:table-cell>
          <table:table-cell table:formula="of:=IF([.B959]&gt;[.$E$1];1;0)" office:value-type="float" office:value="0">
            <text:p>0</text:p>
          </table:table-cell>
          <table:table-cell table:formula="of:=ABS([.A959]-[.C959])" office:value-type="float" office:value="0">
            <text:p>0</text:p>
          </table:table-cell>
          <table:table-cell table:number-columns-repeated="4"/>
          <table:table-cell table:style-name="ce2" office:value-type="string">
            <text:p>0, 0.329913 390</text:p>
          </table:table-cell>
          <table:table-cell table:formula="of:=MID([.I959];1;1)" office:value-type="string" office:string-value="0">
            <text:p>0</text:p>
          </table:table-cell>
          <table:table-cell table:formula="of:=MID([.I959];4;6)" office:value-type="string" office:string-value="0.3299">
            <text:p>0.329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122">
            <text:p>0.8122</text:p>
          </table:table-cell>
          <table:table-cell table:formula="of:=IF([.B960]&gt;[.$E$1];1;0)" office:value-type="float" office:value="1">
            <text:p>1</text:p>
          </table:table-cell>
          <table:table-cell table:formula="of:=ABS([.A960]-[.C960])" office:value-type="float" office:value="0">
            <text:p>0</text:p>
          </table:table-cell>
          <table:table-cell table:number-columns-repeated="4"/>
          <table:table-cell table:style-name="ce2" office:value-type="string">
            <text:p>1, 0.812239 392</text:p>
          </table:table-cell>
          <table:table-cell table:formula="of:=MID([.I960];1;1)" office:value-type="string" office:string-value="1">
            <text:p>1</text:p>
          </table:table-cell>
          <table:table-cell table:formula="of:=MID([.I960];4;6)" office:value-type="string" office:string-value="0.8122">
            <text:p>0.812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84">
            <text:p>0.5984</text:p>
          </table:table-cell>
          <table:table-cell table:formula="of:=IF([.B961]&gt;[.$E$1];1;0)" office:value-type="float" office:value="1">
            <text:p>1</text:p>
          </table:table-cell>
          <table:table-cell table:formula="of:=ABS([.A961]-[.C961])" office:value-type="float" office:value="0">
            <text:p>0</text:p>
          </table:table-cell>
          <table:table-cell table:number-columns-repeated="4"/>
          <table:table-cell table:style-name="ce2" office:value-type="string">
            <text:p>1, 0.598445 393</text:p>
          </table:table-cell>
          <table:table-cell table:formula="of:=MID([.I961];1;1)" office:value-type="string" office:string-value="1">
            <text:p>1</text:p>
          </table:table-cell>
          <table:table-cell table:formula="of:=MID([.I961];4;6)" office:value-type="string" office:string-value="0.5984">
            <text:p>0.598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496">
            <text:p>0.4496</text:p>
          </table:table-cell>
          <table:table-cell table:formula="of:=IF([.B962]&gt;[.$E$1];1;0)" office:value-type="float" office:value="0">
            <text:p>0</text:p>
          </table:table-cell>
          <table:table-cell table:formula="of:=ABS([.A962]-[.C962])" office:value-type="float" office:value="1">
            <text:p>1</text:p>
          </table:table-cell>
          <table:table-cell table:number-columns-repeated="4"/>
          <table:table-cell table:style-name="ce2" office:value-type="string">
            <text:p>1, 0.449694 394</text:p>
          </table:table-cell>
          <table:table-cell table:formula="of:=MID([.I962];1;1)" office:value-type="string" office:string-value="1">
            <text:p>1</text:p>
          </table:table-cell>
          <table:table-cell table:formula="of:=MID([.I962];4;6)" office:value-type="string" office:string-value="0.4496">
            <text:p>0.449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21">
            <text:p>0.7321</text:p>
          </table:table-cell>
          <table:table-cell table:formula="of:=IF([.B963]&gt;[.$E$1];1;0)" office:value-type="float" office:value="1">
            <text:p>1</text:p>
          </table:table-cell>
          <table:table-cell table:formula="of:=ABS([.A963]-[.C963])" office:value-type="float" office:value="0">
            <text:p>0</text:p>
          </table:table-cell>
          <table:table-cell table:number-columns-repeated="4"/>
          <table:table-cell table:style-name="ce2" office:value-type="string">
            <text:p>1, 0.732182 395</text:p>
          </table:table-cell>
          <table:table-cell table:formula="of:=MID([.I963];1;1)" office:value-type="string" office:string-value="1">
            <text:p>1</text:p>
          </table:table-cell>
          <table:table-cell table:formula="of:=MID([.I963];4;6)" office:value-type="string" office:string-value="0.7321">
            <text:p>0.732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93">
            <text:p>0.6493</text:p>
          </table:table-cell>
          <table:table-cell table:formula="of:=IF([.B964]&gt;[.$E$1];1;0)" office:value-type="float" office:value="1">
            <text:p>1</text:p>
          </table:table-cell>
          <table:table-cell table:formula="of:=ABS([.A964]-[.C964])" office:value-type="float" office:value="0">
            <text:p>0</text:p>
          </table:table-cell>
          <table:table-cell table:number-columns-repeated="4"/>
          <table:table-cell table:style-name="ce2" office:value-type="string">
            <text:p>1, 0.649396 396</text:p>
          </table:table-cell>
          <table:table-cell table:formula="of:=MID([.I964];1;1)" office:value-type="string" office:string-value="1">
            <text:p>1</text:p>
          </table:table-cell>
          <table:table-cell table:formula="of:=MID([.I964];4;6)" office:value-type="string" office:string-value="0.6493">
            <text:p>0.649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222">
            <text:p>0.9222</text:p>
          </table:table-cell>
          <table:table-cell table:formula="of:=IF([.B965]&gt;[.$E$1];1;0)" office:value-type="float" office:value="1">
            <text:p>1</text:p>
          </table:table-cell>
          <table:table-cell table:formula="of:=ABS([.A965]-[.C965])" office:value-type="float" office:value="0">
            <text:p>0</text:p>
          </table:table-cell>
          <table:table-cell table:number-columns-repeated="4"/>
          <table:table-cell table:style-name="ce2" office:value-type="string">
            <text:p>1, 0.922213 397</text:p>
          </table:table-cell>
          <table:table-cell table:formula="of:=MID([.I965];1;1)" office:value-type="string" office:string-value="1">
            <text:p>1</text:p>
          </table:table-cell>
          <table:table-cell table:formula="of:=MID([.I965];4;6)" office:value-type="string" office:string-value="0.9222">
            <text:p>0.922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824">
            <text:p>0.5824</text:p>
          </table:table-cell>
          <table:table-cell table:formula="of:=IF([.B966]&gt;[.$E$1];1;0)" office:value-type="float" office:value="1">
            <text:p>1</text:p>
          </table:table-cell>
          <table:table-cell table:formula="of:=ABS([.A966]-[.C966])" office:value-type="float" office:value="1">
            <text:p>1</text:p>
          </table:table-cell>
          <table:table-cell table:number-columns-repeated="4"/>
          <table:table-cell table:style-name="ce2" office:value-type="string">
            <text:p>0, 0.582436 398</text:p>
          </table:table-cell>
          <table:table-cell table:formula="of:=MID([.I966];1;1)" office:value-type="string" office:string-value="0">
            <text:p>0</text:p>
          </table:table-cell>
          <table:table-cell table:formula="of:=MID([.I966];4;6)" office:value-type="string" office:string-value="0.5824">
            <text:p>0.582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01">
            <text:p>0.6701</text:p>
          </table:table-cell>
          <table:table-cell table:formula="of:=IF([.B967]&gt;[.$E$1];1;0)" office:value-type="float" office:value="1">
            <text:p>1</text:p>
          </table:table-cell>
          <table:table-cell table:formula="of:=ABS([.A967]-[.C967])" office:value-type="float" office:value="0">
            <text:p>0</text:p>
          </table:table-cell>
          <table:table-cell table:number-columns-repeated="4"/>
          <table:table-cell table:style-name="ce2" office:value-type="string">
            <text:p>1, 0.670111 0</text:p>
          </table:table-cell>
          <table:table-cell table:formula="of:=MID([.I967];1;1)" office:value-type="string" office:string-value="1">
            <text:p>1</text:p>
          </table:table-cell>
          <table:table-cell table:formula="of:=MID([.I967];4;6)" office:value-type="string" office:string-value="0.6701">
            <text:p>0.670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687">
            <text:p>0.5687</text:p>
          </table:table-cell>
          <table:table-cell table:formula="of:=IF([.B968]&gt;[.$E$1];1;0)" office:value-type="float" office:value="1">
            <text:p>1</text:p>
          </table:table-cell>
          <table:table-cell table:formula="of:=ABS([.A968]-[.C968])" office:value-type="float" office:value="1">
            <text:p>1</text:p>
          </table:table-cell>
          <table:table-cell table:number-columns-repeated="4"/>
          <table:table-cell table:style-name="ce2" office:value-type="string">
            <text:p>0, 0.568736 2</text:p>
          </table:table-cell>
          <table:table-cell table:formula="of:=MID([.I968];1;1)" office:value-type="string" office:string-value="0">
            <text:p>0</text:p>
          </table:table-cell>
          <table:table-cell table:formula="of:=MID([.I968];4;6)" office:value-type="string" office:string-value="0.5687">
            <text:p>0.568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46">
            <text:p>0.5846</text:p>
          </table:table-cell>
          <table:table-cell table:formula="of:=IF([.B969]&gt;[.$E$1];1;0)" office:value-type="float" office:value="1">
            <text:p>1</text:p>
          </table:table-cell>
          <table:table-cell table:formula="of:=ABS([.A969]-[.C969])" office:value-type="float" office:value="0">
            <text:p>0</text:p>
          </table:table-cell>
          <table:table-cell table:number-columns-repeated="4"/>
          <table:table-cell table:style-name="ce2" office:value-type="string">
            <text:p>1, 0.584647 3</text:p>
          </table:table-cell>
          <table:table-cell table:formula="of:=MID([.I969];1;1)" office:value-type="string" office:string-value="1">
            <text:p>1</text:p>
          </table:table-cell>
          <table:table-cell table:formula="of:=MID([.I969];4;6)" office:value-type="string" office:string-value="0.5846">
            <text:p>0.584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799">
            <text:p>0.7799</text:p>
          </table:table-cell>
          <table:table-cell table:formula="of:=IF([.B970]&gt;[.$E$1];1;0)" office:value-type="float" office:value="1">
            <text:p>1</text:p>
          </table:table-cell>
          <table:table-cell table:formula="of:=ABS([.A970]-[.C970])" office:value-type="float" office:value="1">
            <text:p>1</text:p>
          </table:table-cell>
          <table:table-cell table:number-columns-repeated="4"/>
          <table:table-cell table:style-name="ce2" office:value-type="string">
            <text:p>0, 0.779906 5</text:p>
          </table:table-cell>
          <table:table-cell table:formula="of:=MID([.I970];1;1)" office:value-type="string" office:string-value="0">
            <text:p>0</text:p>
          </table:table-cell>
          <table:table-cell table:formula="of:=MID([.I970];4;6)" office:value-type="string" office:string-value="0.7799">
            <text:p>0.779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93">
            <text:p>0.693</text:p>
          </table:table-cell>
          <table:table-cell table:formula="of:=IF([.B971]&gt;[.$E$1];1;0)" office:value-type="float" office:value="1">
            <text:p>1</text:p>
          </table:table-cell>
          <table:table-cell table:formula="of:=ABS([.A971]-[.C971])" office:value-type="float" office:value="1">
            <text:p>1</text:p>
          </table:table-cell>
          <table:table-cell table:number-columns-repeated="4"/>
          <table:table-cell table:style-name="ce2" office:value-type="string">
            <text:p>0, 0.693035 7</text:p>
          </table:table-cell>
          <table:table-cell table:formula="of:=MID([.I971];1;1)" office:value-type="string" office:string-value="0">
            <text:p>0</text:p>
          </table:table-cell>
          <table:table-cell table:formula="of:=MID([.I971];4;6)" office:value-type="string" office:string-value="0.6930">
            <text:p>0.693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47">
            <text:p>0.6747</text:p>
          </table:table-cell>
          <table:table-cell table:formula="of:=IF([.B972]&gt;[.$E$1];1;0)" office:value-type="float" office:value="1">
            <text:p>1</text:p>
          </table:table-cell>
          <table:table-cell table:formula="of:=ABS([.A972]-[.C972])" office:value-type="float" office:value="0">
            <text:p>0</text:p>
          </table:table-cell>
          <table:table-cell table:number-columns-repeated="4"/>
          <table:table-cell table:style-name="ce2" office:value-type="string">
            <text:p>1, 0.674763 8</text:p>
          </table:table-cell>
          <table:table-cell table:formula="of:=MID([.I972];1;1)" office:value-type="string" office:string-value="1">
            <text:p>1</text:p>
          </table:table-cell>
          <table:table-cell table:formula="of:=MID([.I972];4;6)" office:value-type="string" office:string-value="0.6747">
            <text:p>0.674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79">
            <text:p>0.779</text:p>
          </table:table-cell>
          <table:table-cell table:formula="of:=IF([.B973]&gt;[.$E$1];1;0)" office:value-type="float" office:value="1">
            <text:p>1</text:p>
          </table:table-cell>
          <table:table-cell table:formula="of:=ABS([.A973]-[.C973])" office:value-type="float" office:value="0">
            <text:p>0</text:p>
          </table:table-cell>
          <table:table-cell table:number-columns-repeated="4"/>
          <table:table-cell table:style-name="ce2" office:value-type="string">
            <text:p>1, 0.779077 9</text:p>
          </table:table-cell>
          <table:table-cell table:formula="of:=MID([.I973];1;1)" office:value-type="string" office:string-value="1">
            <text:p>1</text:p>
          </table:table-cell>
          <table:table-cell table:formula="of:=MID([.I973];4;6)" office:value-type="string" office:string-value="0.7790">
            <text:p>0.779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547">
            <text:p>0.5547</text:p>
          </table:table-cell>
          <table:table-cell table:formula="of:=IF([.B974]&gt;[.$E$1];1;0)" office:value-type="float" office:value="1">
            <text:p>1</text:p>
          </table:table-cell>
          <table:table-cell table:formula="of:=ABS([.A974]-[.C974])" office:value-type="float" office:value="1">
            <text:p>1</text:p>
          </table:table-cell>
          <table:table-cell table:number-columns-repeated="4"/>
          <table:table-cell table:style-name="ce2" office:value-type="string">
            <text:p>0, 0.554735 10</text:p>
          </table:table-cell>
          <table:table-cell table:formula="of:=MID([.I974];1;1)" office:value-type="string" office:string-value="0">
            <text:p>0</text:p>
          </table:table-cell>
          <table:table-cell table:formula="of:=MID([.I974];4;6)" office:value-type="string" office:string-value="0.5547">
            <text:p>0.554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2">
            <text:p>0.752</text:p>
          </table:table-cell>
          <table:table-cell table:formula="of:=IF([.B975]&gt;[.$E$1];1;0)" office:value-type="float" office:value="1">
            <text:p>1</text:p>
          </table:table-cell>
          <table:table-cell table:formula="of:=ABS([.A975]-[.C975])" office:value-type="float" office:value="0">
            <text:p>0</text:p>
          </table:table-cell>
          <table:table-cell table:number-columns-repeated="4"/>
          <table:table-cell table:style-name="ce2" office:value-type="string">
            <text:p>1, 0.752027 11</text:p>
          </table:table-cell>
          <table:table-cell table:formula="of:=MID([.I975];1;1)" office:value-type="string" office:string-value="1">
            <text:p>1</text:p>
          </table:table-cell>
          <table:table-cell table:formula="of:=MID([.I975];4;6)" office:value-type="string" office:string-value="0.7520">
            <text:p>0.752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96">
            <text:p>0.396</text:p>
          </table:table-cell>
          <table:table-cell table:formula="of:=IF([.B976]&gt;[.$E$1];1;0)" office:value-type="float" office:value="0">
            <text:p>0</text:p>
          </table:table-cell>
          <table:table-cell table:formula="of:=ABS([.A976]-[.C976])" office:value-type="float" office:value="0">
            <text:p>0</text:p>
          </table:table-cell>
          <table:table-cell table:number-columns-repeated="4"/>
          <table:table-cell table:style-name="ce2" office:value-type="string">
            <text:p>0, 0.396009 12</text:p>
          </table:table-cell>
          <table:table-cell table:formula="of:=MID([.I976];1;1)" office:value-type="string" office:string-value="0">
            <text:p>0</text:p>
          </table:table-cell>
          <table:table-cell table:formula="of:=MID([.I976];4;6)" office:value-type="string" office:string-value="0.3960">
            <text:p>0.396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496">
            <text:p>0.3496</text:p>
          </table:table-cell>
          <table:table-cell table:formula="of:=IF([.B977]&gt;[.$E$1];1;0)" office:value-type="float" office:value="0">
            <text:p>0</text:p>
          </table:table-cell>
          <table:table-cell table:formula="of:=ABS([.A977]-[.C977])" office:value-type="float" office:value="0">
            <text:p>0</text:p>
          </table:table-cell>
          <table:table-cell table:number-columns-repeated="4"/>
          <table:table-cell table:style-name="ce2" office:value-type="string">
            <text:p>0, 0.349609 13</text:p>
          </table:table-cell>
          <table:table-cell table:formula="of:=MID([.I977];1;1)" office:value-type="string" office:string-value="0">
            <text:p>0</text:p>
          </table:table-cell>
          <table:table-cell table:formula="of:=MID([.I977];4;6)" office:value-type="string" office:string-value="0.3496">
            <text:p>0.349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687">
            <text:p>0.8687</text:p>
          </table:table-cell>
          <table:table-cell table:formula="of:=IF([.B978]&gt;[.$E$1];1;0)" office:value-type="float" office:value="1">
            <text:p>1</text:p>
          </table:table-cell>
          <table:table-cell table:formula="of:=ABS([.A978]-[.C978])" office:value-type="float" office:value="0">
            <text:p>0</text:p>
          </table:table-cell>
          <table:table-cell table:number-columns-repeated="4"/>
          <table:table-cell table:style-name="ce2" office:value-type="string">
            <text:p>1, 0.868704 15</text:p>
          </table:table-cell>
          <table:table-cell table:formula="of:=MID([.I978];1;1)" office:value-type="string" office:string-value="1">
            <text:p>1</text:p>
          </table:table-cell>
          <table:table-cell table:formula="of:=MID([.I978];4;6)" office:value-type="string" office:string-value="0.8687">
            <text:p>0.868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29">
            <text:p>0.729</text:p>
          </table:table-cell>
          <table:table-cell table:formula="of:=IF([.B979]&gt;[.$E$1];1;0)" office:value-type="float" office:value="1">
            <text:p>1</text:p>
          </table:table-cell>
          <table:table-cell table:formula="of:=ABS([.A979]-[.C979])" office:value-type="float" office:value="1">
            <text:p>1</text:p>
          </table:table-cell>
          <table:table-cell table:number-columns-repeated="4"/>
          <table:table-cell table:style-name="ce2" office:value-type="string">
            <text:p>0, 0.729018 16</text:p>
          </table:table-cell>
          <table:table-cell table:formula="of:=MID([.I979];1;1)" office:value-type="string" office:string-value="0">
            <text:p>0</text:p>
          </table:table-cell>
          <table:table-cell table:formula="of:=MID([.I979];4;6)" office:value-type="string" office:string-value="0.7290">
            <text:p>0.729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889">
            <text:p>0.8889</text:p>
          </table:table-cell>
          <table:table-cell table:formula="of:=IF([.B980]&gt;[.$E$1];1;0)" office:value-type="float" office:value="1">
            <text:p>1</text:p>
          </table:table-cell>
          <table:table-cell table:formula="of:=ABS([.A980]-[.C980])" office:value-type="float" office:value="0">
            <text:p>0</text:p>
          </table:table-cell>
          <table:table-cell table:number-columns-repeated="4"/>
          <table:table-cell table:style-name="ce2" office:value-type="string">
            <text:p>1, 0.888996 17</text:p>
          </table:table-cell>
          <table:table-cell table:formula="of:=MID([.I980];1;1)" office:value-type="string" office:string-value="1">
            <text:p>1</text:p>
          </table:table-cell>
          <table:table-cell table:formula="of:=MID([.I980];4;6)" office:value-type="string" office:string-value="0.8889">
            <text:p>0.888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23">
            <text:p>0.7123</text:p>
          </table:table-cell>
          <table:table-cell table:formula="of:=IF([.B981]&gt;[.$E$1];1;0)" office:value-type="float" office:value="1">
            <text:p>1</text:p>
          </table:table-cell>
          <table:table-cell table:formula="of:=ABS([.A981]-[.C981])" office:value-type="float" office:value="0">
            <text:p>0</text:p>
          </table:table-cell>
          <table:table-cell table:number-columns-repeated="4"/>
          <table:table-cell table:style-name="ce2" office:value-type="string">
            <text:p>1, 0.712308 19</text:p>
          </table:table-cell>
          <table:table-cell table:formula="of:=MID([.I981];1;1)" office:value-type="string" office:string-value="1">
            <text:p>1</text:p>
          </table:table-cell>
          <table:table-cell table:formula="of:=MID([.I981];4;6)" office:value-type="string" office:string-value="0.7123">
            <text:p>0.712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317">
            <text:p>0.6317</text:p>
          </table:table-cell>
          <table:table-cell table:formula="of:=IF([.B982]&gt;[.$E$1];1;0)" office:value-type="float" office:value="1">
            <text:p>1</text:p>
          </table:table-cell>
          <table:table-cell table:formula="of:=ABS([.A982]-[.C982])" office:value-type="float" office:value="1">
            <text:p>1</text:p>
          </table:table-cell>
          <table:table-cell table:number-columns-repeated="4"/>
          <table:table-cell table:style-name="ce2" office:value-type="string">
            <text:p>0, 0.631772 20</text:p>
          </table:table-cell>
          <table:table-cell table:formula="of:=MID([.I982];1;1)" office:value-type="string" office:string-value="0">
            <text:p>0</text:p>
          </table:table-cell>
          <table:table-cell table:formula="of:=MID([.I982];4;6)" office:value-type="string" office:string-value="0.6317">
            <text:p>0.631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085">
            <text:p>0.7085</text:p>
          </table:table-cell>
          <table:table-cell table:formula="of:=IF([.B983]&gt;[.$E$1];1;0)" office:value-type="float" office:value="1">
            <text:p>1</text:p>
          </table:table-cell>
          <table:table-cell table:formula="of:=ABS([.A983]-[.C983])" office:value-type="float" office:value="1">
            <text:p>1</text:p>
          </table:table-cell>
          <table:table-cell table:number-columns-repeated="4"/>
          <table:table-cell table:style-name="ce2" office:value-type="string">
            <text:p>0, 0.708579 21</text:p>
          </table:table-cell>
          <table:table-cell table:formula="of:=MID([.I983];1;1)" office:value-type="string" office:string-value="0">
            <text:p>0</text:p>
          </table:table-cell>
          <table:table-cell table:formula="of:=MID([.I983];4;6)" office:value-type="string" office:string-value="0.7085">
            <text:p>0.708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753">
            <text:p>0.4753</text:p>
          </table:table-cell>
          <table:table-cell table:formula="of:=IF([.B984]&gt;[.$E$1];1;0)" office:value-type="float" office:value="0">
            <text:p>0</text:p>
          </table:table-cell>
          <table:table-cell table:formula="of:=ABS([.A984]-[.C984])" office:value-type="float" office:value="0">
            <text:p>0</text:p>
          </table:table-cell>
          <table:table-cell table:number-columns-repeated="4"/>
          <table:table-cell table:style-name="ce2" office:value-type="string">
            <text:p>0, 0.475348 24</text:p>
          </table:table-cell>
          <table:table-cell table:formula="of:=MID([.I984];1;1)" office:value-type="string" office:string-value="0">
            <text:p>0</text:p>
          </table:table-cell>
          <table:table-cell table:formula="of:=MID([.I984];4;6)" office:value-type="string" office:string-value="0.4753">
            <text:p>0.475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74">
            <text:p>0.6074</text:p>
          </table:table-cell>
          <table:table-cell table:formula="of:=IF([.B985]&gt;[.$E$1];1;0)" office:value-type="float" office:value="1">
            <text:p>1</text:p>
          </table:table-cell>
          <table:table-cell table:formula="of:=ABS([.A985]-[.C985])" office:value-type="float" office:value="0">
            <text:p>0</text:p>
          </table:table-cell>
          <table:table-cell table:number-columns-repeated="4"/>
          <table:table-cell table:style-name="ce2" office:value-type="string">
            <text:p>1, 0.60747 25</text:p>
          </table:table-cell>
          <table:table-cell table:formula="of:=MID([.I985];1;1)" office:value-type="string" office:string-value="1">
            <text:p>1</text:p>
          </table:table-cell>
          <table:table-cell table:formula="of:=MID([.I985];4;6)" office:value-type="string" office:string-value="0.6074">
            <text:p>0.607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505">
            <text:p>0.6505</text:p>
          </table:table-cell>
          <table:table-cell table:formula="of:=IF([.B986]&gt;[.$E$1];1;0)" office:value-type="float" office:value="1">
            <text:p>1</text:p>
          </table:table-cell>
          <table:table-cell table:formula="of:=ABS([.A986]-[.C986])" office:value-type="float" office:value="1">
            <text:p>1</text:p>
          </table:table-cell>
          <table:table-cell table:number-columns-repeated="4"/>
          <table:table-cell table:style-name="ce2" office:value-type="string">
            <text:p>0, 0.650562 26</text:p>
          </table:table-cell>
          <table:table-cell table:formula="of:=MID([.I986];1;1)" office:value-type="string" office:string-value="0">
            <text:p>0</text:p>
          </table:table-cell>
          <table:table-cell table:formula="of:=MID([.I986];4;6)" office:value-type="string" office:string-value="0.6505">
            <text:p>0.650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396">
            <text:p>0.4396</text:p>
          </table:table-cell>
          <table:table-cell table:formula="of:=IF([.B987]&gt;[.$E$1];1;0)" office:value-type="float" office:value="0">
            <text:p>0</text:p>
          </table:table-cell>
          <table:table-cell table:formula="of:=ABS([.A987]-[.C987])" office:value-type="float" office:value="0">
            <text:p>0</text:p>
          </table:table-cell>
          <table:table-cell table:number-columns-repeated="4"/>
          <table:table-cell table:style-name="ce2" office:value-type="string">
            <text:p>0, 0.439616 27</text:p>
          </table:table-cell>
          <table:table-cell table:formula="of:=MID([.I987];1;1)" office:value-type="string" office:string-value="0">
            <text:p>0</text:p>
          </table:table-cell>
          <table:table-cell table:formula="of:=MID([.I987];4;6)" office:value-type="string" office:string-value="0.4396">
            <text:p>0.439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22">
            <text:p>0.5622</text:p>
          </table:table-cell>
          <table:table-cell table:formula="of:=IF([.B988]&gt;[.$E$1];1;0)" office:value-type="float" office:value="1">
            <text:p>1</text:p>
          </table:table-cell>
          <table:table-cell table:formula="of:=ABS([.A988]-[.C988])" office:value-type="float" office:value="0">
            <text:p>0</text:p>
          </table:table-cell>
          <table:table-cell table:number-columns-repeated="4"/>
          <table:table-cell table:style-name="ce2" office:value-type="string">
            <text:p>1, 0.562227 28</text:p>
          </table:table-cell>
          <table:table-cell table:formula="of:=MID([.I988];1;1)" office:value-type="string" office:string-value="1">
            <text:p>1</text:p>
          </table:table-cell>
          <table:table-cell table:formula="of:=MID([.I988];4;6)" office:value-type="string" office:string-value="0.5622">
            <text:p>0.562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12">
            <text:p>0.6412</text:p>
          </table:table-cell>
          <table:table-cell table:formula="of:=IF([.B989]&gt;[.$E$1];1;0)" office:value-type="float" office:value="1">
            <text:p>1</text:p>
          </table:table-cell>
          <table:table-cell table:formula="of:=ABS([.A989]-[.C989])" office:value-type="float" office:value="0">
            <text:p>0</text:p>
          </table:table-cell>
          <table:table-cell table:number-columns-repeated="4"/>
          <table:table-cell table:style-name="ce2" office:value-type="string">
            <text:p>1, 0.641217 29</text:p>
          </table:table-cell>
          <table:table-cell table:formula="of:=MID([.I989];1;1)" office:value-type="string" office:string-value="1">
            <text:p>1</text:p>
          </table:table-cell>
          <table:table-cell table:formula="of:=MID([.I989];4;6)" office:value-type="string" office:string-value="0.6412">
            <text:p>0.641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09">
            <text:p>0.5509</text:p>
          </table:table-cell>
          <table:table-cell table:formula="of:=IF([.B990]&gt;[.$E$1];1;0)" office:value-type="float" office:value="1">
            <text:p>1</text:p>
          </table:table-cell>
          <table:table-cell table:formula="of:=ABS([.A990]-[.C990])" office:value-type="float" office:value="0">
            <text:p>0</text:p>
          </table:table-cell>
          <table:table-cell table:number-columns-repeated="4"/>
          <table:table-cell table:style-name="ce2" office:value-type="string">
            <text:p>1, 0.550917 30</text:p>
          </table:table-cell>
          <table:table-cell table:formula="of:=MID([.I990];1;1)" office:value-type="string" office:string-value="1">
            <text:p>1</text:p>
          </table:table-cell>
          <table:table-cell table:formula="of:=MID([.I990];4;6)" office:value-type="string" office:string-value="0.5509">
            <text:p>0.550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183">
            <text:p>0.7183</text:p>
          </table:table-cell>
          <table:table-cell table:formula="of:=IF([.B991]&gt;[.$E$1];1;0)" office:value-type="float" office:value="1">
            <text:p>1</text:p>
          </table:table-cell>
          <table:table-cell table:formula="of:=ABS([.A991]-[.C991])" office:value-type="float" office:value="0">
            <text:p>0</text:p>
          </table:table-cell>
          <table:table-cell table:number-columns-repeated="4"/>
          <table:table-cell table:style-name="ce2" office:value-type="string">
            <text:p>1, 0.718335 31</text:p>
          </table:table-cell>
          <table:table-cell table:formula="of:=MID([.I991];1;1)" office:value-type="string" office:string-value="1">
            <text:p>1</text:p>
          </table:table-cell>
          <table:table-cell table:formula="of:=MID([.I991];4;6)" office:value-type="string" office:string-value="0.7183">
            <text:p>0.718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227">
            <text:p>0.4227</text:p>
          </table:table-cell>
          <table:table-cell table:formula="of:=IF([.B992]&gt;[.$E$1];1;0)" office:value-type="float" office:value="0">
            <text:p>0</text:p>
          </table:table-cell>
          <table:table-cell table:formula="of:=ABS([.A992]-[.C992])" office:value-type="float" office:value="0">
            <text:p>0</text:p>
          </table:table-cell>
          <table:table-cell table:number-columns-repeated="4"/>
          <table:table-cell table:style-name="ce2" office:value-type="string">
            <text:p>0, 0.422737 32</text:p>
          </table:table-cell>
          <table:table-cell table:formula="of:=MID([.I992];1;1)" office:value-type="string" office:string-value="0">
            <text:p>0</text:p>
          </table:table-cell>
          <table:table-cell table:formula="of:=MID([.I992];4;6)" office:value-type="string" office:string-value="0.4227">
            <text:p>0.422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8001">
            <text:p>0.8001</text:p>
          </table:table-cell>
          <table:table-cell table:formula="of:=IF([.B993]&gt;[.$E$1];1;0)" office:value-type="float" office:value="1">
            <text:p>1</text:p>
          </table:table-cell>
          <table:table-cell table:formula="of:=ABS([.A993]-[.C993])" office:value-type="float" office:value="1">
            <text:p>1</text:p>
          </table:table-cell>
          <table:table-cell table:number-columns-repeated="4"/>
          <table:table-cell table:style-name="ce2" office:value-type="string">
            <text:p>0, 0.800112 34</text:p>
          </table:table-cell>
          <table:table-cell table:formula="of:=MID([.I993];1;1)" office:value-type="string" office:string-value="0">
            <text:p>0</text:p>
          </table:table-cell>
          <table:table-cell table:formula="of:=MID([.I993];4;6)" office:value-type="string" office:string-value="0.8001">
            <text:p>0.800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71">
            <text:p>0.5371</text:p>
          </table:table-cell>
          <table:table-cell table:formula="of:=IF([.B994]&gt;[.$E$1];1;0)" office:value-type="float" office:value="1">
            <text:p>1</text:p>
          </table:table-cell>
          <table:table-cell table:formula="of:=ABS([.A994]-[.C994])" office:value-type="float" office:value="0">
            <text:p>0</text:p>
          </table:table-cell>
          <table:table-cell table:number-columns-repeated="4"/>
          <table:table-cell table:style-name="ce2" office:value-type="string">
            <text:p>1, 0.537119 35</text:p>
          </table:table-cell>
          <table:table-cell table:formula="of:=MID([.I994];1;1)" office:value-type="string" office:string-value="1">
            <text:p>1</text:p>
          </table:table-cell>
          <table:table-cell table:formula="of:=MID([.I994];4;6)" office:value-type="string" office:string-value="0.5371">
            <text:p>0.537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689">
            <text:p>0.5689</text:p>
          </table:table-cell>
          <table:table-cell table:formula="of:=IF([.B995]&gt;[.$E$1];1;0)" office:value-type="float" office:value="1">
            <text:p>1</text:p>
          </table:table-cell>
          <table:table-cell table:formula="of:=ABS([.A995]-[.C995])" office:value-type="float" office:value="1">
            <text:p>1</text:p>
          </table:table-cell>
          <table:table-cell table:number-columns-repeated="4"/>
          <table:table-cell table:style-name="ce2" office:value-type="string">
            <text:p>0, 0.568943 36</text:p>
          </table:table-cell>
          <table:table-cell table:formula="of:=MID([.I995];1;1)" office:value-type="string" office:string-value="0">
            <text:p>0</text:p>
          </table:table-cell>
          <table:table-cell table:formula="of:=MID([.I995];4;6)" office:value-type="string" office:string-value="0.5689">
            <text:p>0.568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76">
            <text:p>0.6776</text:p>
          </table:table-cell>
          <table:table-cell table:formula="of:=IF([.B996]&gt;[.$E$1];1;0)" office:value-type="float" office:value="1">
            <text:p>1</text:p>
          </table:table-cell>
          <table:table-cell table:formula="of:=ABS([.A996]-[.C996])" office:value-type="float" office:value="0">
            <text:p>0</text:p>
          </table:table-cell>
          <table:table-cell table:number-columns-repeated="4"/>
          <table:table-cell table:style-name="ce2" office:value-type="string">
            <text:p>1, 0.677638 37</text:p>
          </table:table-cell>
          <table:table-cell table:formula="of:=MID([.I996];1;1)" office:value-type="string" office:string-value="1">
            <text:p>1</text:p>
          </table:table-cell>
          <table:table-cell table:formula="of:=MID([.I996];4;6)" office:value-type="string" office:string-value="0.6776">
            <text:p>0.677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878">
            <text:p>0.6878</text:p>
          </table:table-cell>
          <table:table-cell table:formula="of:=IF([.B997]&gt;[.$E$1];1;0)" office:value-type="float" office:value="1">
            <text:p>1</text:p>
          </table:table-cell>
          <table:table-cell table:formula="of:=ABS([.A997]-[.C997])" office:value-type="float" office:value="1">
            <text:p>1</text:p>
          </table:table-cell>
          <table:table-cell table:number-columns-repeated="4"/>
          <table:table-cell table:style-name="ce2" office:value-type="string">
            <text:p>0, 0.68782 39</text:p>
          </table:table-cell>
          <table:table-cell table:formula="of:=MID([.I997];1;1)" office:value-type="string" office:string-value="0">
            <text:p>0</text:p>
          </table:table-cell>
          <table:table-cell table:formula="of:=MID([.I997];4;6)" office:value-type="string" office:string-value="0.6878">
            <text:p>0.687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812">
            <text:p>0.4812</text:p>
          </table:table-cell>
          <table:table-cell table:formula="of:=IF([.B998]&gt;[.$E$1];1;0)" office:value-type="float" office:value="0">
            <text:p>0</text:p>
          </table:table-cell>
          <table:table-cell table:formula="of:=ABS([.A998]-[.C998])" office:value-type="float" office:value="0">
            <text:p>0</text:p>
          </table:table-cell>
          <table:table-cell table:number-columns-repeated="4"/>
          <table:table-cell table:style-name="ce2" office:value-type="string">
            <text:p>0, 0.481282 40</text:p>
          </table:table-cell>
          <table:table-cell table:formula="of:=MID([.I998];1;1)" office:value-type="string" office:string-value="0">
            <text:p>0</text:p>
          </table:table-cell>
          <table:table-cell table:formula="of:=MID([.I998];4;6)" office:value-type="string" office:string-value="0.4812">
            <text:p>0.481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42">
            <text:p>0.7442</text:p>
          </table:table-cell>
          <table:table-cell table:formula="of:=IF([.B999]&gt;[.$E$1];1;0)" office:value-type="float" office:value="1">
            <text:p>1</text:p>
          </table:table-cell>
          <table:table-cell table:formula="of:=ABS([.A999]-[.C999])" office:value-type="float" office:value="0">
            <text:p>0</text:p>
          </table:table-cell>
          <table:table-cell table:number-columns-repeated="4"/>
          <table:table-cell table:style-name="ce2" office:value-type="string">
            <text:p>1, 0.744252 41</text:p>
          </table:table-cell>
          <table:table-cell table:formula="of:=MID([.I999];1;1)" office:value-type="string" office:string-value="1">
            <text:p>1</text:p>
          </table:table-cell>
          <table:table-cell table:formula="of:=MID([.I999];4;6)" office:value-type="string" office:string-value="0.7442">
            <text:p>0.744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57">
            <text:p>0.6357</text:p>
          </table:table-cell>
          <table:table-cell table:formula="of:=IF([.B1000]&gt;[.$E$1];1;0)" office:value-type="float" office:value="1">
            <text:p>1</text:p>
          </table:table-cell>
          <table:table-cell table:formula="of:=ABS([.A1000]-[.C1000])" office:value-type="float" office:value="0">
            <text:p>0</text:p>
          </table:table-cell>
          <table:table-cell table:number-columns-repeated="4"/>
          <table:table-cell table:style-name="ce2" office:value-type="string">
            <text:p>1, 0.635763 42</text:p>
          </table:table-cell>
          <table:table-cell table:formula="of:=MID([.I1000];1;1)" office:value-type="string" office:string-value="1">
            <text:p>1</text:p>
          </table:table-cell>
          <table:table-cell table:formula="of:=MID([.I1000];4;6)" office:value-type="string" office:string-value="0.6357">
            <text:p>0.635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2505">
            <text:p>0.2505</text:p>
          </table:table-cell>
          <table:table-cell table:formula="of:=IF([.B1001]&gt;[.$E$1];1;0)" office:value-type="float" office:value="0">
            <text:p>0</text:p>
          </table:table-cell>
          <table:table-cell table:formula="of:=ABS([.A1001]-[.C1001])" office:value-type="float" office:value="1">
            <text:p>1</text:p>
          </table:table-cell>
          <table:table-cell table:number-columns-repeated="4"/>
          <table:table-cell table:style-name="ce2" office:value-type="string">
            <text:p>1, 0.250553 43</text:p>
          </table:table-cell>
          <table:table-cell table:formula="of:=MID([.I1001];1;1)" office:value-type="string" office:string-value="1">
            <text:p>1</text:p>
          </table:table-cell>
          <table:table-cell table:formula="of:=MID([.I1001];4;6)" office:value-type="string" office:string-value="0.2505">
            <text:p>0.250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907">
            <text:p>0.6907</text:p>
          </table:table-cell>
          <table:table-cell table:formula="of:=IF([.B1002]&gt;[.$E$1];1;0)" office:value-type="float" office:value="1">
            <text:p>1</text:p>
          </table:table-cell>
          <table:table-cell table:formula="of:=ABS([.A1002]-[.C1002])" office:value-type="float" office:value="1">
            <text:p>1</text:p>
          </table:table-cell>
          <table:table-cell table:number-columns-repeated="4"/>
          <table:table-cell table:style-name="ce2" office:value-type="string">
            <text:p>0, 0.690741 44</text:p>
          </table:table-cell>
          <table:table-cell table:formula="of:=MID([.I1002];1;1)" office:value-type="string" office:string-value="0">
            <text:p>0</text:p>
          </table:table-cell>
          <table:table-cell table:formula="of:=MID([.I1002];4;6)" office:value-type="string" office:string-value="0.6907">
            <text:p>0.690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118">
            <text:p>0.9118</text:p>
          </table:table-cell>
          <table:table-cell table:formula="of:=IF([.B1003]&gt;[.$E$1];1;0)" office:value-type="float" office:value="1">
            <text:p>1</text:p>
          </table:table-cell>
          <table:table-cell table:formula="of:=ABS([.A1003]-[.C1003])" office:value-type="float" office:value="0">
            <text:p>0</text:p>
          </table:table-cell>
          <table:table-cell table:number-columns-repeated="4"/>
          <table:table-cell table:style-name="ce2" office:value-type="string">
            <text:p>1, 0.911802 45</text:p>
          </table:table-cell>
          <table:table-cell table:formula="of:=MID([.I1003];1;1)" office:value-type="string" office:string-value="1">
            <text:p>1</text:p>
          </table:table-cell>
          <table:table-cell table:formula="of:=MID([.I1003];4;6)" office:value-type="string" office:string-value="0.9118">
            <text:p>0.911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69">
            <text:p>0.5769</text:p>
          </table:table-cell>
          <table:table-cell table:formula="of:=IF([.B1004]&gt;[.$E$1];1;0)" office:value-type="float" office:value="1">
            <text:p>1</text:p>
          </table:table-cell>
          <table:table-cell table:formula="of:=ABS([.A1004]-[.C1004])" office:value-type="float" office:value="0">
            <text:p>0</text:p>
          </table:table-cell>
          <table:table-cell table:number-columns-repeated="4"/>
          <table:table-cell table:style-name="ce2" office:value-type="string">
            <text:p>1, 0.576974 47</text:p>
          </table:table-cell>
          <table:table-cell table:formula="of:=MID([.I1004];1;1)" office:value-type="string" office:string-value="1">
            <text:p>1</text:p>
          </table:table-cell>
          <table:table-cell table:formula="of:=MID([.I1004];4;6)" office:value-type="string" office:string-value="0.5769">
            <text:p>0.576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305">
            <text:p>0.4305</text:p>
          </table:table-cell>
          <table:table-cell table:formula="of:=IF([.B1005]&gt;[.$E$1];1;0)" office:value-type="float" office:value="0">
            <text:p>0</text:p>
          </table:table-cell>
          <table:table-cell table:formula="of:=ABS([.A1005]-[.C1005])" office:value-type="float" office:value="0">
            <text:p>0</text:p>
          </table:table-cell>
          <table:table-cell table:number-columns-repeated="4"/>
          <table:table-cell table:style-name="ce2" office:value-type="string">
            <text:p>0, 0.430505 48</text:p>
          </table:table-cell>
          <table:table-cell table:formula="of:=MID([.I1005];1;1)" office:value-type="string" office:string-value="0">
            <text:p>0</text:p>
          </table:table-cell>
          <table:table-cell table:formula="of:=MID([.I1005];4;6)" office:value-type="string" office:string-value="0.4305">
            <text:p>0.430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72">
            <text:p>0.7672</text:p>
          </table:table-cell>
          <table:table-cell table:formula="of:=IF([.B1006]&gt;[.$E$1];1;0)" office:value-type="float" office:value="1">
            <text:p>1</text:p>
          </table:table-cell>
          <table:table-cell table:formula="of:=ABS([.A1006]-[.C1006])" office:value-type="float" office:value="0">
            <text:p>0</text:p>
          </table:table-cell>
          <table:table-cell table:number-columns-repeated="4"/>
          <table:table-cell table:style-name="ce2" office:value-type="string">
            <text:p>1, 0.767243 49</text:p>
          </table:table-cell>
          <table:table-cell table:formula="of:=MID([.I1006];1;1)" office:value-type="string" office:string-value="1">
            <text:p>1</text:p>
          </table:table-cell>
          <table:table-cell table:formula="of:=MID([.I1006];4;6)" office:value-type="string" office:string-value="0.7672">
            <text:p>0.767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2988">
            <text:p>0.2988</text:p>
          </table:table-cell>
          <table:table-cell table:formula="of:=IF([.B1007]&gt;[.$E$1];1;0)" office:value-type="float" office:value="0">
            <text:p>0</text:p>
          </table:table-cell>
          <table:table-cell table:formula="of:=ABS([.A1007]-[.C1007])" office:value-type="float" office:value="1">
            <text:p>1</text:p>
          </table:table-cell>
          <table:table-cell table:number-columns-repeated="4"/>
          <table:table-cell table:style-name="ce2" office:value-type="string">
            <text:p>1, 0.298881 50</text:p>
          </table:table-cell>
          <table:table-cell table:formula="of:=MID([.I1007];1;1)" office:value-type="string" office:string-value="1">
            <text:p>1</text:p>
          </table:table-cell>
          <table:table-cell table:formula="of:=MID([.I1007];4;6)" office:value-type="string" office:string-value="0.2988">
            <text:p>0.298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565">
            <text:p>0.8565</text:p>
          </table:table-cell>
          <table:table-cell table:formula="of:=IF([.B1008]&gt;[.$E$1];1;0)" office:value-type="float" office:value="1">
            <text:p>1</text:p>
          </table:table-cell>
          <table:table-cell table:formula="of:=ABS([.A1008]-[.C1008])" office:value-type="float" office:value="0">
            <text:p>0</text:p>
          </table:table-cell>
          <table:table-cell table:number-columns-repeated="4"/>
          <table:table-cell table:style-name="ce2" office:value-type="string">
            <text:p>1, 0.856595 51</text:p>
          </table:table-cell>
          <table:table-cell table:formula="of:=MID([.I1008];1;1)" office:value-type="string" office:string-value="1">
            <text:p>1</text:p>
          </table:table-cell>
          <table:table-cell table:formula="of:=MID([.I1008];4;6)" office:value-type="string" office:string-value="0.8565">
            <text:p>0.856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576">
            <text:p>0.4576</text:p>
          </table:table-cell>
          <table:table-cell table:formula="of:=IF([.B1009]&gt;[.$E$1];1;0)" office:value-type="float" office:value="0">
            <text:p>0</text:p>
          </table:table-cell>
          <table:table-cell table:formula="of:=ABS([.A1009]-[.C1009])" office:value-type="float" office:value="0">
            <text:p>0</text:p>
          </table:table-cell>
          <table:table-cell table:number-columns-repeated="4"/>
          <table:table-cell table:style-name="ce2" office:value-type="string">
            <text:p>0, 0.457622 52</text:p>
          </table:table-cell>
          <table:table-cell table:formula="of:=MID([.I1009];1;1)" office:value-type="string" office:string-value="0">
            <text:p>0</text:p>
          </table:table-cell>
          <table:table-cell table:formula="of:=MID([.I1009];4;6)" office:value-type="string" office:string-value="0.4576">
            <text:p>0.457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68">
            <text:p>0.768</text:p>
          </table:table-cell>
          <table:table-cell table:formula="of:=IF([.B1010]&gt;[.$E$1];1;0)" office:value-type="float" office:value="1">
            <text:p>1</text:p>
          </table:table-cell>
          <table:table-cell table:formula="of:=ABS([.A1010]-[.C1010])" office:value-type="float" office:value="1">
            <text:p>1</text:p>
          </table:table-cell>
          <table:table-cell table:number-columns-repeated="4"/>
          <table:table-cell table:style-name="ce2" office:value-type="string">
            <text:p>0, 0.768006 54</text:p>
          </table:table-cell>
          <table:table-cell table:formula="of:=MID([.I1010];1;1)" office:value-type="string" office:string-value="0">
            <text:p>0</text:p>
          </table:table-cell>
          <table:table-cell table:formula="of:=MID([.I1010];4;6)" office:value-type="string" office:string-value="0.7680">
            <text:p>0.768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59">
            <text:p>0.6159</text:p>
          </table:table-cell>
          <table:table-cell table:formula="of:=IF([.B1011]&gt;[.$E$1];1;0)" office:value-type="float" office:value="1">
            <text:p>1</text:p>
          </table:table-cell>
          <table:table-cell table:formula="of:=ABS([.A1011]-[.C1011])" office:value-type="float" office:value="0">
            <text:p>0</text:p>
          </table:table-cell>
          <table:table-cell table:number-columns-repeated="4"/>
          <table:table-cell table:style-name="ce2" office:value-type="string">
            <text:p>1, 0.615928 55</text:p>
          </table:table-cell>
          <table:table-cell table:formula="of:=MID([.I1011];1;1)" office:value-type="string" office:string-value="1">
            <text:p>1</text:p>
          </table:table-cell>
          <table:table-cell table:formula="of:=MID([.I1011];4;6)" office:value-type="string" office:string-value="0.6159">
            <text:p>0.615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49">
            <text:p>0.6349</text:p>
          </table:table-cell>
          <table:table-cell table:formula="of:=IF([.B1012]&gt;[.$E$1];1;0)" office:value-type="float" office:value="1">
            <text:p>1</text:p>
          </table:table-cell>
          <table:table-cell table:formula="of:=ABS([.A1012]-[.C1012])" office:value-type="float" office:value="0">
            <text:p>0</text:p>
          </table:table-cell>
          <table:table-cell table:number-columns-repeated="4"/>
          <table:table-cell table:style-name="ce2" office:value-type="string">
            <text:p>1, 0.6349 56</text:p>
          </table:table-cell>
          <table:table-cell table:formula="of:=MID([.I1012];1;1)" office:value-type="string" office:string-value="1">
            <text:p>1</text:p>
          </table:table-cell>
          <table:table-cell table:formula="of:=MID([.I1012];4;6)" office:value-type="string" office:string-value="0.6349">
            <text:p>0.634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713">
            <text:p>0.6713</text:p>
          </table:table-cell>
          <table:table-cell table:formula="of:=IF([.B1013]&gt;[.$E$1];1;0)" office:value-type="float" office:value="1">
            <text:p>1</text:p>
          </table:table-cell>
          <table:table-cell table:formula="of:=ABS([.A1013]-[.C1013])" office:value-type="float" office:value="1">
            <text:p>1</text:p>
          </table:table-cell>
          <table:table-cell table:number-columns-repeated="4"/>
          <table:table-cell table:style-name="ce2" office:value-type="string">
            <text:p>0, 0.671301 57</text:p>
          </table:table-cell>
          <table:table-cell table:formula="of:=MID([.I1013];1;1)" office:value-type="string" office:string-value="0">
            <text:p>0</text:p>
          </table:table-cell>
          <table:table-cell table:formula="of:=MID([.I1013];4;6)" office:value-type="string" office:string-value="0.6713">
            <text:p>0.671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514">
            <text:p>0.3514</text:p>
          </table:table-cell>
          <table:table-cell table:formula="of:=IF([.B1014]&gt;[.$E$1];1;0)" office:value-type="float" office:value="0">
            <text:p>0</text:p>
          </table:table-cell>
          <table:table-cell table:formula="of:=ABS([.A1014]-[.C1014])" office:value-type="float" office:value="0">
            <text:p>0</text:p>
          </table:table-cell>
          <table:table-cell table:number-columns-repeated="4"/>
          <table:table-cell table:style-name="ce2" office:value-type="string">
            <text:p>0, 0.35141 58</text:p>
          </table:table-cell>
          <table:table-cell table:formula="of:=MID([.I1014];1;1)" office:value-type="string" office:string-value="0">
            <text:p>0</text:p>
          </table:table-cell>
          <table:table-cell table:formula="of:=MID([.I1014];4;6)" office:value-type="string" office:string-value="0.3514">
            <text:p>0.351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92">
            <text:p>0.5892</text:p>
          </table:table-cell>
          <table:table-cell table:formula="of:=IF([.B1015]&gt;[.$E$1];1;0)" office:value-type="float" office:value="1">
            <text:p>1</text:p>
          </table:table-cell>
          <table:table-cell table:formula="of:=ABS([.A1015]-[.C1015])" office:value-type="float" office:value="0">
            <text:p>0</text:p>
          </table:table-cell>
          <table:table-cell table:number-columns-repeated="4"/>
          <table:table-cell table:style-name="ce2" office:value-type="string">
            <text:p>1, 0.589208 59</text:p>
          </table:table-cell>
          <table:table-cell table:formula="of:=MID([.I1015];1;1)" office:value-type="string" office:string-value="1">
            <text:p>1</text:p>
          </table:table-cell>
          <table:table-cell table:formula="of:=MID([.I1015];4;6)" office:value-type="string" office:string-value="0.5892">
            <text:p>0.589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4">
            <text:p>0.634</text:p>
          </table:table-cell>
          <table:table-cell table:formula="of:=IF([.B1016]&gt;[.$E$1];1;0)" office:value-type="float" office:value="1">
            <text:p>1</text:p>
          </table:table-cell>
          <table:table-cell table:formula="of:=ABS([.A1016]-[.C1016])" office:value-type="float" office:value="0">
            <text:p>0</text:p>
          </table:table-cell>
          <table:table-cell table:number-columns-repeated="4"/>
          <table:table-cell table:style-name="ce2" office:value-type="string">
            <text:p>1, 0.634072 60</text:p>
          </table:table-cell>
          <table:table-cell table:formula="of:=MID([.I1016];1;1)" office:value-type="string" office:string-value="1">
            <text:p>1</text:p>
          </table:table-cell>
          <table:table-cell table:formula="of:=MID([.I1016];4;6)" office:value-type="string" office:string-value="0.6340">
            <text:p>0.634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97">
            <text:p>0.597</text:p>
          </table:table-cell>
          <table:table-cell table:formula="of:=IF([.B1017]&gt;[.$E$1];1;0)" office:value-type="float" office:value="1">
            <text:p>1</text:p>
          </table:table-cell>
          <table:table-cell table:formula="of:=ABS([.A1017]-[.C1017])" office:value-type="float" office:value="1">
            <text:p>1</text:p>
          </table:table-cell>
          <table:table-cell table:number-columns-repeated="4"/>
          <table:table-cell table:style-name="ce2" office:value-type="string">
            <text:p>0, 0.597035 61</text:p>
          </table:table-cell>
          <table:table-cell table:formula="of:=MID([.I1017];1;1)" office:value-type="string" office:string-value="0">
            <text:p>0</text:p>
          </table:table-cell>
          <table:table-cell table:formula="of:=MID([.I1017];4;6)" office:value-type="string" office:string-value="0.5970">
            <text:p>0.597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066">
            <text:p>0.5066</text:p>
          </table:table-cell>
          <table:table-cell table:formula="of:=IF([.B1018]&gt;[.$E$1];1;0)" office:value-type="float" office:value="1">
            <text:p>1</text:p>
          </table:table-cell>
          <table:table-cell table:formula="of:=ABS([.A1018]-[.C1018])" office:value-type="float" office:value="1">
            <text:p>1</text:p>
          </table:table-cell>
          <table:table-cell table:number-columns-repeated="4"/>
          <table:table-cell table:style-name="ce2" office:value-type="string">
            <text:p>0, 0.506667 65</text:p>
          </table:table-cell>
          <table:table-cell table:formula="of:=MID([.I1018];1;1)" office:value-type="string" office:string-value="0">
            <text:p>0</text:p>
          </table:table-cell>
          <table:table-cell table:formula="of:=MID([.I1018];4;6)" office:value-type="string" office:string-value="0.5066">
            <text:p>0.506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639">
            <text:p>0.6639</text:p>
          </table:table-cell>
          <table:table-cell table:formula="of:=IF([.B1019]&gt;[.$E$1];1;0)" office:value-type="float" office:value="1">
            <text:p>1</text:p>
          </table:table-cell>
          <table:table-cell table:formula="of:=ABS([.A1019]-[.C1019])" office:value-type="float" office:value="1">
            <text:p>1</text:p>
          </table:table-cell>
          <table:table-cell table:number-columns-repeated="4"/>
          <table:table-cell table:style-name="ce2" office:value-type="string">
            <text:p>0, 0.663909 66</text:p>
          </table:table-cell>
          <table:table-cell table:formula="of:=MID([.I1019];1;1)" office:value-type="string" office:string-value="0">
            <text:p>0</text:p>
          </table:table-cell>
          <table:table-cell table:formula="of:=MID([.I1019];4;6)" office:value-type="string" office:string-value="0.6639">
            <text:p>0.663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89">
            <text:p>0.6989</text:p>
          </table:table-cell>
          <table:table-cell table:formula="of:=IF([.B1020]&gt;[.$E$1];1;0)" office:value-type="float" office:value="1">
            <text:p>1</text:p>
          </table:table-cell>
          <table:table-cell table:formula="of:=ABS([.A1020]-[.C1020])" office:value-type="float" office:value="0">
            <text:p>0</text:p>
          </table:table-cell>
          <table:table-cell table:number-columns-repeated="4"/>
          <table:table-cell table:style-name="ce2" office:value-type="string">
            <text:p>1, 0.698965 67</text:p>
          </table:table-cell>
          <table:table-cell table:formula="of:=MID([.I1020];1;1)" office:value-type="string" office:string-value="1">
            <text:p>1</text:p>
          </table:table-cell>
          <table:table-cell table:formula="of:=MID([.I1020];4;6)" office:value-type="string" office:string-value="0.6989">
            <text:p>0.698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13">
            <text:p>0.6813</text:p>
          </table:table-cell>
          <table:table-cell table:formula="of:=IF([.B1021]&gt;[.$E$1];1;0)" office:value-type="float" office:value="1">
            <text:p>1</text:p>
          </table:table-cell>
          <table:table-cell table:formula="of:=ABS([.A1021]-[.C1021])" office:value-type="float" office:value="0">
            <text:p>0</text:p>
          </table:table-cell>
          <table:table-cell table:number-columns-repeated="4"/>
          <table:table-cell table:style-name="ce2" office:value-type="string">
            <text:p>1, 0.681306 68</text:p>
          </table:table-cell>
          <table:table-cell table:formula="of:=MID([.I1021];1;1)" office:value-type="string" office:string-value="1">
            <text:p>1</text:p>
          </table:table-cell>
          <table:table-cell table:formula="of:=MID([.I1021];4;6)" office:value-type="string" office:string-value="0.6813">
            <text:p>0.681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705">
            <text:p>0.6705</text:p>
          </table:table-cell>
          <table:table-cell table:formula="of:=IF([.B1022]&gt;[.$E$1];1;0)" office:value-type="float" office:value="1">
            <text:p>1</text:p>
          </table:table-cell>
          <table:table-cell table:formula="of:=ABS([.A1022]-[.C1022])" office:value-type="float" office:value="1">
            <text:p>1</text:p>
          </table:table-cell>
          <table:table-cell table:number-columns-repeated="4"/>
          <table:table-cell table:style-name="ce2" office:value-type="string">
            <text:p>0, 0.670572 69</text:p>
          </table:table-cell>
          <table:table-cell table:formula="of:=MID([.I1022];1;1)" office:value-type="string" office:string-value="0">
            <text:p>0</text:p>
          </table:table-cell>
          <table:table-cell table:formula="of:=MID([.I1022];4;6)" office:value-type="string" office:string-value="0.6705">
            <text:p>0.670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234">
            <text:p>0.5234</text:p>
          </table:table-cell>
          <table:table-cell table:formula="of:=IF([.B1023]&gt;[.$E$1];1;0)" office:value-type="float" office:value="1">
            <text:p>1</text:p>
          </table:table-cell>
          <table:table-cell table:formula="of:=ABS([.A1023]-[.C1023])" office:value-type="float" office:value="0">
            <text:p>0</text:p>
          </table:table-cell>
          <table:table-cell table:number-columns-repeated="4"/>
          <table:table-cell table:style-name="ce2" office:value-type="string">
            <text:p>1, 0.523474 70</text:p>
          </table:table-cell>
          <table:table-cell table:formula="of:=MID([.I1023];1;1)" office:value-type="string" office:string-value="1">
            <text:p>1</text:p>
          </table:table-cell>
          <table:table-cell table:formula="of:=MID([.I1023];4;6)" office:value-type="string" office:string-value="0.5234">
            <text:p>0.523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12">
            <text:p>0.6312</text:p>
          </table:table-cell>
          <table:table-cell table:formula="of:=IF([.B1024]&gt;[.$E$1];1;0)" office:value-type="float" office:value="1">
            <text:p>1</text:p>
          </table:table-cell>
          <table:table-cell table:formula="of:=ABS([.A1024]-[.C1024])" office:value-type="float" office:value="0">
            <text:p>0</text:p>
          </table:table-cell>
          <table:table-cell table:number-columns-repeated="4"/>
          <table:table-cell table:style-name="ce2" office:value-type="string">
            <text:p>1, 0.631234 72</text:p>
          </table:table-cell>
          <table:table-cell table:formula="of:=MID([.I1024];1;1)" office:value-type="string" office:string-value="1">
            <text:p>1</text:p>
          </table:table-cell>
          <table:table-cell table:formula="of:=MID([.I1024];4;6)" office:value-type="string" office:string-value="0.6312">
            <text:p>0.631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84">
            <text:p>0.6384</text:p>
          </table:table-cell>
          <table:table-cell table:formula="of:=IF([.B1025]&gt;[.$E$1];1;0)" office:value-type="float" office:value="1">
            <text:p>1</text:p>
          </table:table-cell>
          <table:table-cell table:formula="of:=ABS([.A1025]-[.C1025])" office:value-type="float" office:value="0">
            <text:p>0</text:p>
          </table:table-cell>
          <table:table-cell table:number-columns-repeated="4"/>
          <table:table-cell table:style-name="ce2" office:value-type="string">
            <text:p>1, 0.638486 73</text:p>
          </table:table-cell>
          <table:table-cell table:formula="of:=MID([.I1025];1;1)" office:value-type="string" office:string-value="1">
            <text:p>1</text:p>
          </table:table-cell>
          <table:table-cell table:formula="of:=MID([.I1025];4;6)" office:value-type="string" office:string-value="0.6384">
            <text:p>0.638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73">
            <text:p>0.6973</text:p>
          </table:table-cell>
          <table:table-cell table:formula="of:=IF([.B1026]&gt;[.$E$1];1;0)" office:value-type="float" office:value="1">
            <text:p>1</text:p>
          </table:table-cell>
          <table:table-cell table:formula="of:=ABS([.A1026]-[.C1026])" office:value-type="float" office:value="0">
            <text:p>0</text:p>
          </table:table-cell>
          <table:table-cell table:number-columns-repeated="4"/>
          <table:table-cell table:style-name="ce2" office:value-type="string">
            <text:p>1, 0.697355 74</text:p>
          </table:table-cell>
          <table:table-cell table:formula="of:=MID([.I1026];1;1)" office:value-type="string" office:string-value="1">
            <text:p>1</text:p>
          </table:table-cell>
          <table:table-cell table:formula="of:=MID([.I1026];4;6)" office:value-type="string" office:string-value="0.6973">
            <text:p>0.697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072">
            <text:p>0.4072</text:p>
          </table:table-cell>
          <table:table-cell table:formula="of:=IF([.B1027]&gt;[.$E$1];1;0)" office:value-type="float" office:value="0">
            <text:p>0</text:p>
          </table:table-cell>
          <table:table-cell table:formula="of:=ABS([.A1027]-[.C1027])" office:value-type="float" office:value="0">
            <text:p>0</text:p>
          </table:table-cell>
          <table:table-cell table:number-columns-repeated="4"/>
          <table:table-cell table:style-name="ce2" office:value-type="string">
            <text:p>0, 0.407278 75</text:p>
          </table:table-cell>
          <table:table-cell table:formula="of:=MID([.I1027];1;1)" office:value-type="string" office:string-value="0">
            <text:p>0</text:p>
          </table:table-cell>
          <table:table-cell table:formula="of:=MID([.I1027];4;6)" office:value-type="string" office:string-value="0.4072">
            <text:p>0.407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547">
            <text:p>0.3547</text:p>
          </table:table-cell>
          <table:table-cell table:formula="of:=IF([.B1028]&gt;[.$E$1];1;0)" office:value-type="float" office:value="0">
            <text:p>0</text:p>
          </table:table-cell>
          <table:table-cell table:formula="of:=ABS([.A1028]-[.C1028])" office:value-type="float" office:value="1">
            <text:p>1</text:p>
          </table:table-cell>
          <table:table-cell table:number-columns-repeated="4"/>
          <table:table-cell table:style-name="ce2" office:value-type="string">
            <text:p>1, 0.354769 76</text:p>
          </table:table-cell>
          <table:table-cell table:formula="of:=MID([.I1028];1;1)" office:value-type="string" office:string-value="1">
            <text:p>1</text:p>
          </table:table-cell>
          <table:table-cell table:formula="of:=MID([.I1028];4;6)" office:value-type="string" office:string-value="0.3547">
            <text:p>0.354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566">
            <text:p>0.5566</text:p>
          </table:table-cell>
          <table:table-cell table:formula="of:=IF([.B1029]&gt;[.$E$1];1;0)" office:value-type="float" office:value="1">
            <text:p>1</text:p>
          </table:table-cell>
          <table:table-cell table:formula="of:=ABS([.A1029]-[.C1029])" office:value-type="float" office:value="0">
            <text:p>0</text:p>
          </table:table-cell>
          <table:table-cell table:number-columns-repeated="4"/>
          <table:table-cell table:style-name="ce2" office:value-type="string">
            <text:p>1, 0.556698 77</text:p>
          </table:table-cell>
          <table:table-cell table:formula="of:=MID([.I1029];1;1)" office:value-type="string" office:string-value="1">
            <text:p>1</text:p>
          </table:table-cell>
          <table:table-cell table:formula="of:=MID([.I1029];4;6)" office:value-type="string" office:string-value="0.5566">
            <text:p>0.556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626">
            <text:p>0.7626</text:p>
          </table:table-cell>
          <table:table-cell table:formula="of:=IF([.B1030]&gt;[.$E$1];1;0)" office:value-type="float" office:value="1">
            <text:p>1</text:p>
          </table:table-cell>
          <table:table-cell table:formula="of:=ABS([.A1030]-[.C1030])" office:value-type="float" office:value="1">
            <text:p>1</text:p>
          </table:table-cell>
          <table:table-cell table:number-columns-repeated="4"/>
          <table:table-cell table:style-name="ce2" office:value-type="string">
            <text:p>0, 0.762676 78</text:p>
          </table:table-cell>
          <table:table-cell table:formula="of:=MID([.I1030];1;1)" office:value-type="string" office:string-value="0">
            <text:p>0</text:p>
          </table:table-cell>
          <table:table-cell table:formula="of:=MID([.I1030];4;6)" office:value-type="string" office:string-value="0.7626">
            <text:p>0.762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8">
            <text:p>0.38</text:p>
          </table:table-cell>
          <table:table-cell table:formula="of:=IF([.B1031]&gt;[.$E$1];1;0)" office:value-type="float" office:value="0">
            <text:p>0</text:p>
          </table:table-cell>
          <table:table-cell table:formula="of:=ABS([.A1031]-[.C1031])" office:value-type="float" office:value="1">
            <text:p>1</text:p>
          </table:table-cell>
          <table:table-cell table:number-columns-repeated="4"/>
          <table:table-cell table:style-name="ce2" office:value-type="string">
            <text:p>1, 0.380072 81</text:p>
          </table:table-cell>
          <table:table-cell table:formula="of:=MID([.I1031];1;1)" office:value-type="string" office:string-value="1">
            <text:p>1</text:p>
          </table:table-cell>
          <table:table-cell table:formula="of:=MID([.I1031];4;6)" office:value-type="string" office:string-value="0.3800">
            <text:p>0.380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28">
            <text:p>0.5328</text:p>
          </table:table-cell>
          <table:table-cell table:formula="of:=IF([.B1032]&gt;[.$E$1];1;0)" office:value-type="float" office:value="1">
            <text:p>1</text:p>
          </table:table-cell>
          <table:table-cell table:formula="of:=ABS([.A1032]-[.C1032])" office:value-type="float" office:value="0">
            <text:p>0</text:p>
          </table:table-cell>
          <table:table-cell table:number-columns-repeated="4"/>
          <table:table-cell table:style-name="ce2" office:value-type="string">
            <text:p>1, 0.532876 82</text:p>
          </table:table-cell>
          <table:table-cell table:formula="of:=MID([.I1032];1;1)" office:value-type="string" office:string-value="1">
            <text:p>1</text:p>
          </table:table-cell>
          <table:table-cell table:formula="of:=MID([.I1032];4;6)" office:value-type="string" office:string-value="0.5328">
            <text:p>0.532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3">
            <text:p>0.723</text:p>
          </table:table-cell>
          <table:table-cell table:formula="of:=IF([.B1033]&gt;[.$E$1];1;0)" office:value-type="float" office:value="1">
            <text:p>1</text:p>
          </table:table-cell>
          <table:table-cell table:formula="of:=ABS([.A1033]-[.C1033])" office:value-type="float" office:value="0">
            <text:p>0</text:p>
          </table:table-cell>
          <table:table-cell table:number-columns-repeated="4"/>
          <table:table-cell table:style-name="ce2" office:value-type="string">
            <text:p>1, 0.723032 83</text:p>
          </table:table-cell>
          <table:table-cell table:formula="of:=MID([.I1033];1;1)" office:value-type="string" office:string-value="1">
            <text:p>1</text:p>
          </table:table-cell>
          <table:table-cell table:formula="of:=MID([.I1033];4;6)" office:value-type="string" office:string-value="0.7230">
            <text:p>0.723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04">
            <text:p>0.6104</text:p>
          </table:table-cell>
          <table:table-cell table:formula="of:=IF([.B1034]&gt;[.$E$1];1;0)" office:value-type="float" office:value="1">
            <text:p>1</text:p>
          </table:table-cell>
          <table:table-cell table:formula="of:=ABS([.A1034]-[.C1034])" office:value-type="float" office:value="0">
            <text:p>0</text:p>
          </table:table-cell>
          <table:table-cell table:number-columns-repeated="4"/>
          <table:table-cell table:style-name="ce2" office:value-type="string">
            <text:p>1, 0.610443 84</text:p>
          </table:table-cell>
          <table:table-cell table:formula="of:=MID([.I1034];1;1)" office:value-type="string" office:string-value="1">
            <text:p>1</text:p>
          </table:table-cell>
          <table:table-cell table:formula="of:=MID([.I1034];4;6)" office:value-type="string" office:string-value="0.6104">
            <text:p>0.610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32">
            <text:p>0.6832</text:p>
          </table:table-cell>
          <table:table-cell table:formula="of:=IF([.B1035]&gt;[.$E$1];1;0)" office:value-type="float" office:value="1">
            <text:p>1</text:p>
          </table:table-cell>
          <table:table-cell table:formula="of:=ABS([.A1035]-[.C1035])" office:value-type="float" office:value="0">
            <text:p>0</text:p>
          </table:table-cell>
          <table:table-cell table:number-columns-repeated="4"/>
          <table:table-cell table:style-name="ce2" office:value-type="string">
            <text:p>1, 0.683218 85</text:p>
          </table:table-cell>
          <table:table-cell table:formula="of:=MID([.I1035];1;1)" office:value-type="string" office:string-value="1">
            <text:p>1</text:p>
          </table:table-cell>
          <table:table-cell table:formula="of:=MID([.I1035];4;6)" office:value-type="string" office:string-value="0.6832">
            <text:p>0.683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864">
            <text:p>0.7864</text:p>
          </table:table-cell>
          <table:table-cell table:formula="of:=IF([.B1036]&gt;[.$E$1];1;0)" office:value-type="float" office:value="1">
            <text:p>1</text:p>
          </table:table-cell>
          <table:table-cell table:formula="of:=ABS([.A1036]-[.C1036])" office:value-type="float" office:value="1">
            <text:p>1</text:p>
          </table:table-cell>
          <table:table-cell table:number-columns-repeated="4"/>
          <table:table-cell table:style-name="ce2" office:value-type="string">
            <text:p>0, 0.786485 86</text:p>
          </table:table-cell>
          <table:table-cell table:formula="of:=MID([.I1036];1;1)" office:value-type="string" office:string-value="0">
            <text:p>0</text:p>
          </table:table-cell>
          <table:table-cell table:formula="of:=MID([.I1036];4;6)" office:value-type="string" office:string-value="0.7864">
            <text:p>0.786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101">
            <text:p>0.7101</text:p>
          </table:table-cell>
          <table:table-cell table:formula="of:=IF([.B1037]&gt;[.$E$1];1;0)" office:value-type="float" office:value="1">
            <text:p>1</text:p>
          </table:table-cell>
          <table:table-cell table:formula="of:=ABS([.A1037]-[.C1037])" office:value-type="float" office:value="1">
            <text:p>1</text:p>
          </table:table-cell>
          <table:table-cell table:number-columns-repeated="4"/>
          <table:table-cell table:style-name="ce2" office:value-type="string">
            <text:p>0, 0.710122 90</text:p>
          </table:table-cell>
          <table:table-cell table:formula="of:=MID([.I1037];1;1)" office:value-type="string" office:string-value="0">
            <text:p>0</text:p>
          </table:table-cell>
          <table:table-cell table:formula="of:=MID([.I1037];4;6)" office:value-type="string" office:string-value="0.7101">
            <text:p>0.710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28">
            <text:p>0.6728</text:p>
          </table:table-cell>
          <table:table-cell table:formula="of:=IF([.B1038]&gt;[.$E$1];1;0)" office:value-type="float" office:value="1">
            <text:p>1</text:p>
          </table:table-cell>
          <table:table-cell table:formula="of:=ABS([.A1038]-[.C1038])" office:value-type="float" office:value="0">
            <text:p>0</text:p>
          </table:table-cell>
          <table:table-cell table:number-columns-repeated="4"/>
          <table:table-cell table:style-name="ce2" office:value-type="string">
            <text:p>1, 0.672829 92</text:p>
          </table:table-cell>
          <table:table-cell table:formula="of:=MID([.I1038];1;1)" office:value-type="string" office:string-value="1">
            <text:p>1</text:p>
          </table:table-cell>
          <table:table-cell table:formula="of:=MID([.I1038];4;6)" office:value-type="string" office:string-value="0.6728">
            <text:p>0.672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04">
            <text:p>0.804</text:p>
          </table:table-cell>
          <table:table-cell table:formula="of:=IF([.B1039]&gt;[.$E$1];1;0)" office:value-type="float" office:value="1">
            <text:p>1</text:p>
          </table:table-cell>
          <table:table-cell table:formula="of:=ABS([.A1039]-[.C1039])" office:value-type="float" office:value="0">
            <text:p>0</text:p>
          </table:table-cell>
          <table:table-cell table:number-columns-repeated="4"/>
          <table:table-cell table:style-name="ce2" office:value-type="string">
            <text:p>1, 0.804017 93</text:p>
          </table:table-cell>
          <table:table-cell table:formula="of:=MID([.I1039];1;1)" office:value-type="string" office:string-value="1">
            <text:p>1</text:p>
          </table:table-cell>
          <table:table-cell table:formula="of:=MID([.I1039];4;6)" office:value-type="string" office:string-value="0.8040">
            <text:p>0.804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45">
            <text:p>0.6745</text:p>
          </table:table-cell>
          <table:table-cell table:formula="of:=IF([.B1040]&gt;[.$E$1];1;0)" office:value-type="float" office:value="1">
            <text:p>1</text:p>
          </table:table-cell>
          <table:table-cell table:formula="of:=ABS([.A1040]-[.C1040])" office:value-type="float" office:value="0">
            <text:p>0</text:p>
          </table:table-cell>
          <table:table-cell table:number-columns-repeated="4"/>
          <table:table-cell table:style-name="ce2" office:value-type="string">
            <text:p>1, 0.674572 94</text:p>
          </table:table-cell>
          <table:table-cell table:formula="of:=MID([.I1040];1;1)" office:value-type="string" office:string-value="1">
            <text:p>1</text:p>
          </table:table-cell>
          <table:table-cell table:formula="of:=MID([.I1040];4;6)" office:value-type="string" office:string-value="0.6745">
            <text:p>0.674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235">
            <text:p>0.7235</text:p>
          </table:table-cell>
          <table:table-cell table:formula="of:=IF([.B1041]&gt;[.$E$1];1;0)" office:value-type="float" office:value="1">
            <text:p>1</text:p>
          </table:table-cell>
          <table:table-cell table:formula="of:=ABS([.A1041]-[.C1041])" office:value-type="float" office:value="1">
            <text:p>1</text:p>
          </table:table-cell>
          <table:table-cell table:number-columns-repeated="4"/>
          <table:table-cell table:style-name="ce2" office:value-type="string">
            <text:p>0, 0.723596 95</text:p>
          </table:table-cell>
          <table:table-cell table:formula="of:=MID([.I1041];1;1)" office:value-type="string" office:string-value="0">
            <text:p>0</text:p>
          </table:table-cell>
          <table:table-cell table:formula="of:=MID([.I1041];4;6)" office:value-type="string" office:string-value="0.7235">
            <text:p>0.723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873">
            <text:p>0.6873</text:p>
          </table:table-cell>
          <table:table-cell table:formula="of:=IF([.B1042]&gt;[.$E$1];1;0)" office:value-type="float" office:value="1">
            <text:p>1</text:p>
          </table:table-cell>
          <table:table-cell table:formula="of:=ABS([.A1042]-[.C1042])" office:value-type="float" office:value="1">
            <text:p>1</text:p>
          </table:table-cell>
          <table:table-cell table:number-columns-repeated="4"/>
          <table:table-cell table:style-name="ce2" office:value-type="string">
            <text:p>0, 0.687355 96</text:p>
          </table:table-cell>
          <table:table-cell table:formula="of:=MID([.I1042];1;1)" office:value-type="string" office:string-value="0">
            <text:p>0</text:p>
          </table:table-cell>
          <table:table-cell table:formula="of:=MID([.I1042];4;6)" office:value-type="string" office:string-value="0.6873">
            <text:p>0.687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94">
            <text:p>0.5794</text:p>
          </table:table-cell>
          <table:table-cell table:formula="of:=IF([.B1043]&gt;[.$E$1];1;0)" office:value-type="float" office:value="1">
            <text:p>1</text:p>
          </table:table-cell>
          <table:table-cell table:formula="of:=ABS([.A1043]-[.C1043])" office:value-type="float" office:value="0">
            <text:p>0</text:p>
          </table:table-cell>
          <table:table-cell table:number-columns-repeated="4"/>
          <table:table-cell table:style-name="ce2" office:value-type="string">
            <text:p>1, 0.579464 97</text:p>
          </table:table-cell>
          <table:table-cell table:formula="of:=MID([.I1043];1;1)" office:value-type="string" office:string-value="1">
            <text:p>1</text:p>
          </table:table-cell>
          <table:table-cell table:formula="of:=MID([.I1043];4;6)" office:value-type="string" office:string-value="0.5794">
            <text:p>0.579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802">
            <text:p>0.4802</text:p>
          </table:table-cell>
          <table:table-cell table:formula="of:=IF([.B1044]&gt;[.$E$1];1;0)" office:value-type="float" office:value="0">
            <text:p>0</text:p>
          </table:table-cell>
          <table:table-cell table:formula="of:=ABS([.A1044]-[.C1044])" office:value-type="float" office:value="1">
            <text:p>1</text:p>
          </table:table-cell>
          <table:table-cell table:number-columns-repeated="4"/>
          <table:table-cell table:style-name="ce2" office:value-type="string">
            <text:p>1, 0.480241 98</text:p>
          </table:table-cell>
          <table:table-cell table:formula="of:=MID([.I1044];1;1)" office:value-type="string" office:string-value="1">
            <text:p>1</text:p>
          </table:table-cell>
          <table:table-cell table:formula="of:=MID([.I1044];4;6)" office:value-type="string" office:string-value="0.4802">
            <text:p>0.480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408">
            <text:p>0.4408</text:p>
          </table:table-cell>
          <table:table-cell table:formula="of:=IF([.B1045]&gt;[.$E$1];1;0)" office:value-type="float" office:value="0">
            <text:p>0</text:p>
          </table:table-cell>
          <table:table-cell table:formula="of:=ABS([.A1045]-[.C1045])" office:value-type="float" office:value="1">
            <text:p>1</text:p>
          </table:table-cell>
          <table:table-cell table:number-columns-repeated="4"/>
          <table:table-cell table:style-name="ce2" office:value-type="string">
            <text:p>1, 0.440851 100</text:p>
          </table:table-cell>
          <table:table-cell table:formula="of:=MID([.I1045];1;1)" office:value-type="string" office:string-value="1">
            <text:p>1</text:p>
          </table:table-cell>
          <table:table-cell table:formula="of:=MID([.I1045];4;6)" office:value-type="string" office:string-value="0.4408">
            <text:p>0.440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125">
            <text:p>0.7125</text:p>
          </table:table-cell>
          <table:table-cell table:formula="of:=IF([.B1046]&gt;[.$E$1];1;0)" office:value-type="float" office:value="1">
            <text:p>1</text:p>
          </table:table-cell>
          <table:table-cell table:formula="of:=ABS([.A1046]-[.C1046])" office:value-type="float" office:value="1">
            <text:p>1</text:p>
          </table:table-cell>
          <table:table-cell table:number-columns-repeated="4"/>
          <table:table-cell table:style-name="ce2" office:value-type="string">
            <text:p>0, 0.712507 102</text:p>
          </table:table-cell>
          <table:table-cell table:formula="of:=MID([.I1046];1;1)" office:value-type="string" office:string-value="0">
            <text:p>0</text:p>
          </table:table-cell>
          <table:table-cell table:formula="of:=MID([.I1046];4;6)" office:value-type="string" office:string-value="0.7125">
            <text:p>0.712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27">
            <text:p>0.7627</text:p>
          </table:table-cell>
          <table:table-cell table:formula="of:=IF([.B1047]&gt;[.$E$1];1;0)" office:value-type="float" office:value="1">
            <text:p>1</text:p>
          </table:table-cell>
          <table:table-cell table:formula="of:=ABS([.A1047]-[.C1047])" office:value-type="float" office:value="0">
            <text:p>0</text:p>
          </table:table-cell>
          <table:table-cell table:number-columns-repeated="4"/>
          <table:table-cell table:style-name="ce2" office:value-type="string">
            <text:p>1, 0.762754 103</text:p>
          </table:table-cell>
          <table:table-cell table:formula="of:=MID([.I1047];1;1)" office:value-type="string" office:string-value="1">
            <text:p>1</text:p>
          </table:table-cell>
          <table:table-cell table:formula="of:=MID([.I1047];4;6)" office:value-type="string" office:string-value="0.7627">
            <text:p>0.762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226">
            <text:p>0.3226</text:p>
          </table:table-cell>
          <table:table-cell table:formula="of:=IF([.B1048]&gt;[.$E$1];1;0)" office:value-type="float" office:value="0">
            <text:p>0</text:p>
          </table:table-cell>
          <table:table-cell table:formula="of:=ABS([.A1048]-[.C1048])" office:value-type="float" office:value="0">
            <text:p>0</text:p>
          </table:table-cell>
          <table:table-cell table:number-columns-repeated="4"/>
          <table:table-cell table:style-name="ce2" office:value-type="string">
            <text:p>0, 0.322607 104</text:p>
          </table:table-cell>
          <table:table-cell table:formula="of:=MID([.I1048];1;1)" office:value-type="string" office:string-value="0">
            <text:p>0</text:p>
          </table:table-cell>
          <table:table-cell table:formula="of:=MID([.I1048];4;6)" office:value-type="string" office:string-value="0.3226">
            <text:p>0.322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99">
            <text:p>0.5999</text:p>
          </table:table-cell>
          <table:table-cell table:formula="of:=IF([.B1049]&gt;[.$E$1];1;0)" office:value-type="float" office:value="1">
            <text:p>1</text:p>
          </table:table-cell>
          <table:table-cell table:formula="of:=ABS([.A1049]-[.C1049])" office:value-type="float" office:value="0">
            <text:p>0</text:p>
          </table:table-cell>
          <table:table-cell table:number-columns-repeated="4"/>
          <table:table-cell table:style-name="ce2" office:value-type="string">
            <text:p>1, 0.599998 105</text:p>
          </table:table-cell>
          <table:table-cell table:formula="of:=MID([.I1049];1;1)" office:value-type="string" office:string-value="1">
            <text:p>1</text:p>
          </table:table-cell>
          <table:table-cell table:formula="of:=MID([.I1049];4;6)" office:value-type="string" office:string-value="0.5999">
            <text:p>0.599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2542">
            <text:p>0.2542</text:p>
          </table:table-cell>
          <table:table-cell table:formula="of:=IF([.B1050]&gt;[.$E$1];1;0)" office:value-type="float" office:value="0">
            <text:p>0</text:p>
          </table:table-cell>
          <table:table-cell table:formula="of:=ABS([.A1050]-[.C1050])" office:value-type="float" office:value="0">
            <text:p>0</text:p>
          </table:table-cell>
          <table:table-cell table:number-columns-repeated="4"/>
          <table:table-cell table:style-name="ce2" office:value-type="string">
            <text:p>0, 0.254251 106</text:p>
          </table:table-cell>
          <table:table-cell table:formula="of:=MID([.I1050];1;1)" office:value-type="string" office:string-value="0">
            <text:p>0</text:p>
          </table:table-cell>
          <table:table-cell table:formula="of:=MID([.I1050];4;6)" office:value-type="string" office:string-value="0.2542">
            <text:p>0.254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86">
            <text:p>0.6986</text:p>
          </table:table-cell>
          <table:table-cell table:formula="of:=IF([.B1051]&gt;[.$E$1];1;0)" office:value-type="float" office:value="1">
            <text:p>1</text:p>
          </table:table-cell>
          <table:table-cell table:formula="of:=ABS([.A1051]-[.C1051])" office:value-type="float" office:value="0">
            <text:p>0</text:p>
          </table:table-cell>
          <table:table-cell table:number-columns-repeated="4"/>
          <table:table-cell table:style-name="ce2" office:value-type="string">
            <text:p>1, 0.698652 108</text:p>
          </table:table-cell>
          <table:table-cell table:formula="of:=MID([.I1051];1;1)" office:value-type="string" office:string-value="1">
            <text:p>1</text:p>
          </table:table-cell>
          <table:table-cell table:formula="of:=MID([.I1051];4;6)" office:value-type="string" office:string-value="0.6986">
            <text:p>0.698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41">
            <text:p>0.7841</text:p>
          </table:table-cell>
          <table:table-cell table:formula="of:=IF([.B1052]&gt;[.$E$1];1;0)" office:value-type="float" office:value="1">
            <text:p>1</text:p>
          </table:table-cell>
          <table:table-cell table:formula="of:=ABS([.A1052]-[.C1052])" office:value-type="float" office:value="0">
            <text:p>0</text:p>
          </table:table-cell>
          <table:table-cell table:number-columns-repeated="4"/>
          <table:table-cell table:style-name="ce2" office:value-type="string">
            <text:p>1, 0.784199 109</text:p>
          </table:table-cell>
          <table:table-cell table:formula="of:=MID([.I1052];1;1)" office:value-type="string" office:string-value="1">
            <text:p>1</text:p>
          </table:table-cell>
          <table:table-cell table:formula="of:=MID([.I1052];4;6)" office:value-type="string" office:string-value="0.7841">
            <text:p>0.784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46">
            <text:p>0.5946</text:p>
          </table:table-cell>
          <table:table-cell table:formula="of:=IF([.B1053]&gt;[.$E$1];1;0)" office:value-type="float" office:value="1">
            <text:p>1</text:p>
          </table:table-cell>
          <table:table-cell table:formula="of:=ABS([.A1053]-[.C1053])" office:value-type="float" office:value="0">
            <text:p>0</text:p>
          </table:table-cell>
          <table:table-cell table:number-columns-repeated="4"/>
          <table:table-cell table:style-name="ce2" office:value-type="string">
            <text:p>1, 0.594696 110</text:p>
          </table:table-cell>
          <table:table-cell table:formula="of:=MID([.I1053];1;1)" office:value-type="string" office:string-value="1">
            <text:p>1</text:p>
          </table:table-cell>
          <table:table-cell table:formula="of:=MID([.I1053];4;6)" office:value-type="string" office:string-value="0.5946">
            <text:p>0.594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82">
            <text:p>0.6882</text:p>
          </table:table-cell>
          <table:table-cell table:formula="of:=IF([.B1054]&gt;[.$E$1];1;0)" office:value-type="float" office:value="1">
            <text:p>1</text:p>
          </table:table-cell>
          <table:table-cell table:formula="of:=ABS([.A1054]-[.C1054])" office:value-type="float" office:value="0">
            <text:p>0</text:p>
          </table:table-cell>
          <table:table-cell table:number-columns-repeated="4"/>
          <table:table-cell table:style-name="ce2" office:value-type="string">
            <text:p>1, 0.688279 111</text:p>
          </table:table-cell>
          <table:table-cell table:formula="of:=MID([.I1054];1;1)" office:value-type="string" office:string-value="1">
            <text:p>1</text:p>
          </table:table-cell>
          <table:table-cell table:formula="of:=MID([.I1054];4;6)" office:value-type="string" office:string-value="0.6882">
            <text:p>0.688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906">
            <text:p>0.7906</text:p>
          </table:table-cell>
          <table:table-cell table:formula="of:=IF([.B1055]&gt;[.$E$1];1;0)" office:value-type="float" office:value="1">
            <text:p>1</text:p>
          </table:table-cell>
          <table:table-cell table:formula="of:=ABS([.A1055]-[.C1055])" office:value-type="float" office:value="0">
            <text:p>0</text:p>
          </table:table-cell>
          <table:table-cell table:number-columns-repeated="4"/>
          <table:table-cell table:style-name="ce2" office:value-type="string">
            <text:p>1, 0.790613 112</text:p>
          </table:table-cell>
          <table:table-cell table:formula="of:=MID([.I1055];1;1)" office:value-type="string" office:string-value="1">
            <text:p>1</text:p>
          </table:table-cell>
          <table:table-cell table:formula="of:=MID([.I1055];4;6)" office:value-type="string" office:string-value="0.7906">
            <text:p>0.790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95">
            <text:p>0.7495</text:p>
          </table:table-cell>
          <table:table-cell table:formula="of:=IF([.B1056]&gt;[.$E$1];1;0)" office:value-type="float" office:value="1">
            <text:p>1</text:p>
          </table:table-cell>
          <table:table-cell table:formula="of:=ABS([.A1056]-[.C1056])" office:value-type="float" office:value="0">
            <text:p>0</text:p>
          </table:table-cell>
          <table:table-cell table:number-columns-repeated="4"/>
          <table:table-cell table:style-name="ce2" office:value-type="string">
            <text:p>1, 0.749563 113</text:p>
          </table:table-cell>
          <table:table-cell table:formula="of:=MID([.I1056];1;1)" office:value-type="string" office:string-value="1">
            <text:p>1</text:p>
          </table:table-cell>
          <table:table-cell table:formula="of:=MID([.I1056];4;6)" office:value-type="string" office:string-value="0.7495">
            <text:p>0.749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043">
            <text:p>0.8043</text:p>
          </table:table-cell>
          <table:table-cell table:formula="of:=IF([.B1057]&gt;[.$E$1];1;0)" office:value-type="float" office:value="1">
            <text:p>1</text:p>
          </table:table-cell>
          <table:table-cell table:formula="of:=ABS([.A1057]-[.C1057])" office:value-type="float" office:value="0">
            <text:p>0</text:p>
          </table:table-cell>
          <table:table-cell table:number-columns-repeated="4"/>
          <table:table-cell table:style-name="ce2" office:value-type="string">
            <text:p>1, 0.804365 114</text:p>
          </table:table-cell>
          <table:table-cell table:formula="of:=MID([.I1057];1;1)" office:value-type="string" office:string-value="1">
            <text:p>1</text:p>
          </table:table-cell>
          <table:table-cell table:formula="of:=MID([.I1057];4;6)" office:value-type="string" office:string-value="0.8043">
            <text:p>0.804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79">
            <text:p>0.6479</text:p>
          </table:table-cell>
          <table:table-cell table:formula="of:=IF([.B1058]&gt;[.$E$1];1;0)" office:value-type="float" office:value="1">
            <text:p>1</text:p>
          </table:table-cell>
          <table:table-cell table:formula="of:=ABS([.A1058]-[.C1058])" office:value-type="float" office:value="0">
            <text:p>0</text:p>
          </table:table-cell>
          <table:table-cell table:number-columns-repeated="4"/>
          <table:table-cell table:style-name="ce2" office:value-type="string">
            <text:p>1, 0.647959 115</text:p>
          </table:table-cell>
          <table:table-cell table:formula="of:=MID([.I1058];1;1)" office:value-type="string" office:string-value="1">
            <text:p>1</text:p>
          </table:table-cell>
          <table:table-cell table:formula="of:=MID([.I1058];4;6)" office:value-type="string" office:string-value="0.6479">
            <text:p>0.647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73">
            <text:p>0.7073</text:p>
          </table:table-cell>
          <table:table-cell table:formula="of:=IF([.B1059]&gt;[.$E$1];1;0)" office:value-type="float" office:value="1">
            <text:p>1</text:p>
          </table:table-cell>
          <table:table-cell table:formula="of:=ABS([.A1059]-[.C1059])" office:value-type="float" office:value="0">
            <text:p>0</text:p>
          </table:table-cell>
          <table:table-cell table:number-columns-repeated="4"/>
          <table:table-cell table:style-name="ce2" office:value-type="string">
            <text:p>1, 0.707385 116</text:p>
          </table:table-cell>
          <table:table-cell table:formula="of:=MID([.I1059];1;1)" office:value-type="string" office:string-value="1">
            <text:p>1</text:p>
          </table:table-cell>
          <table:table-cell table:formula="of:=MID([.I1059];4;6)" office:value-type="string" office:string-value="0.7073">
            <text:p>0.707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202">
            <text:p>0.8202</text:p>
          </table:table-cell>
          <table:table-cell table:formula="of:=IF([.B1060]&gt;[.$E$1];1;0)" office:value-type="float" office:value="1">
            <text:p>1</text:p>
          </table:table-cell>
          <table:table-cell table:formula="of:=ABS([.A1060]-[.C1060])" office:value-type="float" office:value="0">
            <text:p>0</text:p>
          </table:table-cell>
          <table:table-cell table:number-columns-repeated="4"/>
          <table:table-cell table:style-name="ce2" office:value-type="string">
            <text:p>1, 0.820273 117</text:p>
          </table:table-cell>
          <table:table-cell table:formula="of:=MID([.I1060];1;1)" office:value-type="string" office:string-value="1">
            <text:p>1</text:p>
          </table:table-cell>
          <table:table-cell table:formula="of:=MID([.I1060];4;6)" office:value-type="string" office:string-value="0.8202">
            <text:p>0.820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44">
            <text:p>0.7644</text:p>
          </table:table-cell>
          <table:table-cell table:formula="of:=IF([.B1061]&gt;[.$E$1];1;0)" office:value-type="float" office:value="1">
            <text:p>1</text:p>
          </table:table-cell>
          <table:table-cell table:formula="of:=ABS([.A1061]-[.C1061])" office:value-type="float" office:value="0">
            <text:p>0</text:p>
          </table:table-cell>
          <table:table-cell table:number-columns-repeated="4"/>
          <table:table-cell table:style-name="ce2" office:value-type="string">
            <text:p>1, 0.76449 120</text:p>
          </table:table-cell>
          <table:table-cell table:formula="of:=MID([.I1061];1;1)" office:value-type="string" office:string-value="1">
            <text:p>1</text:p>
          </table:table-cell>
          <table:table-cell table:formula="of:=MID([.I1061];4;6)" office:value-type="string" office:string-value="0.7644">
            <text:p>0.764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099">
            <text:p>0.6099</text:p>
          </table:table-cell>
          <table:table-cell table:formula="of:=IF([.B1062]&gt;[.$E$1];1;0)" office:value-type="float" office:value="1">
            <text:p>1</text:p>
          </table:table-cell>
          <table:table-cell table:formula="of:=ABS([.A1062]-[.C1062])" office:value-type="float" office:value="1">
            <text:p>1</text:p>
          </table:table-cell>
          <table:table-cell table:number-columns-repeated="4"/>
          <table:table-cell table:style-name="ce2" office:value-type="string">
            <text:p>0, 0.60994 121</text:p>
          </table:table-cell>
          <table:table-cell table:formula="of:=MID([.I1062];1;1)" office:value-type="string" office:string-value="0">
            <text:p>0</text:p>
          </table:table-cell>
          <table:table-cell table:formula="of:=MID([.I1062];4;6)" office:value-type="string" office:string-value="0.6099">
            <text:p>0.609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86">
            <text:p>0.5986</text:p>
          </table:table-cell>
          <table:table-cell table:formula="of:=IF([.B1063]&gt;[.$E$1];1;0)" office:value-type="float" office:value="1">
            <text:p>1</text:p>
          </table:table-cell>
          <table:table-cell table:formula="of:=ABS([.A1063]-[.C1063])" office:value-type="float" office:value="0">
            <text:p>0</text:p>
          </table:table-cell>
          <table:table-cell table:number-columns-repeated="4"/>
          <table:table-cell table:style-name="ce2" office:value-type="string">
            <text:p>1, 0.598694 122</text:p>
          </table:table-cell>
          <table:table-cell table:formula="of:=MID([.I1063];1;1)" office:value-type="string" office:string-value="1">
            <text:p>1</text:p>
          </table:table-cell>
          <table:table-cell table:formula="of:=MID([.I1063];4;6)" office:value-type="string" office:string-value="0.5986">
            <text:p>0.598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31">
            <text:p>0.6931</text:p>
          </table:table-cell>
          <table:table-cell table:formula="of:=IF([.B1064]&gt;[.$E$1];1;0)" office:value-type="float" office:value="1">
            <text:p>1</text:p>
          </table:table-cell>
          <table:table-cell table:formula="of:=ABS([.A1064]-[.C1064])" office:value-type="float" office:value="0">
            <text:p>0</text:p>
          </table:table-cell>
          <table:table-cell table:number-columns-repeated="4"/>
          <table:table-cell table:style-name="ce2" office:value-type="string">
            <text:p>1, 0.693119 123</text:p>
          </table:table-cell>
          <table:table-cell table:formula="of:=MID([.I1064];1;1)" office:value-type="string" office:string-value="1">
            <text:p>1</text:p>
          </table:table-cell>
          <table:table-cell table:formula="of:=MID([.I1064];4;6)" office:value-type="string" office:string-value="0.6931">
            <text:p>0.693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815">
            <text:p>0.815</text:p>
          </table:table-cell>
          <table:table-cell table:formula="of:=IF([.B1065]&gt;[.$E$1];1;0)" office:value-type="float" office:value="1">
            <text:p>1</text:p>
          </table:table-cell>
          <table:table-cell table:formula="of:=ABS([.A1065]-[.C1065])" office:value-type="float" office:value="1">
            <text:p>1</text:p>
          </table:table-cell>
          <table:table-cell table:number-columns-repeated="4"/>
          <table:table-cell table:style-name="ce2" office:value-type="string">
            <text:p>0, 0.815051 124</text:p>
          </table:table-cell>
          <table:table-cell table:formula="of:=MID([.I1065];1;1)" office:value-type="string" office:string-value="0">
            <text:p>0</text:p>
          </table:table-cell>
          <table:table-cell table:formula="of:=MID([.I1065];4;6)" office:value-type="string" office:string-value="0.8150">
            <text:p>0.815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783">
            <text:p>0.7783</text:p>
          </table:table-cell>
          <table:table-cell table:formula="of:=IF([.B1066]&gt;[.$E$1];1;0)" office:value-type="float" office:value="1">
            <text:p>1</text:p>
          </table:table-cell>
          <table:table-cell table:formula="of:=ABS([.A1066]-[.C1066])" office:value-type="float" office:value="0">
            <text:p>0</text:p>
          </table:table-cell>
          <table:table-cell table:number-columns-repeated="4"/>
          <table:table-cell table:style-name="ce2" office:value-type="string">
            <text:p>1, 0.778357 125</text:p>
          </table:table-cell>
          <table:table-cell table:formula="of:=MID([.I1066];1;1)" office:value-type="string" office:string-value="1">
            <text:p>1</text:p>
          </table:table-cell>
          <table:table-cell table:formula="of:=MID([.I1066];4;6)" office:value-type="string" office:string-value="0.7783">
            <text:p>0.778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286">
            <text:p>0.5286</text:p>
          </table:table-cell>
          <table:table-cell table:formula="of:=IF([.B1067]&gt;[.$E$1];1;0)" office:value-type="float" office:value="1">
            <text:p>1</text:p>
          </table:table-cell>
          <table:table-cell table:formula="of:=ABS([.A1067]-[.C1067])" office:value-type="float" office:value="0">
            <text:p>0</text:p>
          </table:table-cell>
          <table:table-cell table:number-columns-repeated="4"/>
          <table:table-cell table:style-name="ce2" office:value-type="string">
            <text:p>1, 0.528673 126</text:p>
          </table:table-cell>
          <table:table-cell table:formula="of:=MID([.I1067];1;1)" office:value-type="string" office:string-value="1">
            <text:p>1</text:p>
          </table:table-cell>
          <table:table-cell table:formula="of:=MID([.I1067];4;6)" office:value-type="string" office:string-value="0.5286">
            <text:p>0.528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79">
            <text:p>0.6279</text:p>
          </table:table-cell>
          <table:table-cell table:formula="of:=IF([.B1068]&gt;[.$E$1];1;0)" office:value-type="float" office:value="1">
            <text:p>1</text:p>
          </table:table-cell>
          <table:table-cell table:formula="of:=ABS([.A1068]-[.C1068])" office:value-type="float" office:value="0">
            <text:p>0</text:p>
          </table:table-cell>
          <table:table-cell table:number-columns-repeated="4"/>
          <table:table-cell table:style-name="ce2" office:value-type="string">
            <text:p>1, 0.627913 127</text:p>
          </table:table-cell>
          <table:table-cell table:formula="of:=MID([.I1068];1;1)" office:value-type="string" office:string-value="1">
            <text:p>1</text:p>
          </table:table-cell>
          <table:table-cell table:formula="of:=MID([.I1068];4;6)" office:value-type="string" office:string-value="0.6279">
            <text:p>0.627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65">
            <text:p>0.6265</text:p>
          </table:table-cell>
          <table:table-cell table:formula="of:=IF([.B1069]&gt;[.$E$1];1;0)" office:value-type="float" office:value="1">
            <text:p>1</text:p>
          </table:table-cell>
          <table:table-cell table:formula="of:=ABS([.A1069]-[.C1069])" office:value-type="float" office:value="0">
            <text:p>0</text:p>
          </table:table-cell>
          <table:table-cell table:number-columns-repeated="4"/>
          <table:table-cell table:style-name="ce2" office:value-type="string">
            <text:p>1, 0.626516 128</text:p>
          </table:table-cell>
          <table:table-cell table:formula="of:=MID([.I1069];1;1)" office:value-type="string" office:string-value="1">
            <text:p>1</text:p>
          </table:table-cell>
          <table:table-cell table:formula="of:=MID([.I1069];4;6)" office:value-type="string" office:string-value="0.6265">
            <text:p>0.626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36">
            <text:p>0.7836</text:p>
          </table:table-cell>
          <table:table-cell table:formula="of:=IF([.B1070]&gt;[.$E$1];1;0)" office:value-type="float" office:value="1">
            <text:p>1</text:p>
          </table:table-cell>
          <table:table-cell table:formula="of:=ABS([.A1070]-[.C1070])" office:value-type="float" office:value="0">
            <text:p>0</text:p>
          </table:table-cell>
          <table:table-cell table:number-columns-repeated="4"/>
          <table:table-cell table:style-name="ce2" office:value-type="string">
            <text:p>1, 0.783642 129</text:p>
          </table:table-cell>
          <table:table-cell table:formula="of:=MID([.I1070];1;1)" office:value-type="string" office:string-value="1">
            <text:p>1</text:p>
          </table:table-cell>
          <table:table-cell table:formula="of:=MID([.I1070];4;6)" office:value-type="string" office:string-value="0.7836">
            <text:p>0.783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11">
            <text:p>0.5711</text:p>
          </table:table-cell>
          <table:table-cell table:formula="of:=IF([.B1071]&gt;[.$E$1];1;0)" office:value-type="float" office:value="1">
            <text:p>1</text:p>
          </table:table-cell>
          <table:table-cell table:formula="of:=ABS([.A1071]-[.C1071])" office:value-type="float" office:value="0">
            <text:p>0</text:p>
          </table:table-cell>
          <table:table-cell table:number-columns-repeated="4"/>
          <table:table-cell table:style-name="ce2" office:value-type="string">
            <text:p>1, 0.571137 130</text:p>
          </table:table-cell>
          <table:table-cell table:formula="of:=MID([.I1071];1;1)" office:value-type="string" office:string-value="1">
            <text:p>1</text:p>
          </table:table-cell>
          <table:table-cell table:formula="of:=MID([.I1071];4;6)" office:value-type="string" office:string-value="0.5711">
            <text:p>0.571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116">
            <text:p>0.5116</text:p>
          </table:table-cell>
          <table:table-cell table:formula="of:=IF([.B1072]&gt;[.$E$1];1;0)" office:value-type="float" office:value="1">
            <text:p>1</text:p>
          </table:table-cell>
          <table:table-cell table:formula="of:=ABS([.A1072]-[.C1072])" office:value-type="float" office:value="1">
            <text:p>1</text:p>
          </table:table-cell>
          <table:table-cell table:number-columns-repeated="4"/>
          <table:table-cell table:style-name="ce2" office:value-type="string">
            <text:p>0, 0.511693 131</text:p>
          </table:table-cell>
          <table:table-cell table:formula="of:=MID([.I1072];1;1)" office:value-type="string" office:string-value="0">
            <text:p>0</text:p>
          </table:table-cell>
          <table:table-cell table:formula="of:=MID([.I1072];4;6)" office:value-type="string" office:string-value="0.5116">
            <text:p>0.511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167">
            <text:p>0.8167</text:p>
          </table:table-cell>
          <table:table-cell table:formula="of:=IF([.B1073]&gt;[.$E$1];1;0)" office:value-type="float" office:value="1">
            <text:p>1</text:p>
          </table:table-cell>
          <table:table-cell table:formula="of:=ABS([.A1073]-[.C1073])" office:value-type="float" office:value="0">
            <text:p>0</text:p>
          </table:table-cell>
          <table:table-cell table:number-columns-repeated="4"/>
          <table:table-cell table:style-name="ce2" office:value-type="string">
            <text:p>1, 0.816784 132</text:p>
          </table:table-cell>
          <table:table-cell table:formula="of:=MID([.I1073];1;1)" office:value-type="string" office:string-value="1">
            <text:p>1</text:p>
          </table:table-cell>
          <table:table-cell table:formula="of:=MID([.I1073];4;6)" office:value-type="string" office:string-value="0.8167">
            <text:p>0.816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648">
            <text:p>0.5648</text:p>
          </table:table-cell>
          <table:table-cell table:formula="of:=IF([.B1074]&gt;[.$E$1];1;0)" office:value-type="float" office:value="1">
            <text:p>1</text:p>
          </table:table-cell>
          <table:table-cell table:formula="of:=ABS([.A1074]-[.C1074])" office:value-type="float" office:value="1">
            <text:p>1</text:p>
          </table:table-cell>
          <table:table-cell table:number-columns-repeated="4"/>
          <table:table-cell table:style-name="ce2" office:value-type="string">
            <text:p>0, 0.564854 133</text:p>
          </table:table-cell>
          <table:table-cell table:formula="of:=MID([.I1074];1;1)" office:value-type="string" office:string-value="0">
            <text:p>0</text:p>
          </table:table-cell>
          <table:table-cell table:formula="of:=MID([.I1074];4;6)" office:value-type="string" office:string-value="0.5648">
            <text:p>0.564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669">
            <text:p>0.4669</text:p>
          </table:table-cell>
          <table:table-cell table:formula="of:=IF([.B1075]&gt;[.$E$1];1;0)" office:value-type="float" office:value="0">
            <text:p>0</text:p>
          </table:table-cell>
          <table:table-cell table:formula="of:=ABS([.A1075]-[.C1075])" office:value-type="float" office:value="0">
            <text:p>0</text:p>
          </table:table-cell>
          <table:table-cell table:number-columns-repeated="4"/>
          <table:table-cell table:style-name="ce2" office:value-type="string">
            <text:p>0, 0.466974 134</text:p>
          </table:table-cell>
          <table:table-cell table:formula="of:=MID([.I1075];1;1)" office:value-type="string" office:string-value="0">
            <text:p>0</text:p>
          </table:table-cell>
          <table:table-cell table:formula="of:=MID([.I1075];4;6)" office:value-type="string" office:string-value="0.4669">
            <text:p>0.466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94">
            <text:p>0.6394</text:p>
          </table:table-cell>
          <table:table-cell table:formula="of:=IF([.B1076]&gt;[.$E$1];1;0)" office:value-type="float" office:value="1">
            <text:p>1</text:p>
          </table:table-cell>
          <table:table-cell table:formula="of:=ABS([.A1076]-[.C1076])" office:value-type="float" office:value="0">
            <text:p>0</text:p>
          </table:table-cell>
          <table:table-cell table:number-columns-repeated="4"/>
          <table:table-cell table:style-name="ce2" office:value-type="string">
            <text:p>1, 0.639489 135</text:p>
          </table:table-cell>
          <table:table-cell table:formula="of:=MID([.I1076];1;1)" office:value-type="string" office:string-value="1">
            <text:p>1</text:p>
          </table:table-cell>
          <table:table-cell table:formula="of:=MID([.I1076];4;6)" office:value-type="string" office:string-value="0.6394">
            <text:p>0.639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57">
            <text:p>0.7457</text:p>
          </table:table-cell>
          <table:table-cell table:formula="of:=IF([.B1077]&gt;[.$E$1];1;0)" office:value-type="float" office:value="1">
            <text:p>1</text:p>
          </table:table-cell>
          <table:table-cell table:formula="of:=ABS([.A1077]-[.C1077])" office:value-type="float" office:value="0">
            <text:p>0</text:p>
          </table:table-cell>
          <table:table-cell table:number-columns-repeated="4"/>
          <table:table-cell table:style-name="ce2" office:value-type="string">
            <text:p>1, 0.745744 136</text:p>
          </table:table-cell>
          <table:table-cell table:formula="of:=MID([.I1077];1;1)" office:value-type="string" office:string-value="1">
            <text:p>1</text:p>
          </table:table-cell>
          <table:table-cell table:formula="of:=MID([.I1077];4;6)" office:value-type="string" office:string-value="0.7457">
            <text:p>0.745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55">
            <text:p>0.6455</text:p>
          </table:table-cell>
          <table:table-cell table:formula="of:=IF([.B1078]&gt;[.$E$1];1;0)" office:value-type="float" office:value="1">
            <text:p>1</text:p>
          </table:table-cell>
          <table:table-cell table:formula="of:=ABS([.A1078]-[.C1078])" office:value-type="float" office:value="0">
            <text:p>0</text:p>
          </table:table-cell>
          <table:table-cell table:number-columns-repeated="4"/>
          <table:table-cell table:style-name="ce2" office:value-type="string">
            <text:p>1, 0.645594 137</text:p>
          </table:table-cell>
          <table:table-cell table:formula="of:=MID([.I1078];1;1)" office:value-type="string" office:string-value="1">
            <text:p>1</text:p>
          </table:table-cell>
          <table:table-cell table:formula="of:=MID([.I1078];4;6)" office:value-type="string" office:string-value="0.6455">
            <text:p>0.645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68">
            <text:p>0.7868</text:p>
          </table:table-cell>
          <table:table-cell table:formula="of:=IF([.B1079]&gt;[.$E$1];1;0)" office:value-type="float" office:value="1">
            <text:p>1</text:p>
          </table:table-cell>
          <table:table-cell table:formula="of:=ABS([.A1079]-[.C1079])" office:value-type="float" office:value="0">
            <text:p>0</text:p>
          </table:table-cell>
          <table:table-cell table:number-columns-repeated="4"/>
          <table:table-cell table:style-name="ce2" office:value-type="string">
            <text:p>1, 0.78682 139</text:p>
          </table:table-cell>
          <table:table-cell table:formula="of:=MID([.I1079];1;1)" office:value-type="string" office:string-value="1">
            <text:p>1</text:p>
          </table:table-cell>
          <table:table-cell table:formula="of:=MID([.I1079];4;6)" office:value-type="string" office:string-value="0.7868">
            <text:p>0.786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761">
            <text:p>0.5761</text:p>
          </table:table-cell>
          <table:table-cell table:formula="of:=IF([.B1080]&gt;[.$E$1];1;0)" office:value-type="float" office:value="1">
            <text:p>1</text:p>
          </table:table-cell>
          <table:table-cell table:formula="of:=ABS([.A1080]-[.C1080])" office:value-type="float" office:value="0">
            <text:p>0</text:p>
          </table:table-cell>
          <table:table-cell table:number-columns-repeated="4"/>
          <table:table-cell table:style-name="ce2" office:value-type="string">
            <text:p>1, 0.576134 140</text:p>
          </table:table-cell>
          <table:table-cell table:formula="of:=MID([.I1080];1;1)" office:value-type="string" office:string-value="1">
            <text:p>1</text:p>
          </table:table-cell>
          <table:table-cell table:formula="of:=MID([.I1080];4;6)" office:value-type="string" office:string-value="0.5761">
            <text:p>0.576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727">
            <text:p>0.6727</text:p>
          </table:table-cell>
          <table:table-cell table:formula="of:=IF([.B1081]&gt;[.$E$1];1;0)" office:value-type="float" office:value="1">
            <text:p>1</text:p>
          </table:table-cell>
          <table:table-cell table:formula="of:=ABS([.A1081]-[.C1081])" office:value-type="float" office:value="1">
            <text:p>1</text:p>
          </table:table-cell>
          <table:table-cell table:number-columns-repeated="4"/>
          <table:table-cell table:style-name="ce2" office:value-type="string">
            <text:p>0, 0.67275 141</text:p>
          </table:table-cell>
          <table:table-cell table:formula="of:=MID([.I1081];1;1)" office:value-type="string" office:string-value="0">
            <text:p>0</text:p>
          </table:table-cell>
          <table:table-cell table:formula="of:=MID([.I1081];4;6)" office:value-type="string" office:string-value="0.6727">
            <text:p>0.672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24">
            <text:p>0.7324</text:p>
          </table:table-cell>
          <table:table-cell table:formula="of:=IF([.B1082]&gt;[.$E$1];1;0)" office:value-type="float" office:value="1">
            <text:p>1</text:p>
          </table:table-cell>
          <table:table-cell table:formula="of:=ABS([.A1082]-[.C1082])" office:value-type="float" office:value="0">
            <text:p>0</text:p>
          </table:table-cell>
          <table:table-cell table:number-columns-repeated="4"/>
          <table:table-cell table:style-name="ce2" office:value-type="string">
            <text:p>1, 0.732424 142</text:p>
          </table:table-cell>
          <table:table-cell table:formula="of:=MID([.I1082];1;1)" office:value-type="string" office:string-value="1">
            <text:p>1</text:p>
          </table:table-cell>
          <table:table-cell table:formula="of:=MID([.I1082];4;6)" office:value-type="string" office:string-value="0.7324">
            <text:p>0.732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25">
            <text:p>0.7625</text:p>
          </table:table-cell>
          <table:table-cell table:formula="of:=IF([.B1083]&gt;[.$E$1];1;0)" office:value-type="float" office:value="1">
            <text:p>1</text:p>
          </table:table-cell>
          <table:table-cell table:formula="of:=ABS([.A1083]-[.C1083])" office:value-type="float" office:value="0">
            <text:p>0</text:p>
          </table:table-cell>
          <table:table-cell table:number-columns-repeated="4"/>
          <table:table-cell table:style-name="ce2" office:value-type="string">
            <text:p>1, 0.762596 143</text:p>
          </table:table-cell>
          <table:table-cell table:formula="of:=MID([.I1083];1;1)" office:value-type="string" office:string-value="1">
            <text:p>1</text:p>
          </table:table-cell>
          <table:table-cell table:formula="of:=MID([.I1083];4;6)" office:value-type="string" office:string-value="0.7625">
            <text:p>0.762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43">
            <text:p>0.7443</text:p>
          </table:table-cell>
          <table:table-cell table:formula="of:=IF([.B1084]&gt;[.$E$1];1;0)" office:value-type="float" office:value="1">
            <text:p>1</text:p>
          </table:table-cell>
          <table:table-cell table:formula="of:=ABS([.A1084]-[.C1084])" office:value-type="float" office:value="0">
            <text:p>0</text:p>
          </table:table-cell>
          <table:table-cell table:number-columns-repeated="4"/>
          <table:table-cell table:style-name="ce2" office:value-type="string">
            <text:p>1, 0.744397 144</text:p>
          </table:table-cell>
          <table:table-cell table:formula="of:=MID([.I1084];1;1)" office:value-type="string" office:string-value="1">
            <text:p>1</text:p>
          </table:table-cell>
          <table:table-cell table:formula="of:=MID([.I1084];4;6)" office:value-type="string" office:string-value="0.7443">
            <text:p>0.744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606">
            <text:p>0.5606</text:p>
          </table:table-cell>
          <table:table-cell table:formula="of:=IF([.B1085]&gt;[.$E$1];1;0)" office:value-type="float" office:value="1">
            <text:p>1</text:p>
          </table:table-cell>
          <table:table-cell table:formula="of:=ABS([.A1085]-[.C1085])" office:value-type="float" office:value="1">
            <text:p>1</text:p>
          </table:table-cell>
          <table:table-cell table:number-columns-repeated="4"/>
          <table:table-cell table:style-name="ce2" office:value-type="string">
            <text:p>0, 0.560659 146</text:p>
          </table:table-cell>
          <table:table-cell table:formula="of:=MID([.I1085];1;1)" office:value-type="string" office:string-value="0">
            <text:p>0</text:p>
          </table:table-cell>
          <table:table-cell table:formula="of:=MID([.I1085];4;6)" office:value-type="string" office:string-value="0.5606">
            <text:p>0.560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383">
            <text:p>0.7383</text:p>
          </table:table-cell>
          <table:table-cell table:formula="of:=IF([.B1086]&gt;[.$E$1];1;0)" office:value-type="float" office:value="1">
            <text:p>1</text:p>
          </table:table-cell>
          <table:table-cell table:formula="of:=ABS([.A1086]-[.C1086])" office:value-type="float" office:value="1">
            <text:p>1</text:p>
          </table:table-cell>
          <table:table-cell table:number-columns-repeated="4"/>
          <table:table-cell table:style-name="ce2" office:value-type="string">
            <text:p>0, 0.738396 147</text:p>
          </table:table-cell>
          <table:table-cell table:formula="of:=MID([.I1086];1;1)" office:value-type="string" office:string-value="0">
            <text:p>0</text:p>
          </table:table-cell>
          <table:table-cell table:formula="of:=MID([.I1086];4;6)" office:value-type="string" office:string-value="0.7383">
            <text:p>0.738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8426">
            <text:p>0.8426</text:p>
          </table:table-cell>
          <table:table-cell table:formula="of:=IF([.B1087]&gt;[.$E$1];1;0)" office:value-type="float" office:value="1">
            <text:p>1</text:p>
          </table:table-cell>
          <table:table-cell table:formula="of:=ABS([.A1087]-[.C1087])" office:value-type="float" office:value="1">
            <text:p>1</text:p>
          </table:table-cell>
          <table:table-cell table:number-columns-repeated="4"/>
          <table:table-cell table:style-name="ce2" office:value-type="string">
            <text:p>0, 0.842669 148</text:p>
          </table:table-cell>
          <table:table-cell table:formula="of:=MID([.I1087];1;1)" office:value-type="string" office:string-value="0">
            <text:p>0</text:p>
          </table:table-cell>
          <table:table-cell table:formula="of:=MID([.I1087];4;6)" office:value-type="string" office:string-value="0.8426">
            <text:p>0.842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453">
            <text:p>0.4453</text:p>
          </table:table-cell>
          <table:table-cell table:formula="of:=IF([.B1088]&gt;[.$E$1];1;0)" office:value-type="float" office:value="0">
            <text:p>0</text:p>
          </table:table-cell>
          <table:table-cell table:formula="of:=ABS([.A1088]-[.C1088])" office:value-type="float" office:value="0">
            <text:p>0</text:p>
          </table:table-cell>
          <table:table-cell table:number-columns-repeated="4"/>
          <table:table-cell table:style-name="ce2" office:value-type="string">
            <text:p>0, 0.445372 149</text:p>
          </table:table-cell>
          <table:table-cell table:formula="of:=MID([.I1088];1;1)" office:value-type="string" office:string-value="0">
            <text:p>0</text:p>
          </table:table-cell>
          <table:table-cell table:formula="of:=MID([.I1088];4;6)" office:value-type="string" office:string-value="0.4453">
            <text:p>0.445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866">
            <text:p>0.3866</text:p>
          </table:table-cell>
          <table:table-cell table:formula="of:=IF([.B1089]&gt;[.$E$1];1;0)" office:value-type="float" office:value="0">
            <text:p>0</text:p>
          </table:table-cell>
          <table:table-cell table:formula="of:=ABS([.A1089]-[.C1089])" office:value-type="float" office:value="1">
            <text:p>1</text:p>
          </table:table-cell>
          <table:table-cell table:number-columns-repeated="4"/>
          <table:table-cell table:style-name="ce2" office:value-type="string">
            <text:p>1, 0.386611 150</text:p>
          </table:table-cell>
          <table:table-cell table:formula="of:=MID([.I1089];1;1)" office:value-type="string" office:string-value="1">
            <text:p>1</text:p>
          </table:table-cell>
          <table:table-cell table:formula="of:=MID([.I1089];4;6)" office:value-type="string" office:string-value="0.3866">
            <text:p>0.386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475">
            <text:p>0.5475</text:p>
          </table:table-cell>
          <table:table-cell table:formula="of:=IF([.B1090]&gt;[.$E$1];1;0)" office:value-type="float" office:value="1">
            <text:p>1</text:p>
          </table:table-cell>
          <table:table-cell table:formula="of:=ABS([.A1090]-[.C1090])" office:value-type="float" office:value="1">
            <text:p>1</text:p>
          </table:table-cell>
          <table:table-cell table:number-columns-repeated="4"/>
          <table:table-cell table:style-name="ce2" office:value-type="string">
            <text:p>0, 0.547501 151</text:p>
          </table:table-cell>
          <table:table-cell table:formula="of:=MID([.I1090];1;1)" office:value-type="string" office:string-value="0">
            <text:p>0</text:p>
          </table:table-cell>
          <table:table-cell table:formula="of:=MID([.I1090];4;6)" office:value-type="string" office:string-value="0.5475">
            <text:p>0.547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59">
            <text:p>0.7459</text:p>
          </table:table-cell>
          <table:table-cell table:formula="of:=IF([.B1091]&gt;[.$E$1];1;0)" office:value-type="float" office:value="1">
            <text:p>1</text:p>
          </table:table-cell>
          <table:table-cell table:formula="of:=ABS([.A1091]-[.C1091])" office:value-type="float" office:value="0">
            <text:p>0</text:p>
          </table:table-cell>
          <table:table-cell table:number-columns-repeated="4"/>
          <table:table-cell table:style-name="ce2" office:value-type="string">
            <text:p>1, 0.745958 152</text:p>
          </table:table-cell>
          <table:table-cell table:formula="of:=MID([.I1091];1;1)" office:value-type="string" office:string-value="1">
            <text:p>1</text:p>
          </table:table-cell>
          <table:table-cell table:formula="of:=MID([.I1091];4;6)" office:value-type="string" office:string-value="0.7459">
            <text:p>0.745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697">
            <text:p>0.4697</text:p>
          </table:table-cell>
          <table:table-cell table:formula="of:=IF([.B1092]&gt;[.$E$1];1;0)" office:value-type="float" office:value="0">
            <text:p>0</text:p>
          </table:table-cell>
          <table:table-cell table:formula="of:=ABS([.A1092]-[.C1092])" office:value-type="float" office:value="1">
            <text:p>1</text:p>
          </table:table-cell>
          <table:table-cell table:number-columns-repeated="4"/>
          <table:table-cell table:style-name="ce2" office:value-type="string">
            <text:p>1, 0.469757 153</text:p>
          </table:table-cell>
          <table:table-cell table:formula="of:=MID([.I1092];1;1)" office:value-type="string" office:string-value="1">
            <text:p>1</text:p>
          </table:table-cell>
          <table:table-cell table:formula="of:=MID([.I1092];4;6)" office:value-type="string" office:string-value="0.4697">
            <text:p>0.469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431">
            <text:p>0.5431</text:p>
          </table:table-cell>
          <table:table-cell table:formula="of:=IF([.B1093]&gt;[.$E$1];1;0)" office:value-type="float" office:value="1">
            <text:p>1</text:p>
          </table:table-cell>
          <table:table-cell table:formula="of:=ABS([.A1093]-[.C1093])" office:value-type="float" office:value="0">
            <text:p>0</text:p>
          </table:table-cell>
          <table:table-cell table:number-columns-repeated="4"/>
          <table:table-cell table:style-name="ce2" office:value-type="string">
            <text:p>1, 0.543188 154</text:p>
          </table:table-cell>
          <table:table-cell table:formula="of:=MID([.I1093];1;1)" office:value-type="string" office:string-value="1">
            <text:p>1</text:p>
          </table:table-cell>
          <table:table-cell table:formula="of:=MID([.I1093];4;6)" office:value-type="string" office:string-value="0.5431">
            <text:p>0.543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416">
            <text:p>0.7416</text:p>
          </table:table-cell>
          <table:table-cell table:formula="of:=IF([.B1094]&gt;[.$E$1];1;0)" office:value-type="float" office:value="1">
            <text:p>1</text:p>
          </table:table-cell>
          <table:table-cell table:formula="of:=ABS([.A1094]-[.C1094])" office:value-type="float" office:value="1">
            <text:p>1</text:p>
          </table:table-cell>
          <table:table-cell table:number-columns-repeated="4"/>
          <table:table-cell table:style-name="ce2" office:value-type="string">
            <text:p>0, 0.741606 155</text:p>
          </table:table-cell>
          <table:table-cell table:formula="of:=MID([.I1094];1;1)" office:value-type="string" office:string-value="0">
            <text:p>0</text:p>
          </table:table-cell>
          <table:table-cell table:formula="of:=MID([.I1094];4;6)" office:value-type="string" office:string-value="0.7416">
            <text:p>0.741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9242">
            <text:p>0.9242</text:p>
          </table:table-cell>
          <table:table-cell table:formula="of:=IF([.B1095]&gt;[.$E$1];1;0)" office:value-type="float" office:value="1">
            <text:p>1</text:p>
          </table:table-cell>
          <table:table-cell table:formula="of:=ABS([.A1095]-[.C1095])" office:value-type="float" office:value="0">
            <text:p>0</text:p>
          </table:table-cell>
          <table:table-cell table:number-columns-repeated="4"/>
          <table:table-cell table:style-name="ce2" office:value-type="string">
            <text:p>1, 0.924296 156</text:p>
          </table:table-cell>
          <table:table-cell table:formula="of:=MID([.I1095];1;1)" office:value-type="string" office:string-value="1">
            <text:p>1</text:p>
          </table:table-cell>
          <table:table-cell table:formula="of:=MID([.I1095];4;6)" office:value-type="string" office:string-value="0.9242">
            <text:p>0.924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402">
            <text:p>0.4402</text:p>
          </table:table-cell>
          <table:table-cell table:formula="of:=IF([.B1096]&gt;[.$E$1];1;0)" office:value-type="float" office:value="0">
            <text:p>0</text:p>
          </table:table-cell>
          <table:table-cell table:formula="of:=ABS([.A1096]-[.C1096])" office:value-type="float" office:value="0">
            <text:p>0</text:p>
          </table:table-cell>
          <table:table-cell table:number-columns-repeated="4"/>
          <table:table-cell table:style-name="ce2" office:value-type="string">
            <text:p>0, 0.440275 157</text:p>
          </table:table-cell>
          <table:table-cell table:formula="of:=MID([.I1096];1;1)" office:value-type="string" office:string-value="0">
            <text:p>0</text:p>
          </table:table-cell>
          <table:table-cell table:formula="of:=MID([.I1096];4;6)" office:value-type="string" office:string-value="0.4402">
            <text:p>0.440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882">
            <text:p>0.6882</text:p>
          </table:table-cell>
          <table:table-cell table:formula="of:=IF([.B1097]&gt;[.$E$1];1;0)" office:value-type="float" office:value="1">
            <text:p>1</text:p>
          </table:table-cell>
          <table:table-cell table:formula="of:=ABS([.A1097]-[.C1097])" office:value-type="float" office:value="1">
            <text:p>1</text:p>
          </table:table-cell>
          <table:table-cell table:number-columns-repeated="4"/>
          <table:table-cell table:style-name="ce2" office:value-type="string">
            <text:p>0, 0.688224 158</text:p>
          </table:table-cell>
          <table:table-cell table:formula="of:=MID([.I1097];1;1)" office:value-type="string" office:string-value="0">
            <text:p>0</text:p>
          </table:table-cell>
          <table:table-cell table:formula="of:=MID([.I1097];4;6)" office:value-type="string" office:string-value="0.6882">
            <text:p>0.688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08">
            <text:p>0.308</text:p>
          </table:table-cell>
          <table:table-cell table:formula="of:=IF([.B1098]&gt;[.$E$1];1;0)" office:value-type="float" office:value="0">
            <text:p>0</text:p>
          </table:table-cell>
          <table:table-cell table:formula="of:=ABS([.A1098]-[.C1098])" office:value-type="float" office:value="1">
            <text:p>1</text:p>
          </table:table-cell>
          <table:table-cell table:number-columns-repeated="4"/>
          <table:table-cell table:style-name="ce2" office:value-type="string">
            <text:p>1, 0.30806 159</text:p>
          </table:table-cell>
          <table:table-cell table:formula="of:=MID([.I1098];1;1)" office:value-type="string" office:string-value="1">
            <text:p>1</text:p>
          </table:table-cell>
          <table:table-cell table:formula="of:=MID([.I1098];4;6)" office:value-type="string" office:string-value="0.3080">
            <text:p>0.308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4">
            <text:p>0.634</text:p>
          </table:table-cell>
          <table:table-cell table:formula="of:=IF([.B1099]&gt;[.$E$1];1;0)" office:value-type="float" office:value="1">
            <text:p>1</text:p>
          </table:table-cell>
          <table:table-cell table:formula="of:=ABS([.A1099]-[.C1099])" office:value-type="float" office:value="0">
            <text:p>0</text:p>
          </table:table-cell>
          <table:table-cell table:number-columns-repeated="4"/>
          <table:table-cell table:style-name="ce2" office:value-type="string">
            <text:p>1, 0.634043 160</text:p>
          </table:table-cell>
          <table:table-cell table:formula="of:=MID([.I1099];1;1)" office:value-type="string" office:string-value="1">
            <text:p>1</text:p>
          </table:table-cell>
          <table:table-cell table:formula="of:=MID([.I1099];4;6)" office:value-type="string" office:string-value="0.6340">
            <text:p>0.634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115">
            <text:p>0.5115</text:p>
          </table:table-cell>
          <table:table-cell table:formula="of:=IF([.B1100]&gt;[.$E$1];1;0)" office:value-type="float" office:value="1">
            <text:p>1</text:p>
          </table:table-cell>
          <table:table-cell table:formula="of:=ABS([.A1100]-[.C1100])" office:value-type="float" office:value="0">
            <text:p>0</text:p>
          </table:table-cell>
          <table:table-cell table:number-columns-repeated="4"/>
          <table:table-cell table:style-name="ce2" office:value-type="string">
            <text:p>1, 0.511583 162</text:p>
          </table:table-cell>
          <table:table-cell table:formula="of:=MID([.I1100];1;1)" office:value-type="string" office:string-value="1">
            <text:p>1</text:p>
          </table:table-cell>
          <table:table-cell table:formula="of:=MID([.I1100];4;6)" office:value-type="string" office:string-value="0.5115">
            <text:p>0.511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943">
            <text:p>0.8943</text:p>
          </table:table-cell>
          <table:table-cell table:formula="of:=IF([.B1101]&gt;[.$E$1];1;0)" office:value-type="float" office:value="1">
            <text:p>1</text:p>
          </table:table-cell>
          <table:table-cell table:formula="of:=ABS([.A1101]-[.C1101])" office:value-type="float" office:value="0">
            <text:p>0</text:p>
          </table:table-cell>
          <table:table-cell table:number-columns-repeated="4"/>
          <table:table-cell table:style-name="ce2" office:value-type="string">
            <text:p>1, 0.894342 163</text:p>
          </table:table-cell>
          <table:table-cell table:formula="of:=MID([.I1101];1;1)" office:value-type="string" office:string-value="1">
            <text:p>1</text:p>
          </table:table-cell>
          <table:table-cell table:formula="of:=MID([.I1101];4;6)" office:value-type="string" office:string-value="0.8943">
            <text:p>0.894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847">
            <text:p>0.3847</text:p>
          </table:table-cell>
          <table:table-cell table:formula="of:=IF([.B1102]&gt;[.$E$1];1;0)" office:value-type="float" office:value="0">
            <text:p>0</text:p>
          </table:table-cell>
          <table:table-cell table:formula="of:=ABS([.A1102]-[.C1102])" office:value-type="float" office:value="1">
            <text:p>1</text:p>
          </table:table-cell>
          <table:table-cell table:number-columns-repeated="4"/>
          <table:table-cell table:style-name="ce2" office:value-type="string">
            <text:p>1, 0.384779 164</text:p>
          </table:table-cell>
          <table:table-cell table:formula="of:=MID([.I1102];1;1)" office:value-type="string" office:string-value="1">
            <text:p>1</text:p>
          </table:table-cell>
          <table:table-cell table:formula="of:=MID([.I1102];4;6)" office:value-type="string" office:string-value="0.3847">
            <text:p>0.384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48">
            <text:p>0.7848</text:p>
          </table:table-cell>
          <table:table-cell table:formula="of:=IF([.B1103]&gt;[.$E$1];1;0)" office:value-type="float" office:value="1">
            <text:p>1</text:p>
          </table:table-cell>
          <table:table-cell table:formula="of:=ABS([.A1103]-[.C1103])" office:value-type="float" office:value="0">
            <text:p>0</text:p>
          </table:table-cell>
          <table:table-cell table:number-columns-repeated="4"/>
          <table:table-cell table:style-name="ce2" office:value-type="string">
            <text:p>1, 0.78481 165</text:p>
          </table:table-cell>
          <table:table-cell table:formula="of:=MID([.I1103];1;1)" office:value-type="string" office:string-value="1">
            <text:p>1</text:p>
          </table:table-cell>
          <table:table-cell table:formula="of:=MID([.I1103];4;6)" office:value-type="string" office:string-value="0.7848">
            <text:p>0.784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302">
            <text:p>0.6302</text:p>
          </table:table-cell>
          <table:table-cell table:formula="of:=IF([.B1104]&gt;[.$E$1];1;0)" office:value-type="float" office:value="1">
            <text:p>1</text:p>
          </table:table-cell>
          <table:table-cell table:formula="of:=ABS([.A1104]-[.C1104])" office:value-type="float" office:value="0">
            <text:p>0</text:p>
          </table:table-cell>
          <table:table-cell table:number-columns-repeated="4"/>
          <table:table-cell table:style-name="ce2" office:value-type="string">
            <text:p>1, 0.63027 166</text:p>
          </table:table-cell>
          <table:table-cell table:formula="of:=MID([.I1104];1;1)" office:value-type="string" office:string-value="1">
            <text:p>1</text:p>
          </table:table-cell>
          <table:table-cell table:formula="of:=MID([.I1104];4;6)" office:value-type="string" office:string-value="0.6302">
            <text:p>0.630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124">
            <text:p>0.4124</text:p>
          </table:table-cell>
          <table:table-cell table:formula="of:=IF([.B1105]&gt;[.$E$1];1;0)" office:value-type="float" office:value="0">
            <text:p>0</text:p>
          </table:table-cell>
          <table:table-cell table:formula="of:=ABS([.A1105]-[.C1105])" office:value-type="float" office:value="1">
            <text:p>1</text:p>
          </table:table-cell>
          <table:table-cell table:number-columns-repeated="4"/>
          <table:table-cell table:style-name="ce2" office:value-type="string">
            <text:p>1, 0.412438 167</text:p>
          </table:table-cell>
          <table:table-cell table:formula="of:=MID([.I1105];1;1)" office:value-type="string" office:string-value="1">
            <text:p>1</text:p>
          </table:table-cell>
          <table:table-cell table:formula="of:=MID([.I1105];4;6)" office:value-type="string" office:string-value="0.4124">
            <text:p>0.412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12">
            <text:p>0.7512</text:p>
          </table:table-cell>
          <table:table-cell table:formula="of:=IF([.B1106]&gt;[.$E$1];1;0)" office:value-type="float" office:value="1">
            <text:p>1</text:p>
          </table:table-cell>
          <table:table-cell table:formula="of:=ABS([.A1106]-[.C1106])" office:value-type="float" office:value="0">
            <text:p>0</text:p>
          </table:table-cell>
          <table:table-cell table:number-columns-repeated="4"/>
          <table:table-cell table:style-name="ce2" office:value-type="string">
            <text:p>1, 0.751285 168</text:p>
          </table:table-cell>
          <table:table-cell table:formula="of:=MID([.I1106];1;1)" office:value-type="string" office:string-value="1">
            <text:p>1</text:p>
          </table:table-cell>
          <table:table-cell table:formula="of:=MID([.I1106];4;6)" office:value-type="string" office:string-value="0.7512">
            <text:p>0.751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458">
            <text:p>0.5458</text:p>
          </table:table-cell>
          <table:table-cell table:formula="of:=IF([.B1107]&gt;[.$E$1];1;0)" office:value-type="float" office:value="1">
            <text:p>1</text:p>
          </table:table-cell>
          <table:table-cell table:formula="of:=ABS([.A1107]-[.C1107])" office:value-type="float" office:value="0">
            <text:p>0</text:p>
          </table:table-cell>
          <table:table-cell table:number-columns-repeated="4"/>
          <table:table-cell table:style-name="ce2" office:value-type="string">
            <text:p>1, 0.545806 169</text:p>
          </table:table-cell>
          <table:table-cell table:formula="of:=MID([.I1107];1;1)" office:value-type="string" office:string-value="1">
            <text:p>1</text:p>
          </table:table-cell>
          <table:table-cell table:formula="of:=MID([.I1107];4;6)" office:value-type="string" office:string-value="0.5458">
            <text:p>0.545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34">
            <text:p>0.434</text:p>
          </table:table-cell>
          <table:table-cell table:formula="of:=IF([.B1108]&gt;[.$E$1];1;0)" office:value-type="float" office:value="0">
            <text:p>0</text:p>
          </table:table-cell>
          <table:table-cell table:formula="of:=ABS([.A1108]-[.C1108])" office:value-type="float" office:value="1">
            <text:p>1</text:p>
          </table:table-cell>
          <table:table-cell table:number-columns-repeated="4"/>
          <table:table-cell table:style-name="ce2" office:value-type="string">
            <text:p>1, 0.434059 170</text:p>
          </table:table-cell>
          <table:table-cell table:formula="of:=MID([.I1108];1;1)" office:value-type="string" office:string-value="1">
            <text:p>1</text:p>
          </table:table-cell>
          <table:table-cell table:formula="of:=MID([.I1108];4;6)" office:value-type="string" office:string-value="0.4340">
            <text:p>0.434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803">
            <text:p>0.7803</text:p>
          </table:table-cell>
          <table:table-cell table:formula="of:=IF([.B1109]&gt;[.$E$1];1;0)" office:value-type="float" office:value="1">
            <text:p>1</text:p>
          </table:table-cell>
          <table:table-cell table:formula="of:=ABS([.A1109]-[.C1109])" office:value-type="float" office:value="0">
            <text:p>0</text:p>
          </table:table-cell>
          <table:table-cell table:number-columns-repeated="4"/>
          <table:table-cell table:style-name="ce2" office:value-type="string">
            <text:p>1, 0.780331 171</text:p>
          </table:table-cell>
          <table:table-cell table:formula="of:=MID([.I1109];1;1)" office:value-type="string" office:string-value="1">
            <text:p>1</text:p>
          </table:table-cell>
          <table:table-cell table:formula="of:=MID([.I1109];4;6)" office:value-type="string" office:string-value="0.7803">
            <text:p>0.780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87">
            <text:p>0.487</text:p>
          </table:table-cell>
          <table:table-cell table:formula="of:=IF([.B1110]&gt;[.$E$1];1;0)" office:value-type="float" office:value="0">
            <text:p>0</text:p>
          </table:table-cell>
          <table:table-cell table:formula="of:=ABS([.A1110]-[.C1110])" office:value-type="float" office:value="0">
            <text:p>0</text:p>
          </table:table-cell>
          <table:table-cell table:number-columns-repeated="4"/>
          <table:table-cell table:style-name="ce2" office:value-type="string">
            <text:p>0, 0.487019 172</text:p>
          </table:table-cell>
          <table:table-cell table:formula="of:=MID([.I1110];1;1)" office:value-type="string" office:string-value="0">
            <text:p>0</text:p>
          </table:table-cell>
          <table:table-cell table:formula="of:=MID([.I1110];4;6)" office:value-type="string" office:string-value="0.4870">
            <text:p>0.487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726">
            <text:p>0.6726</text:p>
          </table:table-cell>
          <table:table-cell table:formula="of:=IF([.B1111]&gt;[.$E$1];1;0)" office:value-type="float" office:value="1">
            <text:p>1</text:p>
          </table:table-cell>
          <table:table-cell table:formula="of:=ABS([.A1111]-[.C1111])" office:value-type="float" office:value="1">
            <text:p>1</text:p>
          </table:table-cell>
          <table:table-cell table:number-columns-repeated="4"/>
          <table:table-cell table:style-name="ce2" office:value-type="string">
            <text:p>0, 0.672618 173</text:p>
          </table:table-cell>
          <table:table-cell table:formula="of:=MID([.I1111];1;1)" office:value-type="string" office:string-value="0">
            <text:p>0</text:p>
          </table:table-cell>
          <table:table-cell table:formula="of:=MID([.I1111];4;6)" office:value-type="string" office:string-value="0.6726">
            <text:p>0.672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762">
            <text:p>0.4762</text:p>
          </table:table-cell>
          <table:table-cell table:formula="of:=IF([.B1112]&gt;[.$E$1];1;0)" office:value-type="float" office:value="0">
            <text:p>0</text:p>
          </table:table-cell>
          <table:table-cell table:formula="of:=ABS([.A1112]-[.C1112])" office:value-type="float" office:value="0">
            <text:p>0</text:p>
          </table:table-cell>
          <table:table-cell table:number-columns-repeated="4"/>
          <table:table-cell table:style-name="ce2" office:value-type="string">
            <text:p>0, 0.476271 174</text:p>
          </table:table-cell>
          <table:table-cell table:formula="of:=MID([.I1112];1;1)" office:value-type="string" office:string-value="0">
            <text:p>0</text:p>
          </table:table-cell>
          <table:table-cell table:formula="of:=MID([.I1112];4;6)" office:value-type="string" office:string-value="0.4762">
            <text:p>0.476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87">
            <text:p>0.6287</text:p>
          </table:table-cell>
          <table:table-cell table:formula="of:=IF([.B1113]&gt;[.$E$1];1;0)" office:value-type="float" office:value="1">
            <text:p>1</text:p>
          </table:table-cell>
          <table:table-cell table:formula="of:=ABS([.A1113]-[.C1113])" office:value-type="float" office:value="0">
            <text:p>0</text:p>
          </table:table-cell>
          <table:table-cell table:number-columns-repeated="4"/>
          <table:table-cell table:style-name="ce2" office:value-type="string">
            <text:p>1, 0.628723 175</text:p>
          </table:table-cell>
          <table:table-cell table:formula="of:=MID([.I1113];1;1)" office:value-type="string" office:string-value="1">
            <text:p>1</text:p>
          </table:table-cell>
          <table:table-cell table:formula="of:=MID([.I1113];4;6)" office:value-type="string" office:string-value="0.6287">
            <text:p>0.628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25">
            <text:p>0.6025</text:p>
          </table:table-cell>
          <table:table-cell table:formula="of:=IF([.B1114]&gt;[.$E$1];1;0)" office:value-type="float" office:value="1">
            <text:p>1</text:p>
          </table:table-cell>
          <table:table-cell table:formula="of:=ABS([.A1114]-[.C1114])" office:value-type="float" office:value="0">
            <text:p>0</text:p>
          </table:table-cell>
          <table:table-cell table:number-columns-repeated="4"/>
          <table:table-cell table:style-name="ce2" office:value-type="string">
            <text:p>1, 0.602538 176</text:p>
          </table:table-cell>
          <table:table-cell table:formula="of:=MID([.I1114];1;1)" office:value-type="string" office:string-value="1">
            <text:p>1</text:p>
          </table:table-cell>
          <table:table-cell table:formula="of:=MID([.I1114];4;6)" office:value-type="string" office:string-value="0.6025">
            <text:p>0.602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68">
            <text:p>0.7368</text:p>
          </table:table-cell>
          <table:table-cell table:formula="of:=IF([.B1115]&gt;[.$E$1];1;0)" office:value-type="float" office:value="1">
            <text:p>1</text:p>
          </table:table-cell>
          <table:table-cell table:formula="of:=ABS([.A1115]-[.C1115])" office:value-type="float" office:value="0">
            <text:p>0</text:p>
          </table:table-cell>
          <table:table-cell table:number-columns-repeated="4"/>
          <table:table-cell table:style-name="ce2" office:value-type="string">
            <text:p>1, 0.736886 177</text:p>
          </table:table-cell>
          <table:table-cell table:formula="of:=MID([.I1115];1;1)" office:value-type="string" office:string-value="1">
            <text:p>1</text:p>
          </table:table-cell>
          <table:table-cell table:formula="of:=MID([.I1115];4;6)" office:value-type="string" office:string-value="0.7368">
            <text:p>0.736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366">
            <text:p>0.8366</text:p>
          </table:table-cell>
          <table:table-cell table:formula="of:=IF([.B1116]&gt;[.$E$1];1;0)" office:value-type="float" office:value="1">
            <text:p>1</text:p>
          </table:table-cell>
          <table:table-cell table:formula="of:=ABS([.A1116]-[.C1116])" office:value-type="float" office:value="0">
            <text:p>0</text:p>
          </table:table-cell>
          <table:table-cell table:number-columns-repeated="4"/>
          <table:table-cell table:style-name="ce2" office:value-type="string">
            <text:p>1, 0.83667 180</text:p>
          </table:table-cell>
          <table:table-cell table:formula="of:=MID([.I1116];1;1)" office:value-type="string" office:string-value="1">
            <text:p>1</text:p>
          </table:table-cell>
          <table:table-cell table:formula="of:=MID([.I1116];4;6)" office:value-type="string" office:string-value="0.8366">
            <text:p>0.836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57">
            <text:p>0.6457</text:p>
          </table:table-cell>
          <table:table-cell table:formula="of:=IF([.B1117]&gt;[.$E$1];1;0)" office:value-type="float" office:value="1">
            <text:p>1</text:p>
          </table:table-cell>
          <table:table-cell table:formula="of:=ABS([.A1117]-[.C1117])" office:value-type="float" office:value="0">
            <text:p>0</text:p>
          </table:table-cell>
          <table:table-cell table:number-columns-repeated="4"/>
          <table:table-cell table:style-name="ce2" office:value-type="string">
            <text:p>1, 0.645708 182</text:p>
          </table:table-cell>
          <table:table-cell table:formula="of:=MID([.I1117];1;1)" office:value-type="string" office:string-value="1">
            <text:p>1</text:p>
          </table:table-cell>
          <table:table-cell table:formula="of:=MID([.I1117];4;6)" office:value-type="string" office:string-value="0.6457">
            <text:p>0.645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664">
            <text:p>0.4664</text:p>
          </table:table-cell>
          <table:table-cell table:formula="of:=IF([.B1118]&gt;[.$E$1];1;0)" office:value-type="float" office:value="0">
            <text:p>0</text:p>
          </table:table-cell>
          <table:table-cell table:formula="of:=ABS([.A1118]-[.C1118])" office:value-type="float" office:value="0">
            <text:p>0</text:p>
          </table:table-cell>
          <table:table-cell table:number-columns-repeated="4"/>
          <table:table-cell table:style-name="ce2" office:value-type="string">
            <text:p>0, 0.466439 183</text:p>
          </table:table-cell>
          <table:table-cell table:formula="of:=MID([.I1118];1;1)" office:value-type="string" office:string-value="0">
            <text:p>0</text:p>
          </table:table-cell>
          <table:table-cell table:formula="of:=MID([.I1118];4;6)" office:value-type="string" office:string-value="0.4664">
            <text:p>0.466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4">
            <text:p>0.664</text:p>
          </table:table-cell>
          <table:table-cell table:formula="of:=IF([.B1119]&gt;[.$E$1];1;0)" office:value-type="float" office:value="1">
            <text:p>1</text:p>
          </table:table-cell>
          <table:table-cell table:formula="of:=ABS([.A1119]-[.C1119])" office:value-type="float" office:value="0">
            <text:p>0</text:p>
          </table:table-cell>
          <table:table-cell table:number-columns-repeated="4"/>
          <table:table-cell table:style-name="ce2" office:value-type="string">
            <text:p>1, 0.664027 184</text:p>
          </table:table-cell>
          <table:table-cell table:formula="of:=MID([.I1119];1;1)" office:value-type="string" office:string-value="1">
            <text:p>1</text:p>
          </table:table-cell>
          <table:table-cell table:formula="of:=MID([.I1119];4;6)" office:value-type="string" office:string-value="0.6640">
            <text:p>0.664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314">
            <text:p>0.8314</text:p>
          </table:table-cell>
          <table:table-cell table:formula="of:=IF([.B1120]&gt;[.$E$1];1;0)" office:value-type="float" office:value="1">
            <text:p>1</text:p>
          </table:table-cell>
          <table:table-cell table:formula="of:=ABS([.A1120]-[.C1120])" office:value-type="float" office:value="0">
            <text:p>0</text:p>
          </table:table-cell>
          <table:table-cell table:number-columns-repeated="4"/>
          <table:table-cell table:style-name="ce2" office:value-type="string">
            <text:p>1, 0.831411 186</text:p>
          </table:table-cell>
          <table:table-cell table:formula="of:=MID([.I1120];1;1)" office:value-type="string" office:string-value="1">
            <text:p>1</text:p>
          </table:table-cell>
          <table:table-cell table:formula="of:=MID([.I1120];4;6)" office:value-type="string" office:string-value="0.8314">
            <text:p>0.831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8005">
            <text:p>0.8005</text:p>
          </table:table-cell>
          <table:table-cell table:formula="of:=IF([.B1121]&gt;[.$E$1];1;0)" office:value-type="float" office:value="1">
            <text:p>1</text:p>
          </table:table-cell>
          <table:table-cell table:formula="of:=ABS([.A1121]-[.C1121])" office:value-type="float" office:value="1">
            <text:p>1</text:p>
          </table:table-cell>
          <table:table-cell table:number-columns-repeated="4"/>
          <table:table-cell table:style-name="ce2" office:value-type="string">
            <text:p>0, 0.800555 187</text:p>
          </table:table-cell>
          <table:table-cell table:formula="of:=MID([.I1121];1;1)" office:value-type="string" office:string-value="0">
            <text:p>0</text:p>
          </table:table-cell>
          <table:table-cell table:formula="of:=MID([.I1121];4;6)" office:value-type="string" office:string-value="0.8005">
            <text:p>0.800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72">
            <text:p>0.6872</text:p>
          </table:table-cell>
          <table:table-cell table:formula="of:=IF([.B1122]&gt;[.$E$1];1;0)" office:value-type="float" office:value="1">
            <text:p>1</text:p>
          </table:table-cell>
          <table:table-cell table:formula="of:=ABS([.A1122]-[.C1122])" office:value-type="float" office:value="0">
            <text:p>0</text:p>
          </table:table-cell>
          <table:table-cell table:number-columns-repeated="4"/>
          <table:table-cell table:style-name="ce2" office:value-type="string">
            <text:p>1, 0.687209 188</text:p>
          </table:table-cell>
          <table:table-cell table:formula="of:=MID([.I1122];1;1)" office:value-type="string" office:string-value="1">
            <text:p>1</text:p>
          </table:table-cell>
          <table:table-cell table:formula="of:=MID([.I1122];4;6)" office:value-type="string" office:string-value="0.6872">
            <text:p>0.687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951">
            <text:p>0.8951</text:p>
          </table:table-cell>
          <table:table-cell table:formula="of:=IF([.B1123]&gt;[.$E$1];1;0)" office:value-type="float" office:value="1">
            <text:p>1</text:p>
          </table:table-cell>
          <table:table-cell table:formula="of:=ABS([.A1123]-[.C1123])" office:value-type="float" office:value="0">
            <text:p>0</text:p>
          </table:table-cell>
          <table:table-cell table:number-columns-repeated="4"/>
          <table:table-cell table:style-name="ce2" office:value-type="string">
            <text:p>1, 0.895116 189</text:p>
          </table:table-cell>
          <table:table-cell table:formula="of:=MID([.I1123];1;1)" office:value-type="string" office:string-value="1">
            <text:p>1</text:p>
          </table:table-cell>
          <table:table-cell table:formula="of:=MID([.I1123];4;6)" office:value-type="string" office:string-value="0.8951">
            <text:p>0.895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77">
            <text:p>0.6577</text:p>
          </table:table-cell>
          <table:table-cell table:formula="of:=IF([.B1124]&gt;[.$E$1];1;0)" office:value-type="float" office:value="1">
            <text:p>1</text:p>
          </table:table-cell>
          <table:table-cell table:formula="of:=ABS([.A1124]-[.C1124])" office:value-type="float" office:value="0">
            <text:p>0</text:p>
          </table:table-cell>
          <table:table-cell table:number-columns-repeated="4"/>
          <table:table-cell table:style-name="ce2" office:value-type="string">
            <text:p>1, 0.65772 190</text:p>
          </table:table-cell>
          <table:table-cell table:formula="of:=MID([.I1124];1;1)" office:value-type="string" office:string-value="1">
            <text:p>1</text:p>
          </table:table-cell>
          <table:table-cell table:formula="of:=MID([.I1124];4;6)" office:value-type="string" office:string-value="0.6577">
            <text:p>0.657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68">
            <text:p>0.7568</text:p>
          </table:table-cell>
          <table:table-cell table:formula="of:=IF([.B1125]&gt;[.$E$1];1;0)" office:value-type="float" office:value="1">
            <text:p>1</text:p>
          </table:table-cell>
          <table:table-cell table:formula="of:=ABS([.A1125]-[.C1125])" office:value-type="float" office:value="0">
            <text:p>0</text:p>
          </table:table-cell>
          <table:table-cell table:number-columns-repeated="4"/>
          <table:table-cell table:style-name="ce2" office:value-type="string">
            <text:p>1, 0.756858 191</text:p>
          </table:table-cell>
          <table:table-cell table:formula="of:=MID([.I1125];1;1)" office:value-type="string" office:string-value="1">
            <text:p>1</text:p>
          </table:table-cell>
          <table:table-cell table:formula="of:=MID([.I1125];4;6)" office:value-type="string" office:string-value="0.7568">
            <text:p>0.756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625">
            <text:p>0.7625</text:p>
          </table:table-cell>
          <table:table-cell table:formula="of:=IF([.B1126]&gt;[.$E$1];1;0)" office:value-type="float" office:value="1">
            <text:p>1</text:p>
          </table:table-cell>
          <table:table-cell table:formula="of:=ABS([.A1126]-[.C1126])" office:value-type="float" office:value="1">
            <text:p>1</text:p>
          </table:table-cell>
          <table:table-cell table:number-columns-repeated="4"/>
          <table:table-cell table:style-name="ce2" office:value-type="string">
            <text:p>0, 0.762566 192</text:p>
          </table:table-cell>
          <table:table-cell table:formula="of:=MID([.I1126];1;1)" office:value-type="string" office:string-value="0">
            <text:p>0</text:p>
          </table:table-cell>
          <table:table-cell table:formula="of:=MID([.I1126];4;6)" office:value-type="string" office:string-value="0.7625">
            <text:p>0.762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65">
            <text:p>0.5865</text:p>
          </table:table-cell>
          <table:table-cell table:formula="of:=IF([.B1127]&gt;[.$E$1];1;0)" office:value-type="float" office:value="1">
            <text:p>1</text:p>
          </table:table-cell>
          <table:table-cell table:formula="of:=ABS([.A1127]-[.C1127])" office:value-type="float" office:value="0">
            <text:p>0</text:p>
          </table:table-cell>
          <table:table-cell table:number-columns-repeated="4"/>
          <table:table-cell table:style-name="ce2" office:value-type="string">
            <text:p>1, 0.586539 193</text:p>
          </table:table-cell>
          <table:table-cell table:formula="of:=MID([.I1127];1;1)" office:value-type="string" office:string-value="1">
            <text:p>1</text:p>
          </table:table-cell>
          <table:table-cell table:formula="of:=MID([.I1127];4;6)" office:value-type="string" office:string-value="0.5865">
            <text:p>0.586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415">
            <text:p>0.4415</text:p>
          </table:table-cell>
          <table:table-cell table:formula="of:=IF([.B1128]&gt;[.$E$1];1;0)" office:value-type="float" office:value="0">
            <text:p>0</text:p>
          </table:table-cell>
          <table:table-cell table:formula="of:=ABS([.A1128]-[.C1128])" office:value-type="float" office:value="0">
            <text:p>0</text:p>
          </table:table-cell>
          <table:table-cell table:number-columns-repeated="4"/>
          <table:table-cell table:style-name="ce2" office:value-type="string">
            <text:p>0, 0.441593 194</text:p>
          </table:table-cell>
          <table:table-cell table:formula="of:=MID([.I1128];1;1)" office:value-type="string" office:string-value="0">
            <text:p>0</text:p>
          </table:table-cell>
          <table:table-cell table:formula="of:=MID([.I1128];4;6)" office:value-type="string" office:string-value="0.4415">
            <text:p>0.441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244">
            <text:p>0.6244</text:p>
          </table:table-cell>
          <table:table-cell table:formula="of:=IF([.B1129]&gt;[.$E$1];1;0)" office:value-type="float" office:value="1">
            <text:p>1</text:p>
          </table:table-cell>
          <table:table-cell table:formula="of:=ABS([.A1129]-[.C1129])" office:value-type="float" office:value="0">
            <text:p>0</text:p>
          </table:table-cell>
          <table:table-cell table:number-columns-repeated="4"/>
          <table:table-cell table:style-name="ce2" office:value-type="string">
            <text:p>1, 0.624483 195</text:p>
          </table:table-cell>
          <table:table-cell table:formula="of:=MID([.I1129];1;1)" office:value-type="string" office:string-value="1">
            <text:p>1</text:p>
          </table:table-cell>
          <table:table-cell table:formula="of:=MID([.I1129];4;6)" office:value-type="string" office:string-value="0.6244">
            <text:p>0.624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88">
            <text:p>0.5988</text:p>
          </table:table-cell>
          <table:table-cell table:formula="of:=IF([.B1130]&gt;[.$E$1];1;0)" office:value-type="float" office:value="1">
            <text:p>1</text:p>
          </table:table-cell>
          <table:table-cell table:formula="of:=ABS([.A1130]-[.C1130])" office:value-type="float" office:value="0">
            <text:p>0</text:p>
          </table:table-cell>
          <table:table-cell table:number-columns-repeated="4"/>
          <table:table-cell table:style-name="ce2" office:value-type="string">
            <text:p>1, 0.598852 196</text:p>
          </table:table-cell>
          <table:table-cell table:formula="of:=MID([.I1130];1;1)" office:value-type="string" office:string-value="1">
            <text:p>1</text:p>
          </table:table-cell>
          <table:table-cell table:formula="of:=MID([.I1130];4;6)" office:value-type="string" office:string-value="0.5988">
            <text:p>0.598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101">
            <text:p>0.8101</text:p>
          </table:table-cell>
          <table:table-cell table:formula="of:=IF([.B1131]&gt;[.$E$1];1;0)" office:value-type="float" office:value="1">
            <text:p>1</text:p>
          </table:table-cell>
          <table:table-cell table:formula="of:=ABS([.A1131]-[.C1131])" office:value-type="float" office:value="0">
            <text:p>0</text:p>
          </table:table-cell>
          <table:table-cell table:number-columns-repeated="4"/>
          <table:table-cell table:style-name="ce2" office:value-type="string">
            <text:p>1, 0.810167 198</text:p>
          </table:table-cell>
          <table:table-cell table:formula="of:=MID([.I1131];1;1)" office:value-type="string" office:string-value="1">
            <text:p>1</text:p>
          </table:table-cell>
          <table:table-cell table:formula="of:=MID([.I1131];4;6)" office:value-type="string" office:string-value="0.8101">
            <text:p>0.810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677">
            <text:p>0.8677</text:p>
          </table:table-cell>
          <table:table-cell table:formula="of:=IF([.B1132]&gt;[.$E$1];1;0)" office:value-type="float" office:value="1">
            <text:p>1</text:p>
          </table:table-cell>
          <table:table-cell table:formula="of:=ABS([.A1132]-[.C1132])" office:value-type="float" office:value="0">
            <text:p>0</text:p>
          </table:table-cell>
          <table:table-cell table:number-columns-repeated="4"/>
          <table:table-cell table:style-name="ce2" office:value-type="string">
            <text:p>1, 0.867768 199</text:p>
          </table:table-cell>
          <table:table-cell table:formula="of:=MID([.I1132];1;1)" office:value-type="string" office:string-value="1">
            <text:p>1</text:p>
          </table:table-cell>
          <table:table-cell table:formula="of:=MID([.I1132];4;6)" office:value-type="string" office:string-value="0.8677">
            <text:p>0.867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905">
            <text:p>0.3905</text:p>
          </table:table-cell>
          <table:table-cell table:formula="of:=IF([.B1133]&gt;[.$E$1];1;0)" office:value-type="float" office:value="0">
            <text:p>0</text:p>
          </table:table-cell>
          <table:table-cell table:formula="of:=ABS([.A1133]-[.C1133])" office:value-type="float" office:value="1">
            <text:p>1</text:p>
          </table:table-cell>
          <table:table-cell table:number-columns-repeated="4"/>
          <table:table-cell table:style-name="ce2" office:value-type="string">
            <text:p>1, 0.390589 200</text:p>
          </table:table-cell>
          <table:table-cell table:formula="of:=MID([.I1133];1;1)" office:value-type="string" office:string-value="1">
            <text:p>1</text:p>
          </table:table-cell>
          <table:table-cell table:formula="of:=MID([.I1133];4;6)" office:value-type="string" office:string-value="0.3905">
            <text:p>0.390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345">
            <text:p>0.8345</text:p>
          </table:table-cell>
          <table:table-cell table:formula="of:=IF([.B1134]&gt;[.$E$1];1;0)" office:value-type="float" office:value="1">
            <text:p>1</text:p>
          </table:table-cell>
          <table:table-cell table:formula="of:=ABS([.A1134]-[.C1134])" office:value-type="float" office:value="0">
            <text:p>0</text:p>
          </table:table-cell>
          <table:table-cell table:number-columns-repeated="4"/>
          <table:table-cell table:style-name="ce2" office:value-type="string">
            <text:p>1, 0.834562 202</text:p>
          </table:table-cell>
          <table:table-cell table:formula="of:=MID([.I1134];1;1)" office:value-type="string" office:string-value="1">
            <text:p>1</text:p>
          </table:table-cell>
          <table:table-cell table:formula="of:=MID([.I1134];4;6)" office:value-type="string" office:string-value="0.8345">
            <text:p>0.834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76">
            <text:p>0.776</text:p>
          </table:table-cell>
          <table:table-cell table:formula="of:=IF([.B1135]&gt;[.$E$1];1;0)" office:value-type="float" office:value="1">
            <text:p>1</text:p>
          </table:table-cell>
          <table:table-cell table:formula="of:=ABS([.A1135]-[.C1135])" office:value-type="float" office:value="0">
            <text:p>0</text:p>
          </table:table-cell>
          <table:table-cell table:number-columns-repeated="4"/>
          <table:table-cell table:style-name="ce2" office:value-type="string">
            <text:p>1, 0.776091 203</text:p>
          </table:table-cell>
          <table:table-cell table:formula="of:=MID([.I1135];1;1)" office:value-type="string" office:string-value="1">
            <text:p>1</text:p>
          </table:table-cell>
          <table:table-cell table:formula="of:=MID([.I1135];4;6)" office:value-type="string" office:string-value="0.7760">
            <text:p>0.776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28">
            <text:p>0.6128</text:p>
          </table:table-cell>
          <table:table-cell table:formula="of:=IF([.B1136]&gt;[.$E$1];1;0)" office:value-type="float" office:value="1">
            <text:p>1</text:p>
          </table:table-cell>
          <table:table-cell table:formula="of:=ABS([.A1136]-[.C1136])" office:value-type="float" office:value="0">
            <text:p>0</text:p>
          </table:table-cell>
          <table:table-cell table:number-columns-repeated="4"/>
          <table:table-cell table:style-name="ce2" office:value-type="string">
            <text:p>1, 0.61282 204</text:p>
          </table:table-cell>
          <table:table-cell table:formula="of:=MID([.I1136];1;1)" office:value-type="string" office:string-value="1">
            <text:p>1</text:p>
          </table:table-cell>
          <table:table-cell table:formula="of:=MID([.I1136];4;6)" office:value-type="string" office:string-value="0.6128">
            <text:p>0.612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414">
            <text:p>0.6414</text:p>
          </table:table-cell>
          <table:table-cell table:formula="of:=IF([.B1137]&gt;[.$E$1];1;0)" office:value-type="float" office:value="1">
            <text:p>1</text:p>
          </table:table-cell>
          <table:table-cell table:formula="of:=ABS([.A1137]-[.C1137])" office:value-type="float" office:value="1">
            <text:p>1</text:p>
          </table:table-cell>
          <table:table-cell table:number-columns-repeated="4"/>
          <table:table-cell table:style-name="ce2" office:value-type="string">
            <text:p>0, 0.641441 205</text:p>
          </table:table-cell>
          <table:table-cell table:formula="of:=MID([.I1137];1;1)" office:value-type="string" office:string-value="0">
            <text:p>0</text:p>
          </table:table-cell>
          <table:table-cell table:formula="of:=MID([.I1137];4;6)" office:value-type="string" office:string-value="0.6414">
            <text:p>0.641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411">
            <text:p>0.3411</text:p>
          </table:table-cell>
          <table:table-cell table:formula="of:=IF([.B1138]&gt;[.$E$1];1;0)" office:value-type="float" office:value="0">
            <text:p>0</text:p>
          </table:table-cell>
          <table:table-cell table:formula="of:=ABS([.A1138]-[.C1138])" office:value-type="float" office:value="0">
            <text:p>0</text:p>
          </table:table-cell>
          <table:table-cell table:number-columns-repeated="4"/>
          <table:table-cell table:style-name="ce2" office:value-type="string">
            <text:p>0, 0.341151 206</text:p>
          </table:table-cell>
          <table:table-cell table:formula="of:=MID([.I1138];1;1)" office:value-type="string" office:string-value="0">
            <text:p>0</text:p>
          </table:table-cell>
          <table:table-cell table:formula="of:=MID([.I1138];4;6)" office:value-type="string" office:string-value="0.3411">
            <text:p>0.341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25">
            <text:p>0.6925</text:p>
          </table:table-cell>
          <table:table-cell table:formula="of:=IF([.B1139]&gt;[.$E$1];1;0)" office:value-type="float" office:value="1">
            <text:p>1</text:p>
          </table:table-cell>
          <table:table-cell table:formula="of:=ABS([.A1139]-[.C1139])" office:value-type="float" office:value="0">
            <text:p>0</text:p>
          </table:table-cell>
          <table:table-cell table:number-columns-repeated="4"/>
          <table:table-cell table:style-name="ce2" office:value-type="string">
            <text:p>1, 0.692591 207</text:p>
          </table:table-cell>
          <table:table-cell table:formula="of:=MID([.I1139];1;1)" office:value-type="string" office:string-value="1">
            <text:p>1</text:p>
          </table:table-cell>
          <table:table-cell table:formula="of:=MID([.I1139];4;6)" office:value-type="string" office:string-value="0.6925">
            <text:p>0.692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34">
            <text:p>0.6734</text:p>
          </table:table-cell>
          <table:table-cell table:formula="of:=IF([.B1140]&gt;[.$E$1];1;0)" office:value-type="float" office:value="1">
            <text:p>1</text:p>
          </table:table-cell>
          <table:table-cell table:formula="of:=ABS([.A1140]-[.C1140])" office:value-type="float" office:value="0">
            <text:p>0</text:p>
          </table:table-cell>
          <table:table-cell table:number-columns-repeated="4"/>
          <table:table-cell table:style-name="ce2" office:value-type="string">
            <text:p>1, 0.673449 208</text:p>
          </table:table-cell>
          <table:table-cell table:formula="of:=MID([.I1140];1;1)" office:value-type="string" office:string-value="1">
            <text:p>1</text:p>
          </table:table-cell>
          <table:table-cell table:formula="of:=MID([.I1140];4;6)" office:value-type="string" office:string-value="0.6734">
            <text:p>0.673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092">
            <text:p>0.6092</text:p>
          </table:table-cell>
          <table:table-cell table:formula="of:=IF([.B1141]&gt;[.$E$1];1;0)" office:value-type="float" office:value="1">
            <text:p>1</text:p>
          </table:table-cell>
          <table:table-cell table:formula="of:=ABS([.A1141]-[.C1141])" office:value-type="float" office:value="1">
            <text:p>1</text:p>
          </table:table-cell>
          <table:table-cell table:number-columns-repeated="4"/>
          <table:table-cell table:style-name="ce2" office:value-type="string">
            <text:p>0, 0.609234 209</text:p>
          </table:table-cell>
          <table:table-cell table:formula="of:=MID([.I1141];1;1)" office:value-type="string" office:string-value="0">
            <text:p>0</text:p>
          </table:table-cell>
          <table:table-cell table:formula="of:=MID([.I1141];4;6)" office:value-type="string" office:string-value="0.6092">
            <text:p>0.609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2">
            <text:p>0.52</text:p>
          </table:table-cell>
          <table:table-cell table:formula="of:=IF([.B1142]&gt;[.$E$1];1;0)" office:value-type="float" office:value="1">
            <text:p>1</text:p>
          </table:table-cell>
          <table:table-cell table:formula="of:=ABS([.A1142]-[.C1142])" office:value-type="float" office:value="0">
            <text:p>0</text:p>
          </table:table-cell>
          <table:table-cell table:number-columns-repeated="4"/>
          <table:table-cell table:style-name="ce2" office:value-type="string">
            <text:p>1, 0.520002 210</text:p>
          </table:table-cell>
          <table:table-cell table:formula="of:=MID([.I1142];1;1)" office:value-type="string" office:string-value="1">
            <text:p>1</text:p>
          </table:table-cell>
          <table:table-cell table:formula="of:=MID([.I1142];4;6)" office:value-type="string" office:string-value="0.5200">
            <text:p>0.520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33">
            <text:p>0.5833</text:p>
          </table:table-cell>
          <table:table-cell table:formula="of:=IF([.B1143]&gt;[.$E$1];1;0)" office:value-type="float" office:value="1">
            <text:p>1</text:p>
          </table:table-cell>
          <table:table-cell table:formula="of:=ABS([.A1143]-[.C1143])" office:value-type="float" office:value="0">
            <text:p>0</text:p>
          </table:table-cell>
          <table:table-cell table:number-columns-repeated="4"/>
          <table:table-cell table:style-name="ce2" office:value-type="string">
            <text:p>1, 0.583357 211</text:p>
          </table:table-cell>
          <table:table-cell table:formula="of:=MID([.I1143];1;1)" office:value-type="string" office:string-value="1">
            <text:p>1</text:p>
          </table:table-cell>
          <table:table-cell table:formula="of:=MID([.I1143];4;6)" office:value-type="string" office:string-value="0.5833">
            <text:p>0.583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991">
            <text:p>0.7991</text:p>
          </table:table-cell>
          <table:table-cell table:formula="of:=IF([.B1144]&gt;[.$E$1];1;0)" office:value-type="float" office:value="1">
            <text:p>1</text:p>
          </table:table-cell>
          <table:table-cell table:formula="of:=ABS([.A1144]-[.C1144])" office:value-type="float" office:value="0">
            <text:p>0</text:p>
          </table:table-cell>
          <table:table-cell table:number-columns-repeated="4"/>
          <table:table-cell table:style-name="ce2" office:value-type="string">
            <text:p>1, 0.799154 212</text:p>
          </table:table-cell>
          <table:table-cell table:formula="of:=MID([.I1144];1;1)" office:value-type="string" office:string-value="1">
            <text:p>1</text:p>
          </table:table-cell>
          <table:table-cell table:formula="of:=MID([.I1144];4;6)" office:value-type="string" office:string-value="0.7991">
            <text:p>0.799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099">
            <text:p>0.4099</text:p>
          </table:table-cell>
          <table:table-cell table:formula="of:=IF([.B1145]&gt;[.$E$1];1;0)" office:value-type="float" office:value="0">
            <text:p>0</text:p>
          </table:table-cell>
          <table:table-cell table:formula="of:=ABS([.A1145]-[.C1145])" office:value-type="float" office:value="1">
            <text:p>1</text:p>
          </table:table-cell>
          <table:table-cell table:number-columns-repeated="4"/>
          <table:table-cell table:style-name="ce2" office:value-type="string">
            <text:p>1, 0.409946 213</text:p>
          </table:table-cell>
          <table:table-cell table:formula="of:=MID([.I1145];1;1)" office:value-type="string" office:string-value="1">
            <text:p>1</text:p>
          </table:table-cell>
          <table:table-cell table:formula="of:=MID([.I1145];4;6)" office:value-type="string" office:string-value="0.4099">
            <text:p>0.409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61">
            <text:p>0.6761</text:p>
          </table:table-cell>
          <table:table-cell table:formula="of:=IF([.B1146]&gt;[.$E$1];1;0)" office:value-type="float" office:value="1">
            <text:p>1</text:p>
          </table:table-cell>
          <table:table-cell table:formula="of:=ABS([.A1146]-[.C1146])" office:value-type="float" office:value="0">
            <text:p>0</text:p>
          </table:table-cell>
          <table:table-cell table:number-columns-repeated="4"/>
          <table:table-cell table:style-name="ce2" office:value-type="string">
            <text:p>1, 0.676176 214</text:p>
          </table:table-cell>
          <table:table-cell table:formula="of:=MID([.I1146];1;1)" office:value-type="string" office:string-value="1">
            <text:p>1</text:p>
          </table:table-cell>
          <table:table-cell table:formula="of:=MID([.I1146];4;6)" office:value-type="string" office:string-value="0.6761">
            <text:p>0.676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52">
            <text:p>0.7352</text:p>
          </table:table-cell>
          <table:table-cell table:formula="of:=IF([.B1147]&gt;[.$E$1];1;0)" office:value-type="float" office:value="1">
            <text:p>1</text:p>
          </table:table-cell>
          <table:table-cell table:formula="of:=ABS([.A1147]-[.C1147])" office:value-type="float" office:value="0">
            <text:p>0</text:p>
          </table:table-cell>
          <table:table-cell table:number-columns-repeated="4"/>
          <table:table-cell table:style-name="ce2" office:value-type="string">
            <text:p>1, 0.735278 215</text:p>
          </table:table-cell>
          <table:table-cell table:formula="of:=MID([.I1147];1;1)" office:value-type="string" office:string-value="1">
            <text:p>1</text:p>
          </table:table-cell>
          <table:table-cell table:formula="of:=MID([.I1147];4;6)" office:value-type="string" office:string-value="0.7352">
            <text:p>0.735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32">
            <text:p>0.332</text:p>
          </table:table-cell>
          <table:table-cell table:formula="of:=IF([.B1148]&gt;[.$E$1];1;0)" office:value-type="float" office:value="0">
            <text:p>0</text:p>
          </table:table-cell>
          <table:table-cell table:formula="of:=ABS([.A1148]-[.C1148])" office:value-type="float" office:value="1">
            <text:p>1</text:p>
          </table:table-cell>
          <table:table-cell table:number-columns-repeated="4"/>
          <table:table-cell table:style-name="ce2" office:value-type="string">
            <text:p>1, 0.332041 216</text:p>
          </table:table-cell>
          <table:table-cell table:formula="of:=MID([.I1148];1;1)" office:value-type="string" office:string-value="1">
            <text:p>1</text:p>
          </table:table-cell>
          <table:table-cell table:formula="of:=MID([.I1148];4;6)" office:value-type="string" office:string-value="0.3320">
            <text:p>0.332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819">
            <text:p>0.8819</text:p>
          </table:table-cell>
          <table:table-cell table:formula="of:=IF([.B1149]&gt;[.$E$1];1;0)" office:value-type="float" office:value="1">
            <text:p>1</text:p>
          </table:table-cell>
          <table:table-cell table:formula="of:=ABS([.A1149]-[.C1149])" office:value-type="float" office:value="0">
            <text:p>0</text:p>
          </table:table-cell>
          <table:table-cell table:number-columns-repeated="4"/>
          <table:table-cell table:style-name="ce2" office:value-type="string">
            <text:p>1, 0.88192 217</text:p>
          </table:table-cell>
          <table:table-cell table:formula="of:=MID([.I1149];1;1)" office:value-type="string" office:string-value="1">
            <text:p>1</text:p>
          </table:table-cell>
          <table:table-cell table:formula="of:=MID([.I1149];4;6)" office:value-type="string" office:string-value="0.8819">
            <text:p>0.881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308">
            <text:p>0.5308</text:p>
          </table:table-cell>
          <table:table-cell table:formula="of:=IF([.B1150]&gt;[.$E$1];1;0)" office:value-type="float" office:value="1">
            <text:p>1</text:p>
          </table:table-cell>
          <table:table-cell table:formula="of:=ABS([.A1150]-[.C1150])" office:value-type="float" office:value="1">
            <text:p>1</text:p>
          </table:table-cell>
          <table:table-cell table:number-columns-repeated="4"/>
          <table:table-cell table:style-name="ce2" office:value-type="string">
            <text:p>0, 0.530806 218</text:p>
          </table:table-cell>
          <table:table-cell table:formula="of:=MID([.I1150];1;1)" office:value-type="string" office:string-value="0">
            <text:p>0</text:p>
          </table:table-cell>
          <table:table-cell table:formula="of:=MID([.I1150];4;6)" office:value-type="string" office:string-value="0.5308">
            <text:p>0.530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936">
            <text:p>0.3936</text:p>
          </table:table-cell>
          <table:table-cell table:formula="of:=IF([.B1151]&gt;[.$E$1];1;0)" office:value-type="float" office:value="0">
            <text:p>0</text:p>
          </table:table-cell>
          <table:table-cell table:formula="of:=ABS([.A1151]-[.C1151])" office:value-type="float" office:value="1">
            <text:p>1</text:p>
          </table:table-cell>
          <table:table-cell table:number-columns-repeated="4"/>
          <table:table-cell table:style-name="ce2" office:value-type="string">
            <text:p>1, 0.393651 219</text:p>
          </table:table-cell>
          <table:table-cell table:formula="of:=MID([.I1151];1;1)" office:value-type="string" office:string-value="1">
            <text:p>1</text:p>
          </table:table-cell>
          <table:table-cell table:formula="of:=MID([.I1151];4;6)" office:value-type="string" office:string-value="0.3936">
            <text:p>0.393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51">
            <text:p>0.7251</text:p>
          </table:table-cell>
          <table:table-cell table:formula="of:=IF([.B1152]&gt;[.$E$1];1;0)" office:value-type="float" office:value="1">
            <text:p>1</text:p>
          </table:table-cell>
          <table:table-cell table:formula="of:=ABS([.A1152]-[.C1152])" office:value-type="float" office:value="0">
            <text:p>0</text:p>
          </table:table-cell>
          <table:table-cell table:number-columns-repeated="4"/>
          <table:table-cell table:style-name="ce2" office:value-type="string">
            <text:p>1, 0.725188 220</text:p>
          </table:table-cell>
          <table:table-cell table:formula="of:=MID([.I1152];1;1)" office:value-type="string" office:string-value="1">
            <text:p>1</text:p>
          </table:table-cell>
          <table:table-cell table:formula="of:=MID([.I1152];4;6)" office:value-type="string" office:string-value="0.7251">
            <text:p>0.725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46">
            <text:p>0.6946</text:p>
          </table:table-cell>
          <table:table-cell table:formula="of:=IF([.B1153]&gt;[.$E$1];1;0)" office:value-type="float" office:value="1">
            <text:p>1</text:p>
          </table:table-cell>
          <table:table-cell table:formula="of:=ABS([.A1153]-[.C1153])" office:value-type="float" office:value="0">
            <text:p>0</text:p>
          </table:table-cell>
          <table:table-cell table:number-columns-repeated="4"/>
          <table:table-cell table:style-name="ce2" office:value-type="string">
            <text:p>1, 0.69461 221</text:p>
          </table:table-cell>
          <table:table-cell table:formula="of:=MID([.I1153];1;1)" office:value-type="string" office:string-value="1">
            <text:p>1</text:p>
          </table:table-cell>
          <table:table-cell table:formula="of:=MID([.I1153];4;6)" office:value-type="string" office:string-value="0.6946">
            <text:p>0.694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499">
            <text:p>0.6499</text:p>
          </table:table-cell>
          <table:table-cell table:formula="of:=IF([.B1154]&gt;[.$E$1];1;0)" office:value-type="float" office:value="1">
            <text:p>1</text:p>
          </table:table-cell>
          <table:table-cell table:formula="of:=ABS([.A1154]-[.C1154])" office:value-type="float" office:value="0">
            <text:p>0</text:p>
          </table:table-cell>
          <table:table-cell table:number-columns-repeated="4"/>
          <table:table-cell table:style-name="ce2" office:value-type="string">
            <text:p>1, 0.649931 223</text:p>
          </table:table-cell>
          <table:table-cell table:formula="of:=MID([.I1154];1;1)" office:value-type="string" office:string-value="1">
            <text:p>1</text:p>
          </table:table-cell>
          <table:table-cell table:formula="of:=MID([.I1154];4;6)" office:value-type="string" office:string-value="0.6499">
            <text:p>0.649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308">
            <text:p>0.8308</text:p>
          </table:table-cell>
          <table:table-cell table:formula="of:=IF([.B1155]&gt;[.$E$1];1;0)" office:value-type="float" office:value="1">
            <text:p>1</text:p>
          </table:table-cell>
          <table:table-cell table:formula="of:=ABS([.A1155]-[.C1155])" office:value-type="float" office:value="0">
            <text:p>0</text:p>
          </table:table-cell>
          <table:table-cell table:number-columns-repeated="4"/>
          <table:table-cell table:style-name="ce2" office:value-type="string">
            <text:p>1, 0.83083 224</text:p>
          </table:table-cell>
          <table:table-cell table:formula="of:=MID([.I1155];1;1)" office:value-type="string" office:string-value="1">
            <text:p>1</text:p>
          </table:table-cell>
          <table:table-cell table:formula="of:=MID([.I1155];4;6)" office:value-type="string" office:string-value="0.8308">
            <text:p>0.830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008">
            <text:p>0.4008</text:p>
          </table:table-cell>
          <table:table-cell table:formula="of:=IF([.B1156]&gt;[.$E$1];1;0)" office:value-type="float" office:value="0">
            <text:p>0</text:p>
          </table:table-cell>
          <table:table-cell table:formula="of:=ABS([.A1156]-[.C1156])" office:value-type="float" office:value="1">
            <text:p>1</text:p>
          </table:table-cell>
          <table:table-cell table:number-columns-repeated="4"/>
          <table:table-cell table:style-name="ce2" office:value-type="string">
            <text:p>1, 0.400807 225</text:p>
          </table:table-cell>
          <table:table-cell table:formula="of:=MID([.I1156];1;1)" office:value-type="string" office:string-value="1">
            <text:p>1</text:p>
          </table:table-cell>
          <table:table-cell table:formula="of:=MID([.I1156];4;6)" office:value-type="string" office:string-value="0.4008">
            <text:p>0.400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029">
            <text:p>0.8029</text:p>
          </table:table-cell>
          <table:table-cell table:formula="of:=IF([.B1157]&gt;[.$E$1];1;0)" office:value-type="float" office:value="1">
            <text:p>1</text:p>
          </table:table-cell>
          <table:table-cell table:formula="of:=ABS([.A1157]-[.C1157])" office:value-type="float" office:value="0">
            <text:p>0</text:p>
          </table:table-cell>
          <table:table-cell table:number-columns-repeated="4"/>
          <table:table-cell table:style-name="ce2" office:value-type="string">
            <text:p>1, 0.802941 226</text:p>
          </table:table-cell>
          <table:table-cell table:formula="of:=MID([.I1157];1;1)" office:value-type="string" office:string-value="1">
            <text:p>1</text:p>
          </table:table-cell>
          <table:table-cell table:formula="of:=MID([.I1157];4;6)" office:value-type="string" office:string-value="0.8029">
            <text:p>0.802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11">
            <text:p>0.7311</text:p>
          </table:table-cell>
          <table:table-cell table:formula="of:=IF([.B1158]&gt;[.$E$1];1;0)" office:value-type="float" office:value="1">
            <text:p>1</text:p>
          </table:table-cell>
          <table:table-cell table:formula="of:=ABS([.A1158]-[.C1158])" office:value-type="float" office:value="0">
            <text:p>0</text:p>
          </table:table-cell>
          <table:table-cell table:number-columns-repeated="4"/>
          <table:table-cell table:style-name="ce2" office:value-type="string">
            <text:p>1, 0.731185 227</text:p>
          </table:table-cell>
          <table:table-cell table:formula="of:=MID([.I1158];1;1)" office:value-type="string" office:string-value="1">
            <text:p>1</text:p>
          </table:table-cell>
          <table:table-cell table:formula="of:=MID([.I1158];4;6)" office:value-type="string" office:string-value="0.7311">
            <text:p>0.731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206">
            <text:p>0.8206</text:p>
          </table:table-cell>
          <table:table-cell table:formula="of:=IF([.B1159]&gt;[.$E$1];1;0)" office:value-type="float" office:value="1">
            <text:p>1</text:p>
          </table:table-cell>
          <table:table-cell table:formula="of:=ABS([.A1159]-[.C1159])" office:value-type="float" office:value="0">
            <text:p>0</text:p>
          </table:table-cell>
          <table:table-cell table:number-columns-repeated="4"/>
          <table:table-cell table:style-name="ce2" office:value-type="string">
            <text:p>1, 0.820666 228</text:p>
          </table:table-cell>
          <table:table-cell table:formula="of:=MID([.I1159];1;1)" office:value-type="string" office:string-value="1">
            <text:p>1</text:p>
          </table:table-cell>
          <table:table-cell table:formula="of:=MID([.I1159];4;6)" office:value-type="string" office:string-value="0.8206">
            <text:p>0.820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065">
            <text:p>0.5065</text:p>
          </table:table-cell>
          <table:table-cell table:formula="of:=IF([.B1160]&gt;[.$E$1];1;0)" office:value-type="float" office:value="1">
            <text:p>1</text:p>
          </table:table-cell>
          <table:table-cell table:formula="of:=ABS([.A1160]-[.C1160])" office:value-type="float" office:value="1">
            <text:p>1</text:p>
          </table:table-cell>
          <table:table-cell table:number-columns-repeated="4"/>
          <table:table-cell table:style-name="ce2" office:value-type="string">
            <text:p>0, 0.50659 229</text:p>
          </table:table-cell>
          <table:table-cell table:formula="of:=MID([.I1160];1;1)" office:value-type="string" office:string-value="0">
            <text:p>0</text:p>
          </table:table-cell>
          <table:table-cell table:formula="of:=MID([.I1160];4;6)" office:value-type="string" office:string-value="0.5065">
            <text:p>0.506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42">
            <text:p>0.7342</text:p>
          </table:table-cell>
          <table:table-cell table:formula="of:=IF([.B1161]&gt;[.$E$1];1;0)" office:value-type="float" office:value="1">
            <text:p>1</text:p>
          </table:table-cell>
          <table:table-cell table:formula="of:=ABS([.A1161]-[.C1161])" office:value-type="float" office:value="0">
            <text:p>0</text:p>
          </table:table-cell>
          <table:table-cell table:number-columns-repeated="4"/>
          <table:table-cell table:style-name="ce2" office:value-type="string">
            <text:p>1, 0.734224 230</text:p>
          </table:table-cell>
          <table:table-cell table:formula="of:=MID([.I1161];1;1)" office:value-type="string" office:string-value="1">
            <text:p>1</text:p>
          </table:table-cell>
          <table:table-cell table:formula="of:=MID([.I1161];4;6)" office:value-type="string" office:string-value="0.7342">
            <text:p>0.734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341">
            <text:p>0.4341</text:p>
          </table:table-cell>
          <table:table-cell table:formula="of:=IF([.B1162]&gt;[.$E$1];1;0)" office:value-type="float" office:value="0">
            <text:p>0</text:p>
          </table:table-cell>
          <table:table-cell table:formula="of:=ABS([.A1162]-[.C1162])" office:value-type="float" office:value="1">
            <text:p>1</text:p>
          </table:table-cell>
          <table:table-cell table:number-columns-repeated="4"/>
          <table:table-cell table:style-name="ce2" office:value-type="string">
            <text:p>1, 0.434126 231</text:p>
          </table:table-cell>
          <table:table-cell table:formula="of:=MID([.I1162];1;1)" office:value-type="string" office:string-value="1">
            <text:p>1</text:p>
          </table:table-cell>
          <table:table-cell table:formula="of:=MID([.I1162];4;6)" office:value-type="string" office:string-value="0.4341">
            <text:p>0.434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745">
            <text:p>0.6745</text:p>
          </table:table-cell>
          <table:table-cell table:formula="of:=IF([.B1163]&gt;[.$E$1];1;0)" office:value-type="float" office:value="1">
            <text:p>1</text:p>
          </table:table-cell>
          <table:table-cell table:formula="of:=ABS([.A1163]-[.C1163])" office:value-type="float" office:value="1">
            <text:p>1</text:p>
          </table:table-cell>
          <table:table-cell table:number-columns-repeated="4"/>
          <table:table-cell table:style-name="ce2" office:value-type="string">
            <text:p>0, 0.67453 233</text:p>
          </table:table-cell>
          <table:table-cell table:formula="of:=MID([.I1163];1;1)" office:value-type="string" office:string-value="0">
            <text:p>0</text:p>
          </table:table-cell>
          <table:table-cell table:formula="of:=MID([.I1163];4;6)" office:value-type="string" office:string-value="0.6745">
            <text:p>0.674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964">
            <text:p>0.7964</text:p>
          </table:table-cell>
          <table:table-cell table:formula="of:=IF([.B1164]&gt;[.$E$1];1;0)" office:value-type="float" office:value="1">
            <text:p>1</text:p>
          </table:table-cell>
          <table:table-cell table:formula="of:=ABS([.A1164]-[.C1164])" office:value-type="float" office:value="0">
            <text:p>0</text:p>
          </table:table-cell>
          <table:table-cell table:number-columns-repeated="4"/>
          <table:table-cell table:style-name="ce2" office:value-type="string">
            <text:p>1, 0.796477 234</text:p>
          </table:table-cell>
          <table:table-cell table:formula="of:=MID([.I1164];1;1)" office:value-type="string" office:string-value="1">
            <text:p>1</text:p>
          </table:table-cell>
          <table:table-cell table:formula="of:=MID([.I1164];4;6)" office:value-type="string" office:string-value="0.7964">
            <text:p>0.796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667">
            <text:p>0.3667</text:p>
          </table:table-cell>
          <table:table-cell table:formula="of:=IF([.B1165]&gt;[.$E$1];1;0)" office:value-type="float" office:value="0">
            <text:p>0</text:p>
          </table:table-cell>
          <table:table-cell table:formula="of:=ABS([.A1165]-[.C1165])" office:value-type="float" office:value="0">
            <text:p>0</text:p>
          </table:table-cell>
          <table:table-cell table:number-columns-repeated="4"/>
          <table:table-cell table:style-name="ce2" office:value-type="string">
            <text:p>0, 0.366713 235</text:p>
          </table:table-cell>
          <table:table-cell table:formula="of:=MID([.I1165];1;1)" office:value-type="string" office:string-value="0">
            <text:p>0</text:p>
          </table:table-cell>
          <table:table-cell table:formula="of:=MID([.I1165];4;6)" office:value-type="string" office:string-value="0.3667">
            <text:p>0.366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8391">
            <text:p>0.8391</text:p>
          </table:table-cell>
          <table:table-cell table:formula="of:=IF([.B1166]&gt;[.$E$1];1;0)" office:value-type="float" office:value="1">
            <text:p>1</text:p>
          </table:table-cell>
          <table:table-cell table:formula="of:=ABS([.A1166]-[.C1166])" office:value-type="float" office:value="1">
            <text:p>1</text:p>
          </table:table-cell>
          <table:table-cell table:number-columns-repeated="4"/>
          <table:table-cell table:style-name="ce2" office:value-type="string">
            <text:p>0, 0.839117 236</text:p>
          </table:table-cell>
          <table:table-cell table:formula="of:=MID([.I1166];1;1)" office:value-type="string" office:string-value="0">
            <text:p>0</text:p>
          </table:table-cell>
          <table:table-cell table:formula="of:=MID([.I1166];4;6)" office:value-type="string" office:string-value="0.8391">
            <text:p>0.839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122">
            <text:p>0.5122</text:p>
          </table:table-cell>
          <table:table-cell table:formula="of:=IF([.B1167]&gt;[.$E$1];1;0)" office:value-type="float" office:value="1">
            <text:p>1</text:p>
          </table:table-cell>
          <table:table-cell table:formula="of:=ABS([.A1167]-[.C1167])" office:value-type="float" office:value="1">
            <text:p>1</text:p>
          </table:table-cell>
          <table:table-cell table:number-columns-repeated="4"/>
          <table:table-cell table:style-name="ce2" office:value-type="string">
            <text:p>0, 0.512238 237</text:p>
          </table:table-cell>
          <table:table-cell table:formula="of:=MID([.I1167];1;1)" office:value-type="string" office:string-value="0">
            <text:p>0</text:p>
          </table:table-cell>
          <table:table-cell table:formula="of:=MID([.I1167];4;6)" office:value-type="string" office:string-value="0.5122">
            <text:p>0.512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468">
            <text:p>0.4468</text:p>
          </table:table-cell>
          <table:table-cell table:formula="of:=IF([.B1168]&gt;[.$E$1];1;0)" office:value-type="float" office:value="0">
            <text:p>0</text:p>
          </table:table-cell>
          <table:table-cell table:formula="of:=ABS([.A1168]-[.C1168])" office:value-type="float" office:value="0">
            <text:p>0</text:p>
          </table:table-cell>
          <table:table-cell table:number-columns-repeated="4"/>
          <table:table-cell table:style-name="ce2" office:value-type="string">
            <text:p>0, 0.446862 238</text:p>
          </table:table-cell>
          <table:table-cell table:formula="of:=MID([.I1168];1;1)" office:value-type="string" office:string-value="0">
            <text:p>0</text:p>
          </table:table-cell>
          <table:table-cell table:formula="of:=MID([.I1168];4;6)" office:value-type="string" office:string-value="0.4468">
            <text:p>0.446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625">
            <text:p>0.5625</text:p>
          </table:table-cell>
          <table:table-cell table:formula="of:=IF([.B1169]&gt;[.$E$1];1;0)" office:value-type="float" office:value="1">
            <text:p>1</text:p>
          </table:table-cell>
          <table:table-cell table:formula="of:=ABS([.A1169]-[.C1169])" office:value-type="float" office:value="0">
            <text:p>0</text:p>
          </table:table-cell>
          <table:table-cell table:number-columns-repeated="4"/>
          <table:table-cell table:style-name="ce2" office:value-type="string">
            <text:p>1, 0.56257 239</text:p>
          </table:table-cell>
          <table:table-cell table:formula="of:=MID([.I1169];1;1)" office:value-type="string" office:string-value="1">
            <text:p>1</text:p>
          </table:table-cell>
          <table:table-cell table:formula="of:=MID([.I1169];4;6)" office:value-type="string" office:string-value="0.5625">
            <text:p>0.562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944">
            <text:p>0.6944</text:p>
          </table:table-cell>
          <table:table-cell table:formula="of:=IF([.B1170]&gt;[.$E$1];1;0)" office:value-type="float" office:value="1">
            <text:p>1</text:p>
          </table:table-cell>
          <table:table-cell table:formula="of:=ABS([.A1170]-[.C1170])" office:value-type="float" office:value="1">
            <text:p>1</text:p>
          </table:table-cell>
          <table:table-cell table:number-columns-repeated="4"/>
          <table:table-cell table:style-name="ce2" office:value-type="string">
            <text:p>0, 0.694478 241</text:p>
          </table:table-cell>
          <table:table-cell table:formula="of:=MID([.I1170];1;1)" office:value-type="string" office:string-value="0">
            <text:p>0</text:p>
          </table:table-cell>
          <table:table-cell table:formula="of:=MID([.I1170];4;6)" office:value-type="string" office:string-value="0.6944">
            <text:p>0.694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902">
            <text:p>0.4902</text:p>
          </table:table-cell>
          <table:table-cell table:formula="of:=IF([.B1171]&gt;[.$E$1];1;0)" office:value-type="float" office:value="1">
            <text:p>1</text:p>
          </table:table-cell>
          <table:table-cell table:formula="of:=ABS([.A1171]-[.C1171])" office:value-type="float" office:value="1">
            <text:p>1</text:p>
          </table:table-cell>
          <table:table-cell table:number-columns-repeated="4"/>
          <table:table-cell table:style-name="ce2" office:value-type="string">
            <text:p>0, 0.490201 242</text:p>
          </table:table-cell>
          <table:table-cell table:formula="of:=MID([.I1171];1;1)" office:value-type="string" office:string-value="0">
            <text:p>0</text:p>
          </table:table-cell>
          <table:table-cell table:formula="of:=MID([.I1171];4;6)" office:value-type="string" office:string-value="0.4902">
            <text:p>0.490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578">
            <text:p>0.4578</text:p>
          </table:table-cell>
          <table:table-cell table:formula="of:=IF([.B1172]&gt;[.$E$1];1;0)" office:value-type="float" office:value="0">
            <text:p>0</text:p>
          </table:table-cell>
          <table:table-cell table:formula="of:=ABS([.A1172]-[.C1172])" office:value-type="float" office:value="0">
            <text:p>0</text:p>
          </table:table-cell>
          <table:table-cell table:number-columns-repeated="4"/>
          <table:table-cell table:style-name="ce2" office:value-type="string">
            <text:p>0, 0.457897 243</text:p>
          </table:table-cell>
          <table:table-cell table:formula="of:=MID([.I1172];1;1)" office:value-type="string" office:string-value="0">
            <text:p>0</text:p>
          </table:table-cell>
          <table:table-cell table:formula="of:=MID([.I1172];4;6)" office:value-type="string" office:string-value="0.4578">
            <text:p>0.457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724">
            <text:p>0.5724</text:p>
          </table:table-cell>
          <table:table-cell table:formula="of:=IF([.B1173]&gt;[.$E$1];1;0)" office:value-type="float" office:value="1">
            <text:p>1</text:p>
          </table:table-cell>
          <table:table-cell table:formula="of:=ABS([.A1173]-[.C1173])" office:value-type="float" office:value="1">
            <text:p>1</text:p>
          </table:table-cell>
          <table:table-cell table:number-columns-repeated="4"/>
          <table:table-cell table:style-name="ce2" office:value-type="string">
            <text:p>0, 0.572467 244</text:p>
          </table:table-cell>
          <table:table-cell table:formula="of:=MID([.I1173];1;1)" office:value-type="string" office:string-value="0">
            <text:p>0</text:p>
          </table:table-cell>
          <table:table-cell table:formula="of:=MID([.I1173];4;6)" office:value-type="string" office:string-value="0.5724">
            <text:p>0.572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352">
            <text:p>0.7352</text:p>
          </table:table-cell>
          <table:table-cell table:formula="of:=IF([.B1174]&gt;[.$E$1];1;0)" office:value-type="float" office:value="1">
            <text:p>1</text:p>
          </table:table-cell>
          <table:table-cell table:formula="of:=ABS([.A1174]-[.C1174])" office:value-type="float" office:value="1">
            <text:p>1</text:p>
          </table:table-cell>
          <table:table-cell table:number-columns-repeated="4"/>
          <table:table-cell table:style-name="ce2" office:value-type="string">
            <text:p>0, 0.735205 245</text:p>
          </table:table-cell>
          <table:table-cell table:formula="of:=MID([.I1174];1;1)" office:value-type="string" office:string-value="0">
            <text:p>0</text:p>
          </table:table-cell>
          <table:table-cell table:formula="of:=MID([.I1174];4;6)" office:value-type="string" office:string-value="0.7352">
            <text:p>0.735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24">
            <text:p>0.824</text:p>
          </table:table-cell>
          <table:table-cell table:formula="of:=IF([.B1175]&gt;[.$E$1];1;0)" office:value-type="float" office:value="1">
            <text:p>1</text:p>
          </table:table-cell>
          <table:table-cell table:formula="of:=ABS([.A1175]-[.C1175])" office:value-type="float" office:value="0">
            <text:p>0</text:p>
          </table:table-cell>
          <table:table-cell table:number-columns-repeated="4"/>
          <table:table-cell table:style-name="ce2" office:value-type="string">
            <text:p>1, 0.824065 246</text:p>
          </table:table-cell>
          <table:table-cell table:formula="of:=MID([.I1175];1;1)" office:value-type="string" office:string-value="1">
            <text:p>1</text:p>
          </table:table-cell>
          <table:table-cell table:formula="of:=MID([.I1175];4;6)" office:value-type="string" office:string-value="0.8240">
            <text:p>0.824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27">
            <text:p>0.827</text:p>
          </table:table-cell>
          <table:table-cell table:formula="of:=IF([.B1176]&gt;[.$E$1];1;0)" office:value-type="float" office:value="1">
            <text:p>1</text:p>
          </table:table-cell>
          <table:table-cell table:formula="of:=ABS([.A1176]-[.C1176])" office:value-type="float" office:value="0">
            <text:p>0</text:p>
          </table:table-cell>
          <table:table-cell table:number-columns-repeated="4"/>
          <table:table-cell table:style-name="ce2" office:value-type="string">
            <text:p>1, 0.827014 247</text:p>
          </table:table-cell>
          <table:table-cell table:formula="of:=MID([.I1176];1;1)" office:value-type="string" office:string-value="1">
            <text:p>1</text:p>
          </table:table-cell>
          <table:table-cell table:formula="of:=MID([.I1176];4;6)" office:value-type="string" office:string-value="0.8270">
            <text:p>0.827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836">
            <text:p>0.3836</text:p>
          </table:table-cell>
          <table:table-cell table:formula="of:=IF([.B1177]&gt;[.$E$1];1;0)" office:value-type="float" office:value="0">
            <text:p>0</text:p>
          </table:table-cell>
          <table:table-cell table:formula="of:=ABS([.A1177]-[.C1177])" office:value-type="float" office:value="0">
            <text:p>0</text:p>
          </table:table-cell>
          <table:table-cell table:number-columns-repeated="4"/>
          <table:table-cell table:style-name="ce2" office:value-type="string">
            <text:p>0, 0.383683 250</text:p>
          </table:table-cell>
          <table:table-cell table:formula="of:=MID([.I1177];1;1)" office:value-type="string" office:string-value="0">
            <text:p>0</text:p>
          </table:table-cell>
          <table:table-cell table:formula="of:=MID([.I1177];4;6)" office:value-type="string" office:string-value="0.3836">
            <text:p>0.383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346">
            <text:p>0.5346</text:p>
          </table:table-cell>
          <table:table-cell table:formula="of:=IF([.B1178]&gt;[.$E$1];1;0)" office:value-type="float" office:value="1">
            <text:p>1</text:p>
          </table:table-cell>
          <table:table-cell table:formula="of:=ABS([.A1178]-[.C1178])" office:value-type="float" office:value="0">
            <text:p>0</text:p>
          </table:table-cell>
          <table:table-cell table:number-columns-repeated="4"/>
          <table:table-cell table:style-name="ce2" office:value-type="string">
            <text:p>1, 0.534652 251</text:p>
          </table:table-cell>
          <table:table-cell table:formula="of:=MID([.I1178];1;1)" office:value-type="string" office:string-value="1">
            <text:p>1</text:p>
          </table:table-cell>
          <table:table-cell table:formula="of:=MID([.I1178];4;6)" office:value-type="string" office:string-value="0.5346">
            <text:p>0.534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451">
            <text:p>0.8451</text:p>
          </table:table-cell>
          <table:table-cell table:formula="of:=IF([.B1179]&gt;[.$E$1];1;0)" office:value-type="float" office:value="1">
            <text:p>1</text:p>
          </table:table-cell>
          <table:table-cell table:formula="of:=ABS([.A1179]-[.C1179])" office:value-type="float" office:value="0">
            <text:p>0</text:p>
          </table:table-cell>
          <table:table-cell table:number-columns-repeated="4"/>
          <table:table-cell table:style-name="ce2" office:value-type="string">
            <text:p>1, 0.845105 252</text:p>
          </table:table-cell>
          <table:table-cell table:formula="of:=MID([.I1179];1;1)" office:value-type="string" office:string-value="1">
            <text:p>1</text:p>
          </table:table-cell>
          <table:table-cell table:formula="of:=MID([.I1179];4;6)" office:value-type="string" office:string-value="0.8451">
            <text:p>0.845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416">
            <text:p>0.5416</text:p>
          </table:table-cell>
          <table:table-cell table:formula="of:=IF([.B1180]&gt;[.$E$1];1;0)" office:value-type="float" office:value="1">
            <text:p>1</text:p>
          </table:table-cell>
          <table:table-cell table:formula="of:=ABS([.A1180]-[.C1180])" office:value-type="float" office:value="1">
            <text:p>1</text:p>
          </table:table-cell>
          <table:table-cell table:number-columns-repeated="4"/>
          <table:table-cell table:style-name="ce2" office:value-type="string">
            <text:p>0, 0.541638 253</text:p>
          </table:table-cell>
          <table:table-cell table:formula="of:=MID([.I1180];1;1)" office:value-type="string" office:string-value="0">
            <text:p>0</text:p>
          </table:table-cell>
          <table:table-cell table:formula="of:=MID([.I1180];4;6)" office:value-type="string" office:string-value="0.5416">
            <text:p>0.541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782">
            <text:p>0.7782</text:p>
          </table:table-cell>
          <table:table-cell table:formula="of:=IF([.B1181]&gt;[.$E$1];1;0)" office:value-type="float" office:value="1">
            <text:p>1</text:p>
          </table:table-cell>
          <table:table-cell table:formula="of:=ABS([.A1181]-[.C1181])" office:value-type="float" office:value="1">
            <text:p>1</text:p>
          </table:table-cell>
          <table:table-cell table:number-columns-repeated="4"/>
          <table:table-cell table:style-name="ce2" office:value-type="string">
            <text:p>0, 0.778228 254</text:p>
          </table:table-cell>
          <table:table-cell table:formula="of:=MID([.I1181];1;1)" office:value-type="string" office:string-value="0">
            <text:p>0</text:p>
          </table:table-cell>
          <table:table-cell table:formula="of:=MID([.I1181];4;6)" office:value-type="string" office:string-value="0.7782">
            <text:p>0.778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8132">
            <text:p>0.8132</text:p>
          </table:table-cell>
          <table:table-cell table:formula="of:=IF([.B1182]&gt;[.$E$1];1;0)" office:value-type="float" office:value="1">
            <text:p>1</text:p>
          </table:table-cell>
          <table:table-cell table:formula="of:=ABS([.A1182]-[.C1182])" office:value-type="float" office:value="1">
            <text:p>1</text:p>
          </table:table-cell>
          <table:table-cell table:number-columns-repeated="4"/>
          <table:table-cell table:style-name="ce2" office:value-type="string">
            <text:p>0, 0.81328 255</text:p>
          </table:table-cell>
          <table:table-cell table:formula="of:=MID([.I1182];1;1)" office:value-type="string" office:string-value="0">
            <text:p>0</text:p>
          </table:table-cell>
          <table:table-cell table:formula="of:=MID([.I1182];4;6)" office:value-type="string" office:string-value="0.8132">
            <text:p>0.813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095">
            <text:p>0.4095</text:p>
          </table:table-cell>
          <table:table-cell table:formula="of:=IF([.B1183]&gt;[.$E$1];1;0)" office:value-type="float" office:value="0">
            <text:p>0</text:p>
          </table:table-cell>
          <table:table-cell table:formula="of:=ABS([.A1183]-[.C1183])" office:value-type="float" office:value="0">
            <text:p>0</text:p>
          </table:table-cell>
          <table:table-cell table:number-columns-repeated="4"/>
          <table:table-cell table:style-name="ce2" office:value-type="string">
            <text:p>0, 0.409583 257</text:p>
          </table:table-cell>
          <table:table-cell table:formula="of:=MID([.I1183];1;1)" office:value-type="string" office:string-value="0">
            <text:p>0</text:p>
          </table:table-cell>
          <table:table-cell table:formula="of:=MID([.I1183];4;6)" office:value-type="string" office:string-value="0.4095">
            <text:p>0.409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648">
            <text:p>0.6648</text:p>
          </table:table-cell>
          <table:table-cell table:formula="of:=IF([.B1184]&gt;[.$E$1];1;0)" office:value-type="float" office:value="1">
            <text:p>1</text:p>
          </table:table-cell>
          <table:table-cell table:formula="of:=ABS([.A1184]-[.C1184])" office:value-type="float" office:value="1">
            <text:p>1</text:p>
          </table:table-cell>
          <table:table-cell table:number-columns-repeated="4"/>
          <table:table-cell table:style-name="ce2" office:value-type="string">
            <text:p>0, 0.664858 258</text:p>
          </table:table-cell>
          <table:table-cell table:formula="of:=MID([.I1184];1;1)" office:value-type="string" office:string-value="0">
            <text:p>0</text:p>
          </table:table-cell>
          <table:table-cell table:formula="of:=MID([.I1184];4;6)" office:value-type="string" office:string-value="0.6648">
            <text:p>0.664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735">
            <text:p>0.5735</text:p>
          </table:table-cell>
          <table:table-cell table:formula="of:=IF([.B1185]&gt;[.$E$1];1;0)" office:value-type="float" office:value="1">
            <text:p>1</text:p>
          </table:table-cell>
          <table:table-cell table:formula="of:=ABS([.A1185]-[.C1185])" office:value-type="float" office:value="1">
            <text:p>1</text:p>
          </table:table-cell>
          <table:table-cell table:number-columns-repeated="4"/>
          <table:table-cell table:style-name="ce2" office:value-type="string">
            <text:p>0, 0.573522 259</text:p>
          </table:table-cell>
          <table:table-cell table:formula="of:=MID([.I1185];1;1)" office:value-type="string" office:string-value="0">
            <text:p>0</text:p>
          </table:table-cell>
          <table:table-cell table:formula="of:=MID([.I1185];4;6)" office:value-type="string" office:string-value="0.5735">
            <text:p>0.573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22">
            <text:p>0.6522</text:p>
          </table:table-cell>
          <table:table-cell table:formula="of:=IF([.B1186]&gt;[.$E$1];1;0)" office:value-type="float" office:value="1">
            <text:p>1</text:p>
          </table:table-cell>
          <table:table-cell table:formula="of:=ABS([.A1186]-[.C1186])" office:value-type="float" office:value="0">
            <text:p>0</text:p>
          </table:table-cell>
          <table:table-cell table:number-columns-repeated="4"/>
          <table:table-cell table:style-name="ce2" office:value-type="string">
            <text:p>1, 0.652278 260</text:p>
          </table:table-cell>
          <table:table-cell table:formula="of:=MID([.I1186];1;1)" office:value-type="string" office:string-value="1">
            <text:p>1</text:p>
          </table:table-cell>
          <table:table-cell table:formula="of:=MID([.I1186];4;6)" office:value-type="string" office:string-value="0.6522">
            <text:p>0.652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957">
            <text:p>0.7957</text:p>
          </table:table-cell>
          <table:table-cell table:formula="of:=IF([.B1187]&gt;[.$E$1];1;0)" office:value-type="float" office:value="1">
            <text:p>1</text:p>
          </table:table-cell>
          <table:table-cell table:formula="of:=ABS([.A1187]-[.C1187])" office:value-type="float" office:value="0">
            <text:p>0</text:p>
          </table:table-cell>
          <table:table-cell table:number-columns-repeated="4"/>
          <table:table-cell table:style-name="ce2" office:value-type="string">
            <text:p>1, 0.79572 261</text:p>
          </table:table-cell>
          <table:table-cell table:formula="of:=MID([.I1187];1;1)" office:value-type="string" office:string-value="1">
            <text:p>1</text:p>
          </table:table-cell>
          <table:table-cell table:formula="of:=MID([.I1187];4;6)" office:value-type="string" office:string-value="0.7957">
            <text:p>0.795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816">
            <text:p>0.4816</text:p>
          </table:table-cell>
          <table:table-cell table:formula="of:=IF([.B1188]&gt;[.$E$1];1;0)" office:value-type="float" office:value="0">
            <text:p>0</text:p>
          </table:table-cell>
          <table:table-cell table:formula="of:=ABS([.A1188]-[.C1188])" office:value-type="float" office:value="1">
            <text:p>1</text:p>
          </table:table-cell>
          <table:table-cell table:number-columns-repeated="4"/>
          <table:table-cell table:style-name="ce2" office:value-type="string">
            <text:p>1, 0.481694 262</text:p>
          </table:table-cell>
          <table:table-cell table:formula="of:=MID([.I1188];1;1)" office:value-type="string" office:string-value="1">
            <text:p>1</text:p>
          </table:table-cell>
          <table:table-cell table:formula="of:=MID([.I1188];4;6)" office:value-type="string" office:string-value="0.4816">
            <text:p>0.481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864">
            <text:p>0.3864</text:p>
          </table:table-cell>
          <table:table-cell table:formula="of:=IF([.B1189]&gt;[.$E$1];1;0)" office:value-type="float" office:value="0">
            <text:p>0</text:p>
          </table:table-cell>
          <table:table-cell table:formula="of:=ABS([.A1189]-[.C1189])" office:value-type="float" office:value="0">
            <text:p>0</text:p>
          </table:table-cell>
          <table:table-cell table:number-columns-repeated="4"/>
          <table:table-cell table:style-name="ce2" office:value-type="string">
            <text:p>0, 0.386408 263</text:p>
          </table:table-cell>
          <table:table-cell table:formula="of:=MID([.I1189];1;1)" office:value-type="string" office:string-value="0">
            <text:p>0</text:p>
          </table:table-cell>
          <table:table-cell table:formula="of:=MID([.I1189];4;6)" office:value-type="string" office:string-value="0.3864">
            <text:p>0.386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06">
            <text:p>0.7606</text:p>
          </table:table-cell>
          <table:table-cell table:formula="of:=IF([.B1190]&gt;[.$E$1];1;0)" office:value-type="float" office:value="1">
            <text:p>1</text:p>
          </table:table-cell>
          <table:table-cell table:formula="of:=ABS([.A1190]-[.C1190])" office:value-type="float" office:value="0">
            <text:p>0</text:p>
          </table:table-cell>
          <table:table-cell table:number-columns-repeated="4"/>
          <table:table-cell table:style-name="ce2" office:value-type="string">
            <text:p>1, 0.760605 264</text:p>
          </table:table-cell>
          <table:table-cell table:formula="of:=MID([.I1190];1;1)" office:value-type="string" office:string-value="1">
            <text:p>1</text:p>
          </table:table-cell>
          <table:table-cell table:formula="of:=MID([.I1190];4;6)" office:value-type="string" office:string-value="0.7606">
            <text:p>0.760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5">
            <text:p>0.755</text:p>
          </table:table-cell>
          <table:table-cell table:formula="of:=IF([.B1191]&gt;[.$E$1];1;0)" office:value-type="float" office:value="1">
            <text:p>1</text:p>
          </table:table-cell>
          <table:table-cell table:formula="of:=ABS([.A1191]-[.C1191])" office:value-type="float" office:value="0">
            <text:p>0</text:p>
          </table:table-cell>
          <table:table-cell table:number-columns-repeated="4"/>
          <table:table-cell table:style-name="ce2" office:value-type="string">
            <text:p>1, 0.755028 265</text:p>
          </table:table-cell>
          <table:table-cell table:formula="of:=MID([.I1191];1;1)" office:value-type="string" office:string-value="1">
            <text:p>1</text:p>
          </table:table-cell>
          <table:table-cell table:formula="of:=MID([.I1191];4;6)" office:value-type="string" office:string-value="0.7550">
            <text:p>0.755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024">
            <text:p>0.5024</text:p>
          </table:table-cell>
          <table:table-cell table:formula="of:=IF([.B1192]&gt;[.$E$1];1;0)" office:value-type="float" office:value="1">
            <text:p>1</text:p>
          </table:table-cell>
          <table:table-cell table:formula="of:=ABS([.A1192]-[.C1192])" office:value-type="float" office:value="1">
            <text:p>1</text:p>
          </table:table-cell>
          <table:table-cell table:number-columns-repeated="4"/>
          <table:table-cell table:style-name="ce2" office:value-type="string">
            <text:p>0, 0.502487 266</text:p>
          </table:table-cell>
          <table:table-cell table:formula="of:=MID([.I1192];1;1)" office:value-type="string" office:string-value="0">
            <text:p>0</text:p>
          </table:table-cell>
          <table:table-cell table:formula="of:=MID([.I1192];4;6)" office:value-type="string" office:string-value="0.5024">
            <text:p>0.502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8139">
            <text:p>0.8139</text:p>
          </table:table-cell>
          <table:table-cell table:formula="of:=IF([.B1193]&gt;[.$E$1];1;0)" office:value-type="float" office:value="1">
            <text:p>1</text:p>
          </table:table-cell>
          <table:table-cell table:formula="of:=ABS([.A1193]-[.C1193])" office:value-type="float" office:value="1">
            <text:p>1</text:p>
          </table:table-cell>
          <table:table-cell table:number-columns-repeated="4"/>
          <table:table-cell table:style-name="ce2" office:value-type="string">
            <text:p>0, 0.813954 267</text:p>
          </table:table-cell>
          <table:table-cell table:formula="of:=MID([.I1193];1;1)" office:value-type="string" office:string-value="0">
            <text:p>0</text:p>
          </table:table-cell>
          <table:table-cell table:formula="of:=MID([.I1193];4;6)" office:value-type="string" office:string-value="0.8139">
            <text:p>0.813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4">
            <text:p>0.664</text:p>
          </table:table-cell>
          <table:table-cell table:formula="of:=IF([.B1194]&gt;[.$E$1];1;0)" office:value-type="float" office:value="1">
            <text:p>1</text:p>
          </table:table-cell>
          <table:table-cell table:formula="of:=ABS([.A1194]-[.C1194])" office:value-type="float" office:value="0">
            <text:p>0</text:p>
          </table:table-cell>
          <table:table-cell table:number-columns-repeated="4"/>
          <table:table-cell table:style-name="ce2" office:value-type="string">
            <text:p>1, 0.664067 268</text:p>
          </table:table-cell>
          <table:table-cell table:formula="of:=MID([.I1194];1;1)" office:value-type="string" office:string-value="1">
            <text:p>1</text:p>
          </table:table-cell>
          <table:table-cell table:formula="of:=MID([.I1194];4;6)" office:value-type="string" office:string-value="0.6640">
            <text:p>0.664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481">
            <text:p>0.8481</text:p>
          </table:table-cell>
          <table:table-cell table:formula="of:=IF([.B1195]&gt;[.$E$1];1;0)" office:value-type="float" office:value="1">
            <text:p>1</text:p>
          </table:table-cell>
          <table:table-cell table:formula="of:=ABS([.A1195]-[.C1195])" office:value-type="float" office:value="0">
            <text:p>0</text:p>
          </table:table-cell>
          <table:table-cell table:number-columns-repeated="4"/>
          <table:table-cell table:style-name="ce2" office:value-type="string">
            <text:p>1, 0.848187 269</text:p>
          </table:table-cell>
          <table:table-cell table:formula="of:=MID([.I1195];1;1)" office:value-type="string" office:string-value="1">
            <text:p>1</text:p>
          </table:table-cell>
          <table:table-cell table:formula="of:=MID([.I1195];4;6)" office:value-type="string" office:string-value="0.8481">
            <text:p>0.848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337">
            <text:p>0.4337</text:p>
          </table:table-cell>
          <table:table-cell table:formula="of:=IF([.B1196]&gt;[.$E$1];1;0)" office:value-type="float" office:value="0">
            <text:p>0</text:p>
          </table:table-cell>
          <table:table-cell table:formula="of:=ABS([.A1196]-[.C1196])" office:value-type="float" office:value="0">
            <text:p>0</text:p>
          </table:table-cell>
          <table:table-cell table:number-columns-repeated="4"/>
          <table:table-cell table:style-name="ce2" office:value-type="string">
            <text:p>0, 0.433727 270</text:p>
          </table:table-cell>
          <table:table-cell table:formula="of:=MID([.I1196];1;1)" office:value-type="string" office:string-value="0">
            <text:p>0</text:p>
          </table:table-cell>
          <table:table-cell table:formula="of:=MID([.I1196];4;6)" office:value-type="string" office:string-value="0.4337">
            <text:p>0.433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77">
            <text:p>0.7077</text:p>
          </table:table-cell>
          <table:table-cell table:formula="of:=IF([.B1197]&gt;[.$E$1];1;0)" office:value-type="float" office:value="1">
            <text:p>1</text:p>
          </table:table-cell>
          <table:table-cell table:formula="of:=ABS([.A1197]-[.C1197])" office:value-type="float" office:value="0">
            <text:p>0</text:p>
          </table:table-cell>
          <table:table-cell table:number-columns-repeated="4"/>
          <table:table-cell table:style-name="ce2" office:value-type="string">
            <text:p>1, 0.707792 272</text:p>
          </table:table-cell>
          <table:table-cell table:formula="of:=MID([.I1197];1;1)" office:value-type="string" office:string-value="1">
            <text:p>1</text:p>
          </table:table-cell>
          <table:table-cell table:formula="of:=MID([.I1197];4;6)" office:value-type="string" office:string-value="0.7077">
            <text:p>0.707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093">
            <text:p>0.7093</text:p>
          </table:table-cell>
          <table:table-cell table:formula="of:=IF([.B1198]&gt;[.$E$1];1;0)" office:value-type="float" office:value="1">
            <text:p>1</text:p>
          </table:table-cell>
          <table:table-cell table:formula="of:=ABS([.A1198]-[.C1198])" office:value-type="float" office:value="0">
            <text:p>0</text:p>
          </table:table-cell>
          <table:table-cell table:number-columns-repeated="4"/>
          <table:table-cell table:style-name="ce2" office:value-type="string">
            <text:p>1, 0.709373 273</text:p>
          </table:table-cell>
          <table:table-cell table:formula="of:=MID([.I1198];1;1)" office:value-type="string" office:string-value="1">
            <text:p>1</text:p>
          </table:table-cell>
          <table:table-cell table:formula="of:=MID([.I1198];4;6)" office:value-type="string" office:string-value="0.7093">
            <text:p>0.709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348">
            <text:p>0.4348</text:p>
          </table:table-cell>
          <table:table-cell table:formula="of:=IF([.B1199]&gt;[.$E$1];1;0)" office:value-type="float" office:value="0">
            <text:p>0</text:p>
          </table:table-cell>
          <table:table-cell table:formula="of:=ABS([.A1199]-[.C1199])" office:value-type="float" office:value="0">
            <text:p>0</text:p>
          </table:table-cell>
          <table:table-cell table:number-columns-repeated="4"/>
          <table:table-cell table:style-name="ce2" office:value-type="string">
            <text:p>0, 0.434825 274</text:p>
          </table:table-cell>
          <table:table-cell table:formula="of:=MID([.I1199];1;1)" office:value-type="string" office:string-value="0">
            <text:p>0</text:p>
          </table:table-cell>
          <table:table-cell table:formula="of:=MID([.I1199];4;6)" office:value-type="string" office:string-value="0.4348">
            <text:p>0.434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877">
            <text:p>0.6877</text:p>
          </table:table-cell>
          <table:table-cell table:formula="of:=IF([.B1200]&gt;[.$E$1];1;0)" office:value-type="float" office:value="1">
            <text:p>1</text:p>
          </table:table-cell>
          <table:table-cell table:formula="of:=ABS([.A1200]-[.C1200])" office:value-type="float" office:value="0">
            <text:p>0</text:p>
          </table:table-cell>
          <table:table-cell table:number-columns-repeated="4"/>
          <table:table-cell table:style-name="ce2" office:value-type="string">
            <text:p>1, 0.687795 277</text:p>
          </table:table-cell>
          <table:table-cell table:formula="of:=MID([.I1200];1;1)" office:value-type="string" office:string-value="1">
            <text:p>1</text:p>
          </table:table-cell>
          <table:table-cell table:formula="of:=MID([.I1200];4;6)" office:value-type="string" office:string-value="0.6877">
            <text:p>0.687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395">
            <text:p>0.4395</text:p>
          </table:table-cell>
          <table:table-cell table:formula="of:=IF([.B1201]&gt;[.$E$1];1;0)" office:value-type="float" office:value="0">
            <text:p>0</text:p>
          </table:table-cell>
          <table:table-cell table:formula="of:=ABS([.A1201]-[.C1201])" office:value-type="float" office:value="1">
            <text:p>1</text:p>
          </table:table-cell>
          <table:table-cell table:number-columns-repeated="4"/>
          <table:table-cell table:style-name="ce2" office:value-type="string">
            <text:p>1, 0.439574 279</text:p>
          </table:table-cell>
          <table:table-cell table:formula="of:=MID([.I1201];1;1)" office:value-type="string" office:string-value="1">
            <text:p>1</text:p>
          </table:table-cell>
          <table:table-cell table:formula="of:=MID([.I1201];4;6)" office:value-type="string" office:string-value="0.4395">
            <text:p>0.439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83">
            <text:p>0.6183</text:p>
          </table:table-cell>
          <table:table-cell table:formula="of:=IF([.B1202]&gt;[.$E$1];1;0)" office:value-type="float" office:value="1">
            <text:p>1</text:p>
          </table:table-cell>
          <table:table-cell table:formula="of:=ABS([.A1202]-[.C1202])" office:value-type="float" office:value="0">
            <text:p>0</text:p>
          </table:table-cell>
          <table:table-cell table:number-columns-repeated="4"/>
          <table:table-cell table:style-name="ce2" office:value-type="string">
            <text:p>1, 0.618313 280</text:p>
          </table:table-cell>
          <table:table-cell table:formula="of:=MID([.I1202];1;1)" office:value-type="string" office:string-value="1">
            <text:p>1</text:p>
          </table:table-cell>
          <table:table-cell table:formula="of:=MID([.I1202];4;6)" office:value-type="string" office:string-value="0.6183">
            <text:p>0.618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16">
            <text:p>0.7516</text:p>
          </table:table-cell>
          <table:table-cell table:formula="of:=IF([.B1203]&gt;[.$E$1];1;0)" office:value-type="float" office:value="1">
            <text:p>1</text:p>
          </table:table-cell>
          <table:table-cell table:formula="of:=ABS([.A1203]-[.C1203])" office:value-type="float" office:value="0">
            <text:p>0</text:p>
          </table:table-cell>
          <table:table-cell table:number-columns-repeated="4"/>
          <table:table-cell table:style-name="ce2" office:value-type="string">
            <text:p>1, 0.751635 281</text:p>
          </table:table-cell>
          <table:table-cell table:formula="of:=MID([.I1203];1;1)" office:value-type="string" office:string-value="1">
            <text:p>1</text:p>
          </table:table-cell>
          <table:table-cell table:formula="of:=MID([.I1203];4;6)" office:value-type="string" office:string-value="0.7516">
            <text:p>0.751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927">
            <text:p>0.5927</text:p>
          </table:table-cell>
          <table:table-cell table:formula="of:=IF([.B1204]&gt;[.$E$1];1;0)" office:value-type="float" office:value="1">
            <text:p>1</text:p>
          </table:table-cell>
          <table:table-cell table:formula="of:=ABS([.A1204]-[.C1204])" office:value-type="float" office:value="0">
            <text:p>0</text:p>
          </table:table-cell>
          <table:table-cell table:number-columns-repeated="4"/>
          <table:table-cell table:style-name="ce2" office:value-type="string">
            <text:p>1, 0.592758 284</text:p>
          </table:table-cell>
          <table:table-cell table:formula="of:=MID([.I1204];1;1)" office:value-type="string" office:string-value="1">
            <text:p>1</text:p>
          </table:table-cell>
          <table:table-cell table:formula="of:=MID([.I1204];4;6)" office:value-type="string" office:string-value="0.5927">
            <text:p>0.592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067">
            <text:p>0.5067</text:p>
          </table:table-cell>
          <table:table-cell table:formula="of:=IF([.B1205]&gt;[.$E$1];1;0)" office:value-type="float" office:value="1">
            <text:p>1</text:p>
          </table:table-cell>
          <table:table-cell table:formula="of:=ABS([.A1205]-[.C1205])" office:value-type="float" office:value="1">
            <text:p>1</text:p>
          </table:table-cell>
          <table:table-cell table:number-columns-repeated="4"/>
          <table:table-cell table:style-name="ce2" office:value-type="string">
            <text:p>0, 0.50673 286</text:p>
          </table:table-cell>
          <table:table-cell table:formula="of:=MID([.I1205];1;1)" office:value-type="string" office:string-value="0">
            <text:p>0</text:p>
          </table:table-cell>
          <table:table-cell table:formula="of:=MID([.I1205];4;6)" office:value-type="string" office:string-value="0.5067">
            <text:p>0.506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917">
            <text:p>0.4917</text:p>
          </table:table-cell>
          <table:table-cell table:formula="of:=IF([.B1206]&gt;[.$E$1];1;0)" office:value-type="float" office:value="1">
            <text:p>1</text:p>
          </table:table-cell>
          <table:table-cell table:formula="of:=ABS([.A1206]-[.C1206])" office:value-type="float" office:value="1">
            <text:p>1</text:p>
          </table:table-cell>
          <table:table-cell table:number-columns-repeated="4"/>
          <table:table-cell table:style-name="ce2" office:value-type="string">
            <text:p>0, 0.491768 287</text:p>
          </table:table-cell>
          <table:table-cell table:formula="of:=MID([.I1206];1;1)" office:value-type="string" office:string-value="0">
            <text:p>0</text:p>
          </table:table-cell>
          <table:table-cell table:formula="of:=MID([.I1206];4;6)" office:value-type="string" office:string-value="0.4917">
            <text:p>0.491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906">
            <text:p>0.4906</text:p>
          </table:table-cell>
          <table:table-cell table:formula="of:=IF([.B1207]&gt;[.$E$1];1;0)" office:value-type="float" office:value="1">
            <text:p>1</text:p>
          </table:table-cell>
          <table:table-cell table:formula="of:=ABS([.A1207]-[.C1207])" office:value-type="float" office:value="0">
            <text:p>0</text:p>
          </table:table-cell>
          <table:table-cell table:number-columns-repeated="4"/>
          <table:table-cell table:style-name="ce2" office:value-type="string">
            <text:p>1, 0.490606 288</text:p>
          </table:table-cell>
          <table:table-cell table:formula="of:=MID([.I1207];1;1)" office:value-type="string" office:string-value="1">
            <text:p>1</text:p>
          </table:table-cell>
          <table:table-cell table:formula="of:=MID([.I1207];4;6)" office:value-type="string" office:string-value="0.4906">
            <text:p>0.490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468">
            <text:p>0.7468</text:p>
          </table:table-cell>
          <table:table-cell table:formula="of:=IF([.B1208]&gt;[.$E$1];1;0)" office:value-type="float" office:value="1">
            <text:p>1</text:p>
          </table:table-cell>
          <table:table-cell table:formula="of:=ABS([.A1208]-[.C1208])" office:value-type="float" office:value="0">
            <text:p>0</text:p>
          </table:table-cell>
          <table:table-cell table:number-columns-repeated="4"/>
          <table:table-cell table:style-name="ce2" office:value-type="string">
            <text:p>1, 0.746895 289</text:p>
          </table:table-cell>
          <table:table-cell table:formula="of:=MID([.I1208];1;1)" office:value-type="string" office:string-value="1">
            <text:p>1</text:p>
          </table:table-cell>
          <table:table-cell table:formula="of:=MID([.I1208];4;6)" office:value-type="string" office:string-value="0.7468">
            <text:p>0.746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143">
            <text:p>0.6143</text:p>
          </table:table-cell>
          <table:table-cell table:formula="of:=IF([.B1209]&gt;[.$E$1];1;0)" office:value-type="float" office:value="1">
            <text:p>1</text:p>
          </table:table-cell>
          <table:table-cell table:formula="of:=ABS([.A1209]-[.C1209])" office:value-type="float" office:value="0">
            <text:p>0</text:p>
          </table:table-cell>
          <table:table-cell table:number-columns-repeated="4"/>
          <table:table-cell table:style-name="ce2" office:value-type="string">
            <text:p>1, 0.614323 290</text:p>
          </table:table-cell>
          <table:table-cell table:formula="of:=MID([.I1209];1;1)" office:value-type="string" office:string-value="1">
            <text:p>1</text:p>
          </table:table-cell>
          <table:table-cell table:formula="of:=MID([.I1209];4;6)" office:value-type="string" office:string-value="0.6143">
            <text:p>0.6143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232">
            <text:p>0.6232</text:p>
          </table:table-cell>
          <table:table-cell table:formula="of:=IF([.B1210]&gt;[.$E$1];1;0)" office:value-type="float" office:value="1">
            <text:p>1</text:p>
          </table:table-cell>
          <table:table-cell table:formula="of:=ABS([.A1210]-[.C1210])" office:value-type="float" office:value="1">
            <text:p>1</text:p>
          </table:table-cell>
          <table:table-cell table:number-columns-repeated="4"/>
          <table:table-cell table:style-name="ce2" office:value-type="string">
            <text:p>0, 0.623257 292</text:p>
          </table:table-cell>
          <table:table-cell table:formula="of:=MID([.I1210];1;1)" office:value-type="string" office:string-value="0">
            <text:p>0</text:p>
          </table:table-cell>
          <table:table-cell table:formula="of:=MID([.I1210];4;6)" office:value-type="string" office:string-value="0.6232">
            <text:p>0.623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18">
            <text:p>0.818</text:p>
          </table:table-cell>
          <table:table-cell table:formula="of:=IF([.B1211]&gt;[.$E$1];1;0)" office:value-type="float" office:value="1">
            <text:p>1</text:p>
          </table:table-cell>
          <table:table-cell table:formula="of:=ABS([.A1211]-[.C1211])" office:value-type="float" office:value="0">
            <text:p>0</text:p>
          </table:table-cell>
          <table:table-cell table:number-columns-repeated="4"/>
          <table:table-cell table:style-name="ce2" office:value-type="string">
            <text:p>1, 0.818086 293</text:p>
          </table:table-cell>
          <table:table-cell table:formula="of:=MID([.I1211];1;1)" office:value-type="string" office:string-value="1">
            <text:p>1</text:p>
          </table:table-cell>
          <table:table-cell table:formula="of:=MID([.I1211];4;6)" office:value-type="string" office:string-value="0.8180">
            <text:p>0.818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34">
            <text:p>0.734</text:p>
          </table:table-cell>
          <table:table-cell table:formula="of:=IF([.B1212]&gt;[.$E$1];1;0)" office:value-type="float" office:value="1">
            <text:p>1</text:p>
          </table:table-cell>
          <table:table-cell table:formula="of:=ABS([.A1212]-[.C1212])" office:value-type="float" office:value="0">
            <text:p>0</text:p>
          </table:table-cell>
          <table:table-cell table:number-columns-repeated="4"/>
          <table:table-cell table:style-name="ce2" office:value-type="string">
            <text:p>1, 0.73402 294</text:p>
          </table:table-cell>
          <table:table-cell table:formula="of:=MID([.I1212];1;1)" office:value-type="string" office:string-value="1">
            <text:p>1</text:p>
          </table:table-cell>
          <table:table-cell table:formula="of:=MID([.I1212];4;6)" office:value-type="string" office:string-value="0.7340">
            <text:p>0.734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347">
            <text:p>0.4347</text:p>
          </table:table-cell>
          <table:table-cell table:formula="of:=IF([.B1213]&gt;[.$E$1];1;0)" office:value-type="float" office:value="0">
            <text:p>0</text:p>
          </table:table-cell>
          <table:table-cell table:formula="of:=ABS([.A1213]-[.C1213])" office:value-type="float" office:value="1">
            <text:p>1</text:p>
          </table:table-cell>
          <table:table-cell table:number-columns-repeated="4"/>
          <table:table-cell table:style-name="ce2" office:value-type="string">
            <text:p>1, 0.434706 295</text:p>
          </table:table-cell>
          <table:table-cell table:formula="of:=MID([.I1213];1;1)" office:value-type="string" office:string-value="1">
            <text:p>1</text:p>
          </table:table-cell>
          <table:table-cell table:formula="of:=MID([.I1213];4;6)" office:value-type="string" office:string-value="0.4347">
            <text:p>0.434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441">
            <text:p>0.5441</text:p>
          </table:table-cell>
          <table:table-cell table:formula="of:=IF([.B1214]&gt;[.$E$1];1;0)" office:value-type="float" office:value="1">
            <text:p>1</text:p>
          </table:table-cell>
          <table:table-cell table:formula="of:=ABS([.A1214]-[.C1214])" office:value-type="float" office:value="1">
            <text:p>1</text:p>
          </table:table-cell>
          <table:table-cell table:number-columns-repeated="4"/>
          <table:table-cell table:style-name="ce2" office:value-type="string">
            <text:p>0, 0.544137 296</text:p>
          </table:table-cell>
          <table:table-cell table:formula="of:=MID([.I1214];1;1)" office:value-type="string" office:string-value="0">
            <text:p>0</text:p>
          </table:table-cell>
          <table:table-cell table:formula="of:=MID([.I1214];4;6)" office:value-type="string" office:string-value="0.5441">
            <text:p>0.544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551">
            <text:p>0.7551</text:p>
          </table:table-cell>
          <table:table-cell table:formula="of:=IF([.B1215]&gt;[.$E$1];1;0)" office:value-type="float" office:value="1">
            <text:p>1</text:p>
          </table:table-cell>
          <table:table-cell table:formula="of:=ABS([.A1215]-[.C1215])" office:value-type="float" office:value="0">
            <text:p>0</text:p>
          </table:table-cell>
          <table:table-cell table:number-columns-repeated="4"/>
          <table:table-cell table:style-name="ce2" office:value-type="string">
            <text:p>1, 0.755166 297</text:p>
          </table:table-cell>
          <table:table-cell table:formula="of:=MID([.I1215];1;1)" office:value-type="string" office:string-value="1">
            <text:p>1</text:p>
          </table:table-cell>
          <table:table-cell table:formula="of:=MID([.I1215];4;6)" office:value-type="string" office:string-value="0.7551">
            <text:p>0.755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23">
            <text:p>0.5823</text:p>
          </table:table-cell>
          <table:table-cell table:formula="of:=IF([.B1216]&gt;[.$E$1];1;0)" office:value-type="float" office:value="1">
            <text:p>1</text:p>
          </table:table-cell>
          <table:table-cell table:formula="of:=ABS([.A1216]-[.C1216])" office:value-type="float" office:value="0">
            <text:p>0</text:p>
          </table:table-cell>
          <table:table-cell table:number-columns-repeated="4"/>
          <table:table-cell table:style-name="ce2" office:value-type="string">
            <text:p>1, 0.582345 298</text:p>
          </table:table-cell>
          <table:table-cell table:formula="of:=MID([.I1216];1;1)" office:value-type="string" office:string-value="1">
            <text:p>1</text:p>
          </table:table-cell>
          <table:table-cell table:formula="of:=MID([.I1216];4;6)" office:value-type="string" office:string-value="0.5823">
            <text:p>0.582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719">
            <text:p>0.7719</text:p>
          </table:table-cell>
          <table:table-cell table:formula="of:=IF([.B1217]&gt;[.$E$1];1;0)" office:value-type="float" office:value="1">
            <text:p>1</text:p>
          </table:table-cell>
          <table:table-cell table:formula="of:=ABS([.A1217]-[.C1217])" office:value-type="float" office:value="0">
            <text:p>0</text:p>
          </table:table-cell>
          <table:table-cell table:number-columns-repeated="4"/>
          <table:table-cell table:style-name="ce2" office:value-type="string">
            <text:p>1, 0.771972 299</text:p>
          </table:table-cell>
          <table:table-cell table:formula="of:=MID([.I1217];1;1)" office:value-type="string" office:string-value="1">
            <text:p>1</text:p>
          </table:table-cell>
          <table:table-cell table:formula="of:=MID([.I1217];4;6)" office:value-type="string" office:string-value="0.7719">
            <text:p>0.771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902">
            <text:p>0.4902</text:p>
          </table:table-cell>
          <table:table-cell table:formula="of:=IF([.B1218]&gt;[.$E$1];1;0)" office:value-type="float" office:value="1">
            <text:p>1</text:p>
          </table:table-cell>
          <table:table-cell table:formula="of:=ABS([.A1218]-[.C1218])" office:value-type="float" office:value="1">
            <text:p>1</text:p>
          </table:table-cell>
          <table:table-cell table:number-columns-repeated="4"/>
          <table:table-cell table:style-name="ce2" office:value-type="string">
            <text:p>0, 0.490227 300</text:p>
          </table:table-cell>
          <table:table-cell table:formula="of:=MID([.I1218];1;1)" office:value-type="string" office:string-value="0">
            <text:p>0</text:p>
          </table:table-cell>
          <table:table-cell table:formula="of:=MID([.I1218];4;6)" office:value-type="string" office:string-value="0.4902">
            <text:p>0.490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231">
            <text:p>0.7231</text:p>
          </table:table-cell>
          <table:table-cell table:formula="of:=IF([.B1219]&gt;[.$E$1];1;0)" office:value-type="float" office:value="1">
            <text:p>1</text:p>
          </table:table-cell>
          <table:table-cell table:formula="of:=ABS([.A1219]-[.C1219])" office:value-type="float" office:value="1">
            <text:p>1</text:p>
          </table:table-cell>
          <table:table-cell table:number-columns-repeated="4"/>
          <table:table-cell table:style-name="ce2" office:value-type="string">
            <text:p>0, 0.72315 301</text:p>
          </table:table-cell>
          <table:table-cell table:formula="of:=MID([.I1219];1;1)" office:value-type="string" office:string-value="0">
            <text:p>0</text:p>
          </table:table-cell>
          <table:table-cell table:formula="of:=MID([.I1219];4;6)" office:value-type="string" office:string-value="0.7231">
            <text:p>0.723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638">
            <text:p>0.6638</text:p>
          </table:table-cell>
          <table:table-cell table:formula="of:=IF([.B1220]&gt;[.$E$1];1;0)" office:value-type="float" office:value="1">
            <text:p>1</text:p>
          </table:table-cell>
          <table:table-cell table:formula="of:=ABS([.A1220]-[.C1220])" office:value-type="float" office:value="0">
            <text:p>0</text:p>
          </table:table-cell>
          <table:table-cell table:number-columns-repeated="4"/>
          <table:table-cell table:style-name="ce2" office:value-type="string">
            <text:p>1, 0.663866 302</text:p>
          </table:table-cell>
          <table:table-cell table:formula="of:=MID([.I1220];1;1)" office:value-type="string" office:string-value="1">
            <text:p>1</text:p>
          </table:table-cell>
          <table:table-cell table:formula="of:=MID([.I1220];4;6)" office:value-type="string" office:string-value="0.6638">
            <text:p>0.663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431">
            <text:p>0.3431</text:p>
          </table:table-cell>
          <table:table-cell table:formula="of:=IF([.B1221]&gt;[.$E$1];1;0)" office:value-type="float" office:value="0">
            <text:p>0</text:p>
          </table:table-cell>
          <table:table-cell table:formula="of:=ABS([.A1221]-[.C1221])" office:value-type="float" office:value="0">
            <text:p>0</text:p>
          </table:table-cell>
          <table:table-cell table:number-columns-repeated="4"/>
          <table:table-cell table:style-name="ce2" office:value-type="string">
            <text:p>0, 0.343195 305</text:p>
          </table:table-cell>
          <table:table-cell table:formula="of:=MID([.I1221];1;1)" office:value-type="string" office:string-value="0">
            <text:p>0</text:p>
          </table:table-cell>
          <table:table-cell table:formula="of:=MID([.I1221];4;6)" office:value-type="string" office:string-value="0.3431">
            <text:p>0.3431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999">
            <text:p>0.6999</text:p>
          </table:table-cell>
          <table:table-cell table:formula="of:=IF([.B1222]&gt;[.$E$1];1;0)" office:value-type="float" office:value="1">
            <text:p>1</text:p>
          </table:table-cell>
          <table:table-cell table:formula="of:=ABS([.A1222]-[.C1222])" office:value-type="float" office:value="0">
            <text:p>0</text:p>
          </table:table-cell>
          <table:table-cell table:number-columns-repeated="4"/>
          <table:table-cell table:style-name="ce2" office:value-type="string">
            <text:p>1, 0.699901 306</text:p>
          </table:table-cell>
          <table:table-cell table:formula="of:=MID([.I1222];1;1)" office:value-type="string" office:string-value="1">
            <text:p>1</text:p>
          </table:table-cell>
          <table:table-cell table:formula="of:=MID([.I1222];4;6)" office:value-type="string" office:string-value="0.6999">
            <text:p>0.699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206">
            <text:p>0.5206</text:p>
          </table:table-cell>
          <table:table-cell table:formula="of:=IF([.B1223]&gt;[.$E$1];1;0)" office:value-type="float" office:value="1">
            <text:p>1</text:p>
          </table:table-cell>
          <table:table-cell table:formula="of:=ABS([.A1223]-[.C1223])" office:value-type="float" office:value="0">
            <text:p>0</text:p>
          </table:table-cell>
          <table:table-cell table:number-columns-repeated="4"/>
          <table:table-cell table:style-name="ce2" office:value-type="string">
            <text:p>1, 0.5206 307</text:p>
          </table:table-cell>
          <table:table-cell table:formula="of:=MID([.I1223];1;1)" office:value-type="string" office:string-value="1">
            <text:p>1</text:p>
          </table:table-cell>
          <table:table-cell table:formula="of:=MID([.I1223];4;6)" office:value-type="string" office:string-value="0.5206">
            <text:p>0.520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505">
            <text:p>0.8505</text:p>
          </table:table-cell>
          <table:table-cell table:formula="of:=IF([.B1224]&gt;[.$E$1];1;0)" office:value-type="float" office:value="1">
            <text:p>1</text:p>
          </table:table-cell>
          <table:table-cell table:formula="of:=ABS([.A1224]-[.C1224])" office:value-type="float" office:value="0">
            <text:p>0</text:p>
          </table:table-cell>
          <table:table-cell table:number-columns-repeated="4"/>
          <table:table-cell table:style-name="ce2" office:value-type="string">
            <text:p>1, 0.85056 308</text:p>
          </table:table-cell>
          <table:table-cell table:formula="of:=MID([.I1224];1;1)" office:value-type="string" office:string-value="1">
            <text:p>1</text:p>
          </table:table-cell>
          <table:table-cell table:formula="of:=MID([.I1224];4;6)" office:value-type="string" office:string-value="0.8505">
            <text:p>0.8505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61">
            <text:p>0.461</text:p>
          </table:table-cell>
          <table:table-cell table:formula="of:=IF([.B1225]&gt;[.$E$1];1;0)" office:value-type="float" office:value="0">
            <text:p>0</text:p>
          </table:table-cell>
          <table:table-cell table:formula="of:=ABS([.A1225]-[.C1225])" office:value-type="float" office:value="1">
            <text:p>1</text:p>
          </table:table-cell>
          <table:table-cell table:number-columns-repeated="4"/>
          <table:table-cell table:style-name="ce2" office:value-type="string">
            <text:p>1, 0.461061 309</text:p>
          </table:table-cell>
          <table:table-cell table:formula="of:=MID([.I1225];1;1)" office:value-type="string" office:string-value="1">
            <text:p>1</text:p>
          </table:table-cell>
          <table:table-cell table:formula="of:=MID([.I1225];4;6)" office:value-type="string" office:string-value="0.4610">
            <text:p>0.461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886">
            <text:p>0.4886</text:p>
          </table:table-cell>
          <table:table-cell table:formula="of:=IF([.B1226]&gt;[.$E$1];1;0)" office:value-type="float" office:value="0">
            <text:p>0</text:p>
          </table:table-cell>
          <table:table-cell table:formula="of:=ABS([.A1226]-[.C1226])" office:value-type="float" office:value="0">
            <text:p>0</text:p>
          </table:table-cell>
          <table:table-cell table:number-columns-repeated="4"/>
          <table:table-cell table:style-name="ce2" office:value-type="string">
            <text:p>0, 0.488687 310</text:p>
          </table:table-cell>
          <table:table-cell table:formula="of:=MID([.I1226];1;1)" office:value-type="string" office:string-value="0">
            <text:p>0</text:p>
          </table:table-cell>
          <table:table-cell table:formula="of:=MID([.I1226];4;6)" office:value-type="string" office:string-value="0.4886">
            <text:p>0.488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66">
            <text:p>0.5866</text:p>
          </table:table-cell>
          <table:table-cell table:formula="of:=IF([.B1227]&gt;[.$E$1];1;0)" office:value-type="float" office:value="1">
            <text:p>1</text:p>
          </table:table-cell>
          <table:table-cell table:formula="of:=ABS([.A1227]-[.C1227])" office:value-type="float" office:value="0">
            <text:p>0</text:p>
          </table:table-cell>
          <table:table-cell table:number-columns-repeated="4"/>
          <table:table-cell table:style-name="ce2" office:value-type="string">
            <text:p>1, 0.586634 311</text:p>
          </table:table-cell>
          <table:table-cell table:formula="of:=MID([.I1227];1;1)" office:value-type="string" office:string-value="1">
            <text:p>1</text:p>
          </table:table-cell>
          <table:table-cell table:formula="of:=MID([.I1227];4;6)" office:value-type="string" office:string-value="0.5866">
            <text:p>0.586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393">
            <text:p>0.8393</text:p>
          </table:table-cell>
          <table:table-cell table:formula="of:=IF([.B1228]&gt;[.$E$1];1;0)" office:value-type="float" office:value="1">
            <text:p>1</text:p>
          </table:table-cell>
          <table:table-cell table:formula="of:=ABS([.A1228]-[.C1228])" office:value-type="float" office:value="0">
            <text:p>0</text:p>
          </table:table-cell>
          <table:table-cell table:number-columns-repeated="4"/>
          <table:table-cell table:style-name="ce2" office:value-type="string">
            <text:p>1, 0.839382 312</text:p>
          </table:table-cell>
          <table:table-cell table:formula="of:=MID([.I1228];1;1)" office:value-type="string" office:string-value="1">
            <text:p>1</text:p>
          </table:table-cell>
          <table:table-cell table:formula="of:=MID([.I1228];4;6)" office:value-type="string" office:string-value="0.8393">
            <text:p>0.839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48">
            <text:p>0.6748</text:p>
          </table:table-cell>
          <table:table-cell table:formula="of:=IF([.B1229]&gt;[.$E$1];1;0)" office:value-type="float" office:value="1">
            <text:p>1</text:p>
          </table:table-cell>
          <table:table-cell table:formula="of:=ABS([.A1229]-[.C1229])" office:value-type="float" office:value="0">
            <text:p>0</text:p>
          </table:table-cell>
          <table:table-cell table:number-columns-repeated="4"/>
          <table:table-cell table:style-name="ce2" office:value-type="string">
            <text:p>1, 0.674814 313</text:p>
          </table:table-cell>
          <table:table-cell table:formula="of:=MID([.I1229];1;1)" office:value-type="string" office:string-value="1">
            <text:p>1</text:p>
          </table:table-cell>
          <table:table-cell table:formula="of:=MID([.I1229];4;6)" office:value-type="string" office:string-value="0.6748">
            <text:p>0.674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79">
            <text:p>0.379</text:p>
          </table:table-cell>
          <table:table-cell table:formula="of:=IF([.B1230]&gt;[.$E$1];1;0)" office:value-type="float" office:value="0">
            <text:p>0</text:p>
          </table:table-cell>
          <table:table-cell table:formula="of:=ABS([.A1230]-[.C1230])" office:value-type="float" office:value="0">
            <text:p>0</text:p>
          </table:table-cell>
          <table:table-cell table:number-columns-repeated="4"/>
          <table:table-cell table:style-name="ce2" office:value-type="string">
            <text:p>0, 0.379024 314</text:p>
          </table:table-cell>
          <table:table-cell table:formula="of:=MID([.I1230];1;1)" office:value-type="string" office:string-value="0">
            <text:p>0</text:p>
          </table:table-cell>
          <table:table-cell table:formula="of:=MID([.I1230];4;6)" office:value-type="string" office:string-value="0.3790">
            <text:p>0.379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041">
            <text:p>0.4041</text:p>
          </table:table-cell>
          <table:table-cell table:formula="of:=IF([.B1231]&gt;[.$E$1];1;0)" office:value-type="float" office:value="0">
            <text:p>0</text:p>
          </table:table-cell>
          <table:table-cell table:formula="of:=ABS([.A1231]-[.C1231])" office:value-type="float" office:value="1">
            <text:p>1</text:p>
          </table:table-cell>
          <table:table-cell table:number-columns-repeated="4"/>
          <table:table-cell table:style-name="ce2" office:value-type="string">
            <text:p>1, 0.404156 315</text:p>
          </table:table-cell>
          <table:table-cell table:formula="of:=MID([.I1231];1;1)" office:value-type="string" office:string-value="1">
            <text:p>1</text:p>
          </table:table-cell>
          <table:table-cell table:formula="of:=MID([.I1231];4;6)" office:value-type="string" office:string-value="0.4041">
            <text:p>0.4041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119">
            <text:p>0.5119</text:p>
          </table:table-cell>
          <table:table-cell table:formula="of:=IF([.B1232]&gt;[.$E$1];1;0)" office:value-type="float" office:value="1">
            <text:p>1</text:p>
          </table:table-cell>
          <table:table-cell table:formula="of:=ABS([.A1232]-[.C1232])" office:value-type="float" office:value="1">
            <text:p>1</text:p>
          </table:table-cell>
          <table:table-cell table:number-columns-repeated="4"/>
          <table:table-cell table:style-name="ce2" office:value-type="string">
            <text:p>0, 0.51197 317</text:p>
          </table:table-cell>
          <table:table-cell table:formula="of:=MID([.I1232];1;1)" office:value-type="string" office:string-value="0">
            <text:p>0</text:p>
          </table:table-cell>
          <table:table-cell table:formula="of:=MID([.I1232];4;6)" office:value-type="string" office:string-value="0.5119">
            <text:p>0.511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8667">
            <text:p>0.8667</text:p>
          </table:table-cell>
          <table:table-cell table:formula="of:=IF([.B1233]&gt;[.$E$1];1;0)" office:value-type="float" office:value="1">
            <text:p>1</text:p>
          </table:table-cell>
          <table:table-cell table:formula="of:=ABS([.A1233]-[.C1233])" office:value-type="float" office:value="0">
            <text:p>0</text:p>
          </table:table-cell>
          <table:table-cell table:number-columns-repeated="4"/>
          <table:table-cell table:style-name="ce2" office:value-type="string">
            <text:p>1, 0.866713 318</text:p>
          </table:table-cell>
          <table:table-cell table:formula="of:=MID([.I1233];1;1)" office:value-type="string" office:string-value="1">
            <text:p>1</text:p>
          </table:table-cell>
          <table:table-cell table:formula="of:=MID([.I1233];4;6)" office:value-type="string" office:string-value="0.8667">
            <text:p>0.8667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954">
            <text:p>0.5954</text:p>
          </table:table-cell>
          <table:table-cell table:formula="of:=IF([.B1234]&gt;[.$E$1];1;0)" office:value-type="float" office:value="1">
            <text:p>1</text:p>
          </table:table-cell>
          <table:table-cell table:formula="of:=ABS([.A1234]-[.C1234])" office:value-type="float" office:value="1">
            <text:p>1</text:p>
          </table:table-cell>
          <table:table-cell table:number-columns-repeated="4"/>
          <table:table-cell table:style-name="ce2" office:value-type="string">
            <text:p>0, 0.595449 319</text:p>
          </table:table-cell>
          <table:table-cell table:formula="of:=MID([.I1234];1;1)" office:value-type="string" office:string-value="0">
            <text:p>0</text:p>
          </table:table-cell>
          <table:table-cell table:formula="of:=MID([.I1234];4;6)" office:value-type="string" office:string-value="0.5954">
            <text:p>0.595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3744">
            <text:p>0.3744</text:p>
          </table:table-cell>
          <table:table-cell table:formula="of:=IF([.B1235]&gt;[.$E$1];1;0)" office:value-type="float" office:value="0">
            <text:p>0</text:p>
          </table:table-cell>
          <table:table-cell table:formula="of:=ABS([.A1235]-[.C1235])" office:value-type="float" office:value="1">
            <text:p>1</text:p>
          </table:table-cell>
          <table:table-cell table:number-columns-repeated="4"/>
          <table:table-cell table:style-name="ce2" office:value-type="string">
            <text:p>1, 0.374472 320</text:p>
          </table:table-cell>
          <table:table-cell table:formula="of:=MID([.I1235];1;1)" office:value-type="string" office:string-value="1">
            <text:p>1</text:p>
          </table:table-cell>
          <table:table-cell table:formula="of:=MID([.I1235];4;6)" office:value-type="string" office:string-value="0.3744">
            <text:p>0.3744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898">
            <text:p>0.4898</text:p>
          </table:table-cell>
          <table:table-cell table:formula="of:=IF([.B1236]&gt;[.$E$1];1;0)" office:value-type="float" office:value="0">
            <text:p>0</text:p>
          </table:table-cell>
          <table:table-cell table:formula="of:=ABS([.A1236]-[.C1236])" office:value-type="float" office:value="0">
            <text:p>0</text:p>
          </table:table-cell>
          <table:table-cell table:number-columns-repeated="4"/>
          <table:table-cell table:style-name="ce2" office:value-type="string">
            <text:p>0, 0.489883 321</text:p>
          </table:table-cell>
          <table:table-cell table:formula="of:=MID([.I1236];1;1)" office:value-type="string" office:string-value="0">
            <text:p>0</text:p>
          </table:table-cell>
          <table:table-cell table:formula="of:=MID([.I1236];4;6)" office:value-type="string" office:string-value="0.4898">
            <text:p>0.4898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454">
            <text:p>0.7454</text:p>
          </table:table-cell>
          <table:table-cell table:formula="of:=IF([.B1237]&gt;[.$E$1];1;0)" office:value-type="float" office:value="1">
            <text:p>1</text:p>
          </table:table-cell>
          <table:table-cell table:formula="of:=ABS([.A1237]-[.C1237])" office:value-type="float" office:value="1">
            <text:p>1</text:p>
          </table:table-cell>
          <table:table-cell table:number-columns-repeated="4"/>
          <table:table-cell table:style-name="ce2" office:value-type="string">
            <text:p>0, 0.745412 322</text:p>
          </table:table-cell>
          <table:table-cell table:formula="of:=MID([.I1237];1;1)" office:value-type="string" office:string-value="0">
            <text:p>0</text:p>
          </table:table-cell>
          <table:table-cell table:formula="of:=MID([.I1237];4;6)" office:value-type="string" office:string-value="0.7454">
            <text:p>0.745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95">
            <text:p>0.795</text:p>
          </table:table-cell>
          <table:table-cell table:formula="of:=IF([.B1238]&gt;[.$E$1];1;0)" office:value-type="float" office:value="1">
            <text:p>1</text:p>
          </table:table-cell>
          <table:table-cell table:formula="of:=ABS([.A1238]-[.C1238])" office:value-type="float" office:value="0">
            <text:p>0</text:p>
          </table:table-cell>
          <table:table-cell table:number-columns-repeated="4"/>
          <table:table-cell table:style-name="ce2" office:value-type="string">
            <text:p>1, 0.795034 323</text:p>
          </table:table-cell>
          <table:table-cell table:formula="of:=MID([.I1238];1;1)" office:value-type="string" office:string-value="1">
            <text:p>1</text:p>
          </table:table-cell>
          <table:table-cell table:formula="of:=MID([.I1238];4;6)" office:value-type="string" office:string-value="0.7950">
            <text:p>0.7950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4734">
            <text:p>0.4734</text:p>
          </table:table-cell>
          <table:table-cell table:formula="of:=IF([.B1239]&gt;[.$E$1];1;0)" office:value-type="float" office:value="0">
            <text:p>0</text:p>
          </table:table-cell>
          <table:table-cell table:formula="of:=ABS([.A1239]-[.C1239])" office:value-type="float" office:value="0">
            <text:p>0</text:p>
          </table:table-cell>
          <table:table-cell table:number-columns-repeated="4"/>
          <table:table-cell table:style-name="ce2" office:value-type="string">
            <text:p>0, 0.473484 324</text:p>
          </table:table-cell>
          <table:table-cell table:formula="of:=MID([.I1239];1;1)" office:value-type="string" office:string-value="0">
            <text:p>0</text:p>
          </table:table-cell>
          <table:table-cell table:formula="of:=MID([.I1239];4;6)" office:value-type="string" office:string-value="0.4734">
            <text:p>0.473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735">
            <text:p>0.7735</text:p>
          </table:table-cell>
          <table:table-cell table:formula="of:=IF([.B1240]&gt;[.$E$1];1;0)" office:value-type="float" office:value="1">
            <text:p>1</text:p>
          </table:table-cell>
          <table:table-cell table:formula="of:=ABS([.A1240]-[.C1240])" office:value-type="float" office:value="0">
            <text:p>0</text:p>
          </table:table-cell>
          <table:table-cell table:number-columns-repeated="4"/>
          <table:table-cell table:style-name="ce2" office:value-type="string">
            <text:p>1, 0.773595 325</text:p>
          </table:table-cell>
          <table:table-cell table:formula="of:=MID([.I1240];1;1)" office:value-type="string" office:string-value="1">
            <text:p>1</text:p>
          </table:table-cell>
          <table:table-cell table:formula="of:=MID([.I1240];4;6)" office:value-type="string" office:string-value="0.7735">
            <text:p>0.7735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3864">
            <text:p>0.3864</text:p>
          </table:table-cell>
          <table:table-cell table:formula="of:=IF([.B1241]&gt;[.$E$1];1;0)" office:value-type="float" office:value="0">
            <text:p>0</text:p>
          </table:table-cell>
          <table:table-cell table:formula="of:=ABS([.A1241]-[.C1241])" office:value-type="float" office:value="0">
            <text:p>0</text:p>
          </table:table-cell>
          <table:table-cell table:number-columns-repeated="4"/>
          <table:table-cell table:style-name="ce2" office:value-type="string">
            <text:p>0, 0.38643 327</text:p>
          </table:table-cell>
          <table:table-cell table:formula="of:=MID([.I1241];1;1)" office:value-type="string" office:string-value="0">
            <text:p>0</text:p>
          </table:table-cell>
          <table:table-cell table:formula="of:=MID([.I1241];4;6)" office:value-type="string" office:string-value="0.3864">
            <text:p>0.3864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4246">
            <text:p>0.4246</text:p>
          </table:table-cell>
          <table:table-cell table:formula="of:=IF([.B1242]&gt;[.$E$1];1;0)" office:value-type="float" office:value="0">
            <text:p>0</text:p>
          </table:table-cell>
          <table:table-cell table:formula="of:=ABS([.A1242]-[.C1242])" office:value-type="float" office:value="1">
            <text:p>1</text:p>
          </table:table-cell>
          <table:table-cell table:number-columns-repeated="4"/>
          <table:table-cell table:style-name="ce2" office:value-type="string">
            <text:p>1, 0.424618 328</text:p>
          </table:table-cell>
          <table:table-cell table:formula="of:=MID([.I1242];1;1)" office:value-type="string" office:string-value="1">
            <text:p>1</text:p>
          </table:table-cell>
          <table:table-cell table:formula="of:=MID([.I1242];4;6)" office:value-type="string" office:string-value="0.4246">
            <text:p>0.4246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002">
            <text:p>0.6002</text:p>
          </table:table-cell>
          <table:table-cell table:formula="of:=IF([.B1243]&gt;[.$E$1];1;0)" office:value-type="float" office:value="1">
            <text:p>1</text:p>
          </table:table-cell>
          <table:table-cell table:formula="of:=ABS([.A1243]-[.C1243])" office:value-type="float" office:value="0">
            <text:p>0</text:p>
          </table:table-cell>
          <table:table-cell table:number-columns-repeated="4"/>
          <table:table-cell table:style-name="ce2" office:value-type="string">
            <text:p>1, 0.600213 329</text:p>
          </table:table-cell>
          <table:table-cell table:formula="of:=MID([.I1243];1;1)" office:value-type="string" office:string-value="1">
            <text:p>1</text:p>
          </table:table-cell>
          <table:table-cell table:formula="of:=MID([.I1243];4;6)" office:value-type="string" office:string-value="0.6002">
            <text:p>0.6002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97">
            <text:p>0.6797</text:p>
          </table:table-cell>
          <table:table-cell table:formula="of:=IF([.B1244]&gt;[.$E$1];1;0)" office:value-type="float" office:value="1">
            <text:p>1</text:p>
          </table:table-cell>
          <table:table-cell table:formula="of:=ABS([.A1244]-[.C1244])" office:value-type="float" office:value="0">
            <text:p>0</text:p>
          </table:table-cell>
          <table:table-cell table:number-columns-repeated="4"/>
          <table:table-cell table:style-name="ce2" office:value-type="string">
            <text:p>1, 0.679742 330</text:p>
          </table:table-cell>
          <table:table-cell table:formula="of:=MID([.I1244];1;1)" office:value-type="string" office:string-value="1">
            <text:p>1</text:p>
          </table:table-cell>
          <table:table-cell table:formula="of:=MID([.I1244];4;6)" office:value-type="string" office:string-value="0.6797">
            <text:p>0.6797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586">
            <text:p>0.586</text:p>
          </table:table-cell>
          <table:table-cell table:formula="of:=IF([.B1245]&gt;[.$E$1];1;0)" office:value-type="float" office:value="1">
            <text:p>1</text:p>
          </table:table-cell>
          <table:table-cell table:formula="of:=ABS([.A1245]-[.C1245])" office:value-type="float" office:value="0">
            <text:p>0</text:p>
          </table:table-cell>
          <table:table-cell table:number-columns-repeated="4"/>
          <table:table-cell table:style-name="ce2" office:value-type="string">
            <text:p>1, 0.586046 331</text:p>
          </table:table-cell>
          <table:table-cell table:formula="of:=MID([.I1245];1;1)" office:value-type="string" office:string-value="1">
            <text:p>1</text:p>
          </table:table-cell>
          <table:table-cell table:formula="of:=MID([.I1245];4;6)" office:value-type="string" office:string-value="0.5860">
            <text:p>0.5860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696">
            <text:p>0.7696</text:p>
          </table:table-cell>
          <table:table-cell table:formula="of:=IF([.B1246]&gt;[.$E$1];1;0)" office:value-type="float" office:value="1">
            <text:p>1</text:p>
          </table:table-cell>
          <table:table-cell table:formula="of:=ABS([.A1246]-[.C1246])" office:value-type="float" office:value="0">
            <text:p>0</text:p>
          </table:table-cell>
          <table:table-cell table:number-columns-repeated="4"/>
          <table:table-cell table:style-name="ce2" office:value-type="string">
            <text:p>1, 0.769693 332</text:p>
          </table:table-cell>
          <table:table-cell table:formula="of:=MID([.I1246];1;1)" office:value-type="string" office:string-value="1">
            <text:p>1</text:p>
          </table:table-cell>
          <table:table-cell table:formula="of:=MID([.I1246];4;6)" office:value-type="string" office:string-value="0.7696">
            <text:p>0.7696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459">
            <text:p>0.7459</text:p>
          </table:table-cell>
          <table:table-cell table:formula="of:=IF([.B1247]&gt;[.$E$1];1;0)" office:value-type="float" office:value="1">
            <text:p>1</text:p>
          </table:table-cell>
          <table:table-cell table:formula="of:=ABS([.A1247]-[.C1247])" office:value-type="float" office:value="1">
            <text:p>1</text:p>
          </table:table-cell>
          <table:table-cell table:number-columns-repeated="4"/>
          <table:table-cell table:style-name="ce2" office:value-type="string">
            <text:p>0, 0.745955 333</text:p>
          </table:table-cell>
          <table:table-cell table:formula="of:=MID([.I1247];1;1)" office:value-type="string" office:string-value="0">
            <text:p>0</text:p>
          </table:table-cell>
          <table:table-cell table:formula="of:=MID([.I1247];4;6)" office:value-type="string" office:string-value="0.7459">
            <text:p>0.745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6279">
            <text:p>0.6279</text:p>
          </table:table-cell>
          <table:table-cell table:formula="of:=IF([.B1248]&gt;[.$E$1];1;0)" office:value-type="float" office:value="1">
            <text:p>1</text:p>
          </table:table-cell>
          <table:table-cell table:formula="of:=ABS([.A1248]-[.C1248])" office:value-type="float" office:value="1">
            <text:p>1</text:p>
          </table:table-cell>
          <table:table-cell table:number-columns-repeated="4"/>
          <table:table-cell table:style-name="ce2" office:value-type="string">
            <text:p>0, 0.627911 334</text:p>
          </table:table-cell>
          <table:table-cell table:formula="of:=MID([.I1248];1;1)" office:value-type="string" office:string-value="0">
            <text:p>0</text:p>
          </table:table-cell>
          <table:table-cell table:formula="of:=MID([.I1248];4;6)" office:value-type="string" office:string-value="0.6279">
            <text:p>0.6279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7073">
            <text:p>0.7073</text:p>
          </table:table-cell>
          <table:table-cell table:formula="of:=IF([.B1249]&gt;[.$E$1];1;0)" office:value-type="float" office:value="1">
            <text:p>1</text:p>
          </table:table-cell>
          <table:table-cell table:formula="of:=ABS([.A1249]-[.C1249])" office:value-type="float" office:value="1">
            <text:p>1</text:p>
          </table:table-cell>
          <table:table-cell table:number-columns-repeated="4"/>
          <table:table-cell table:style-name="ce2" office:value-type="string">
            <text:p>0, 0.707345 335</text:p>
          </table:table-cell>
          <table:table-cell table:formula="of:=MID([.I1249];1;1)" office:value-type="string" office:string-value="0">
            <text:p>0</text:p>
          </table:table-cell>
          <table:table-cell table:formula="of:=MID([.I1249];4;6)" office:value-type="string" office:string-value="0.7073">
            <text:p>0.7073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58">
            <text:p>0.7258</text:p>
          </table:table-cell>
          <table:table-cell table:formula="of:=IF([.B1250]&gt;[.$E$1];1;0)" office:value-type="float" office:value="1">
            <text:p>1</text:p>
          </table:table-cell>
          <table:table-cell table:formula="of:=ABS([.A1250]-[.C1250])" office:value-type="float" office:value="0">
            <text:p>0</text:p>
          </table:table-cell>
          <table:table-cell table:number-columns-repeated="4"/>
          <table:table-cell table:style-name="ce2" office:value-type="string">
            <text:p>1, 0.72587 336</text:p>
          </table:table-cell>
          <table:table-cell table:formula="of:=MID([.I1250];1;1)" office:value-type="string" office:string-value="1">
            <text:p>1</text:p>
          </table:table-cell>
          <table:table-cell table:formula="of:=MID([.I1250];4;6)" office:value-type="string" office:string-value="0.7258">
            <text:p>0.725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7298">
            <text:p>0.7298</text:p>
          </table:table-cell>
          <table:table-cell table:formula="of:=IF([.B1251]&gt;[.$E$1];1;0)" office:value-type="float" office:value="1">
            <text:p>1</text:p>
          </table:table-cell>
          <table:table-cell table:formula="of:=ABS([.A1251]-[.C1251])" office:value-type="float" office:value="0">
            <text:p>0</text:p>
          </table:table-cell>
          <table:table-cell table:number-columns-repeated="4"/>
          <table:table-cell table:style-name="ce2" office:value-type="string">
            <text:p>1, 0.729867 337</text:p>
          </table:table-cell>
          <table:table-cell table:formula="of:=MID([.I1251];1;1)" office:value-type="string" office:string-value="1">
            <text:p>1</text:p>
          </table:table-cell>
          <table:table-cell table:formula="of:=MID([.I1251];4;6)" office:value-type="string" office:string-value="0.7298">
            <text:p>0.7298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712">
            <text:p>0.6712</text:p>
          </table:table-cell>
          <table:table-cell table:formula="of:=IF([.B1252]&gt;[.$E$1];1;0)" office:value-type="float" office:value="1">
            <text:p>1</text:p>
          </table:table-cell>
          <table:table-cell table:formula="of:=ABS([.A1252]-[.C1252])" office:value-type="float" office:value="0">
            <text:p>0</text:p>
          </table:table-cell>
          <table:table-cell table:number-columns-repeated="4"/>
          <table:table-cell table:style-name="ce2" office:value-type="string">
            <text:p>1, 0.671287 339</text:p>
          </table:table-cell>
          <table:table-cell table:formula="of:=MID([.I1252];1;1)" office:value-type="string" office:string-value="1">
            <text:p>1</text:p>
          </table:table-cell>
          <table:table-cell table:formula="of:=MID([.I1252];4;6)" office:value-type="string" office:string-value="0.6712">
            <text:p>0.6712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.5749">
            <text:p>0.5749</text:p>
          </table:table-cell>
          <table:table-cell table:formula="of:=IF([.B1253]&gt;[.$E$1];1;0)" office:value-type="float" office:value="1">
            <text:p>1</text:p>
          </table:table-cell>
          <table:table-cell table:formula="of:=ABS([.A1253]-[.C1253])" office:value-type="float" office:value="1">
            <text:p>1</text:p>
          </table:table-cell>
          <table:table-cell table:number-columns-repeated="4"/>
          <table:table-cell table:style-name="ce2" office:value-type="string">
            <text:p>0, 0.574954 340</text:p>
          </table:table-cell>
          <table:table-cell table:formula="of:=MID([.I1253];1;1)" office:value-type="string" office:string-value="0">
            <text:p>0</text:p>
          </table:table-cell>
          <table:table-cell table:formula="of:=MID([.I1253];4;6)" office:value-type="string" office:string-value="0.5749">
            <text:p>0.574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.6522">
            <text:p>0.6522</text:p>
          </table:table-cell>
          <table:table-cell table:formula="of:=IF([.B1254]&gt;[.$E$1];1;0)" office:value-type="float" office:value="1">
            <text:p>1</text:p>
          </table:table-cell>
          <table:table-cell table:formula="of:=ABS([.A1254]-[.C1254])" office:value-type="float" office:value="0">
            <text:p>0</text:p>
          </table:table-cell>
          <table:table-cell table:number-columns-repeated="4"/>
          <table:table-cell table:style-name="ce2" office:value-type="string">
            <text:p>1, 0.652231 341</text:p>
          </table:table-cell>
          <table:table-cell table:formula="of:=MID([.I1254];1;1)" office:value-type="string" office:string-value="1">
            <text:p>1</text:p>
          </table:table-cell>
          <table:table-cell table:formula="of:=MID([.I1254];4;6)" office:value-type="string" office:string-value="0.6522">
            <text:p>0.6522</text:p>
          </table:table-cell>
          <table:table-cell/>
        </table:table-row>
        <table:table-row table:style-name="ro2">
          <table:table-cell/>
          <table:table-cell/>
          <table:table-cell/>
          <table:table-cell table:formula="of:=ABS([.A1255]-[.C1255])" office:value-type="float" office:value="0">
            <text:p>0</text:p>
          </table:table-cell>
          <table:table-cell table:number-columns-repeated="4"/>
          <table:table-cell table:style-name="ce2" office:value-type="string">
            <text:p>0, 0.626094 342</text:p>
          </table:table-cell>
          <table:table-cell table:formula="of:=MID([.I1255];1;1)" office:value-type="string" office:string-value="0">
            <text:p>0</text:p>
          </table:table-cell>
          <table:table-cell table:number-columns-repeated="2"/>
        </table:table-row>
        <table:table-row table:style-name="ro2">
          <table:table-cell/>
          <table:table-cell/>
          <table:table-cell/>
          <table:table-cell table:formula="of:=ABS([.A1256]-[.C1256])" office:value-type="float" office:value="0">
            <text:p>0</text:p>
          </table:table-cell>
          <table:table-cell table:number-columns-repeated="4"/>
          <table:table-cell table:style-name="ce2"/>
          <table:table-cell table:formula="of:=MID([.I1256];1;1)">
            <text:p/>
          </table:table-cell>
          <table:table-cell table:number-columns-repeated="2"/>
        </table:table-row>
        <table:table-row table:style-name="ro2">
          <table:table-cell/>
          <table:table-cell/>
          <table:table-cell/>
          <table:table-cell table:formula="of:=ABS([.A1257]-[.C1257])" office:value-type="float" office:value="0">
            <text:p>0</text:p>
          </table:table-cell>
          <table:table-cell table:number-columns-repeated="4"/>
          <table:table-cell table:style-name="ce2"/>
          <table:table-cell table:formula="of:=MID([.I1257];1;1)">
            <text:p/>
          </table:table-cell>
          <table:table-cell table:number-columns-repeated="2"/>
        </table:table-row>
        <table:table-row table:style-name="ro3">
          <table:table-cell/>
          <table:table-cell/>
          <table:table-cell/>
          <table:table-cell table:formula="of:=ABS([.A1258]-[.C1258])" office:value-type="float" office:value="0">
            <text:p>0</text:p>
          </table:table-cell>
          <table:table-cell table:number-columns-repeated="4"/>
          <table:table-cell/>
          <table:table-cell table:formula="of:=MID([.I1258];1;1)">
            <text:p/>
          </table:table-cell>
          <table:table-cell table:number-columns-repeated="2"/>
        </table:table-row>
        <table:table-row table:style-name="ro3">
          <table:table-cell/>
          <table:table-cell/>
          <table:table-cell/>
          <table:table-cell table:formula="of:=ABS([.A1259]-[.C1259])" office:value-type="float" office:value="0">
            <text:p>0</text:p>
          </table:table-cell>
          <table:table-cell table:number-columns-repeated="4"/>
          <table:table-cell/>
          <table:table-cell table:formula="of:=MID([.I1259];1;1)">
            <text:p/>
          </table:table-cell>
          <table:table-cell table:number-columns-repeated="2"/>
        </table:table-row>
        <table:table-row table:style-name="ro3">
          <table:table-cell/>
          <table:table-cell/>
          <table:table-cell/>
          <table:table-cell table:formula="of:=ABS([.A1260]-[.C1260])" office:value-type="float" office:value="0">
            <text:p>0</text:p>
          </table:table-cell>
          <table:table-cell table:number-columns-repeated="4"/>
          <table:table-cell/>
          <table:table-cell table:formula="of:=MID([.I1260];1;1)">
            <text:p/>
          </table:table-cell>
          <table:table-cell table:number-columns-repeated="2"/>
        </table:table-row>
        <table:table-row table:style-name="ro3">
          <table:table-cell/>
          <table:table-cell/>
          <table:table-cell/>
          <table:table-cell table:formula="of:=ABS([.A1261]-[.C1261])" office:value-type="float" office:value="0">
            <text:p>0</text:p>
          </table:table-cell>
          <table:table-cell table:number-columns-repeated="4"/>
          <table:table-cell/>
          <table:table-cell table:formula="of:=MID([.I1261];1;1)">
            <text:p/>
          </table:table-cell>
          <table:table-cell table:number-columns-repeated="2"/>
        </table:table-row>
        <table:table-row table:style-name="ro3">
          <table:table-cell/>
          <table:table-cell/>
          <table:table-cell/>
          <table:table-cell table:formula="of:=ABS([.A1262]-[.C1262])" office:value-type="float" office:value="0">
            <text:p>0</text:p>
          </table:table-cell>
          <table:table-cell table:number-columns-repeated="4"/>
          <table:table-cell/>
          <table:table-cell table:formula="of:=MID([.I1262];1;1)">
            <text:p/>
          </table:table-cell>
          <table:table-cell table:number-columns-repeated="2"/>
        </table:table-row>
        <table:table-row table:style-name="ro3">
          <table:table-cell/>
          <table:table-cell/>
          <table:table-cell/>
          <table:table-cell table:formula="of:=ABS([.A1263]-[.C1263])" office:value-type="float" office:value="0">
            <text:p>0</text:p>
          </table:table-cell>
          <table:table-cell table:number-columns-repeated="8"/>
        </table:table-row>
        <table:table-row table:style-name="ro3">
          <table:table-cell/>
          <table:table-cell/>
          <table:table-cell/>
          <table:table-cell table:formula="of:=ABS([.A1264]-[.C1264])" office:value-type="float" office:value="0">
            <text:p>0</text:p>
          </table:table-cell>
          <table:table-cell table:number-columns-repeated="8"/>
        </table:table-row>
        <table:table-row table:style-name="ro3">
          <table:table-cell/>
          <table:table-cell/>
          <table:table-cell/>
          <table:table-cell table:formula="of:=ABS([.A1265]-[.C1265])" office:value-type="float" office:value="0">
            <text:p>0</text:p>
          </table:table-cell>
          <table:table-cell table:number-columns-repeated="8"/>
        </table:table-row>
        <table:table-row table:style-name="ro3">
          <table:table-cell/>
          <table:table-cell/>
          <table:table-cell/>
          <table:table-cell table:formula="of:=ABS([.A1266]-[.C1266])" office:value-type="float" office:value="0">
            <text:p>0</text:p>
          </table:table-cell>
          <table:table-cell table:number-columns-repeated="8"/>
        </table:table-row>
        <table:table-row table:style-name="ro3" table:number-rows-repeated="1047309">
          <table:table-cell table:number-columns-repeated="12"/>
        </table:table-row>
        <table:table-row table:style-name="ro3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" svg:font-family="Helvetica" style:font-family-generic="swiss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2">00/00/0000</text:date>, <text:time style:data-style-name="N2" text:time-value="0000-00-00T09:44: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7:19:38</meta:creation-date>
    <dc:date>2019-09-12T09:46:16</dc:date>
    <meta:editing-duration>PT11H56M45S</meta:editing-duration>
    <meta:editing-cycles>5</meta:editing-cycles>
    <meta:generator>LibreOffice/4.0.0.3$MacOSX_x86 LibreOffice_project/53fd80e80f44edd735c18dbc5b6cde811e0a15c</meta:generator>
    <meta:document-statistic meta:table-count="1" meta:cell-count="9332" meta:object-count="0"/>
  </office:meta>
</office:document-meta>
</file>